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Quimica.xml" manifest:media-type="text/xml"/>
  <manifest:file-entry manifest:full-path="Basic/Standard/FormulQuim.xml" manifest:media-type="text/xml"/>
  <manifest:file-entry manifest:full-path="Basic/Standard/script-lb.xml" manifest:media-type="text/xml"/>
  <manifest:file-entry manifest:full-path="Basic/script-lc.xml" manifest:media-type="text/xml"/>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face style:name="Linux Biolinum G1" svg:font-family="'Linux Biolinum G'" style:font-pitch="variable"/>
    <style:font-face style:name="Linux Biolinum G2" svg:font-family="'Linux Biolinum G'" style:font-adornments="Normal" style:font-pitch="variable"/>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adornments="Normal"/>
    <style:font-face style:name="Segoe UI1"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5.001cm"/>
    </style:style>
    <style:style style:name="co4" style:family="table-column">
      <style:table-column-properties fo:break-before="auto" style:column-width="2.3cm"/>
    </style:style>
    <style:style style:name="co5" style:family="table-column">
      <style:table-column-properties fo:break-before="auto" style:column-width="2.424cm"/>
    </style:style>
    <style:style style:name="co6" style:family="table-column">
      <style:table-column-properties fo:break-before="auto" style:column-width="2.478cm"/>
    </style:style>
    <style:style style:name="co7" style:family="table-column">
      <style:table-column-properties fo:break-before="auto" style:column-width="0.499cm"/>
    </style:style>
    <style:style style:name="co8" style:family="table-column">
      <style:table-column-properties fo:break-before="auto" style:column-width="0.801cm"/>
    </style:style>
    <style:style style:name="co9" style:family="table-column">
      <style:table-column-properties fo:break-before="auto" style:column-width="6.345cm"/>
    </style:style>
    <style:style style:name="co10" style:family="table-column">
      <style:table-column-properties fo:break-before="auto" style:column-width="5.78cm"/>
    </style:style>
    <style:style style:name="co11" style:family="table-column">
      <style:table-column-properties fo:break-before="auto" style:column-width="2.26cm"/>
    </style:style>
    <style:style style:name="co12" style:family="table-column">
      <style:table-column-properties fo:break-before="auto" style:column-width="2.258cm"/>
    </style:style>
    <style:style style:name="co13" style:family="table-column">
      <style:table-column-properties fo:break-before="auto" style:column-width="2.701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2.66cm"/>
    </style:style>
    <style:style style:name="co23" style:family="table-column">
      <style:table-column-properties fo:break-before="auto" style:column-width="2.2cm"/>
    </style:style>
    <style:style style:name="co24" style:family="table-column">
      <style:table-column-properties fo:break-before="auto" style:column-width="2.84cm"/>
    </style:style>
    <style:style style:name="co25" style:family="table-column">
      <style:table-column-properties fo:break-before="auto" style:column-width="2.371cm"/>
    </style:style>
    <style:style style:name="co26" style:family="table-column">
      <style:table-column-properties fo:break-before="auto" style:column-width="2.529cm"/>
    </style:style>
    <style:style style:name="co27" style:family="table-column">
      <style:table-column-properties fo:break-before="auto" style:column-width="2.298cm"/>
    </style:style>
    <style:style style:name="co28" style:family="table-column">
      <style:table-column-properties fo:break-before="auto" style:column-width="4.105cm"/>
    </style:style>
    <style:style style:name="co29" style:family="table-column">
      <style:table-column-properties fo:break-before="auto" style:column-width="2.582cm"/>
    </style:style>
    <style:style style:name="co30" style:family="table-column">
      <style:table-column-properties fo:break-before="auto" style:column-width="2.35cm"/>
    </style:style>
    <style:style style:name="co31" style:family="table-column">
      <style:table-column-properties fo:break-before="auto" style:column-width="3.33cm"/>
    </style:style>
    <style:style style:name="co32" style:family="table-column">
      <style:table-column-properties fo:break-before="auto" style:column-width="2.498cm"/>
    </style:style>
    <style:style style:name="co33" style:family="table-column">
      <style:table-column-properties fo:break-before="auto" style:column-width="2.633cm"/>
    </style:style>
    <style:style style:name="co34" style:family="table-column">
      <style:table-column-properties fo:break-before="auto" style:column-width="2cm"/>
    </style:style>
    <style:style style:name="co35" style:family="table-column">
      <style:table-column-properties fo:break-before="auto" style:column-width="2.293cm"/>
    </style:style>
    <style:style style:name="co36" style:family="table-column">
      <style:table-column-properties fo:break-before="auto" style:column-width="2.101cm"/>
    </style:style>
    <style:style style:name="co37" style:family="table-column">
      <style:table-column-properties fo:break-before="auto" style:column-width="2.551cm"/>
    </style:style>
    <style:style style:name="co38" style:family="table-column">
      <style:table-column-properties fo:break-before="auto" style:column-width="1.499cm"/>
    </style:style>
    <style:style style:name="co39" style:family="table-column">
      <style:table-column-properties fo:break-before="auto" style:column-width="1.73cm"/>
    </style:style>
    <style:style style:name="co40" style:family="table-column">
      <style:table-column-properties fo:break-before="auto" style:column-width="1.928cm"/>
    </style:style>
    <style:style style:name="co41" style:family="table-column">
      <style:table-column-properties fo:break-before="auto" style:column-width="1.575cm"/>
    </style:style>
    <style:style style:name="co42" style:family="table-column">
      <style:table-column-properties fo:break-before="auto" style:column-width="1.804cm"/>
    </style:style>
    <style:style style:name="co43" style:family="table-column">
      <style:table-column-properties fo:break-before="auto" style:column-width="1.755cm"/>
    </style:style>
    <style:style style:name="co44" style:family="table-column">
      <style:table-column-properties fo:break-before="auto" style:column-width="1.27cm"/>
    </style:style>
    <style:style style:name="co45" style:family="table-column">
      <style:table-column-properties fo:break-before="auto" style:column-width="1.108cm"/>
    </style:style>
    <style:style style:name="co46" style:family="table-column">
      <style:table-column-properties fo:break-before="auto" style:column-width="1.028cm"/>
    </style:style>
    <style:style style:name="co47" style:family="table-column">
      <style:table-column-properties fo:break-before="auto" style:column-width="1.221cm"/>
    </style:style>
    <style:style style:name="co48" style:family="table-column">
      <style:table-column-properties fo:break-before="auto" style:column-width="1.549cm"/>
    </style:style>
    <style:style style:name="co49" style:family="table-column">
      <style:table-column-properties fo:break-before="auto" style:column-width="1.445cm"/>
    </style:style>
    <style:style style:name="co50" style:family="table-column">
      <style:table-column-properties fo:break-before="auto" style:column-width="1.341cm"/>
    </style:style>
    <style:style style:name="co51" style:family="table-column">
      <style:table-column-properties fo:break-before="auto" style:column-width="1cm"/>
    </style:style>
    <style:style style:name="co52" style:family="table-column">
      <style:table-column-properties fo:break-before="auto" style:column-width="1.111cm"/>
    </style:style>
    <style:style style:name="co53" style:family="table-column">
      <style:table-column-properties fo:break-before="auto" style:column-width="1.515cm"/>
    </style:style>
    <style:style style:name="co54" style:family="table-column">
      <style:table-column-properties fo:break-before="auto" style:column-width="1.903cm"/>
    </style:style>
    <style:style style:name="co55" style:family="table-column">
      <style:table-column-properties fo:break-before="auto" style:column-width="2.466cm"/>
    </style:style>
    <style:style style:name="co56" style:family="table-column">
      <style:table-column-properties fo:break-before="auto" style:column-width="6.242cm"/>
    </style:style>
    <style:style style:name="co57" style:family="table-column">
      <style:table-column-properties fo:break-before="auto" style:column-width="1.231cm"/>
    </style:style>
    <style:style style:name="co58" style:family="table-column">
      <style:table-column-properties fo:break-before="auto" style:column-width="2.711cm"/>
    </style:style>
    <style:style style:name="co59" style:family="table-column">
      <style:table-column-properties fo:break-before="auto" style:column-width="2.032cm"/>
    </style:style>
    <style:style style:name="co60" style:family="table-column">
      <style:table-column-properties fo:break-before="auto" style:column-width="2.859cm"/>
    </style:style>
    <style:style style:name="co61" style:family="table-column">
      <style:table-column-properties fo:break-before="auto" style:column-width="3.53cm"/>
    </style:style>
    <style:style style:name="co62" style:family="table-column">
      <style:table-column-properties fo:break-before="auto" style:column-width="1.722cm"/>
    </style:style>
    <style:style style:name="co63" style:family="table-column">
      <style:table-column-properties fo:break-before="auto" style:column-width="3.168cm"/>
    </style:style>
    <style:style style:name="co64" style:family="table-column">
      <style:table-column-properties fo:break-before="auto" style:column-width="1.697cm"/>
    </style:style>
    <style:style style:name="co65" style:family="table-column">
      <style:table-column-properties fo:break-before="auto" style:column-width="2.704cm"/>
    </style:style>
    <style:style style:name="co66" style:family="table-column">
      <style:table-column-properties fo:break-before="auto" style:column-width="2.265cm"/>
    </style:style>
    <style:style style:name="co67" style:family="table-column">
      <style:table-column-properties fo:break-before="auto" style:column-width="3.918cm"/>
    </style:style>
    <style:style style:name="co68" style:family="table-column">
      <style:table-column-properties fo:break-before="auto" style:column-width="1.644cm"/>
    </style:style>
    <style:style style:name="co69" style:family="table-column">
      <style:table-column-properties fo:break-before="auto" style:column-width="1.954cm"/>
    </style:style>
    <style:style style:name="co70" style:family="table-column">
      <style:table-column-properties fo:break-before="auto" style:column-width="0.714cm"/>
    </style:style>
    <style:style style:name="co71" style:family="table-column">
      <style:table-column-properties fo:break-before="auto" style:column-width="2.238cm"/>
    </style:style>
    <style:style style:name="co72" style:family="table-column">
      <style:table-column-properties fo:break-before="auto" style:column-width="0.845cm"/>
    </style:style>
    <style:style style:name="co73" style:family="table-column">
      <style:table-column-properties fo:break-before="auto" style:column-width="2.3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1.842cm" fo:break-before="auto" style:use-optimal-row-height="true"/>
    </style:style>
    <style:style style:name="ro5" style:family="table-row">
      <style:table-row-properties style:row-height="0.947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 style:family="table-cell" style:parent-style-name="Default">
      <style:table-cell-properties fo:background-color="#e6e6fa"/>
      <style:text-properties style:font-name="Linux Biolinum G1" fo:font-size="11pt" fo:font-weight="bold" style:font-size-asian="11pt" style:font-size-complex="11pt" style:font-weight-complex="bold"/>
    </style:style>
    <style:style style:name="ce56" style:family="table-cell" style:parent-style-name="Default">
      <style:table-cell-properties fo:background-color="#e6e6fa"/>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177" style:family="table-cell" style:parent-style-name="Default">
      <style:table-cell-properties fo:background-color="#e6e6fa"/>
      <style:text-properties style:font-name="Linux Biolinum G1" fo:font-size="11pt" fo:language="es" fo:country="ES" fo:font-weight="bold" style:font-size-asian="11pt" style:font-size-complex="11pt" style:font-weight-complex="bold"/>
    </style:style>
    <style:style style:name="ce14" style:family="table-cell" style:parent-style-name="Default">
      <style:table-cell-properties fo:background-color="#e6e6fa"/>
      <style:text-properties style:font-name="Linux Biolinum G1" fo:font-size="11pt" fo:language="es" fo:country="ES" style:font-size-asian="11pt" style:font-size-complex="11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21" style:family="table-cell" style:parent-style-name="Default">
      <style:table-cell-properties fo:background-color="#e6e6fa"/>
      <style:text-properties fo:color="#ff0000" style:font-name="Linux Biolinum G1" fo:font-size="11pt" fo:font-weight="bold" style:font-size-asian="11pt" style:font-weight-asian="bold" style:font-size-complex="11pt" style:font-weight-complex="bold"/>
    </style:style>
    <style:style style:name="ce17"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fo:background-color="#e6e6ff"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39" style:family="table-cell" style:parent-style-name="Default">
      <style:table-cell-properties fo:background-color="#e6e6fa"/>
      <style:text-properties fo:color="#ff0000" style:font-name="Linux Biolinum G1" fo:font-size="11pt" fo:language="es" fo:country="ES" fo:font-weight="bold" style:font-size-asian="11pt" style:font-weight-asian="bold" style:font-size-complex="11pt" style:font-weight-complex="bold"/>
    </style:style>
    <style:style style:name="ce299" style:family="table-cell" style:parent-style-name="Default">
      <style:table-cell-properties fo:background-color="#e6e6ff"/>
      <style:text-properties style:font-name="Linux Biolinum G1" fo:font-size="11pt" style:font-size-asian="11pt" style:font-size-complex="11pt"/>
    </style:style>
    <style:style style:name="ce42" style:family="table-cell" style:parent-style-name="Default">
      <style:table-cell-properties fo:background-color="#e6e6fa"/>
      <style:text-properties fo:color="#ff0000" style:font-name="Linux Biolinum G1" fo:font-size="11pt" fo:language="gl" fo:country="ES" fo:font-weight="bold" style:font-size-asian="11pt" style:font-weight-asian="bold" style:font-size-complex="11pt" style:font-weight-complex="bold"/>
    </style:style>
    <style:style style:name="ce43" style:family="table-cell" style:parent-style-name="Default">
      <style:table-cell-properties fo:background-color="#e6e6fa" style:text-align-source="fix" style:repeat-content="false"/>
      <style:paragraph-properties fo:text-align="end" fo:margin-left="0cm"/>
      <style:text-properties style:font-name="Linux Biolinum G1" fo:font-size="11pt" fo:font-style="normal"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e6e6fa"/>
      <style:text-properties style:font-name="Linux Biolinum G1" fo:font-size="11pt" fo:font-style="normal" style:font-size-asian="11pt" style:font-style-asian="normal" style:font-size-complex="11pt" style:font-style-complex="normal"/>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1"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63" style:family="table-cell" style:parent-style-name="Default">
      <style:text-properties style:font-name="Linux Biolinum G1" fo:font-size="11pt" style:font-size-asian="11pt" style:font-size-complex="11pt"/>
    </style:style>
    <style:style style:name="ce61" style:family="table-cell" style:parent-style-name="Default" style:data-style-name="N20099">
      <style:table-cell-properties fo:background-color="#e6e6fa"/>
      <style:text-properties fo:color="#ff3333" style:font-name="Linux Biolinum G1" fo:font-size="11pt" fo:font-weight="bold" style:font-size-asian="11pt" style:font-size-complex="11pt" style:font-weight-complex="bold"/>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66" style:family="table-cell" style:parent-style-name="Default">
      <style:table-cell-properties fo:background-color="#e6e6fa"/>
      <style:text-properties style:font-name="Tahoma" fo:font-size="11pt" fo:language="es" fo:country="ES" style:font-size-asian="11pt" style:font-size-complex="11pt"/>
    </style:style>
    <style:style style:name="ce374" style:family="table-cell" style:parent-style-name="Default">
      <style:table-cell-properties fo:background-color="#fffacd"/>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60"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99" style:family="table-cell" style:parent-style-name="Default">
      <style:table-cell-properties fo:background-color="#e6e6fa" style:text-align-source="value-type" style:repeat-content="false"/>
      <style:paragraph-properties fo:margin-left="0cm"/>
      <style:text-properties style:font-name="Linux Biolinum G1" fo:font-size="11pt" fo:language="es" fo:country="ES" style:font-size-asian="11pt" style:font-size-complex="11pt"/>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101"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italic"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italic" style:font-weight-asian="normal" style:font-name-complex="Arial Unicode MS" style:font-size-complex="11pt" style:language-complex="hi" style:country-complex="IN" style:font-style-complex="italic" style:font-weight-complex="normal" style:text-emphasize="none" style:font-relief="none" style:text-overline-style="none" style:text-overline-color="font-color"/>
    </style:style>
    <style:style style:name="ce77" style:family="table-cell" style:parent-style-name="Default">
      <style:table-cell-properties fo:background-color="#ff0000" style:text-align-source="value-type" style:repeat-content="false"/>
      <style:text-properties style:font-name="Linux Biolinum G1" fo:font-size="11pt" style:font-size-asian="11pt" style:font-size-complex="11pt"/>
    </style:style>
    <style:style style:name="ce110" style:family="table-cell" style:parent-style-name="Default" style:data-style-name="N20037"/>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128" style:family="table-cell" style:parent-style-name="Default">
      <style:table-cell-properties fo:background-color="#e6e6ff"/>
      <style:text-properties style:font-name="Linux Biolinum G1" fo:font-size="11pt" fo:language="es" fo:country="ES"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133" style:family="table-cell" style:parent-style-name="DatoEntrada">
      <style:text-properties style:text-outline="false" style:text-line-through-style="none" style:text-line-through-type="none" style:font-name="Linux Biolinum G2"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142" style:family="table-cell" style:parent-style-name="DatoEntrada" style:data-style-name="N20081">
      <style:table-cell-properties style:cell-protect="none" style:print-content="true" fo:background-color="transparent"/>
      <style:text-properties style:font-name="Linux Biolinum G1" fo:font-size="11pt" style:font-size-asian="11pt" style:font-size-complex="11pt"/>
    </style:style>
    <style:style style:name="ce144" style:family="table-cell" style:parent-style-name="DatoEntrada" style:data-style-name="N20081">
      <style:table-cell-properties style:text-align-source="value-type" style:repeat-content="false"/>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151" style:family="table-cell" style:parent-style-name="DatoEntrada" style:data-style-name="N20081"/>
    <style:style style:name="ce71" style:family="table-cell" style:parent-style-name="DatoEntrada">
      <style:text-properties fo:font-size="11pt" style:font-size-asian="11pt" style:font-size-complex="11pt"/>
    </style:style>
    <style:style style:name="ce155" style:family="table-cell" style:parent-style-name="EntradaFormulaQuimica">
      <style:text-properties style:font-name="Linux Biolinum G1"/>
    </style:style>
    <style:style style:name="ce120" style:family="table-cell" style:parent-style-name="DatoEntrada">
      <style:text-properties style:font-name="Linux Biolinum G1" fo:font-size="11pt" style:font-size-asian="11pt" style:font-size-complex="11pt"/>
    </style:style>
    <style:style style:name="ce125" style:family="table-cell" style:parent-style-name="DatoEntrada">
      <style:text-properties style:font-name="Linux Biolinum G1" fo:font-size="11pt" style:text-underline-style="solid" style:text-underline-width="auto" style:text-underline-color="font-color" style:font-size-asian="11pt" style:font-size-complex="11pt"/>
    </style:style>
    <style:style style:name="ce166" style:family="table-cell" style:parent-style-name="Default">
      <style:table-cell-properties fo:background-color="#e6e6fa"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170" style:family="table-cell" style:parent-style-name="DatoEntrada" style:data-style-name="N20125">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172" style:family="table-cell" style:parent-style-name="Default">
      <style:table-cell-properties fo:background-color="#e6e6fa" style:text-align-source="fix" style:repeat-content="false"/>
      <style:paragraph-properties fo:text-align="end" fo:margin-left="0cm"/>
      <style:text-properties style:font-name="Linux Biolinum G1" fo:font-size="11pt" fo:font-weight="normal" style:font-size-asian="11pt" style:font-weight-asian="normal" style:font-size-complex="11pt" style:font-weight-complex="normal"/>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149"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61"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179" style:family="table-cell" style:parent-style-name="Default">
      <style:table-cell-properties fo:background-color="#e6e6fa" style:text-align-source="fix" style:repeat-content="false"/>
      <style:paragraph-properties fo:text-align="start"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e6e6fa"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82" style:family="table-cell" style:parent-style-name="Default" style:data-style-name="N20081">
      <style:table-cell-properties fo:background-color="#e6e6fa"/>
    </style:style>
    <style:style style:name="ce184" style:family="table-cell" style:parent-style-name="Default">
      <style:table-cell-properties fo:background-color="#e6e6fa"/>
      <style:text-properties style:font-name="Liberation Mono" fo:font-size="11pt" style:font-size-asian="11pt" style:font-size-complex="11pt"/>
    </style:style>
    <style:style style:name="ce156" style:family="table-cell" style:parent-style-name="Default">
      <style:table-cell-properties fo:background-color="#e6e6ff"/>
      <style:text-properties style:font-name="Courier New" fo:font-size="9pt" style:font-size-asian="9pt" style:font-size-complex="9pt"/>
    </style:style>
    <style:style style:name="ce186" style:family="table-cell" style:parent-style-name="Default">
      <style:table-cell-properties fo:background-color="#e6e6ff"/>
      <style:text-properties style:font-name="Courier New" fo:font-size="11pt" style:font-size-asian="11pt" style:font-size-complex="11pt"/>
    </style:style>
    <style:style style:name="ce188" style:family="table-cell" style:parent-style-name="Default">
      <style:table-cell-properties fo:background-color="#e6e6fa"/>
      <style:text-properties style:font-name="Courier New" fo:font-size="11pt" style:font-size-asian="11pt" style:font-size-complex="11pt"/>
    </style:style>
    <style:style style:name="ce167" style:family="table-cell" style:parent-style-name="Default">
      <style:table-cell-properties style:cell-protect="hidden-and-protected" style:print-content="true"/>
    </style:style>
    <style:style style:name="ce169" style:family="table-cell" style:parent-style-name="Default" style:data-style-name="N20100">
      <style:table-cell-properties style:cell-protect="hidden-and-protected" style:print-content="true"/>
    </style:style>
    <style:style style:name="ce171" style:family="table-cell" style:parent-style-name="Default" style:data-style-name="N20100">
      <style:table-cell-properties style:cell-protect="hidden-and-protected" style:print-content="true"/>
      <style:text-properties style:font-name="Linux Biolinum G1" fo:font-size="11pt" style:font-size-asian="11pt" style:font-size-complex="11pt"/>
    </style:style>
    <style:style style:name="ce174" style:family="table-cell" style:parent-style-name="Default">
      <style:table-cell-properties style:cell-protect="hidden-and-protected" style:print-content="true"/>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205" style:family="table-cell" style:parent-style-name="Default">
      <style:table-cell-properties fo:background-color="#e6e6fa"/>
      <style:text-properties fo:language="es" fo:country="ES" fo:font-weight="bold" style:font-size-asian="10pt" style:font-size-complex="10pt" style:font-weight-complex="bold"/>
    </style:style>
    <style:style style:name="ce206" style:family="table-cell" style:parent-style-name="Default">
      <style:table-cell-properties fo:background-color="#e6e6fa"/>
      <style:text-properties fo:language="es" fo:country="ES" style:font-size-asian="10pt" style:font-size-complex="10pt"/>
    </style:style>
    <style:style style:name="ce102" style:family="table-cell" style:parent-style-name="Default">
      <style:table-cell-properties fo:background-color="#e6e6fa"/>
      <style:text-properties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9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210" style:family="table-cell" style:parent-style-name="Default">
      <style:table-cell-properties fo:background-color="#e6e6fa"/>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transparent"/>
      <style:text-properties style:font-name="Tahoma"/>
    </style:style>
    <style:style style:name="ce212" style:family="table-cell" style:parent-style-name="Default">
      <style:table-cell-properties fo:background-color="#e6e6fa" style:text-align-source="fix" style:repeat-content="false"/>
      <style:paragraph-properties fo:text-align="end" fo:margin-left="0cm"/>
      <style:text-properties fo:language="es" fo:country="ES" style:font-size-asian="10pt" style:font-size-complex="10pt"/>
    </style:style>
    <style:style style:name="ce213" style:family="table-cell" style:parent-style-name="Default">
      <style:table-cell-properties fo:background-color="#e6e6fa"/>
      <style:text-properties style:font-name="Tahoma" fo:language="es"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215" style:family="table-cell" style:parent-style-name="Default">
      <style:table-cell-properties fo:background-color="#e6e6fa"/>
      <style:text-properties style:text-outline="false" style:text-line-through-style="none" style:text-line-through-type="none" style:font-name="Linux Biolinum G1" fo:font-size="11pt" fo:language="es"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216" style:family="table-cell" style:parent-style-name="Default">
      <style:table-cell-properties fo:background-color="#e6e6fa" fo:wrap-option="wrap"/>
      <style:text-properties fo:hyphenate="true"/>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219" style:family="table-cell" style:parent-style-name="Default">
      <style:table-cell-properties fo:background-color="#e6e6fa"/>
      <style:text-properties fo:language="es" fo:country="ES" fo:font-weight="bold" style:font-weight-asian="bold" style:font-weight-complex="bold"/>
    </style:style>
    <style:style style:name="ce221" style:family="table-cell" style:parent-style-name="Default">
      <style:table-cell-properties fo:background-color="#e6e6fa" style:text-align-source="fix" style:repeat-content="false" fo:wrap-option="wrap" style:vertical-align="middle"/>
      <style:paragraph-properties fo:text-align="start" fo:margin-left="0cm"/>
      <style:text-properties style:font-size-asian="10pt" style:font-size-complex="10pt"/>
    </style:style>
    <style:style style:name="ce222" style:family="table-cell" style:parent-style-name="Default">
      <style:table-cell-properties fo:background-color="#e6e6fa"/>
      <style:text-properties style:font-name="Linux Biolinum G1" fo:font-size="11pt" style:font-size-complex="11pt"/>
    </style:style>
    <style:style style:name="ce224" style:family="table-cell" style:parent-style-name="Desplegable">
      <style:table-cell-properties style:text-align-source="fix" style:repeat-content="false" style:vertical-align="middle"/>
      <style:paragraph-properties fo:text-align="center"/>
    </style:style>
    <style:style style:name="ce230" style:family="table-cell" style:parent-style-name="Default">
      <style:table-cell-properties fo:background-color="#e6e6fa"/>
      <style:text-properties fo:language="none" fo:country="none" style:font-size-asian="10pt" style:font-size-complex="10pt"/>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239" style:family="table-cell" style:parent-style-name="DatoTexto">
      <style:table-cell-properties style:text-align-source="fix" style:repeat-content="false" fo:border="0.99pt solid #000000"/>
      <style:paragraph-properties fo:text-align="end" fo:margin-left="0cm"/>
      <style:text-properties fo:font-size="11pt" style:font-size-asian="11pt" style:font-size-complex="11pt"/>
    </style:style>
    <style:style style:name="ce65" style:family="table-cell" style:parent-style-name="DatoEntrada">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244" style:family="table-cell" style:parent-style-name="DatoEntrada">
      <style:table-cell-properties style:cell-protect="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245" style:family="table-cell" style:parent-style-name="Default" style:data-style-name="N20100">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22" style:family="table-cell" style:parent-style-name="Default">
      <style:table-cell-properties fo:background-color="#e6e6fa" style:text-align-source="fix" style:repeat-content="false"/>
      <style:paragraph-properties fo:text-align="center" fo:margin-left="0cm"/>
    </style:style>
    <style:style style:name="ce255" style:family="table-cell" style:parent-style-name="Default">
      <style:table-cell-properties fo:background-color="#e6e6fa"/>
      <style:text-properties style:font-name="Linux Biolinum G1"/>
    </style:style>
    <style:style style:name="ce256" style:family="table-cell" style:parent-style-name="Default" style:data-style-name="N20037">
      <style:table-cell-properties fo:background-color="transparent"/>
      <style:text-properties style:font-name="Linux Biolinum G1" fo:font-size="11pt" style:font-size-asian="11pt" style:font-size-complex="11pt"/>
    </style:style>
    <style:style style:name="ce237" style:family="table-cell" style:parent-style-name="Default">
      <style:table-cell-properties fo:background-color="#e6e6fa"/>
      <style:text-properties style:font-name="Linux Biolinum G1" fo:font-size="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61" style:family="table-cell" style:parent-style-name="DatoEntrada" style:data-style-name="N20126">
      <style:table-cell-properties style:cell-protect="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262" style:family="table-cell" style:parent-style-name="DatoEntrada">
      <style:table-cell-properties style:cell-protect="protected" style:print-content="true"/>
      <style:text-properties style:text-outline="false" style:text-line-through-style="none" style:text-line-through-type="none" style:font-name="Linux Biolinum G2" fo:font-size="12pt" fo:language="gl" fo:country="ES" fo:font-style="normal" fo:text-shadow="none" style:text-underline-style="none" fo:font-weight="normal" style:text-underline-mode="continuous" style:text-overline-mode="continuous" style:text-line-through-mode="continuous" style:font-name-asian="HG Mincho Light J" style:font-size-asian="12pt" style:language-asian="zxx" style:country-asian="none" style:font-style-asian="normal" style:font-weight-asian="normal" style:font-name-complex="Linux Biolinum G2" style:font-size-complex="12pt" style:language-complex="zxx" style:country-complex="none" style:font-style-complex="normal" style:font-weight-complex="normal" style:text-emphasize="none" style:font-relief="none" style:text-overline-style="none" style:text-overline-color="font-color"/>
    </style:style>
    <style:style style:name="ce263" style:family="table-cell" style:parent-style-name="DatoTexto">
      <style:table-cell-properties fo:border="0.99pt solid #000000"/>
      <style:text-properties fo:font-size="11pt"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266" style:family="table-cell" style:parent-style-name="Default">
      <style:table-cell-properties fo:background-color="#e6e6fa" style:text-align-source="fix" style:repeat-content="false"/>
      <style:paragraph-properties fo:text-align="end" fo:margin-left="0cm"/>
      <style:text-properties style:font-name="Linux Biolinum G1"/>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257" style:family="table-cell" style:parent-style-name="Default">
      <style:table-cell-properties fo:background-color="#e6e6fa" style:text-align-source="fix" style:repeat-content="false"/>
      <style:paragraph-properties fo:text-align="start" fo:margin-left="0cm"/>
      <style:text-properties style:font-name="Linux Biolinum G1"/>
    </style:style>
    <style:style style:name="ce269" style:family="table-cell" style:parent-style-name="DatoEntrada" style:data-style-name="N20081">
      <style:table-cell-properties style:cell-protect="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atoEntrada">
      <style:table-cell-properties style:cell-protect="protected" style:print-content="true"/>
      <style:text-properties style:text-outline="false" style:text-line-through-style="none" style:text-line-through-type="none" style:font-name="Linux Biolinum G2" fo:font-size="10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nux Biolinum G2" style:font-size-complex="10pt" style:language-complex="zxx" style:country-complex="none" style:font-style-complex="normal" style:font-weight-complex="normal" style:text-emphasize="none" style:font-relief="none" style:text-overline-style="none" style:text-overline-color="font-color"/>
    </style:style>
    <style:style style:name="ce271" style:family="table-cell" style:parent-style-name="Default">
      <style:table-cell-properties fo:background-color="#e6e6fa"/>
      <style:text-properties style:font-name="Linux Biolinum G" style:text-underline-style="solid" style:text-underline-width="bold" style:text-underline-color="font-color" fo:font-weight="bold" style:font-name-asian="Linux Biolinum G" style:font-size-asian="10pt" style:font-name-complex="Linux Biolinum G"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75" style:family="table-cell" style:parent-style-name="Default">
      <style:table-cell-properties fo:background-color="#e6e6fa" style:cell-protect="hidden-and-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276" style:family="table-cell" style:parent-style-name="Default">
      <style:table-cell-properties fo:background-color="#e6e6fa"/>
      <style:text-properties style:font-name="Tahoma" fo:font-size="11pt" style:font-size-asian="11pt" style:font-size-complex="11pt"/>
    </style:style>
    <style:style style:name="ce277"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279" style:family="table-cell" style:parent-style-name="Default" style:data-style-name="N20100">
      <style:table-cell-properties fo:background-color="#e6e6fa"/>
      <style:text-properties fo:color="#ff0000"/>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29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14" style:family="table-cell" style:parent-style-name="Default">
      <style:table-cell-properties style:cell-protect="none" style:print-content="true"/>
      <style:text-properties style:font-name="Linux Biolinum G1" fo:font-size="11pt" style:font-size-asian="11pt" style:font-size-complex="11pt"/>
    </style:style>
    <style:style style:name="ce322" style:family="table-cell" style:parent-style-name="Default">
      <style:table-cell-properties style:cell-protect="none" style:print-content="true"/>
    </style:style>
    <style:style style:name="ce283"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1" fo:font-size="11pt" style:font-size-asian="11pt" style:font-size-complex="11pt"/>
    </style:style>
    <style:style style:name="ce284" style:family="table-cell" style:parent-style-name="Default">
      <style:table-cell-properties fo:background-color="#e0ffff" style:cell-protect="none" style:print-content="true" fo:border="0.74pt solid #000000"/>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305"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fo:language="es" fo:country="ES" style:font-size-asian="11pt" style:language-asian="zxx" style:country-asian="none" style:font-size-complex="11pt" style:language-complex="zxx" style:country-complex="none" fo:hyphenate="true"/>
    </style:style>
    <style:style style:name="ce2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308"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291"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92" style:family="table-cell" style:parent-style-name="Desplegable">
      <style:table-cell-properties style:text-align-source="fix" style:repeat-content="false" style:vertical-align="middle"/>
      <style:paragraph-properties fo:text-align="center" fo:margin-left="0cm"/>
    </style:style>
    <style:style style:name="ce30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408" style:family="table-cell" style:parent-style-name="Default">
      <style:table-cell-properties fo:background-color="#e0efd4"/>
      <style:text-properties fo:color="#ff0000"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529" style:family="table-cell" style:parent-style-name="EntradaFormulaQuimica">
      <style:table-cell-properties style:cell-protect="none" style:print-content="true"/>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2"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6e6ff" style:text-align-source="fix" style:repeat-content="false" style:vertical-align="middle"/>
      <style:paragraph-properties fo:text-align="start" fo:margin-left="0cm"/>
      <style:text-properties style:font-name="Linux Biolinum G1" fo:font-size="11pt" style:font-size-asian="11pt" style:font-size-complex="11pt"/>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54" style:family="table-cell" style:parent-style-name="Desplegable">
      <style:table-cell-properties style:text-align-source="fix" style:repeat-content="false"/>
      <style:paragraph-properties fo:text-align="start"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09" style:family="table-cell" style:parent-style-name="Default" style:data-style-name="N20099">
      <style:table-cell-properties fo:background-color="#e6e6ff"/>
      <style:text-properties style:font-name="Linux Biolinum G1" fo:font-size="11pt" style:font-size-asian="11pt" style:font-size-complex="11pt"/>
    </style:style>
    <style:style style:name="ce318" style:family="table-cell" style:parent-style-name="Default">
      <style:table-cell-properties fo:background-color="#e6e6ff"/>
      <style:text-properties fo:color="#ff0000" style:font-name="Linux Biolinum G1" fo:font-size="11pt" style:font-size-asian="11pt" style:font-size-complex="11pt"/>
    </style:style>
    <style:style style:name="ce317"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326" style:family="table-cell" style:parent-style-name="Default">
      <style:table-cell-properties fo:background-color="#e0efd4" style:text-align-source="fix" style:repeat-content="false" fo:border="none"/>
      <style:paragraph-properties fo:text-align="end" fo:margin-left="0cm"/>
      <style:text-properties style:font-name="Linux Biolinum G1" fo:font-size="11pt" style:font-size-asian="11pt" style:font-size-complex="11pt"/>
    </style:style>
    <style:style style:name="ce324" style:family="table-cell" style:parent-style-name="Default" style:data-style-name="N20000">
      <style:table-cell-properties fo:background-color="#e0efd4"/>
      <style:text-properties fo:color="#ff0000" style:font-name="Linux Biolinum G1" fo:font-size="11pt" style:font-size-asian="11pt" style:font-size-complex="11pt"/>
    </style:style>
    <style:style style:name="ce411" style:family="table-cell" style:parent-style-name="Default">
      <style:table-cell-properties fo:background-color="#e0efd4"/>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316"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21" style:family="table-cell" style:parent-style-name="Default">
      <style:table-cell-properties fo:border-bottom="none" fo:background-color="#e0efd4" style:text-align-source="fix" style:repeat-content="false" fo:border-left="none" fo:border-right="none" fo:border-top="0.74pt solid #000000"/>
      <style:paragraph-properties fo:text-align="end" fo:margin-left="0cm"/>
      <style:text-properties style:font-name="Linux Biolinum G1" fo:font-size="11pt" style:font-size-asian="11pt" style:font-size-complex="11pt"/>
    </style:style>
    <style:style style:name="ce319"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25" style:family="table-cell" style:parent-style-name="Desplegable" style:data-style-name="N20000">
      <style:table-cell-properties style:text-align-source="fix" style:repeat-content="false"/>
      <style:paragraph-properties fo:text-align="end"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402" style:family="table-cell" style:parent-style-name="Default" style:data-style-name="N20099">
      <style:table-cell-properties style:cell-protect="hidden-and-protected" style:print-content="true"/>
    </style:style>
    <style:style style:name="ce41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331" style:family="table-cell" style:parent-style-name="Default">
      <style:table-cell-properties style:cell-protect="hidden-and-protected" style:print-content="true"/>
      <style:text-properties style:font-name="Linux Biolinum G1" fo:font-size="11pt" style:font-size-complex="11pt"/>
    </style:style>
    <style:style style:name="ce334"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338" style:family="table-cell" style:parent-style-name="Default">
      <style:table-cell-properties style:cell-protect="hidden-and-protected" style:print-content="true" style:text-align-source="fix" style:repeat-content="false"/>
      <style:paragraph-properties fo:text-align="start" fo:margin-left="0cm"/>
    </style:style>
    <style:style style:name="ce419" style:family="table-cell" style:parent-style-name="Default" style:data-style-name="N20080">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name-asian="Segoe UI" style:font-size-asian="11pt" style:font-name-complex="Segoe UI" style:font-size-complex="11pt"/>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342" style:family="table-cell" style:parent-style-name="Default" style:data-style-name="N20000">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 fo:font-size="11pt" style:font-name-asian="Linux Biolinum G" style:font-size-asian="11pt" style:font-name-complex="Linux Biolinum G" style:font-size-complex="11pt"/>
    </style:style>
    <style:style style:name="ce367" style:family="table-cell" style:parent-style-name="Default">
      <style:table-cell-properties style:text-align-source="fix" style:repeat-content="false"/>
      <style:paragraph-properties fo:text-align="end" fo:margin-left="0cm"/>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364" style:family="table-cell" style:parent-style-name="Default">
      <style:text-properties style:font-name="Linux Biolinum G1" style:font-size-asian="11pt" style:font-size-complex="11pt"/>
    </style:style>
    <style:style style:name="ce346" style:family="table-cell" style:parent-style-name="Default">
      <style:table-cell-properties style:cell-protect="hidden-and-protected" style:print-content="true"/>
      <style:text-properties style:font-name="Linux Biolinum G1" style:font-size-asian="11pt" style:font-size-complex="11pt"/>
    </style:style>
    <style:style style:name="ce358" style:family="table-cell" style:parent-style-name="Default" style:data-style-name="N20081"/>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66" style:family="table-cell" style:parent-style-name="Default">
      <style:table-cell-properties style:text-align-source="fix" style:repeat-content="false"/>
      <style:paragraph-properties fo:text-align="start" fo:margin-left="0cm"/>
    </style:style>
    <style:style style:name="ce368"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372" style:family="table-cell" style:parent-style-name="Default" style:data-style-name="N20000">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52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15" style:family="table-cell" style:parent-style-name="Default">
      <style:table-cell-properties style:cell-protect="none" style:print-content="true"/>
      <style:text-properties style:font-name="Linux Biolinum G1" fo:font-size="11pt" style:font-size-asian="11pt" style:font-size-complex="11pt"/>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61" style:family="table-cell" style:parent-style-name="Default" style:data-style-name="N159">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fo:color="#000000" style:text-outline="false" style:text-line-through-style="none" style:text-line-through-type="none" style:font-name="Linux Biolinum G2" fo:font-size="11pt" fo:text-shadow="none" style:text-underline-style="none" fo:font-weight="normal" style:text-underline-mode="continuous" style:text-overline-mode="continuous" style:text-line-through-mode="continuous" style:font-size-asian="11pt" style:language-asian="zxx" style:country-asian="none" style:font-name-complex="Arial" style:font-size-complex="11pt" style:language-complex="zxx" style:country-complex="none" style:font-weight-complex="bold" style:text-emphasize="none" style:font-relief="none"/>
    </style:style>
    <style:style style:name="ce438" style:family="table-cell" style:parent-style-name="Default">
      <style:table-cell-properties style:cell-protect="none" style:print-content="true" fo:wrap-option="wrap"/>
      <style:text-properties style:font-name="Linux Biolinum G1" fo:font-size="11pt" style:font-size-complex="11pt"/>
    </style:style>
    <style:style style:name="ce395" style:family="table-cell" style:parent-style-name="Default">
      <style:table-cell-properties fo:background-color="#f2cbf8" style:cell-protect="protected" style:print-content="true" style:text-align-source="fix" style:repeat-content="false"/>
      <style:paragraph-properties fo:text-align="end" fo:margin-left="0cm"/>
    </style:style>
    <style:style style:name="ce401" style:family="table-cell" style:parent-style-name="Default" style:data-style-name="N20000">
      <style:table-cell-properties fo:background-color="#f2cbf8" style:cell-protect="protected" style:print-content="true" style:text-align-source="fix" style:repeat-content="false" fo:wrap-option="wrap" style:vertical-align="top"/>
      <style:paragraph-properties fo:text-align="start" fo:margin-left="0cm"/>
    </style:style>
    <style:style style:name="ce441" style:family="table-cell" style:parent-style-name="Default">
      <style:table-cell-properties style:cell-protect="protected" style:print-content="true"/>
    </style:style>
    <style:style style:name="ce443" style:family="table-cell" style:parent-style-name="Default">
      <style:table-cell-properties style:cell-protect="protected" style:print-content="true"/>
      <style:text-properties style:font-name="Linux Biolinum G1" fo:font-size="11pt" style:font-size-complex="11pt"/>
    </style:style>
    <style:style style:name="ce444" style:family="table-cell" style:parent-style-name="Default">
      <style:text-properties style:font-name="Linux Biolinum G1" fo:font-size="11pt" style:font-size-complex="11pt"/>
    </style:style>
    <style:style style:name="ce400" style:family="table-cell" style:parent-style-name="Default">
      <style:table-cell-properties fo:background-color="#e6e6fa" style:cell-protect="protected" style:print-content="true" style:text-align-source="fix" style:repeat-content="false" fo:wrap-option="wrap" style:vertical-align="middle"/>
      <style:paragraph-properties fo:text-align="start" fo:margin-left="0cm"/>
      <style:text-properties style:font-name="Linux Biolinum G1" fo:font-size="11pt" style:font-size-complex="11pt"/>
    </style:style>
    <style:style style:name="ce410" style:family="table-cell" style:parent-style-name="Desplegable">
      <style:table-cell-properties style:cell-protect="none" style:print-content="true" style:text-align-source="fix" style:repeat-content="false" style:vertical-align="middle"/>
      <style:paragraph-properties fo:text-align="center" fo:margin-left="0cm"/>
    </style:style>
    <style:style style:name="ce447" style:family="table-cell" style:parent-style-name="Default">
      <style:table-cell-properties style:cell-protect="none" style:print-content="true" fo:wrap-option="wrap"/>
    </style:style>
    <style:style style:name="ce399" style:family="table-cell" style:parent-style-name="Default">
      <style:table-cell-properties style:cell-protect="protected" style:print-content="true"/>
    </style:style>
    <style:style style:name="ce414" style:family="table-cell" style:parent-style-name="Default">
      <style:table-cell-properties fo:background-color="#e6e6ff"/>
      <style:text-properties style:font-name="Linux Biolinum G1" fo:font-size="11pt" style:font-size-complex="11pt"/>
    </style:style>
    <style:style style:name="ce406" style:family="table-cell" style:parent-style-name="Default">
      <style:table-cell-properties fo:background-color="#e6e6ff" style:cell-protect="protected" style:print-content="true"/>
      <style:text-properties style:font-name="Linux Biolinum G1" fo:font-size="11pt" style:font-size-complex="11pt"/>
    </style:style>
    <style:style style:name="ce451" style:family="table-cell" style:parent-style-name="Default">
      <style:table-cell-properties fo:background-color="#e0efd4" style:cell-protect="protected" style:print-content="true"/>
      <style:text-properties style:font-name="Linux Biolinum G1" fo:font-size="11pt" style:font-size-complex="11pt"/>
    </style:style>
    <style:style style:name="ce452" style:family="table-cell" style:parent-style-name="Default">
      <style:table-cell-properties fo:background-color="#e0efd4"/>
      <style:text-properties style:font-name="Linux Biolinum G1" fo:font-size="11pt" style:font-size-complex="11pt"/>
    </style:style>
    <style:style style:name="ce19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454" style:family="table-cell" style:parent-style-name="Default">
      <style:table-cell-properties fo:background-color="#e6e6ff" style:cell-protect="protected" style:print-content="true"/>
      <style:text-properties style:font-name="Linux Biolinum G1" fo:font-size="11pt" fo:language="es" fo:country="ES" style:font-size-complex="11pt"/>
    </style:style>
    <style:style style:name="ce456" style:family="table-cell" style:parent-style-name="Default">
      <style:table-cell-properties fo:background-color="#e0efd4" style:cell-protect="protected" style:print-content="true"/>
      <style:text-properties style:font-name="Linux Biolinum G1" fo:font-size="11pt" fo:language="es" fo:country="ES" style:font-size-complex="11pt"/>
    </style:style>
    <style:style style:name="ce426" style:family="table-cell" style:parent-style-name="Default">
      <style:table-cell-properties fo:border-bottom="0.06pt solid #000000" fo:background-color="#e0efd4" style:cell-protect="protected" style:print-content="true" fo:border-left="none" fo:border-right="none" fo:border-top="none"/>
      <style:text-properties style:font-name="Linux Biolinum G1" fo:font-size="11pt" style:font-size-complex="11pt"/>
    </style:style>
    <style:style style:name="ce427" style:family="table-cell" style:parent-style-name="Default">
      <style:table-cell-properties fo:background-color="#e0efd4" style:cell-protect="protected" style:print-content="true" fo:border="none"/>
      <style:text-properties style:font-name="Linux Biolinum G1" fo:font-size="11pt" style:font-size-complex="11pt"/>
    </style:style>
    <style:style style:name="ce417" style:family="table-cell" style:parent-style-name="Default">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complex="11pt"/>
    </style:style>
    <style:style style:name="ce521"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style>
    <style:style style:name="ce563" style:family="table-cell" style:parent-style-name="DatoEntrada" style:data-style-name="N20000">
      <style:table-cell-properties style:cell-protect="none" style:print-content="true" style:text-align-source="value-type" style:repeat-content="false" fo:background-color="transparent"/>
      <style:paragraph-properties fo:margin-left="0cm"/>
      <style:text-properties style:font-name="Linux Biolinum G1" fo:font-size="11pt" style:font-size-complex="11pt"/>
    </style:style>
    <style:style style:name="ce473" style:family="table-cell" style:parent-style-name="Default">
      <style:table-cell-properties fo:background-color="#e6e6ff" style:cell-protect="protected" style:print-content="true" style:text-align-source="fix" style:repeat-content="false" style:vertical-align="middle"/>
      <style:paragraph-properties fo:text-align="center" fo:margin-left="0cm"/>
      <style:text-properties style:font-name="Linux Biolinum G1" fo:font-size="11pt" style:font-size-complex="11pt"/>
    </style:style>
    <style:style style:name="ce528"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complex="11pt"/>
    </style:style>
    <style:style style:name="ce429" style:family="table-cell" style:parent-style-name="DatoTexto">
      <style:table-cell-properties style:cell-protect="none" style:print-content="true"/>
      <style:text-properties style:font-size-asian="11pt" style:font-size-complex="11pt"/>
    </style:style>
    <style:style style:name="ce430" style:family="table-cell" style:parent-style-name="DatoEntrada">
      <style:table-cell-properties style:cell-protect="none" style:print-content="true" style:text-align-source="fix" style:repeat-content="false"/>
      <style:paragraph-properties fo:text-align="end" fo:margin-left="0cm"/>
    </style:style>
    <style:style style:name="ce532" style:family="table-cell" style:parent-style-name="Default" style:data-style-name="N20037">
      <style:text-properties style:font-name="Linux Biolinum G1" fo:font-size="11pt" style:font-size-complex="11pt"/>
    </style:style>
    <style:style style:name="ce478" style:family="table-cell" style:parent-style-name="Desplegable">
      <style:text-properties style:font-name="Linux Biolinum G1" fo:font-size="11pt" style:font-size-complex="11pt"/>
    </style:style>
    <style:style style:name="ce562" style:family="table-cell" style:parent-style-name="DatoEntrada" style:data-style-name="N20080">
      <style:table-cell-properties style:cell-protect="none" style:print-content="true"/>
    </style:style>
    <style:style style:name="ce442" style:family="table-cell" style:parent-style-name="Default">
      <style:table-cell-properties fo:border-bottom="0.74pt solid #000000" fo:background-color="#e0efd4" style:cell-protect="protected" style:print-content="true" fo:border-left="none" fo:border-right="none" fo:border-top="none"/>
      <style:text-properties style:font-name="Linux Biolinum G1" fo:font-size="11pt" style:font-size-complex="11pt"/>
    </style:style>
    <style:style style:name="ce509" style:family="table-cell" style:parent-style-name="Default" style:data-style-name="N20000">
      <style:table-cell-properties fo:background-color="#e0efd4" style:cell-protect="protected" style:print-content="true"/>
      <style:text-properties style:font-name="Linux Biolinum G1" fo:font-size="11pt" style:font-size-complex="11pt"/>
    </style:style>
    <style:style style:name="ce568" style:family="table-cell" style:parent-style-name="Default" style:data-style-name="N20000">
      <style:table-cell-properties fo:border-bottom="0.06pt solid #000000" fo:background-color="#e0efd4" style:cell-protect="protected" style:print-content="true" fo:border-left="none" fo:border-right="none" fo:border-top="none"/>
      <style:text-properties style:font-name="Linux Biolinum G1" fo:font-size="11pt" style:font-size-complex="11pt"/>
    </style:style>
    <style:style style:name="ce457" style:family="table-cell" style:parent-style-name="Default">
      <style:table-cell-properties style:cell-protect="protected" style:print-content="true"/>
      <style:text-properties style:font-name="Linux Biolinum G1" fo:font-size="11pt" style:font-name-complex="Lucida Sans Unicode" style:font-size-complex="11pt"/>
    </style:style>
    <style:style style:name="ce459" style:family="table-cell" style:parent-style-name="Default">
      <style:text-properties style:font-name="Linux Biolinum G1" fo:font-size="11pt" style:font-name-complex="Tahoma1" style:font-size-complex="11pt"/>
    </style:style>
    <style:style style:name="ce573" style:family="table-cell" style:parent-style-name="Default" style:data-style-name="N20080">
      <style:table-cell-properties style:cell-protect="protected" style:print-content="true"/>
      <style:text-properties style:font-name="Linux Biolinum G1" fo:font-size="11pt" style:font-size-complex="11pt"/>
    </style:style>
    <style:style style:name="ce537" style:family="table-cell" style:parent-style-name="Default" style:data-style-name="N20080">
      <style:text-properties style:font-name="Linux Biolinum G1" fo:font-size="11pt" style:font-size-complex="11pt"/>
    </style:style>
    <style:style style:name="ce462" style:family="table-cell" style:parent-style-name="Default">
      <style:table-cell-properties fo:background-color="#fffbcc"/>
    </style:style>
    <style:style style:name="ce46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style:font-size-complex="11pt"/>
    </style:style>
    <style:style style:name="ce577" style:family="table-cell" style:parent-style-name="Default" style:data-style-name="N20080">
      <style:table-cell-properties style:cell-protect="protected" style:print-content="true" fo:background-color="transparent"/>
      <style:text-properties style:font-name="Linux Biolinum G1" fo:font-size="11pt" style:font-size-complex="11pt"/>
    </style:style>
    <style:style style:name="ce57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complex="11pt"/>
    </style:style>
    <style:style style:name="ce466" style:family="table-cell" style:parent-style-name="Default">
      <style:table-cell-properties style:cell-protect="hidden-and-protected" style:print-content="true"/>
      <style:text-properties style:font-name="Linux Biolinum G1" fo:font-size="11pt" fo:font-weight="bold" style:font-weight-asian="bold" style:font-size-complex="11pt" style:font-weight-complex="bold"/>
    </style:style>
    <style:style style:name="ce467" style:family="table-cell" style:parent-style-name="Default">
      <style:table-cell-properties style:cell-protect="hidden-and-protected" style:print-content="true"/>
      <style:text-properties style:font-name="Linux Biolinum G1" fo:font-size="11pt" fo:font-weight="bold" style:font-size-asian="11pt" style:font-weight-asian="bold" style:font-size-complex="11pt" style:font-weight-complex="bold"/>
    </style:style>
    <style:style style:name="ce468" style:family="table-cell" style:parent-style-name="Default">
      <style:table-cell-properties style:cell-protect="hidden-and-protected" style:print-content="true"/>
      <style:text-properties style:font-name="Linux Biolinum G1" fo:font-size="11pt" style:font-name-complex="Mangal" style:font-size-complex="11pt" style:language-complex="hi" style:country-complex="IN"/>
    </style:style>
    <style:style style:name="ce469" style:family="table-cell" style:parent-style-name="Default">
      <style:table-cell-properties style:cell-protect="hidden-and-protected" style:print-content="true" fo:background-color="transparent"/>
      <style:text-properties style:font-name="Linux Biolinum G1" fo:font-size="11pt" style:font-size-complex="11pt"/>
    </style:style>
    <style:style style:name="ce47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complex="11pt"/>
    </style:style>
    <style:style style:name="ce584" style:family="table-cell" style:parent-style-name="Default" style:data-style-name="N20000">
      <style:table-cell-properties style:cell-protect="hidden-and-protected" style:print-content="true" fo:background-color="transparent"/>
      <style:text-properties style:font-name="Linux Biolinum G1" fo:font-size="11pt" style:font-size-complex="11pt"/>
    </style:style>
    <style:style style:name="ce47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complex="11pt"/>
    </style:style>
    <style:style style:name="ce586" style:family="table-cell" style:parent-style-name="Default" style:data-style-name="N124">
      <style:table-cell-properties style:cell-protect="hidden-and-protected" style:print-content="true" fo:background-color="transparent"/>
      <style:text-properties style:font-name="Linux Biolinum G1" fo:font-size="11pt" style:font-size-complex="11pt"/>
    </style:style>
    <style:style style:name="ce587" style:family="table-cell" style:parent-style-name="Default" style:data-style-name="N20099">
      <style:table-cell-properties style:cell-protect="hidden-and-protected" style:print-content="true"/>
      <style:text-properties style:font-name="Linux Biolinum G1" fo:font-size="11pt" style:font-size-complex="11pt"/>
    </style:style>
    <style:style style:name="ce588" style:family="table-cell" style:parent-style-name="Default" style:data-style-name="N20000">
      <style:table-cell-properties style:cell-protect="hidden-and-protected" style:print-content="true"/>
      <style:text-properties style:font-name="Linux Biolinum G1" fo:font-size="11pt" style:font-size-complex="11pt"/>
    </style:style>
    <style:style style:name="ce589" style:family="table-cell" style:parent-style-name="Default" style:data-style-name="N20099">
      <style:table-cell-properties style:cell-protect="hidden-and-protected" style:print-content="true" style:text-align-source="value-type" style:repeat-content="false" fo:background-color="transparent"/>
      <style:paragraph-properties fo:margin-left="0cm"/>
      <style:text-properties style:font-name="Linux Biolinum G1" fo:font-size="11pt" style:font-size-complex="11pt"/>
    </style:style>
    <style:style style:name="ce590" style:family="table-cell" style:parent-style-name="EntradaFormulaQuimica" style:data-style-name="N20000">
      <style:table-cell-properties style:cell-protect="hidden-and-protected" style:print-content="true" style:text-align-source="fix" style:repeat-content="false" fo:background-color="transparent" fo:border="none"/>
      <style:paragraph-properties fo:text-align="center" fo:margin-left="0cm"/>
    </style:style>
    <style:style style:name="ce591" style:family="table-cell" style:parent-style-name="Default" style:data-style-name="N20080">
      <style:table-cell-properties style:cell-protect="hidden-and-protected" style:print-content="true" fo:background-color="transparent"/>
      <style:text-properties style:font-name="Linux Biolinum G1" fo:font-size="11pt" style:font-size-complex="11pt"/>
    </style:style>
    <style:style style:name="ce592" style:family="table-cell" style:parent-style-name="Default" style:data-style-name="N164">
      <style:table-cell-properties style:cell-protect="hidden-and-protected" style:print-content="true" fo:background-color="transparent"/>
      <style:text-properties style:font-name="Linux Biolinum G1" fo:font-size="11pt" style:font-size-complex="11pt"/>
    </style:style>
    <style:style style:name="ce593" style:family="table-cell" style:parent-style-name="Default" style:data-style-name="N20080">
      <style:table-cell-properties style:cell-protect="hidden-and-protected" style:print-content="true"/>
      <style:text-properties style:font-name="Linux Biolinum G1" fo:font-size="11pt" style:font-size-complex="11pt"/>
    </style:style>
    <style:style style:name="ce494"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style:font-size-complex="11pt"/>
    </style:style>
    <style:style style:name="ce481" style:family="table-cell" style:parent-style-name="Default">
      <style:table-cell-properties style:cell-protect="hidden-and-protected" style:print-content="true" fo:background-color="transparent" fo:border="none"/>
      <style:text-properties style:font-name="Linux Biolinum G1" fo:font-size="11pt" style:font-size-complex="11pt"/>
    </style:style>
    <style:style style:name="ce232" style:family="table-cell" style:parent-style-name="Default" style:data-style-name="N20000">
      <style:table-cell-properties style:cell-protect="hidden-and-protected" style:print-content="true"/>
    </style:style>
    <style:style style:name="ce595" style:family="table-cell" style:parent-style-name="Default" style:data-style-name="N20099">
      <style:table-cell-properties style:cell-protect="hidden-and-protected" style:print-content="true" fo:background-color="transparent"/>
      <style:text-properties style:font-name="Linux Biolinum G1" fo:font-size="11pt" style:font-size-complex="11pt"/>
    </style:style>
    <style:style style:name="ce536"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complex="11pt"/>
    </style:style>
    <style:style style:name="ce483" style:family="table-cell" style:parent-style-name="Default">
      <style:table-cell-properties style:cell-protect="hidden-and-protected" style:print-content="true"/>
      <style:text-properties style:font-name="Linux Biolinum G1" fo:font-size="11pt" fo:language="es" fo:country="ES" style:font-size-complex="11pt"/>
    </style:style>
    <style:style style:name="ce598" style:family="table-cell" style:parent-style-name="Default" style:data-style-name="N20011">
      <style:table-cell-properties style:cell-protect="hidden-and-protected" style:print-content="true"/>
      <style:text-properties style:font-name="Linux Biolinum G1" fo:font-size="11pt" style:font-size-complex="11pt"/>
    </style:style>
    <style:style style:name="ce486" style:family="table-cell" style:parent-style-name="Default">
      <style:table-cell-properties style:cell-protect="protected formula-hidden" style:print-content="true"/>
    </style:style>
    <style:style style:name="ce48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weight="bold" style:font-weight-asian="bold" style:font-size-complex="11pt" style:font-weight-complex="bold"/>
    </style:style>
    <style:style style:name="ce492" style:family="table-cell" style:parent-style-name="Default">
      <style:table-cell-properties style:cell-protect="hidden-and-protected" style:print-content="true"/>
      <style:text-properties fo:font-weight="bold" style:font-weight-asian="bold" style:font-weight-complex="bold"/>
    </style:style>
    <style:style style:name="ce602" style:family="table-cell" style:parent-style-name="Default" style:data-style-name="N20000">
      <style:table-cell-properties style:cell-protect="hidden-and-protected" style:print-content="true" fo:background-color="transparent"/>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complex="Arial Unicode MS" style:font-size-complex="11pt" style:font-style-complex="normal" style:font-weight-complex="normal" style:text-emphasize="none" style:font-relief="none"/>
    </style:style>
    <style:style style:name="ce558" style:family="table-cell" style:parent-style-name="Default">
      <style:table-cell-properties style:cell-protect="hidden-and-protected" style:print-content="true"/>
      <style:text-properties fo:language="es" fo:country="ES"/>
    </style:style>
    <style:style style:name="ce559"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1" fo:font-size="11pt" style:font-size-complex="11pt"/>
    </style:style>
    <style:style style:name="ce49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1" fo:font-size="11pt" style:font-size-complex="11pt"/>
    </style:style>
    <style:style style:name="ce609" style:family="table-cell" style:parent-style-name="Default" style:data-style-name="N20000">
      <style:table-cell-properties style:cell-protect="hidden-and-protected" style:print-content="true" fo:wrap-option="no-wrap"/>
      <style:text-properties style:font-name="Linux Biolinum G1" fo:font-size="11pt" style:font-size-complex="11pt"/>
    </style:style>
    <style:style style:name="ce497" style:family="table-cell" style:parent-style-name="Default">
      <style:table-cell-properties style:cell-protect="hidden-and-protected" style:print-content="true" style:text-align-source="fix" style:repeat-content="false" style:vertical-align="middle"/>
      <style:paragraph-properties fo:text-align="center"/>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538" style:family="table-cell" style:parent-style-name="Default" style:data-style-name="N20000"/>
    <style:style style:name="ce458" style:family="table-cell" style:parent-style-name="Default" style:data-style-name="N20000">
      <style:text-properties style:font-name="Linux Biolinum G1" fo:font-size="11pt" style:font-size-asian="11pt" style:font-size-complex="11pt"/>
    </style:style>
    <style:style style:name="ce540" style:family="table-cell" style:parent-style-name="Default">
      <style:table-cell-properties style:text-align-source="fix" style:repeat-content="false" style:rotation-angle="0"/>
      <style:paragraph-properties fo:text-align="start" fo:margin-left="0cm"/>
      <style:text-properties style:font-name="Linux Biolinum G1" fo:font-size="11pt" style:font-size-asian="11pt" style:font-size-complex="11pt"/>
    </style:style>
    <style:style style:name="ce541" style:family="table-cell" style:parent-style-name="Default">
      <style:table-cell-properties fo:background-color="#fffff0" style:cell-protect="protected" style:print-content="true"/>
      <style:text-properties style:font-name="Linux Biolinum G1" fo:font-size="11pt" style:font-size-asian="11pt" style:font-size-complex="11pt"/>
    </style:style>
    <style:style style:name="ce542" style:family="table-cell" style:parent-style-name="Default">
      <style:table-cell-properties fo:background-color="#fffff0" style:cell-protect="none" style:print-content="true"/>
      <style:text-properties style:font-name="Linux Biolinum G1" fo:font-size="11pt" style:font-size-asian="11pt" style:font-size-complex="11pt"/>
    </style:style>
    <style:style style:name="ce543" style:family="table-cell" style:parent-style-name="Default">
      <style:table-cell-properties fo:background-color="#fffff0" style:cell-protect="none" style:print-content="true"/>
    </style:style>
    <style:style style:name="ce320" style:family="table-cell" style:parent-style-name="Default">
      <style:table-cell-properties style:cell-protect="none" style:print-content="true"/>
    </style:style>
    <style:style style:name="ce544" style:family="table-cell" style:parent-style-name="Default" style:data-style-name="N20100">
      <style:table-cell-properties style:cell-protect="none" style:print-content="true"/>
      <style:text-properties style:font-name="Linux Biolinum G1" fo:font-size="11pt" style:font-size-asian="11pt" style:font-size-complex="11pt"/>
    </style:style>
    <style:style style:name="ce545"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546" style:family="table-cell" style:parent-style-name="DatoEntrada">
      <style:table-cell-properties style:cell-protect="none" style:print-content="true" style:text-align-source="fix" style:repeat-content="false"/>
      <style:paragraph-properties fo:text-align="center" fo:margin-left="0cm"/>
      <style:text-properties style:font-name="Linux Biolinum G1" fo:font-size="11pt" style:font-size-asian="11pt" style:font-size-complex="11pt"/>
    </style:style>
    <style:style style:name="ce547" style:family="table-cell" style:parent-style-name="Default" style:data-style-name="N20000">
      <style:table-cell-properties style:cell-protect="protected" style:print-content="true"/>
    </style:style>
    <style:style style:name="ce548" style:family="table-cell" style:parent-style-name="Default">
      <style:table-cell-properties style:cell-protect="protected" style:print-content="true"/>
      <style:text-properties fo:font-weight="bold" style:font-weight-asian="bold" style:font-weight-complex="bold"/>
    </style:style>
    <style:style style:name="ce549" style:family="table-cell" style:parent-style-name="Default">
      <style:table-cell-properties fo:background-color="#fffff0" style:cell-protect="protected" style:print-content="true"/>
    </style:style>
    <style:style style:name="ce550" style:family="table-cell" style:parent-style-name="DatoEntrada">
      <style:table-cell-properties style:cell-protect="none" style:print-content="true" style:text-align-source="fix" style:repeat-content="false"/>
      <style:paragraph-properties fo:text-align="start" fo:margin-left="0cm"/>
      <style:text-properties style:font-name="Linux Biolinum G1" fo:font-size="11pt" style:font-size-asian="11pt" style:font-size-complex="11pt"/>
    </style:style>
    <style:style style:name="ce552"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22pt" style:language-asian="zxx" style:country-asian="none" style:font-style-asian="normal" style:font-weight-asian="normal" style:font-name-complex="Tahoma2" style:font-size-complex="22pt" style:language-complex="zxx" style:country-complex="none" style:font-style-complex="normal" style:font-weight-complex="normal" style:text-emphasize="none" style:font-relief="none" style:text-overline-style="none" style:text-overline-color="font-color"/>
    </style:style>
    <style:style style:name="ce553" style:family="table-cell" style:parent-style-name="Default">
      <style:table-cell-properties style:cell-protect="protected" style:print-content="true" style:text-align-source="fix" style:repeat-content="false"/>
      <style:paragraph-properties fo:text-align="end" fo:margin-left="0cm"/>
    </style:style>
    <style:style style:name="ce504"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text-properties fo:color="#000000" style:text-outline="false" style:text-line-through-style="none" style:text-line-through-type="none" style:font-name="Linux Libertine G:texm=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fo:background-color="#2cee0e" loext:decorative="false"/>
    </style:style>
    <style:style style:name="gr2" style:family="graphic" style:parent-style-name="Default">
      <style:graphic-properties fo:background-color="#ff0000" loext:decorative="false"/>
    </style:style>
    <style:style style:name="gr3"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10"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Linux Biolinum G2"/>
    </style:style>
    <style:style style:name="T3" style:family="text">
      <style:text-properties fo:language="none" fo:country="none" style:font-size-asian="10pt" style:font-size-complex="10pt"/>
    </style:style>
    <style:style style:name="T4" style:family="text">
      <style:text-properties fo:language="es" fo:country="ES"/>
    </style:style>
    <style:style style:name="T5" style:family="text">
      <style:text-properties fo:language="es" fo:country="ES" style:font-name="Linux Biolinum G"/>
    </style:style>
    <style:style style:name="T6"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nux Biolinum G"/>
    </style:style>
    <style:style style:name="T8"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nux Biolinum G2" style:font-name-asian="Linux Biolinum G2" style:font-name-complex="Linux Biolinum G2"/>
    </style:style>
    <style:style style:name="T10" style:family="text">
      <style:text-properties style:font-name="Wingdings" style:font-name-asian="Wingdings" style:font-name-complex="Wingdings"/>
    </style:style>
    <style:style style:name="T11"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style>
    <style:style style:name="T14" style:family="text">
      <style:text-properties style:font-name="Linux Biolinum G"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nux Biolinum G"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6" style:family="text">
      <style:text-properties style:font-size-asian="10pt" style:font-size-complex="10pt"/>
    </style:style>
    <style:style style:name="T17"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 style:font-name-asian="Linux Biolinum G" style:font-name-complex="Linux Biolinum G"/>
    </style:style>
    <style:style style:name="T19" style:family="text">
      <style:text-properties style:text-underline-style="solid" style:text-underline-width="auto" style:text-underline-color="font-color"/>
    </style:style>
    <style:style style:name="T20" style:family="text">
      <style:text-properties style:font-name="Linux Biolinum G" style:font-name-asian="Linux Biolinum G"/>
    </style:style>
    <style:style style:name="T21" style:family="text">
      <style:text-properties style:font-name="Linux Libertine G:texm=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000000"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Linux Biolinum G2"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HG Mincho Light J" style:font-name-complex="Arial" style:font-size-asian="11pt" style:font-size-complex="11pt" style:font-weight-asian="normal" style:font-weight-complex="bold" style:font-style-asian="normal" style:font-style-complex="normal" style:text-emphasize="none" style:font-relief="none" style:text-overline-style="none" style:text-overline-color="font-color" fo:language="es" fo:country="ES"/>
    </style:style>
    <style:style style:name="T24" style:family="text">
      <style:text-properties style:font-name="Linux Biolinum G2" style:font-size-asian="11pt" fo:color="#000000"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HG Mincho Light J" style:font-name-complex="Arial" style:font-size-complex="11pt" style:font-weight-asian="normal" style:font-weight-complex="bold" style:font-style-asian="normal" style:font-style-complex="normal" style:text-emphasize="none" style:font-relief="none" style:text-overline-style="none" style:text-overline-color="font-color" fo:language="es" fo:country="ES"/>
    </style:style>
    <style:style style:name="T25" style:family="text">
      <style:text-properties fo:font-style="normal"/>
    </style:style>
    <style:style style:name="T26" style:family="text">
      <style:text-properties fo:color="#000000"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asian="11pt" style:font-size-complex="11pt" style:font-weight-asian="normal" style:font-weight-complex="bold" style:font-style-asian="normal" style:font-style-complex="normal" style:text-emphasize="none" style:font-relief="none" style:text-overline-style="none" style:text-overline-color="font-color"/>
    </style:style>
    <style:style style:name="T27" style:family="text">
      <style:text-properties fo:font-size="11pt" fo:font-weight="normal" style:text-underline-style="none" style:text-underline-color="font-color" style:text-line-through-type="none" fo:font-style="normal" style:text-outline="false" fo:text-shadow="none" style:text-line-through-mode="continuous" style:font-name-asian="HG Mincho Light J" style:font-size-asian="11pt" style:font-size-complex="11pt" style:font-weight-asian="normal" style:font-style-asian="normal" style:font-style-complex="normal" style:text-emphasize="none" style:font-relief="none" style:text-overline-style="none" style:text-overline-color="font-color" style:font-name="Linux Libertine G:texm=1" fo:language="es" fo:country="ES" style:language-asian="zh" style:country-asian="CN" style:language-complex="hi" style:country-complex="IN" style:font-name-complex="Arial Unicode MS" style:font-weight-complex="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Índice.$AB$1:$Índice.$AB$5])" table:allow-empty-cell="true" table:display-list="unsorted" table:base-cell-address="Índice.D26">
          <table:error-message table:message-type="stop" table:display="true"/>
        </table:content-validation>
        <table:content-validation table:name="val2" table:base-cell-address="Índice.F19">
          <table:error-message table:message-type="stop" table:display="true"/>
        </table:content-validation>
        <table:content-validation table:name="val3" table:condition="of:cell-content-is-in-list([$ValAcidoBase.$AA$1:.$AA$2])" table:allow-empty-cell="false" table:display-list="unsorted" table:base-cell-address="ValAcidoBase.B24">
          <table:error-message table:message-type="stop" table:display="true"/>
        </table:content-validation>
        <table:content-validation table:name="val4" table:condition="of:cell-content-is-in-list([$Índice.$G$10:$Índice.$G$15])" table:allow-empty-cell="true" table:display-list="unsorted" table:base-cell-address="ValAcidoBase.B22">
          <table:error-message table:message-type="stop" table:display="true"/>
        </table:content-validation>
        <table:content-validation table:name="val5" table:condition="of:cell-content-is-in-list([$ValAcidoBase.$AB$3:$ValAcidoBase.$AB$5])" table:allow-empty-cell="true" table:display-list="unsorted" table:base-cell-address="ValAcidoBase.J3">
          <table:error-message table:message-type="stop" table:display="true"/>
        </table:content-validation>
        <table:content-validation table:name="val6" table:condition="of:cell-content-is-in-list([$ValAcidoBase.$AC$3:.$AC$4])" table:allow-empty-cell="true" table:display-list="unsorted" table:base-cell-address="ValAcidoBase.J4">
          <table:error-message table:message-type="stop" table:display="true"/>
        </table:content-validation>
        <table:content-validation table:name="val7" table:condition="of:cell-content-is-in-list([$ValAcidoBase.$AM$10:.$AO$10])" table:allow-empty-cell="true" table:display-list="unsorted" table:base-cell-address="ValAcidoBase.K6">
          <table:error-message table:message-type="stop" table:display="true"/>
        </table:content-validation>
        <table:content-validation table:name="val8" table:condition="of:cell-content-is-in-list([$Índice.$G$10:.$G$15])" table:allow-empty-cell="true" table:display-list="unsorted" table:base-cell-address="Constantes.B16">
          <table:error-message table:message-type="stop" table:display="true"/>
        </table:content-validation>
        <table:content-validation table:name="val9" table:condition="of:cell-content-is-in-list([$ValRedox.$AN$12:.$AN$14])" table:allow-empty-cell="false" table:display-list="unsorted" table:base-cell-address="Constantes.H4">
          <table:error-message table:message-type="stop" table:display="true"/>
        </table:content-validation>
        <table:content-validation table:name="val10" table:condition="of:cell-content-is-in-list([$ValRedox.$AO$12:.$AO$13])" table:allow-empty-cell="false" table:display-list="unsorted" table:base-cell-address="Constantes.H5">
          <table:error-message table:message-type="stop" table:display="true"/>
        </table:content-validation>
        <table:content-validation table:name="val11" table:condition="of:cell-content-is-in-list([$ValRedox.$AU$2:.$AW$2])" table:allow-empty-cell="true" table:display-list="unsorted" table:base-cell-address="ValRedox.L16">
          <table:error-message table:message-type="stop" table:display="true"/>
        </table:content-validation>
        <table:content-validation table:name="val12" table:condition="of:cell-content-is-in-list([$ValAcidoBase.$AM$10:.$AO$10])" table:allow-empty-cell="true" table:display-list="unsorted" table:base-cell-address="Constantes.K16">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default-cell-style-name="ce63"/>
        <table:table-column table:style-name="co5" table:default-cell-style-name="ce63"/>
        <table:table-column table:style-name="co6" table:default-cell-style-name="ce63"/>
        <table:table-column table:style-name="co7" table:default-cell-style-name="ce143"/>
        <table:table-column table:style-name="co8" table:default-cell-style-name="ce63"/>
        <table:table-column table:style-name="co7" table:default-cell-style-name="ce63"/>
        <table:table-column table:style-name="co9" table:default-cell-style-name="ce63"/>
        <table:table-column table:style-name="co10" table:default-cell-style-name="ce63"/>
        <table:table-column table:style-name="co7" table:default-cell-style-name="ce63"/>
        <table:table-column table:style-name="co11" table:default-cell-style-name="ce63"/>
        <table:table-column table:style-name="co7" table:number-columns-repeated="8" table:default-cell-style-name="ce63"/>
        <table:table-column table:style-name="co12" table:number-columns-repeated="43" table:default-cell-style-name="ce63"/>
        <table:table-row table:style-name="ro1">
          <table:table-cell table:style-name="ce2"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table-cell table:style-name="ce73"/>
          <table:table-cell table:style-name="ce50" table:number-columns-repeated="2"/>
          <table:table-cell table:style-name="ce50" office:value-type="string" calcext:value-type="string">
            <text:p>Ir a…</text:p>
          </table:table-cell>
          <table:table-cell table:style-name="ce50" table:number-columns-repeated="12"/>
          <table:table-cell table:number-columns-repeated="4"/>
          <table:table-cell table:style-name="ce167"/>
          <table:table-cell table:style-name="ce174" office:value-type="string" calcext:value-type="string">
            <text:p>Opción 1</text:p>
          </table:table-cell>
          <table:table-cell table:style-name="Default"/>
          <table:table-cell table:number-columns-repeated="35"/>
        </table:table-row>
        <table:table-row table:style-name="ro1">
          <table:table-cell table:style-name="ce2"/>
          <table:table-cell table:style-name="ce61" table:formula="of:=IF(ISERROR([.I99]);&quot;Active as macros!&quot;;&quot;&quot;)">
            <text:p/>
          </table:table-cell>
          <table:table-cell table:style-name="ce50" table:number-columns-repeated="2"/>
          <table:table-cell table:style-name="ce69"/>
          <table:table-cell table:style-name="ce50"/>
          <table:table-cell table:style-name="ce73"/>
          <table:table-cell table:style-name="ce50" table:number-columns-repeated="2"/>
          <table:table-cell table:style-name="ce46" office:value-type="string" calcext:value-type="string">
            <text:p><text:a xlink:href="#Índice" xlink:type="simple">Índice</text:a></text:p>
          </table:table-cell>
          <table:table-cell table:style-name="ce50" table:number-columns-repeated="12"/>
          <table:table-cell table:number-columns-repeated="4"/>
          <table:table-cell table:style-name="ce167"/>
          <table:table-cell table:style-name="ce174" office:value-type="string" calcext:value-type="string">
            <text:p>Opción 2</text:p>
          </table:table-cell>
          <table:table-cell table:style-name="Default"/>
          <table:table-cell table:number-columns-repeated="35"/>
        </table:table-row>
        <table:table-row table:style-name="ro1">
          <table:table-cell table:style-name="ce56" office:value-type="string" calcext:value-type="string">
            <text:p>Este documento contiene macros <text:s/>que ejecutan una serie de acciones y</text:p>
          </table:table-cell>
          <table:table-cell table:style-name="ce50" table:number-columns-repeated="2"/>
          <table:table-cell table:style-name="ce374" office:value-type="string" calcext:value-type="string">
            <text:p><text:span text:style-name="T8"><text:a xlink:href="#DescrFunc" xlink:type="simple">funciones</text:a></text:span></text:p>
          </table:table-cell>
          <table:table-cell table:style-name="ce69"/>
          <table:table-cell table:style-name="ce50"/>
          <table:table-cell table:style-name="ce73"/>
          <table:table-cell table:style-name="ce50" table:number-columns-repeated="2"/>
          <table:table-cell table:style-name="ce46" office:value-type="string" calcext:value-type="string">
            <text:p><text:a xlink:href="#NotasAyuda" xlink:type="simple">Ayuda</text:a></text:p>
          </table:table-cell>
          <table:table-cell table:style-name="ce50" table:number-columns-repeated="12"/>
          <table:table-cell table:number-columns-repeated="4"/>
          <table:table-cell table:style-name="ce167"/>
          <table:table-cell table:style-name="ce174" office:value-type="string" calcext:value-type="string">
            <text:p>Opción 3</text:p>
          </table:table-cell>
          <table:table-cell table:style-name="Default"/>
          <table:table-cell table:number-columns-repeated="35"/>
        </table:table-row>
        <table:table-row table:style-name="ro1">
          <table:table-cell table:style-name="ce56" office:value-type="string" calcext:value-type="string">
            <text:p>Si una hoja está llena de errores, hacer clic en el menú</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67"/>
          <table:table-cell table:style-name="ce174" office:value-type="string" calcext:value-type="string">
            <text:p>Opción 4</text:p>
          </table:table-cell>
          <table:table-cell table:style-name="Default"/>
          <table:table-cell table:number-columns-repeated="35"/>
        </table:table-row>
        <table:table-row table:style-name="ro1">
          <table:table-cell table:style-name="ce87" office:value-type="string" calcext:value-type="string">
            <text:p>Herramientas → Opciones → LibreOffice → Seguridad → Seguridad de macros</text:p>
          </table:table-cell>
          <table:table-cell table:style-name="ce967" table:number-columns-repeated="3"/>
          <table:table-cell table:style-name="ce69"/>
          <table:table-cell table:style-name="ce50"/>
          <table:table-cell table:style-name="ce73"/>
          <table:table-cell table:style-name="ce50" table:number-columns-repeated="15"/>
          <table:table-cell table:number-columns-repeated="4"/>
          <table:table-cell table:style-name="ce167"/>
          <table:table-cell table:style-name="ce174" office:value-type="string" calcext:value-type="string">
            <text:p>Opción 5</text:p>
          </table:table-cell>
          <table:table-cell table:style-name="Default"/>
          <table:table-cell table:number-columns-repeated="35"/>
        </table:table-row>
        <table:table-row table:style-name="ro1">
          <table:table-cell table:style-name="ce56" office:value-type="string" calcext:value-type="string">
            <text:p>Hacer clic en el botón</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69" office:value-type="string" calcext:value-type="string">
            <text:p>3</text:p>
          </table:table-cell>
          <table:table-cell table:style-name="ce174"/>
          <table:table-cell table:style-name="Default"/>
          <table:table-cell table:number-columns-repeated="35"/>
        </table:table-row>
        <table:table-row table:style-name="ro1">
          <table:table-cell table:style-name="ce5" office:value-type="string" calcext:value-type="string" table:number-columns-spanned="2" table:number-rows-spanned="1">
            <text:p>Seguridad de macros…</text:p>
          </table:table-cell>
          <table:covered-table-cell table:style-name="ce66"/>
          <table:table-cell table:style-name="ce50" table:number-columns-repeated="2"/>
          <table:table-cell table:style-name="ce69"/>
          <table:table-cell table:style-name="ce50"/>
          <table:table-cell table:style-name="ce73"/>
          <table:table-cell table:style-name="ce50" table:number-columns-repeated="15"/>
          <table:table-cell table:number-columns-repeated="4"/>
          <table:table-cell table:style-name="ce169" office:value-type="string" calcext:value-type="string">
            <text:p>3</text:p>
          </table:table-cell>
          <table:table-cell table:style-name="ce174" office:value-type="string" calcext:value-type="string">
            <text:p>INTRODUCIÓN</text:p>
          </table:table-cell>
          <table:table-cell table:style-name="Default"/>
          <table:table-cell table:number-columns-repeated="35"/>
        </table:table-row>
        <table:table-row table:style-name="ro1">
          <table:table-cell table:style-name="ce56" office:value-type="string" calcext:value-type="string">
            <text:p>y poner la seguridad en «Medio».</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71" office:value-type="string" calcext:value-type="string">
            <text:p>1</text:p>
          </table:table-cell>
          <table:table-cell table:style-name="ce174"/>
          <table:table-cell table:number-columns-repeated="36"/>
        </table:table-row>
        <table:table-row table:style-name="ro1">
          <table:table-cell table:style-name="ce56" office:value-type="string" calcext:value-type="string">
            <text:p>Cerrar el documento y volver a abrirlo activando las macros.</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Esto hace más vulnerable el ordenador.</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0" office:value-type="string" calcext:value-type="string">
            <text:p>Si se descargó esta hoja de:</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374"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las macros que hay solo desarrollan una serie de funciones para manejar formatos de número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y no son peligrosas. Si se descargó de otro lado, no garantizo su seguridad.</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 office:value-type="string" calcext:value-type="string">
            <text:p>Instruccion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177" office:value-type="string" calcext:value-type="string">
            <text:p>¡Hacer una copia de seguridad de este documento antes de empezar a usarlo!</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177" office:value-type="string" calcext:value-type="string">
            <text:p>¡No copiar nunca una celda de Menú (color naranja) en otra! Desaparecerán los menú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Si no se hizo la copia de seguridad, la única solución es</text:p>
          </table:table-cell>
          <table:table-cell table:style-name="ce50" table:number-columns-repeated="2"/>
          <table:table-cell table:style-name="ce46" office:value-type="string" calcext:value-type="string">
            <text:p><text:a xlink:href="https://alfonbarba.github.io/GitHub/Calculos/QuimicaBachEs.ods" xlink:type="simple">descargar</text:a></text:p>
          </table:table-cell>
          <table:table-cell table:style-name="ce50" office:value-type="string" calcext:value-type="string">
            <text:p>otra vez este documento.</text:p>
          </table:table-cell>
          <table:table-cell table:style-name="ce50"/>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56" office:value-type="string" calcext:value-type="string">
            <text:p>Hacer clic en la pestaña Indice de la parte inferior o presionar</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14" office:value-type="string" calcext:value-type="string">
            <text:p>la tecla [Ctrl] mientras se hace clic en el enlace</text:p>
          </table:table-cell>
          <table:table-cell table:style-name="ce50" table:number-columns-repeated="2"/>
          <table:table-cell table:style-name="ce46" office:value-type="string" calcext:value-type="string">
            <text:p><text:a xlink:href="#Índice" xlink:type="simple">Índice</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Hacer doble clic en el tema del problema que se desea resolver, p. ej.</text:p>
          </table:table-cell>
          <table:table-cell table:style-name="ce50" table:number-columns-repeated="2"/>
          <table:table-cell table:style-name="ce10" office:value-type="string" calcext:value-type="string">
            <text:p><text:a xlink:href="#Electrolisis" xlink:type="simple">Electrolisis</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Teclear los datos en las celdas de color blanco y borde azul</text:p>
          </table:table-cell>
          <table:table-cell table:style-name="ce50" table:number-columns-repeated="2"/>
          <table:table-cell table:style-name="ce133"/>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Elegir alguna de las opciones en las celdas de color naranj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Para más ayuda, hacer clic en la pestaña Ayuda de la parte inferior</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70" office:value-type="string" calcext:value-type="string">
            <text:p>🔒 Introd</text:p>
          </table:table-cell>
          <table:table-cell table:style-name="ce106" office:value-type="string" calcext:value-type="string">
            <text:p>🔒 Ayuda</text:p>
          </table:table-cell>
          <table:table-cell table:style-name="ce117" office:value-type="string" calcext:value-type="string">
            <text:p>🔒 Indice</text:p>
          </table:table-cell>
          <table:table-cell table:style-name="ce117" office:value-type="string" calcext:value-type="string">
            <text:p>🔒 Formula</text:p>
          </table:table-cell>
          <table:table-cell table:style-name="ce117" office:value-type="string" calcext:value-type="string">
            <text:p>D_Formula</text:p>
          </table:table-cell>
          <table:table-cell table:style-name="ce117" office:value-type="string" calcext:value-type="string">
            <text:p>🔒 Disoluc</text:p>
          </table:table-cell>
          <table:table-cell table:style-name="ce73"/>
          <table:table-cell table:style-name="ce50" table:number-columns-repeated="15"/>
          <table:table-cell table:number-columns-repeated="42"/>
        </table:table-row>
        <table:table-row table:style-name="ro1">
          <table:table-cell table:style-name="ce14" office:value-type="string" calcext:value-type="string">
            <text:p>O pulsar la tecla [Ctrl] mientras se hace clic en el enlace</text:p>
          </table:table-cell>
          <table:table-cell table:style-name="ce50" table:number-columns-repeated="2"/>
          <table:table-cell table:style-name="ce46" office:value-type="string" calcext:value-type="string">
            <text:p><text:a xlink:href="#Axuda" xlink:type="simple">Ayuda</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40" office:value-type="string" calcext:value-type="string">
            <text:p>Aclaracion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56" office:value-type="string" calcext:value-type="string">
            <text:p>Para ver bien los subíndices o superíndices se necesita una fuente UNICODE.</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un tipo de letra que contiene más símbolos que los normal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Este documento utiliza las fuentes</text:p>
          </table:table-cell>
          <table:table-cell table:style-name="ce50"/>
          <table:table-cell table:style-name="ce45" office:value-type="string" calcext:value-type="string">
            <text:p><text:span text:style-name="T3"><text:a xlink:href="http://numbertext.org/linux/" xlink:type="simple">Linux Biolinum G y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14"/>
          <table:table-cell table:number-columns-repeated="42"/>
        </table:table-row>
        <table:table-row table:style-name="ro1">
          <table:table-cell table:style-name="ce56" office:value-type="string" calcext:value-type="string">
            <text:p>Y para escribir subíndices y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y en las potencias de 10.</text:p>
          </table:table-cell>
          <table:table-cell table:style-name="ce50"/>
          <table:table-cell table:style-name="ce73" office:value-type="string" calcext:value-type="string">
            <text:p>3·10⁸</text:p>
          </table:table-cell>
          <table:table-cell table:style-name="ce50" table:number-columns-repeated="15"/>
          <table:table-cell table:number-columns-repeated="42"/>
        </table:table-row>
        <table:table-row table:style-name="ro1">
          <table:table-cell table:style-name="ce56" office:value-type="string" calcext:value-type="string">
            <text:p>Si aparece</text:p>
          </table:table-cell>
          <table:table-cell table:style-name="ce47" table:formula="of:=NA()" office:value-type="string" office:string-value="" calcext:value-type="error">
            <text:p>#N/D</text:p>
          </table:table-cell>
          <table:table-cell table:style-name="ce56" office:value-type="string" calcext:value-type="string">
            <text:p>en alguna celda habrá que revisar los menús desplegables.</text:p>
          </table:table-cell>
          <table:table-cell table:style-name="ce50" table:number-columns-repeated="3"/>
          <table:table-cell table:style-name="ce73"/>
          <table:table-cell table:style-name="ce50" table:number-columns-repeated="15"/>
          <table:table-cell table:number-columns-repeated="42"/>
        </table:table-row>
        <table:table-row table:style-name="ro1">
          <table:table-cell table:style-name="ce56" office:value-type="string" calcext:value-type="string">
            <text:p>Lo más probable es que queden opciones de un problema anterior que ya no son válidas </text:p>
          </table:table-cell>
          <table:table-cell table:style-name="ce50" table:number-columns-repeated="2"/>
          <table:table-cell table:style-name="ce68"/>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para el problema actual. Desplegar los menús en color naranja y elegir uno de los ítems de la lista.</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Se pueden ver más decimales en los datos de entrada con la opción</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87" office:value-type="string" calcext:value-type="string">
            <text:p>Herramientas → Opciones→ Calc → Calcular → Limitar <text:s/>los decimales</text:p>
          </table:table-cell>
          <table:table-cell table:style-name="ce87"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poniendo más decimales o quitando la marca.</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 office:value-type="string" calcext:value-type="string">
            <text:p>Funciones</text:p>
          </table:table-cell>
          <table:table-cell table:style-name="ce50" table:number-columns-repeated="2"/>
          <table:table-cell table:style-name="ce49" office:value-type="string" calcext:value-type="string">
            <text:p><text:a xlink:href="#Comienzo" xlink:type="simple">Ir arriba</text:a></text:p>
          </table:table-cell>
          <table:table-cell table:style-name="ce50"/>
          <table:table-cell table:style-name="ce2" office:value-type="string" calcext:value-type="string">
            <text:p>Ejemplos</text:p>
          </table:table-cell>
          <table:table-cell table:style-name="ce73"/>
          <table:table-cell table:style-name="ce50" table:number-columns-repeated="2"/>
          <table:table-cell table:style-name="ce47"/>
          <table:table-cell table:style-name="ce50" table:number-columns-repeated="12"/>
          <table:table-cell table:number-columns-repeated="42"/>
        </table:table-row>
        <table:table-row table:style-name="ro1">
          <table:table-cell table:style-name="ce21" office:value-type="string" calcext:value-type="string">
            <text:p>Números</text:p>
          </table:table-cell>
          <table:table-cell table:style-name="ce50" table:number-columns-repeated="4"/>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a un texto con el resultado y un prefijo del S.I.</text:p>
          </table:table-cell>
          <table:table-cell table:style-name="ce50" table:number-columns-repeated="2"/>
          <table:table-cell table:style-name="DatoEntrada" office:value-type="string" calcext:value-type="string">
            <text:p>7,8241·10⁷</text:p>
          </table:table-cell>
          <table:table-cell table:style-name="ce73"/>
          <table:table-cell table:style-name="ce38" table:number-columns-repeated="2"/>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number-columns-repeated="2"/>
          <table:table-cell table:style-name="ce73" table:formula="of:=[.J46]&amp;&quot;J&quot;" office:value-type="string" office:string-value="78,241 MJ" calcext:value-type="string">
            <text:p>78,241 MJ</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en el que, así expresado, el resultado está entre 1 y 999,9…</text:p>
          </table:table-cell>
          <table:table-cell table:style-name="ce50" table:number-columns-repeated="2"/>
          <table:table-cell table:style-name="ce26" office:value-type="string" calcext:value-type="string">
            <text:p>Núm</text:p>
          </table:table-cell>
          <table:table-cell table:style-name="ce73" office:value-type="string" calcext:value-type="string">
            <text:p>Exp</text:p>
          </table:table-cell>
          <table:table-cell table:style-name="ce50" table:number-columns-repeated="3"/>
          <table:table-cell table:style-name="ce38"/>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50" table:number-columns-repeated="2"/>
          <table:table-cell table:style-name="ce50" office:value-type="string" calcext:value-type="string">
            <text:p>Sí no existe prefijo, el resultado es un texto con el número</text:p>
          </table:table-cell>
          <table:table-cell table:style-name="ce50" table:number-columns-repeated="2"/>
          <table:table-cell table:style-name="DatoEntrada" office:value-type="string" calcext:value-type="string">
            <text:p>6,6260·10⁻³⁴</text:p>
          </table:table-cell>
          <table:table-cell table:style-name="ce73"/>
          <table:table-cell table:style-name="ce38" table:number-columns-repeated="2"/>
          <table:table-cell table:style-name="ce26" table:formula="of:=ASUBMULT([.F48])" office:value-type="string" office:string-value="6,6260·10⁻³⁴" calcext:value-type="string">
            <text:p>6,6260·10⁻³⁴</text:p>
          </table:table-cell>
          <table:table-cell table:style-name="ce38" table:formula="of:=FORMULA([.J48])" office:value-type="string" office:string-value="=ASUBMULT(F48)" calcext:value-type="string">
            <text:p>=ASUBMULT(F48)</text:p>
          </table:table-cell>
          <table:table-cell table:style-name="ce38"/>
          <table:table-cell table:style-name="ce50"/>
          <table:table-cell table:style-name="ce26"/>
          <table:table-cell table:style-name="ce50" table:number-columns-repeated="8"/>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y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38"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38"/>
          <table:table-cell table:style-name="ce50"/>
          <table:table-cell table:style-name="ce26" table:formula="of:=[.F49]&amp;&quot; m&quot;&amp;SUPERIND([.G49])" office:value-type="string" office:string-value="6,02×10²⁷ m²" calcext:value-type="string">
            <text:p>6,02×10²⁷ m²</text:p>
          </table:table-cell>
          <table:table-cell table:style-name="ce50" table:formula="of:=&quot; = &quot;&amp;ASUBMULT([.F49];[.G49])&amp;&quot;m&quot;&amp;SUPERIND([.G49])" office:value-type="string" office:string-value=" = 6,02·10³ Tm²" calcext:value-type="string">
            <text:p><text:s/>= 6,02·10³ Tm²</text:p>
          </table:table-cell>
          <table:table-cell table:style-name="ce50" table:number-columns-repeated="7"/>
          <table:table-cell table:number-columns-repeated="42"/>
        </table:table-row>
        <table:table-row table:style-name="ro1">
          <table:table-cell table:style-name="ce26"/>
          <table:table-cell table:style-name="ce26" office:value-type="string" calcext:value-type="string">
            <text:p>Prefijos (10³)<text:span text:style-name="T2">ⁿ</text:span>:</text:p>
          </table:table-cell>
          <table:table-cell table:style-name="ce50" office:value-type="string" calcext:value-type="string">
            <text:p>q, r, y, z, la, f, p, n, µ, m, k, M, G, T, P, Y,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38"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38"/>
          <table:table-cell table:style-name="ce50"/>
          <table:table-cell table:style-name="ce26" table:formula="of:=[.F50]&amp;&quot; m&quot;&amp;SUPERIND([.G50])" office:value-type="string" office:string-value="0,00002589 m³" calcext:value-type="string">
            <text:p>0,00002589 m³</text:p>
          </table:table-cell>
          <table:table-cell table:style-name="ce50" table:formula="of:=&quot; = &quot;&amp;ASUBMULT([.F50];[.G50])&amp;&quot;m&quot;&amp;SUPERIND([.G50])" office:value-type="string" office:string-value=" = 25,89 cm³" calcext:value-type="string">
            <text:p><text:s/>= 25,89 cm³</text:p>
          </table:table-cell>
          <table:table-cell table:style-name="ce50" table:number-columns-repeated="7"/>
          <table:table-cell table:number-columns-repeated="42"/>
        </table:table-row>
        <table:table-row table:style-name="ro1">
          <table:table-cell table:style-name="ce50" table:number-columns-repeated="5"/>
          <table:table-cell table:style-name="ce26" office:value-type="string" calcext:value-type="string">
            <text:p>TextoNum</text:p>
          </table:table-cell>
          <table:table-cell table:style-name="ce47"/>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el valor de un texto numérico</text:p>
          </table:table-cell>
          <table:table-cell table:style-name="ce50" table:number-columns-repeated="2"/>
          <table:table-cell table:style-name="DatoEntrada" office:value-type="string" calcext:value-type="string">
            <text:p>2,00·10⁻³</text:p>
          </table:table-cell>
          <table:table-cell table:style-name="ce47"/>
          <table:table-cell table:style-name="ce50" table:number-columns-repeated="2"/>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text:span text:style-name="T4">Se puede escribir «equis» (x) en vez de «aspa» (</text:span><text:span text:style-name="T5">×)</text:span></text:p>
          </table:table-cell>
          <table:table-cell table:style-name="ce50" table:number-columns-repeated="2"/>
          <table:table-cell table:style-name="ce142" office:value-type="string" calcext:value-type="string">
            <text:p>6,02x10²³</text:p>
          </table:table-cell>
          <table:table-cell table:style-name="ce47"/>
          <table:table-cell table:style-name="ce50" table:number-columns-repeated="2"/>
          <table:table-cell table:style-name="ce56" table:formula="of:=AVALOR([.F53])" office:value-type="float" office:value="6.02E+023" calcext:value-type="float">
            <text:p>6,02E+023</text:p>
          </table:table-cell>
          <table:table-cell table:style-name="ce38" table:formula="of:=FORMULA([.J53])" office:value-type="string" office:string-value="=AVALOR(F53)" calcext:value-type="string">
            <text:p>=AVALOR(F53)</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Se puede escribir «^» seguido de signos y cifras</text:p>
          </table:table-cell>
          <table:table-cell table:style-name="ce50" table:number-columns-repeated="2"/>
          <table:table-cell table:style-name="ce142" office:value-type="string" calcext:value-type="string">
            <text:p>6,63x10^-34</text:p>
          </table:table-cell>
          <table:table-cell table:style-name="ce47"/>
          <table:table-cell table:style-name="ce50" table:number-columns-repeated="2"/>
          <table:table-cell table:style-name="ce182"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a el número recortado a la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pero no muestra los ceros decimales a la derech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11"/>
          <table:table-cell table:number-columns-repeated="42"/>
        </table:table-row>
        <table:table-row table:style-name="ro1">
          <table:table-cell table:style-name="ce50"/>
          <table:table-cell table:style-name="ce48" office:value-type="string" calcext:value-type="string">
            <text:p>Núm</text:p>
          </table:table-cell>
          <table:table-cell table:style-name="ce53" office:value-type="string" calcext:value-type="string">
            <text:p>El número que se va a recortar o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11"/>
          <table:table-cell table:number-columns-repeated="42"/>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47" office:value-type="string" calcext:value-type="string">
            <text:p>cUnidad</text:p>
          </table:table-cell>
          <table:table-cell table:style-name="ce26" table:number-columns-repeated="2"/>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EnUnidadIng(TextoNum; cUnidad)</text:p>
          </table:table-cell>
          <table:table-cell table:style-name="ce48"/>
          <table:table-cell table:style-name="ce50" office:value-type="string" calcext:value-type="string">
            <text:p>Da un texto con él número en la unidades en las que</text:p>
          </table:table-cell>
          <table:table-cell table:style-name="ce50" table:number-columns-repeated="2"/>
          <table:table-cell table:style-name="ce144" office:value-type="string" calcext:value-type="string">
            <text:p>2,638·10⁵</text:p>
          </table:table-cell>
          <table:table-cell table:style-name="ce38"/>
          <table:table-cell table:style-name="ce70" office:value-type="string" calcext:value-type="string">
            <text:p>cm</text:p>
          </table:table-cell>
          <table:table-cell table:style-name="ce26"/>
          <table:table-cell table:style-name="ce26" table:formula="of:=ENUNIDADING([.F61];[.H61])" office:value-type="string" office:string-value="2,638 km" calcext:value-type="string">
            <text:p>2,638 km</text:p>
          </table:table-cell>
          <table:table-cell table:style-name="ce38" table:formula="of:=FORMULA([.J61])" office:value-type="string" office:string-value="=ENUNIDADING(F61;H61)" calcext:value-type="string">
            <text:p>=ENUNIDADING(F61;H61)</text:p>
          </table:table-cell>
          <table:table-cell table:style-name="ce50" table:number-columns-repeated="11"/>
          <table:table-cell table:number-columns-repeated="42"/>
        </table:table-row>
        <table:table-row table:style-name="ro1">
          <table:table-cell table:style-name="ce50"/>
          <table:table-cell table:style-name="ce48"/>
          <table:table-cell table:style-name="ce50" office:value-type="string" calcext:value-type="string">
            <text:p>aparece entre 1 y 999,9…</text:p>
          </table:table-cell>
          <table:table-cell table:style-name="ce50" table:number-columns-repeated="2"/>
          <table:table-cell table:style-name="ce144" office:value-type="string" calcext:value-type="string">
            <text:p>2,638·10⁵</text:p>
          </table:table-cell>
          <table:table-cell table:style-name="ce38"/>
          <table:table-cell table:style-name="ce70" office:value-type="string" calcext:value-type="string">
            <text:p>cm²</text:p>
          </table:table-cell>
          <table:table-cell table:style-name="ce26"/>
          <table:table-cell table:style-name="ce26" table:formula="of:=ENUNIDADING([.F62];[.H62])" office:value-type="string" office:string-value="26,38 m²" calcext:value-type="string">
            <text:p>26,38 m²</text:p>
          </table:table-cell>
          <table:table-cell table:style-name="ce38" table:formula="of:=FORMULA([.J62])" office:value-type="string" office:string-value="=ENUNIDADING(F62;H62)" calcext:value-type="string">
            <text:p>=ENUNIDADING(F62;H62)</text:p>
          </table:table-cell>
          <table:table-cell table:style-name="ce50" table:number-columns-repeated="11"/>
          <table:table-cell table:number-columns-repeated="42"/>
        </table:table-row>
        <table:table-row table:style-name="ro1">
          <table:table-cell table:style-name="ce50"/>
          <table:table-cell table:style-name="ce48"/>
          <table:table-cell table:style-name="ce50" table:number-columns-repeated="3"/>
          <table:table-cell table:style-name="ce144" office:value-type="string" calcext:value-type="string">
            <text:p>2,638·10⁵</text:p>
          </table:table-cell>
          <table:table-cell table:style-name="ce38"/>
          <table:table-cell table:style-name="ce70" office:value-type="string" calcext:value-type="string">
            <text:p>cm³</text:p>
          </table:table-cell>
          <table:table-cell table:style-name="ce26"/>
          <table:table-cell table:style-name="ce26" table:formula="of:=ENUNIDADING([.F63];[.H63])" office:value-type="string" office:string-value="263,8 dm³" calcext:value-type="string">
            <text:p>263,8 dm³</text:p>
          </table:table-cell>
          <table:table-cell table:style-name="ce38" table:formula="of:=FORMULA([.J63])" office:value-type="string" office:string-value="=ENUNIDADING(F63;H63)" calcext:value-type="string">
            <text:p>=ENUNIDADING(F63;H63)</text:p>
          </table:table-cell>
          <table:table-cell table:style-name="ce50" table:number-columns-repeated="11"/>
          <table:table-cell table:number-columns-repeated="42"/>
        </table:table-row>
        <table:table-row table:style-name="ro1">
          <table:table-cell table:style-name="ce50" table:number-columns-repeated="5"/>
          <table:table-cell table:style-name="ce131"/>
          <table:table-cell table:style-name="ce172" office:value-type="string" calcext:value-type="string">
            <text:p>Prefijo</text:p>
          </table:table-cell>
          <table:table-cell table:style-name="ce131"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FactorSI(Prefijo)</text:p>
          </table:table-cell>
          <table:table-cell table:style-name="ce50"/>
          <table:table-cell table:style-name="ce50" office:value-type="string" calcext:value-type="string">
            <text:p>Da el factor a lo que equivale el prefijo S.I</text:p>
          </table:table-cell>
          <table:table-cell table:style-name="ce50" table:number-columns-repeated="2"/>
          <table:table-cell table:style-name="ce38"/>
          <table:table-cell table:style-name="ce25" office:value-type="string" calcext:value-type="string">
            <text:p>r</text:p>
          </table:table-cell>
          <table:table-cell table:style-name="ce38" table:number-columns-repeated="2"/>
          <table:table-cell table:style-name="ce26" table:formula="of:=FACTORSI([.G65])" office:value-type="float" office:value="1E-027" calcext:value-type="float">
            <text:p>1E-27</text:p>
          </table:table-cell>
          <table:table-cell table:style-name="ce38" table:formula="of:=FORMULA([.J65])" office:value-type="string" office:string-value="=FACTORSI(G65)" calcext:value-type="string">
            <text:p>=FACTORSI(G65)</text:p>
          </table:table-cell>
          <table:table-cell table:style-name="ce50" table:number-columns-repeated="11"/>
          <table:table-cell table:number-columns-repeated="42"/>
        </table:table-row>
        <table:table-row table:style-name="ro1">
          <table:table-cell table:style-name="ce50"/>
          <table:table-cell table:style-name="ce48" office:value-type="string" calcext:value-type="string">
            <text:p>Prefijo</text:p>
          </table:table-cell>
          <table:table-cell table:style-name="ce50" office:value-type="string" calcext:value-type="string">
            <text:p>q, r, y, z, la, f, p, n, µ, m, k, M, G, T, P, Y, Z, Y, R, Q</text:p>
          </table:table-cell>
          <table:table-cell table:style-name="ce50" table:number-columns-repeated="2"/>
          <table:table-cell table:style-name="ce38"/>
          <table:table-cell table:style-name="ce25" office:value-type="string" calcext:value-type="string">
            <text:p>de la</text:p>
          </table:table-cell>
          <table:table-cell table:style-name="ce38" table:number-columns-repeated="2"/>
          <table:table-cell table:style-name="ce26" table:formula="of:=FACTORSI([.G66])" office:value-type="float" office:value="0" calcext:value-type="float">
            <text:p>0</text:p>
          </table:table-cell>
          <table:table-cell table:style-name="ce38" table:formula="of:=FORMULA([.J66])" office:value-type="string" office:string-value="=FACTORSI(G66)" calcext:value-type="string">
            <text:p>=FACTORSI(G66)</text:p>
          </table:table-cell>
          <table:table-cell table:style-name="ce50" table:number-columns-repeated="11"/>
          <table:table-cell table:number-columns-repeated="42"/>
        </table:table-row>
        <table:table-row table:style-name="ro1">
          <table:table-cell table:style-name="ce50"/>
          <table:table-cell table:style-name="ce48"/>
          <table:table-cell table:style-name="ce50" office:value-type="string" calcext:value-type="string">
            <text:p>Para micro puede usarse «u» o «µ»</text:p>
          </table:table-cell>
          <table:table-cell table:style-name="ce50" table:number-columns-repeated="2"/>
          <table:table-cell table:style-name="ce38"/>
          <table:table-cell table:style-name="ce25" office:value-type="string" calcext:value-type="string">
            <text:p>u</text:p>
          </table:table-cell>
          <table:table-cell table:style-name="ce38" table:number-columns-repeated="2"/>
          <table:table-cell table:style-name="ce26" table:formula="of:=FACTORSI([.G67])" office:value-type="float" office:value="0.000001" calcext:value-type="float">
            <text:p>0,000001</text:p>
          </table:table-cell>
          <table:table-cell table:style-name="ce38" table:formula="of:=FORMULA([.J67])" office:value-type="string" office:string-value="=FACTORSI(G67)" calcext:value-type="string">
            <text:p>=FACTORSI(G67)</text:p>
          </table:table-cell>
          <table:table-cell table:style-name="ce50" table:number-columns-repeated="11"/>
          <table:table-cell table:number-columns-repeated="42"/>
        </table:table-row>
        <table:table-row table:style-name="ro1">
          <table:table-cell table:style-name="ce50" table:number-columns-repeated="5"/>
          <table:table-cell table:style-name="ce38"/>
          <table:table-cell table:style-name="ce25" office:value-type="string" calcext:value-type="string">
            <text:p>µ</text:p>
          </table:table-cell>
          <table:table-cell table:style-name="ce38" table:number-columns-repeated="2"/>
          <table:table-cell table:style-name="ce26" table:formula="of:=FACTORSI([.G68])" office:value-type="float" office:value="0.000001" calcext:value-type="float">
            <text:p>0,000001</text:p>
          </table:table-cell>
          <table:table-cell table:style-name="ce38" table:formula="of:=FORMULA([.J68])" office:value-type="string" office:string-value="=FACTORSI(G68)" calcext:value-type="string">
            <text:p>=FACTORSI(G68)</text:p>
          </table:table-cell>
          <table:table-cell table:style-name="ce50" table:number-columns-repeated="11"/>
          <table:table-cell table:number-columns-repeated="42"/>
        </table:table-row>
        <table:table-row table:style-name="ro1">
          <table:table-cell table:style-name="ce26"/>
          <table:table-cell table:style-name="ce48"/>
          <table:table-cell table:style-name="ce50" table:number-columns-repeated="3"/>
          <table:table-cell table:style-name="ce26" office:value-type="string" calcext:value-type="string">
            <text:p>Rango</text:p>
          </table:table-cell>
          <table:table-cell table:style-name="ce38"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8" office:value-type="string" calcext:value-type="string">
            <text:p>MaxMinAbs(Rango, n)</text:p>
          </table:table-cell>
          <table:table-cell table:style-name="ce38"/>
          <table:table-cell table:style-name="ce53" office:value-type="string" calcext:value-type="string">
            <text:p><text:span text:style-name="T6">Da el máximo o el mínimos de los </text:span>valores absoluto</text:p>
          </table:table-cell>
          <table:table-cell table:style-name="ce38" table:number-columns-repeated="2"/>
          <table:table-cell table:style-name="DatoEntrada" office:value-type="string" calcext:value-type="string">
            <text:p>-6,02×10⁷</text:p>
          </table:table-cell>
          <table:table-cell table:style-name="ce50" table:number-columns-repeated="3"/>
          <table:table-cell table:style-name="ce299" table:formula="of:=MAXMINABS([.F69:.F71])" office:value-type="float" office:value="60200000" calcext:value-type="float">
            <text:p>60200000</text:p>
          </table:table-cell>
          <table:table-cell table:style-name="ce38" table:formula="of:=FORMULA([.J70])" office:value-type="string" office:string-value="=MAXMINABS(F69:F71)" calcext:value-type="string">
            <text:p>=MAXMINABS(F69:F71)</text:p>
          </table:table-cell>
          <table:table-cell table:style-name="ce50" table:number-columns-repeated="11"/>
          <table:table-cell table:number-columns-repeated="42"/>
        </table:table-row>
        <table:table-row table:style-name="ro1">
          <table:table-cell table:style-name="ce26"/>
          <table:table-cell table:style-name="ce48"/>
          <table:table-cell table:style-name="ce50" office:value-type="string" calcext:value-type="string">
            <text:p>de un rango</text:p>
          </table:table-cell>
          <table:table-cell table:style-name="ce50" table:number-columns-repeated="2"/>
          <table:table-cell table:style-name="DatoEntrada" office:value-type="float" office:value="-2359000" calcext:value-type="float">
            <text:p>-2359000</text:p>
          </table:table-cell>
          <table:table-cell table:style-name="DatoEntrada" office:value-type="float" office:value="2" calcext:value-type="float">
            <text:p>2</text:p>
          </table:table-cell>
          <table:table-cell table:style-name="ce38" table:number-columns-repeated="2"/>
          <table:table-cell table:style-name="ce299" table:formula="of:=MAXMINABS([.F70:.F72];[.G71])" office:value-type="float" office:value="1234567" calcext:value-type="float">
            <text:p>1234567</text:p>
          </table:table-cell>
          <table:table-cell table:style-name="ce38"/>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60" office:value-type="string" calcext:value-type="string">
            <text:p>n</text:p>
          </table:table-cell>
          <table:table-cell table:style-name="ce128" office:value-type="string" calcext:value-type="string">
            <text:p>2 para mínimo y cualquier otro, o ninguno, para máximo</text:p>
          </table:table-cell>
          <table:table-cell table:style-name="ce50" table:number-columns-repeated="2"/>
          <table:table-cell table:style-name="DatoEntrada" office:value-type="float" office:value="1234567" calcext:value-type="float">
            <text:p>1234567</text:p>
          </table:table-cell>
          <table:table-cell table:style-name="ce38" table:number-columns-repeated="5"/>
          <table:table-cell table:style-name="ce50" table:number-columns-repeated="11"/>
          <table:table-cell table:number-columns-repeated="42"/>
        </table:table-row>
        <table:table-row table:style-name="ro1">
          <table:table-cell table:style-name="ce19"/>
          <table:table-cell table:style-name="ce50" table:number-columns-repeated="4"/>
          <table:table-cell table:style-name="ce150" office:value-type="string" calcext:value-type="string">
            <text:p>Núm</text:p>
          </table:table-cell>
          <table:table-cell table:style-name="ce389" office:value-type="string" calcext:value-type="string">
            <text:p>Exp</text:p>
          </table:table-cell>
          <table:table-cell table:style-name="ce161"/>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a un texto con el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38" table:number-columns-repeated="2"/>
          <table:table-cell table:style-name="ce26" table:formula="of:=NOTACIEN([.F74];[.G74])" office:value-type="string" office:string-value="2,58980·10⁻⁵" calcext:value-type="string">
            <text:p>2,58980·10⁻⁵</text:p>
          </table:table-cell>
          <table:table-cell table:style-name="ce38" table:formula="of:=FORMULA([.J74])" office:value-type="string" office:string-value="=NOTACIEN(F74;G74)" calcext:value-type="string">
            <text:p>=NOTACIEN(F74;G74)</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El n.º de cifras significativas (si no se ponen, usa 3)</text:p>
          </table:table-cell>
          <table:table-cell table:style-name="ce50" table:number-columns-repeated="2"/>
          <table:table-cell table:style-name="DatoEntrada" table:formula="of:=[.F74]" office:value-type="float" office:value="0.000025898" calcext:value-type="float">
            <text:p>0,000025898</text:p>
          </table:table-cell>
          <table:table-cell table:style-name="ce50"/>
          <table:table-cell table:style-name="ce47" office:value-type="string" calcext:value-type="string">
            <text:p>Aspa</text:p>
          </table:table-cell>
          <table:table-cell table:style-name="ce47"/>
          <table:table-cell table:style-name="ce26" table:formula="of:=NOTACIEN([.F75])" office:value-type="string" office:string-value="2,59·10⁻⁵" calcext:value-type="string">
            <text:p>2,59·10⁻⁵</text:p>
          </table:table-cell>
          <table:table-cell table:style-name="ce38" table:formula="of:=FORMULA([.J75])" office:value-type="string" office:string-value="=NOTACIEN(F75)" calcext:value-type="string">
            <text:p>=NOTACIEN(F75)</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i no se ponen o es 0: «·10». Si se ponen y no es 0: «×10»</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DatoEntrada"/>
          <table:table-cell table:style-name="ce26" table:formula="of:=NOTACIEN([.F76];[.G76];[.H76])" office:value-type="string" office:string-value="2,0×10³" calcext:value-type="string">
            <text:p>2,0×10³</text:p>
          </table:table-cell>
          <table:table-cell table:style-name="ce38" table:formula="of:=FORMULA([.J76])" office:value-type="string" office:string-value="=NOTACIEN(F76;G76;H76)" calcext:value-type="string">
            <text:p>=NOTACIEN(F76;G76;H76)</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Núm</text:p>
          </table:table-cell>
          <table:table-cell table:style-name="ce73" office:value-type="string" calcext:value-type="string">
            <text:p>Cifras</text:p>
          </table:table-cell>
          <table:table-cell table:style-name="ce179" office:value-type="string" calcext:value-type="string">
            <text:p>Umbral</text:p>
          </table:table-cell>
          <table:table-cell table:style-name="ce179"/>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NumForma(Núm; Cifras; Umbral; Aspa)</text:p>
          </table:table-cell>
          <table:table-cell table:style-name="ce50"/>
          <table:table-cell table:style-name="ce53" office:value-type="string" calcext:value-type="string">
            <text:p>Da un texto con el número en notación decimal o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179"/>
          <table:table-cell table:style-name="ce26" table:formula="of:=NUMFORMA([.F78];[.G78];[.H78])" office:value-type="string" office:string-value="0,01235" calcext:value-type="string">
            <text:p>0,01235</text:p>
          </table:table-cell>
          <table:table-cell table:style-name="ce38" table:formula="of:=FORMULA([.J78])" office:value-type="string" office:string-value="=NUMFORMA(F78;G78;H78)" calcext:value-type="string">
            <text:p>=NUMFORMA(F78;G78;H78)</text:p>
          </table:table-cell>
          <table:table-cell table:style-name="ce50" table:number-columns-repeated="11"/>
          <table:table-cell table:number-columns-repeated="42"/>
        </table:table-row>
        <table:table-row table:style-name="ro1">
          <table:table-cell table:style-name="ce31" office:value-type="string" calcext:value-type="string">
            <text:p>decimal</text:p>
          </table:table-cell>
          <table:table-cell table:style-name="ce99" office:value-type="string" calcext:value-type="string">
            <text:p>si |Núm|&lt;1 y la 1.ª posición decimal es menor o igual que «Umbral»</text:p>
          </table:table-cell>
          <table:table-cell table:style-name="ce53"/>
          <table:table-cell table:style-name="ce50" table:number-columns-repeated="2"/>
          <table:table-cell table:style-name="DatoEntrada" table:formula="of:=[.F7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179"/>
          <table:table-cell table:style-name="ce26" table:formula="of:=NUMFORMA([.F79];[.G79];[.H79])" office:value-type="string" office:string-value="1,235·10⁻²" calcext:value-type="string">
            <text:p>1,235·10⁻²</text:p>
          </table:table-cell>
          <table:table-cell table:style-name="ce38" table:formula="of:=FORMULA([.J79])" office:value-type="string" office:string-value="=NUMFORMA(F79;G79;H79)" calcext:value-type="string">
            <text:p>=NUMFORMA(F79;G79;H79)</text:p>
          </table:table-cell>
          <table:table-cell table:style-name="ce50" table:number-columns-repeated="11"/>
          <table:table-cell table:number-columns-repeated="42"/>
        </table:table-row>
        <table:table-row table:style-name="ro1">
          <table:table-cell table:style-name="ce31" office:value-type="string" calcext:value-type="string">
            <text:p>decimal</text:p>
          </table:table-cell>
          <table:table-cell table:style-name="ce99" office:value-type="string" calcext:value-type="string">
            <text:p>si |Núm|&gt;1 y el n.º de cifras de la parte entera es menor o igual que «Umbral»</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179"/>
          <table:table-cell table:style-name="ce26" table:formula="of:=NUMFORMA([.F80];[.G80];[.H80])" office:value-type="string" office:string-value="1230" calcext:value-type="string">
            <text:p>1230</text:p>
          </table:table-cell>
          <table:table-cell table:style-name="ce38" table:formula="of:=FORMULA([.J80])" office:value-type="string" office:string-value="=NUMFORMA(F80;G80;H80)" calcext:value-type="string">
            <text:p>=NUMFORMA(F80;G80;H80)</text:p>
          </table:table-cell>
          <table:table-cell table:style-name="ce50" table:number-columns-repeated="11"/>
          <table:table-cell table:number-columns-repeated="42"/>
        </table:table-row>
        <table:table-row table:style-name="ro1">
          <table:table-cell table:style-name="ce31" office:value-type="string" calcext:value-type="string">
            <text:p>científica</text:p>
          </table:table-cell>
          <table:table-cell table:style-name="ce53" office:value-type="string" calcext:value-type="string">
            <text:p>en el resto de los casos</text:p>
          </table:table-cell>
          <table:table-cell table:style-name="ce50" table:number-columns-repeated="3"/>
          <table:table-cell table:style-name="DatoEntrada" table:formula="of:=[.F8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179"/>
          <table:table-cell table:style-name="ce26" table:formula="of:=NUMFORMA([.F81];[.G81];[.H81])" office:value-type="string" office:string-value="1,23·10³" calcext:value-type="string">
            <text:p>1,23·10³</text:p>
          </table:table-cell>
          <table:table-cell table:style-name="ce38" table:formula="of:=FORMULA([.J81])" office:value-type="string" office:string-value="=NUMFORMA(F81;G81;H81)" calcext:value-type="string">
            <text:p>=NUMFORMA(F81;G81;H81)</text:p>
          </table:table-cell>
          <table:table-cell table:style-name="ce50" table:number-columns-repeated="11"/>
          <table:table-cell table:number-columns-repeated="42"/>
        </table:table-row>
        <table:table-row table:style-name="ro1">
          <table:table-cell table:style-name="ce50"/>
          <table:table-cell table:style-name="ce51" office:value-type="string" calcext:value-type="string">
            <text:p>Núm</text:p>
          </table:table-cell>
          <table:table-cell table:style-name="ce99" office:value-type="string" calcext:value-type="string">
            <text:p>El número que se va a converti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179"/>
          <table:table-cell table:style-name="ce26" table:formula="of:=NUMFORMA([.F82];[.G82];[.H82])" office:value-type="string" office:string-value="-1,40·10⁻³" calcext:value-type="string">
            <text:p>-1,40·10⁻³</text:p>
          </table:table-cell>
          <table:table-cell table:style-name="ce38" table:formula="of:=FORMULA([.J82])" office:value-type="string" office:string-value="=NUMFORMA(F82;G82;H82)" calcext:value-type="string">
            <text:p>=NUMFORMA(F82;G82;H82)</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ce73" table:number-columns-repeated="4"/>
          <table:table-cell table:style-name="ce26"/>
          <table:table-cell table:style-name="ce38"/>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101" office:value-type="string" calcext:value-type="string">
            <text:p>Umbral</text:p>
          </table:table-cell>
          <table:table-cell table:style-name="ce53" office:value-type="string" calcext:value-type="string">
            <text:p>Decide entre notación decimal o científica (por defecto, 3)</text:p>
          </table:table-cell>
          <table:table-cell table:style-name="ce50" table:number-columns-repeated="2"/>
          <table:table-cell table:style-name="ce73"/>
          <table:table-cell table:style-name="ce47" office:value-type="string" calcext:value-type="string">
            <text:p>Cifras</text:p>
          </table:table-cell>
          <table:table-cell table:style-name="ce73"/>
          <table:table-cell table:style-name="ce26" office:value-type="string" calcext:value-type="string">
            <text:p>Aspa</text:p>
          </table:table-cell>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i no se ponen o es 0: «·10». Si se ponen y no es 0: «×10»</text:p>
          </table:table-cell>
          <table:table-cell table:style-name="ce50" table:number-columns-repeated="2"/>
          <table:table-cell table:style-name="ce151" office:value-type="float" office:value="6.022E+023" calcext:value-type="float">
            <text:p>6,02E+23</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26" table:formula="of:=NUMFORMA([.F85];[.G85];[.H85];[.I85])" office:value-type="string" office:string-value="6,022×10²³" calcext:value-type="string">
            <text:p>6,022×10²³</text:p>
          </table:table-cell>
          <table:table-cell table:style-name="ce38" table:formula="of:=FORMULA([.J85])" office:value-type="string" office:string-value="=NUMFORMA(F85;G85;H85;I85)" calcext:value-type="string">
            <text:p>=NUMFORMA(F85;G85;H85;I85)</text:p>
          </table:table-cell>
          <table:table-cell table:style-name="ce50" table:number-columns-repeated="11"/>
          <table:table-cell table:number-columns-repeated="42"/>
        </table:table-row>
        <table:table-row table:style-name="ro1">
          <table:table-cell table:style-name="ce50" table:number-columns-repeated="5"/>
          <table:table-cell table:style-name="ce150" office:value-type="string" calcext:value-type="string">
            <text:p>Núm</text:p>
          </table:table-cell>
          <table:table-cell table:style-name="ce73" office:value-type="string" calcext:value-type="string">
            <text:p>Exp</text:p>
          </table:table-cell>
          <table:table-cell table:style-name="ce299"/>
          <table:table-cell table:style-name="ce183"/>
          <table:table-cell table:style-name="ce47" office:value-type="string" calcext:value-type="string">
            <text:p>Resultado</text:p>
          </table:table-cell>
          <table:table-cell table:style-name="ce50" office:value-type="string" calcext:value-type="string">
            <text:p>Función</text:p>
          </table:table-cell>
          <table:table-cell table:style-name="ce50"/>
          <table:table-cell table:style-name="ce73" office:value-type="string" calcext:value-type="string">
            <text:p>Información</text:p>
          </table:table-cell>
          <table:table-cell table:style-name="ce50" table:number-columns-repeated="9"/>
          <table:table-cell table:number-columns-repeated="42"/>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a el prefijo S.I. del múltiplo o submúltiplo (10³)ⁿ</text:p>
          </table:table-cell>
          <table:table-cell table:style-name="ce50" table:number-columns-repeated="2"/>
          <table:table-cell table:style-name="ce71" office:value-type="float" office:value="0.0000935" calcext:value-type="float">
            <text:p>0,0000935</text:p>
          </table:table-cell>
          <table:table-cell table:style-name="ce47"/>
          <table:table-cell table:style-name="ce50" office:value-type="string" calcext:value-type="string">
            <text:p>Incl</text:p>
          </table:table-cell>
          <table:table-cell table:style-name="ce183"/>
          <table:table-cell table:style-name="ce26" table:formula="of:=PREFIJOSI([.F87])" office:value-type="string" office:string-value="µ" calcext:value-type="string">
            <text:p>µ</text:p>
          </table:table-cell>
          <table:table-cell table:style-name="ce73" table:formula="of:=FORMULA([.J87])" office:value-type="string" office:string-value="=PREFIJOSI(F87)" calcext:value-type="string">
            <text:p>=PREFIJOSI(F87)</text:p>
          </table:table-cell>
          <table:table-cell table:style-name="ce50"/>
          <table:table-cell table:style-name="ce73"/>
          <table:table-cell table:style-name="ce26" table:formula="of:=[.F87]&amp;&quot; J&quot;" office:value-type="string" office:string-value="0,0000935 J" calcext:value-type="string">
            <text:p>0,0000935 J</text:p>
          </table:table-cell>
          <table:table-cell table:style-name="ce50" table:formula="of:=&quot; = &quot;&amp;ASUBMULT([.F87])&amp;&quot;J&quot;" office:value-type="string" office:string-value=" = 93,5 µJ" calcext:value-type="string">
            <text:p><text:s/>= 93,5 µJ</text:p>
          </table:table-cell>
          <table:table-cell table:style-name="ce50" table:number-columns-repeated="7"/>
          <table:table-cell table:number-columns-repeated="42"/>
        </table:table-row>
        <table:table-row table:style-name="ro1">
          <table:table-cell table:style-name="ce50"/>
          <table:table-cell table:style-name="ce48"/>
          <table:table-cell table:style-name="ce50" office:value-type="string" calcext:value-type="string">
            <text:p>en el que, así expresado, el resultado está entre 1 y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183"/>
          <table:table-cell table:style-name="ce26" table:formula="of:=PREFIJOSI([.F88])" office:value-type="string" office:string-value="m" calcext:value-type="string">
            <text:p>m</text:p>
          </table:table-cell>
          <table:table-cell table:style-name="ce73" table:formula="of:=FORMULA([.J88])" office:value-type="string" office:string-value="=PREFIJOSI(F88)" calcext:value-type="string">
            <text:p>=PREFIJOSI(F88)</text:p>
          </table:table-cell>
          <table:table-cell table:style-name="ce50"/>
          <table:table-cell table:style-name="ce73"/>
          <table:table-cell table:style-name="ce26" table:formula="of:=[.F88]&amp;&quot; J&quot;" office:value-type="string" office:string-value="0,0164 J" calcext:value-type="string">
            <text:p>0,0164 J</text:p>
          </table:table-cell>
          <table:table-cell table:style-name="ce50" table:formula="of:=&quot; = &quot;&amp;ASUBMULT([.F88])&amp;&quot;J&quot;" office:value-type="string" office:string-value=" = 16,4 mJ" calcext:value-type="string">
            <text:p><text:s/>= 16,4 mJ</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y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183"/>
          <table:table-cell table:style-name="ce26" table:formula="of:=PREFIJOSI([.F89];[.G89];[.H89])" office:value-type="string" office:string-value="c" calcext:value-type="string">
            <text:p>c</text:p>
          </table:table-cell>
          <table:table-cell table:style-name="ce73" table:formula="of:=FORMULA([.J89])" office:value-type="string" office:string-value="=PREFIJOSI(F89;G89;H89)" calcext:value-type="string">
            <text:p>=PREFIJOSI(F89;G89;H89)</text:p>
          </table:table-cell>
          <table:table-cell table:style-name="ce50"/>
          <table:table-cell table:style-name="ce73"/>
          <table:table-cell table:style-name="ce26" table:formula="of:=[.F89]&amp;&quot; J&quot;" office:value-type="string" office:string-value="0,0164 J" calcext:value-type="string">
            <text:p>0,0164 J</text:p>
          </table:table-cell>
          <table:table-cell table:style-name="ce50" table:formula="of:=&quot; = &quot;&amp;[.F89]/FACTORSI([.J89])&amp;&quot; &quot;&amp;[.J89]&amp;&quot;J&quot;" office:value-type="string" office:string-value=" = 1,64 cJ" calcext:value-type="string">
            <text:p><text:s/>= 1,64 cJ</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14" office:value-type="string" calcext:value-type="string">
            <text:p>1 si se quiere incluir los prefijos c, d, da y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183"/>
          <table:table-cell table:style-name="ce26" table:formula="of:=PREFIJOSI([.F90];[.G90])" office:value-type="string" office:string-value="m" calcext:value-type="string">
            <text:p>m</text:p>
          </table:table-cell>
          <table:table-cell table:style-name="ce73" table:formula="of:=FORMULA([.J90])" office:value-type="string" office:string-value="=PREFIJOSI(F90;G90)" calcext:value-type="string">
            <text:p>=PREFIJOSI(F90;G90)</text:p>
          </table:table-cell>
          <table:table-cell table:style-name="ce50"/>
          <table:table-cell table:style-name="ce73"/>
          <table:table-cell table:style-name="ce26" table:formula="of:=[.F90]&amp;&quot; m&quot;&amp;SUPERIND([.G90])" office:value-type="string" office:string-value="7,86×10⁻⁶ m²" calcext:value-type="string">
            <text:p>7,86×10⁻⁶ m²</text:p>
          </table:table-cell>
          <table:table-cell table:style-name="ce50" table:formula="of:=&quot; = &quot;&amp;ASUBMULT([.F90];[.G90])&amp;&quot;m&quot;&amp;SUPERIND([.G90])" office:value-type="string" office:string-value=" = 7,86 mm²" calcext:value-type="string">
            <text:p><text:s/>= 7,86 mm²</text:p>
          </table:table-cell>
          <table:table-cell table:style-name="ce50" table:number-columns-repeated="7"/>
          <table:table-cell table:number-columns-repeated="42"/>
        </table:table-row>
        <table:table-row table:style-name="ro1">
          <table:table-cell table:style-name="ce50"/>
          <table:table-cell table:style-name="ce48"/>
          <table:table-cell table:style-name="ce50" office:value-type="string" calcext:value-type="string">
            <text:p>cuando nPot = 1 (para 2 y 3 ya se incluy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183"/>
          <table:table-cell table:style-name="ce26" table:formula="of:=PREFIJOSI([.F91];[.G91])" office:value-type="string" office:string-value="c" calcext:value-type="string">
            <text:p>c</text:p>
          </table:table-cell>
          <table:table-cell table:style-name="ce73" table:formula="of:=FORMULA([.J91])" office:value-type="string" office:string-value="=PREFIJOSI(F91;G91)" calcext:value-type="string">
            <text:p>=PREFIJOSI(F91;G91)</text:p>
          </table:table-cell>
          <table:table-cell table:style-name="ce50"/>
          <table:table-cell table:style-name="ce73"/>
          <table:table-cell table:style-name="ce26" table:formula="of:=[.F91]&amp;&quot; m&quot;&amp;SUPERIND([.G91])" office:value-type="string" office:string-value="8,86×10⁻⁶ m³" calcext:value-type="string">
            <text:p>8,86×10⁻⁶ m³</text:p>
          </table:table-cell>
          <table:table-cell table:style-name="ce50" table:formula="of:=&quot; = &quot;&amp;ASUBMULT([.F91];[.G91])&amp;&quot;m&quot;&amp;SUPERIND([.G91])" office:value-type="string" office:string-value=" = 8,86 cm³" calcext:value-type="string">
            <text:p><text:s/>= 8,86 cm³</text:p>
          </table:table-cell>
          <table:table-cell table:style-name="ce50" table:number-columns-repeated="7"/>
          <table:table-cell table:number-columns-repeated="42"/>
        </table:table-row>
        <table:table-row table:style-name="ro1">
          <table:table-cell table:style-name="ce39" office:value-type="string" calcext:value-type="string">
            <text:p>Manejo de fórmulas químicas</text:p>
          </table:table-cell>
          <table:table-cell table:style-name="ce50"/>
          <table:table-cell table:style-name="ce42"/>
          <table:table-cell table:style-name="ce50" table:number-columns-repeated="2"/>
          <table:table-cell table:style-name="ce26" office:value-type="string" calcext:value-type="string">
            <text:p>Fórmula química</text:p>
          </table:table-cell>
          <table:table-cell table:style-name="ce73"/>
          <table:table-cell table:style-name="ce50" table:number-columns-repeated="2"/>
          <table:table-cell table:style-name="ce184" office:value-type="string" calcext:value-type="string">
            <text:p>1234567890123467890</text:p>
          </table:table-cell>
          <table:table-cell table:style-name="ce50" office:value-type="string" calcext:value-type="string">
            <text:p>Función</text:p>
          </table:table-cell>
          <table:table-cell table:style-name="ce73" office:value-type="string" calcext:value-type="string">
            <text:p>Información</text:p>
          </table:table-cell>
          <table:table-cell table:style-name="ce50" table:number-columns-repeated="10"/>
          <table:table-cell table:number-columns-repeated="42"/>
        </table:table-row>
        <table:table-row table:style-name="ro1">
          <table:table-cell table:style-name="ce299" table:number-columns-repeated="8"/>
          <table:table-cell table:style-name="ce150" office:value-type="string" calcext:value-type="string">
            <text:p>Posición</text:p>
          </table:table-cell>
          <table:table-cell table:style-name="ce156" office:value-type="string" calcext:value-type="string">
            <text:p>12345678901234567890</text:p>
          </table:table-cell>
          <table:table-cell table:style-name="ce156"/>
          <table:table-cell table:style-name="ce50" office:value-type="string" calcext:value-type="string">
            <text:p>Función</text:p>
          </table:table-cell>
          <table:table-cell table:style-name="ce299" table:number-columns-repeated="5"/>
          <table:table-cell table:style-name="ce50" table:number-columns-repeated="5"/>
          <table:table-cell table:number-columns-repeated="42"/>
        </table:table-row>
        <table:table-row table:style-name="ro1">
          <table:table-cell table:style-name="ce24" office:value-type="string" calcext:value-type="string">
            <text:p>CuentaAtomos(Fórmula)</text:p>
          </table:table-cell>
          <table:table-cell table:style-name="ce50"/>
          <table:table-cell table:style-name="ce50" office:value-type="string" calcext:value-type="string">
            <text:p>Da una cadena de 20 caracteres:</text:p>
          </table:table-cell>
          <table:table-cell table:style-name="ce50" table:number-columns-repeated="2"/>
          <table:table-cell table:style-name="EntradaFormulaQuimica" office:value-type="string" calcext:value-type="string">
            <text:p>(NH4)2HSbO4</text:p>
          </table:table-cell>
          <table:table-cell table:style-name="ce73"/>
          <table:table-cell table:style-name="ce50" table:number-columns-repeated="2"/>
          <table:table-cell table:style-name="ce184" table:formula="of:=CUENTAATOMOS([.F94])" office:value-type="string" office:string-value="N H SbO   2 9 1 4   " calcext:value-type="string">
            <text:p>N H SbO <text:s text:c="2"/>2 9 1 4 <text:s text:c="2"/></text:p>
          </table:table-cell>
          <table:table-cell table:style-name="ce50" table:formula="of:=FORMULA([.J94])" office:value-type="string" office:string-value="=CUENTAATOMOS(F94)" calcext:value-type="string">
            <text:p>=CUENTAATOMOS(F94)</text:p>
          </table:table-cell>
          <table:table-cell table:style-name="ce50" table:formula="of:=MID([.$J94];11;2)" office:value-type="string" office:string-value="2 " calcext:value-type="string">
            <text:p>2 </text:p>
          </table:table-cell>
          <table:table-cell table:style-name="ce50" table:formula="of:=MID([.$J94];1;2)" office:value-type="string" office:string-value="N " calcext:value-type="string">
            <text:p>N </text:p>
          </table:table-cell>
          <table:table-cell table:style-name="ce50" table:formula="of:=MID([.$J94];13;2)" office:value-type="string" office:string-value="9 " calcext:value-type="string">
            <text:p>9 </text:p>
          </table:table-cell>
          <table:table-cell table:style-name="ce50" table:formula="of:=MID([.$J94];3;2)" office:value-type="string" office:string-value="H " calcext:value-type="string">
            <text:p>H </text:p>
          </table:table-cell>
          <table:table-cell table:style-name="ce50" table:formula="of:=MID([.$J94];15;2)" office:value-type="string" office:string-value="1 " calcext:value-type="string">
            <text:p>1 </text:p>
          </table:table-cell>
          <table:table-cell table:style-name="ce50" table:formula="of:=MID([.$J94];5;2)" office:value-type="string" office:string-value="Sb" calcext:value-type="string">
            <text:p>Sb</text:p>
          </table:table-cell>
          <table:table-cell table:style-name="ce50" table:formula="of:=MID([.$J94];17;2)" office:value-type="string" office:string-value="4 " calcext:value-type="string">
            <text:p>4 </text:p>
          </table:table-cell>
          <table:table-cell table:style-name="ce50" table:formula="of:=MID([.$J94];7;2)" office:value-type="string" office:string-value="O " calcext:value-type="string">
            <text:p>O </text:p>
          </table:table-cell>
          <table:table-cell table:style-name="ce50" table:formula="of:=MID([.$J94];19;2)" office:value-type="string" office:string-value="  " calcext:value-type="string">
            <text:p><text:s text:c="2"/></text:p>
          </table:table-cell>
          <table:table-cell table:style-name="ce50" table:formula="of:=MID([.$J94];19;2)" office:value-type="string" office:string-value="  " calcext:value-type="string">
            <text:p><text:s text:c="2"/></text:p>
          </table:table-cell>
          <table:table-cell table:style-name="ce50" table:formula="of:=MID([.$J94];19;2)" office:value-type="string" office:string-value="  " calcext:value-type="string">
            <text:p><text:s text:c="2"/></text:p>
          </table:table-cell>
          <table:table-cell table:number-columns-repeated="42"/>
        </table:table-row>
        <table:table-row table:style-name="ro1">
          <table:table-cell table:style-name="ce50" office:value-type="string" calcext:value-type="string">
            <text:p>hasta un máximo de -</text:p>
          </table:table-cell>
          <table:table-cell table:style-name="ce50"/>
          <table:table-cell table:style-name="ce14" office:value-type="string" calcext:value-type="string">
            <text:p>- los 10 primeros son los símbolos de los elementos</text:p>
          </table:table-cell>
          <table:table-cell table:style-name="ce50" table:number-columns-repeated="2"/>
          <table:table-cell table:style-name="EntradaFormulaQuimica" office:value-type="string" calcext:value-type="string">
            <text:p>CH3COOH</text:p>
          </table:table-cell>
          <table:table-cell table:style-name="ce73"/>
          <table:table-cell table:style-name="ce50" table:number-columns-repeated="2"/>
          <table:table-cell table:style-name="ce184" table:formula="of:=CUENTAATOMOS([.F95])" office:value-type="string" office:string-value="C O H     2 2 4     " calcext:value-type="string">
            <text:p>C O H <text:s text:c="4"/>2 2 4 <text:s text:c="4"/></text:p>
          </table:table-cell>
          <table:table-cell table:style-name="ce50" table:formula="of:=FORMULA([.J95])" office:value-type="string" office:string-value="=CUENTAATOMOS(F95)" calcext:value-type="string">
            <text:p>=CUENTAATOMOS(F95)</text:p>
          </table:table-cell>
          <table:table-cell table:style-name="ce50" table:formula="of:=MID([.$J95];11;2)" office:value-type="string" office:string-value="2 " calcext:value-type="string">
            <text:p>2 </text:p>
          </table:table-cell>
          <table:table-cell table:style-name="ce50" table:formula="of:=MID([.$J95];1;2)" office:value-type="string" office:string-value="C " calcext:value-type="string">
            <text:p>C </text:p>
          </table:table-cell>
          <table:table-cell table:style-name="ce50" table:formula="of:=MID([.$J95];13;2)" office:value-type="string" office:string-value="2 " calcext:value-type="string">
            <text:p>2 </text:p>
          </table:table-cell>
          <table:table-cell table:style-name="ce50" table:formula="of:=MID([.$J95];3;2)" office:value-type="string" office:string-value="O " calcext:value-type="string">
            <text:p>O </text:p>
          </table:table-cell>
          <table:table-cell table:style-name="ce50" table:formula="of:=MID([.$J95];15;2)" office:value-type="string" office:string-value="4 " calcext:value-type="string">
            <text:p>4 </text:p>
          </table:table-cell>
          <table:table-cell table:style-name="ce50" table:formula="of:=MID([.$J95];5;2)" office:value-type="string" office:string-value="H " calcext:value-type="string">
            <text:p>H </text:p>
          </table:table-cell>
          <table:table-cell table:style-name="ce50" table:formula="of:=MID([.$J95];17;2)" office:value-type="string" office:string-value="  " calcext:value-type="string">
            <text:p><text:s text:c="2"/></text:p>
          </table:table-cell>
          <table:table-cell table:style-name="ce50" table:formula="of:=MID([.$J95];7;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number-columns-repeated="42"/>
        </table:table-row>
        <table:table-row table:style-name="ro1">
          <table:table-cell table:style-name="ce50" office:value-type="string" calcext:value-type="string">
            <text:p>5 elementos distintos</text:p>
          </table:table-cell>
          <table:table-cell table:style-name="ce50"/>
          <table:table-cell table:style-name="ce14" office:value-type="string" calcext:value-type="string">
            <text:p>- los 10 últimos, cuántos átomos hay de cada uno de ellos</text:p>
          </table:table-cell>
          <table:table-cell table:style-name="ce50" table:number-columns-repeated="2"/>
          <table:table-cell table:style-name="EntradaFormulaQuimica" office:value-type="string" calcext:value-type="string">
            <text:p>C6H5CH2C6H5</text:p>
          </table:table-cell>
          <table:table-cell table:style-name="ce73"/>
          <table:table-cell table:style-name="ce50" table:number-columns-repeated="2"/>
          <table:table-cell table:style-name="ce184" table:formula="of:=CUENTAATOMOS([.F96])" office:value-type="string" office:string-value="C H       1312      " calcext:value-type="string">
            <text:p>C H <text:s text:c="6"/>1312 <text:s text:c="5"/></text:p>
          </table:table-cell>
          <table:table-cell table:style-name="ce50" table:formula="of:=FORMULA([.J96])" office:value-type="string" office:string-value="=CUENTAATOMOS(F96)" calcext:value-type="string">
            <text:p>=CUENTAATOMOS(F96)</text:p>
          </table:table-cell>
          <table:table-cell table:style-name="ce50" table:formula="of:=MID([.$J96];11;2)" office:value-type="string" office:string-value="13" calcext:value-type="string">
            <text:p>13</text:p>
          </table:table-cell>
          <table:table-cell table:style-name="ce50" table:formula="of:=MID([.$J96];1;2)" office:value-type="string" office:string-value="C " calcext:value-type="string">
            <text:p>C </text:p>
          </table:table-cell>
          <table:table-cell table:style-name="ce50" table:formula="of:=MID([.$J96];13;2)" office:value-type="string" office:string-value="12" calcext:value-type="string">
            <text:p>12</text:p>
          </table:table-cell>
          <table:table-cell table:style-name="ce50" table:formula="of:=MID([.$J96];3;2)" office:value-type="string" office:string-value="H " calcext:value-type="string">
            <text:p>H </text:p>
          </table:table-cell>
          <table:table-cell table:style-name="ce50" table:formula="of:=MID([.$J96];15;2)" office:value-type="string" office:string-value="  " calcext:value-type="string">
            <text:p><text:s text:c="2"/></text:p>
          </table:table-cell>
          <table:table-cell table:style-name="ce50" table:formula="of:=MID([.$J96];5;2)" office:value-type="string" office:string-value="  " calcext:value-type="string">
            <text:p><text:s text:c="2"/></text:p>
          </table:table-cell>
          <table:table-cell table:style-name="ce50" table:formula="of:=MID([.$J96];17;2)" office:value-type="string" office:string-value="  " calcext:value-type="string">
            <text:p><text:s text:c="2"/></text:p>
          </table:table-cell>
          <table:table-cell table:style-name="ce50" table:formula="of:=MID([.$J96];7;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number-columns-repeated="42"/>
        </table:table-row>
        <table:table-row table:style-name="ro1">
          <table:table-cell table:style-name="ce42"/>
          <table:table-cell table:style-name="ce50"/>
          <table:table-cell table:style-name="ce42"/>
          <table:table-cell table:style-name="ce50" table:number-columns-repeated="2"/>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DeSupSub(Texto)</text:p>
          </table:table-cell>
          <table:table-cell table:style-name="ce50"/>
          <table:table-cell table:style-name="ce50" office:value-type="string" calcext:value-type="string">
            <text:p>Quita subíndices y superíndices</text:p>
          </table:table-cell>
          <table:table-cell table:style-name="ce50" table:number-columns-repeated="2"/>
          <table:table-cell table:style-name="EntradaFormulaQuimica" table:formula="of:=[.J101]" office:value-type="string" office:string-value="SO₄²⁻" calcext:value-type="string">
            <text:p>SO₄²⁻</text:p>
          </table:table-cell>
          <table:table-cell table:style-name="ce73"/>
          <table:table-cell table:style-name="ce50" table:number-columns-repeated="2"/>
          <table:table-cell table:style-name="ce26" table:formula="of:=DESUPSUB([.F98])" office:value-type="string" office:string-value="SO42-" calcext:value-type="string">
            <text:p>SO42-</text:p>
          </table:table-cell>
          <table:table-cell table:style-name="ce50" table:formula="of:=FORMULA([.J98])" office:value-type="string" office:string-value="=DESUPSUB(F98)" calcext:value-type="string">
            <text:p>=DESUPSUB(F98)</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FormulaQuim(Fórmula)</text:p>
          </table:table-cell>
          <table:table-cell table:style-name="ce50"/>
          <table:table-cell table:style-name="ce50" office:value-type="string" calcext:value-type="string">
            <text:p>Pone los subíndices en una fórmula química</text:p>
          </table:table-cell>
          <table:table-cell table:style-name="ce50" table:number-columns-repeated="2"/>
          <table:table-cell table:style-name="EntradaFormulaQuimica" office:value-type="string" calcext:value-type="string">
            <text:p>(NH4)3PO4</text:p>
          </table:table-cell>
          <table:table-cell table:style-name="ce73"/>
          <table:table-cell table:style-name="ce50" table:number-columns-repeated="2"/>
          <table:table-cell table:style-name="ce26" table:formula="of:=FORMULAQUIM([.F100])" office:value-type="string" office:string-value="(NH₄)₃PO₄" calcext:value-type="string">
            <text:p>(NH₄)₃PO₄</text:p>
          </table:table-cell>
          <table:table-cell table:style-name="ce50" table:formula="of:=FORMULA([.J100])" office:value-type="string" office:string-value="=FORMULAQUIM(F100)" calcext:value-type="string">
            <text:p>=FORMULAQUIM(F100)</text:p>
          </table:table-cell>
          <table:table-cell table:style-name="ce50" table:formula="of:=MID([.$J100];11;2)">
            <text:p/>
          </table:table-cell>
          <table:table-cell table:style-name="ce50" table:number-columns-repeated="10"/>
          <table:table-cell table:number-columns-repeated="42"/>
        </table:table-row>
        <table:table-row table:style-name="ro1">
          <table:table-cell table:style-name="ce50" table:number-columns-repeated="5"/>
          <table:table-cell table:style-name="EntradaFormulaQuimica" office:value-type="string" calcext:value-type="string">
            <text:p>SO42-</text:p>
          </table:table-cell>
          <table:table-cell table:style-name="ce73"/>
          <table:table-cell table:style-name="ce50" table:number-columns-repeated="2"/>
          <table:table-cell table:style-name="ce26" table:formula="of:=FORMULAQUIM([.F101])" office:value-type="string" office:string-value="SO₄²⁻" calcext:value-type="string">
            <text:p>SO₄²⁻</text:p>
          </table:table-cell>
          <table:table-cell table:style-name="ce50" table:formula="of:=FORMULA([.J101])" office:value-type="string" office:string-value="=FORMULAQUIM(F101)" calcext:value-type="string">
            <text:p>=FORMULAQUIM(F101)</text:p>
          </table:table-cell>
          <table:table-cell table:style-name="ce50" table:formula="of:=MID([.$J101];11;2)">
            <text:p/>
          </table:table-cell>
          <table:table-cell table:style-name="ce50" table:number-columns-repeated="10"/>
          <table:table-cell table:number-columns-repeated="42"/>
        </table:table-row>
        <table:table-row table:style-name="ro1">
          <table:table-cell table:style-name="ce50" table:number-columns-repeated="5"/>
          <table:table-cell table:style-name="ce155" office:value-type="string" calcext:value-type="string">
            <text:p>AsO_4^3^-</text:p>
          </table:table-cell>
          <table:table-cell table:style-name="ce73"/>
          <table:table-cell table:style-name="ce50" table:number-columns-repeated="2"/>
          <table:table-cell table:style-name="ce26" table:formula="of:=FORMULAQUIM([.F102])" office:value-type="string" office:string-value="AsO₄³⁻" calcext:value-type="string">
            <text:p>AsO₄³⁻</text:p>
          </table:table-cell>
          <table:table-cell table:style-name="ce50" table:formula="of:=FORMULA([.J102])" office:value-type="string" office:string-value="=FORMULAQUIM(F102)" calcext:value-type="string">
            <text:p>=FORMULAQUIM(F102)</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Fórmula química</text:p>
          </table:table-cell>
          <table:table-cell table:style-name="ce73"/>
          <table:table-cell table:style-name="ce50"/>
          <table:table-cell table:style-name="ce26" office:value-type="string" calcext:value-type="string">
            <text:p>Posición</text:p>
          </table:table-cell>
          <table:table-cell table:style-name="ce186" office:value-type="string" calcext:value-type="string">
            <text:p>12345678901234567890123456</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24" office:value-type="string" calcext:value-type="string">
            <text:p>Ioniza(formula, SinParent, Oxidos)</text:p>
          </table:table-cell>
          <table:table-cell table:style-name="ce50"/>
          <table:table-cell table:style-name="ce50" office:value-type="string" calcext:value-type="string">
            <text:p>a los iones en una cadena de 26 caracteres:</text:p>
          </table:table-cell>
          <table:table-cell table:style-name="ce50" table:number-columns-repeated="2"/>
          <table:table-cell table:style-name="ce120" office:value-type="string" calcext:value-type="string">
            <text:p>H₂SO₄</text:p>
          </table:table-cell>
          <table:table-cell table:style-name="ce73"/>
          <table:table-cell table:style-name="ce50" table:number-columns-repeated="2"/>
          <table:table-cell table:style-name="ce188" table:formula="of:=IONIZA([.F104])" office:value-type="string" office:string-value="H+        (SO4)2-   21+1-2" calcext:value-type="string">
            <text:p>H+ <text:s text:c="7"/>(SO4)2- <text:s text:c="2"/>21+1-2</text:p>
          </table:table-cell>
          <table:table-cell table:style-name="ce50" table:formula="of:=FORMULA([.J104])" office:value-type="string" office:string-value="=IONIZA(F104)" calcext:value-type="string">
            <text:p>=IONIZA(F104)</text:p>
          </table:table-cell>
          <table:table-cell table:style-name="ce50" table:formula="of:=MID([.J104];21;1)" office:value-type="string" office:string-value="2" calcext:value-type="string">
            <text:p>2</text:p>
          </table:table-cell>
          <table:table-cell table:style-name="ce50" table:formula="of:=FORMULAQUIM(TRIM(LEFT([.J104];10)))" office:value-type="string" office:string-value="H⁺" calcext:value-type="string">
            <text:p>H⁺</text:p>
          </table:table-cell>
          <table:table-cell table:style-name="ce50" table:formula="of:=MID([.J104];22;1)" office:value-type="string" office:string-value="1" calcext:value-type="string">
            <text:p>1</text:p>
          </table:table-cell>
          <table:table-cell table:style-name="ce50" table:formula="of:=FORMULAQUIM(TRIM(MID([.J104];11;10)))" office:value-type="string" office:string-value="(SO₄)²⁻" calcext:value-type="string">
            <text:p>(SO₄)²⁻</text:p>
          </table:table-cell>
          <table:table-cell table:style-name="ce50" table:number-columns-repeated="7"/>
          <table:table-cell table:number-columns-repeated="42"/>
        </table:table-row>
        <table:table-row table:style-name="ro1">
          <table:table-cell table:style-name="ce50" office:value-type="string" calcext:value-type="string">
            <text:p>hay que escribir la fórmula</text:p>
          </table:table-cell>
          <table:table-cell table:style-name="ce50"/>
          <table:table-cell table:style-name="ce50" office:value-type="string" calcext:value-type="string">
            <text:p>- los 10 primeros, el catión</text:p>
          </table:table-cell>
          <table:table-cell table:style-name="ce50" table:number-columns-repeated="2"/>
          <table:table-cell table:style-name="ce120" office:value-type="string" calcext:value-type="string">
            <text:p>CH3COOH</text:p>
          </table:table-cell>
          <table:table-cell table:style-name="ce73"/>
          <table:table-cell table:style-name="ce50" table:number-columns-repeated="2"/>
          <table:table-cell table:style-name="ce188" table:formula="of:=IONIZA([.F105])" office:value-type="string" office:string-value="H+        (CH3COO)- 11+1-1" calcext:value-type="string">
            <text:p>H+ <text:s text:c="7"/>(CH3COO)- 11+1-1</text:p>
          </table:table-cell>
          <table:table-cell table:style-name="ce50" table:formula="of:=FORMULA([.J105])" office:value-type="string" office:string-value="=IONIZA(F105)" calcext:value-type="string">
            <text:p>=IONIZA(F105)</text:p>
          </table:table-cell>
          <table:table-cell table:style-name="ce50" table:formula="of:=MID([.J105];21;1)" office:value-type="string" office:string-value="1" calcext:value-type="string">
            <text:p>1</text:p>
          </table:table-cell>
          <table:table-cell table:style-name="ce50" table:formula="of:=FORMULAQUIM(TRIM(LEFT([.J105];10)))" office:value-type="string" office:string-value="H⁺" calcext:value-type="string">
            <text:p>H⁺</text:p>
          </table:table-cell>
          <table:table-cell table:style-name="ce50" table:formula="of:=MID([.J105];22;1)" office:value-type="string" office:string-value="1" calcext:value-type="string">
            <text:p>1</text:p>
          </table:table-cell>
          <table:table-cell table:style-name="ce50" table:formula="of:=FORMULAQUIM(TRIM(MID([.J105];11;10)))" office:value-type="string" office:string-value="(CH₃COO)⁻" calcext:value-type="string">
            <text:p>(CH₃COO)⁻</text:p>
          </table:table-cell>
          <table:table-cell table:style-name="ce50" table:number-columns-repeated="7"/>
          <table:table-cell table:number-columns-repeated="42"/>
        </table:table-row>
        <table:table-row table:style-name="ro1">
          <table:table-cell table:style-name="ce50" office:value-type="string" calcext:value-type="string">
            <text:p>empezando por el catión</text:p>
          </table:table-cell>
          <table:table-cell table:style-name="ce50"/>
          <table:table-cell table:style-name="ce50" office:value-type="string" calcext:value-type="string">
            <text:p>- los 10 siguientes, el anión</text:p>
          </table:table-cell>
          <table:table-cell table:style-name="ce50" table:number-columns-repeated="2"/>
          <table:table-cell table:style-name="ce120" office:value-type="string" calcext:value-type="string">
            <text:p>Pb(SO4)2</text:p>
          </table:table-cell>
          <table:table-cell table:style-name="ce73"/>
          <table:table-cell table:style-name="ce50" table:number-columns-repeated="2"/>
          <table:table-cell table:style-name="ce188" table:formula="of:=IONIZA([.F106])" office:value-type="string" office:string-value="Pb4+      (SO4)2-   12+4-2" calcext:value-type="string">
            <text:p>Pb4+ <text:s text:c="5"/>(SO4)2- <text:s text:c="2"/>12+4-2</text:p>
          </table:table-cell>
          <table:table-cell table:style-name="ce50" table:formula="of:=FORMULA([.J106])" office:value-type="string" office:string-value="=IONIZA(F106)" calcext:value-type="string">
            <text:p>=IONIZA(F106)</text:p>
          </table:table-cell>
          <table:table-cell table:style-name="ce50" table:formula="of:=MID([.J106];21;1)" office:value-type="string" office:string-value="1" calcext:value-type="string">
            <text:p>1</text:p>
          </table:table-cell>
          <table:table-cell table:style-name="ce50" table:formula="of:=FORMULAQUIM(TRIM(LEFT([.J106];10)))" office:value-type="string" office:string-value="Pb⁴⁺" calcext:value-type="string">
            <text:p>Pb⁴⁺</text:p>
          </table:table-cell>
          <table:table-cell table:style-name="ce50" table:formula="of:=MID([.J106];22;1)" office:value-type="string" office:string-value="2" calcext:value-type="string">
            <text:p>2</text:p>
          </table:table-cell>
          <table:table-cell table:style-name="ce50" table:formula="of:=FORMULAQUIM(TRIM(MID([.J106];11;10)))" office:value-type="string" office:string-value="(SO₄)²⁻" calcext:value-type="string">
            <text:p>(SO₄)²⁻</text:p>
          </table:table-cell>
          <table:table-cell table:style-name="ce50" table:number-columns-repeated="7"/>
          <table:table-cell table:number-columns-repeated="42"/>
        </table:table-row>
        <table:table-row table:style-name="ro1">
          <table:table-cell table:style-name="ce50" office:value-type="string" calcext:value-type="string">
            <text:p>(excepto los ácidos orgánicos)</text:p>
          </table:table-cell>
          <table:table-cell table:style-name="ce50"/>
          <table:table-cell table:style-name="ce50" office:value-type="string" calcext:value-type="string">
            <text:p>- el nº 21, cuántos cationes</text:p>
          </table:table-cell>
          <table:table-cell table:style-name="ce50"/>
          <table:table-cell table:style-name="ce26"/>
          <table:table-cell table:style-name="ce120" office:value-type="string" calcext:value-type="string">
            <text:p>(NH4)2HSbO4</text:p>
          </table:table-cell>
          <table:table-cell table:style-name="ce73"/>
          <table:table-cell table:style-name="ce50" table:number-columns-repeated="2"/>
          <table:table-cell table:style-name="ce188" table:formula="of:=IONIZA([.F107])" office:value-type="string" office:string-value="(NH4)+    (HSbO4)2- 21+1-2" calcext:value-type="string">
            <text:p>(NH4)+ <text:s text:c="3"/>(HSbO4)2- 21+1-2</text:p>
          </table:table-cell>
          <table:table-cell table:style-name="ce50" table:formula="of:=FORMULA([.J107])" office:value-type="string" office:string-value="=IONIZA(F107)" calcext:value-type="string">
            <text:p>=IONIZA(F107)</text:p>
          </table:table-cell>
          <table:table-cell table:style-name="ce50" table:formula="of:=MID([.J107];21;1)" office:value-type="string" office:string-value="2" calcext:value-type="string">
            <text:p>2</text:p>
          </table:table-cell>
          <table:table-cell table:style-name="ce50" table:formula="of:=FORMULAQUIM(TRIM(LEFT([.J107];10)))" office:value-type="string" office:string-value="(NH₄)⁺" calcext:value-type="string">
            <text:p>(NH₄)⁺</text:p>
          </table:table-cell>
          <table:table-cell table:style-name="ce50" table:formula="of:=MID([.J107];22;1)" office:value-type="string" office:string-value="1" calcext:value-type="string">
            <text:p>1</text:p>
          </table:table-cell>
          <table:table-cell table:style-name="ce50" table:formula="of:=FORMULAQUIM(TRIM(MID([.J107];11;10)))" office:value-type="string" office:string-value="(HSbO₄)²⁻" calcext:value-type="string">
            <text:p>(HSbO₄)²⁻</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el nº 22, cuántos aniones</text:p>
          </table:table-cell>
          <table:table-cell table:style-name="ce50" table:number-columns-repeated="2"/>
          <table:table-cell table:style-name="ce120" office:value-type="string" calcext:value-type="string">
            <text:p>(NH4)3(PO4)</text:p>
          </table:table-cell>
          <table:table-cell table:style-name="ce73"/>
          <table:table-cell table:style-name="ce50" table:number-columns-repeated="2"/>
          <table:table-cell table:style-name="ce188" table:formula="of:=IONIZA([.F108])" office:value-type="string" office:string-value="(NH4)+    (PO4)3-   31+1-3" calcext:value-type="string">
            <text:p>(NH4)+ <text:s text:c="3"/>(PO4)3- <text:s text:c="2"/>31+1-3</text:p>
          </table:table-cell>
          <table:table-cell table:style-name="ce50" table:formula="of:=FORMULA([.J108])" office:value-type="string" office:string-value="=IONIZA(F108)" calcext:value-type="string">
            <text:p>=IONIZA(F108)</text:p>
          </table:table-cell>
          <table:table-cell table:style-name="ce50" table:formula="of:=MID([.J108];21;1)" office:value-type="string" office:string-value="3" calcext:value-type="string">
            <text:p>3</text:p>
          </table:table-cell>
          <table:table-cell table:style-name="ce50" table:formula="of:=FORMULAQUIM(TRIM(LEFT([.J108];10)))" office:value-type="string" office:string-value="(NH₄)⁺" calcext:value-type="string">
            <text:p>(NH₄)⁺</text:p>
          </table:table-cell>
          <table:table-cell table:style-name="ce50" table:formula="of:=MID([.J108];22;1)" office:value-type="string" office:string-value="1" calcext:value-type="string">
            <text:p>1</text:p>
          </table:table-cell>
          <table:table-cell table:style-name="ce50" table:formula="of:=FORMULAQUIM(TRIM(MID([.J108];11;10)))" office:value-type="string" office:string-value="(PO₄)³⁻" calcext:value-type="string">
            <text:p>(PO₄)³⁻</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nº 23 y 24, la carga del catión</text:p>
          </table:table-cell>
          <table:table-cell table:style-name="ce50"/>
          <table:table-cell table:style-name="ce26"/>
          <table:table-cell table:style-name="ce120" office:value-type="string" calcext:value-type="string">
            <text:p>MnBr₂</text:p>
          </table:table-cell>
          <table:table-cell table:style-name="ce73"/>
          <table:table-cell table:style-name="ce50" table:number-columns-repeated="2"/>
          <table:table-cell table:style-name="ce188" table:formula="of:=IONIZA([.F109])" office:value-type="string" office:string-value="Mn2+      Br-       12+2-1" calcext:value-type="string">
            <text:p>Mn2+ <text:s text:c="5"/>Br- <text:s text:c="6"/>12+2-1</text:p>
          </table:table-cell>
          <table:table-cell table:style-name="ce50" table:formula="of:=FORMULA([.J109])" office:value-type="string" office:string-value="=IONIZA(F109)" calcext:value-type="string">
            <text:p>=IONIZA(F109)</text:p>
          </table:table-cell>
          <table:table-cell table:style-name="ce50" table:formula="of:=MID([.J109];21;1)" office:value-type="string" office:string-value="1" calcext:value-type="string">
            <text:p>1</text:p>
          </table:table-cell>
          <table:table-cell table:style-name="ce50" table:formula="of:=FORMULAQUIM(TRIM(LEFT([.J109];10)))" office:value-type="string" office:string-value="Mn²⁺" calcext:value-type="string">
            <text:p>Mn²⁺</text:p>
          </table:table-cell>
          <table:table-cell table:style-name="ce50" table:formula="of:=MID([.J109];22;1)" office:value-type="string" office:string-value="2" calcext:value-type="string">
            <text:p>2</text:p>
          </table:table-cell>
          <table:table-cell table:style-name="ce50" table:formula="of:=FORMULAQUIM(TRIM(MID([.J109];11;10)))" office:value-type="string" office:string-value="Br⁻" calcext:value-type="string">
            <text:p>Br⁻</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nº 25 y 26 la carga del anión</text:p>
          </table:table-cell>
          <table:table-cell table:style-name="ce50" table:number-columns-repeated="2"/>
          <table:table-cell table:style-name="ce120" office:value-type="string" calcext:value-type="string">
            <text:p>BaO₂</text:p>
          </table:table-cell>
          <table:table-cell table:style-name="ce73" office:value-type="string" calcext:value-type="string">
            <text:p>Sen ()</text:p>
          </table:table-cell>
          <table:table-cell table:style-name="ce50" table:number-columns-repeated="2"/>
          <table:table-cell table:style-name="ce188" table:formula="of:=IONIZA([.F110])" office:value-type="string" office:string-value="Ba2+      O-        12+2-1" calcext:value-type="string">
            <text:p>Ba2+ <text:s text:c="5"/>O- <text:s text:c="7"/>12+2-1</text:p>
          </table:table-cell>
          <table:table-cell table:style-name="ce50" table:formula="of:=FORMULA([.J110])" office:value-type="string" office:string-value="=IONIZA(F110)" calcext:value-type="string">
            <text:p>=IONIZA(F110)</text:p>
          </table:table-cell>
          <table:table-cell table:style-name="ce50" table:formula="of:=MID([.J110];21;1)" office:value-type="string" office:string-value="1" calcext:value-type="string">
            <text:p>1</text:p>
          </table:table-cell>
          <table:table-cell table:style-name="ce50" table:formula="of:=FORMULAQUIM(TRIM(LEFT([.J110];10)))" office:value-type="string" office:string-value="Ba²⁺" calcext:value-type="string">
            <text:p>Ba²⁺</text:p>
          </table:table-cell>
          <table:table-cell table:style-name="ce50" table:formula="of:=MID([.J110];22;1)" office:value-type="string" office:string-value="2" calcext:value-type="string">
            <text:p>2</text:p>
          </table:table-cell>
          <table:table-cell table:style-name="ce50" table:formula="of:=FORMULAQUIM(TRIM(MID([.J110];11;10)))" office:value-type="string" office:string-value="O⁻" calcext:value-type="string">
            <text:p>O⁻</text:p>
          </table:table-cell>
          <table:table-cell table:style-name="ce50" table:number-columns-repeated="7"/>
          <table:table-cell table:number-columns-repeated="42"/>
        </table:table-row>
        <table:table-row table:style-name="ro1">
          <table:table-cell table:style-name="ce43" office:value-type="string" calcext:value-type="string">
            <text:p>(optativo) </text:p>
          </table:table-cell>
          <table:table-cell table:style-name="ce48" office:value-type="string" calcext:value-type="string">
            <text:p>SinParent</text:p>
          </table:table-cell>
          <table:table-cell table:style-name="ce14" office:value-type="string" calcext:value-type="string">
            <text:p>Si es cero, los iones poliatómicos no llevan paréntesis</text:p>
          </table:table-cell>
          <table:table-cell table:style-name="ce50" table:number-columns-repeated="2"/>
          <table:table-cell table:style-name="ce120" office:value-type="string" calcext:value-type="string">
            <text:p>NH4OH</text:p>
          </table:table-cell>
          <table:table-cell table:style-name="ce149" office:value-type="float" office:value="0" calcext:value-type="float">
            <text:p>0</text:p>
          </table:table-cell>
          <table:table-cell table:style-name="ce50" table:number-columns-repeated="2"/>
          <table:table-cell table:style-name="ce188" table:formula="of:=IONIZA([.F111];[.G111])" office:value-type="string" office:string-value="NH4+      OH-       11+1-1" calcext:value-type="string">
            <text:p>NH4+ <text:s text:c="5"/>OH- <text:s text:c="6"/>11+1-1</text:p>
          </table:table-cell>
          <table:table-cell table:style-name="ce50" table:formula="of:=FORMULA([.J111])" office:value-type="string" office:string-value="=IONIZA(F111;G111)" calcext:value-type="string">
            <text:p>=IONIZA(F111;G111)</text:p>
          </table:table-cell>
          <table:table-cell table:style-name="ce50" table:formula="of:=MID([.J111];21;1)" office:value-type="string" office:string-value="1" calcext:value-type="string">
            <text:p>1</text:p>
          </table:table-cell>
          <table:table-cell table:style-name="ce50" table:formula="of:=FORMULAQUIM(TRIM(LEFT([.J111];10)))" office:value-type="string" office:string-value="NH₄⁺" calcext:value-type="string">
            <text:p>NH₄⁺</text:p>
          </table:table-cell>
          <table:table-cell table:style-name="ce50" table:formula="of:=MID([.J111];22;1)" office:value-type="string" office:string-value="1" calcext:value-type="string">
            <text:p>1</text:p>
          </table:table-cell>
          <table:table-cell table:style-name="ce50" table:formula="of:=FORMULAQUIM(TRIM(MID([.J111];11;10)))" office:value-type="string" office:string-value="OH⁻" calcext:value-type="string">
            <text:p>OH⁻</text:p>
          </table:table-cell>
          <table:table-cell table:style-name="ce50" table:number-columns-repeated="7"/>
          <table:table-cell table:number-columns-repeated="42"/>
        </table:table-row>
        <table:table-row table:style-name="ro1">
          <table:table-cell table:style-name="ce78" office:value-type="string" calcext:value-type="string">
            <text:p>Si es &lt;&gt; 0 o se omite</text:p>
          </table:table-cell>
          <table:table-cell table:style-name="ce50"/>
          <table:table-cell table:style-name="ce14" office:value-type="string" calcext:value-type="string">
            <text:p>los iones poliatómicos van entre paréntesis</text:p>
          </table:table-cell>
          <table:table-cell table:style-name="ce50" table:number-columns-repeated="2"/>
          <table:table-cell table:style-name="ce120" office:value-type="string" calcext:value-type="string">
            <text:p>NH4OH</text:p>
          </table:table-cell>
          <table:table-cell table:style-name="ce149" office:value-type="float" office:value="1" calcext:value-type="float">
            <text:p>1</text:p>
          </table:table-cell>
          <table:table-cell table:style-name="ce50" table:number-columns-repeated="2"/>
          <table:table-cell table:style-name="ce188" table:formula="of:=IONIZA([.F112])" office:value-type="string" office:string-value="(NH4)+    (OH)-     11+1-1" calcext:value-type="string">
            <text:p>(NH4)+ <text:s text:c="3"/>(OH)- <text:s text:c="4"/>11+1-1</text:p>
          </table:table-cell>
          <table:table-cell table:style-name="ce50" table:formula="of:=FORMULA([.J112])" office:value-type="string" office:string-value="=IONIZA(F112)" calcext:value-type="string">
            <text:p>=IONIZA(F112)</text:p>
          </table:table-cell>
          <table:table-cell table:style-name="ce50" table:formula="of:=MID([.J112];21;1)" office:value-type="string" office:string-value="1" calcext:value-type="string">
            <text:p>1</text:p>
          </table:table-cell>
          <table:table-cell table:style-name="ce50" table:formula="of:=FORMULAQUIM(TRIM(LEFT([.J112];10)))" office:value-type="string" office:string-value="(NH₄)⁺" calcext:value-type="string">
            <text:p>(NH₄)⁺</text:p>
          </table:table-cell>
          <table:table-cell table:style-name="ce50" table:formula="of:=MID([.J112];22;1)" office:value-type="string" office:string-value="1" calcext:value-type="string">
            <text:p>1</text:p>
          </table:table-cell>
          <table:table-cell table:style-name="ce50" table:formula="of:=FORMULAQUIM(TRIM(MID([.J112];11;10)))" office:value-type="string" office:string-value="(OH)⁻" calcext:value-type="string">
            <text:p>(OH)⁻</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Oxidos</text:p>
          </table:table-cell>
          <table:table-cell table:style-name="ce50" office:value-type="string" calcext:value-type="string">
            <text:p>Si es cero, no ioniza los óxidos.</text:p>
          </table:table-cell>
          <table:table-cell table:style-name="ce50" table:number-columns-repeated="2"/>
          <table:table-cell table:style-name="ce125" office:value-type="string" calcext:value-type="string">
            <text:p>MnO2</text:p>
          </table:table-cell>
          <table:table-cell table:style-name="ce149" office:value-type="float" office:value="0" calcext:value-type="float">
            <text:p>0</text:p>
          </table:table-cell>
          <table:table-cell table:style-name="DatoEntrada" office:value-type="float" office:value="0" calcext:value-type="float">
            <text:p>0</text:p>
          </table:table-cell>
          <table:table-cell table:style-name="ce50"/>
          <table:table-cell table:style-name="ce188" table:formula="of:=IONIZA([.F113];[.G113];[.H113])" office:value-type="string" office:string-value="MnO2                12 0 0" calcext:value-type="string">
            <text:p>MnO2 <text:s text:c="15"/>12 0 0</text:p>
          </table:table-cell>
          <table:table-cell table:style-name="ce50" table:formula="of:=FORMULA([.J113])" office:value-type="string" office:string-value="=IONIZA(F113;G113;H113)" calcext:value-type="string">
            <text:p>=IONIZA(F113;G113;H113)</text:p>
          </table:table-cell>
          <table:table-cell table:style-name="ce50" table:formula="of:=MID([.J113];21;1)" office:value-type="string" office:string-value="1" calcext:value-type="string">
            <text:p>1</text:p>
          </table:table-cell>
          <table:table-cell table:style-name="ce50" table:formula="of:=FORMULAQUIM(TRIM(LEFT([.J113];10)))" office:value-type="string" office:string-value="MnO₂" calcext:value-type="string">
            <text:p>MnO₂</text:p>
          </table:table-cell>
          <table:table-cell table:style-name="ce50" table:formula="of:=MID([.J113];22;1)" office:value-type="string" office:string-value="2" calcext:value-type="string">
            <text:p>2</text:p>
          </table:table-cell>
          <table:table-cell table:style-name="ce50" table:formula="of:=FORMULAQUIM(TRIM(MID([.J113];11;10)))">
            <text:p/>
          </table:table-cell>
          <table:table-cell table:style-name="ce50" table:number-columns-repeated="7"/>
          <table:table-cell table:number-columns-repeated="42"/>
        </table:table-row>
        <table:table-row table:style-name="ro1">
          <table:table-cell table:style-name="ce78" office:value-type="string" calcext:value-type="string">
            <text:p>Si es &lt;&gt; 0 o se omite</text:p>
          </table:table-cell>
          <table:table-cell table:style-name="ce50"/>
          <table:table-cell table:style-name="ce14" office:value-type="string" calcext:value-type="string">
            <text:p>Ioniza el compuesto (aunque sea absurdo)</text:p>
          </table:table-cell>
          <table:table-cell table:style-name="ce50" table:number-columns-repeated="2"/>
          <table:table-cell table:style-name="ce120" office:value-type="string" calcext:value-type="string">
            <text:p>MnO2</text:p>
          </table:table-cell>
          <table:table-cell table:style-name="ce149" office:value-type="float" office:value="0" calcext:value-type="float">
            <text:p>0</text:p>
          </table:table-cell>
          <table:table-cell table:style-name="ce50" table:number-columns-repeated="2"/>
          <table:table-cell table:style-name="ce188" table:formula="of:=IONIZA([.F114])" office:value-type="string" office:string-value="Mn4+      O2-       12+4-2" calcext:value-type="string">
            <text:p>Mn4+ <text:s text:c="5"/>O2- <text:s text:c="6"/>12+4-2</text:p>
          </table:table-cell>
          <table:table-cell table:style-name="ce50" table:formula="of:=FORMULA([.J114])" office:value-type="string" office:string-value="=IONIZA(F114)" calcext:value-type="string">
            <text:p>=IONIZA(F114)</text:p>
          </table:table-cell>
          <table:table-cell table:style-name="ce50" table:formula="of:=MID([.J114];21;1)" office:value-type="string" office:string-value="1" calcext:value-type="string">
            <text:p>1</text:p>
          </table:table-cell>
          <table:table-cell table:style-name="ce50" table:formula="of:=FORMULAQUIM(TRIM(LEFT([.J114];10)))" office:value-type="string" office:string-value="Mn⁴⁺" calcext:value-type="string">
            <text:p>Mn⁴⁺</text:p>
          </table:table-cell>
          <table:table-cell table:style-name="ce50" table:formula="of:=MID([.J114];22;1)" office:value-type="string" office:string-value="2" calcext:value-type="string">
            <text:p>2</text:p>
          </table:table-cell>
          <table:table-cell table:style-name="ce50" table:formula="of:=FORMULAQUIM(TRIM(MID([.J114];11;10)))" office:value-type="string" office:string-value="O²⁻" calcext:value-type="string">
            <text:p>O²⁻</text:p>
          </table:table-cell>
          <table:table-cell table:style-name="ce50" table:number-columns-repeated="7"/>
          <table:table-cell table:number-columns-repeated="42"/>
        </table:table-row>
        <table:table-row table:style-name="ro1">
          <table:table-cell table:style-name="ce50" table:number-columns-repeated="5"/>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MasaMol(Fórmula)</text:p>
          </table:table-cell>
          <table:table-cell table:style-name="ce50"/>
          <table:table-cell table:style-name="ce50" office:value-type="string" calcext:value-type="string">
            <text:p>Calcula la masa molar de una fórmula química</text:p>
          </table:table-cell>
          <table:table-cell table:style-name="ce50" table:number-columns-repeated="2"/>
          <table:table-cell table:style-name="EntradaFormulaQuimica" office:value-type="string" calcext:value-type="string">
            <text:p>(NH4)3PO4</text:p>
          </table:table-cell>
          <table:table-cell table:style-name="ce73"/>
          <table:table-cell table:style-name="ce50" table:number-columns-repeated="2"/>
          <table:table-cell table:style-name="ce50" table:formula="of:=MASAMOL([.F116])" office:value-type="float" office:value="149.087" calcext:value-type="float">
            <text:p>149,087</text:p>
          </table:table-cell>
          <table:table-cell table:style-name="ce50" table:formula="of:=FORMULA([.J116])" office:value-type="string" office:string-value="=MASAMOL(F116)" calcext:value-type="string">
            <text:p>=MASAMOL(F116)</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Subind(Texto)</text:p>
          </table:table-cell>
          <table:table-cell table:style-name="ce50"/>
          <table:table-cell table:style-name="ce50" office:value-type="string" calcext:value-type="string">
            <text:p>Da un texto con todos los números como subíndices</text:p>
          </table:table-cell>
          <table:table-cell table:style-name="ce50" table:number-columns-repeated="2"/>
          <table:table-cell table:style-name="ce120" office:value-type="string" calcext:value-type="string">
            <text:p>H3O+</text:p>
          </table:table-cell>
          <table:table-cell table:style-name="ce73"/>
          <table:table-cell table:style-name="ce50" table:number-columns-repeated="2"/>
          <table:table-cell table:style-name="ce26" table:formula="of:=SUBIND([.F118])" office:value-type="string" office:string-value="H₃O+" calcext:value-type="string">
            <text:p>H₃O+</text:p>
          </table:table-cell>
          <table:table-cell table:style-name="ce50" table:formula="of:=FORMULA([.J118])" office:value-type="string" office:string-value="=SUBIND(F118)" calcext:value-type="string">
            <text:p>=SUBIND(F118)</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Superind(Texto)</text:p>
          </table:table-cell>
          <table:table-cell table:style-name="ce50"/>
          <table:table-cell table:style-name="ce50" office:value-type="string" calcext:value-type="string">
            <text:p>Da un texto con todos los números y signos como superíndices</text:p>
          </table:table-cell>
          <table:table-cell table:style-name="ce50" table:number-columns-repeated="2"/>
          <table:table-cell table:style-name="EntradaFormulaQuimica" office:value-type="string" calcext:value-type="string">
            <text:p>SO42-</text:p>
          </table:table-cell>
          <table:table-cell table:style-name="ce73"/>
          <table:table-cell table:style-name="ce50" table:number-columns-repeated="2"/>
          <table:table-cell table:style-name="ce26" table:formula="of:=SUPERIND([.F120])" office:value-type="string" office:string-value="SO⁴²⁻" calcext:value-type="string">
            <text:p>SO⁴²⁻</text:p>
          </table:table-cell>
          <table:table-cell table:style-name="ce50" table:formula="of:=FORMULA([.J120])" office:value-type="string" office:string-value="=SUPERIND(F120)" calcext:value-type="string">
            <text:p>=SUPERIND(F120)</text:p>
          </table:table-cell>
          <table:table-cell table:style-name="ce50" table:number-columns-repeated="11"/>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9" office:value-type="string" calcext:value-type="string">
            <text:p>Otras</text:p>
          </table:table-cell>
          <table:table-cell table:style-name="ce48"/>
          <table:table-cell table:style-name="ce50" table:number-columns-repeated="3"/>
          <table:table-cell table:style-name="ce166" office:value-type="string" calcext:value-type="string">
            <text:p>Texto</text:p>
          </table:table-cell>
          <table:table-cell table:style-name="ce38"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3"/>
          <table:table-cell table:style-name="ce26"/>
          <table:table-cell table:style-name="ce50" table:number-columns-repeated="7"/>
          <table:table-cell table:number-columns-repeated="42"/>
        </table:table-row>
        <table:table-row table:style-name="ro1">
          <table:table-cell table:style-name="ce24" office:value-type="string" calcext:value-type="string">
            <text:p>ExpandeTexto(Texto, nEspacios)</text:p>
          </table:table-cell>
          <table:table-cell table:style-name="ce50"/>
          <table:table-cell table:style-name="ce99" office:value-type="string" calcext:value-type="string">
            <text:p>Da un texto con las letras separadas por espacios</text:p>
          </table:table-cell>
          <table:table-cell table:style-name="ce50" table:number-columns-repeated="2"/>
          <table:table-cell table:style-name="ce25" office:value-type="string" calcext:value-type="string">
            <text:p>Cálculo</text:p>
          </table:table-cell>
          <table:table-cell table:style-name="ce38" office:value-type="string" calcext:value-type="string">
            <text:p>nEspazos</text:p>
          </table:table-cell>
          <table:table-cell table:style-name="ce50" table:number-columns-repeated="2"/>
          <table:table-cell table:style-name="ce26" table:formula="of:=EXPANDETEXTO([.F123])" office:value-type="string" office:string-value="C á l c u l o" calcext:value-type="string">
            <text:p>C á l c u l o</text:p>
          </table:table-cell>
          <table:table-cell table:style-name="ce38" table:formula="of:=FORMULA([.J123])" office:value-type="string" office:string-value="=EXPANDETEXTO(F123)" calcext:value-type="string">
            <text:p>=EXPANDETEXTO(F123)</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nEspacios</text:p>
          </table:table-cell>
          <table:table-cell table:style-name="ce99" office:value-type="string" calcext:value-type="string">
            <text:p>N.º de espacios entre l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24];[.G124])" office:value-type="string" office:string-value="C   á   l   c   u   l   o" calcext:value-type="string">
            <text:p>C <text:s text:c="2"/>á <text:s text:c="2"/>l <text:s text:c="2"/>c <text:s text:c="2"/>u <text:s text:c="2"/>l <text:s text:c="2"/>o</text:p>
          </table:table-cell>
          <table:table-cell table:style-name="ce38" table:formula="of:=FORMULA([.J124])" office:value-type="string" office:string-value="=EXPANDETEXTO(F124;G124)" calcext:value-type="string">
            <text:p>=EXPANDETEXTO(F124;G124)</text:p>
          </table:table-cell>
          <table:table-cell table:style-name="ce50" table:number-columns-repeated="11"/>
          <table:table-cell table:number-columns-repeated="42"/>
        </table:table-row>
        <table:table-row table:style-name="ro1">
          <table:table-cell table:style-name="ce26"/>
          <table:table-cell table:style-name="ce48"/>
          <table:table-cell table:style-name="ce50" table:number-columns-repeated="3"/>
          <table:table-cell table:style-name="ce38" table:number-columns-repeated="5"/>
          <table:table-cell table:style-name="ce50" table:number-columns-repeated="12"/>
          <table:table-cell table:number-columns-repeated="42"/>
        </table:table-row>
        <table:table-row table:style-name="ro1">
          <table:table-cell table:style-name="ce24" office:value-type="string" calcext:value-type="string">
            <text:p>VaciarCeldasNoProteg</text:p>
          </table:table-cell>
          <table:table-cell table:style-name="ce50"/>
          <table:table-cell table:style-name="ce99" office:value-type="string" calcext:value-type="string">
            <text:p>Borra las celdas no protegidas en el rango</text:p>
          </table:table-cell>
          <table:table-cell table:style-name="ce50" table:number-columns-repeated="2"/>
          <table:table-cell table:style-name="ce38" table:number-columns-repeated="5"/>
          <table:table-cell table:style-name="ce50" table:number-columns-repeated="12"/>
          <table:table-cell table:number-columns-repeated="42"/>
        </table:table-row>
        <table:table-row table:style-name="ro1">
          <table:table-cell table:style-name="ce26"/>
          <table:table-cell table:style-name="ce48"/>
          <table:table-cell table:style-name="ce53" office:value-type="string" calcext:value-type="string">
            <text:p>seleccionado. Si no hay nada seleccionado</text:p>
          </table:table-cell>
          <table:table-cell table:style-name="ce50" table:number-columns-repeated="2"/>
          <table:table-cell table:style-name="ce38" table:number-columns-repeated="5"/>
          <table:table-cell table:style-name="ce50" table:number-columns-repeated="12"/>
          <table:table-cell table:number-columns-repeated="42"/>
        </table:table-row>
        <table:table-row table:style-name="ro1">
          <table:table-cell table:style-name="ce14" office:value-type="string" calcext:value-type="string">
            <text:p>Se ejecuta al hacer clic en el botón</text:p>
          </table:table-cell>
          <table:table-cell table:style-name="ce50"/>
          <table:table-cell table:style-name="ce99" office:value-type="string" calcext:value-type="string">
            <text:p>Borra las celdas no protegidas en el rango</text:p>
          </table:table-cell>
          <table:table-cell table:style-name="ce50"/>
          <table:table-cell table:style-name="ce50" office:value-type="string" calcext:value-type="string">
            <text:p>E1:U40</text:p>
          </table:table-cell>
          <table:table-cell table:style-name="ce38" table:number-columns-repeated="5"/>
          <table:table-cell table:style-name="ce50" table:number-columns-repeated="12"/>
          <table:table-cell table:number-columns-repeated="42"/>
        </table:table-row>
        <table:table-row table:style-name="ro1">
          <table:table-cell table:style-name="ce38"/>
          <table:table-cell table:style-name="ce77" office:value-type="string" calcext:value-type="string">
            <text:p>Borrar datos</text:p>
          </table:table-cell>
          <table:table-cell table:style-name="ce53" office:value-type="string" calcext:value-type="string">
            <text:p>Borra números, fechas/horas, textos y fórmulas.</text:p>
          </table:table-cell>
          <table:table-cell table:style-name="ce38" table:number-columns-repeated="7"/>
          <table:table-cell table:style-name="ce50" table:number-columns-repeated="12"/>
          <table:table-cell table:number-columns-repeated="42"/>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30" office:value-type="string" calcext:value-type="string">
            <text:p>FormatoRESULTADOS</text:p>
          </table:table-cell>
          <table:table-cell table:style-name="ce38"/>
          <table:table-cell table:style-name="ce99" office:value-type="string" calcext:value-type="string">
            <text:p>Para eleg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26" table:formula="of:=NUMFORMA(AVALOR([.F131]);[.$E$132];[.$E$133];[.$H$134])" office:value-type="string" office:string-value="9,65·10⁴" calcext:value-type="string">
            <text:p>9,65·10⁴</text:p>
          </table:table-cell>
          <table:table-cell table:style-name="ce38" table:formula="of:=FORMULA([.J131])" office:value-type="string" office:string-value="=NUMFORMA(AVALOR(F131);$E$132;$E$133;$H$134)" calcext:value-type="string">
            <text:p>=NUMFORMA(AVALOR(F131);$E$132;$E$133;$H$134)</text:p>
          </table:table-cell>
          <table:table-cell table:style-name="ce50" table:number-columns-repeated="11"/>
          <table:table-cell table:number-columns-repeated="42"/>
        </table:table-row>
        <table:table-row table:style-name="ro1">
          <table:table-cell table:style-name="ce50" office:value-type="string" calcext:value-type="string">
            <text:p>Se ejecuta al hacer clic en el botón</text:p>
          </table:table-cell>
          <table:table-cell table:style-name="ce50"/>
          <table:table-cell table:style-name="ce99"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26" table:formula="of:=NUMFORMA(AVALOR([.F132]);[.$E$132];[.$E$133];[.$H$134])" office:value-type="string" office:string-value="5,49·10⁻⁴" calcext:value-type="string">
            <text:p>5,49·10⁻⁴</text:p>
          </table:table-cell>
          <table:table-cell table:style-name="ce38" table:formula="of:=FORMULA([.J132])" office:value-type="string" office:string-value="=NUMFORMA(AVALOR(F132);$E$132;$E$133;$H$134)" calcext:value-type="string">
            <text:p>=NUMFORMA(AVALOR(F132);$E$132;$E$133;$H$134)</text:p>
          </table:table-cell>
          <table:table-cell table:style-name="ce50" table:number-columns-repeated="11"/>
          <table:table-cell table:number-columns-repeated="42"/>
        </table:table-row>
        <table:table-row table:style-name="ro1">
          <table:table-cell table:style-name="ce38"/>
          <table:table-cell table:style-name="ce38">
            <draw:control draw:z-index="0" draw:name="Control 3" draw:style-name="gr1" draw:text-style-name="P1" svg:width="3.5cm" svg:height="0.449cm" svg:x="0cm" svg:y="0cm" draw:control="control1"/>
          </table:table-cell>
          <table:table-cell table:style-name="ce99" office:value-type="string" calcext:value-type="string">
            <text:p>umbral: n.º de dígitos para formato decimal</text:p>
          </table:table-cell>
          <table:table-cell table:style-name="ce38"/>
          <table:table-cell table:style-name="ce47" table:formula="of:=[.$AA7]" office:value-type="string" office:string-value="3" calcext:value-type="string">
            <text:p>3</text:p>
          </table:table-cell>
          <table:table-cell table:style-name="ce104" table:content-validation-name="val2" office:value-type="float" office:value="1013" calcext:value-type="float">
            <text:p>1013</text:p>
          </table:table-cell>
          <table:table-cell table:style-name="ce38" table:number-columns-repeated="3"/>
          <table:table-cell table:style-name="ce26" table:formula="of:=NUMFORMA(AVALOR([.F133]);[.$E$132];[.$E$133];[.$H$134])" office:value-type="string" office:string-value="1,01·10³" calcext:value-type="string">
            <text:p>1,01·10³</text:p>
          </table:table-cell>
          <table:table-cell table:style-name="ce38" table:formula="of:=FORMULA([.J133])" office:value-type="string" office:string-value="=NUMFORMA(AVALOR(F133);$E$132;$E$133;$H$134)" calcext:value-type="string">
            <text:p>=NUMFORMA(AVALOR(F133);$E$132;$E$133;$H$134)</text:p>
          </table:table-cell>
          <table:table-cell table:style-name="ce50" table:number-columns-repeated="11"/>
          <table:table-cell table:number-columns-repeated="42"/>
        </table:table-row>
        <table:table-row table:style-name="ro1">
          <table:table-cell table:style-name="ce38" table:number-columns-repeated="2"/>
          <table:table-cell table:style-name="ce99" office:value-type="string" calcext:value-type="string">
            <text:p>símbolo de multiplicar (· o ×) antes de 10<text:span text:style-name="T7">ⁿ</text:span></text:p>
          </table:table-cell>
          <table:table-cell table:style-name="ce38"/>
          <table:table-cell table:style-name="ce47" table:formula="of:=IF([.H134]=&quot;1&quot;;&quot;×&quot;;&quot;·&quot;)&amp;&quot;10ⁿ&quot;" office:value-type="string" office:string-value="·10ⁿ" calcext:value-type="string">
            <text:p>·10ⁿ</text:p>
          </table:table-cell>
          <table:table-cell table:style-name="ce170" table:content-validation-name="val2" table:formula="of:=1/760" office:value-type="float" office:value="0.00131578947368421" calcext:value-type="float">
            <text:p>0,001315789</text:p>
          </table:table-cell>
          <table:table-cell table:style-name="ce38"/>
          <table:table-cell table:style-name="ce180"/>
          <table:table-cell table:style-name="ce38"/>
          <table:table-cell table:style-name="ce26" table:formula="of:=NUMFORMA(AVALOR([.F134]);[.$E$132];[.$E$133];[.$H$134])" office:value-type="string" office:string-value="0,00132" calcext:value-type="string">
            <text:p>0,00132</text:p>
          </table:table-cell>
          <table:table-cell table:style-name="ce38" table:formula="of:=FORMULA([.J134])" office:value-type="string" office:string-value="=NUMFORMA(AVALOR(F134);$E$132;$E$133;$H$134)" calcext:value-type="string">
            <text:p>=NUMFORMA(AVALOR(F134);$E$132;$E$133;$H$134)</text:p>
          </table:table-cell>
          <table:table-cell table:style-name="ce50" table:number-columns-repeated="11"/>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Default" office:value-type="string" calcext:value-type="string">
            <text:p>Actualizado</text:p>
          </table:table-cell>
          <table:table-cell table:style-name="ce110" office:value-type="date" office:date-value="2025-08-07" calcext:value-type="date">
            <text:p>07/08/25</text:p>
          </table:table-cell>
          <table:table-cell table:number-columns-repeated="4"/>
          <table:table-cell table:style-name="ce63"/>
          <table:table-cell table:number-columns-repeated="57"/>
        </table:table-row>
        <table:table-row table:style-name="ro1" table:number-rows-repeated="1048399">
          <table:table-cell table:number-columns-repeated="64"/>
        </table:table-row>
        <table:table-row table:style-name="ro2" table:number-rows-repeated="40">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2" table:default-cell-style-name="Default"/>
        <table:table-column table:style-name="co5" table:default-cell-style-name="Default"/>
        <table:table-column table:style-name="co12" table:number-columns-repeated="6" table:default-cell-style-name="Default"/>
        <table:table-column table:style-name="co13" table:default-cell-style-name="Default"/>
        <table:table-column table:style-name="co12" table:number-columns-repeated="18" table:default-cell-style-name="Default"/>
        <table:table-row table:style-name="ro1">
          <table:table-cell table:style-name="ce82" office:value-type="string" calcext:value-type="string">
            <text:p>Ayuda</text:p>
          </table:table-cell>
          <table:table-cell table:style-name="ce56" table:number-columns-repeated="2"/>
          <table:table-cell table:style-name="ce80" table:formula="of:=EXPANDETEXTO(UPPER([.$A$1]);5)" office:value-type="string" office:string-value="A     Y     U     D     A" calcext:value-type="string" table:number-columns-spanned="3" table:number-rows-spanned="1">
            <text:p>A <text:s text:c="4"/>Y <text:s text:c="4"/>U <text:s text:c="4"/>D <text:s text:c="4"/>A</text:p>
          </table:table-cell>
          <table:covered-table-cell table:number-columns-repeated="2" table:style-name="ce56"/>
          <table:table-cell table:style-name="ce56" table:number-columns-repeated="3"/>
          <table:table-cell table:style-name="ce46" office:value-type="string" calcext:value-type="string">
            <text:p><text:a xlink:href="#CifrasSign" xlink:type="simple">Cifras significativas y formato numérico</text:a></text:p>
          </table:table-cell>
          <table:table-cell table:style-name="ce46"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y pinchar en la flecha</text:p>
          </table:table-cell>
          <table:table-cell/>
        </table:table-row>
        <table:table-row table:style-name="ro1">
          <table:table-cell table:style-name="ce83"/>
          <table:table-cell table:style-name="ce56" table:number-columns-repeated="8"/>
          <table:table-cell table:style-name="ce46" office:value-type="string" calcext:value-type="string">
            <text:p><text:a xlink:href="#CopiarResultado" xlink:type="simple">Copiar un resultado en otra celda</text:a></text:p>
          </table:table-cell>
          <table:table-cell table:style-name="ce46" table:number-columns-repeated="2"/>
          <table:table-cell table:style-name="ce56"/>
          <table:table-cell table:style-name="ce46"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legar</text:p>
          </table:table-cell>
          <table:table-cell office:value-type="string" calcext:value-type="string">
            <text:p>↲</text:p>
          </table:table-cell>
        </table:table-row>
        <table:table-row table:style-name="ro1">
          <table:table-cell table:style-name="ce84" office:value-type="string" calcext:value-type="string">
            <text:p>Teclado y ratón</text:p>
          </table:table-cell>
          <table:table-cell table:style-name="ce222"/>
          <table:table-cell table:style-name="ce255"/>
          <table:table-cell table:style-name="ce222"/>
          <table:table-cell table:style-name="ce255"/>
          <table:table-cell table:style-name="ce222"/>
          <table:table-cell table:style-name="ce56" table:number-columns-repeated="3"/>
          <table:table-cell table:style-name="ce46" office:value-type="string" calcext:value-type="string">
            <text:p><text:a xlink:href="#BorrarTodo" xlink:type="simple">El botón «Borrar datos» no va</text:a></text:p>
          </table:table-cell>
          <table:table-cell table:style-name="ce46" table:number-columns-repeated="2"/>
          <table:table-cell table:style-name="ce56"/>
          <table:table-cell table:style-name="ce46" office:value-type="string" calcext:value-type="string">
            <text:p><text:a xlink:href="#Introd" xlink:type="simple">Introducción</text:a></text:p>
          </table:table-cell>
          <table:table-cell table:style-name="ce56" table:number-columns-repeated="4"/>
          <table:table-cell table:number-columns-repeated="10"/>
        </table:table-row>
        <table:table-row table:style-name="ro1">
          <table:table-cell table:style-name="ce56" office:value-type="string" calcext:value-type="string">
            <text:p>clic</text:p>
          </table:table-cell>
          <table:table-cell table:style-name="ce222" office:value-type="string" calcext:value-type="string">
            <text:p>Elegir</text:p>
          </table:table-cell>
          <table:table-cell table:style-name="ce255"/>
          <table:table-cell table:style-name="ce56" office:value-type="string" calcext:value-type="string">
            <text:p>Pulsar con el dedo índice el botón del ratón.</text:p>
          </table:table-cell>
          <table:table-cell table:style-name="ce255"/>
          <table:table-cell table:style-name="ce56" table:number-columns-repeated="4"/>
          <table:table-cell table:style-name="ce46" office:value-type="string" calcext:value-type="string">
            <text:p><text:a xlink:href="#Hipervinculos" xlink:type="simple">Enlaces</text:a></text:p>
          </table:table-cell>
          <table:table-cell table:style-name="ce46" table:number-columns-repeated="2"/>
          <table:table-cell table:style-name="ce56"/>
          <table:table-cell table:style-name="ce46" office:value-type="string" calcext:value-type="string">
            <text:p><text:a xlink:href="#Funciones" xlink:type="simple">Funciones</text:a></text:p>
          </table:table-cell>
          <table:table-cell table:style-name="ce56" table:number-columns-repeated="4"/>
          <table:table-cell table:number-columns-repeated="10"/>
        </table:table-row>
        <table:table-row table:style-name="ro1">
          <table:table-cell table:style-name="ce56" office:value-type="string" calcext:value-type="string">
            <text:p>Ctrl clic</text:p>
          </table:table-cell>
          <table:table-cell table:style-name="ce222" office:value-type="string" calcext:value-type="string">
            <text:p>Ir al enlace</text:p>
          </table:table-cell>
          <table:table-cell table:style-name="ce255"/>
          <table:table-cell table:style-name="ce56" office:value-type="string" calcext:value-type="string">
            <text:p>Pulsar con el dedo índice el botón del ratón mientras</text:p>
          </table:table-cell>
          <table:table-cell table:style-name="ce255"/>
          <table:table-cell table:style-name="ce56" table:number-columns-repeated="4"/>
          <table:table-cell table:style-name="ce46" office:value-type="string" calcext:value-type="string">
            <text:p><text:a xlink:href="#ErrorAbrir" xlink:type="simple">Error al abrir una hoja de cálculo</text:a></text:p>
          </table:table-cell>
          <table:table-cell table:style-name="ce46" table:number-columns-repeated="2"/>
          <table:table-cell table:style-name="ce56" table:number-columns-repeated="6"/>
          <table:table-cell table:number-columns-repeated="10"/>
        </table:table-row>
        <table:table-row table:style-name="ro1">
          <table:table-cell table:style-name="ce56"/>
          <table:table-cell table:style-name="ce222"/>
          <table:table-cell table:style-name="ce255"/>
          <table:table-cell table:style-name="ce56" office:value-type="string" calcext:value-type="string">
            <text:p><text:s/>presiona con la otra mano la tecla Control («Ctrl»)</text:p>
          </table:table-cell>
          <table:table-cell table:style-name="ce255"/>
          <table:table-cell table:style-name="ce56" table:number-columns-repeated="4"/>
          <table:table-cell table:style-name="ce46" office:value-type="string" calcext:value-type="string">
            <text:p><text:a xlink:href="#ErrorResult" xlink:type="simple">Errores en los resultad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Ini]</text:p>
          </table:table-cell>
          <table:table-cell table:style-name="ce206" office:value-type="string" calcext:value-type="string">
            <text:p>Ir al principio de la página</text:p>
          </table:table-cell>
          <table:table-cell table:style-name="ce56"/>
          <table:table-cell table:style-name="ce222" office:value-type="string" calcext:value-type="string">
            <text:p>Pulsar a la vez las teclas Control e Inicio</text:p>
          </table:table-cell>
          <table:table-cell table:style-name="ce255"/>
          <table:table-cell table:style-name="ce56" table:number-columns-repeated="4"/>
          <table:table-cell table:style-name="ce46" office:value-type="string" calcext:value-type="string">
            <text:p><text:a xlink:href="#ElegirOEscribir" xlink:type="simple">Escribir dat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Z]</text:p>
          </table:table-cell>
          <table:table-cell table:style-name="ce206" office:value-type="string" calcext:value-type="string">
            <text:p>Deshacer acción anterior</text:p>
          </table:table-cell>
          <table:table-cell table:style-name="ce56"/>
          <table:table-cell table:style-name="ce222" office:value-type="string" calcext:value-type="string">
            <text:p>Pulsar a la vez las teclas Control y Z</text:p>
          </table:table-cell>
          <table:table-cell table:style-name="ce255"/>
          <table:table-cell table:style-name="ce56" table:number-columns-repeated="4"/>
          <table:table-cell table:style-name="ce46" office:value-type="string" calcext:value-type="string">
            <text:p><text:a xlink:href="#Formatos" xlink:type="simple">Format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M]</text:p>
          </table:table-cell>
          <table:table-cell table:style-name="ce206" office:value-type="string" calcext:value-type="string">
            <text:p>Eliminar formato directo</text:p>
          </table:table-cell>
          <table:table-cell table:style-name="ce56"/>
          <table:table-cell table:style-name="ce222" office:value-type="string" calcext:value-type="string">
            <text:p>Pulsar a la vez las teclas Control y M</text:p>
          </table:table-cell>
          <table:table-cell table:style-name="ce255"/>
          <table:table-cell table:style-name="ce56" table:number-columns-repeated="4"/>
          <table:table-cell table:style-name="ce374" office:value-type="string" calcext:value-type="string">
            <text:p><text:a xlink:href="#InstrComun" xlink:type="simple">Instrucciones generale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C]</text:p>
          </table:table-cell>
          <table:table-cell table:style-name="ce222" office:value-type="string" calcext:value-type="string">
            <text:p>Copiar</text:p>
          </table:table-cell>
          <table:table-cell table:style-name="ce255"/>
          <table:table-cell table:style-name="ce222" office:value-type="string" calcext:value-type="string">
            <text:p>Pulsar a la vez las teclas Control y C</text:p>
          </table:table-cell>
          <table:table-cell table:style-name="ce255" table:number-columns-repeated="2"/>
          <table:table-cell table:style-name="ce56" table:number-columns-repeated="3"/>
          <table:table-cell table:style-name="ce374" office:value-type="string" calcext:value-type="string">
            <text:p><text:a xlink:href="#InstrOtros" xlink:type="simple">Instrucciones para otr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V]</text:p>
          </table:table-cell>
          <table:table-cell table:style-name="ce222" office:value-type="string" calcext:value-type="string">
            <text:p>Pegar</text:p>
          </table:table-cell>
          <table:table-cell table:style-name="ce255"/>
          <table:table-cell table:style-name="ce222" office:value-type="string" calcext:value-type="string">
            <text:p>Pulsar a la vez las teclas Control y V</text:p>
          </table:table-cell>
          <table:table-cell table:style-name="ce255" table:number-columns-repeated="2"/>
          <table:table-cell table:style-name="ce56" table:number-columns-repeated="3"/>
          <table:table-cell table:style-name="ce374" office:value-type="string" calcext:value-type="string">
            <text:p><text:a xlink:href="#InstrResult" xlink:type="simple">Instrucciones para resultad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V]</text:span></text:p>
          </table:table-cell>
          <table:table-cell table:style-name="ce222" office:value-type="string" calcext:value-type="string">
            <text:p>Pegado especial</text:p>
          </table:table-cell>
          <table:table-cell table:style-name="ce255"/>
          <table:table-cell table:style-name="ce222" office:value-type="string" calcext:value-type="string">
            <text:p>Pulsar a la vez las teclas Control, Mayúscula y V</text:p>
          </table:table-cell>
          <table:table-cell table:style-name="ce255" table:number-columns-repeated="2"/>
          <table:table-cell table:style-name="ce56" table:number-columns-repeated="3"/>
          <table:table-cell table:style-name="ce46" office:value-type="string" calcext:value-type="string">
            <text:p><text:a xlink:href="#CopiaDatos" xlink:type="simple">Llevar los datos de los ejemplos a l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Alt] [V]  Pegar sin formato</text:span></text:p>
          </table:table-cell>
          <table:table-cell table:style-name="ce222"/>
          <table:table-cell table:style-name="ce255"/>
          <table:table-cell table:style-name="ce222" office:value-type="string" calcext:value-type="string">
            <text:p>Pulsar a la vez las teclas Control, Mayúscula, Alt y V</text:p>
          </table:table-cell>
          <table:table-cell table:style-name="ce255" table:number-columns-repeated="2"/>
          <table:table-cell table:style-name="ce56" table:number-columns-repeated="3"/>
          <table:table-cell table:style-name="ce46" office:value-type="string" calcext:value-type="string">
            <text:p><text:a xlink:href="#NoSePueden" xlink:type="simple">No se puede escribir en las celda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F9]</text:span></text:p>
          </table:table-cell>
          <table:table-cell table:style-name="ce222" office:value-type="string" calcext:value-type="string">
            <text:p>Cálculo incondicional </text:p>
          </table:table-cell>
          <table:table-cell table:style-name="ce255"/>
          <table:table-cell table:style-name="ce222" office:value-type="string" calcext:value-type="string">
            <text:p>Pulsar a la vez las teclas Control, Mayúscula y F9</text:p>
          </table:table-cell>
          <table:table-cell table:style-name="ce255" table:number-columns-repeated="2"/>
          <table:table-cell table:style-name="ce56" table:number-columns-repeated="3"/>
          <table:table-cell table:style-name="ce46" office:value-type="string" calcext:value-type="string">
            <text:p><text:a xlink:href="#OtrosCalc" xlink:type="simple">Otr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table:number-columns-repeated="2"/>
          <table:table-cell table:style-name="ce255" table:number-columns-repeated="4"/>
          <table:table-cell table:style-name="ce56" table:number-columns-repeated="3"/>
          <table:table-cell table:style-name="ce46" office:value-type="string" calcext:value-type="string">
            <text:p><text:a xlink:href="#clic" xlink:type="simple">Teclado y ratón</text:a></text:p>
          </table:table-cell>
          <table:table-cell table:style-name="ce46" table:number-columns-repeated="2"/>
          <table:table-cell table:style-name="ce56" table:number-columns-repeated="6"/>
          <table:table-cell table:number-columns-repeated="10"/>
        </table:table-row>
        <table:table-row table:style-name="ro1">
          <table:table-cell table:style-name="ce205" office:value-type="string" calcext:value-type="string">
            <text:p>Enlaces</text:p>
          </table:table-cell>
          <table:table-cell table:style-name="ce56" table:number-columns-repeated="4"/>
          <table:table-cell table:style-name="ce135"/>
          <table:table-cell table:style-name="ce56" table:number-columns-repeated="12"/>
          <table:table-cell table:number-columns-repeated="10"/>
        </table:table-row>
        <table:table-row table:style-name="ro1">
          <table:table-cell table:style-name="ce206" office:value-type="string" calcext:value-type="string">
            <text:p>Los enlaces son celdas con este aspecto</text:p>
          </table:table-cell>
          <table:table-cell table:style-name="ce56" table:number-columns-repeated="2"/>
          <table:table-cell table:style-name="ce46" office:value-type="string" calcext:value-type="string">
            <text:p><text:a xlink:href="#Hipervinculos" xlink:type="simple">Enlace</text:a></text:p>
          </table:table-cell>
          <table:table-cell table:style-name="ce56"/>
          <table:table-cell table:style-name="ce135"/>
          <table:table-cell table:style-name="ce56" table:number-columns-repeated="12"/>
          <table:table-cell table:number-columns-repeated="10"/>
        </table:table-row>
        <table:table-row table:style-name="ro1">
          <table:table-cell table:style-name="ce206" office:value-type="string" calcext:value-type="string">
            <text:p>Para ir al enlace, presionar la tecla [Ctrl] mientras se pulsa en la celda que contiene el enlace ([Ctrl] clic).</text:p>
          </table:table-cell>
          <table:table-cell table:style-name="ce56" table:number-columns-repeated="17"/>
          <table:table-cell table:number-columns-repeated="10"/>
        </table:table-row>
        <table:table-row table:style-name="ro1">
          <table:table-cell table:style-name="ce206" office:value-type="string" calcext:value-type="string">
            <text:p>O hacer doble clic en la celda que contiene el enlace.</text:p>
          </table:table-cell>
          <table:table-cell table:style-name="ce56" table:number-columns-repeated="7"/>
          <table:table-cell table:style-name="ce276"/>
          <table:table-cell table:style-name="ce56" table:number-columns-repeated="9"/>
          <table:table-cell table:number-columns-repeated="10"/>
        </table:table-row>
        <table:table-row table:style-name="ro1">
          <table:table-cell table:style-name="ce56" office:value-type="string" calcext:value-type="string">
            <text:p>También se puede ir a otra hoja haciendo clic en una de las pestañas de la parte inferior:</text:p>
          </table:table-cell>
          <table:table-cell table:style-name="ce56" table:number-columns-repeated="17"/>
          <table:table-cell table:number-columns-repeated="10"/>
        </table:table-row>
        <table:table-row table:style-name="ro1">
          <table:table-cell table:style-name="ce83"/>
          <table:table-cell table:style-name="ce56"/>
          <table:table-cell table:style-name="ce255" table:number-columns-repeated="4"/>
          <table:table-cell table:style-name="ce222" table:number-columns-repeated="2"/>
          <table:table-cell table:style-name="ce56" table:number-columns-repeated="10"/>
          <table:table-cell table:number-columns-repeated="10"/>
        </table:table-row>
        <table:table-row table:style-name="ro1">
          <table:table-cell table:style-name="ce205" office:value-type="string" calcext:value-type="string">
            <text:p>Elegir o escribir datos</text:p>
          </table:table-cell>
          <table:table-cell table:style-name="ce56"/>
          <table:table-cell table:style-name="ce255" table:number-columns-repeated="6"/>
          <table:table-cell table:style-name="ce56" table:number-columns-repeated="10"/>
          <table:table-cell table:number-columns-repeated="10"/>
        </table:table-row>
        <table:table-row table:style-name="ro1">
          <table:table-cell table:style-name="ce206" office:value-type="string" calcext:value-type="string">
            <text:p>En todas las hojas existen cuatro tipos de celdas para elegir o escribir datos</text:p>
          </table:table-cell>
          <table:table-cell table:style-name="ce56"/>
          <table:table-cell table:style-name="ce255" table:number-columns-repeated="4"/>
          <table:table-cell table:style-name="ce271"/>
          <table:table-cell table:style-name="ce255"/>
          <table:table-cell table:style-name="ce56" table:number-columns-repeated="10"/>
          <table:table-cell table:number-columns-repeated="10"/>
        </table:table-row>
        <table:table-row table:style-name="ro1">
          <table:table-cell table:style-name="ce56" office:value-type="string" calcext:value-type="string">
            <text:p>a) Menú</text:p>
          </table:table-cell>
          <table:table-cell table:style-name="ce224" table:content-validation-name="val3" office:value-type="string" calcext:value-type="string" table:number-columns-spanned="2" table:number-rows-spanned="1">
            <text:p>Clic y pinchar en la flecha</text:p>
          </table:table-cell>
          <table:covered-table-cell table:style-name="ce255"/>
          <table:table-cell table:style-name="ce206" office:value-type="string" calcext:value-type="string">
            <text:p>Las celdas con fondo naranja son para elegir en una lista de opciones.</text:p>
          </table:table-cell>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206" office:value-type="string" calcext:value-type="string">
            <text:p>Haga clic en ella y aparecerá a su derecha una flecha hacia abajo  <text:span text:style-name="T19">🡇</text:span>.</text:p>
          </table:table-cell>
          <table:table-cell table:style-name="ce255"/>
          <table:table-cell table:style-name="ce130"/>
          <table:table-cell table:style-name="ce255"/>
          <table:table-cell table:style-name="ce266"/>
          <table:table-cell table:style-name="ce206" office:value-type="string" calcext:value-type="string">
            <text:p>Al pulsar en ella <text:s/>se despliegan las opciones.</text:p>
          </table:table-cell>
          <table:table-cell table:style-name="ce255"/>
          <table:table-cell table:style-name="ce56" table:number-columns-repeated="10"/>
          <table:table-cell table:number-columns-repeated="10"/>
        </table:table-row>
        <table:table-row table:style-name="ro1">
          <table:table-cell table:style-name="ce56"/>
          <table:table-cell table:style-name="ce177" office:value-type="string" calcext:value-type="string">
            <text:p>¡No copiar nunca una celda de Menú (color naranja) en otra! Desaparecerán los menús.</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177" office:value-type="string" calcext:value-type="string">
            <text:p>Para pegar celdas, usar (casi) siempre la combinación de teclas [Ctrl] [⇑] [Alt] [V] <text:s/>(Pegar sin formato)</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6" office:value-type="string" calcext:value-type="string">
            <text:p>Si se acaba de pegar una celda de color naranja en otra, intente deshacerlo presionando juntas las teclas [Ctrl] y [Z].</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0" office:value-type="string" calcext:value-type="string">
            <text:p>Si no hizo copia de seguridad, la única solución es</text:p>
          </table:table-cell>
          <table:table-cell table:style-name="ce255"/>
          <table:table-cell table:style-name="ce50"/>
          <table:table-cell table:style-name="ce255"/>
          <table:table-cell table:style-name="ce46" office:value-type="string" calcext:value-type="string">
            <text:p><text:a xlink:href="https://alfonbarba.github.io/GitHub/Calculos/QuimicaBachEs.ods" xlink:type="simple">descargar</text:a></text:p>
          </table:table-cell>
          <table:table-cell table:style-name="ce50" office:value-type="string" calcext:value-type="string">
            <text:p><text:s/>de nuevo este documento.</text:p>
          </table:table-cell>
          <table:table-cell table:style-name="ce255"/>
          <table:table-cell table:style-name="ce56" table:number-columns-repeated="10"/>
          <table:table-cell table:number-columns-repeated="10"/>
        </table:table-row>
        <table:table-row table:style-name="ro1">
          <table:table-cell table:style-name="ce56" office:value-type="string" calcext:value-type="string">
            <text:p>b) Valores</text:p>
          </table:table-cell>
          <table:table-cell table:style-name="ce133"/>
          <table:table-cell table:style-name="ce255"/>
          <table:table-cell table:style-name="ce206" office:value-type="string" calcext:value-type="string">
            <text:p>Las celdas con borde azul se emplean para escribir valores numéricos.</text:p>
          </table:table-cell>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6" office:value-type="string" calcext:value-type="string">
            <text:p>Se puede elegir en la barra de herramientas el formato</text:p>
          </table:table-cell>
          <table:table-cell table:style-name="ce255" table:number-columns-repeated="3"/>
          <table:table-cell table:style-name="ce154" office:value-type="string" calcext:value-type="string">
            <text:p>científico</text:p>
          </table:table-cell>
          <table:table-cell table:style-name="ce122" office:value-type="string" calcext:value-type="string">
            <text:p>o general</text:p>
          </table:table-cell>
          <table:table-cell table:style-name="ce154" office:value-type="string" calcext:value-type="string">
            <text:p>y añadir o</text:p>
          </table:table-cell>
          <table:table-cell table:style-name="ce56" office:value-type="string" calcext:value-type="string">
            <text:p>eliminar decimales </text:p>
          </table:table-cell>
          <table:table-cell table:style-name="ce255"/>
          <table:table-cell table:style-name="ce56" table:number-columns-repeated="8"/>
          <table:table-cell table:number-columns-repeated="10"/>
        </table:table-row>
        <table:table-row table:style-name="ro1">
          <table:table-cell table:style-name="ce56"/>
          <table:table-cell table:style-name="ce56" office:value-type="string" calcext:value-type="string">
            <text:p>haciendo clic en uno de los iconos <text:s/>(LibreOffice 7.3)</text:p>
          </table:table-cell>
          <table:table-cell table:style-name="ce255"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7">×</text:span></text:p>
          </table:table-cell>
          <table:table-cell table:style-name="ce56" table:number-columns-repeated="9"/>
          <table:table-cell table:number-columns-repeated="10"/>
        </table:table-row>
        <table:table-row table:style-name="ro1">
          <table:table-cell table:style-name="ce56" office:value-type="string" calcext:value-type="string">
            <text:p>c) Química</text:p>
          </table:table-cell>
          <table:table-cell table:style-name="EntradaFormulaQuimica"/>
          <table:table-cell table:style-name="ce237"/>
          <table:table-cell table:style-name="ce206" office:value-type="string" calcext:value-type="string">
            <text:p>Las celdas con borde verde se emplean para escribir fórmulas de compuestos químicos o iones.</text:p>
          </table:table-cell>
          <table:table-cell table:style-name="ce255"/>
          <table:table-cell table:style-name="ce237"/>
          <table:table-cell table:style-name="ce257"/>
          <table:table-cell table:style-name="ce255"/>
          <table:table-cell table:style-name="ce56" table:number-columns-repeated="10"/>
          <table:table-cell table:number-columns-repeated="10"/>
        </table:table-row>
        <table:table-row table:style-name="ro1">
          <table:table-cell table:style-name="ce56"/>
          <table:table-cell table:style-name="ce230" office:value-type="string" calcext:value-type="string">
            <text:p>Si se ha instalado la fuente</text:p>
          </table:table-cell>
          <table:table-cell table:style-name="ce237"/>
          <table:table-cell table:style-name="ce45" office:value-type="string" calcext:value-type="string">
            <text:p><text:span text:style-name="T3"><text:a xlink:href="http://numbertext.org/linux/" xlink:type="simple">Linux Libertine G</text:a></text:span><text:span text:style-name="T3"> </text:span></text:p>
          </table:table-cell>
          <table:table-cell table:style-name="ce46"/>
          <table:table-cell table:style-name="ce230" office:value-type="string" calcext:value-type="string">
            <text:p>se pueden escribir fórmulas químicas en estas celdas</text:p>
          </table:table-cell>
          <table:table-cell table:style-name="ce237"/>
          <table:table-cell table:style-name="ce257"/>
          <table:table-cell table:style-name="ce56" table:number-columns-repeated="10"/>
          <table:table-cell table:number-columns-repeated="10"/>
        </table:table-row>
        <table:table-row table:style-name="ro1">
          <table:table-cell table:style-name="ce56"/>
          <table:table-cell table:style-name="ce85" office:value-type="string" calcext:value-type="string">
            <text:p>indicando los subíndices con «_» y los superíndices con «^»</text:p>
          </table:table-cell>
          <table:table-cell table:style-name="ce237"/>
          <table:table-cell table:style-name="ce255" table:number-columns-repeated="4"/>
          <table:table-cell table:style-name="ce255" office:value-type="string" calcext:value-type="string">
            <text:p>SO_4^2^-</text:p>
          </table:table-cell>
          <table:table-cell table:style-name="EntradaFormulaQuimica" office:value-type="string" calcext:value-type="string">
            <text:p>SO_4^2^-</text:p>
          </table:table-cell>
          <table:table-cell table:style-name="ce56" table:number-columns-repeated="9"/>
          <table:table-cell table:number-columns-repeated="10"/>
        </table:table-row>
        <table:table-row table:style-name="ro1">
          <table:table-cell table:style-name="ce56"/>
          <table:table-cell table:style-name="ce206" office:value-type="string" calcext:value-type="string">
            <text:p>Si el subíndice tiene dos cifras habrá que escribir «_» delante de cada cifra</text:p>
          </table:table-cell>
          <table:table-cell table:style-name="ce255" table:number-columns-repeated="5"/>
          <table:table-cell table:style-name="ce257" office:value-type="string" calcext:value-type="string">
            <text:p>C_4H_1_0</text:p>
          </table:table-cell>
          <table:table-cell table:style-name="EntradaFormulaQuimica" table:formula="of:=[.H36]" office:value-type="string" office:string-value="C_4H_1_0" calcext:value-type="string">
            <text:p>C_4H_1_0</text:p>
          </table:table-cell>
          <table:table-cell table:style-name="ce56" table:number-columns-repeated="9"/>
          <table:table-cell table:number-columns-repeated="10"/>
        </table:table-row>
        <table:table-row table:style-name="ro1">
          <table:table-cell table:style-name="ce56"/>
          <table:table-cell table:style-name="ce206" office:value-type="string" calcext:value-type="string">
            <text:p>Si el superíndice es una cifra con signo habrá que escribir «^» delante de cada uno</text:p>
          </table:table-cell>
          <table:table-cell table:style-name="ce237"/>
          <table:table-cell table:style-name="ce255" table:number-columns-repeated="2"/>
          <table:table-cell table:style-name="ce257"/>
          <table:table-cell table:style-name="ce255"/>
          <table:table-cell table:style-name="ce257" office:value-type="string" calcext:value-type="string">
            <text:p>Fe^3^+</text:p>
          </table:table-cell>
          <table:table-cell table:style-name="EntradaFormulaQuimica" office:value-type="string" calcext:value-type="string">
            <text:p>Fe^3^+</text:p>
          </table:table-cell>
          <table:table-cell table:style-name="ce56" table:number-columns-repeated="9"/>
          <table:table-cell table:number-columns-repeated="10"/>
        </table:table-row>
        <table:table-row table:style-name="ro1">
          <table:table-cell table:style-name="ce56"/>
          <table:table-cell table:style-name="ce56" office:value-type="string" calcext:value-type="string">
            <text:p>Desde la versión 5 de LibreOffice los subíndices y superíndices se sustituyen mientras se escribe</text:p>
          </table:table-cell>
          <table:table-cell table:style-name="ce237"/>
          <table:table-cell table:style-name="ce255" table:number-columns-repeated="2"/>
          <table:table-cell table:style-name="ce257"/>
          <table:table-cell table:style-name="ce255"/>
          <table:table-cell table:style-name="ce257"/>
          <table:table-cell table:style-name="EntradaFormulaQuimica" office:value-type="string" calcext:value-type="string">
            <text:p>SO₄²⁻ </text:p>
          </table:table-cell>
          <table:table-cell table:style-name="ce255" office:value-type="string" calcext:value-type="string">
            <text:p>SO_4<text:span text:style-name="T20"> ⌫</text:span>^2 ⌫^-↲</text:p>
          </table:table-cell>
          <table:table-cell table:style-name="ce56" table:number-columns-repeated="8"/>
          <table:table-cell table:number-columns-repeated="10"/>
        </table:table-row>
        <table:table-row table:style-name="ro1">
          <table:table-cell table:style-name="ce56"/>
          <table:table-cell table:style-name="ce206" office:value-type="string" calcext:value-type="string">
            <text:p>Pero hay que pulsar el espaciador después (y quizás borrar el espacio en blanco)</text:p>
          </table:table-cell>
          <table:table-cell table:style-name="ce237"/>
          <table:table-cell table:style-name="ce255" table:number-columns-repeated="2"/>
          <table:table-cell table:style-name="ce257"/>
          <table:table-cell table:style-name="ce255"/>
          <table:table-cell table:style-name="ce257"/>
          <table:table-cell table:style-name="EntradaFormulaQuimica" office:value-type="string" calcext:value-type="string">
            <text:p>C₄H₁₀</text:p>
          </table:table-cell>
          <table:table-cell table:style-name="ce257" office:value-type="string" calcext:value-type="string">
            <text:p>C_4<text:span text:style-name="T20"> ⌫</text:span>H_1<text:span text:style-name="T20"> ⌫</text:span>_0↲</text:p>
          </table:table-cell>
          <table:table-cell table:style-name="ce56" table:number-columns-repeated="8"/>
          <table:table-cell table:number-columns-repeated="10"/>
        </table:table-row>
        <table:table-row table:style-name="ro1">
          <table:table-cell table:style-name="ce56" office:value-type="string" calcext:value-type="string">
            <text:p>d) Etiquetas</text:p>
          </table:table-cell>
          <table:table-cell table:style-name="ce168"/>
          <table:table-cell table:style-name="ce255"/>
          <table:table-cell table:style-name="ce56" office:value-type="string" calcext:value-type="string">
            <text:p>Las celdas de color blanco con borde negro se emplean para escribir textos, pero no fórmulas</text:p>
          </table:table-cell>
          <table:table-cell table:style-name="ce255"/>
          <table:table-cell table:style-name="ce56" table:number-columns-repeated="4"/>
          <table:table-cell table:style-name="ce279"/>
          <table:table-cell table:style-name="ce56" table:number-columns-repeated="8"/>
          <table:table-cell table:number-columns-repeated="10"/>
        </table:table-row>
        <table:table-row table:style-name="ro1">
          <table:table-cell table:style-name="ce56" table:number-columns-repeated="2"/>
          <table:table-cell table:style-name="ce255"/>
          <table:table-cell table:style-name="ce255" office:value-type="string" calcext:value-type="string">
            <text:p>Al escribir un número en ellas, será considerado como texto y no desaparecerán los ceros a la derecha de la coma decimal</text:p>
          </table:table-cell>
          <table:table-cell table:style-name="ce255"/>
          <table:table-cell table:style-name="ce56" table:number-columns-repeated="4"/>
          <table:table-cell table:style-name="ce279"/>
          <table:table-cell table:style-name="ce56" table:number-columns-repeated="8"/>
          <table:table-cell table:number-columns-repeated="10"/>
        </table:table-row>
        <table:table-row table:style-name="ro1">
          <table:table-cell table:style-name="ce56" table:number-columns-repeated="2"/>
          <table:table-cell table:style-name="ce255"/>
          <table:table-cell table:style-name="ce255" office:value-type="string" calcext:value-type="string">
            <text:p>P. ej.</text:p>
          </table:table-cell>
          <table:table-cell table:style-name="ce168" office:value-type="string" calcext:value-type="string">
            <text:p>3,250</text:p>
          </table:table-cell>
          <table:table-cell table:style-name="ce122" office:value-type="string" calcext:value-type="string">
            <text:p>frente a</text:p>
          </table:table-cell>
          <table:table-cell table:style-name="ce65" table:formula="of:=AVALOR([.E42])" office:value-type="float" office:value="3.25" calcext:value-type="float">
            <text:p>3,25</text:p>
          </table:table-cell>
          <table:table-cell table:style-name="ce56" table:number-columns-repeated="2"/>
          <table:table-cell table:style-name="ce279"/>
          <table:table-cell table:style-name="ce56" table:number-columns-repeated="8"/>
          <table:table-cell table:number-columns-repeated="10"/>
        </table:table-row>
        <table:table-row table:style-name="ro1">
          <table:table-cell table:style-name="ce56" table:number-columns-repeated="18"/>
          <table:table-cell table:number-columns-repeated="10"/>
        </table:table-row>
        <table:table-row table:style-name="ro1">
          <table:table-cell table:style-name="ce102" office:value-type="string" calcext:value-type="string">
            <text:p>Cifras significativas y formato numérico</text:p>
          </table:table-cell>
          <table:table-cell table:style-name="ce56" table:number-columns-repeated="4"/>
          <table:table-cell table:style-name="ce374"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56" office:value-type="string" calcext:value-type="string">
            <text:p>En el botón</text:p>
          </table:table-cell>
          <table:table-cell table:style-name="ce197" office:value-type="string" calcext:value-type="string" table:number-columns-spanned="2" table:number-rows-spanned="1">
            <text:p>Cifras significativas</text:p>
          </table:table-cell>
          <table:covered-table-cell table:style-name="ce56"/>
          <table:table-cell table:style-name="ce56" office:value-type="string" calcext:value-type="string">
            <text:p>se puede ajustar el formato numérico de los resultados:</text:p>
          </table:table-cell>
          <table:table-cell table:style-name="ce56" table:number-columns-repeated="5"/>
          <table:table-cell table:style-name="ce56">
            <draw:control draw:z-index="0" draw:name="Control 18" draw:style-name="gr1" draw:text-style-name="P1" svg:width="2.7cm" svg:height="0.45cm" svg:x="0cm" svg:y="0cm" draw:control="control2"/>
          </table:table-cell>
          <table:table-cell table:style-name="ce56" table:number-columns-repeated="8"/>
          <table:table-cell table:number-columns-repeated="10"/>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73" table:formula="of:=[$Introd.AA6]" office:value-type="string" office:string-value="3" calcext:value-type="string">
            <text:p>3</text:p>
          </table:table-cell>
          <table:table-cell table:style-name="ce104" table:content-validation-name="val2" office:value-type="float" office:value="96485" calcext:value-type="float">
            <text:p>96485</text:p>
          </table:table-cell>
          <table:table-cell table:style-name="ce127" table:formula="of:=NUMFORMA(AVALOR([.I46]);[.$H$46];[.$H$47];[.$H$48])" office:value-type="string" office:string-value="9,65×10⁴" calcext:value-type="string">
            <text:p>9,65×10⁴</text:p>
          </table:table-cell>
          <table:table-cell table:style-name="ce56" table:number-columns-repeated="8"/>
          <table:table-cell table:number-columns-repeated="10"/>
        </table:table-row>
        <table:table-row table:style-name="ro1">
          <table:table-cell table:style-name="ce99" office:value-type="string" calcext:value-type="string">
            <text:p>Número (1 a 6) de dígitos para notación decimal</text:p>
          </table:table-cell>
          <table:table-cell table:style-name="ce56" table:number-columns-repeated="5"/>
          <table:table-cell table:style-name="ce127" office:value-type="string" calcext:value-type="string">
            <text:p>Umbral: </text:p>
          </table:table-cell>
          <table:table-cell table:style-name="ce73" table:formula="of:=[$Introd.AA7]" office:value-type="string" office:string-value="3" calcext:value-type="string">
            <text:p>3</text:p>
          </table:table-cell>
          <table:table-cell table:style-name="ce104" table:content-validation-name="val2" office:value-type="string" calcext:value-type="string">
            <text:p>5,485799×10⁻⁴</text:p>
          </table:table-cell>
          <table:table-cell table:style-name="ce127" table:formula="of:=NUMFORMA(AVALOR([.I47]);[.$H$46];[.$H$47];[.$H$48])" office:value-type="string" office:string-value="5,49×10⁻⁴" calcext:value-type="string">
            <text:p>5,49×10⁻⁴</text:p>
          </table:table-cell>
          <table:table-cell table:style-name="ce56" table:number-columns-repeated="8"/>
          <table:table-cell table:number-columns-repeated="10"/>
        </table:table-row>
        <table:table-row table:style-name="ro1">
          <table:table-cell table:style-name="ce99" office:value-type="string" calcext:value-type="string">
            <text:p>• decimal</text:p>
          </table:table-cell>
          <table:table-cell table:style-name="ce99" office:value-type="string" calcext:value-type="string">
            <text:p>Si |Número|&lt;1 y la 1.ª posición decimal es menor o igual que umbral</text:p>
          </table:table-cell>
          <table:table-cell table:style-name="ce56" table:number-columns-repeated="5"/>
          <table:table-cell table:style-name="ce73" table:formula="of:=[$Introd.AA8]" office:value-type="string" office:string-value="1" calcext:value-type="string">
            <text:p>1</text:p>
          </table:table-cell>
          <table:table-cell table:style-name="ce104" table:content-validation-name="val2" office:value-type="float" office:value="1013" calcext:value-type="float">
            <text:p>1013</text:p>
          </table:table-cell>
          <table:table-cell table:style-name="ce127" table:formula="of:=NUMFORMA(AVALOR([.I48]);[.$H$46];[.$H$47];[.$H$48])" office:value-type="string" office:string-value="1,01×10³" calcext:value-type="string">
            <text:p>1,01×10³</text:p>
          </table:table-cell>
          <table:table-cell table:style-name="ce56" table:number-columns-repeated="8"/>
          <table:table-cell table:number-columns-repeated="10"/>
        </table:table-row>
        <table:table-row table:style-name="ro1">
          <table:table-cell table:style-name="ce99"/>
          <table:table-cell table:style-name="ce99" office:value-type="string" calcext:value-type="string">
            <text:p>o si |Número|&gt;1 y el n.º de cifras de la parte entera es menor o igual que umbral.</text:p>
          </table:table-cell>
          <table:table-cell table:style-name="ce56" table:number-columns-repeated="5"/>
          <table:table-cell table:style-name="ce254"/>
          <table:table-cell table:style-name="ce277" table:formula="of:=1/760" office:value-type="float" office:value="0.00131578947368421" calcext:value-type="float">
            <text:p>0,001315789</text:p>
          </table:table-cell>
          <table:table-cell table:style-name="ce127" table:formula="of:=NUMFORMA(AVALOR([.I49]);[.$H$46];[.$H$47];[.$H$48])" office:value-type="string" office:string-value="0,00132" calcext:value-type="string">
            <text:p>0,00132</text:p>
          </table:table-cell>
          <table:table-cell table:style-name="ce56" table:number-columns-repeated="8"/>
          <table:table-cell table:number-columns-repeated="10"/>
        </table:table-row>
        <table:table-row table:style-name="ro1">
          <table:table-cell table:style-name="ce99" office:value-type="string" calcext:value-type="string">
            <text:p>• científica</text:p>
          </table:table-cell>
          <table:table-cell table:style-name="ce99" office:value-type="string" calcext:value-type="string">
            <text:p>En el resto de los casos.</text:p>
          </table:table-cell>
          <table:table-cell table:style-name="ce56" table:number-columns-repeated="5"/>
          <table:table-cell table:style-name="ce254"/>
          <table:table-cell table:style-name="ce88" office:value-type="float" office:value="365.25" calcext:value-type="float">
            <text:p>365,25</text:p>
          </table:table-cell>
          <table:table-cell table:style-name="ce127" table:formula="of:=NUMFORMA(AVALOR([.I50]);[.$H$46];[.$H$47];[.$H$48])" office:value-type="string" office:string-value="365" calcext:value-type="string">
            <text:p>365</text:p>
          </table:table-cell>
          <table:table-cell table:style-name="ce56" table:number-columns-repeated="8"/>
          <table:table-cell table:number-columns-repeated="10"/>
        </table:table-row>
        <table:table-row table:style-name="ro1">
          <table:table-cell table:style-name="ce99" office:value-type="string" calcext:value-type="string">
            <text:p>Símbolo de multiplicar (· o ×) antes de 10<text:span text:style-name="T7">ⁿ en la notación científica.</text:span></text:p>
          </table:table-cell>
          <table:table-cell table:style-name="ce56" table:number-columns-repeated="5"/>
          <table:table-cell table:style-name="ce127" office:value-type="string" calcext:value-type="string">
            <text:p>Notación científica: </text:p>
          </table:table-cell>
          <table:table-cell table:style-name="ce275"/>
          <table:table-cell table:style-name="ce88" office:value-type="float" office:value="0.082" calcext:value-type="float">
            <text:p>0,082</text:p>
          </table:table-cell>
          <table:table-cell table:style-name="ce127" table:formula="of:=NUMFORMA(AVALOR([.I51]);[.$H$46];[.$H$47];[.$H$48])" office:value-type="string" office:string-value="0,0820" calcext:value-type="string">
            <text:p>0,0820</text:p>
          </table:table-cell>
          <table:table-cell table:style-name="ce56" table:number-columns-repeated="8"/>
          <table:table-cell table:number-columns-repeated="10"/>
        </table:table-row>
        <table:table-row table:style-name="ro1">
          <table:table-cell table:style-name="ce56" table:number-columns-repeated="18"/>
          <table:table-cell table:number-columns-repeated="10"/>
        </table:table-row>
        <table:table-row table:style-name="ro1">
          <table:table-cell table:style-name="ce205" office:value-type="string" calcext:value-type="string">
            <text:p>OTROS CÁLCUL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on las celdas donde se pueden hacer cálculos distintos a los previstos.</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197" table:formula="of:=[$Í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22"/>
          <table:table-cell table:style-name="ce222"/>
          <table:table-cell table:style-name="ce56" table:number-columns-repeated="11"/>
          <table:table-cell table:number-columns-repeated="10"/>
        </table:table-row>
        <table:table-row table:style-name="ro1">
          <table:table-cell table:style-name="ce26" office:value-type="string" calcext:value-type="string">
            <text:p>Etiqueta: </text:p>
          </table:table-cell>
          <table:table-cell table:style-name="ce168" table:number-columns-repeated="5"/>
          <table:table-cell table:style-name="ce222"/>
          <table:table-cell table:style-name="ce56" table:number-columns-repeated="11"/>
          <table:table-cell table:number-columns-repeated="10"/>
        </table:table-row>
        <table:table-row table:style-name="ro1">
          <table:table-cell table:style-name="ce26" office:value-type="string" calcext:value-type="string">
            <text:p>Fórmula: </text:p>
          </table:table-cell>
          <table:table-cell table:style-name="ce133" table:number-columns-repeated="5"/>
          <table:table-cell table:style-name="ce222"/>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06" office:value-type="string" calcext:value-type="string">
            <text:p>Escribir las ecuaciones de cálculo en las celdas de color blanco con borde azul.</text:p>
          </table:table-cell>
          <table:table-cell table:style-name="ce56" table:number-columns-repeated="17"/>
          <table:table-cell table:number-columns-repeated="10"/>
        </table:table-row>
        <table:table-row table:style-name="ro1">
          <table:table-cell table:style-name="ce210" office:value-type="string" calcext:value-type="string">
            <text:p>Si el contenido de una celda está en formato científico (6,02·10²³), usar la función AVALOR</text:p>
          </table:table-cell>
          <table:table-cell table:style-name="ce56" table:number-columns-repeated="17"/>
          <table:table-cell table:number-columns-repeated="10"/>
        </table:table-row>
        <table:table-row table:style-name="ro1">
          <table:table-cell table:style-name="ce210" office:value-type="string" calcext:value-type="string">
            <text:p>para calcular su valor numérico (6,02·10²³ parece un número pero la hoja de cálculo lo ve como un texto).</text:p>
          </table:table-cell>
          <table:table-cell table:style-name="ce56" table:number-columns-repeated="17"/>
          <table:table-cell table:number-columns-repeated="10"/>
        </table:table-row>
        <table:table-row table:style-name="ro1">
          <table:table-cell table:style-name="ce206" office:value-type="string" calcext:value-type="string">
            <text:p>Se puede escribir un etiqueta de la magnitud en las celdas a la derecha de «Etiqueta»</text:p>
          </table:table-cell>
          <table:table-cell table:style-name="ce56" table:number-columns-repeated="5"/>
          <table:table-cell table:style-name="ce127" office:value-type="string" calcext:value-type="string">
            <text:p>masa</text:p>
          </table:table-cell>
          <table:table-cell table:style-name="ce56" table:formula="of:=FORMULAQUIM([.H36])" office:value-type="string" office:string-value="C₄H₁₀" calcext:value-type="string">
            <text:p>C₄H₁₀</text:p>
          </table:table-cell>
          <table:table-cell table:style-name="ce56" table:number-columns-repeated="10"/>
          <table:table-cell table:number-columns-repeated="10"/>
        </table:table-row>
        <table:table-row table:style-name="ro1">
          <table:table-cell table:style-name="ce206" office:value-type="string" calcext:value-type="string">
            <text:p>P. ej. para calcular los moles de butano que corresponden a la celda</text:p>
          </table:table-cell>
          <table:table-cell table:style-name="ce56" table:number-columns-repeated="4"/>
          <table:table-cell table:style-name="ce56" table:formula="of:=CELL(&quot;address&quot;;[.G64])" office:value-type="string" office:string-value="$G$64" calcext:value-type="string">
            <text:p>$G$64</text:p>
          </table:table-cell>
          <table:table-cell table:style-name="ce127" table:formula="of:=NUMFORMA(14500;3;3)" office:value-type="string" office:string-value="1,45·10⁴" calcext:value-type="string">
            <text:p>1,45·10⁴</text:p>
          </table:table-cell>
          <table:table-cell table:style-name="ce56" office:value-type="string" calcext:value-type="string">
            <text:p>g</text:p>
          </table:table-cell>
          <table:table-cell table:style-name="ce56" table:number-columns-repeated="10"/>
          <table:table-cell table:number-columns-repeated="10"/>
        </table:table-row>
        <table:table-row table:style-name="ro1">
          <table:table-cell table:style-name="ce206" office:value-type="string" calcext:value-type="string">
            <text:p>Celda de borde negro a la derecha de «Etiqueta»</text:p>
          </table:table-cell>
          <table:table-cell table:style-name="ce56" table:number-columns-repeated="3"/>
          <table:table-cell table:style-name="ce70" office:value-type="string" calcext:value-type="string">
            <text:p>M molar</text:p>
          </table:table-cell>
          <table:table-cell table:style-name="ce56" table:number-columns-repeated="13"/>
          <table:table-cell table:number-columns-repeated="10"/>
        </table:table-row>
        <table:table-row table:style-name="ro1">
          <table:table-cell table:style-name="ce206" office:value-type="string" calcext:value-type="string">
            <text:p>Celda de borde azul debajo de ella:</text:p>
          </table:table-cell>
          <table:table-cell table:style-name="ce56" table:number-columns-repeated="3"/>
          <table:table-cell table:style-name="ce133" table:formula="of:=FORMULA([.B71])" office:value-type="string" office:string-value="=MASAMOL(H63)" calcext:value-type="string">
            <text:p>=MASAMOL(H63)</text:p>
          </table:table-cell>
          <table:table-cell table:style-name="ce56"/>
          <table:table-cell table:style-name="ce245" office:value-type="string" calcext:value-type="string">
            <text:p>=MASAMOL("C4H10")</text:p>
          </table:table-cell>
          <table:table-cell table:style-name="ce56" table:number-columns-repeated="11"/>
          <table:table-cell table:number-columns-repeated="10"/>
        </table:table-row>
        <table:table-row table:style-name="ro1">
          <table:table-cell table:style-name="ce206" office:value-type="string" calcext:value-type="string">
            <text:p>Otra celda más a la derecha de Etiqueta:</text:p>
          </table:table-cell>
          <table:table-cell table:style-name="ce56" table:number-columns-repeated="3"/>
          <table:table-cell table:style-name="ce70" office:value-type="string" calcext:value-type="string">
            <text:p>moles</text:p>
          </table:table-cell>
          <table:table-cell table:style-name="ce56" table:number-columns-repeated="13"/>
          <table:table-cell table:number-columns-repeated="10"/>
        </table:table-row>
        <table:table-row table:style-name="ro1">
          <table:table-cell table:style-name="ce206" office:value-type="string" calcext:value-type="string">
            <text:p>Celda de borde azul debajo de ella:</text:p>
          </table:table-cell>
          <table:table-cell table:style-name="ce56" table:number-columns-repeated="3"/>
          <table:table-cell table:style-name="ce133" table:formula="of:=FORMULA([.D71])" office:value-type="string" office:string-value="=AVALOR(G64)/B71" calcext:value-type="string">
            <text:p>=AVALOR(G64)/B71</text:p>
          </table:table-cell>
          <table:table-cell table:style-name="ce56" table:number-columns-repeated="13"/>
          <table:table-cell table:number-columns-repeated="10"/>
        </table:table-row>
        <table:table-row table:style-name="ro1">
          <table:table-cell table:style-name="ce197" table:formula="of:=$indice.$h$4" office:value-type="string" office:string-value="" calcext:value-type="error" table:number-columns-spanned="6" table:number-rows-spanned="1">
            <text:p>#¿NOMBRE?</text:p>
          </table:table-cell>
          <table:covered-table-cell table:number-columns-repeated="4" table:style-name="ce119"/>
          <table:covered-table-cell table:style-name="ce222"/>
          <table:table-cell table:style-name="ce222"/>
          <table:table-cell table:style-name="ce56" table:number-columns-repeated="11"/>
          <table:table-cell table:number-columns-repeated="10"/>
        </table:table-row>
        <table:table-row table:style-name="ro1">
          <table:table-cell table:style-name="ce26" office:value-type="string" calcext:value-type="string">
            <text:p>Etiqueta: </text:p>
          </table:table-cell>
          <table:table-cell table:style-name="ce239" office:value-type="string" calcext:value-type="string">
            <text:p>M molar</text:p>
          </table:table-cell>
          <table:table-cell table:style-name="ce239"/>
          <table:table-cell table:style-name="ce239" office:value-type="string" calcext:value-type="string">
            <text:p>moles</text:p>
          </table:table-cell>
          <table:table-cell table:style-name="ce263"/>
          <table:table-cell table:style-name="ce222" table:number-columns-repeated="2"/>
          <table:table-cell table:style-name="ce56" table:number-columns-repeated="11"/>
          <table:table-cell table:number-columns-repeated="10"/>
        </table:table-row>
        <table:table-row table:style-name="ro1">
          <table:table-cell table:style-name="ce26" office:value-type="string" calcext:value-type="string">
            <text:p>Fórmula: </text:p>
          </table:table-cell>
          <table:table-cell table:style-name="ce65" table:formula="of:=MASAMOL([.H63])" office:value-type="float" office:value="58.124" calcext:value-type="float">
            <text:p>58,124</text:p>
          </table:table-cell>
          <table:table-cell table:style-name="ce65"/>
          <table:table-cell table:style-name="ce65" table:formula="of:=AVALOR([.G64])/[.B71]" office:value-type="float" office:value="249.466657490882" calcext:value-type="float">
            <text:p>249,466657490882</text:p>
          </table:table-cell>
          <table:table-cell table:style-name="ce65"/>
          <table:table-cell table:style-name="ce222" table:number-columns-repeated="2"/>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83" office:value-type="string" calcext:value-type="string">
            <text:p>Format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Las celdas pierden el formato si se pega en ellas datos de otro tipo de celda.</text:p>
          </table:table-cell>
          <table:table-cell table:style-name="ce56" table:number-columns-repeated="17"/>
          <table:table-cell table:number-columns-repeated="10"/>
        </table:table-row>
        <table:table-row table:style-name="ro1">
          <table:table-cell table:style-name="ce206" office:value-type="string" calcext:value-type="string">
            <text:p>Por eso se recomienda usar (casi) siempre la combinación de teclas [Ctrl] [⇑] [Alt] [V] <text:s/>(Pegar sin formato)</text:p>
          </table:table-cell>
          <table:table-cell table:style-name="ce56" table:number-columns-repeated="17"/>
          <table:table-cell table:number-columns-repeated="10"/>
        </table:table-row>
        <table:table-row table:style-name="ro1">
          <table:table-cell table:style-name="ce206" office:value-type="string" calcext:value-type="string">
            <text:p>Si alguna de las celdas de color blanco con borde azul pierde el formato, la solución es copiar una celda similar</text:p>
          </table:table-cell>
          <table:table-cell table:style-name="ce56" table:number-columns-repeated="17"/>
          <table:table-cell table:number-columns-repeated="10"/>
        </table:table-row>
        <table:table-row table:style-name="ro1">
          <table:table-cell table:style-name="ce206" office:value-type="string" calcext:value-type="string">
            <text:p>y pegarla (esta vez sí, pulsar juntas las teclas [Ctrl] y [V]) en el sitio de la que dejó de funcionar.</text:p>
          </table:table-cell>
          <table:table-cell table:style-name="ce56" table:number-columns-repeated="17"/>
          <table:table-cell table:number-columns-repeated="10"/>
        </table:table-row>
        <table:table-row table:style-name="ro1">
          <table:table-cell table:style-name="ce206" office:value-type="string" calcext:value-type="string">
            <text:p>Para evitar pérdidas de formato, después de copiar, pegar sin formato:</text:p>
          </table:table-cell>
          <table:table-cell table:style-name="ce56" table:number-columns-repeated="17"/>
          <table:table-cell table:number-columns-repeated="10"/>
        </table:table-row>
        <table:table-row table:style-name="ro1">
          <table:table-cell table:style-name="ce87" office:value-type="string" calcext:value-type="string">
            <text:p>Editar → Pegado especial</text:p>
          </table:table-cell>
          <table:table-cell table:style-name="ce87"/>
          <table:table-cell table:style-name="ce206" office:value-type="string" calcext:value-type="string">
            <text:p>o pulse al mismo tiempo las teclas Ctrl Mayúscula V ([Ctrl] [⇑] [V])</text:p>
          </table:table-cell>
          <table:table-cell table:style-name="ce56" table:number-columns-repeated="15"/>
          <table:table-cell table:number-columns-repeated="10"/>
        </table:table-row>
        <table:table-row table:style-name="ro1">
          <table:table-cell table:style-name="ce206" office:value-type="string" calcext:value-type="string">
            <text:p>y desmarcar la opción</text:p>
          </table:table-cell>
          <table:table-cell table:style-name="ce56" table:number-columns-repeated="17"/>
          <table:table-cell table:number-columns-repeated="10"/>
        </table:table-row>
        <table:table-row table:style-name="ro1">
          <table:table-cell table:style-name="ce75" office:value-type="string" calcext:value-type="string">
            <text:p><text:span text:style-name="T10"></text:span> Formatos</text:p>
          </table:table-cell>
          <table:table-cell table:style-name="ce56" table:number-columns-repeated="17"/>
          <table:table-cell table:number-columns-repeated="10"/>
        </table:table-row>
        <table:table-row table:style-name="ro1">
          <table:table-cell table:style-name="ce206" office:value-type="string" calcext:value-type="string">
            <text:p>Para cambiar el formato numérico de una celda de borde azul, elegir el tipo de formato en la</text:p>
          </table:table-cell>
          <table:table-cell table:style-name="ce56" table:number-columns-repeated="17"/>
          <table:table-cell table:number-columns-repeated="10"/>
        </table:table-row>
        <table:table-row table:style-name="ro1">
          <table:table-cell table:style-name="ce206" office:value-type="string" calcext:value-type="string">
            <text:p>segunda barra de herramientas. Si no aparecen los formatos que necesita, i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 → Personalizar → (pestaña) Barras de herramientas </text:p>
          </table:table-cell>
          <table:table-cell table:style-name="ce87" table:number-columns-repeated="4"/>
          <table:table-cell table:style-name="ce56" table:number-columns-repeated="13"/>
          <table:table-cell table:number-columns-repeated="10"/>
        </table:table-row>
        <table:table-row table:style-name="ro1">
          <table:table-cell table:style-name="ce85" office:value-type="string" calcext:value-type="string">
            <text:p>y bajo «Destino» elegir</text:p>
          </table:table-cell>
          <table:table-cell table:style-name="ce56" table:number-columns-repeated="17"/>
          <table:table-cell table:number-columns-repeated="10"/>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5"/>
          <table:table-cell table:number-columns-repeated="10"/>
        </table:table-row>
        <table:table-row table:style-name="ro1">
          <table:table-cell table:style-name="ce206" office:value-type="string" calcext:value-type="string">
            <text:p>bajar hasta que encuentre</text:p>
          </table:table-cell>
          <table:table-cell table:style-name="ce56" table:number-columns-repeated="17"/>
          <table:table-cell table:number-columns-repeated="10"/>
        </table:table-row>
        <table:table-row table:style-name="ro1">
          <table:table-cell table:style-name="ce87" office:value-type="string" calcext:value-type="string">
            <text:p>E Científico</text:p>
          </table:table-cell>
          <table:table-cell table:style-name="ce56" table:number-columns-repeated="17"/>
          <table:table-cell table:number-columns-repeated="10"/>
        </table:table-row>
        <table:table-row table:style-name="ro1">
          <table:table-cell table:style-name="ce206" office:value-type="string" calcext:value-type="string">
            <text:p>y marcarlo.</text:p>
          </table:table-cell>
          <table:table-cell table:style-name="ce56" table:number-columns-repeated="17"/>
          <table:table-cell table:number-columns-repeated="10"/>
        </table:table-row>
        <table:table-row table:style-name="ro1">
          <table:table-cell table:style-name="ce206" office:value-type="string" calcext:value-type="string">
            <text:p>Si aparecen demasiados decimales o formato exponencial cuando no lo necesita</text:p>
          </table:table-cell>
          <table:table-cell table:style-name="ce56" table:number-columns-repeated="17"/>
          <table:table-cell table:number-columns-repeated="10"/>
        </table:table-row>
        <table:table-row table:style-name="ro1">
          <table:table-cell table:style-name="ce206" office:value-type="string" calcext:value-type="string">
            <text:p>hacer clic en la celda y pulsar a la vez las teclas</text:p>
          </table:table-cell>
          <table:table-cell table:style-name="ce56" table:number-columns-repeated="3"/>
          <table:table-cell table:style-name="ce56" office:value-type="string" calcext:value-type="string">
            <text:p>[Ctrl] [M]</text:p>
          </table:table-cell>
          <table:table-cell table:style-name="ce206" office:value-type="string" calcext:value-type="string">
            <text:p>(Eliminar formato directo)</text:p>
          </table:table-cell>
          <table:table-cell table:style-name="ce56" table:number-columns-repeated="12"/>
          <table:table-cell table:number-columns-repeated="10"/>
        </table:table-row>
        <table:table-row table:style-name="ro1">
          <table:table-cell table:style-name="ce206" office:value-type="string" calcext:value-type="string">
            <text:p>Si aparece</text:p>
          </table:table-cell>
          <table:table-cell table:style-name="ce244" table:formula="of:=1/3" office:value-type="float" office:value="0.333333333333333" calcext:value-type="float">
            <text:p>0,333333333333333</text:p>
          </table:table-cell>
          <table:table-cell table:style-name="ce56" office:value-type="string" calcext:value-type="string">
            <text:p><text:s/>en una celda puede:</text:p>
          </table:table-cell>
          <table:table-cell table:style-name="ce56" table:number-columns-repeated="2"/>
          <table:table-cell table:style-name="ce206"/>
          <table:table-cell table:style-name="ce56" table:number-columns-repeated="12"/>
          <table:table-cell table:number-columns-repeated="10"/>
        </table:table-row>
        <table:table-row table:style-name="ro1">
          <table:table-cell table:style-name="ce206" office:value-type="string" calcext:value-type="string">
            <text:p>• Pulsar en la celda y pulsar en el icono</text:p>
          </table:table-cell>
          <table:table-cell table:style-name="ce206"/>
          <table:table-cell table:style-name="ce56"/>
          <table:table-cell table:style-name="ce159" office:value-type="string" calcext:value-type="string">
            <text:p>,00<text:span text:style-name="T7">×</text:span></text:p>
          </table:table-cell>
          <table:table-cell table:style-name="ce56" office:value-type="string" calcext:value-type="string">
            <text:p><text:s/>de la barra de herramientas</text:p>
          </table:table-cell>
          <table:table-cell table:style-name="ce206"/>
          <table:table-cell table:style-name="ce56" table:number-columns-repeated="12"/>
          <table:table-cell table:number-columns-repeated="10"/>
        </table:table-row>
        <table:table-row table:style-name="ro1">
          <table:table-cell table:style-name="ce206" office:value-type="string" calcext:value-type="string">
            <text:p>varias veces hasta que aparezca un valor</text:p>
          </table:table-cell>
          <table:table-cell table:style-name="ce206"/>
          <table:table-cell table:style-name="ce56"/>
          <table:table-cell table:style-name="ce261" table:formula="of:=1/3" office:value-type="float" office:value="0.333333333333333" calcext:value-type="float">
            <text:p>0,3333333333</text:p>
          </table:table-cell>
          <table:table-cell table:style-name="ce56"/>
          <table:table-cell table:style-name="ce206"/>
          <table:table-cell table:style-name="ce56" table:number-columns-repeated="12"/>
          <table:table-cell table:number-columns-repeated="10"/>
        </table:table-row>
        <table:table-row table:style-name="ro1">
          <table:table-cell table:style-name="ce206" office:value-type="string" calcext:value-type="string">
            <text:p>• Cambiar a formato científico en el icono</text:p>
          </table:table-cell>
          <table:table-cell table:style-name="ce206"/>
          <table:table-cell table:style-name="ce56"/>
          <table:table-cell table:style-name="ce5" office:value-type="string" calcext:value-type="string">
            <text:p>E</text:p>
          </table:table-cell>
          <table:table-cell table:style-name="ce56" office:value-type="string" calcext:value-type="string">
            <text:p><text:s/>lo que daría</text:p>
          </table:table-cell>
          <table:table-cell table:style-name="ce269" table:formula="of:=1/3" office:value-type="float" office:value="0.333333333333333" calcext:value-type="float">
            <text:p>3,33E-01</text:p>
          </table:table-cell>
          <table:table-cell table:style-name="ce56" table:number-columns-repeated="12"/>
          <table:table-cell table:number-columns-repeated="10"/>
        </table:table-row>
        <table:table-row table:style-name="ro1">
          <table:table-cell table:style-name="ce206" office:value-type="string" calcext:value-type="string">
            <text:p>• Cambiar el tamaño de la letra en la barra de formato</text:p>
          </table:table-cell>
          <table:table-cell table:style-name="ce206"/>
          <table:table-cell table:style-name="ce56" table:number-columns-repeated="2"/>
          <table:table-cell table:style-name="ce87" office:value-type="string" calcext:value-type="string">
            <text:p>11 pt</text:p>
          </table:table-cell>
          <table:table-cell table:style-name="ce56" table:number-columns-repeated="13"/>
          <table:table-cell table:number-columns-repeated="10"/>
        </table:table-row>
        <table:table-row table:style-name="ro1">
          <table:table-cell table:style-name="ce212" office:value-type="string" calcext:value-type="string">
            <text:p>Con 11 pt:</text:p>
          </table:table-cell>
          <table:table-cell table:style-name="ce244" table:formula="of:=1/3" office:value-type="float" office:value="0.333333333333333" calcext:value-type="float">
            <text:p>0,333333333333333</text:p>
          </table:table-cell>
          <table:table-cell table:style-name="ce127" office:value-type="string" calcext:value-type="string">
            <text:p>Con 12 pt:</text:p>
          </table:table-cell>
          <table:table-cell table:style-name="ce262" table:formula="of:=1/3" office:value-type="float" office:value="0.333333333333333" calcext:value-type="float">
            <text:p>0,333333333333333</text:p>
          </table:table-cell>
          <table:table-cell table:style-name="ce127" office:value-type="string" calcext:value-type="string">
            <text:p>Con 10 pt:</text:p>
          </table:table-cell>
          <table:table-cell table:style-name="ce270" table:formula="of:=1/3" office:value-type="float" office:value="0.333333333333333" calcext:value-type="float">
            <text:p>0,333333333333333</text:p>
          </table:table-cell>
          <table:table-cell table:style-name="ce56" table:number-columns-repeated="12"/>
          <table:table-cell table:number-columns-repeated="10"/>
        </table:table-row>
        <table:table-row table:style-name="ro1">
          <table:table-cell table:style-name="ce206"/>
          <table:table-cell table:style-name="ce56" table:number-columns-repeated="4"/>
          <table:table-cell table:style-name="ce206"/>
          <table:table-cell table:style-name="ce56" table:number-columns-repeated="12"/>
          <table:table-cell table:number-columns-repeated="10"/>
        </table:table-row>
        <table:table-row table:style-name="ro1">
          <table:table-cell table:style-name="ce83" office:value-type="string" calcext:value-type="string">
            <text:p>Copiar un resultado en otra celda</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En la celda donde se desea colocar un valor que es el resultado de un apartado anterior</text:p>
          </table:table-cell>
          <table:table-cell table:style-name="ce56" table:number-columns-repeated="17"/>
          <table:table-cell table:number-columns-repeated="10"/>
        </table:table-row>
        <table:table-row table:style-name="ro1">
          <table:table-cell table:style-name="ce85" office:value-type="string" calcext:value-type="string">
            <text:p>se escribe</text:p>
          </table:table-cell>
          <table:table-cell table:style-name="ce245"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10"/>
        </table:table-row>
        <table:table-row table:style-name="ro1">
          <table:table-cell table:style-name="ce206" office:value-type="string" calcext:value-type="string">
            <text:p>Se hace clic en medio de los paréntesis de esta fórmula</text:p>
          </table:table-cell>
          <table:table-cell table:style-name="ce56" table:number-columns-repeated="17"/>
          <table:table-cell table:number-columns-repeated="10"/>
        </table:table-row>
        <table:table-row table:style-name="ro1">
          <table:table-cell table:style-name="ce206" office:value-type="string" calcext:value-type="string">
            <text:p>y después se hace clic en la celda que contiene el resultado que se quiere copiar.</text:p>
          </table:table-cell>
          <table:table-cell table:style-name="ce56" table:number-columns-repeated="17"/>
          <table:table-cell table:number-columns-repeated="10"/>
        </table:table-row>
        <table:table-row table:style-name="ro1">
          <table:table-cell table:style-name="ce206" office:value-type="string" calcext:value-type="string">
            <text:p>Se lleva el cursor a la fila de entrada donde aparece la fórmula, se hace clic y se pulsa la tecla [F9]</text:p>
          </table:table-cell>
          <table:table-cell table:style-name="ce56" table:number-columns-repeated="17"/>
          <table:table-cell table:number-columns-repeated="10"/>
        </table:table-row>
        <table:table-row table:style-name="ro1">
          <table:table-cell table:style-name="ce206" office:value-type="string" calcext:value-type="string">
            <text:p>Se presiona la tecla [↲] («Intro») dos veces y el resultado queda guardado en la celda.</text:p>
          </table:table-cell>
          <table:table-cell table:style-name="ce56" table:number-columns-repeated="17"/>
          <table:table-cell table:number-columns-repeated="10"/>
        </table:table-row>
        <table:table-row table:style-name="ro1">
          <table:table-cell table:style-name="ce133"/>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10"/>
        </table:table-row>
        <table:table-row table:style-name="ro1">
          <table:table-cell table:style-name="ce56" table:number-columns-repeated="18"/>
          <table:table-cell table:number-columns-repeated="10"/>
        </table:table-row>
        <table:table-row table:style-name="ro1">
          <table:table-cell table:style-name="ce84" office:value-type="string" calcext:value-type="string">
            <text:p>Como llevar los datos de los ejemplos a los cálcul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56" table:number-columns-repeated="2"/>
          <table:table-cell table:style-name="ce127" office:value-type="string" calcext:value-type="string">
            <text:p>Seleccionar la zona de color blanco</text:p>
          </table:table-cell>
          <table:table-cell table:style-name="ce56" office:value-type="string" calcext:value-type="string">
            <text:p>con el ratón</text:p>
          </table:table-cell>
          <table:table-cell table:style-name="ce56" office:value-type="string" calcext:value-type="string">
            <text:p>haciendo clic en la celda de color blanco y borde azul de arriba a la izquierda</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y pulsando con la otra mano en la tecla Control («ctrl»), mientras hace clic en la celda de abajo a la derecha, </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 haya celdas seleccionadas que no sean de color blanco y borde azul.</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 la vez las teclas Control y C</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Volver a la pestaña de cálculo</text:p>
          </table:table-cell>
          <table:table-cell table:style-name="ce56"/>
          <table:table-cell table:style-name="ce56" office:value-type="string" calcext:value-type="string">
            <text:p>pulsando con la otra mano en la tecla Mayúsculas ([⇑]) mientras hace clic en Cálculo en la hoja de datos</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o haciendo clic en la pestaña correspondiente en la parte inferior</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Hacer clic en la primera celda semejante</text:p>
          </table:table-cell>
          <table:table-cell table:style-name="ce56" office:value-type="string" calcext:value-type="string">
            <text:p>con el ratón</text:p>
          </table:table-cell>
          <table:table-cell table:style-name="ce56" office:value-type="string" calcext:value-type="string">
            <text:p>haciendo clic en la primera celda semejante a la que ha copiado</text:p>
          </table:table-cell>
          <table:table-cell table:style-name="ce56" table:number-columns-repeated="13"/>
          <table:table-cell table:number-columns-repeated="10"/>
        </table:table-row>
        <table:table-row table:style-name="ro1">
          <table:table-cell table:style-name="ce56"/>
          <table:table-cell table:style-name="ce127" office:value-type="string" calcext:value-type="string">
            <text:p>Pegar (sin formato)</text:p>
          </table:table-cell>
          <table:table-cell table:style-name="ce127"/>
          <table:table-cell table:style-name="ce127" office:value-type="string" calcext:value-type="string">
            <text:p>[Ctrl] [⇑] [Alt] [V]</text:p>
          </table:table-cell>
          <table:table-cell table:style-name="ce56" office:value-type="string" calcext:value-type="string">
            <text:p>pulsando a la vez las teclas Control, Mayúsculas, Alt y V</text:p>
          </table:table-cell>
          <table:table-cell table:style-name="ce56" table:number-columns-repeated="13"/>
          <table:table-cell table:number-columns-repeated="10"/>
        </table:table-row>
        <table:table-row table:style-name="ro1">
          <table:table-cell table:style-name="ce56" table:number-columns-repeated="18"/>
          <table:table-cell table:number-columns-repeated="10"/>
        </table:table-row>
        <table:table-row table:style-name="ro1">
          <table:table-cell table:style-name="ce205" office:value-type="string" calcext:value-type="string">
            <text:p>Algo no funciona</text:p>
          </table:table-cell>
          <table:table-cell table:style-name="ce56" table:number-columns-repeated="17"/>
          <table:table-cell table:number-columns-repeated="10"/>
        </table:table-row>
        <table:table-row table:style-name="ro1">
          <table:table-cell table:style-name="ce84" office:value-type="string" calcext:value-type="string">
            <text:p>No se pueden modificar las celdas protegida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i al intentar escribir en una celda de borde azul aparece un mensaje</text:p>
          </table:table-cell>
          <table:table-cell table:style-name="ce56" table:number-columns-repeated="17"/>
          <table:table-cell table:number-columns-repeated="10"/>
        </table:table-row>
        <table:table-row table:style-name="ro1">
          <table:table-cell table:style-name="ce213" office:value-type="string" calcext:value-type="string">
            <text:p>No es posible modificar modificar las celdas protegidas.</text:p>
          </table:table-cell>
          <table:table-cell table:style-name="ce56" table:number-columns-repeated="17"/>
          <table:table-cell table:number-columns-repeated="10"/>
        </table:table-row>
        <table:table-row table:style-name="ro1">
          <table:table-cell table:style-name="ce94" office:value-type="string" calcext:value-type="string">
            <text:p>i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text:p>
          </table:table-cell>
          <table:table-cell table:style-name="ce56" table:number-columns-repeated="17"/>
          <table:table-cell table:number-columns-repeated="10"/>
        </table:table-row>
        <table:table-row table:style-name="ro1">
          <table:table-cell table:style-name="ce206" office:value-type="string" calcext:value-type="string">
            <text:p>y hacer clic en</text:p>
          </table:table-cell>
          <table:table-cell table:style-name="ce56" table:number-columns-repeated="17"/>
          <table:table-cell table:number-columns-repeated="10"/>
        </table:table-row>
        <table:table-row table:style-name="ro1">
          <table:table-cell table:style-name="ce87" office:value-type="string" calcext:value-type="string">
            <text:p>Proteger hoja</text:p>
          </table:table-cell>
          <table:table-cell table:style-name="ce56" table:number-columns-repeated="17"/>
          <table:table-cell table:number-columns-repeated="10"/>
        </table:table-row>
        <table:table-row table:style-name="ro1">
          <table:table-cell table:style-name="ce206" office:value-type="string" calcext:value-type="string">
            <text:p>Copie otra celda de borde azul y péguela en la celda en la que no podía escribir. </text:p>
          </table:table-cell>
          <table:table-cell table:style-name="ce56" table:number-columns-repeated="17"/>
          <table:table-cell table:number-columns-repeated="10"/>
        </table:table-row>
        <table:table-row table:style-name="ro1">
          <table:table-cell table:style-name="ce206" office:value-type="string" calcext:value-type="string">
            <text:p>Volve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text:p>
          </table:table-cell>
          <table:table-cell table:style-name="ce56" table:number-columns-repeated="17"/>
          <table:table-cell table:number-columns-repeated="10"/>
        </table:table-row>
        <table:table-row table:style-name="ro1">
          <table:table-cell table:style-name="ce206" office:value-type="string" calcext:value-type="string">
            <text:p>y hacer clic en</text:p>
          </table:table-cell>
          <table:table-cell table:style-name="ce56" table:number-columns-repeated="17"/>
          <table:table-cell table:number-columns-repeated="10"/>
        </table:table-row>
        <table:table-row table:style-name="ro1">
          <table:table-cell table:style-name="ce87" office:value-type="string" calcext:value-type="string">
            <text:p>Proteger hoja</text:p>
          </table:table-cell>
          <table:table-cell table:style-name="ce56" table:number-columns-repeated="17"/>
          <table:table-cell table:number-columns-repeated="10"/>
        </table:table-row>
        <table:table-row table:style-name="ro1">
          <table:table-cell table:style-name="ce206" office:value-type="string" calcext:value-type="string">
            <text:p>(Si no se hace, probablemente pierda las ecuaciones que hacen funcionar la hoja)</text:p>
          </table:table-cell>
          <table:table-cell table:style-name="ce56" table:number-columns-repeated="17"/>
          <table:table-cell table:number-columns-repeated="10"/>
        </table:table-row>
        <table:table-row table:style-name="ro1">
          <table:table-cell table:style-name="ce206" office:value-type="string" calcext:value-type="string">
            <text:p>Ahora se debería poder escribir en la celda (o borrar su contenido)</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83" office:value-type="string" calcext:value-type="string">
            <text:p>Aparecen errores en los resultad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i aparece</text:p>
          </table:table-cell>
          <table:table-cell table:style-name="ce122" table:formula="of:=NA()" office:value-type="string" office:string-value="" calcext:value-type="error">
            <text:p>#N/D</text:p>
          </table:table-cell>
          <table:table-cell table:style-name="ce206" office:value-type="string" calcext:value-type="string">
            <text:p>u otros errores en alguna celda habrá que revisar los menús desplegables.</text:p>
          </table:table-cell>
          <table:table-cell table:style-name="ce56" table:number-columns-repeated="15"/>
          <table:table-cell table:number-columns-repeated="10"/>
        </table:table-row>
        <table:table-row table:style-name="ro1">
          <table:table-cell table:style-name="ce206" office:value-type="string" calcext:value-type="string">
            <text:p>Lo más probable es que queden opciones de un problema anterior que ya no son válidas </text:p>
          </table:table-cell>
          <table:table-cell table:style-name="ce56" table:number-columns-repeated="17"/>
          <table:table-cell table:number-columns-repeated="10"/>
        </table:table-row>
        <table:table-row table:style-name="ro1">
          <table:table-cell table:style-name="ce206" office:value-type="string" calcext:value-type="string">
            <text:p>para el problema actual. Desplegar el menú en las celda de color naranja y elegit una de las opciones de la lista.</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102" office:value-type="string" calcext:value-type="string">
            <text:p>El botón «Borrar datos» no va</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Es posible que los botones de formulario estén en modo diseño.</text:p>
          </table:table-cell>
          <table:table-cell table:style-name="ce56" table:number-columns-repeated="17"/>
          <table:table-cell table:number-columns-repeated="10"/>
        </table:table-row>
        <table:table-row table:style-name="ro1">
          <table:table-cell table:style-name="ce206" office:value-type="string" calcext:value-type="string">
            <text:p>Probar con</text:p>
          </table:table-cell>
          <table:table-cell table:style-name="ce56" table:number-columns-repeated="17"/>
          <table:table-cell table:number-columns-repeated="10"/>
        </table:table-row>
        <table:table-row table:style-name="ro1">
          <table:table-cell table:style-name="ce87" office:value-type="string" calcext:value-type="string">
            <text:p>Ver → Barras de herramientas → Diseño de formulario</text:p>
          </table:table-cell>
          <table:table-cell table:style-name="ce87" table:number-columns-repeated="4"/>
          <table:table-cell table:style-name="ce56" table:number-columns-repeated="13"/>
          <table:table-cell table:number-columns-repeated="10"/>
        </table:table-row>
        <table:table-row table:style-name="ro1">
          <table:table-cell table:style-name="ce206" office:value-type="string" calcext:value-type="string">
            <text:p>y comprobar que el «Modo de diseño» no está activado.</text:p>
          </table:table-cell>
          <table:table-cell table:style-name="ce56" table:number-columns-repeated="17"/>
          <table:table-cell table:number-columns-repeated="10"/>
        </table:table-row>
        <table:table-row table:style-name="ro1">
          <table:table-cell table:style-name="ce206" office:value-type="string" calcext:value-type="string">
            <text:p>Si lo está, desactívelo (clic en ese icono) y cierre esa barra de herramientas.</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215" office:value-type="string" calcext:value-type="string">
            <text:p>Instrucciones generale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97" office:value-type="string" calcext:value-type="string" table:number-columns-spanned="7" table:number-rows-spanned="12">
            <text:p><text:span text:style-name="T11">Se pueden borrar los datos haciendo clic en el botón rojo «Borrar datos».  Si solo se quieren borrar algunos datos, seleccionar una zona con el ratón y hacer clic en el botón «Borrar datos». Los datos que aparecen después de «Borrar datos» son los valores por defecto.</text:span></text:p>
            <text:p><text:span text:style-name="T11">En las celdas de color naranja elegir entre las magnitudes, unidades o cantidades propuestas, o pulsar la tecla [Supr], [Del] o [⌫] para dejarlas en blanco o poner el valor por defecto.</text:span></text:p>
            <text:p><text:span text:style-name="T11">En las celdas de color blanco y borde azul escribir el valor de la magnitud elegida en las unidades que aparecen a su derecha o encima.</text:span></text:p>
            <text:p><text:span text:style-name="T12">Presionar la tecla [⇋] (Tabulador) para pasar a la siguiente celda o [⇑] (Mayúscula) junto con [⇋]</text:span><text:span text:style-name="T13"> para ir a la anterior.</text:span></text:p>
            <text:p><text:span text:style-name="T11">Para escribir en formato científico usar la letra E como «10 elevado a». Así «2E6» equivale a «2·10⁶». También se puede escribir «2·10⁶» empleando el «·» [⇑][3]) y el símbolo «^» ([⇑][`]) delante de los exponentes: 10^6.</text:span></text:p>
          </table:table-cell>
          <table:covered-table-cell table:number-columns-repeated="3"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15" office:value-type="string" calcext:value-type="string">
            <text:p>Instrucciones para resultad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112" office:value-type="string" calcext:value-type="string" table:number-columns-spanned="7" table:number-rows-spanned="2">
            <text:p>Ajustar el formato numérico de los resultados en el botón «Cifras significativas».</text:p>
            <text:p>Usar las celdas de color naranja para elegir magnitudes o unidades.</text:p>
          </table:table-cell>
          <table:covered-table-cell table:number-columns-repeated="6" table:style-name="ce56"/>
          <table:table-cell table:style-name="ce56" table:number-columns-repeated="11"/>
          <table:table-cell table:number-columns-repeated="10"/>
        </table:table-row>
        <table:table-row table:style-name="ro1">
          <table:covered-table-cell table:style-name="ce56"/>
          <table:covered-table-cell table:style-name="ce255"/>
          <table:covered-table-cell table:style-name="ce56"/>
          <table:covered-table-cell table:number-columns-repeated="3" table:style-name="ce255"/>
          <table:covered-table-cell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19" office:value-type="string" calcext:value-type="string">
            <text:p><text:span text:style-name="T14">Instrucciones para otros cálcul</text:span><text:span text:style-name="T15">os</text:span></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21" office:value-type="string" calcext:value-type="string" table:number-columns-spanned="7" table:number-rows-spanned="5">
            <text:p><text:span text:style-name="T16">Escribir las ecuaciones de cálculo en las celdas de color blanco con borde azul.</text:span></text:p>
            <text:p><text:span text:style-name="T17">Si el contenido de una celda está en formato científico (6,02·10²³), usar la función AVALOR para calcular su valor numérico (6,02·10²³ parece un número pero la hoja de cálculo ve un texto).</text:span></text:p>
            <text:p><text:span text:style-name="T16">Puede escribir una etiqueta para la magnitud en las celdas a la derecha de «Etiqueta»</text:span></text:p>
          </table:table-cell>
          <table:covered-table-cell table:number-columns-repeated="6"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table-cell table:style-name="ce102" office:value-type="string" calcext:value-type="string">
            <text:p>Error al abrir una hoja de cálculo</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112" office:value-type="string" calcext:value-type="string" table:number-columns-spanned="7" table:number-rows-spanned="2">
            <text:p>Si al abrir la hoja de cálculo aparecen celdas con errores o con ###, pulsar a la vez las teclas Control Mayúscula y F9 ([Ctrl] [<text:span text:style-name="T18">⇑]</text:span> [F9]) y, normalmente, el problema se soluciona.</text:p>
          </table:table-cell>
          <table:covered-table-cell table:number-columns-repeated="6"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967" office:value-type="string" calcext:value-type="string">
            <text:p>Actualizado</text:p>
          </table:table-cell>
          <table:table-cell table:style-name="ce256" office:value-type="date" office:date-value="2024-10-28" calcext:value-type="date">
            <text:p>28/10/24</text:p>
          </table:table-cell>
          <table:table-cell table:number-columns-repeated="26"/>
        </table:table-row>
        <table:table-row table:style-name="ro1" table:number-rows-repeated="1048382">
          <table:table-cell table:number-columns-repeated="28"/>
        </table:table-row>
        <table:table-row table:style-name="ro2" table:number-rows-repeated="19">
          <table:table-cell table:number-columns-repeated="28"/>
        </table:table-row>
        <table:table-row table:style-name="ro2">
          <table:table-cell table:number-columns-repeated="28"/>
        </table:table-row>
      </table:table>
      <table:table table:name="Índice" table:style-name="ta1" table:protected="true" table:print="false">
        <loext:table-protection loext:select-protected-cells="true" loext:select-unprotected-cells="true"/>
        <office:forms form:automatic-focus="false" form:apply-design-mode="fals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2" table:default-cell-style-name="ce63"/>
        <table:table-column table:style-name="co19" table:default-cell-style-name="ce63"/>
        <table:table-column table:style-name="co20" table:default-cell-style-name="ce63"/>
        <table:table-column table:style-name="co12" table:number-columns-repeated="56" table:default-cell-style-name="ce63"/>
        <table:table-row table:style-name="ro2">
          <table:table-cell table:style-name="ce40"/>
          <table:table-cell table:style-name="ce191" office:value-type="string" calcext:value-type="string">
            <text:p>Pestaña</text:p>
          </table:table-cell>
          <table:table-cell table:style-name="ce80" table:formula="of:=EXPANDETEXTO([.$G$18];5)" office:value-type="string" office:string-value="Í     N     D     I     C     E" calcext:value-type="string">
            <text:p>Í <text:s text:c="4"/>N <text:s text:c="4"/>D <text:s text:c="4"/>I <text:s text:c="4"/>C <text:s text:c="4"/>E</text:p>
          </table:table-cell>
          <table:table-cell table:style-name="ce40"/>
          <table:table-cell table:style-name="ce195" table:number-columns-repeated="2"/>
          <table:table-cell table:style-name="ce167" office:value-type="string" calcext:value-type="string">
            <text:p>Títulos</text:p>
          </table:table-cell>
          <table:table-cell table:style-name="ce174" office:value-type="float" office:value="5" calcext:value-type="float">
            <text:p>5</text:p>
          </table:table-cell>
          <table:table-cell table:number-columns-repeated="56"/>
        </table:table-row>
        <table:table-row table:style-name="ro1">
          <table:table-cell table:style-name="ce40" office:value-type="string" calcext:value-type="string">
            <text:p>Introducción</text:p>
          </table:table-cell>
          <table:table-cell table:style-name="ce50" office:value-type="string" calcext:value-type="string">
            <text:p>Introd</text:p>
          </table:table-cell>
          <table:table-cell table:style-name="ce194" office:value-type="string" calcext:value-type="string">
            <text:p><text:a xlink:href="#Introd" xlink:type="simple">Introducción</text:a></text:p>
          </table:table-cell>
          <table:table-cell table:style-name="ce40"/>
          <table:table-cell table:style-name="ce195" table:number-columns-repeated="2"/>
          <table:table-cell table:style-name="ce167" office:value-type="string" calcext:value-type="string">
            <text:p>DATOS</text:p>
          </table:table-cell>
          <table:table-cell table:style-name="ce174"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S Ayuda</text:p>
          </table:table-cell>
          <table:table-cell table:style-name="ce50" office:value-type="string" calcext:value-type="string">
            <text:p>Ayuda</text:p>
          </table:table-cell>
          <table:table-cell table:style-name="ce49" office:value-type="string" calcext:value-type="string">
            <text:p><text:a xlink:href="#Ayuda" xlink:type="simple">Ayuda</text:a></text:p>
          </table:table-cell>
          <table:table-cell table:style-name="ce40"/>
          <table:table-cell table:style-name="ce195" table:number-columns-repeated="2"/>
          <table:table-cell table:style-name="ce167" office:value-type="string" calcext:value-type="string">
            <text:p>RESULTADOS</text:p>
          </table:table-cell>
          <table:table-cell table:style-name="ce174"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jemplos</text:p>
          </table:table-cell>
          <table:table-cell table:style-name="ce195" table:number-columns-repeated="2"/>
          <table:table-cell table:style-name="ce167" office:value-type="string" calcext:value-type="string">
            <text:p>OTROS CÁLCULOS</text:p>
          </table:table-cell>
          <table:table-cell table:style-name="ce174" table:formula="of:=EXPANDETEXTO([.G4];[.$H$1])" office:value-type="string" office:string-value="O     T     R     O     S           C     Á     L     C     U     L     O     S" calcext:value-type="string">
            <text:p>O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S Valoración</text:p>
          </table:table-cell>
          <table:table-cell table:style-name="ce50" office:value-type="string" calcext:value-type="string">
            <text:p>ValAcidoBase</text:p>
          </table:table-cell>
          <table:table-cell table:style-name="ce194" office:value-type="string" calcext:value-type="string">
            <text:p><text:a xlink:href="#ValAcidoBase" xlink:type="simple">Valoración ácido base</text:a></text:p>
          </table:table-cell>
          <table:table-cell table:style-name="ce194" office:value-type="string" calcext:value-type="string">
            <text:p><text:a xlink:href="#D_ValAcBase" xlink:type="simple">D_ValAcBase</text:a></text:p>
          </table:table-cell>
          <table:table-cell table:style-name="ce195" table:number-columns-repeated="2"/>
          <table:table-cell table:style-name="ce167" office:value-type="string" calcext:value-type="string">
            <text:p>GRÁFICAS</text:p>
          </table:table-cell>
          <table:table-cell table:style-name="ce174"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table-cell table:style-name="ce50" office:value-type="string" calcext:value-type="string">
            <text:p>ValRedox</text:p>
          </table:table-cell>
          <table:table-cell table:style-name="ce194" office:value-type="string" calcext:value-type="string">
            <text:p><text:a xlink:href="#ValRedox" xlink:type="simple">Valoración redox</text:a></text:p>
          </table:table-cell>
          <table:table-cell table:style-name="ce194" office:value-type="string" calcext:value-type="string">
            <text:p><text:a xlink:href="#D_ValRedox" xlink:type="simple">D_ValRedox</text:a></text:p>
          </table:table-cell>
          <table:table-cell table:style-name="ce195" table:number-columns-repeated="2"/>
          <table:table-cell table:style-name="ce167" office:value-type="string" calcext:value-type="string">
            <text:p>REFERENCIAS</text:p>
          </table:table-cell>
          <table:table-cell table:style-name="ce174"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7" office:value-type="string" calcext:value-type="string">
            <text:p>S VALORES EMPLEADOS</text:p>
          </table:table-cell>
          <table:table-cell table:style-name="ce174" table:formula="of:=EXPANDETEXTO([.G7];[.$H$1])" office:value-type="string" office:string-value="S           V     A     L     O     R     E     S           E     M     P     L     E     A     D     O     S" calcext:value-type="string">
            <text:p>S <text:s text:c="10"/>V <text:s text:c="4"/>A <text:s text:c="4"/>L <text:s text:c="4"/>O <text:s text:c="4"/>R <text:s text:c="4"/>E <text:s text:c="4"/>S <text:s text:c="10"/>E <text:s text:c="4"/>M <text:s text:c="4"/>P <text:s text:c="4"/>L <text:s text:c="4"/>E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7"/>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office:value-type="string" calcext:value-type="string">
            <text:p>S Instruccione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office:value-type="string" calcext:value-type="string">
            <text:p>GENERALE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office:value-type="string" calcext:value-type="string">
            <text:p>ERROR Al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7"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7"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67" office:value-type="string" calcext:value-type="string">
            <text:p>GRÁFICAS</text:p>
          </table:table-cell>
          <table:table-cell table:number-columns-repeated="57"/>
        </table:table-row>
        <table:table-row table:style-name="ro1">
          <table:table-cell table:style-name="Default" table:number-columns-repeated="6"/>
          <table:table-cell table:style-name="ce167"/>
          <table:table-cell table:number-columns-repeated="57"/>
        </table:table-row>
        <table:table-row table:style-name="ro1">
          <table:table-cell office:value-type="string" calcext:value-type="string">
            <text:p>Actualizado</text:p>
          </table:table-cell>
          <table:table-cell table:style-name="ce192" office:value-type="date" office:date-value="2025-08-07" calcext:value-type="date">
            <text:p>07/08/25</text:p>
          </table:table-cell>
          <table:table-cell table:style-name="Default" table:number-columns-repeated="4"/>
          <table:table-cell table:style-name="ce167"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74"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ValAcidoBase"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4" table:default-cell-style-name="ce63"/>
        <table:table-column table:style-name="co21" table:default-cell-style-name="ce63"/>
        <table:table-column table:style-name="co11" table:number-columns-repeated="5" table:default-cell-style-name="ce63"/>
        <table:table-column table:style-name="co21" table:default-cell-style-name="ce63"/>
        <table:table-column table:style-name="co7" table:default-cell-style-name="ce63"/>
        <table:table-column table:style-name="co11"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11" table:number-columns-repeated="2" table:default-cell-style-name="ce63"/>
        <table:table-column table:style-name="co12" table:default-cell-style-name="ce63"/>
        <table:table-column table:style-name="co11" table:default-cell-style-name="ce63"/>
        <table:table-column table:style-name="co12" table:default-cell-style-name="ce63"/>
        <table:table-column table:style-name="co11" table:default-cell-style-name="ce63"/>
        <table:table-column table:style-name="co12" table:default-cell-style-name="ce63"/>
        <table:table-column table:style-name="co26" table:default-cell-style-name="ce63"/>
        <table:table-column table:style-name="co27" table:default-cell-style-name="ce63"/>
        <table:table-column table:style-name="co28" table:default-cell-style-name="ce63"/>
        <table:table-column table:style-name="co29" table:default-cell-style-name="ce63"/>
        <table:table-column table:style-name="co30" table:default-cell-style-name="ce63"/>
        <table:table-column table:style-name="co12" table:number-columns-repeated="2" table:default-cell-style-name="ce63"/>
        <table:table-column table:style-name="co31" table:default-cell-style-name="ce63"/>
        <table:table-column table:style-name="co12" table:default-cell-style-name="ce63"/>
        <table:table-column table:style-name="co27" table:default-cell-style-name="ce63"/>
        <table:table-column table:style-name="co12" table:default-cell-style-name="ce63"/>
        <table:table-column table:style-name="co32" table:default-cell-style-name="ce63"/>
        <table:table-column table:style-name="co12" table:number-columns-repeated="5" table:default-cell-style-name="ce63"/>
        <table:table-column table:style-name="co33" table:default-cell-style-name="ce63"/>
        <table:table-column table:style-name="co12" table:number-columns-repeated="4" table:default-cell-style-name="ce63"/>
        <table:table-row table:style-name="ro1">
          <table:table-cell table:style-name="ce147" table:formula="of:=EXPANDETEXTO([.$Z$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number-columns-repeated="2" table:style-name="Default"/>
          <table:covered-table-cell table:number-columns-repeated="3" table:style-name="ce309"/>
          <table:table-cell table:style-name="ce309"/>
          <table:table-cell table:style-name="Default" table:number-columns-repeated="4"/>
          <table:table-cell table:style-name="Default" office:value-type="string" calcext:value-type="string">
            <text:p>Ir a…</text:p>
          </table:table-cell>
          <table:table-cell table:style-name="Default" table:number-columns-repeated="7"/>
          <table:table-cell table:style-name="ce167" office:value-type="string" calcext:value-type="string">
            <text:p>Título</text:p>
          </table:table-cell>
          <table:table-cell table:style-name="ce174" office:value-type="string" calcext:value-type="string">
            <text:p>VALORACIÓN ÁCIDO BASE</text:p>
          </table:table-cell>
          <table:table-cell table:style-name="ce225"/>
          <table:table-cell table:style-name="ce174" office:value-type="string" calcext:value-type="string">
            <text:p>unidades</text:p>
          </table:table-cell>
          <table:table-cell table:style-name="ce174"/>
          <table:table-cell table:style-name="ce167" office:value-type="string" calcext:value-type="string">
            <text:p>Conc. dato</text:p>
          </table:table-cell>
          <table:table-cell table:style-name="ce167"/>
          <table:table-cell table:style-name="ce246" office:value-type="string" calcext:value-type="string">
            <text:p>DATOS</text:p>
          </table:table-cell>
          <table:table-cell table:style-name="ce247" office:value-type="string" calcext:value-type="string">
            <text:p>Disolución</text:p>
          </table:table-cell>
          <table:table-cell table:style-name="ce174" table:formula="of:=5-COUNTIF([.AH3:.AH7];0)" office:value-type="float" office:value="3" calcext:value-type="float">
            <text:p>3</text:p>
          </table:table-cell>
          <table:table-cell table:style-name="ce174"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74"/>
          <table:table-cell table:style-name="ce247" office:value-type="string" calcext:value-type="string">
            <text:p>próximas</text:p>
          </table:table-cell>
          <table:table-cell table:style-name="ce174" office:value-type="string" calcext:value-type="string">
            <text:p>diferencias</text:p>
          </table:table-cell>
          <table:table-cell office:value-type="string" calcext:value-type="string">
            <text:p>Qcrit.</text:p>
          </table:table-cell>
          <table:table-cell table:formula="of:=VLOOKUP([.AH1];[.$AL$11:.$AO$13];1+[.$AC$7])" office:value-type="float" office:value="0.941" calcext:value-type="float">
            <text:p>0,941</text:p>
          </table:table-cell>
          <table:table-cell table:number-columns-repeated="4"/>
        </table:table-row>
        <table:table-row table:style-name="ro1">
          <table:table-cell table:style-name="ce243" office:value-type="string" calcext:value-type="string">
            <office:annotation draw:style-name="gr3" draw:text-style-name="P3" svg:width="2.899cm" svg:height="1.973cm" svg:x="2.247cm" svg:y="0.459cm" draw:caption-point-x="0.001cm" draw:caption-point-y="0.001cm">
              <dc:date>2018-05-20T00:00:00</dc:date>
              <text:p text:style-name="P2"><text:span text:style-name="T1">Escriba o pegue el enunciado en el espacio de abajo</text:span></text:p>
            </office:annotation>
            <text:p>Problema</text:p>
          </table:table-cell>
          <table:table-cell table:style-name="Default"/>
          <table:table-cell table:number-columns-repeated="2"/>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4"/>
          <table:table-cell table:style-name="ce49" office:value-type="string" calcext:value-type="string">
            <text:p><text:a xlink:href="#Índice" xlink:type="simple">Índice</text:a></text:p>
          </table:table-cell>
          <table:table-cell table:style-name="Default" table:number-columns-repeated="7"/>
          <table:table-cell table:style-name="ce174"/>
          <table:table-cell table:style-name="ce167"/>
          <table:table-cell table:style-name="ce174" office:value-type="string" calcext:value-type="string">
            <text:p>Masa</text:p>
          </table:table-cell>
          <table:table-cell table:style-name="ce331" office:value-type="string" calcext:value-type="string">
            <text:p>Concentración</text:p>
          </table:table-cell>
          <table:table-cell table:style-name="ce331" office:value-type="string" calcext:value-type="string">
            <text:p>densidad</text:p>
          </table:table-cell>
          <table:table-cell table:style-name="ce167"/>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7" table:formula="of:=IF([.Z14];&quot;m&quot;;&quot;V&quot;)&amp;&quot;(dat)/V(inc)&quot;" office:value-type="string" office:string-value="V(dat)/V(inc)" calcext:value-type="string">
            <text:p>V(dat)/V(inc)</text:p>
          </table:table-cell>
          <table:table-cell table:style-name="ce174" office:value-type="string" calcext:value-type="string">
            <text:p>Desviación</text:p>
          </table:table-cell>
          <table:table-cell table:style-name="ce247" office:value-type="string" calcext:value-type="string">
            <text:p>Usados</text:p>
          </table:table-cell>
          <table:table-cell table:style-name="ce174" office:value-type="string" calcext:value-type="string">
            <text:p>Rechazado</text:p>
          </table:table-cell>
          <table:table-cell table:style-name="ce174" office:value-type="string" calcext:value-type="string">
            <text:p>mín</text:p>
          </table:table-cell>
          <table:table-cell table:style-name="Default" table:formula="of:=COM.MICROSOFT.MINIFS([.AH$3:.AH$7];[.AH$3:.AH$7];&quot;&gt;0&quot;)" office:value-type="float" office:value="1.876" calcext:value-type="float">
            <text:p>1,876</text:p>
          </table:table-cell>
          <table:table-cell table:style-name="ce174" table:formula="of:=COM.MICROSOFT.MINIFS([.AH$3:.AH$7];[.AH$3:.AH$7];&quot;&gt;0&quot;;[.AH$3:.AH$7];&quot;&lt;&gt;&quot;&amp;[.AM2])" office:value-type="float" office:value="1.996" calcext:value-type="float">
            <text:p>1,996</text:p>
          </table:table-cell>
          <table:table-cell table:style-name="ce174" table:formula="of:=[.AN2]-[.AM2]" office:value-type="float" office:value="0.12" calcext:value-type="float">
            <text:p>0,12</text:p>
          </table:table-cell>
          <table:table-cell table:formula="of:=[.AO2]/[.$AO$4]" office:value-type="float" office:value="0.909090909090909" calcext:value-type="float">
            <text:p>0,909090909090909</text:p>
          </table:table-cell>
          <table:table-cell table:style-name="ce153" table:formula="of:=[.AP2]&gt;[.$AQ$1]" office:value-type="boolean" office:boolean-value="false" calcext:value-type="boolean">
            <text:p>FALSO</text:p>
          </table:table-cell>
          <table:table-cell table:number-columns-repeated="4"/>
        </table:table-row>
        <table:table-row table:style-name="ro1">
          <table:table-cell table:style-name="ce295" office:value-type="string" calcext:value-type="string" table:number-columns-spanned="4" table:number-rows-spanned="13">
            <text:p><text:span text:style-name="T4">Para cuantificar la presencia de ácido sulfúrico en el agua de lluvia se valoró una muestra empleando una disolución de hidróxido de sodio de concentración 5,0·10⁻⁴ mol/dm³. Se repitió tres veces la valoración para mayor exactitud, con los resultados mostrados en la Tabla. (P.A.U. extr.. 25)</text:span></text:p>
            <text:p><text:span text:style-name="T4">a) Escriba la reacción entre el ácido y la base, y determine la concentración de ácido sulfúrico en la muestra del agua de lluvia.</text:span></text:p>
            <text:p><text:span text:style-name="T4">b) Calcule el pH de la muestra del agua de lluvia suponiendo que todo el ácido sulfúrico está disociado.</text:span></text:p>
            <text:p><text:span text:style-name="T4">Rta.: a) 2 NaOH + H₂SO₄ → Na₂SO₄ + 2 H₂O;</text:span></text:p>
            <text:p><text:span text:style-name="T4">[H₂SO₄] = 4,90×10⁻⁴ mol/dm³; b) pH = 3,01</text:span></text:p>
          </table:table-cell>
          <table:covered-table-cell table:style-name="ce322"/>
          <table:covered-table-cell table:number-columns-repeated="2" table:style-name="ce314"/>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316" table:formula="of:=IF(LEFT([.AB10];2)=&quot;H+&quot;;[.AK3];[.AK4])" office:value-type="string" office:string-value="Kₐ" calcext:value-type="string">
            <text:p>Kₐ</text:p>
          </table:table-cell>
          <table:table-cell table:style-name="ce299" table:number-columns-repeated="2"/>
          <table:table-cell table:style-name="Default" table:number-columns-repeated="4"/>
          <table:table-cell table:style-name="ce49" office:value-type="string" calcext:value-type="string">
            <text:p><text:a xlink:href="#Ayuda" xlink:type="simple">Ayuda</text:a></text:p>
          </table:table-cell>
          <table:table-cell table:style-name="Default" table:number-columns-repeated="7"/>
          <table:table-cell table:style-name="ce167" table:formula="of:=[.A22]" office:value-type="string" office:string-value="Instrucións " calcext:value-type="string">
            <text:p>Instrucións </text:p>
          </table:table-cell>
          <table:table-cell table:style-name="ce174" table:formula="of:=MATCH([.B22];[$Índice.G11:$Índice.G16];0)" office:value-type="float" office:value="3" calcext:value-type="float">
            <text:p>3</text:p>
          </table:table-cell>
          <table:table-cell table:style-name="ce174"/>
          <table:table-cell table:style-name="ce331" office:value-type="string" calcext:value-type="string">
            <text:p>mol/dm³</text:p>
          </table:table-cell>
          <table:table-cell table:style-name="ce331" office:value-type="string" calcext:value-type="string">
            <text:p>g/cm³</text:p>
          </table:table-cell>
          <table:table-cell table:style-name="ce167" table:formula="of:=AVALOR([.G4])" office:value-type="float" office:value="0.0005" calcext:value-type="float">
            <text:p>0,0005</text:p>
          </table:table-cell>
          <table:table-cell table:style-name="ce167" office:value-type="float" office:value="1" calcext:value-type="float">
            <text:p>1</text:p>
          </table:table-cell>
          <table:table-cell table:style-name="ce167" table:formula="of:=AVALOR(TRIM([.G8]))" office:value-type="float" office:value="49.9" calcext:value-type="float">
            <text:p>49,9</text:p>
          </table:table-cell>
          <table:table-cell table:style-name="ce228" table:formula="of:=AVALOR(TRIM([.I8]))" office:value-type="float" office:value="25" calcext:value-type="float">
            <text:p>25</text:p>
          </table:table-cell>
          <table:table-cell table:style-name="ce167" table:formula="of:=IF([.AF3]&lt;&gt;0;[.AF3]/[.AG3];0)" office:value-type="float" office:value="1.996" calcext:value-type="float">
            <text:p>1,996</text:p>
          </table:table-cell>
          <table:table-cell table:style-name="ce358" table:formula="of:=IF([.AH3]&lt;&gt;0;[.AH3]-[.$AJ$8];0)" office:value-type="float" office:value="0.036" calcext:value-type="float">
            <text:p>3,60E-02</text:p>
          </table:table-cell>
          <table:table-cell table:style-name="ce228" table:formula="of:=IF(OR(AND([.AH3]=[.$AM$2];[.$AQ$2]);AND([.AH3]=[.$AM$3];[.$AQ$3]));0;[.$AH3])" office:value-type="float" office:value="1.996" calcext:value-type="float">
            <text:p>1,996</text:p>
          </table:table-cell>
          <table:table-cell table:style-name="Default" office:value-type="string" calcext:value-type="string">
            <text:p>K<text:span text:style-name="T7">ₐ</text:span></text:p>
          </table:table-cell>
          <table:table-cell table:style-name="ce174" office:value-type="string" calcext:value-type="string">
            <text:p>máx</text:p>
          </table:table-cell>
          <table:table-cell table:formula="of:=COM.MICROSOFT.MAXIFS([.AH$3:.AH$7];[.AH$3:.AH$7];&quot;&gt;0&quot;)" office:value-type="float" office:value="2.008" calcext:value-type="float">
            <text:p>2,008</text:p>
          </table:table-cell>
          <table:table-cell table:style-name="ce174" table:formula="of:=COM.MICROSOFT.MAXIFS([.AH$3:.AH$7];[.AH$3:.AH$7];&quot;&gt;0&quot;;[.AH$3:.AH$7];&quot;&lt;&gt;&quot;&amp;[.AM3])" office:value-type="float" office:value="1.996" calcext:value-type="float">
            <text:p>1,996</text:p>
          </table:table-cell>
          <table:table-cell table:style-name="ce174" table:formula="of:=[.AM3]-[.AN3]" office:value-type="float" office:value="0.012" calcext:value-type="float">
            <text:p>0,012</text:p>
          </table:table-cell>
          <table:table-cell table:formula="of:=[.AO3]/[.$AO$4]" office:value-type="float" office:value="0.0909090909090909" calcext:value-type="float">
            <text:p>0,0909090909090909</text:p>
          </table:table-cell>
          <table:table-cell table:style-name="ce153" table:formula="of:=[.AP3]&gt;[.$AQ$1]" office:value-type="boolean" office:boolean-value="false" calcext:value-type="boolean">
            <text:p>FALSO</text:p>
          </table:table-cell>
          <table:table-cell table:number-columns-repeated="4"/>
        </table:table-row>
        <table:table-row table:style-name="ro1">
          <table:covered-table-cell table:number-columns-repeated="4" table:style-name="ce314"/>
          <table:table-cell table:style-name="ce299"/>
          <table:table-cell table:style-name="ce150" table:formula="of:=IF(ISBLANK([.G4]);&quot;&quot;;[.AB2]&amp;&quot;: &quot;)" office:value-type="string" office:string-value="Concentración: " calcext:value-type="string">
            <text:p>Concentración: </text:p>
          </table:table-cell>
          <table:table-cell table:style-name="DatoEntrada" office:value-type="string" calcext:value-type="string">
            <text:p>5,0·10⁻⁴</text:p>
          </table:table-cell>
          <table:table-cell table:style-name="ce354" table:content-validation-name="val5" office:value-type="string" calcext:value-type="string">
            <text:p>mol/dm³</text:p>
          </table:table-cell>
          <table:table-cell table:style-name="ce150" table:formula="of:=IF(AND(ISBLANK([.H4]);NOT(ISBLANK([.G4])));[.AB3]&amp;REPT(&quot; &quot;;2*CELL(&quot;WIDTH&quot;));&quot;&quot;)">
            <text:p/>
          </table:table-cell>
          <table:table-cell table:style-name="ce142"/>
          <table:table-cell table:style-name="ce299" table:number-columns-repeated="2"/>
          <table:table-cell table:style-name="Default" table:number-columns-repeated="4"/>
          <table:table-cell table:style-name="ce194" office:value-type="string" calcext:value-type="string">
            <text:p><text:a xlink:href="#D_ValAcBase" xlink:type="simple">Más problemas</text:a></text:p>
          </table:table-cell>
          <table:table-cell table:style-name="Default" table:number-columns-repeated="7"/>
          <table:table-cell table:style-name="ce167"/>
          <table:table-cell table:style-name="ce174" table:formula="of:=IF(ISERROR([.Z3]);0;[.Z3])+1" office:value-type="float" office:value="4" calcext:value-type="float">
            <text:p>4</text:p>
          </table:table-cell>
          <table:table-cell table:style-name="ce174"/>
          <table:table-cell table:style-name="ce331" office:value-type="string" calcext:value-type="string">
            <text:p>% masa</text:p>
          </table:table-cell>
          <table:table-cell table:style-name="ce331" office:value-type="string" calcext:value-type="string">
            <text:p>kg/m³</text:p>
          </table:table-cell>
          <table:table-cell table:style-name="ce167" table:formula="of:=AVALOR([.G5])" office:value-type="float" office:value="0" calcext:value-type="float">
            <text:p>0</text:p>
          </table:table-cell>
          <table:table-cell table:style-name="ce167" office:value-type="float" office:value="2" calcext:value-type="float">
            <text:p>2</text:p>
          </table:table-cell>
          <table:table-cell table:style-name="ce167" table:formula="of:=AVALOR(TRIM([.G9]))" office:value-type="float" office:value="50.2" calcext:value-type="float">
            <text:p>50,2</text:p>
          </table:table-cell>
          <table:table-cell table:style-name="ce228" table:formula="of:=AVALOR(TRIM([.I9]))" office:value-type="float" office:value="25" calcext:value-type="float">
            <text:p>25</text:p>
          </table:table-cell>
          <table:table-cell table:style-name="ce167" table:formula="of:=IF([.AF4]&lt;&gt;0;[.AF4]/[.AG4];0)" office:value-type="float" office:value="2.008" calcext:value-type="float">
            <text:p>2,008</text:p>
          </table:table-cell>
          <table:table-cell table:style-name="ce358" table:formula="of:=IF([.AH4]&lt;&gt;0;[.AH4]-[.$AJ$8];0)" office:value-type="float" office:value="0.048" calcext:value-type="float">
            <text:p>4,80E-02</text:p>
          </table:table-cell>
          <table:table-cell table:style-name="ce228" table:formula="of:=IF(OR(AND([.AH4]=[.$AM$2];[.$AQ$2]);AND([.AH4]=[.$AM$3];[.$AQ$3]));0;[.$AH4])" office:value-type="float" office:value="2.008" calcext:value-type="float">
            <text:p>2,008</text:p>
          </table:table-cell>
          <table:table-cell table:style-name="Default" office:value-type="string" calcext:value-type="string">
            <text:p>K<text:span text:style-name="T18"></text:span></text:p>
          </table:table-cell>
          <table:table-cell table:style-name="ce174" table:number-columns-repeated="2"/>
          <table:table-cell table:style-name="Default" office:value-type="string" calcext:value-type="string">
            <text:p>máx – mín</text:p>
          </table:table-cell>
          <table:table-cell table:formula="of:=[.AM3]-[.AM2]" office:value-type="float" office:value="0.132" calcext:value-type="float">
            <text:p>0,132</text:p>
          </table:table-cell>
          <table:table-cell table:number-columns-repeated="6"/>
        </table:table-row>
        <table:table-row table:style-name="ro1">
          <table:covered-table-cell table:number-columns-repeated="4" table:style-name="ce314"/>
          <table:table-cell table:style-name="ce299"/>
          <table:table-cell table:style-name="ce150" table:formula="of:=IF([.AB6]=2;PROPER([.AC2])&amp;&quot;: &quot;;&quot;&quot;)">
            <text:p/>
          </table:table-cell>
          <table:table-cell table:style-name="ce644"/>
          <table:table-cell table:style-name="ce354" table:content-validation-name="val6"/>
          <table:table-cell table:style-name="ce318" table:formula="of:=IF([.AB6]=2;&quot;&quot;;IF(AND(ISBLANK([.G5]);ISBLANK([.H5]));&quot;&quot;;&quot;←?&quot;))">
            <text:p/>
          </table:table-cell>
          <table:table-cell table:style-name="ce299" table:number-columns-repeated="3"/>
          <table:table-cell table:style-name="Default" table:number-columns-repeated="11"/>
          <table:table-cell/>
          <table:table-cell table:style-name="ce167" table:number-columns-repeated="2"/>
          <table:table-cell table:style-name="Default"/>
          <table:table-cell table:style-name="ce167" office:value-type="string" calcext:value-type="string">
            <text:p>g/dm³</text:p>
          </table:table-cell>
          <table:table-cell table:style-name="Default"/>
          <table:table-cell table:style-name="ce506" office:value-type="string" calcext:value-type="string">
            <text:p>K</text:p>
          </table:table-cell>
          <table:table-cell table:style-name="ce167" office:value-type="float" office:value="3" calcext:value-type="float">
            <text:p>3</text:p>
          </table:table-cell>
          <table:table-cell table:style-name="ce167" table:formula="of:=AVALOR(TRIM([.G10]))" office:value-type="float" office:value="46.9" calcext:value-type="float">
            <text:p>46,9</text:p>
          </table:table-cell>
          <table:table-cell table:style-name="ce228" table:formula="of:=AVALOR(TRIM([.I10]))" office:value-type="float" office:value="25" calcext:value-type="float">
            <text:p>25</text:p>
          </table:table-cell>
          <table:table-cell table:style-name="ce167" table:formula="of:=IF([.AF5]&lt;&gt;0;[.AF5]/[.AG5];0)" office:value-type="float" office:value="1.876" calcext:value-type="float">
            <text:p>1,876</text:p>
          </table:table-cell>
          <table:table-cell table:style-name="ce358" table:formula="of:=IF([.AH5]&lt;&gt;0;[.AH5]-[.$AJ$8];0)" office:value-type="float" office:value="-0.0840000000000001" calcext:value-type="float">
            <text:p>-8,40E-02</text:p>
          </table:table-cell>
          <table:table-cell table:style-name="ce228" table:formula="of:=IF(OR(AND([.AH5]=[.$AM$2];[.$AQ$2]);AND([.AH5]=[.$AM$3];[.$AQ$3]));0;[.$AH5])" office:value-type="float" office:value="1.876" calcext:value-type="float">
            <text:p>1,876</text:p>
          </table:table-cell>
          <table:table-cell table:style-name="Default"/>
          <table:table-cell table:style-name="ce174"/>
          <table:table-cell table:style-name="Default" table:number-columns-repeated="2"/>
          <table:table-cell table:number-columns-repeated="7"/>
        </table:table-row>
        <table:table-row table:style-name="ro1">
          <table:covered-table-cell table:number-columns-repeated="4" table:style-name="ce314"/>
          <table:table-cell table:style-name="ce299" table:number-columns-repeated="8"/>
          <table:table-cell table:style-name="Default" table:number-columns-repeated="4"/>
          <table:table-cell table:style-name="Default">
            <draw:control table:end-cell-address="ValAcidoBase.Q6" table:end-x="2.84cm" table:end-y="0.45cm" draw:z-index="1" draw:style-name="gr2" draw:text-style-name="P1" svg:width="2.84cm" svg:height="0.45cm" svg:x="0cm" svg:y="0cm" draw:control="control3"/>
          </table:table-cell>
          <table:table-cell table:style-name="Default" table:number-columns-repeated="6"/>
          <table:table-cell/>
          <table:table-cell table:style-name="ce225" office:value-type="string" calcext:value-type="string">
            <text:p>Cifras significativas: </text:p>
          </table:table-cell>
          <table:table-cell table:style-name="ce174" table:formula="of:=[$Introd.$AA6]" office:value-type="string" office:string-value="3" calcext:value-type="string">
            <text:p>3</text:p>
          </table:table-cell>
          <table:table-cell table:style-name="ce174"/>
          <table:table-cell table:style-name="ce174" table:formula="of:=IF(ISBLANK([.$H$4]);1;MATCH([.$H$4];[.AB3:.AB5];0))" office:value-type="float" office:value="1" calcext:value-type="float">
            <text:p>1</text:p>
          </table:table-cell>
          <table:table-cell table:style-name="ce174" table:formula="of:=IF(ISBLANK([.$H$5]);0;MATCH([.$H$5];[.AC3:.AC4];0))" office:value-type="float" office:value="0" calcext:value-type="float">
            <text:p>0</text:p>
          </table:table-cell>
          <table:table-cell table:style-name="ce167" table:formula="of:=AVALOR([.J4])" office:value-type="float" office:value="0" calcext:value-type="float">
            <text:p>0</text:p>
          </table:table-cell>
          <table:table-cell table:style-name="ce167" office:value-type="float" office:value="4" calcext:value-type="float">
            <text:p>4</text:p>
          </table:table-cell>
          <table:table-cell table:style-name="ce167"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7" table:formula="of:=IF([.AF6]&lt;&gt;0;[.AF6]/[.AG6];0)" office:value-type="float" office:value="0" calcext:value-type="float">
            <text:p>0</text:p>
          </table:table-cell>
          <table:table-cell table:style-name="ce358" table:formula="of:=IF([.AH6]&lt;&gt;0;[.AH6]-[.$AJ$8];0)" office:value-type="float" office:value="0" calcext:value-type="float">
            <text:p>0,00E+00</text:p>
          </table:table-cell>
          <table:table-cell table:style-name="ce228" table:formula="of:=IF(OR(AND([.AH6]=[.$AM$2];[.$AQ$2]);AND([.AH6]=[.$AM$3];[.$AQ$3]));0;[.$AH6])" office:value-type="float" office:value="0" calcext:value-type="float">
            <text:p>0</text:p>
          </table:table-cell>
          <table:table-cell table:style-name="Default"/>
          <table:table-cell table:style-name="ce174" table:number-columns-repeated="4"/>
          <table:table-cell table:number-columns-repeated="6"/>
        </table:table-row>
        <table:table-row table:style-name="ro1">
          <table:covered-table-cell table:number-columns-repeated="4" table:style-name="ce314"/>
          <table:table-cell table:style-name="ce299"/>
          <table:table-cell table:style-name="ce150" office:value-type="string" calcext:value-type="string">
            <text:p>N.º exp.</text:p>
          </table:table-cell>
          <table:table-cell table:style-name="ce150" table:formula="of:=IF([.$Z$1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3"/>
          <table:table-cell table:style-name="Default" table:number-columns-repeated="11"/>
          <table:table-cell/>
          <table:table-cell table:style-name="ce246" office:value-type="string" calcext:value-type="string">
            <text:p>Umbral decimal</text:p>
          </table:table-cell>
          <table:table-cell table:style-name="ce174" table:formula="of:=[$Introd.$AA7]" office:value-type="string" office:string-value="3" calcext:value-type="string">
            <text:p>3</text:p>
          </table:table-cell>
          <table:table-cell table:style-name="ce174"/>
          <table:table-cell table:style-name="ce246" office:value-type="string" calcext:value-type="string">
            <text:p>Nivel de confianza: </text:p>
          </table:table-cell>
          <table:table-cell table:style-name="ce167" table:formula="of:=IF(ISBLANK([.K14]);1;MATCH([.$K$14];[.$AM$10:.$AO$10];0))" office:value-type="float" office:value="1" calcext:value-type="float">
            <text:p>1</text:p>
          </table:table-cell>
          <table:table-cell table:style-name="ce167"/>
          <table:table-cell table:style-name="ce167" office:value-type="float" office:value="5" calcext:value-type="float">
            <text:p>5</text:p>
          </table:table-cell>
          <table:table-cell table:style-name="ce167"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7" table:formula="of:=IF([.AF7]&lt;&gt;0;[.AF7]/[.AG7];0)" office:value-type="float" office:value="0" calcext:value-type="float">
            <text:p>0</text:p>
          </table:table-cell>
          <table:table-cell table:style-name="ce358" table:formula="of:=IF([.AH7]&lt;&gt;0;[.AH7]-[.$AJ$8];0)" office:value-type="float" office:value="0" calcext:value-type="float">
            <text:p>0,00E+00</text:p>
          </table:table-cell>
          <table:table-cell table:style-name="ce228" table:formula="of:=IF(OR(AND([.AH7]=[.$AM$2];[.$AQ$2]);AND([.AH7]=[.$AM$3];[.$AQ$3]));0;[.$AH7])" office:value-type="float" office:value="0" calcext:value-type="float">
            <text:p>0</text:p>
          </table:table-cell>
          <table:table-cell table:style-name="Default"/>
          <table:table-cell table:style-name="ce174" table:number-columns-repeated="2"/>
          <table:table-cell table:style-name="Default"/>
          <table:table-cell table:style-name="ce174"/>
          <table:table-cell table:number-columns-repeated="6"/>
        </table:table-row>
        <table:table-row table:style-name="ro1">
          <table:covered-table-cell table:number-columns-repeated="4" table:style-name="ce314"/>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number-columns-repeated="4"/>
          <table:table-cell table:style-name="Default">
            <draw:control draw:z-index="2" draw:name="Control 2" draw:style-name="gr1" draw:text-style-name="P1" svg:width="2.84cm" svg:height="0.449cm" svg:x="0cm" svg:y="0cm" draw:control="control4"/>
          </table:table-cell>
          <table:table-cell table:style-name="Default" table:number-columns-repeated="6"/>
          <table:table-cell/>
          <table:table-cell table:style-name="ce167" office:value-type="string" calcext:value-type="string">
            <text:p>×10</text:p>
          </table:table-cell>
          <table:table-cell table:style-name="ce174" table:formula="of:=[$Introd.$AA8]" office:value-type="string" office:string-value="1" calcext:value-type="string">
            <text:p>1</text:p>
          </table:table-cell>
          <table:table-cell table:style-name="ce226"/>
          <table:table-cell table:style-name="ce167" office:value-type="string" calcext:value-type="string">
            <text:p>Ionización</text:p>
          </table:table-cell>
          <table:table-cell table:style-name="ce167" office:value-type="string" calcext:value-type="string">
            <text:p>ións</text:p>
          </table:table-cell>
          <table:table-cell table:style-name="ce174" office:value-type="string" calcext:value-type="string">
            <text:p>N.º H⁺/OH⁻</text:p>
          </table:table-cell>
          <table:table-cell table:style-name="ce167" office:value-type="string" calcext:value-type="string">
            <text:p>ajustado</text:p>
          </table:table-cell>
          <table:table-cell table:style-name="ce167"/>
          <table:table-cell table:style-name="ce167" office:value-type="string" calcext:value-type="string">
            <text:p>media</text:p>
          </table:table-cell>
          <table:table-cell table:style-name="ce167" table:formula="of:=AVERAGEIF([.AH$3:.AH$7];&quot;&lt;&gt;0&quot;)" office:value-type="float" office:value="1.96" calcext:value-type="float">
            <text:p>1,96</text:p>
          </table:table-cell>
          <table:table-cell table:style-name="ce167"/>
          <table:table-cell table:style-name="ce167" table:formula="of:=AVERAGEIF([.AJ$3:.AJ$7];&quot;&lt;&gt;0&quot;)" office:value-type="float" office:value="1.96" calcext:value-type="float">
            <text:p>1,96</text:p>
          </table:table-cell>
          <table:table-cell table:style-name="ce174" table:formula="of:=[.J19]&amp;&quot;/&quot;&amp;[.J20]" office:value-type="string" office:string-value="cm³ D NaOH/cm³ D H₂SO₄" calcext:value-type="string">
            <text:p>cm³ D NaOH/cm³ D H₂SO₄</text:p>
          </table:table-cell>
          <table:table-cell table:style-name="ce174" table:number-columns-repeated="2"/>
          <table:table-cell table:style-name="Default"/>
          <table:table-cell table:style-name="ce174"/>
          <table:table-cell table:number-columns-repeated="6"/>
        </table:table-row>
        <table:table-row table:style-name="ro1">
          <table:covered-table-cell table:style-name="ce322"/>
          <table:covered-table-cell table:number-columns-repeated="2" table:style-name="ce165"/>
          <table:covered-table-cell table:style-name="ce314"/>
          <table:table-cell table:style-name="ce299"/>
          <table:table-cell table:style-name="ce183" table:formula="of:=IF(AND(ISBLANK([.G9]);ISBLANK([.H9]));&quot;&quot;;[.F8]+1)"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67" table:number-columns-repeated="2"/>
          <table:table-cell table:style-name="ce174"/>
          <table:table-cell table:style-name="ce174" table:formula="of:=IONIZA([.AF9])" office:value-type="string" office:string-value="Na+       (OH)-     11+1-1" calcext:value-type="string">
            <text:p>Na+ <text:s text:c="6"/>(OH)- <text:s text:c="4"/>11+1-1</text:p>
          </table:table-cell>
          <table:table-cell table:style-name="ce167" table:formula="of:=TRIM(IF(LEFT([.AB9];2)=&quot;H+&quot;;MID([.AB9];11;10);MID([.AB9];1;10)))" office:value-type="string" office:string-value="Na+" calcext:value-type="string">
            <text:p>Na+</text:p>
          </table:table-cell>
          <table:table-cell table:style-name="ce167" table:formula="of:=IF([.AC12]=1;MID([.AB9];21;1);MID([.AB9];22;1))" office:value-type="string" office:string-value="1" calcext:value-type="string">
            <text:p>1</text:p>
          </table:table-cell>
          <table:table-cell table:style-name="ce167" table:formula="of:=VALUE([.AD9]/[.AE$11])" office:value-type="float" office:value="1" calcext:value-type="float">
            <text:p>1</text:p>
          </table:table-cell>
          <table:table-cell table:style-name="ce167" table:formula="of:=FORMULAQUIM([.G3])" office:value-type="string" office:string-value="NaOH" calcext:value-type="string">
            <text:p>NaOH</text:p>
          </table:table-cell>
          <table:table-cell table:style-name="ce167" office:value-type="string" calcext:value-type="string">
            <text:p>desv. típica</text:p>
          </table:table-cell>
          <table:table-cell table:style-name="ce167" table:formula="of:=IF([.AH7]&lt;&gt;0;STDEV([.AH$3:.AH$7]);IF([.AH6]&lt;&gt;0;STDEV([.AH$3:.AH$6]);IF([.AH5]&lt;&gt;0;STDEV([.AH$3:.AH$5]);0)))" office:value-type="float" office:value="0.0729931503635787" calcext:value-type="float">
            <text:p>0,0729931503635787</text:p>
          </table:table-cell>
          <table:table-cell table:style-name="ce174" office:value-type="float" office:value="1.2" calcext:value-type="float">
            <text:p>1,2</text:p>
          </table:table-cell>
          <table:table-cell table:style-name="ce174" table:formula="of:=[.AH9]*[.AI9]" office:value-type="float" office:value="0.0875917804362944" calcext:value-type="float">
            <text:p>0,0875917804362944</text:p>
          </table:table-cell>
          <table:table-cell table:style-name="ce174"/>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number-columns-repeated="7"/>
        </table:table-row>
        <table:table-row table:style-name="ro1">
          <table:covered-table-cell table:style-name="ce322"/>
          <table:covered-table-cell table:number-columns-repeated="3" table:style-name="ce165"/>
          <table:table-cell table:style-name="ce299"/>
          <table:table-cell table:style-name="ce183" table:formula="of:=IF(AND(ISBLANK([.G10]);ISBLANK([.H10]));&quot;&quot;;[.F9]+1)"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74"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228"/>
          <table:table-cell table:style-name="ce174" table:formula="of:=IONIZA([.AF10])" office:value-type="string" office:string-value="H+        (SO4)2-   21+1-2" calcext:value-type="string">
            <text:p>H+ <text:s text:c="7"/>(SO4)2- <text:s text:c="2"/>21+1-2</text:p>
          </table:table-cell>
          <table:table-cell table:style-name="ce167" table:formula="of:=TRIM(IF(LEFT([.AB10];2)=&quot;H+&quot;;MID([.AB10];11;10);MID([.AB10];1;10)))" office:value-type="string" office:string-value="(SO4)2-" calcext:value-type="string">
            <text:p>(SO4)2-</text:p>
          </table:table-cell>
          <table:table-cell table:style-name="ce167" table:formula="of:=IF([.AC12]=2;MID([.AB10];21;1);MID([.AB10];22;1))" office:value-type="string" office:string-value="2" calcext:value-type="string">
            <text:p>2</text:p>
          </table:table-cell>
          <table:table-cell table:style-name="ce167" table:formula="of:=VALUE([.AD10]/[.AE$11])" office:value-type="float" office:value="2" calcext:value-type="float">
            <text:p>2</text:p>
          </table:table-cell>
          <table:table-cell table:style-name="ce167" table:formula="of:=FORMULAQUIM([.I3])" office:value-type="string" office:string-value="H₂SO₄" calcext:value-type="string">
            <text:p>H₂SO₄</text:p>
          </table:table-cell>
          <table:table-cell table:style-name="Default" table:number-columns-repeated="2"/>
          <table:table-cell table:style-name="ce174" office:value-type="string" calcext:value-type="string">
            <text:p>pH</text:p>
          </table:table-cell>
          <table:table-cell table:style-name="ce174" table:number-columns-repeated="2"/>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number-columns-repeated="6"/>
        </table:table-row>
        <table:table-row table:style-name="ro1">
          <table:covered-table-cell table:style-name="ce322"/>
          <table:covered-table-cell table:number-columns-repeated="3" table:style-name="ce165"/>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3"/>
          <table:table-cell table:style-name="Default" table:number-columns-repeated="11"/>
          <table:table-cell/>
          <table:table-cell table:style-name="ce167" office:value-type="string" calcext:value-type="string">
            <text:p>2 ácidos?</text:p>
          </table:table-cell>
          <table:table-cell table:style-name="ce402" table:formula="of:=AND(LEFT([.AB9];2)=&quot;H+&quot;;LEFT([.AB10];2)=&quot;H+&quot;)" office:value-type="boolean" office:boolean-value="false" calcext:value-type="boolean">
            <text:p>FALSO</text:p>
          </table:table-cell>
          <table:table-cell table:style-name="ce229"/>
          <table:table-cell table:style-name="ce167" table:formula="of:=IONIZA([.AF11])" office:value-type="string" office:string-value="Na+       (SO4)2-   21+1-2" calcext:value-type="string">
            <text:p>Na+ <text:s text:c="6"/>(SO4)2- <text:s text:c="2"/>21+1-2</text:p>
          </table:table-cell>
          <table:table-cell table:style-name="ce167" table:number-columns-repeated="2"/>
          <table:table-cell table:style-name="ce167" table:formula="of:=GCD(VALUE([.AD$9]);(VALUE([.AD$10])))" office:value-type="float" office:value="1" calcext:value-type="float">
            <text:p>1</text:p>
          </table:table-cell>
          <table:table-cell table:style-name="ce174" table:formula="of:=COMPUESTODEIONES([.AC9];[.AC10])" office:value-type="string" office:string-value="Na₂SO₄" calcext:value-type="string">
            <text:p>Na₂SO₄</text:p>
          </table:table-cell>
          <table:table-cell table:style-name="ce246" table:formula="of:=&quot;[&quot;&amp;[.AF9]&amp;&quot;] =&quot;" office:value-type="string" office:string-value="[NaOH] =" calcext:value-type="string">
            <text:p>[NaOH] =</text:p>
          </table:table-cell>
          <table:table-cell table:style-name="ce167" table:formula="of:=CHOOSE([.$AB$6];[.AD3];[.AD3]*10*[.AD4]*(IF([.AC6]=1;1;0.001)/MASAMOL([.AF9]));[.AD3]/MASAMOL([.AF9]))" office:value-type="float" office:value="0.0005" calcext:value-type="float">
            <text:p>0,0005</text:p>
          </table:table-cell>
          <table:table-cell table:style-name="ce174" table:formula="of:=IF([.$AC$12]=2;14;0)+LOG10([.AH11]*[.AD9])" office:value-type="float" office:value="10.698970004336" calcext:value-type="float">
            <text:p>10,698970004336</text:p>
          </table:table-cell>
          <table:table-cell table:style-name="ce174" table:number-columns-repeated="2"/>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number-columns-repeated="6"/>
        </table:table-row>
        <table:table-row table:style-name="ro1">
          <table:covered-table-cell table:style-name="ce322"/>
          <table:covered-table-cell table:number-columns-repeated="3" table:style-name="ce165"/>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3"/>
          <table:table-cell table:style-name="Default" table:number-columns-repeated="11"/>
          <table:table-cell/>
          <table:table-cell table:style-name="ce167" office:value-type="string" calcext:value-type="string">
            <text:p>2 bases?</text:p>
          </table:table-cell>
          <table:table-cell table:style-name="ce415" table:formula="of:=AND(MID([.AB9];11;5)=&quot;(OH)-&quot;;MID([.AB10];11;5)=&quot;(OH)-&quot;)" office:value-type="boolean" office:boolean-value="false" calcext:value-type="boolean">
            <text:p>FALSO</text:p>
          </table:table-cell>
          <table:table-cell table:style-name="ce231"/>
          <table:table-cell table:style-name="ce167" office:value-type="string" calcext:value-type="string">
            <text:p>Polvos. ácido</text:p>
          </table:table-cell>
          <table:table-cell table:style-name="ce167" table:formula="of:=IF(LEFT([.AB9];2)=&quot;H+&quot;;1;2)" office:value-type="float" office:value="2" calcext:value-type="float">
            <text:p>2</text:p>
          </table:table-cell>
          <table:table-cell table:style-name="ce167"/>
          <table:table-cell table:style-name="ce246" office:value-type="string" calcext:value-type="string">
            <text:p><text:span text:style-name="T18">↑</text:span> m.c.d.</text:p>
          </table:table-cell>
          <table:table-cell table:style-name="ce167" office:value-type="string" calcext:value-type="string">
            <text:p>H₂El</text:p>
          </table:table-cell>
          <table:table-cell table:style-name="ce246" table:formula="of:=&quot;n(&quot;&amp;[.AF9]&amp;&quot;) =&quot;" office:value-type="string" office:string-value="n(NaOH) =" calcext:value-type="string">
            <text:p>n(NaOH) =</text:p>
          </table:table-cell>
          <table:table-cell table:style-name="ce174" table:formula="of:=IF([.$Z$14];[.AJ8]/MASAMOL([.AF9]);[.AH11]*0.001*[.AJ8])" office:value-type="float" office:value="0.00000098" calcext:value-type="float">
            <text:p>0,00000098</text:p>
          </table:table-cell>
          <table:table-cell table:style-name="Default" office:value-type="string" calcext:value-type="string">
            <text:p>/cm³ D H₂SO₄</text:p>
          </table:table-cell>
          <table:table-cell table:style-name="ce174" table:number-columns-repeated="2"/>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number-columns-repeated="6"/>
        </table:table-row>
        <table:table-row table:style-name="ro1">
          <table:covered-table-cell table:style-name="ce322"/>
          <table:covered-table-cell table:number-columns-repeated="3" table:style-name="ce165"/>
          <table:table-cell table:style-name="ce299" table:number-columns-repeated="8"/>
          <table:table-cell table:style-name="Default" table:number-columns-repeated="11"/>
          <table:table-cell/>
          <table:table-cell table:style-name="ce247" office:value-type="string" calcext:value-type="string">
            <text:p>Incluso volumen?</text:p>
          </table:table-cell>
          <table:table-cell table:style-name="ce229" table:formula="of:=TRUE()" office:value-type="boolean" office:boolean-value="true" calcext:value-type="boolean">
            <text:p>VERDADERO</text:p>
          </table:table-cell>
          <table:table-cell table:style-name="ce225"/>
          <table:table-cell table:style-name="ce167" office:value-type="string" calcext:value-type="string">
            <text:p>N.º H</text:p>
          </table:table-cell>
          <table:table-cell table:style-name="ce167" table:formula="of:=OFFSET([.AD8];[.AC12];1)" office:value-type="float" office:value="2" calcext:value-type="float">
            <text:p>2</text:p>
          </table:table-cell>
          <table:table-cell table:style-name="ce167" table:formula="of:=&quot;N.º &quot;&amp;[.AF12]" office:value-type="string" office:string-value="N.º H₂O" calcext:value-type="string">
            <text:p>N.º H₂O</text:p>
          </table:table-cell>
          <table:table-cell table:style-name="ce167" table:formula="of:=LCM([.AE9:.AE10])*[.AE11]" office:value-type="float" office:value="2" calcext:value-type="float">
            <text:p>2</text:p>
          </table:table-cell>
          <table:table-cell table:style-name="ce167"/>
          <table:table-cell table:style-name="ce367" table:formula="of:=&quot;n(&quot;&amp;[.I3]&amp;&quot;) =&quot;" office:value-type="string" office:string-value="n(H₂SO₄) =" calcext:value-type="string">
            <text:p>n(H₂SO₄) =</text:p>
          </table:table-cell>
          <table:table-cell table:style-name="ce364" table:formula="of:=[.AH12]*[.AE9]/[.AE10]" office:value-type="float" office:value="0.00000049" calcext:value-type="float">
            <text:p>0,00000049</text:p>
          </table:table-cell>
          <table:table-cell table:style-name="Default"/>
          <table:table-cell table:style-name="ce174" table:number-columns-repeated="2"/>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number-columns-repeated="6"/>
        </table:table-row>
        <table:table-row table:style-name="ro1">
          <table:covered-table-cell table:style-name="ce322"/>
          <table:covered-table-cell table:number-columns-repeated="3" table:style-name="ce165"/>
          <table:table-cell table:style-name="ce299" table:number-columns-repeated="2"/>
          <table:table-cell table:style-name="ce307" table:formula="of:=[.AL1]" office:value-type="string" office:string-value="Criterio Q de Dixon "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table:formula="of:=IF(ISBLANK([.K14]);&quot;90&quot;&amp;REPT(&quot; &quot;;CELL(&quot;width&quot;));&quot;&quot;)&amp;&quot;%&quot;" office:value-type="string" office:string-value="90  %" calcext:value-type="string">
            <text:p>90 <text:s/>%</text:p>
          </table:table-cell>
          <table:table-cell table:style-name="Default" table:number-columns-repeated="11"/>
          <table:table-cell/>
          <table:table-cell table:style-name="ce174" office:value-type="string" calcext:value-type="string">
            <text:p>dato masa?</text:p>
          </table:table-cell>
          <table:table-cell table:style-name="ce229" table:formula="of:=ISBLANK([.G4])" office:value-type="boolean" office:boolean-value="false" calcext:value-type="boolean">
            <text:p>FALSO</text:p>
          </table:table-cell>
          <table:table-cell table:style-name="ce231"/>
          <table:table-cell table:style-name="ce167" table:formula="of:=&quot;N.º &quot;&amp;FORMULAQUIM(OFFSET([.AB8];[.AC12];1))" office:value-type="string" office:string-value="N.º (SO₄)²⁻" calcext:value-type="string">
            <text:p>N.º (SO₄)²⁻</text:p>
          </table:table-cell>
          <table:table-cell table:style-name="ce167" table:formula="of:=VALUE(IF([.AC12]=2;MID([.AB9];21;1);MID([.AB9];22;1)))" office:value-type="float" office:value="1" calcext:value-type="float">
            <text:p>1</text:p>
          </table:table-cell>
          <table:table-cell table:style-name="ce167" table:formula="of:=&quot;N.º &quot;&amp;[.AF11]" office:value-type="string" office:string-value="N.º Na₂SO₄" calcext:value-type="string">
            <text:p>N.º Na₂SO₄</text:p>
          </table:table-cell>
          <table:table-cell table:style-name="ce167" table:number-columns-repeated="2"/>
          <table:table-cell table:style-name="ce247" table:formula="of:=&quot;[&quot;&amp;[.I3]&amp;&quot;] =&quot;" office:value-type="string" office:string-value="[H₂SO₄] =" calcext:value-type="string">
            <text:p>[H₂SO₄] =</text:p>
          </table:table-cell>
          <table:table-cell table:style-name="ce346" table:formula="of:=1000*[.AH13]" office:value-type="float" office:value="0.00049" calcext:value-type="float">
            <text:p>0,00049</text:p>
          </table:table-cell>
          <table:table-cell table:style-name="Default"/>
          <table:table-cell table:style-name="ce174" table:number-columns-repeated="6"/>
          <table:table-cell table:number-columns-repeated="6"/>
        </table:table-row>
        <table:table-row table:style-name="ro1">
          <table:covered-table-cell table:style-name="ce322"/>
          <table:covered-table-cell table:number-columns-repeated="3" table:style-name="ce165"/>
          <table:table-cell table:style-name="ce299" table:number-columns-repeated="8"/>
          <table:table-cell table:style-name="Default" table:number-columns-repeated="11"/>
          <table:table-cell/>
          <table:table-cell table:style-name="ce174" table:number-columns-repeated="2"/>
          <table:table-cell table:style-name="ce167" office:value-type="string" calcext:value-type="string">
            <text:p>Acoplamiento</text:p>
          </table:table-cell>
          <table:table-cell table:style-name="ce167" table:number-columns-repeated="4"/>
          <table:table-cell table:style-name="Default"/>
          <table:table-cell table:style-name="ce246" office:value-type="string" calcext:value-type="string">
            <text:p>[H⁺] =</text:p>
          </table:table-cell>
          <table:table-cell table:style-name="ce167" table:formula="of:=IF(ISBLANK([.J4]);[.AH14]*VALUE([.AD10]);(-[.$AD$6]+SQRT([.$AD$6]*[.$AD$6]+4*[.$AD$6]*[.AH14]))/2)" office:value-type="float" office:value="0.00098" calcext:value-type="float">
            <text:p>0,00098</text:p>
          </table:table-cell>
          <table:table-cell table:style-name="ce174" table:formula="of:=ABS(IF([.$AC$12]=1;14;0)+LOG10([.AH15]))" office:value-type="float" office:value="3.00877392430751" calcext:value-type="float">
            <text:p>3,00877392430751</text:p>
          </table:table-cell>
          <table:table-cell table:style-name="ce252"/>
          <table:table-cell table:style-name="ce174" table:number-columns-repeated="5"/>
          <table:table-cell table:number-columns-repeated="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300"/>
          <table:table-cell table:style-name="ce197"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number-columns-repeated="2" table:style-name="Default"/>
          <table:covered-table-cell table:number-columns-repeated="3" table:style-name="ce300"/>
          <table:table-cell table:style-name="ce300"/>
          <table:table-cell table:style-name="Default" table:number-columns-repeated="11"/>
          <table:table-cell/>
          <table:table-cell table:style-name="ce174" table:number-columns-repeated="2"/>
          <table:table-cell table:style-name="ce231" office:value-type="string" calcext:value-type="string">
            <text:p>S Coefs.</text:p>
          </table:table-cell>
          <table:table-cell table:style-name="ce334" table:formula="of:=IF([.AE10]=1;&quot;&quot;;[.AE10])" office:value-type="float" office:value="2" calcext:value-type="float">
            <text:p>2</text:p>
          </table:table-cell>
          <table:table-cell table:style-name="ce338" table:formula="of:=IF([.AE9]=1;&quot;&quot;;[.AE9])">
            <text:p/>
          </table:table-cell>
          <table:table-cell table:style-name="ce174"/>
          <table:table-cell table:style-name="ce342" table:formula="of:=IF([.AE13]=1;&quot;&quot;;[.AE13])" office:value-type="float" office:value="2" calcext:value-type="float">
            <text:p>2</text:p>
          </table:table-cell>
          <table:table-cell table:style-name="Default"/>
          <table:table-cell table:style-name="ce174" table:number-columns-repeated="9"/>
          <table:table-cell table:number-columns-repeated="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ce300"/>
          <table:table-cell table:style-name="ce408" table:formula="of:=IF([.Z11];[.Y11];IF([.Z12];[.Y12];&quot;&quot;))">
            <text:p/>
          </table:table-cell>
          <table:table-cell table:style-name="ce300" table:number-columns-repeated="6"/>
          <table:table-cell table:style-name="Default" table:number-columns-repeated="11"/>
          <table:table-cell/>
          <table:table-cell table:style-name="ce174" table:number-columns-repeated="2"/>
          <table:table-cell table:style-name="ce231"/>
          <table:table-cell table:style-name="ce236" table:formula="of:=[.AF9]" office:value-type="string" office:string-value="NaOH" calcext:value-type="string">
            <text:p>NaOH</text:p>
          </table:table-cell>
          <table:table-cell table:style-name="ce419" table:formula="of:=[.AF10]" office:value-type="string" office:string-value="H₂SO₄" calcext:value-type="string">
            <text:p>H₂SO₄</text:p>
          </table:table-cell>
          <table:table-cell table:style-name="ce174" table:formula="of:=[.AF11]" office:value-type="string" office:string-value="Na₂SO₄" calcext:value-type="string">
            <text:p>Na₂SO₄</text:p>
          </table:table-cell>
          <table:table-cell table:style-name="ce174" table:formula="of:=[.AF12]" office:value-type="string" office:string-value="H₂O" calcext:value-type="string">
            <text:p>H₂O</text:p>
          </table:table-cell>
          <table:table-cell table:style-name="Default"/>
          <table:table-cell table:style-name="ce247" table:formula="of:=[.I27]" office:value-type="string" office:string-value="mol NaOH / cm³ D H₂SO₄ =" calcext:value-type="string">
            <text:p>mol NaOH / cm³ D H₂SO₄ =</text:p>
          </table:table-cell>
          <table:table-cell table:style-name="ce174" table:formula="of:=[.AH12]*1000" office:value-type="float" office:value="0.00098" calcext:value-type="float">
            <text:p>0,00098</text:p>
          </table:table-cell>
          <table:table-cell table:style-name="ce174" table:number-columns-repeated="3"/>
          <table:table-cell table:style-name="ce253"/>
          <table:table-cell table:style-name="Default" table:number-columns-repeated="3"/>
          <table:table-cell table:number-columns-repeated="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ce300" table:number-columns-repeated="2"/>
          <table:table-cell table:style-name="ce300" table:formula="of:=IF([.$Z$10];[.AB16]&amp;&quot; &quot;&amp;[.AB17]&amp;&quot; + &quot;&amp;[.AC16]&amp;&quot; &quot;&amp;[.AC17]&amp;&quot; → &quot;&amp;[.AD16]&amp;&quot; &quot;&amp;[.AD17]&amp;&quot; + &quot;&amp;[.AE16]&amp;&quot; &quot;&amp;[.AE17];&quot;&quot;)" office:value-type="string" office:string-value="2 NaOH +  H₂SO₄ →  Na₂SO₄ + 2 H₂O" calcext:value-type="string">
            <text:p>2 NaOH + <text:s/>H₂SO₄ → <text:s/>Na₂SO₄ + 2 H₂O</text:p>
          </table:table-cell>
          <table:table-cell table:style-name="ce300" table:number-columns-repeated="5"/>
          <table:table-cell table:number-columns-repeated="12"/>
          <table:table-cell table:style-name="ce174" table:number-columns-repeated="2"/>
          <table:table-cell table:style-name="ce233"/>
          <table:table-cell table:style-name="ce225"/>
          <table:table-cell table:style-name="Default" table:number-columns-repeated="4"/>
          <table:table-cell table:style-name="ce174" table:number-columns-repeated="5"/>
          <table:table-cell table:style-name="ce167"/>
          <table:table-cell table:style-name="Default" table:number-columns-repeated="3"/>
          <table:table-cell table:number-columns-repeated="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ce300" table:number-columns-repeated="2"/>
          <table:table-cell table:style-name="ce728" table:formula="of:=[.AF9]" office:value-type="string" office:string-value="NaOH" calcext:value-type="string">
            <text:p>NaOH</text:p>
          </table:table-cell>
          <table:table-cell table:style-name="ce728" table:formula="of:=[.AF10]" office:value-type="string" office:string-value="H₂SO₄" calcext:value-type="string">
            <text:p>H₂SO₄</text:p>
          </table:table-cell>
          <table:table-cell table:style-name="ce317"/>
          <table:table-cell table:style-name="ce728" table:formula="of:=IF([.$Z$14];&quot;g &quot;;&quot;cm³ D &quot;)&amp;[.AF9]" office:value-type="string" office:string-value="cm³ D NaOH" calcext:value-type="string">
            <text:p>cm³ D NaOH</text:p>
          </table:table-cell>
          <table:table-cell table:style-name="ce300" table:number-columns-repeated="2"/>
          <table:table-cell table:number-columns-repeated="12"/>
          <table:table-cell table:style-name="ce174" table:number-columns-repeated="2"/>
          <table:table-cell table:style-name="ce231"/>
          <table:table-cell table:style-name="ce236"/>
          <table:table-cell table:style-name="Default" table:number-columns-repeated="4"/>
          <table:table-cell table:style-name="ce174" table:number-columns-repeated="6"/>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0]);ISBLANK([.C20]));&quot;&quot;;&quot;cm³&quot;)">
            <text:p/>
          </table:table-cell>
          <table:table-cell table:style-name="ce300"/>
          <table:table-cell table:style-name="ce728" table:formula="of:=T([.F7])" office:value-type="string" office:string-value="N.º exp." calcext:value-type="string">
            <text:p>N.º exp.</text:p>
          </table:table-cell>
          <table:table-cell table:style-name="ce728"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AF10]" office:value-type="string" office:string-value="cm³ D H₂SO₄" calcext:value-type="string">
            <text:p>cm³ D H₂SO₄</text:p>
          </table:table-cell>
          <table:table-cell table:style-name="ce300" table:number-columns-repeated="2"/>
          <table:table-cell table:number-columns-repeated="12"/>
          <table:table-cell table:style-name="ce174" table:number-columns-repeated="2"/>
          <table:table-cell table:style-name="ce231"/>
          <table:table-cell table:style-name="ce167"/>
          <table:table-cell table:style-name="Default" table:number-columns-repeated="4"/>
          <table:table-cell table:style-name="ce252" table:number-columns-repeated="5"/>
          <table:table-cell table:style-name="ce174"/>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1]);ISBLANK([.C21]));&quot;&quot;;&quot;cm³&quot;)">
            <text:p/>
          </table:table-cell>
          <table:table-cell table:style-name="ce300"/>
          <table:table-cell table:style-name="ce300" table:formula="of:=[.F8]" office:value-type="float" office:value="1" calcext:value-type="float">
            <text:p>1</text:p>
          </table:table-cell>
          <table:table-cell table:style-name="ce300" table:formula="of:=IF(LEN([.H21])&gt;0;[.G8];&quot;&quot;)" office:value-type="float" office:value="49.9" calcext:value-type="float">
            <text:p>49,9</text:p>
          </table:table-cell>
          <table:table-cell table:style-name="ce300" table:formula="of:=IF(ISBLANK([.I8]);&quot;&quot;;[.I8])" office:value-type="float" office:value="25" calcext:value-type="float">
            <text:p>25</text:p>
          </table:table-cell>
          <table:table-cell table:style-name="ce324" table:formula="of:=IF([.$Z$10];IF(AND(LEN([.H21])&gt;0;[.AJ3]=0);[.$AK$2];&quot;&quot;);&quot;&quot;)">
            <text:p/>
          </table:table-cell>
          <table:table-cell table:style-name="ce728" table:formula="of:=IF(LEN([.H21])&gt;0;NUMFORMA([.AH3];[.$Z$6];[.$Z$7];[.$Z$8]);&quot;&quot;)" office:value-type="string" office:string-value="2,00" calcext:value-type="string">
            <text:p>2,00</text:p>
          </table:table-cell>
          <table:table-cell table:style-name="ce300" table:number-columns-repeated="2"/>
          <table:table-cell table:number-columns-repeated="12"/>
          <table:table-cell table:style-name="ce174" table:number-columns-repeated="2"/>
          <table:table-cell table:style-name="ce167" table:number-columns-repeated="2"/>
          <table:table-cell table:style-name="Default" table:number-columns-repeated="4"/>
          <table:table-cell table:style-name="ce252" table:number-columns-repeated="5"/>
          <table:table-cell table:style-name="ce174"/>
          <table:table-cell table:style-name="Default"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92" table:content-validation-name="val4" office:value-type="string" calcext:value-type="string" table:number-columns-spanned="2" table:number-rows-spanned="1">
            <text:p>DATOS</text:p>
          </table:table-cell>
          <table:covered-table-cell table:style-name="Default"/>
          <table:table-cell table:style-name="Default"/>
          <table:table-cell table:style-name="ce300"/>
          <table:table-cell table:style-name="ce300" table:formula="of:=[.F9]" office:value-type="float" office:value="2" calcext:value-type="float">
            <text:p>2</text:p>
          </table:table-cell>
          <table:table-cell table:style-name="ce300" table:formula="of:=IF(LEN([.H22])&gt;0;[.G9];&quot;&quot;)" office:value-type="float" office:value="50.2" calcext:value-type="float">
            <text:p>50,2</text:p>
          </table:table-cell>
          <table:table-cell table:style-name="ce300" table:formula="of:=IF(ISBLANK([.I9]);&quot;&quot;;[.I9])" office:value-type="float" office:value="25" calcext:value-type="float">
            <text:p>25</text:p>
          </table:table-cell>
          <table:table-cell table:style-name="ce324" table:formula="of:=IF([.$Z$10];IF(AND(LEN([.H22])&gt;0;[.AJ4]=0);[.$AK$2];&quot;&quot;);&quot;&quot;)">
            <text:p/>
          </table:table-cell>
          <table:table-cell table:style-name="ce728" table:formula="of:=IF(LEN([.H22])&gt;0;NUMFORMA([.AH4];[.$Z$6];[.$Z$7];[.$Z$8]);&quot;&quot;)" office:value-type="string" office:string-value="2,01" calcext:value-type="string">
            <text:p>2,01</text:p>
          </table:table-cell>
          <table:table-cell table:style-name="ce300" table:number-columns-repeated="2"/>
          <table:table-cell table:style-name="Default" table:number-columns-repeated="3"/>
          <table:table-cell table:number-columns-repeated="9"/>
          <table:table-cell table:style-name="ce174" table:number-columns-repeated="2"/>
          <table:table-cell table:style-name="ce167" table:number-columns-repeated="2"/>
          <table:table-cell table:style-name="Default" table:number-columns-repeated="4"/>
          <table:table-cell table:style-name="ce252" table:number-columns-repeated="5"/>
          <table:table-cell table:style-name="ce174"/>
          <table:table-cell table:style-name="Default" table:number-columns-repeated="3"/>
          <table:table-cell table:number-columns-repeated="6"/>
        </table:table-row>
        <table:table-row table:style-name="ro1">
          <table:table-cell table:style-name="ce162" table:formula="of:=CHOOSE([.Z4];&quot;&quot;;[$Ayuda.A147];[$Ayuda.A171];[.A81];[$Ayuda.A161]&amp;CHAR(10)&amp;[.A101];[$Ayuda.$A$165];[.$A$111])" office:value-type="string" office:string-value="Elija, en las celdas de color naranja, las unidades de los datos de que dispone.&#10;Escriba los valores de los datos de los que dispone en las celdas de color blanco y borde azul.&#10;Si se deja en blanco a celda debajo de la fórmula química del compuesto «Dato», se suponen que los datos son de la masa.&#10;Los datos se analizan con el criterio Q de Dixon para ver se se puede rechazar el valor más alto o el más bajo según el nivel de confianza elegido (por defecto 90%. Un nivel del 99% admite valores más «separados», ya que se exige un 99% de probabilidad de un sea realmente «no válido»).&#10;Para calcular el pH de la disolución incógnita debe darse el valor de la constante de acidez o basicidade. Si se deja en blanco, se suponen que es una especie fuerte." calcext:value-type="string" table:number-columns-spanned="4" table:number-rows-spanned="26">
            <text:p>Elija, en las celdas de color naranja, las unidades de los datos de que dispone.</text:p>
            <text:p>Escriba los valores de los datos de los que dispone en las celdas de color blanco y borde azul.</text:p>
            <text:p>Si se deja en blanco a celda debajo de la fórmula química del compuesto «Dato», se suponen que los datos son de la masa.</text:p>
            <text:p>Los datos se analizan con el criterio Q de Dixon para ver se se puede rechazar el valor más alto o el más bajo según el nivel de confianza elegido (por defecto 90%. Un nivel del 99% admite valores más «separados», ya que se exige un 99% de probabilidad de un sea realmente «no válido»).</text:p>
            <text:p>Para calcular el pH de la disolución incógnita debe darse el valor de la constante de acidez o basicidade. Si se deja en blanco, se suponen que es una especie fuerte.</text:p>
          </table:table-cell>
          <table:covered-table-cell table:number-columns-repeated="3" table:style-name="Default"/>
          <table:table-cell table:style-name="ce300"/>
          <table:table-cell table:style-name="ce300" table:formula="of:=[.F10]" office:value-type="float" office:value="3" calcext:value-type="float">
            <text:p>3</text:p>
          </table:table-cell>
          <table:table-cell table:style-name="ce300" table:formula="of:=IF(LEN([.H23])&gt;0;[.G10];&quot;&quot;)" office:value-type="float" office:value="46.9" calcext:value-type="float">
            <text:p>46,9</text:p>
          </table:table-cell>
          <table:table-cell table:style-name="ce300" table:formula="of:=IF(ISBLANK([.I10]);&quot;&quot;;[.I10])" office:value-type="float" office:value="25" calcext:value-type="float">
            <text:p>25</text:p>
          </table:table-cell>
          <table:table-cell table:style-name="ce324" table:formula="of:=IF([.$Z$10];IF(AND(LEN([.H23])&gt;0;[.AJ5]=0);[.$AK$2];&quot;&quot;);&quot;&quot;)">
            <text:p/>
          </table:table-cell>
          <table:table-cell table:style-name="ce728" table:formula="of:=IF(LEN([.H23])&gt;0;NUMFORMA([.AH5];[.$Z$6];[.$Z$7];[.$Z$8]);&quot;&quot;)" office:value-type="string" office:string-value="1,88" calcext:value-type="string">
            <text:p>1,88</text:p>
          </table:table-cell>
          <table:table-cell table:style-name="ce300" table:number-columns-repeated="2"/>
          <table:table-cell table:number-columns-repeated="12"/>
          <table:table-cell table:style-name="ce174" table:number-columns-repeated="2"/>
          <table:table-cell table:style-name="ce167" table:number-columns-repeated="2"/>
          <table:table-cell table:style-name="Default" table:number-columns-repeated="5"/>
          <table:table-cell table:style-name="ce174"/>
          <table:table-cell table:style-name="ce167"/>
          <table:table-cell table:style-name="ce252" table:number-columns-repeated="2"/>
          <table:table-cell table:style-name="ce174"/>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1]">
            <text:p/>
          </table:table-cell>
          <table:table-cell table:style-name="ce300" table:formula="of:=IF(LEN([.H24])&gt;0;[.G11];&quot;&quot;)">
            <text:p/>
          </table:table-cell>
          <table:table-cell table:style-name="ce300" table:formula="of:=IF(ISBLANK([.I11]);&quot;&quot;;[.I11])">
            <text:p/>
          </table:table-cell>
          <table:table-cell table:style-name="ce324" table:formula="of:=IF([.$Z$10];IF(AND(LEN([.H24])&gt;0;[.AJ6]=0);[.$AK$2];&quot;&quot;);&quot;&quot;)">
            <text:p/>
          </table:table-cell>
          <table:table-cell table:style-name="ce728" table:formula="of:=IF(LEN([.H24])&gt;0;NUMFORMA([.AH6];[.$Z$6];[.$Z$7];[.$Z$8]);&quot;&quot;)">
            <text:p/>
          </table:table-cell>
          <table:table-cell table:style-name="ce300" table:number-columns-repeated="2"/>
          <table:table-cell table:number-columns-repeated="12"/>
          <table:table-cell table:style-name="ce174" table:number-columns-repeated="2"/>
          <table:table-cell table:style-name="ce167" table:number-columns-repeated="2"/>
          <table:table-cell table:style-name="Default" table:number-columns-repeated="5"/>
          <table:table-cell table:style-name="ce167" table:number-columns-repeated="2"/>
          <table:table-cell table:style-name="ce174"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2]">
            <text:p/>
          </table:table-cell>
          <table:table-cell table:style-name="ce300" table:formula="of:=IF(LEN([.H25])&gt;0;[.G12];&quot;&quot;)">
            <text:p/>
          </table:table-cell>
          <table:table-cell table:style-name="ce300" table:formula="of:=IF(ISBLANK([.I12]);&quot;&quot;;[.I12])">
            <text:p/>
          </table:table-cell>
          <table:table-cell table:style-name="ce324" table:formula="of:=IF([.$Z$10];IF(AND(LEN([.H25])&gt;0;[.AJ7]=0);[.$AK$2];&quot;&quot;);&quot;&quot;)">
            <text:p/>
          </table:table-cell>
          <table:table-cell table:style-name="ce728" table:formula="of:=IF(LEN([.H25])&gt;0;NUMFORMA([.AH7];[.$Z$6];[.$Z$7];[.$Z$8]);&quot;&quot;)">
            <text:p/>
          </table:table-cell>
          <table:table-cell table:style-name="ce300" table:number-columns-repeated="2"/>
          <table:table-cell table:style-name="ce350" table:number-columns-repeated="4"/>
          <table:table-cell table:number-columns-repeated="8"/>
          <table:table-cell table:style-name="ce174" table:number-columns-repeated="2"/>
          <table:table-cell table:style-name="ce167" table:number-columns-repeated="2"/>
          <table:table-cell table:style-name="Default" table:number-columns-repeated="5"/>
          <table:table-cell table:style-name="ce174" table:number-columns-repeated="5"/>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office:value-type="string" calcext:value-type="string">
            <text:p>Valor medio =</text:p>
          </table:table-cell>
          <table:table-cell table:style-name="ce319" table:formula="of:=NUMFORMA([.AJ8];[.$Z$6];[.$Z$7];[.$Z$8])" office:value-type="string" office:string-value="1,96" calcext:value-type="string">
            <text:p>1,96</text:p>
          </table:table-cell>
          <table:table-cell table:style-name="ce300" table:number-columns-repeated="2"/>
          <table:table-cell table:style-name="ce350" table:number-columns-repeated="4"/>
          <table:table-cell table:number-columns-repeated="8"/>
          <table:table-cell table:style-name="ce174" table:number-columns-repeated="2"/>
          <table:table-cell table:style-name="ce231"/>
          <table:table-cell table:style-name="ce167" table:number-columns-repeated="2"/>
          <table:table-cell table:style-name="Default" table:number-columns-repeated="2"/>
          <table:table-cell table:style-name="ce249" table:number-columns-repeated="3"/>
          <table:table-cell table:style-name="ce174"/>
          <table:table-cell table:style-name="ce247"/>
          <table:table-cell table:style-name="ce174" table:number-columns-repeated="2"/>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table:formula="of:=&quot;mol &quot;&amp;[.AF9]&amp;&quot; / &quot;&amp;[.J20]&amp;&quot; =&quot;" office:value-type="string" office:string-value="mol NaOH / cm³ D H₂SO₄ =" calcext:value-type="string">
            <text:p>mol NaOH / cm³ D H₂SO₄ =</text:p>
          </table:table-cell>
          <table:table-cell table:style-name="ce319" table:formula="of:=NUMFORMA([.AH17];[.$Z$6];[.$Z$7];[.$Z$8])" office:value-type="string" office:string-value="9,80×10⁻⁴" calcext:value-type="string">
            <text:p>9,80×10⁻⁴</text:p>
          </table:table-cell>
          <table:table-cell table:style-name="ce300" table:number-columns-repeated="2"/>
          <table:table-cell table:number-columns-repeated="12"/>
          <table:table-cell table:style-name="ce174" table:number-columns-repeated="2"/>
          <table:table-cell table:style-name="ce231"/>
          <table:table-cell table:style-name="ce167" table:number-columns-repeated="4"/>
          <table:table-cell table:style-name="ce249" table:number-columns-repeated="3"/>
          <table:table-cell table:style-name="Default"/>
          <table:table-cell table:style-name="ce167" table:number-columns-repeated="2"/>
          <table:table-cell table:style-name="Default" table:number-columns-repeated="4"/>
          <table:table-cell table:number-columns-repeated="6"/>
        </table:table-row>
        <table:table-row table:style-name="ro1">
          <table:covered-table-cell table:number-columns-repeated="4" table:style-name="Default"/>
          <table:table-cell table:style-name="ce300" table:number-columns-repeated="2"/>
          <table:table-cell table:style-name="ce728" table:formula="of:=&quot;[&quot;&amp;[.I3]&amp;&quot;] =&quot;" office:value-type="string" office:string-value="[H₂SO₄] =" calcext:value-type="string">
            <text:p>[H₂SO₄] =</text:p>
          </table:table-cell>
          <table:table-cell table:style-name="ce728" table:formula="of:=NUMFORMA([.AH14];[.$Z$6];[.$Z$7];[.$Z$8])" office:value-type="string" office:string-value="4,90×10⁻⁴" calcext:value-type="string">
            <text:p>4,90×10⁻⁴</text:p>
          </table:table-cell>
          <table:table-cell table:style-name="ce411" office:value-type="string" calcext:value-type="string">
            <text:p>mol/dm³</text:p>
          </table:table-cell>
          <table:table-cell table:style-name="ce300" table:formula="of:=&quot;pH = &quot;&amp;NUMFORMA([.AI15];[.$Z$6];[.$Z$7];[.$Z$8])" office:value-type="string" office:string-value="pH = 3,01" calcext:value-type="string">
            <text:p>pH = 3,01</text:p>
          </table:table-cell>
          <table:table-cell table:style-name="ce300" table:number-columns-repeated="2"/>
          <table:table-cell table:number-columns-repeated="12"/>
          <table:table-cell table:style-name="ce174" table:number-columns-repeated="3"/>
          <table:table-cell table:style-name="ce167" table:number-columns-repeated="5"/>
          <table:table-cell table:style-name="Default" table:number-columns-repeated="2"/>
          <table:table-cell table:style-name="ce167"/>
          <table:table-cell table:style-name="ce247"/>
          <table:table-cell table:style-name="ce167"/>
          <table:table-cell table:style-name="ce174"/>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Default" table:number-columns-repeated="7"/>
          <table:table-cell table:style-name="ce167"/>
          <table:table-cell table:style-name="ce506"/>
          <table:table-cell table:style-name="ce167"/>
          <table:table-cell/>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197" table:formula="of:=EXPANDETEXTO([$Índice.$G$4];3)" office:value-type="string" office:string-value="O   T   R   O   S       C   Á   L   C   U   L   O   S" calcext:value-type="string" table:number-columns-spanned="6" table:number-rows-spanned="1">
            <text:p>O <text:s text:c="2"/>T <text:s text:c="2"/>R <text:s text:c="2"/>O <text:s text:c="2"/>S <text:s text:c="6"/>C <text:s text:c="2"/>Á <text:s text:c="2"/>L <text:s text:c="2"/>C <text:s text:c="2"/>U <text:s text:c="2"/>L <text:s text:c="2"/>O <text:s text:c="2"/>S</text:p>
          </table:table-cell>
          <table:covered-table-cell table:number-columns-repeated="2" table:style-name="ce303"/>
          <table:covered-table-cell table:number-columns-repeated="2" table:style-name="ce299"/>
          <table:covered-table-cell table:style-name="ce300"/>
          <table:table-cell table:style-name="ce300"/>
          <table:table-cell table:number-columns-repeated="15"/>
          <table:table-cell table:style-name="Default" table:number-columns-repeated="7"/>
          <table:table-cell table:style-name="ce246"/>
          <table:table-cell table:style-name="ce507"/>
          <table:table-cell table:style-name="ce508"/>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Etiqueta: </text:p>
          </table:table-cell>
          <table:table-cell table:style-name="ce25" table:number-columns-repeated="4"/>
          <table:table-cell table:style-name="ce300" table:number-columns-repeated="2"/>
          <table:table-cell table:number-columns-repeated="15"/>
          <table:table-cell table:style-name="Default" table:number-columns-repeated="7"/>
          <table:table-cell table:style-name="ce503"/>
          <table:table-cell table:style-name="ce506"/>
          <table:table-cell table:style-name="ce167"/>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Fórmula: </text:p>
          </table:table-cell>
          <table:table-cell table:style-name="ce88" table:number-columns-repeated="4"/>
          <table:table-cell table:style-name="ce300" table:number-columns-repeated="2"/>
          <table:table-cell table:number-columns-repeated="15"/>
          <table:table-cell table:style-name="ce167"/>
          <table:table-cell table:style-name="Default" table:number-columns-repeated="1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ce174"/>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328"/>
          <table:table-cell table:style-name="ce227" office:value-type="date" office:date-value="2025-08-07" calcext:value-type="date">
            <text:p>07/08/25</text:p>
          </table:table-cell>
          <table:table-cell table:style-name="Default" table:number-columns-repeated="3"/>
          <table:table-cell table:number-columns-repeated="15"/>
          <table:table-cell table:style-name="ce174"/>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74"/>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74"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74"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74"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74"/>
          <table:table-cell table:style-name="Default"/>
          <table:table-cell table:number-columns-repeated="18"/>
        </table:table-row>
        <table:table-row table:style-name="ro1">
          <table:covered-table-cell table:number-columns-repeated="4" table:style-name="Default"/>
          <table:table-cell table:style-name="Default" table:number-columns-repeated="8"/>
          <table:table-cell table:number-columns-repeated="15"/>
          <table:table-cell table:style-name="ce174"/>
          <table:table-cell table:style-name="Default" table:number-columns-repeated="2"/>
          <table:table-cell table:number-columns-repeated="17"/>
        </table:table-row>
        <table:table-row table:style-name="ro1">
          <table:covered-table-cell table:number-columns-repeated="4" table:style-name="Default"/>
          <table:table-cell table:style-name="Default" table:number-columns-repeated="8"/>
          <table:table-cell table:number-columns-repeated="15"/>
          <table:table-cell table:style-name="ce174"/>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table-cell table:style-name="Default" table:number-columns-repeated="4"/>
          <table:table-cell/>
          <table:table-cell table:style-name="ce153"/>
          <table:table-cell table:style-name="Default" table:number-columns-repeated="6"/>
          <table:table-cell table:number-columns-repeated="35"/>
        </table:table-row>
        <table:table-row table:style-name="ro1">
          <table:table-cell table:style-name="Default" table:number-columns-repeated="4"/>
          <table:table-cell table:style-name="ce193"/>
          <table:table-cell/>
          <table:table-cell table:style-name="Default" table:number-columns-repeated="6"/>
          <table:table-cell table:number-columns-repeated="35"/>
        </table:table-row>
        <table:table-row table:style-name="ro1">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6">
          <table:table-cell table:style-name="Default" table:number-columns-repeated="9"/>
          <table:table-cell table:number-columns-repeated="38"/>
        </table:table-row>
        <table:table-row table:style-name="ro1" table:number-rows-repeated="3">
          <table:table-cell table:number-columns-repeated="4"/>
          <table:table-cell table:style-name="Default" table:number-columns-repeated="5"/>
          <table:table-cell table:number-columns-repeated="38"/>
        </table:table-row>
        <table:table-row table:style-name="ro1">
          <table:table-cell table:number-columns-repeated="47"/>
        </table:table-row>
        <table:table-row table:style-name="ro1">
          <table:table-cell table:style-name="ce305" office:value-type="string" calcext:value-type="string" table:number-columns-spanned="10" table:number-rows-spanned="13">
            <text:p><text:span text:style-name="T4">Elija, en las celdas de color naranja, las unidades de los datos de que dispone.</text:span></text:p>
            <text:p><text:span text:style-name="T4">Escriba los valores de los datos de los que dispone en las celdas de color blanco y borde azul.</text:span></text:p>
            <text:p><text:span text:style-name="T4">Si se deja en blanco a celda debajo de la fórmula química del compuesto «Dato», se suponen que los datos son de la masa.</text:span></text:p>
            <text:p><text:span text:style-name="T4">Los datos se analizan con el criterio Q de Dixon para ver se se puede rechazar el valor más alto o el más bajo según el nivel de confianza elegido (por defecto 90%. Un nivel del 99% admite valores más «separados», ya que se exige un 99% de probabilidad de un sea realmente «no válido»).</text:span></text:p>
            <text:p><text:span text:style-name="T4">Para calcular el pH de la disolución incógnita debe darse el valor de la constante de acidez o basicidade. Si se deja en blanco, se suponen que es una especie fuerte.</text:span></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290" table:number-columns-spanned="10" table:number-rows-spanned="8"/>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2">
          <table:table-cell table:number-columns-repeated="47"/>
        </table:table-row>
        <table:table-row table:style-name="ro1">
          <table:table-cell table:style-name="ce308" office:value-type="string" calcext:value-type="string" table:number-columns-spanned="10" table:number-rows-spanned="8">
            <text:p>Elija en las celdas de color naranja a magnitud que se representa en cada ej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1048457">
          <table:table-cell table:number-columns-repeated="47"/>
        </table:table-row>
        <table:table-row table:style-name="ro1">
          <table:table-cell table:number-columns-repeated="47"/>
        </table:table-row>
      </table:table>
      <table:table table:name="D_ValAcBase" table:style-name="ta1" table:print="false">
        <office:forms form:automatic-focus="false" form:apply-design-mode="false"/>
        <table:table-column table:style-name="co12" table:number-columns-repeated="4" table:default-cell-style-name="ce63"/>
        <table:table-column table:style-name="co21" table:default-cell-style-name="ce63"/>
        <table:table-column table:style-name="co11" table:number-columns-repeated="5" table:default-cell-style-name="ce63"/>
        <table:table-column table:style-name="co21" table:default-cell-style-name="ce63"/>
        <table:table-column table:style-name="co7" table:default-cell-style-name="ce63"/>
        <table:table-column table:style-name="co11"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2" table:style-name="ce309"/>
          <table:covered-table-cell table:number-columns-repeated="2" table:style-name="ce299"/>
          <table:table-cell table:style-name="ce299"/>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table-cell table:style-name="ce370" office:value-type="string" calcext:value-type="string">
            <text:p>P.La.U.</text:p>
          </table:table-cell>
          <table:table-cell table:style-name="ce361"/>
          <table:table-cell table:style-name="ce370"/>
          <table:table-cell table:style-name="ce361" office:value-type="string" calcext:value-type="string">
            <text:p>extr. 25</text:p>
          </table:table-cell>
          <table:table-cell table:style-name="ce299" table:number-columns-repeated="2"/>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295" office:value-type="string" calcext:value-type="string" table:number-columns-spanned="4" table:number-rows-spanned="13">
            <text:p><text:span text:style-name="T4">Para cuantificar la presencia de ácido sulfúrico en el agua de lluvia se valoró una muestra empleando una disolución de hidróxido de sodio de concentración 5,0·10⁻⁴ mol/dm³. Se repitió tres veces la valoración para mayor exactitud, con los resultados mostrados en la Tabla. (P.A.U. extr.. 25)</text:span></text:p>
            <text:p><text:span text:style-name="T4">a) Escriba la reacción entre el ácido y la base, y determine la concentración de ácido sulfúrico en la muestra del agua de lluvia.</text:span></text:p>
            <text:p><text:span text:style-name="T4">b) Calcule el pH de la muestra del agua de lluvia suponiendo que todo el ácido sulfúrico está disociado.</text:span></text:p>
            <text:p><text:span text:style-name="T4">Rta.: a) 2 NaOH + H₂SO₄ → Na₂SO₄ + 2 H₂O;</text:span></text:p>
            <text:p><text:span text:style-name="T4">[H₂SO₄] = 4,90×10⁻⁴ mol/dm³; b) pH = 3,01</text:span></text:p>
          </table:table-cell>
          <table:covered-table-cell table:style-name="ce322"/>
          <table:covered-table-cell table:number-columns-repeated="2" table:style-name="ce314"/>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ₐ</text:p>
          </table:table-cell>
          <table:table-cell table:style-name="ce299" table:number-columns-repeated="2"/>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4" table:style-name="ce314"/>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142"/>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Concentración: </text:p>
          </table:table-cell>
          <table:table-cell table:style-name="DatoEntrada" office:value-type="string" calcext:value-type="string">
            <text:p>5,0·10⁻⁴</text:p>
          </table:table-cell>
          <table:table-cell table:style-name="ce354" table:content-validation-name="val5" office:value-type="string" calcext:value-type="string">
            <text:p>mol/dm³</text:p>
          </table:table-cell>
          <table:table-cell table:style-name="ce150"/>
          <table:table-cell table:style-name="ce299" table:number-columns-repeated="3"/>
          <table:table-cell table:style-name="Default"/>
          <table:table-cell table:style-name="ce374" office:value-type="string" calcext:value-type="string">
            <text:p><text:a xlink:href="#CopiaDatos" xlink:type="simple">Como usar estos datos</text:a></text:p>
          </table:table-cell>
          <table:table-cell table:style-name="ce374"/>
          <table:table-cell table:number-columns-repeated="46"/>
        </table:table-row>
        <table:table-row table:style-name="ro1">
          <table:covered-table-cell table:number-columns-repeated="4" table:style-name="ce314"/>
          <table:table-cell table:style-name="ce299"/>
          <table:table-cell table:style-name="ce150"/>
          <table:table-cell table:style-name="ce644"/>
          <table:table-cell table:style-name="ce354"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8"/>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2"/>
          <table:covered-table-cell table:style-name="ce314"/>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table-cell table:style-name="ce328" office:value-type="string" calcext:value-type="string">
            <text:p>Volver a Gafa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4" table:style-name="ce322"/>
          <table:table-cell table:style-name="ce299"/>
          <table:table-cell table:style-name="ce183"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Señalar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322"/>
          <table:table-cell table:style-name="ce299"/>
          <table:table-cell table:style-name="ce183"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0]);ISBLANK([.C2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Determinar la concentración de una disolución de NaOH con ácido oxálico.</text:p>
            <text:p>Rta.: a) 2 NaOH + H₂C₂Lo₄ → En Na₂C₂O₄ + 2 H₂O;</text:p>
            <text:p>[NaOH] = 0,138 mol/dm³</text:p>
          </table:table-cell>
          <table:covered-table-cell table:style-name="ce322"/>
          <table:covered-table-cell table:number-columns-repeated="2" table:style-name="ce314"/>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2"/>
          <table:table-cell table:style-name="ce529" office:value-type="string" calcext:value-type="string">
            <text:p>H₂C₂O₄</text:p>
          </table:table-cell>
          <table:table-cell table:style-name="ce299"/>
          <table:table-cell table:style-name="ce529" office:value-type="string" calcext:value-type="string">
            <text:p>NaOH</text:p>
          </table:table-cell>
          <table:table-cell table:style-name="ce142"/>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table:table-cell table:style-name="DatoEntrada"/>
          <table:table-cell table:style-name="ce354" table:content-validation-name="val5"/>
          <table:table-cell table:style-name="ce150"/>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table:table-cell table:style-name="ce644"/>
          <table:table-cell table:style-name="ce354"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322"/>
          <table:covered-table-cell table:style-name="ce314"/>
          <table:table-cell table:style-name="ce299"/>
          <table:table-cell table:style-name="ce183" office:value-type="float" office:value="1" calcext:value-type="float">
            <text:p>1</text:p>
          </table:table-cell>
          <table:table-cell table:style-name="ce644" office:value-type="float" office:value="0.09" calcext:value-type="float">
            <text:p>0,09</text:p>
          </table:table-cell>
          <table:table-cell table:style-name="ce150"/>
          <table:table-cell table:style-name="ce644" office:value-type="float" office:value="13.4" calcext:value-type="float">
            <text:p>13,4</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office:value-type="float" office:value="2" calcext:value-type="float">
            <text:p>2</text:p>
          </table:table-cell>
          <table:table-cell table:style-name="ce202" office:value-type="float" office:value="0.08" calcext:value-type="float">
            <text:p>0,08</text:p>
          </table:table-cell>
          <table:table-cell table:style-name="ce150"/>
          <table:table-cell table:style-name="ce202" office:value-type="float" office:value="12.9" calcext:value-type="float">
            <text:p>12,9</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office:value-type="float" office:value="3" calcext:value-type="float">
            <text:p>3</text:p>
          </table:table-cell>
          <table:table-cell table:style-name="ce202" office:value-type="float" office:value="0.12" calcext:value-type="float">
            <text:p>0,12</text:p>
          </table:table-cell>
          <table:table-cell table:style-name="ce150"/>
          <table:table-cell table:style-name="ce202" office:value-type="float" office:value="21" calcext:value-type="float">
            <text:p>21</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m(H₂C₂O₄)</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0.09" calcext:value-type="float">
            <text:p>0,09</text:p>
          </table:table-cell>
          <table:table-cell table:style-name="ce284" office:value-type="float" office:value="13.4" calcext:value-type="float">
            <text:p>13,4</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0.08" calcext:value-type="float">
            <text:p>0,08</text:p>
          </table:table-cell>
          <table:table-cell table:style-name="ce284" office:value-type="float" office:value="12.9" calcext:value-type="float">
            <text:p>12,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0.12" calcext:value-type="float">
            <text:p>0,12</text:p>
          </table:table-cell>
          <table:table-cell table:style-name="ce284" office:value-type="float" office:value="21" calcext:value-type="float">
            <text:p>21</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0]);ISBLANK([.C4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Determinar la concentración de una disolución de ácido acético con NaOH de concentración 0,1 mol/dm³</text:p>
            <text:p>Rta.: a)  NaOH +  CH₃COOH →  NaCH₃COO +  H₂O;</text:p>
            <text:p>[CH₃COO] = 0,175 mol/dm³</text:p>
          </table:table-cell>
          <table:covered-table-cell table:style-name="ce322"/>
          <table:covered-table-cell table:number-columns-repeated="2" table:style-name="ce314"/>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office:value-type="string" calcext:value-type="string">
            <text:p>Kₐ</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Concentración: </text:p>
          </table:table-cell>
          <table:table-cell table:style-name="DatoEntrada" office:value-type="float" office:value="0.1" calcext:value-type="float">
            <text:p>0,1</text:p>
          </table:table-cell>
          <table:table-cell table:style-name="ce354" table:content-validation-name="val5" office:value-type="string" calcext:value-type="string">
            <text:p>mol/dm³</text:p>
          </table:table-cell>
          <table:table-cell table:style-name="ce150"/>
          <table:table-cell table:style-name="ce142" office:value-type="string" calcext:value-type="string">
            <text:p>1,8·10⁻⁵</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table:table-cell table:style-name="ce644"/>
          <table:table-cell table:style-name="ce354"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14"/>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14"/>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322"/>
          <table:covered-table-cell table:style-name="ce314"/>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2"/>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text:span text:style-name="T21">V(CH₃COOH</text:span>)</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0]);ISBLANK([.C60]));&quot;&quot;;&quot;cm³&quot;)">
            <text:p/>
          </table:table-cell>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6"/>
          <table:table-cell table:number-columns-repeated="51"/>
        </table:table-row>
        <table:table-row table:style-name="ro1" table:number-rows-repeated="13">
          <table:table-cell table:style-name="Default" table:number-columns-repeated="10"/>
          <table:table-cell table:number-columns-repeated="51"/>
        </table:table-row>
        <table:table-row table:style-name="ro1" table:number-rows-repeated="22">
          <table:table-cell table:style-name="Default" table:number-columns-repeated="10"/>
          <table:table-cell table:number-columns-repeated="4"/>
          <table:table-cell table:style-name="ce174" table:number-columns-repeated="2"/>
          <table:table-cell table:number-columns-repeated="45"/>
        </table:table-row>
        <table:table-row table:style-name="ro1" table:number-rows-repeated="4">
          <table:table-cell table:style-name="Default" table:number-columns-repeated="10"/>
          <table:table-cell table:number-columns-repeated="51"/>
        </table:table-row>
        <table:table-row table:style-name="ro1" table:number-rows-repeated="4">
          <table:table-cell table:style-name="Default" table:number-columns-repeated="12"/>
          <table:table-cell table:number-columns-repeated="49"/>
        </table:table-row>
        <table:table-row table:style-name="ro1" table:number-rows-repeated="151">
          <table:table-cell table:style-name="Default" table:number-columns-repeated="10"/>
          <table:table-cell table:number-columns-repeated="51"/>
        </table:table-row>
        <table:table-row table:style-name="ro1" table:number-rows-repeated="2">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1"/>
        </table:table-row>
        <table:table-row table:style-name="ro1">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1"/>
        </table:table-row>
        <table:table-row table:style-name="ro1" table:number-rows-repeated="1048288">
          <table:table-cell table:number-columns-repeated="61"/>
        </table:table-row>
        <table:table-row table:style-name="ro2" table:number-rows-repeated="2">
          <table:table-cell table:number-columns-repeated="61"/>
        </table:table-row>
        <table:table-row table:style-name="ro2">
          <table:table-cell table:number-columns-repeated="61"/>
        </table:table-row>
      </table:table>
      <table:table table:name="ValRedox"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default-cell-style-name="ce444"/>
        <table:table-column table:style-name="co12" table:number-columns-repeated="2" table:default-cell-style-name="ce444"/>
        <table:table-column table:style-name="co12" table:default-cell-style-name="Default"/>
        <table:table-column table:style-name="co8" table:default-cell-style-name="ce444"/>
        <table:table-column table:style-name="co23" table:default-cell-style-name="ce444"/>
        <table:table-column table:style-name="co30" table:default-cell-style-name="ce444"/>
        <table:table-column table:style-name="co34" table:default-cell-style-name="ce444"/>
        <table:table-column table:style-name="co35" table:default-cell-style-name="ce444"/>
        <table:table-column table:style-name="co36" table:default-cell-style-name="ce444"/>
        <table:table-column table:style-name="co11" table:default-cell-style-name="ce444"/>
        <table:table-column table:style-name="co8" table:default-cell-style-name="ce444"/>
        <table:table-column table:style-name="co7" table:default-cell-style-name="ce444"/>
        <table:table-column table:style-name="co37" table:number-columns-repeated="2" table:default-cell-style-name="ce444"/>
        <table:table-column table:style-name="co13" table:default-cell-style-name="ce444"/>
        <table:table-column table:style-name="co11" table:number-columns-repeated="11" table:default-cell-style-name="ce444"/>
        <table:table-column table:style-name="co38" table:default-cell-style-name="ce444"/>
        <table:table-column table:style-name="co27" table:default-cell-style-name="ce444"/>
        <table:table-column table:style-name="co39" table:default-cell-style-name="ce444"/>
        <table:table-column table:style-name="co38" table:default-cell-style-name="ce444"/>
        <table:table-column table:style-name="co40" table:default-cell-style-name="ce444"/>
        <table:table-column table:style-name="co41" table:default-cell-style-name="ce444"/>
        <table:table-column table:style-name="co42" table:default-cell-style-name="ce444"/>
        <table:table-column table:style-name="co43" table:default-cell-style-name="ce444"/>
        <table:table-column table:style-name="co44" table:default-cell-style-name="ce444"/>
        <table:table-column table:style-name="co45" table:default-cell-style-name="ce444"/>
        <table:table-column table:style-name="co46" table:default-cell-style-name="ce444"/>
        <table:table-column table:style-name="co47" table:default-cell-style-name="ce444"/>
        <table:table-column table:style-name="co48" table:default-cell-style-name="ce444"/>
        <table:table-column table:style-name="co49" table:default-cell-style-name="ce444"/>
        <table:table-column table:style-name="co50" table:number-columns-repeated="2" table:default-cell-style-name="ce444"/>
        <table:table-column table:style-name="co8" table:number-columns-repeated="2" table:default-cell-style-name="ce444"/>
        <table:table-column table:style-name="co51" table:default-cell-style-name="ce444"/>
        <table:table-column table:style-name="co52" table:default-cell-style-name="ce444"/>
        <table:table-column table:style-name="co51" table:default-cell-style-name="ce444"/>
        <table:table-column table:style-name="co8" table:default-cell-style-name="ce444"/>
        <table:table-column table:style-name="co21" table:number-columns-repeated="3" table:default-cell-style-name="ce444"/>
        <table:table-column table:style-name="co53" table:default-cell-style-name="ce444"/>
        <table:table-column table:style-name="co54" table:default-cell-style-name="ce444"/>
        <table:table-column table:style-name="co51" table:number-columns-repeated="2" table:default-cell-style-name="ce444"/>
        <table:table-column table:style-name="co11" table:default-cell-style-name="ce444"/>
        <table:table-column table:style-name="co55" table:default-cell-style-name="ce444"/>
        <table:table-column table:style-name="co11" table:number-columns-repeated="2" table:default-cell-style-name="ce444"/>
        <table:table-column table:style-name="co51" table:number-columns-repeated="5" table:default-cell-style-name="ce444"/>
        <table:table-column table:style-name="co51" table:default-cell-style-name="Default"/>
        <table:table-row table:style-name="ro1">
          <table:table-cell table:style-name="ce80" table:formula="of:=EXPANDETEXTO([.$Z$1];2)" office:value-type="string" office:string-value="V  A  L  O  R  A  C  I  Ó  N     R  E  D  O  X" calcext:value-type="string" table:number-columns-spanned="4" table:number-rows-spanned="1">
            <text:p>V <text:s/>A <text:s/>L <text:s/>O <text:s/>R <text:s/>A <text:s/>C <text:s/>I <text:s/>Ó <text:s/>N <text:s text:c="4"/>R <text:s/>E <text:s/>D <text:s/>O <text:s/>X</text:p>
          </table:table-cell>
          <table:covered-table-cell table:number-columns-repeated="2"/>
          <table:covered-table-cell table:style-name="ce444"/>
          <table:table-cell table:style-name="ce414"/>
          <table:table-cell table:style-name="ce198" table:formula="of:=[$Índice.$H$2]" office:value-type="string" office:string-value="D     A     T     O     S" calcext:value-type="string" table:number-columns-spanned="7" table:number-rows-spanned="1">
            <text:p>D <text:s text:c="4"/>A <text:s text:c="4"/>T <text:s text:c="4"/>O <text:s text:c="4"/>S</text:p>
          </table:table-cell>
          <table:covered-table-cell table:number-columns-repeated="5" table:style-name="ce414"/>
          <table:covered-table-cell table:style-name="ce406"/>
          <table:table-cell table:style-name="ce406"/>
          <table:table-cell table:style-name="Default" table:number-columns-repeated="2"/>
          <table:table-cell table:style-name="ce399" office:value-type="string" calcext:value-type="string">
            <text:p>Ir a…</text:p>
          </table:table-cell>
          <table:table-cell table:style-name="Default" table:number-columns-repeated="8"/>
          <table:table-cell table:style-name="ce167" office:value-type="string" calcext:value-type="string">
            <text:p>Título</text:p>
          </table:table-cell>
          <table:table-cell table:style-name="ce331" office:value-type="string" calcext:value-type="string">
            <text:p>VALORACIÓN REDOX</text:p>
          </table:table-cell>
          <table:table-cell table:style-name="Default"/>
          <table:table-cell table:style-name="ce174" office:value-type="string" calcext:value-type="string">
            <text:p>unidades</text:p>
          </table:table-cell>
          <table:table-cell table:style-name="ce174"/>
          <table:table-cell table:style-name="ce167" office:value-type="string" calcext:value-type="string">
            <text:p>Conc. dato</text:p>
          </table:table-cell>
          <table:table-cell table:style-name="ce167"/>
          <table:table-cell table:style-name="ce246" office:value-type="string" calcext:value-type="string">
            <text:p>DATOS</text:p>
          </table:table-cell>
          <table:table-cell table:style-name="ce247" office:value-type="string" calcext:value-type="string">
            <text:p>Disolución</text:p>
          </table:table-cell>
          <table:table-cell table:style-name="ce174" table:formula="of:=5-COUNTIF([.AH3:.AH7];0)" office:value-type="float" office:value="4" calcext:value-type="float">
            <text:p>4</text:p>
          </table:table-cell>
          <table:table-cell table:style-name="ce174"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74"/>
          <table:table-cell table:style-name="ce247" office:value-type="string" calcext:value-type="string">
            <text:p>próximas</text:p>
          </table:table-cell>
          <table:table-cell table:style-name="ce174" office:value-type="string" calcext:value-type="string">
            <text:p>diferencias</text:p>
          </table:table-cell>
          <table:table-cell table:style-name="ce63" office:value-type="string" calcext:value-type="string">
            <text:p>Qcrit.</text:p>
          </table:table-cell>
          <table:table-cell table:style-name="ce63" table:formula="of:=VLOOKUP([.AH1];[.$AT$3:.$AW$5];1+[.$AC$7])" office:value-type="float" office:value="0.765" calcext:value-type="float">
            <text:p>0,765</text:p>
          </table:table-cell>
          <table:table-cell table:style-name="ce167"/>
          <table:table-cell table:style-name="ce174"/>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style-name="ce63"/>
          <table:table-cell table:style-name="ce167" table:number-columns-repeated="9"/>
          <table:table-cell table:style-name="Default" table:number-columns-repeated="7"/>
          <table:table-cell/>
        </table:table-row>
        <table:table-row table:style-name="ro1">
          <table:table-cell table:style-name="ce243" office:value-type="string" calcext:value-type="string">
            <office:annotation draw:style-name="gr4" draw:text-style-name="P3" svg:width="2.899cm" svg:height="1.973cm" svg:x="2.249cm" svg:y="0.459cm" draw:caption-point-x="0.001cm" draw:caption-point-y="0.001cm">
              <dc:date>2018-05-20T00:00:00</dc:date>
              <text:p text:style-name="P4"><text:span text:style-name="T1">Escriba o pegue el enunciado en el espacio de abajo</text:span></text:p>
            </office:annotation>
            <text:p>Problema</text:p>
          </table:table-cell>
          <table:table-cell table:number-columns-repeated="2"/>
          <table:table-cell table:style-name="ce444"/>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54" office:value-type="string" calcext:value-type="string">
            <text:p>Otro reactivo</text:p>
          </table:table-cell>
          <table:table-cell table:style-name="ce406"/>
          <table:table-cell table:style-name="ce406" office:value-type="string" calcext:value-type="string">
            <text:p><text:s/></text:p>
          </table:table-cell>
          <table:table-cell table:style-name="Default"/>
          <table:table-cell/>
          <table:table-cell table:style-name="ce49" office:value-type="string" calcext:value-type="string">
            <text:p><text:a xlink:href="#Índice" xlink:type="simple">Índice</text:a></text:p>
          </table:table-cell>
          <table:table-cell table:number-columns-repeated="8"/>
          <table:table-cell table:style-name="ce174"/>
          <table:table-cell table:style-name="ce167"/>
          <table:table-cell table:style-name="Default"/>
          <table:table-cell table:style-name="ce331" office:value-type="string" calcext:value-type="string">
            <text:p>Concentración</text:p>
          </table:table-cell>
          <table:table-cell table:style-name="ce331" office:value-type="string" calcext:value-type="string">
            <text:p>densidad</text:p>
          </table:table-cell>
          <table:table-cell table:style-name="ce167"/>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7" table:formula="of:=IF([.Z14];&quot;m&quot;;&quot;V&quot;)&amp;&quot;(dat)/V(inc)&quot;" office:value-type="string" office:string-value="V(dat)/V(inc)" calcext:value-type="string">
            <text:p>V(dat)/V(inc)</text:p>
          </table:table-cell>
          <table:table-cell table:style-name="ce174" office:value-type="string" calcext:value-type="string">
            <text:p>Desviación</text:p>
          </table:table-cell>
          <table:table-cell table:style-name="ce247" office:value-type="string" calcext:value-type="string">
            <text:p>Usados</text:p>
          </table:table-cell>
          <table:table-cell table:style-name="ce174" office:value-type="string" calcext:value-type="string">
            <text:p>Rechazado</text:p>
          </table:table-cell>
          <table:table-cell table:style-name="ce174" office:value-type="string" calcext:value-type="string">
            <text:p>mín</text:p>
          </table:table-cell>
          <table:table-cell table:style-name="Default" table:formula="of:=COM.MICROSOFT.MINIFS([.AH$3:.AH$7];[.AH$3:.AH$7];&quot;&gt;0&quot;)" office:value-type="float" office:value="0.786666666666667" calcext:value-type="float">
            <text:p>0,786666666666667</text:p>
          </table:table-cell>
          <table:table-cell table:style-name="ce174" table:formula="of:=COM.MICROSOFT.MINIFS([.AH$3:.AH$7];[.AH$3:.AH$7];&quot;&gt;0&quot;;[.AH$3:.AH$7];&quot;&lt;&gt;&quot;&amp;[.AM2])" office:value-type="float" office:value="0.82" calcext:value-type="float">
            <text:p>0,82</text:p>
          </table:table-cell>
          <table:table-cell table:style-name="ce174" table:formula="of:=[.AN2]-[.AM2]" office:value-type="float" office:value="0.0333333333333332" calcext:value-type="float">
            <text:p>0,0333333333333332</text:p>
          </table:table-cell>
          <table:table-cell table:style-name="ce63" table:formula="of:=[.AO2]/[.$AO$4]" office:value-type="float" office:value="0.115207373271889" calcext:value-type="float">
            <text:p>0,115207373271889</text:p>
          </table:table-cell>
          <table:table-cell table:style-name="ce153" table:formula="of:=[.AP2]&gt;[.$AQ$1]" office:value-type="boolean" office:boolean-value="false" calcext:value-type="boolean">
            <text:p>FALSO</text:p>
          </table:table-cell>
          <table:table-cell table:style-name="ce167"/>
          <table:table-cell table:style-name="ce174"/>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67" table:number-columns-repeated="4"/>
          <table:table-cell table:style-name="ce167" office:value-type="string" calcext:value-type="string">
            <text:p>Oxidación</text:p>
          </table:table-cell>
          <table:table-cell table:style-name="ce167" table:number-columns-repeated="4"/>
          <table:table-cell table:style-name="Default" table:number-columns-repeated="7"/>
          <table:table-cell/>
        </table:table-row>
        <table:table-row table:style-name="ro1">
          <table:table-cell table:style-name="ce393" office:value-type="string" calcext:value-type="string" table:number-columns-spanned="4" table:number-rows-spanned="13">
            <text:p><text:span text:style-name="T4">El K₂Cr₂O₇ oxida al yoduro de potasio en medio ácido sulfúrico formándose sulfato de potasio, sulfato de cromo (III), I₂ y agua.</text:span></text:p>
            <text:p><text:span text:style-name="T4">a) Ajusta las reacciones iónica y molecular por el método del ión-electrón.</text:span></text:p>
            <text:p><text:span text:style-name="T4">b) Se hacen cuatro valoraciones con los valores que se ven en la tabla y la concentración de la disolución de dicromato de potasio es  de 0,200 mol/dm³. ¿Cuál es la concentración de la disolución de ioduro de potasio?</text:span></text:p>
            <text:p><text:span text:style-name="T23">Rta.: a) (Cr₂O₇)²⁻ + 6 I⁻ + 14 H⁺ → 2 Cr³⁺ + 3 I₂ + 7 H₂O; </text:span></text:p>
            <text:p><text:span text:style-name="T24">K₂Cr₂O₇ + 6 KI + 7 H₂SO₄ → Cr₂(SO₄)₃ + 3 I₂ + 4 K₂SO₄ + 7 H₂O;  b) [KI] = 1,07 mol/dm³</text:span></text:p>
            <text:p/>
          </table:table-cell>
          <table:covered-table-cell table:number-columns-repeated="2" table:style-name="ce438"/>
          <table:covered-table-cell table:style-name="ce447"/>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ce399"/>
          <table:table-cell table:style-name="ce443"/>
          <table:table-cell table:style-name="ce49" office:value-type="string" calcext:value-type="string">
            <text:p><text:a xlink:href="#Ayuda" xlink:type="simple">Ayuda</text:a></text:p>
          </table:table-cell>
          <table:table-cell table:style-name="ce443" table:number-columns-repeated="8"/>
          <table:table-cell table:style-name="ce167" table:formula="of:=[.A22]" office:value-type="string" office:string-value="Instrucións " calcext:value-type="string">
            <text:p>Instrucións </text:p>
          </table:table-cell>
          <table:table-cell table:style-name="ce174" table:formula="of:=MATCH([.B22];[$Índice.G11:.G14];0)" office:value-type="float" office:value="3" calcext:value-type="float">
            <text:p>3</text:p>
          </table:table-cell>
          <table:table-cell table:style-name="Default"/>
          <table:table-cell table:style-name="ce331" office:value-type="string" calcext:value-type="string">
            <text:p>mol/dm³</text:p>
          </table:table-cell>
          <table:table-cell table:style-name="ce331" office:value-type="string" calcext:value-type="string">
            <text:p>g/cm³</text:p>
          </table:table-cell>
          <table:table-cell table:style-name="ce167" table:formula="of:=AVALOR([.G4])" office:value-type="float" office:value="0.2" calcext:value-type="float">
            <text:p>0,2</text:p>
          </table:table-cell>
          <table:table-cell table:style-name="ce167" office:value-type="float" office:value="1" calcext:value-type="float">
            <text:p>1</text:p>
          </table:table-cell>
          <table:table-cell table:style-name="ce167" table:formula="of:=AVALOR(TRIM([.G8]))" office:value-type="float" office:value="8.2" calcext:value-type="float">
            <text:p>8,2</text:p>
          </table:table-cell>
          <table:table-cell table:style-name="ce228" table:formula="of:=AVALOR(TRIM([.I8]))" office:value-type="float" office:value="10" calcext:value-type="float">
            <text:p>10</text:p>
          </table:table-cell>
          <table:table-cell table:style-name="ce167" table:formula="of:=IF([.AF3]&lt;&gt;0;[.AF3]/[.AG3];0)" office:value-type="float" office:value="0.82" calcext:value-type="float">
            <text:p>0,82</text:p>
          </table:table-cell>
          <table:table-cell table:style-name="Default" table:formula="of:=IF([.AH3]&lt;&gt;0;[.AH3]-[.$AJ$8];0)" office:value-type="float" office:value="-0.0719166666666667" calcext:value-type="float">
            <text:p>-0,0719166666666667</text:p>
          </table:table-cell>
          <table:table-cell table:style-name="ce228" table:formula="of:=IF(OR(AND([.AH3]=[.$AM$2];[.$AQ$2]);AND([.AH3]=[.$AM$3];[.$AQ$3]));0;[.$AH3])" office:value-type="float" office:value="0.82" calcext:value-type="float">
            <text:p>0,82</text:p>
          </table:table-cell>
          <table:table-cell table:style-name="Default" office:value-type="string" calcext:value-type="string">
            <text:p>K<text:span text:style-name="T7">ₐ</text:span></text:p>
          </table:table-cell>
          <table:table-cell table:style-name="ce174" office:value-type="string" calcext:value-type="string">
            <text:p>máx</text:p>
          </table:table-cell>
          <table:table-cell table:style-name="ce63" table:formula="of:=COM.MICROSOFT.MAXIFS([.AH$3:.AH$7];[.AH$3:.AH$7];&quot;&gt;0&quot;)" office:value-type="float" office:value="1.076" calcext:value-type="float">
            <text:p>1,076</text:p>
          </table:table-cell>
          <table:table-cell table:style-name="ce174" table:formula="of:=COM.MICROSOFT.MAXIFS([.AH$3:.AH$7];[.AH$3:.AH$7];&quot;&gt;0&quot;;[.AH$3:.AH$7];&quot;&lt;&gt;&quot;&amp;[.AM3])" office:value-type="float" office:value="0.885" calcext:value-type="float">
            <text:p>0,885</text:p>
          </table:table-cell>
          <table:table-cell table:style-name="ce174" table:formula="of:=[.AM3]-[.AN3]" office:value-type="float" office:value="0.191" calcext:value-type="float">
            <text:p>0,191</text:p>
          </table:table-cell>
          <table:table-cell table:style-name="ce63" table:formula="of:=[.AO3]/[.$AO$4]" office:value-type="float" office:value="0.660138248847926" calcext:value-type="float">
            <text:p>0,660138248847926</text:p>
          </table:table-cell>
          <table:table-cell table:style-name="ce153" table:formula="of:=[.AP3]&gt;[.$AQ$1]" office:value-type="boolean" office:boolean-value="false" calcext:value-type="boolean">
            <text:p>FALSO</text:p>
          </table:table-cell>
          <table:table-cell table:style-name="ce167"/>
          <table:table-cell table:style-name="ce174"/>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style-name="ce167" table:number-columns-repeated="4"/>
          <table:table-cell table:style-name="ce558" office:value-type="string" calcext:value-type="string">
            <text:p>Reducción</text:p>
          </table:table-cell>
          <table:table-cell table:style-name="ce167" table:number-columns-repeated="4"/>
          <table:table-cell table:style-name="Default" table:number-columns-repeated="7"/>
          <table:table-cell/>
        </table:table-row>
        <table:table-row table:style-name="ro1">
          <table:covered-table-cell table:number-columns-repeated="3" table:style-name="ce438"/>
          <table:covered-table-cell table:style-name="ce447"/>
          <table:table-cell table:style-name="ce406"/>
          <table:table-cell table:style-name="ce150" table:formula="of:=IF(ISBLANK([.G4]);&quot;&quot;;&quot;Concentración: &quot;)" office:value-type="string" office:string-value="Concentración: " calcext:value-type="string">
            <text:p>Concentración: </text:p>
          </table:table-cell>
          <table:table-cell table:style-name="ce563" office:value-type="float" office:value="0.2" calcext:value-type="float">
            <text:p>0,2</text:p>
          </table:table-cell>
          <table:table-cell table:style-name="ce478" table:content-validation-name="val9" office:value-type="string" calcext:value-type="string">
            <text:p>mol/dm³</text:p>
          </table:table-cell>
          <table:table-cell table:style-name="ce150" table:formula="of:=IF(AND(ISBLANK([.H4]);NOT(ISBLANK([.G4])));[.AB3]&amp;REPT(&quot; &quot;;2*CELL(&quot;WIDTH&quot;));&quot;&quot;)">
            <text:p/>
          </table:table-cell>
          <table:table-cell table:number-columns-repeated="4" table:style-name="ce406" office:value-type="string" calcext:value-type="string">
            <text:p><text:s/></text:p>
          </table:table-cell>
          <table:table-cell table:style-name="ce399"/>
          <table:table-cell table:style-name="ce443"/>
          <table:table-cell table:style-name="ce462" office:value-type="string" calcext:value-type="string">
            <text:p><text:a xlink:href="#D_Redox" xlink:type="simple">Más problemas</text:a></text:p>
          </table:table-cell>
          <table:table-cell table:style-name="ce443" table:number-columns-repeated="8"/>
          <table:table-cell table:style-name="ce167"/>
          <table:table-cell table:style-name="ce174" table:formula="of:=IF(ISERROR([.Z3]);0;[.Z3])+1" office:value-type="float" office:value="4" calcext:value-type="float">
            <text:p>4</text:p>
          </table:table-cell>
          <table:table-cell table:style-name="Default"/>
          <table:table-cell table:style-name="ce331" office:value-type="string" calcext:value-type="string">
            <text:p>% masa</text:p>
          </table:table-cell>
          <table:table-cell table:style-name="ce331" office:value-type="string" calcext:value-type="string">
            <text:p>kg/m³</text:p>
          </table:table-cell>
          <table:table-cell table:style-name="ce167" table:formula="of:=AVALOR([.G5])" office:value-type="float" office:value="0" calcext:value-type="float">
            <text:p>0</text:p>
          </table:table-cell>
          <table:table-cell table:style-name="ce167" office:value-type="float" office:value="2" calcext:value-type="float">
            <text:p>2</text:p>
          </table:table-cell>
          <table:table-cell table:style-name="ce167" table:formula="of:=AVALOR(TRIM([.G9]))" office:value-type="float" office:value="11.8" calcext:value-type="float">
            <text:p>11,8</text:p>
          </table:table-cell>
          <table:table-cell table:style-name="ce228" table:formula="of:=AVALOR(TRIM([.I9]))" office:value-type="float" office:value="15" calcext:value-type="float">
            <text:p>15</text:p>
          </table:table-cell>
          <table:table-cell table:style-name="ce167" table:formula="of:=IF([.AF4]&lt;&gt;0;[.AF4]/[.AG4];0)" office:value-type="float" office:value="0.786666666666667" calcext:value-type="float">
            <text:p>0,786666666666667</text:p>
          </table:table-cell>
          <table:table-cell table:style-name="Default" table:formula="of:=IF([.AH4]&lt;&gt;0;[.AH4]-[.$AJ$8];0)" office:value-type="float" office:value="-0.10525" calcext:value-type="float">
            <text:p>-0,10525</text:p>
          </table:table-cell>
          <table:table-cell table:style-name="ce228" table:formula="of:=IF(OR(AND([.AH4]=[.$AM$2];[.$AQ$2]);AND([.AH4]=[.$AM$3];[.$AQ$3]));0;[.$AH4])" office:value-type="float" office:value="0.786666666666667" calcext:value-type="float">
            <text:p>0,786666666666667</text:p>
          </table:table-cell>
          <table:table-cell table:style-name="Default" office:value-type="string" calcext:value-type="string">
            <text:p>K<text:span text:style-name="T18"></text:span></text:p>
          </table:table-cell>
          <table:table-cell table:style-name="ce174" table:number-columns-repeated="2"/>
          <table:table-cell table:style-name="Default" office:value-type="string" calcext:value-type="string">
            <text:p>máx – mín</text:p>
          </table:table-cell>
          <table:table-cell table:style-name="ce63" table:formula="of:=[.AM3]-[.AM2]" office:value-type="float" office:value="0.289333333333333" calcext:value-type="float">
            <text:p>0,289333333333333</text:p>
          </table:table-cell>
          <table:table-cell table:style-name="ce63" table:number-columns-repeated="2"/>
          <table:table-cell table:style-name="ce167"/>
          <table:table-cell table:style-name="ce174"/>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style-name="ce167" table:number-columns-repeated="9"/>
          <table:table-cell table:style-name="Default" table:number-columns-repeated="7"/>
          <table:table-cell/>
        </table:table-row>
        <table:table-row table:style-name="ro1">
          <table:covered-table-cell table:number-columns-repeated="3" table:style-name="ce438"/>
          <table:covered-table-cell table:style-name="ce447"/>
          <table:table-cell table:style-name="ce406" office:value-type="string" calcext:value-type="string">
            <text:p><text:s/></text:p>
          </table:table-cell>
          <table:table-cell table:style-name="ce150" table:formula="of:=IF([.AB6]=2;PROPER([.AC2])&amp;&quot;: &quot;;&quot;&quot;)">
            <text:p/>
          </table:table-cell>
          <table:table-cell table:style-name="ce563"/>
          <table:table-cell table:style-name="ce478" table:content-validation-name="val10"/>
          <table:table-cell table:style-name="ce318" table:formula="of:=IF([.AB6]=2;&quot;&quot;;IF(AND(ISBLANK([.G5]);ISBLANK([.H5]));&quot;&quot;;&quot;←?&quot;))">
            <text:p/>
          </table:table-cell>
          <table:table-cell table:number-columns-repeated="4" table:style-name="ce406" office:value-type="string" calcext:value-type="string">
            <text:p><text:s/></text:p>
          </table:table-cell>
          <table:table-cell table:style-name="ce443" table:number-columns-repeated="2"/>
          <table:table-cell table:style-name="Default"/>
          <table:table-cell table:style-name="ce443" table:number-columns-repeated="9"/>
          <table:table-cell table:style-name="ce167"/>
          <table:table-cell table:style-name="Default"/>
          <table:table-cell table:style-name="ce167" office:value-type="string" calcext:value-type="string">
            <text:p>g/dm³</text:p>
          </table:table-cell>
          <table:table-cell table:style-name="Default"/>
          <table:table-cell table:style-name="ce506" office:value-type="string" calcext:value-type="string">
            <text:p>K</text:p>
          </table:table-cell>
          <table:table-cell table:style-name="ce167" office:value-type="float" office:value="3" calcext:value-type="float">
            <text:p>3</text:p>
          </table:table-cell>
          <table:table-cell table:style-name="ce167" table:formula="of:=AVALOR(TRIM([.G10]))" office:value-type="float" office:value="17.7" calcext:value-type="float">
            <text:p>17,7</text:p>
          </table:table-cell>
          <table:table-cell table:style-name="ce228" table:formula="of:=AVALOR(TRIM([.I10]))" office:value-type="float" office:value="20" calcext:value-type="float">
            <text:p>20</text:p>
          </table:table-cell>
          <table:table-cell table:style-name="ce167" table:formula="of:=IF([.AF5]&lt;&gt;0;[.AF5]/[.AG5];0)" office:value-type="float" office:value="0.885" calcext:value-type="float">
            <text:p>0,885</text:p>
          </table:table-cell>
          <table:table-cell table:style-name="Default" table:formula="of:=IF([.AH5]&lt;&gt;0;[.AH5]-[.$AJ$8];0)" office:value-type="float" office:value="-0.00691666666666668" calcext:value-type="float">
            <text:p>-0,00691666666666668</text:p>
          </table:table-cell>
          <table:table-cell table:style-name="ce228" table:formula="of:=IF(OR(AND([.AH5]=[.$AM$2];[.$AQ$2]);AND([.AH5]=[.$AM$3];[.$AQ$3]));0;[.$AH5])" office:value-type="float" office:value="0.885" calcext:value-type="float">
            <text:p>0,885</text:p>
          </table:table-cell>
          <table:table-cell table:style-name="Default"/>
          <table:table-cell table:style-name="ce174"/>
          <table:table-cell table:style-name="Default" table:number-columns-repeated="2"/>
          <table:table-cell table:style-name="ce63" table:number-columns-repeated="3"/>
          <table:table-cell table:style-name="ce167"/>
          <table:table-cell table:style-name="ce174"/>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style-name="ce167" table:number-columns-repeated="9"/>
          <table:table-cell table:style-name="Default" table:number-columns-repeated="7"/>
          <table:table-cell/>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style-name="ce443" table:number-columns-repeated="2"/>
          <table:table-cell table:style-name="ce443">
            <draw:control draw:z-index="1" draw:style-name="gr2" draw:text-style-name="P1" svg:width="2.7cm" svg:height="0.45cm" svg:x="0cm" svg:y="0cm" draw:control="control5"/>
          </table:table-cell>
          <table:table-cell table:style-name="ce443" table:number-columns-repeated="8"/>
          <table:table-cell table:style-name="ce225" office:value-type="string" calcext:value-type="string">
            <text:p>Cifras significativas: </text:p>
          </table:table-cell>
          <table:table-cell table:style-name="ce174" table:formula="of:=[$Introd.$AA6]" office:value-type="string" office:string-value="3" calcext:value-type="string">
            <text:p>3</text:p>
          </table:table-cell>
          <table:table-cell table:style-name="Default"/>
          <table:table-cell table:style-name="ce174" table:formula="of:=IF(ISBLANK([.$H$4]);1;MATCH([.$H$4];[.AB3:.AB5];0))" office:value-type="float" office:value="1" calcext:value-type="float">
            <text:p>1</text:p>
          </table:table-cell>
          <table:table-cell table:style-name="ce174" table:formula="of:=IF(ISBLANK([.$H$5]);0;MATCH([.$H$5];[.AC3:.AC4];0))" office:value-type="float" office:value="0" calcext:value-type="float">
            <text:p>0</text:p>
          </table:table-cell>
          <table:table-cell table:style-name="ce167" table:formula="of:=AVALOR([.J4])" office:value-type="float" office:value="0" calcext:value-type="float">
            <text:p>0</text:p>
          </table:table-cell>
          <table:table-cell table:style-name="ce167" office:value-type="float" office:value="4" calcext:value-type="float">
            <text:p>4</text:p>
          </table:table-cell>
          <table:table-cell table:style-name="ce167" table:formula="of:=AVALOR(TRIM([.G11]))" office:value-type="float" office:value="26.9" calcext:value-type="float">
            <text:p>26,9</text:p>
          </table:table-cell>
          <table:table-cell table:style-name="ce228" table:formula="of:=AVALOR(TRIM([.I11]))" office:value-type="float" office:value="25" calcext:value-type="float">
            <text:p>25</text:p>
          </table:table-cell>
          <table:table-cell table:style-name="ce167" table:formula="of:=IF([.AF6]&lt;&gt;0;[.AF6]/[.AG6];0)" office:value-type="float" office:value="1.076" calcext:value-type="float">
            <text:p>1,076</text:p>
          </table:table-cell>
          <table:table-cell table:style-name="Default" table:formula="of:=IF([.AH6]&lt;&gt;0;[.AH6]-[.$AJ$8];0)" office:value-type="float" office:value="0.184083333333333" calcext:value-type="float">
            <text:p>0,184083333333333</text:p>
          </table:table-cell>
          <table:table-cell table:style-name="ce228" table:formula="of:=IF(OR(AND([.AH6]=[.$AM$2];[.$AQ$2]);AND([.AH6]=[.$AM$3];[.$AQ$3]));0;[.$AH6])" office:value-type="float" office:value="1.076" calcext:value-type="float">
            <text:p>1,076</text:p>
          </table:table-cell>
          <table:table-cell table:style-name="Default"/>
          <table:table-cell table:style-name="ce174" table:number-columns-repeated="4"/>
          <table:table-cell table:style-name="ce63" table:number-columns-repeated="2"/>
          <table:table-cell table:style-name="ce167" table:number-columns-repeated="15"/>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50" office:value-type="string" calcext:value-type="string">
            <text:p>N.º exp.</text:p>
          </table:table-cell>
          <table:table-cell table:style-name="ce150" table:formula="of:=IF(ISBLANK([.$G$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4"/>
          <table:table-cell table:style-name="ce443" table:number-columns-repeated="11"/>
          <table:table-cell table:style-name="ce167" office:value-type="string" calcext:value-type="string">
            <text:p>Umbral</text:p>
          </table:table-cell>
          <table:table-cell table:style-name="ce174" table:formula="of:=[$Introd.$AA7]" office:value-type="string" office:string-value="3" calcext:value-type="string">
            <text:p>3</text:p>
          </table:table-cell>
          <table:table-cell table:style-name="Default"/>
          <table:table-cell table:style-name="ce246" office:value-type="string" calcext:value-type="string">
            <text:p>Nivel de confianza: </text:p>
          </table:table-cell>
          <table:table-cell table:style-name="ce167" table:formula="of:=IF(ISBLANK([.L16]);1;MATCH([.$L$16];[.$AU$2:.$AW$2];0))" office:value-type="float" office:value="1" calcext:value-type="float">
            <text:p>1</text:p>
          </table:table-cell>
          <table:table-cell table:style-name="ce167"/>
          <table:table-cell table:style-name="ce167" office:value-type="float" office:value="5" calcext:value-type="float">
            <text:p>5</text:p>
          </table:table-cell>
          <table:table-cell table:style-name="ce167"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7" table:formula="of:=IF([.AF7]&lt;&gt;0;[.AF7]/[.AG7];0)" office:value-type="float" office:value="0" calcext:value-type="float">
            <text:p>0</text:p>
          </table:table-cell>
          <table:table-cell table:style-name="Default" table:formula="of:=IF([.AH7]&lt;&gt;0;[.AH7]-[.$AJ$8];0)" office:value-type="float" office:value="0" calcext:value-type="float">
            <text:p>0</text:p>
          </table:table-cell>
          <table:table-cell table:style-name="ce228" table:formula="of:=IF(OR(AND([.AH7]=[.$AM$2];[.$AQ$2]);AND([.AH7]=[.$AM$3];[.$AQ$3]));0;[.$AH7])" office:value-type="float" office:value="0" calcext:value-type="float">
            <text:p>0</text:p>
          </table:table-cell>
          <table:table-cell table:style-name="Default"/>
          <table:table-cell table:style-name="ce174" table:number-columns-repeated="2"/>
          <table:table-cell table:style-name="Default"/>
          <table:table-cell table:style-name="ce174"/>
          <table:table-cell table:style-name="ce63" table:number-columns-repeated="2"/>
          <table:table-cell table:style-name="ce167" table:number-columns-repeated="15"/>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ce443" table:number-columns-repeated="2"/>
          <table:table-cell table:style-name="ce443">
            <draw:control draw:z-index="2" draw:name="Control 1" draw:style-name="gr1" draw:text-style-name="P1" svg:width="2.7cm" svg:height="0.449cm" svg:x="0cm" svg:y="0cm" draw:control="control6"/>
          </table:table-cell>
          <table:table-cell table:style-name="ce443" table:number-columns-repeated="8"/>
          <table:table-cell table:style-name="ce463" office:value-type="string" calcext:value-type="string">
            <text:p>Nota ×10ⁿ</text:p>
          </table:table-cell>
          <table:table-cell table:style-name="ce174" table:formula="of:=[$Introd.$AA8]" office:value-type="string" office:string-value="1" calcext:value-type="string">
            <text:p>1</text:p>
          </table:table-cell>
          <table:table-cell table:style-name="Default"/>
          <table:table-cell table:style-name="ce167" table:number-columns-repeated="5"/>
          <table:table-cell table:style-name="ce167" office:value-type="string" calcext:value-type="string">
            <text:p>promedio</text:p>
          </table:table-cell>
          <table:table-cell table:style-name="ce167" table:formula="of:=AVERAGEIF([.AH$3:.AH$7];&quot;&lt;&gt;0&quot;)" office:value-type="float" office:value="0.891916666666667" calcext:value-type="float">
            <text:p>0,891916666666667</text:p>
          </table:table-cell>
          <table:table-cell table:style-name="ce167"/>
          <table:table-cell table:style-name="ce167" table:formula="of:=AVERAGEIF([.AJ$3:.AJ$7];&quot;&lt;&gt;0&quot;)" office:value-type="float" office:value="0.891916666666667" calcext:value-type="float">
            <text:p>0,891916666666667</text:p>
          </table:table-cell>
          <table:table-cell table:style-name="ce174" table:formula="of:=[.J26]&amp;&quot;/&quot;&amp;[.J27]" office:value-type="string" office:string-value="cm³ D K₂Cr₂O₇/cm³ D KI" calcext:value-type="string">
            <text:p>cm³ D K₂Cr₂O₇/cm³ D KI</text:p>
          </table:table-cell>
          <table:table-cell table:style-name="ce167" table:number-columns-repeated="21"/>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table:formula="of:=IF(AND(ISBLANK([.G9]);ISBLANK([.H9]));&quot;&quot;;[.F8]+1)"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ce443" table:number-columns-repeated="13"/>
          <table:table-cell table:style-name="ce167" table:number-columns-repeated="6"/>
          <table:table-cell table:style-name="ce167" office:value-type="string" calcext:value-type="string">
            <text:p>desv. típica</text:p>
          </table:table-cell>
          <table:table-cell table:style-name="ce167" table:formula="of:=IF([.AH7]&lt;&gt;0;STDEV([.AH$3:.AH$7]);IF([.AH6]&lt;&gt;0;STDEV([.AH$3:.AH$6]);IF([.AH5]&lt;&gt;0;STDEV([.AH$3:.AH$5]);0)))" office:value-type="float" office:value="0.129336877099216" calcext:value-type="float">
            <text:p>0,129336877099216</text:p>
          </table:table-cell>
          <table:table-cell table:style-name="ce174" office:value-type="float" office:value="1.2" calcext:value-type="float">
            <text:p>1,2</text:p>
          </table:table-cell>
          <table:table-cell table:style-name="ce174" table:formula="of:=[.AH9]*[.AI9]" office:value-type="float" office:value="0.155204252519059" calcext:value-type="float">
            <text:p>0,155204252519059</text:p>
          </table:table-cell>
          <table:table-cell table:style-name="ce174"/>
          <table:table-cell table:style-name="ce167" table:number-columns-repeated="21"/>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table:formula="of:=IF(AND(ISBLANK([.G10]);ISBLANK([.H10]));&quot;&quot;;[.F9]+1)"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ce443" table:number-columns-repeated="11"/>
          <table:table-cell table:style-name="ce174"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167" table:number-columns-repeated="32"/>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table:formula="of:=IF(AND(ISBLANK([.G11]);ISBLANK([.H11]));&quot;&quot;;[.F10]+1)"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ce443" table:number-columns-repeated="13"/>
          <table:table-cell table:style-name="ce167"/>
          <table:table-cell table:style-name="ce466" office:value-type="string" calcext:value-type="string">
            <text:p>CASOS</text:p>
          </table:table-cell>
          <table:table-cell table:style-name="ce167" table:number-columns-repeated="10"/>
          <table:table-cell table:style-name="ce487" office:value-type="string" calcext:value-type="string">
            <text:p>MENÚS</text:p>
          </table:table-cell>
          <table:table-cell table:style-name="ce331" office:value-type="string" calcext:value-type="string">
            <text:p>concentración</text:p>
          </table:table-cell>
          <table:table-cell table:style-name="ce331" office:value-type="string" calcext:value-type="string">
            <text:p>menu2inc</text:p>
          </table:table-cell>
          <table:table-cell table:style-name="ce331" office:value-type="string" calcext:value-type="string">
            <text:p>densidades</text:p>
          </table:table-cell>
          <table:table-cell table:style-name="ce167" table:number-columns-repeated="2"/>
          <table:table-cell table:style-name="Default" table:number-columns-repeated="2"/>
          <table:table-cell table:style-name="ce167" table:number-columns-repeated="7"/>
          <table:table-cell table:style-name="Default"/>
          <table:table-cell table:style-name="ce331" office:value-type="string" calcext:value-type="string">
            <text:p>vacíos</text:p>
          </table:table-cell>
          <table:table-cell table:style-name="ce494" office:value-type="string" calcext:value-type="string">
            <text:p>unidad resultado</text:p>
          </table:table-cell>
          <table:table-cell table:style-name="ce167" table:number-columns-repeated="2"/>
          <table:table-cell table:style-name="Default" table:number-columns-repeated="7"/>
          <table:table-cell/>
        </table:table-row>
        <table:table-row table:style-name="ro1">
          <table:covered-table-cell table:number-columns-repeated="3" table:style-name="ce438"/>
          <table:covered-table-cell table:style-name="ce447"/>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4"/>
          <table:table-cell table:style-name="ce457"/>
          <table:table-cell table:style-name="ce443" table:number-columns-repeated="12"/>
          <table:table-cell table:style-name="ce167"/>
          <table:table-cell table:style-name="ce331" office:value-type="string" calcext:value-type="string">
            <text:p>Es iónica</text:p>
          </table:table-cell>
          <table:table-cell table:style-name="ce589" table:formula="of:=OR([.AC22]&lt;&gt;0;[.AD22]&lt;&gt;0;[.AE22]&lt;&gt;0)" office:value-type="boolean" office:boolean-value="false" calcext:value-type="boolean">
            <text:p>FALSO</text:p>
          </table:table-cell>
          <table:table-cell table:style-name="ce331" office:value-type="string" calcext:value-type="string">
            <text:p>coinciden anión y catión en el incluso compuesto</text:p>
          </table:table-cell>
          <table:table-cell table:style-name="ce167" table:number-columns-repeated="5"/>
          <table:table-cell table:style-name="ce587" table:formula="of:=(SUM([.AK35:.AK38])=SUM([.AK39:.AK42]))" office:value-type="boolean" office:boolean-value="false" calcext:value-type="boolean">
            <text:p>FALSO</text:p>
          </table:table-cell>
          <table:table-cell table:style-name="ce167" table:number-columns-repeated="3"/>
          <table:table-cell table:style-name="ce331" office:value-type="string" calcext:value-type="string">
            <text:p>mol/dm³</text:p>
          </table:table-cell>
          <table:table-cell table:style-name="ce331" table:formula="of:=IF([.$AN$15]=3;[.AP12];&quot;&quot;)">
            <text:p/>
          </table:table-cell>
          <table:table-cell table:style-name="ce331" office:value-type="string" calcext:value-type="string">
            <text:p>g/cm³</text:p>
          </table:table-cell>
          <table:table-cell table:style-name="ce167" table:number-columns-repeated="2"/>
          <table:table-cell table:style-name="Default" table:number-columns-repeated="2"/>
          <table:table-cell table:style-name="ce167" table:number-columns-repeated="7"/>
          <table:table-cell table:style-name="Default"/>
          <table:table-cell table:style-name="ce331" office:value-type="string" calcext:value-type="string">
            <text:p><text:s/></text:p>
          </table:table-cell>
          <table:table-cell table:style-name="ce331" office:value-type="string" calcext:value-type="string">
            <text:p>mol</text:p>
          </table:table-cell>
          <table:table-cell table:style-name="ce167"/>
          <table:table-cell table:style-name="ce609" table:formula="of:=PROPER([.$AU$4])" office:value-type="string" office:string-value="0,765" calcext:value-type="string">
            <text:p>0,765</text:p>
          </table:table-cell>
          <table:table-cell table:style-name="ce167"/>
          <table:table-cell table:style-name="ce232" table:formula="of:=IF(OR(ISBLANK([.T13]);ISBLANK([.X13]);[.$AR$21]&gt;4;[.$AQ$20]&lt;4);&quot;&quot;;INDEX([.$AN$12:.$AN$15];[.$AR$21];1)&amp;&quot; &quot;&amp;[.X13]&amp;&quot; &quot;&amp;[.J14])">
            <text:p/>
          </table:table-cell>
          <table:table-cell table:style-name="Default" table:number-columns-repeated="5"/>
          <table:table-cell/>
        </table:table-row>
        <table:table-row table:style-name="ro1">
          <table:covered-table-cell table:number-columns-repeated="3" table:style-name="ce438"/>
          <table:covered-table-cell table:style-name="ce447"/>
          <table:table-cell table:number-columns-repeated="2" table:style-name="ce406" office:value-type="string" calcext:value-type="string">
            <text:p><text:s/></text:p>
          </table:table-cell>
          <table:table-cell table:style-name="ce473" table:formula="of:=IF(ISERROR([.AD17]);&quot;?&quot;;&quot;&quot;)">
            <text:p/>
          </table:table-cell>
          <table:table-cell table:style-name="ce473" table:formula="of:=IF(ISERROR([.AE17]);&quot;?&quot;;&quot;&quot;)">
            <text:p/>
          </table:table-cell>
          <table:table-cell table:style-name="ce406"/>
          <table:table-cell table:style-name="ce406" table:formula="of:=IF(AND(NOT(ISBLANK([.J14]));LIMPIALATEX([.J14])&lt;&gt;&quot;H2O&quot;);&quot;¡H₂O!&quot;;&quot;&quot;)">
            <text:p/>
          </table:table-cell>
          <table:table-cell table:number-columns-repeated="3" table:style-name="ce406" office:value-type="string" calcext:value-type="string">
            <text:p><text:s/></text:p>
          </table:table-cell>
          <table:table-cell table:style-name="ce443"/>
          <table:table-cell table:style-name="Default" table:number-columns-repeated="4"/>
          <table:table-cell table:style-name="ce443" table:number-columns-repeated="8"/>
          <table:table-cell table:style-name="ce167"/>
          <table:table-cell table:style-name="ce167" office:value-type="string" calcext:value-type="string">
            <text:p>Vacío?</text:p>
          </table:table-cell>
          <table:table-cell table:style-name="ce402" table:formula="of:=OR(ISBLANK([.F3]);ISBLANK([.G3]);ISBLANK([.G14]);ISBLANK([.H14]))" office:value-type="boolean" office:boolean-value="false" calcext:value-type="boolean">
            <text:p>FALSO</text:p>
          </table:table-cell>
          <table:table-cell table:style-name="ce167" table:number-columns-repeated="10"/>
          <table:table-cell table:style-name="ce331" office:value-type="string" calcext:value-type="string">
            <text:p>g/dm³</text:p>
          </table:table-cell>
          <table:table-cell table:style-name="ce331" table:formula="of:=IF([.$AN$15]=3;[.AP13];&quot;&quot;)">
            <text:p/>
          </table:table-cell>
          <table:table-cell table:style-name="ce331" office:value-type="string" calcext:value-type="string">
            <text:p>kg/m³</text:p>
          </table:table-cell>
          <table:table-cell table:style-name="ce167" table:number-columns-repeated="2"/>
          <table:table-cell table:style-name="Default" table:number-columns-repeated="2"/>
          <table:table-cell table:style-name="ce167" table:number-columns-repeated="7"/>
          <table:table-cell table:style-name="Default"/>
          <table:table-cell table:style-name="ce331" office:value-type="string" calcext:value-type="string">
            <text:p><text:s/></text:p>
          </table:table-cell>
          <table:table-cell table:style-name="ce331" office:value-type="string" calcext:value-type="string">
            <text:p>g</text:p>
          </table:table-cell>
          <table:table-cell table:style-name="ce167"/>
          <table:table-cell table:style-name="ce587" office:value-type="string" calcext:value-type="string">
            <text:p>Obtenido</text:p>
          </table:table-cell>
          <table:table-cell table:style-name="ce232" table:formula="of:=IF([.$BF$14];[.$BH$13];&quot; %&quot;)" office:value-type="string" office:string-value=" %" calcext:value-type="string">
            <text:p><text:s/>%</text:p>
          </table:table-cell>
          <table:table-cell table:style-name="ce232" table:formula="of:=IF(OR(ISBLANK([.I5]);[.$AO$15]&gt;3;[.$AN$15]&lt;4);&quot;&quot;;[.L37]&amp;&quot; &quot;&amp;[.I5])">
            <text:p/>
          </table:table-cell>
          <table:table-cell table:style-name="Default" table:number-columns-repeated="5"/>
          <table:table-cell/>
        </table:table-row>
        <table:table-row table:style-name="ro1">
          <table:covered-table-cell table:number-columns-repeated="3" table:style-name="ce438"/>
          <table:covered-table-cell table:style-name="ce447"/>
          <table:table-cell table:style-name="ce299"/>
          <table:table-cell table:style-name="ce454" office:value-type="string" calcext:value-type="string">
            <text:p>Productos</text:p>
          </table:table-cell>
          <table:table-cell table:style-name="ce521" office:value-type="string" calcext:value-type="string">
            <text:p>Cr₂(SO₄)₃ </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ce443"/>
          <table:table-cell table:style-name="ce573"/>
          <table:table-cell table:style-name="ce443" table:number-columns-repeated="11"/>
          <table:table-cell table:style-name="ce167" table:number-columns-repeated="2"/>
          <table:table-cell table:style-name="ce402" table:formula="of:=IF(ISERROR([.AT62]);1;NOT([.AT62]))" office:value-type="boolean" office:boolean-value="false" calcext:value-type="boolean">
            <text:p>FALSO</text:p>
          </table:table-cell>
          <table:table-cell table:style-name="ce167" office:value-type="string" calcext:value-type="string">
            <text:p>no se consiguió ajustar la reacción completa</text:p>
          </table:table-cell>
          <table:table-cell table:style-name="ce167" table:number-columns-repeated="9"/>
          <table:table-cell table:style-name="ce331" office:value-type="string" calcext:value-type="string">
            <text:p>% masa</text:p>
          </table:table-cell>
          <table:table-cell table:style-name="ce331"/>
          <table:table-cell table:style-name="ce331" office:value-type="string" calcext:value-type="string">
            <text:p><text:s/></text:p>
          </table:table-cell>
          <table:table-cell table:style-name="ce167" table:number-columns-repeated="2"/>
          <table:table-cell table:style-name="Default" table:number-columns-repeated="2"/>
          <table:table-cell table:style-name="ce167" table:number-columns-repeated="7"/>
          <table:table-cell table:style-name="Default"/>
          <table:table-cell table:style-name="ce331" office:value-type="string" calcext:value-type="string">
            <text:p><text:s/></text:p>
          </table:table-cell>
          <table:table-cell table:style-name="ce588" table:formula="of:=[.AZ29]" office:value-type="float" office:value="0" calcext:value-type="float">
            <text:p>0</text:p>
          </table:table-cell>
          <table:table-cell table:style-name="ce246" table:formula="of:=&quot;Calcular o &quot;&amp;[.$AU$4]" office:value-type="string" office:string-value="Calcular o 0,765" calcext:value-type="string">
            <text:p>Calcular o 0,765</text:p>
          </table:table-cell>
          <table:table-cell table:style-name="ce402" table:formula="of:=([.$AO$15]=5)" office:value-type="boolean" office:boolean-value="false" calcext:value-type="boolean">
            <text:p>FALSO</text:p>
          </table:table-cell>
          <table:table-cell table:style-name="Default" table:number-columns-repeated="7"/>
          <table:table-cell/>
        </table:table-row>
        <table:table-row table:style-name="ro1">
          <table:covered-table-cell table:number-columns-repeated="3" table:style-name="ce438"/>
          <table:covered-table-cell table:style-name="ce447"/>
          <table:table-cell table:style-name="ce299" table:number-columns-repeated="9"/>
          <table:table-cell table:style-name="Default"/>
          <table:table-cell table:style-name="ce537"/>
          <table:table-cell table:style-name="ce443" table:number-columns-repeated="11"/>
          <table:table-cell table:style-name="ce399"/>
          <table:table-cell table:style-name="ce246" office:value-type="string" calcext:value-type="string">
            <text:p>Meio básico?</text:p>
          </table:table-cell>
          <table:table-cell table:style-name="ce402" table:formula="of:=OR([.AE26]=[.$AT$49];[.AG26]=[.$AT$49];[.AH26]=[.$AT$49])" office:value-type="boolean" office:boolean-value="false" calcext:value-type="boolean">
            <text:p>FALSO</text:p>
          </table:table-cell>
          <table:table-cell table:style-name="ce167" table:number-columns-repeated="10"/>
          <table:table-cell table:style-name="ce331" table:formula="of:=IF(ISBLANK([.$H$4]);0;MATCH([.$H$4];[.AN12:.AN17];0))" office:value-type="float" office:value="1" calcext:value-type="float">
            <text:p>1</text:p>
          </table:table-cell>
          <table:table-cell table:style-name="ce331" table:formula="of:=MATCH([.H5];[.AO12:.AO13];0)" office:value-type="float" office:value="1" calcext:value-type="float">
            <text:p>1</text:p>
          </table:table-cell>
          <table:table-cell table:style-name="ce167" table:number-columns-repeated="3"/>
          <table:table-cell table:style-name="Default" table:number-columns-repeated="2"/>
          <table:table-cell table:style-name="ce167" table:number-columns-repeated="9"/>
          <table:table-cell table:style-name="ce331" office:value-type="string" calcext:value-type="string">
            <text:p>mol/dm³</text:p>
          </table:table-cell>
          <table:table-cell table:style-name="Default"/>
          <table:table-cell table:style-name="ce167"/>
          <table:table-cell table:style-name="Default" table:number-columns-repeated="7"/>
          <table:table-cell/>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O₇</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table:formula="of:=IF(ISBLANK([.L16]);&quot;90&quot;&amp;REPT(&quot; &quot;;CELL(&quot;width&quot;));&quot;&quot;)&amp;&quot;%&quot;" office:value-type="string" office:string-value="90  %" calcext:value-type="string">
            <text:p>90 <text:s/>%</text:p>
          </table:table-cell>
          <table:table-cell table:style-name="ce459"/>
          <table:table-cell/>
          <table:table-cell table:style-name="ce443" table:number-columns-repeated="10"/>
          <table:table-cell table:style-name="ce577"/>
          <table:table-cell table:style-name="ce399"/>
          <table:table-cell table:style-name="ce167"/>
          <table:table-cell table:style-name="ce167" office:value-type="string" calcext:value-type="string">
            <text:p>Produtos</text:p>
          </table:table-cell>
          <table:table-cell table:style-name="ce252" office:value-type="string" calcext:value-type="string">
            <text:p>1º</text:p>
          </table:table-cell>
          <table:table-cell table:style-name="ce252" office:value-type="string" calcext:value-type="string">
            <text:p>2º</text:p>
          </table:table-cell>
          <table:table-cell table:style-name="ce167" table:number-columns-repeated="13"/>
          <table:table-cell table:style-name="Default" table:number-columns-repeated="2"/>
          <table:table-cell table:style-name="ce167" table:number-columns-repeated="9"/>
          <table:table-cell table:style-name="ce331" office:value-type="string" calcext:value-type="string">
            <text:p>g</text:p>
          </table:table-cell>
          <table:table-cell table:style-name="ce167" table:number-columns-repeated="2"/>
          <table:table-cell table:style-name="Default" table:number-columns-repeated="7"/>
          <table:table-cell/>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9"/>
          <table:table-cell table:number-columns-repeated="2"/>
          <table:table-cell table:style-name="ce443" table:number-columns-repeated="11"/>
          <table:table-cell table:style-name="ce399"/>
          <table:table-cell table:style-name="ce167"/>
          <table:table-cell table:style-name="ce246" office:value-type="string" calcext:value-type="string">
            <text:p>Cambia de contorna?</text:p>
          </table:table-cell>
          <table:table-cell table:style-name="ce167" table:formula="of:=FIND(TRIM(INDEX([.AB35:.AB42];[.AF17]));[.G14])" office:value-type="float" office:value="1" calcext:value-type="float">
            <text:p>1</text:p>
          </table:table-cell>
          <table:table-cell table:style-name="ce167" table:formula="of:=FIND(TRIM(INDEX([.AB35:.AB42];[.AG17]));[.H14])" office:value-type="float" office:value="1" calcext:value-type="float">
            <text:p>1</text:p>
          </table:table-cell>
          <table:table-cell table:style-name="ce167" table:formula="of:=MATCH(TRUE();[.AF35:.AF42];0)" office:value-type="float" office:value="3" calcext:value-type="float">
            <text:p>3</text:p>
          </table:table-cell>
          <table:table-cell table:style-name="ce167" table:formula="of:=MATCH(TRUE();[.AG35:.AG42];0)" office:value-type="float" office:value="7" calcext:value-type="float">
            <text:p>7</text:p>
          </table:table-cell>
          <table:table-cell table:style-name="ce167" table:number-columns-repeated="5"/>
          <table:table-cell table:style-name="ce492" office:value-type="string" calcext:value-type="string">
            <text:p>AVISOS</text:p>
          </table:table-cell>
          <table:table-cell table:style-name="ce331"/>
          <table:table-cell table:style-name="ce487" office:value-type="string" calcext:value-type="string">
            <text:p>Cálculos</text:p>
          </table:table-cell>
          <table:table-cell table:style-name="ce331" table:formula="of:=[.G26]" office:value-type="string" office:string-value="K₂Cr₂O₇" calcext:value-type="string">
            <text:p>K₂Cr₂O₇</text:p>
          </table:table-cell>
          <table:table-cell table:style-name="ce331" table:formula="of:=[.H26]" office:value-type="string" office:string-value="KI" calcext:value-type="string">
            <text:p>KI</text:p>
          </table:table-cell>
          <table:table-cell table:style-name="ce167"/>
          <table:table-cell table:style-name="Default" table:number-columns-repeated="2"/>
          <table:table-cell table:style-name="ce167" table:number-columns-repeated="7"/>
          <table:table-cell table:style-name="ce331" office:value-type="string" calcext:value-type="string">
            <text:p><text:s/></text:p>
          </table:table-cell>
          <table:table-cell table:style-name="ce331" table:number-columns-repeated="2"/>
          <table:table-cell table:style-name="ce167" table:number-columns-repeated="2"/>
          <table:table-cell table:style-name="Default" table:number-columns-repeated="7"/>
          <table:table-cell/>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451" office:value-type="string" calcext:value-type="string">
            <text:p><text:s/></text:p>
          </table:table-cell>
          <table:table-cell table:style-name="ce198" table:formula="of:=[$Índice.$H$3]" office:value-type="string" office:string-value="R     E     S     U     L     T     A     D     O     S" calcext:value-type="string" table:number-columns-spanned="7" table:number-rows-spanned="1">
            <text:p>R <text:s text:c="4"/>E <text:s text:c="4"/>S <text:s text:c="4"/>U <text:s text:c="4"/>L <text:s text:c="4"/>T <text:s text:c="4"/>A <text:s text:c="4"/>D <text:s text:c="4"/>O <text:s text:c="4"/>S</text:p>
          </table:table-cell>
          <table:covered-table-cell table:number-columns-repeated="6" table:style-name="ce451"/>
          <table:table-cell table:style-name="ce451"/>
          <table:table-cell table:number-columns-repeated="2"/>
          <table:table-cell table:style-name="ce443" table:number-columns-repeated="11"/>
          <table:table-cell table:style-name="ce399"/>
          <table:table-cell table:style-name="ce167" table:number-columns-repeated="11"/>
          <table:table-cell table:style-name="ce167" office:value-type="string" calcext:value-type="string">
            <text:p>S Suprimir</text:p>
          </table:table-cell>
          <table:table-cell table:style-name="ce331"/>
          <table:table-cell table:style-name="ce331" office:value-type="string" calcext:value-type="string">
            <text:p>Mmol</text:p>
          </table:table-cell>
          <table:table-cell table:style-name="ce331" table:formula="of:=MASAMOL([.G3])" office:value-type="float" office:value="294.181" calcext:value-type="float">
            <text:p>294,181</text:p>
          </table:table-cell>
          <table:table-cell table:style-name="ce331" table:formula="of:=MASAMOL([.I3])" office:value-type="float" office:value="165.998" calcext:value-type="float">
            <text:p>165,998</text:p>
          </table:table-cell>
          <table:table-cell table:style-name="ce167"/>
          <table:table-cell table:style-name="Default" table:number-columns-repeated="2"/>
          <table:table-cell table:style-name="ce167" table:number-columns-repeated="7"/>
          <table:table-cell table:style-name="ce331" table:number-columns-repeated="3"/>
          <table:table-cell table:style-name="ce167" table:number-columns-repeated="2"/>
          <table:table-cell table:style-name="Default" table:number-columns-repeated="7"/>
          <table:table-cell/>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ce451" office:value-type="string" calcext:value-type="string">
            <text:p><text:s/></text:p>
          </table:table-cell>
          <table:table-cell table:style-name="ce456" office:value-type="string" calcext:value-type="string">
            <text:p>Ajuste ion-electrón</text:p>
          </table:table-cell>
          <table:table-cell table:style-name="ce451"/>
          <table:table-cell table:style-name="ce451" office:value-type="string" calcext:value-type="string">
            <text:p><text:s/></text:p>
          </table:table-cell>
          <table:table-cell table:style-name="ce451"/>
          <table:table-cell table:number-columns-repeated="4" table:style-name="ce451" office:value-type="string" calcext:value-type="string">
            <text:p><text:s/></text:p>
          </table:table-cell>
          <table:table-cell table:number-columns-repeated="2"/>
          <table:table-cell table:style-name="ce443" table:number-columns-repeated="11"/>
          <table:table-cell table:style-name="ce399"/>
          <table:table-cell table:style-name="ce167" table:number-columns-repeated="11"/>
          <table:table-cell table:style-name="ce167" office:value-type="string" calcext:value-type="string">
            <text:p>Unidades </text:p>
          </table:table-cell>
          <table:table-cell table:style-name="ce331"/>
          <table:table-cell table:style-name="ce331" office:value-type="string" calcext:value-type="string">
            <text:p>[mol/L]</text:p>
          </table:table-cell>
          <table:table-cell table:style-name="ce167" table:formula="of:=CHOOSE([.$AB$6];[.AD3];[.AD3]*10*[.AD4]*(IF([.AC6]=1;1;0.001)/[.AP18]);[.AD3]/[.AP18])" office:value-type="float" office:value="0.2" calcext:value-type="float">
            <text:p>0,2</text:p>
          </table:table-cell>
          <table:table-cell table:style-name="ce167" table:formula="of:=[.AQ20]" office:value-type="float" office:value="1.0703" calcext:value-type="float">
            <text:p>1,0703</text:p>
          </table:table-cell>
          <table:table-cell table:style-name="ce167"/>
          <table:table-cell table:style-name="Default" table:number-columns-repeated="2"/>
          <table:table-cell table:style-name="ce167" table:number-columns-repeated="7"/>
          <table:table-cell table:style-name="ce331" table:number-columns-repeated="3"/>
          <table:table-cell table:style-name="ce167" table:number-columns-repeated="2"/>
          <table:table-cell table:style-name="Default" table:number-columns-repeated="7"/>
          <table:table-cell/>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ce451" office:value-type="string" calcext:value-type="string">
            <text:p><text:s/></text:p>
          </table:table-cell>
          <table:table-cell table:style-name="ce451" table:formula="of:=IF([.AB44]&gt;1;[.AB44]&amp;&quot; &quot;;&quot;&quot;)&amp;FORMULAQUIM([.AD44])" office:value-type="string" office:string-value="(Cr₂O₇)²⁻" calcext:value-type="string">
            <text:p>(Cr₂O₇)²⁻</text:p>
          </table:table-cell>
          <table:table-cell table:style-name="ce451" table:formula="of:=IF(LEN([.AF44])&gt;0;&quot;+ &quot;;&quot;&quot;)&amp;IF([.AE44]&gt;1;[.AE44]&amp;&quot; &quot;;&quot;&quot;)&amp;FORMULAQUIM([.AF44])" office:value-type="string" office:string-value="+ 14 H⁺" calcext:value-type="string">
            <text:p>+ 14 H⁺</text:p>
          </table:table-cell>
          <table:table-cell table:style-name="ce451" table:formula="of:=IF([.AG44]&gt;0;&quot;+ &quot;;&quot;- &quot;)&amp;IF(ABS([.AG44])&gt;1;ABS([.AG44])&amp;&quot; &quot;;&quot;&quot;)&amp;FORMULAQUIM([.AH44])&amp;&quot; →&quot;" office:value-type="string" office:string-value="+ 6 e⁻ →" calcext:value-type="string">
            <text:p>+ 6 e⁻ →</text:p>
          </table:table-cell>
          <table:table-cell table:style-name="ce451" table:formula="of:=IF([.AI44]&gt;1;[.AI44]&amp;&quot; &quot;;&quot;&quot;)&amp;FORMULAQUIM([.AK44])" office:value-type="string" office:string-value="2 Cr³⁺" calcext:value-type="string">
            <text:p>2 Cr³⁺</text:p>
          </table:table-cell>
          <table:table-cell table:style-name="ce451" table:formula="of:=IF(LEN([.AM44])&gt;0;&quot;+ &quot;;&quot;&quot;)&amp;IF([.AL44]&gt;1;[.AL44]&amp;&quot; &quot;;&quot;&quot;)&amp;FORMULAQUIM([.AM44])" office:value-type="string" office:string-value="+ 7 H₂O" calcext:value-type="string">
            <text:p>+ 7 H₂O</text:p>
          </table:table-cell>
          <table:table-cell table:style-name="ce451" table:formula="of:=[.BB2]" office:value-type="string" office:string-value="Oxidación" calcext:value-type="string">
            <text:p>Oxidación</text:p>
          </table:table-cell>
          <table:table-cell table:style-name="ce509" table:formula="of:=IF([.$AC$13];&quot;&quot;;&quot;×&quot;&amp;[.$AG$43]/ABS([.AG44]))" office:value-type="string" office:string-value="×1" calcext:value-type="string">
            <text:p>×1</text:p>
          </table:table-cell>
          <table:table-cell table:style-name="ce451"/>
          <table:table-cell table:number-columns-repeated="13"/>
          <table:table-cell table:style-name="ce167"/>
          <table:table-cell table:style-name="ce467" office:value-type="string" calcext:value-type="string">
            <text:p>CÁLCULOS</text:p>
          </table:table-cell>
          <table:table-cell table:style-name="ce167" table:number-columns-repeated="11"/>
          <table:table-cell table:style-name="Default"/>
          <table:table-cell table:style-name="Default" office:value-type="string" calcext:value-type="string">
            <text:p>n</text:p>
          </table:table-cell>
          <table:table-cell table:style-name="ce167" table:formula="of:=IF(ISBLANK([.G4]);[.AJ8]/[.AP18];[.AP19]*[.AJ8]*1)" office:value-type="float" office:value="0.178383333333333" calcext:value-type="float">
            <text:p>0,178383333333333</text:p>
          </table:table-cell>
          <table:table-cell table:style-name="ce167" table:formula="of:=[.AP20]*[.AE62]/[.AC62]" office:value-type="float" office:value="1.0703" calcext:value-type="float">
            <text:p>1,0703</text:p>
          </table:table-cell>
          <table:table-cell table:style-name="ce167"/>
          <table:table-cell table:style-name="Default" table:number-columns-repeated="2"/>
          <table:table-cell table:style-name="ce167" table:number-columns-repeated="7"/>
          <table:table-cell table:style-name="ce331" table:number-columns-repeated="3"/>
          <table:table-cell table:style-name="ce167" table:number-columns-repeated="2"/>
          <table:table-cell table:style-name="Default" table:number-columns-repeated="7"/>
          <table:table-cell/>
        </table:table-row>
        <table:table-row table:style-name="ro1">
          <table:table-cell table:style-name="ce284" table:number-columns-repeated="3"/>
          <table:table-cell table:style-name="ce284" table:formula="of:=IF(AND(ISBLANK([.B21]);ISBLANK([.C21]));&quot;&quot;;&quot;cm³&quot;)">
            <text:p/>
          </table:table-cell>
          <table:table-cell table:style-name="ce451" office:value-type="string" calcext:value-type="string">
            <text:p><text:s/></text:p>
          </table:table-cell>
          <table:table-cell table:style-name="ce426" table:formula="of:=IF([.AB45]&gt;1;[.AB45]&amp;&quot; &quot;;&quot;&quot;)&amp;FORMULAQUIM([.AD45])" office:value-type="string" office:string-value="2 I⁻" calcext:value-type="string">
            <text:p>2 I⁻</text:p>
          </table:table-cell>
          <table:table-cell table:style-name="ce426" table:formula="of:=IF(LEN([.AF45])&gt;0;&quot;+ &quot;;&quot;&quot;)&amp;IF([.AE45]&gt;1;[.AE45]&amp;&quot; &quot;;&quot;&quot;)&amp;FORMULAQUIM([.AF45])">
            <text:p/>
          </table:table-cell>
          <table:table-cell table:style-name="ce426" table:formula="of:=IF([.AG45]&gt;0;&quot;+ &quot;;&quot;- &quot;)&amp;IF(ABS([.AG45])&gt;1;ABS([.AG45])&amp;&quot; &quot;;&quot;&quot;)&amp;FORMULAQUIM([.AH45])&amp;&quot; →&quot;" office:value-type="string" office:string-value="- 2 e⁻ →" calcext:value-type="string">
            <text:p>- 2 e⁻ →</text:p>
          </table:table-cell>
          <table:table-cell table:style-name="ce426" table:formula="of:=IF([.AI45]&gt;1;[.AI45]&amp;&quot; &quot;;&quot;&quot;)&amp;FORMULAQUIM([.AK45])" office:value-type="string" office:string-value="I₂" calcext:value-type="string">
            <text:p>I₂</text:p>
          </table:table-cell>
          <table:table-cell table:style-name="ce426" table:formula="of:=IF(LEN([.AM45])&gt;0;&quot;+ &quot;;&quot;&quot;)&amp;IF([.AL45]&gt;1;[.AL45]&amp;&quot; &quot;;&quot;&quot;)&amp;FORMULAQUIM([.AM45])">
            <text:p/>
          </table:table-cell>
          <table:table-cell table:style-name="ce442" table:formula="of:=[.BB3]" office:value-type="string" office:string-value="Reducción" calcext:value-type="string">
            <text:p>Reducción</text:p>
          </table:table-cell>
          <table:table-cell table:style-name="ce568" table:formula="of:=IF([.$AC$13];&quot;&quot;;&quot;×&quot;&amp;[.$AG$43]/ABS([.AG45]))" office:value-type="string" office:string-value="×3" calcext:value-type="string">
            <text:p>×3</text:p>
          </table:table-cell>
          <table:table-cell table:style-name="ce451"/>
          <table:table-cell table:number-columns-repeated="13"/>
          <table:table-cell table:style-name="ce167"/>
          <table:table-cell table:style-name="ce467"/>
          <table:table-cell table:style-name="ce590" table:formula="of:=LIMPIALATEX(DESUPSUB([.G3]))" office:value-type="string" office:string-value="K2Cr2O7" calcext:value-type="string">
            <text:p>K2Cr2O7</text:p>
          </table:table-cell>
          <table:table-cell table:style-name="ce590" table:formula="of:=IF(ISBLANK([.I3]);&quot;&quot;;LIMPIALATEX(DESUPSUB([.I3])))" office:value-type="string" office:string-value="KI" calcext:value-type="string">
            <text:p>KI</text:p>
          </table:table-cell>
          <table:table-cell table:style-name="ce590" table:formula="of:=LIMPIALATEX(DESUPSUB([.K3]))" office:value-type="string" office:string-value="H2SO4" calcext:value-type="string">
            <text:p>H2SO4</text:p>
          </table:table-cell>
          <table:table-cell table:style-name="ce590" table:formula="of:=LIMPIALATEX(DESUPSUB([.G14]))" office:value-type="string" office:string-value="Cr2(SO4)3" calcext:value-type="string">
            <text:p>Cr2(SO4)3</text:p>
          </table:table-cell>
          <table:table-cell table:style-name="ce590" table:formula="of:=LIMPIALATEX(DESUPSUB([.H14]))" office:value-type="string" office:string-value="I2" calcext:value-type="string">
            <text:p>I2</text:p>
          </table:table-cell>
          <table:table-cell table:style-name="ce590" table:formula="of:=IF(ISBLANK([.I14]);&quot;&quot;;LIMPIALATEX(DESUPSUB([.I14])))" office:value-type="string" office:string-value="K2SO4" calcext:value-type="string">
            <text:p>K2SO4</text:p>
          </table:table-cell>
          <table:table-cell table:style-name="ce590" table:formula="of:=IF(ISBLANK([.J14]);&quot;&quot;;LIMPIALATEX(DESUPSUB([.J14])))" office:value-type="string" office:string-value="H2O" calcext:value-type="string">
            <text:p>H2O</text:p>
          </table:table-cell>
          <table:table-cell table:style-name="ce167" table:number-columns-repeated="3"/>
          <table:table-cell table:style-name="ce331" table:number-columns-repeated="15"/>
          <table:table-cell table:style-name="Default"/>
          <table:table-cell table:style-name="ce331" table:number-columns-repeated="2"/>
          <table:table-cell table:style-name="ce167" table:number-columns-repeated="2"/>
          <table:table-cell table:style-name="Default" table:number-columns-repeated="7"/>
          <table:table-cell/>
        </table:table-row>
        <table:table-row table:style-name="ro1">
          <table:table-cell table:style-name="ce395" table:formula="of:=[$Índice.$G$9]" office:value-type="string" office:string-value="Instrucións " calcext:value-type="string">
            <text:p>Instrucións </text:p>
          </table:table-cell>
          <table:table-cell table:style-name="ce410" table:content-validation-name="val8" office:value-type="string" calcext:value-type="string" table:number-columns-spanned="2" table:number-rows-spanned="1">
            <text:p>DATOS</text:p>
          </table:table-cell>
          <table:covered-table-cell table:style-name="ce441"/>
          <table:table-cell table:style-name="ce399"/>
          <table:table-cell table:style-name="ce451" office:value-type="string" calcext:value-type="string">
            <text:p><text:s/></text:p>
          </table:table-cell>
          <table:table-cell table:style-name="ce427" table:formula="of:=IF([.AC46]&gt;1;[.AC46]&amp;&quot; &quot;;&quot;&quot;)&amp;FORMULAQUIM([.AD46])" office:value-type="string" office:string-value="(Cr₂O₇)²⁻" calcext:value-type="string">
            <text:p>(Cr₂O₇)²⁻</text:p>
          </table:table-cell>
          <table:table-cell table:style-name="ce427" table:formula="of:=IF(LEN([.AF46])&gt;0;&quot;+ &quot;;&quot;&quot;)&amp;IF([.AE46]&gt;1;[.AE46]&amp;&quot; &quot;;&quot;&quot;)&amp;FORMULAQUIM([.AF46])" office:value-type="string" office:string-value="+ 6 I⁻" calcext:value-type="string">
            <text:p>+ 6 I⁻</text:p>
          </table:table-cell>
          <table:table-cell table:style-name="ce427" table:formula="of:=IF([.AG46]&lt;&gt;0;IF([.AG46]&gt;0;&quot;+ &quot;;&quot;- &quot;)&amp;IF(ABS([.AG46])&gt;1;ABS([.AG46]);&quot;&quot;)&amp;&quot; &quot;;&quot;&quot;)&amp;FORMULAQUIM([.AH46])&amp;&quot; →&quot;" office:value-type="string" office:string-value="+ 14 H⁺ →" calcext:value-type="string">
            <text:p>+ 14 H⁺ →</text:p>
          </table:table-cell>
          <table:table-cell table:style-name="ce427" table:formula="of:=IF([.AJ46]&gt;1;[.AJ46]&amp;&quot; &quot;;&quot;&quot;)&amp;FORMULAQUIM([.AK46])" office:value-type="string" office:string-value="2 Cr³⁺" calcext:value-type="string">
            <text:p>2 Cr³⁺</text:p>
          </table:table-cell>
          <table:table-cell table:style-name="ce427" table:formula="of:=IF(LEN([.AM46])&gt;0;&quot;+ &quot;;&quot;&quot;)&amp;IF([.AL46]&gt;1;[.AL46]&amp;&quot; &quot;;&quot;&quot;)&amp;FORMULAQUIM([.AM46])" office:value-type="string" office:string-value="+ 3 I₂" calcext:value-type="string">
            <text:p>+ 3 I₂</text:p>
          </table:table-cell>
          <table:table-cell table:style-name="ce427" table:formula="of:=IF(LEN([.AO46])&gt;0;&quot;+ &quot;;&quot;&quot;)&amp;IF([.AN46]&gt;1;[.AN46]&amp;&quot; &quot;;&quot;&quot;)&amp;FORMULAQUIM([.AO46])" office:value-type="string" office:string-value="+ 7 H₂O" calcext:value-type="string">
            <text:p>+ 7 H₂O</text:p>
          </table:table-cell>
          <table:table-cell table:style-name="ce451" table:number-columns-repeated="2"/>
          <table:table-cell table:number-columns-repeated="13"/>
          <table:table-cell table:style-name="ce167"/>
          <table:table-cell table:style-name="ce468" office:value-type="string" calcext:value-type="string">
            <text:p>Ionización reactivos y productos</text:p>
          </table:table-cell>
          <table:table-cell table:style-name="ce331" table:formula="of:=CARGAION([.AC21])" office:value-type="float" office:value="0" calcext:value-type="float">
            <text:p>0</text:p>
          </table:table-cell>
          <table:table-cell table:style-name="ce331" table:formula="of:=CARGAION([.AD21])" office:value-type="float" office:value="0" calcext:value-type="float">
            <text:p>0</text:p>
          </table:table-cell>
          <table:table-cell table:style-name="ce331" table:formula="of:=CARGAION([.AE21])" office:value-type="float" office:value="0" calcext:value-type="float">
            <text:p>0</text:p>
          </table:table-cell>
          <table:table-cell table:style-name="ce331" table:formula="of:=CARGAION([.AF21])" office:value-type="float" office:value="0" calcext:value-type="float">
            <text:p>0</text:p>
          </table:table-cell>
          <table:table-cell table:style-name="ce331" table:formula="of:=CARGAION([.AG21])" office:value-type="float" office:value="0" calcext:value-type="float">
            <text:p>0</text:p>
          </table:table-cell>
          <table:table-cell table:style-name="ce331" table:formula="of:=CARGAION([.AH21])" office:value-type="float" office:value="0" calcext:value-type="float">
            <text:p>0</text:p>
          </table:table-cell>
          <table:table-cell table:style-name="ce331" table:formula="of:=CARGAION([.AI21])" office:value-type="float" office:value="0" calcext:value-type="float">
            <text:p>0</text:p>
          </table:table-cell>
          <table:table-cell table:style-name="ce331" table:number-columns-repeated="3"/>
          <table:table-cell table:style-name="ce536"/>
          <table:table-cell table:style-name="ce331" table:number-columns-repeated="14"/>
          <table:table-cell table:style-name="Default"/>
          <table:table-cell table:style-name="ce167" table:number-columns-repeated="4"/>
          <table:table-cell table:style-name="Default" table:number-columns-repeated="7"/>
          <table:table-cell/>
        </table:table-row>
        <table:table-row table:style-name="ro1">
          <table:table-cell table:style-name="ce401" table:formula="of:=CHOOSE([.Z4];&quot;&quot;;[$Ayuda.A145];[$Ayuda.A169];[.A81];[$Ayuda.A159]&amp;CHAR(10)&amp;[.A101];[$Ayuda.$A$163];[.$A$111])" office:value-type="string" office:string-value="Debajo de «Reactivos» y «Productos»:&#10;Escriba las fórmula de los reactivos y productos, en primer lugar los que contienen los elementos que cambian o cambiaron de estado de oxidación. En caso de que se formara agua, debe aparecer en último lugar.&#10;A la derecha de «Calcular»:&#10;Elección a magnitud que hay que calcular. Si es volumen, debe indicar en la celda siguiente si es de gas o de disolución. Elección a substancia en la última celda diera grupo.&#10;Celas a la derecha del todo:&#10;Si es disolución, escriba la concentración y elección las unidades (se es en % masa, debe escribir la densidad y elegir las unidades).&#10;Si es gas, escriba la presión y la temperatura y elección las unidades.&#10;Enzima de «Rendimiento»:&#10;Escriba los datos, primero la cantidad, y elección a su derecha la unidad [mol, g, cm³ o mol/dm³] del dato. Si es «cm³» debe indicar en la celda siguiente si es gas o disolución. Elección a substancia en la última celda diera grupo.&#10;Si es disolución, escriba la concentración y elección las unidades (se es en % masa, debe escribir la densidad y elegir las unidades).&#10;Si es gas, escriba la presión y la temperatura y elección las unidades.&#10;A la derecha de «Rendimiento»:&#10;Se tiene datos del rendimiento, los escriba en esta celda. Si no, borre el contenido de la celda con la tecla «Supr.»" calcext:value-type="string" table:number-columns-spanned="4" table:number-rows-spanned="37">
            <text:p>Debajo de «Reactivos» y «Productos»:</text:p>
            <text:p>Escriba las fórmula de los reactivos y productos, en primer lugar los que contienen los elementos que cambian o cambiaron de estado de oxidación. En caso de que se formara agua, debe aparecer en último lugar.</text:p>
            <text:p>A la derecha de «Calcular»:</text:p>
            <text:p>Elección a magnitud que hay que calcular. Si es volumen, debe indicar en la celda siguiente si es de gas o de disolución. Elección a substancia en la última celda diera grupo.</text:p>
            <text:p>Celas a la derecha del todo:</text:p>
            <text:p>Si es disolución, escriba la concentración y elección las unidades (se es en % masa, debe escribir la densidad y elegir las unidades).</text:p>
            <text:p>Si es gas, escriba la presión y la temperatura y elección las unidades.</text:p>
            <text:p>Enzima de «Rendimiento»:</text:p>
            <text:p>Escriba los datos, primero la cantidad, y elección a su derecha la unidad [mol, g, cm³ o mol/dm³] del dato. Si es «cm³» debe indicar en la celda siguiente si es gas o disolución. Elección a substancia en la última celda diera grupo.</text:p>
            <text:p>Si es disolución, escriba la concentración y elección las unidades (se es en % masa, debe escribir la densidad y elegir las unidades).</text:p>
            <text:p>Si es gas, escriba la presión y la temperatura y elección las unidades.</text:p>
            <text:p>A la derecha de «Rendimiento»:</text:p>
            <text:p>Se tiene datos del rendimiento, los escriba en esta celda. Si no, borre el contenido de la celda con la tecla «Supr.»</text:p>
          </table:table-cell>
          <table:covered-table-cell table:number-columns-repeated="3" table:style-name="ce441"/>
          <table:table-cell table:style-name="ce451" office:value-type="string" calcext:value-type="string">
            <text:p><text:s/></text:p>
          </table:table-cell>
          <table:table-cell table:style-name="ce451" table:formula="of:=IF(OR([.$AC$12];[.$AC$13];[.$AC$14]);&quot;&quot;;&quot;Ecuación ajustada:&quot;)" office:value-type="string" office:string-value="Ecuación ajustada:" calcext:value-type="string">
            <text:p>Ecuación ajustada:</text:p>
          </table:table-cell>
          <table:table-cell table:style-name="ce451"/>
          <table:table-cell table:style-name="ce451" office:value-type="string" calcext:value-type="string">
            <text:p><text:s/></text:p>
          </table:table-cell>
          <table:table-cell table:style-name="ce451"/>
          <table:table-cell table:number-columns-repeated="4" table:style-name="ce451" office:value-type="string" calcext:value-type="string">
            <text:p><text:s/></text:p>
          </table:table-cell>
          <table:table-cell table:number-columns-repeated="13"/>
          <table:table-cell table:style-name="ce167"/>
          <table:table-cell table:style-name="ce468"/>
          <table:table-cell table:style-name="ce331" table:formula="of:=IF([.AC22]=0;[.AC21];IF([.AC22]&gt;0;IONSINCARGA([.AC21])&amp;&quot;F&quot;&amp;IF([.AC22]&gt;1;[.AC22];&quot;&quot;);&quot;Li&quot;&amp;IF([.AC22]&lt;-1;ABS([.AC22]);&quot;&quot;)&amp;IONSINCARGA([.AC21])))" office:value-type="string" office:string-value="K2Cr2O7" calcext:value-type="string">
            <text:p>K2Cr2O7</text:p>
          </table:table-cell>
          <table:table-cell table:style-name="ce331" table:formula="of:=IF([.AD22]=0;[.AD21];IF([.AD22]&gt;0;IONSINCARGA([.AD21])&amp;&quot;F&quot;&amp;IF([.AD22]&gt;1;[.AD22];&quot;&quot;);&quot;Li&quot;&amp;IF([.AD22]&lt;-1;ABS([.AD22]);&quot;&quot;)&amp;IONSINCARGA([.AD21])))" office:value-type="string" office:string-value="KI" calcext:value-type="string">
            <text:p>KI</text:p>
          </table:table-cell>
          <table:table-cell table:style-name="ce331" table:formula="of:=IF([.AE22]=0;IF(ISBLANK([.AE21]);&quot;&quot;;[.AE21]);IF([.AE22]&gt;0;IONSINCARGA([.AE21])&amp;&quot;F&quot;&amp;IF([.AE22]&gt;1;[.AE22];&quot;&quot;);&quot;Li&quot;&amp;IF([.AE22]&lt;-1;ABS([.AE22]);&quot;&quot;)&amp;IONSINCARGA([.AE21])))" office:value-type="string" office:string-value="H2SO4" calcext:value-type="string">
            <text:p>H2SO4</text:p>
          </table:table-cell>
          <table:table-cell table:style-name="ce331" table:formula="of:=IF([.AF22]=0;[.AF21];IF([.AF22]&gt;0;IONSINCARGA([.AF21])&amp;&quot;F&quot;&amp;IF([.AF22]&gt;1;[.AF22];&quot;&quot;);&quot;Li&quot;&amp;IF([.AF22]&lt;-1;ABS([.AF22]);&quot;&quot;)&amp;IONSINCARGA([.AF21])))" office:value-type="string" office:string-value="Cr2(SO4)3" calcext:value-type="string">
            <text:p>Cr2(SO4)3</text:p>
          </table:table-cell>
          <table:table-cell table:style-name="ce331" table:formula="of:=IF([.AG22]=0;[.AG21];IF([.AG22]&gt;0;IONSINCARGA([.AG21])&amp;&quot;F&quot;&amp;IF([.AG22]&gt;1;[.AG22];&quot;&quot;);&quot;Li&quot;&amp;IF([.AG22]&lt;-1;ABS([.AG22]);&quot;&quot;)&amp;IONSINCARGA([.AG21])))" office:value-type="string" office:string-value="I2" calcext:value-type="string">
            <text:p>I2</text:p>
          </table:table-cell>
          <table:table-cell table:style-name="ce331" table:formula="of:=IF(ISBLANK([.AH21]);IF(ISBLANK([.AI21]);&quot;H2O&quot;;&quot;LiF&quot;);IF([.AH22]=0;[.AH21];IF([.AH22]&gt;0;IONSINCARGA([.AH21])&amp;&quot;F&quot;&amp;IF([.AH22]&gt;1;[.AH22];&quot;&quot;);&quot;Li&quot;&amp;IF([.AH22]&lt;-1;ABS([.AH22]);&quot;&quot;)&amp;IONSINCARGA([.AH21]))))" office:value-type="string" office:string-value="K2SO4" calcext:value-type="string">
            <text:p>K2SO4</text:p>
          </table:table-cell>
          <table:table-cell table:style-name="ce587" table:formula="of:=IF(ISBLANK([.AI21]);IF([.AH23]=&quot;H2O&quot;;&quot;&quot;;&quot;H2O&quot;);IF([.AI22]=0;[.AI21];IF([.AI22]&gt;0;IONSINCARGA([.AI21])&amp;&quot;F&quot;&amp;IF([.AI22]&gt;1;[.AI22];&quot;&quot;);&quot;Li&quot;&amp;IF([.AI22]&lt;-1;ABS([.AI22]);&quot;&quot;)&amp;IONSINCARGA([.AI21]))))" office:value-type="string" office:string-value="H2O" calcext:value-type="string">
            <text:p>H2O</text:p>
          </table:table-cell>
          <table:table-cell table:style-name="ce331" table:number-columns-repeated="3"/>
          <table:table-cell table:style-name="ce536"/>
          <table:table-cell table:style-name="ce331" table:number-columns-repeated="14"/>
          <table:table-cell table:style-name="Default"/>
          <table:table-cell table:style-name="ce167" table:number-columns-repeated="4"/>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451" table:formula="of:=IF(OR([.$AC$12];[.$AC$13];[.$AC$14]);&quot;&quot;;[.AD64])" office:value-type="string" office:string-value="K₂Cr₂O₇ + 6 KI + 7 H₂SO₄ → Cr₂(SO₄)₃ + 3 I₂ + 4 K₂SO₄ + 7 H₂O" calcext:value-type="string">
            <text:p>K₂Cr₂O₇ + 6 KI + 7 H₂SO₄ → Cr₂(SO₄)₃ + 3 I₂ + 4 K₂SO₄ + 7 H₂O</text:p>
          </table:table-cell>
          <table:table-cell table:style-name="ce451" table:number-columns-repeated="7"/>
          <table:table-cell table:number-columns-repeated="13"/>
          <table:table-cell table:style-name="ce167"/>
          <table:table-cell table:style-name="ce468"/>
          <table:table-cell table:style-name="ce468" table:formula="of:=IONIZA([.AC23];1;0)" office:value-type="string" office:string-value="K+        (Cr2O7)2- 21+1-2" calcext:value-type="string">
            <text:p>K+ <text:s text:c="7"/>(Cr2O7)2- 21+1-2</text:p>
          </table:table-cell>
          <table:table-cell table:style-name="ce468" table:formula="of:=IONIZA([.AD23];1;0)" office:value-type="string" office:string-value="K+        I-        11+1-1" calcext:value-type="string">
            <text:p>K+ <text:s text:c="7"/>I- <text:s text:c="7"/>11+1-1</text:p>
          </table:table-cell>
          <table:table-cell table:style-name="ce468" table:formula="of:=IONIZA([.AE23];1;0)" office:value-type="string" office:string-value="H+        (SO4)2-   21+1-2" calcext:value-type="string">
            <text:p>H+ <text:s text:c="7"/>(SO4)2- <text:s text:c="2"/>21+1-2</text:p>
          </table:table-cell>
          <table:table-cell table:style-name="ce468" table:formula="of:=IONIZA([.AF23];1;0)" office:value-type="string" office:string-value="Cr3+      (SO4)2-   23+3-2" calcext:value-type="string">
            <text:p>Cr3+ <text:s text:c="5"/>(SO4)2- <text:s text:c="2"/>23+3-2</text:p>
          </table:table-cell>
          <table:table-cell table:style-name="ce468" table:formula="of:=IONIZA([.AG23];1;0)" office:value-type="string" office:string-value="I2                  20 0 0" calcext:value-type="string">
            <text:p>I2 <text:s text:c="17"/>20 0 0</text:p>
          </table:table-cell>
          <table:table-cell table:style-name="ce468" table:formula="of:=IONIZA([.AH23];1;[.AH23]=&quot;H2O&quot;)" office:value-type="string" office:string-value="K+        (SO4)2-   21+1-2" calcext:value-type="string">
            <text:p>K+ <text:s text:c="7"/>(SO4)2- <text:s text:c="2"/>21+1-2</text:p>
          </table:table-cell>
          <table:table-cell table:style-name="ce468" table:formula="of:=IONIZA([.AI23];1;[.AI23]=&quot;H2O&quot;)" office:value-type="string" office:string-value="H+        O2-       21+1-2" calcext:value-type="string">
            <text:p>H+ <text:s text:c="7"/>O2- <text:s text:c="6"/>21+1-2</text:p>
          </table:table-cell>
          <table:table-cell table:style-name="ce468"/>
          <table:table-cell table:style-name="ce331" table:number-columns-repeated="2"/>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number-columns-repeated="9" table:style-name="ce451" office:value-type="string" calcext:value-type="string">
            <text:p><text:s/></text:p>
          </table:table-cell>
          <table:table-cell table:number-columns-repeated="13"/>
          <table:table-cell table:style-name="ce167"/>
          <table:table-cell table:style-name="ce468" office:value-type="string" calcext:value-type="string">
            <text:p>Catións</text:p>
          </table:table-cell>
          <table:table-cell table:style-name="ce468" table:formula="of:=TRIM(LEFT([.AC24];10))" office:value-type="string" office:string-value="K+" calcext:value-type="string">
            <text:p>K+</text:p>
          </table:table-cell>
          <table:table-cell table:style-name="ce468" table:formula="of:=TRIM(LEFT([.AD24];10))" office:value-type="string" office:string-value="K+" calcext:value-type="string">
            <text:p>K+</text:p>
          </table:table-cell>
          <table:table-cell table:style-name="ce468" table:formula="of:=TRIM(LEFT([.AE24];10))" office:value-type="string" office:string-value="H+" calcext:value-type="string">
            <text:p>H+</text:p>
          </table:table-cell>
          <table:table-cell table:style-name="ce468" table:formula="of:=TRIM(LEFT([.AF24];10))" office:value-type="string" office:string-value="Cr3+" calcext:value-type="string">
            <text:p>Cr3+</text:p>
          </table:table-cell>
          <table:table-cell table:style-name="ce468" table:formula="of:=TRIM(LEFT([.AG24];10))" office:value-type="string" office:string-value="I2" calcext:value-type="string">
            <text:p>I2</text:p>
          </table:table-cell>
          <table:table-cell table:style-name="ce468" table:formula="of:=TRIM(LEFT([.AH24];10))" office:value-type="string" office:string-value="K+" calcext:value-type="string">
            <text:p>K+</text:p>
          </table:table-cell>
          <table:table-cell table:style-name="ce468" table:formula="of:=TRIM(LEFT([.AI24];10))" office:value-type="string" office:string-value="H+" calcext:value-type="string">
            <text:p>H+</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table-cell table:style-name="ce728" table:formula="of:=FORMULAQUIM([.G3])" office:value-type="string" office:string-value="K₂Cr₂O₇" calcext:value-type="string">
            <text:p>K₂Cr₂O₇</text:p>
          </table:table-cell>
          <table:table-cell table:style-name="ce728" table:formula="of:=FORMULAQUIM([.I3])" office:value-type="string" office:string-value="KI" calcext:value-type="string">
            <text:p>KI</text:p>
          </table:table-cell>
          <table:table-cell table:style-name="ce317"/>
          <table:table-cell table:style-name="ce728" table:formula="of:=IF(ISBLANK([.$G$4]);&quot;g &quot;;&quot;cm³ D &quot;)&amp;[.G26]" office:value-type="string" office:string-value="cm³ D K₂Cr₂O₇" calcext:value-type="string">
            <text:p>cm³ D K₂Cr₂O₇</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8" office:value-type="string" calcext:value-type="string">
            <text:p>Anións</text:p>
          </table:table-cell>
          <table:table-cell table:style-name="ce468" table:formula="of:=TRIM(MID([.AC24];11;10))" office:value-type="string" office:string-value="(Cr2O7)2-" calcext:value-type="string">
            <text:p>(Cr2O7)2-</text:p>
          </table:table-cell>
          <table:table-cell table:style-name="ce468" table:formula="of:=TRIM(MID([.AD24];11;10))" office:value-type="string" office:string-value="I-" calcext:value-type="string">
            <text:p>I-</text:p>
          </table:table-cell>
          <table:table-cell table:style-name="ce468" table:formula="of:=TRIM(MID([.AE24];11;10))" office:value-type="string" office:string-value="(SO4)2-" calcext:value-type="string">
            <text:p>(SO4)2-</text:p>
          </table:table-cell>
          <table:table-cell table:style-name="ce468" table:formula="of:=TRIM(MID([.AF24];11;10))" office:value-type="string" office:string-value="(SO4)2-" calcext:value-type="string">
            <text:p>(SO4)2-</text:p>
          </table:table-cell>
          <table:table-cell table:style-name="ce468" table:formula="of:=TRIM(MID([.AG24];11;10))">
            <text:p/>
          </table:table-cell>
          <table:table-cell table:style-name="ce468" table:formula="of:=TRIM(MID([.AH24];11;10))" office:value-type="string" office:string-value="(SO4)2-" calcext:value-type="string">
            <text:p>(SO4)2-</text:p>
          </table:table-cell>
          <table:table-cell table:style-name="ce468" table:formula="of:=TRIM(MID([.AI24];11;10))" office:value-type="string" office:string-value="O2-" calcext:value-type="string">
            <text:p>O2-</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728" table:formula="of:=T([.F7])" office:value-type="string" office:string-value="N.º exp." calcext:value-type="string">
            <text:p>N.º exp.</text:p>
          </table:table-cell>
          <table:table-cell table:style-name="ce319"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H26]" office:value-type="string" office:string-value="cm³ D KI" calcext:value-type="string">
            <text:p>cm³ D KI</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331" office:value-type="string" calcext:value-type="string">
            <text:p>SubCat</text:p>
          </table:table-cell>
          <table:table-cell table:style-name="ce331" table:formula="of:=IF(LEN([.AC26]);VALUE(MID([.AC24];21;1));1)" office:value-type="float" office:value="2" calcext:value-type="float">
            <text:p>2</text:p>
          </table:table-cell>
          <table:table-cell table:style-name="ce331" table:formula="of:=IF(LEN([.AD26]);VALUE(MID([.AD24];21;1));1)" office:value-type="float" office:value="1" calcext:value-type="float">
            <text:p>1</text:p>
          </table:table-cell>
          <table:table-cell table:style-name="ce331" table:formula="of:=IF(LEN([.AE26]);VALUE(MID([.AE24];21;1));1)" office:value-type="float" office:value="2" calcext:value-type="float">
            <text:p>2</text:p>
          </table:table-cell>
          <table:table-cell table:style-name="ce331" table:formula="of:=IF(LEN([.AF26]);VALUE(MID([.AF24];21;1));1)" office:value-type="float" office:value="2" calcext:value-type="float">
            <text:p>2</text:p>
          </table:table-cell>
          <table:table-cell table:style-name="ce331" table:formula="of:=IF(LEN([.AG26]);VALUE(MID([.AG24];21;1));1)" office:value-type="float" office:value="1" calcext:value-type="float">
            <text:p>1</text:p>
          </table:table-cell>
          <table:table-cell table:style-name="ce331" table:formula="of:=IF(LEN([.AH26]);VALUE(MID([.AH24];21;1));1)" office:value-type="float" office:value="2" calcext:value-type="float">
            <text:p>2</text:p>
          </table:table-cell>
          <table:table-cell table:style-name="ce331" table:formula="of:=IF(LEN([.AI26]);VALUE(MID([.AI24];21;1));1)" office:value-type="float" office:value="2" calcext:value-type="float">
            <text:p>2</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8]" office:value-type="float" office:value="1" calcext:value-type="float">
            <text:p>1</text:p>
          </table:table-cell>
          <table:table-cell table:style-name="ce300" table:formula="of:=IF(LEN([.H28])&gt;0;[.G8];&quot;&quot;)" office:value-type="float" office:value="8.2" calcext:value-type="float">
            <text:p>8,2</text:p>
          </table:table-cell>
          <table:table-cell table:style-name="ce300" table:formula="of:=IF(ISBLANK([.I8]);&quot;&quot;;[.I8])" office:value-type="float" office:value="10" calcext:value-type="float">
            <text:p>10</text:p>
          </table:table-cell>
          <table:table-cell table:style-name="ce324" table:formula="of:=IF([.$Z$10];IF(AND(LEN([.H28])&gt;0;[.AJ10]=3);[.$AK$2];&quot;&quot;);&quot;&quot;)">
            <text:p/>
          </table:table-cell>
          <table:table-cell table:style-name="ce728" table:formula="of:=IF(LEN([.H28])&gt;0;NUMFORMA([.AH3];[.$Z$6];[.$Z$7];[.$Z$8]);&quot;&quot;)" office:value-type="string" office:string-value="0,820" calcext:value-type="string">
            <text:p>0,820</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331" office:value-type="string" calcext:value-type="string">
            <text:p>SubAnion</text:p>
          </table:table-cell>
          <table:table-cell table:style-name="ce331" table:formula="of:=VALUE(MID([.AC24];22;1))" office:value-type="float" office:value="1" calcext:value-type="float">
            <text:p>1</text:p>
          </table:table-cell>
          <table:table-cell table:style-name="ce331" table:formula="of:=VALUE(MID([.AD24];22;1))" office:value-type="float" office:value="1" calcext:value-type="float">
            <text:p>1</text:p>
          </table:table-cell>
          <table:table-cell table:style-name="ce331" table:formula="of:=VALUE(MID([.AE24];22;1))" office:value-type="float" office:value="1" calcext:value-type="float">
            <text:p>1</text:p>
          </table:table-cell>
          <table:table-cell table:style-name="ce331" table:formula="of:=VALUE(MID([.AF24];22;1))" office:value-type="float" office:value="3" calcext:value-type="float">
            <text:p>3</text:p>
          </table:table-cell>
          <table:table-cell table:style-name="ce331" table:formula="of:=VALUE(MID([.AG24];22;1))" office:value-type="float" office:value="0" calcext:value-type="float">
            <text:p>0</text:p>
          </table:table-cell>
          <table:table-cell table:style-name="ce331" table:formula="of:=VALUE(MID([.AH24];22;1))" office:value-type="float" office:value="1" calcext:value-type="float">
            <text:p>1</text:p>
          </table:table-cell>
          <table:table-cell table:style-name="ce331" table:formula="of:=VALUE(MID([.AI24];22;1))" office:value-type="float" office:value="1" calcext:value-type="float">
            <text:p>1</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9]" office:value-type="float" office:value="2" calcext:value-type="float">
            <text:p>2</text:p>
          </table:table-cell>
          <table:table-cell table:style-name="ce300" table:formula="of:=IF(LEN([.H29])&gt;0;[.G9];&quot;&quot;)" office:value-type="float" office:value="11.8" calcext:value-type="float">
            <text:p>11,8</text:p>
          </table:table-cell>
          <table:table-cell table:style-name="ce300" table:formula="of:=IF(ISBLANK([.I9]);&quot;&quot;;[.I9])" office:value-type="float" office:value="15" calcext:value-type="float">
            <text:p>15</text:p>
          </table:table-cell>
          <table:table-cell table:style-name="ce324" table:formula="of:=IF([.$Z$10];IF(AND(LEN([.H29])&gt;0;[.AJ11]=3);[.$AK$2];&quot;&quot;);&quot;&quot;)">
            <text:p/>
          </table:table-cell>
          <table:table-cell table:style-name="ce728" table:formula="of:=IF(LEN([.H29])&gt;0;NUMFORMA([.AH4];[.$Z$6];[.$Z$7];[.$Z$8]);&quot;&quot;)" office:value-type="string" office:string-value="0,787" calcext:value-type="string">
            <text:p>0,787</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9" office:value-type="string" calcext:value-type="string">
            <text:p>CargaCat</text:p>
          </table:table-cell>
          <table:table-cell table:style-name="ce331" table:formula="of:=MID([.AC24];23;2)" office:value-type="string" office:string-value="+1" calcext:value-type="string">
            <text:p>+1</text:p>
          </table:table-cell>
          <table:table-cell table:style-name="ce331" table:formula="of:=MID([.AD24];23;2)" office:value-type="string" office:string-value="+1" calcext:value-type="string">
            <text:p>+1</text:p>
          </table:table-cell>
          <table:table-cell table:style-name="ce331" table:formula="of:=MID([.AE24];23;2)" office:value-type="string" office:string-value="+1" calcext:value-type="string">
            <text:p>+1</text:p>
          </table:table-cell>
          <table:table-cell table:style-name="ce331" table:formula="of:=MID([.AF24];23;2)" office:value-type="string" office:string-value="+3" calcext:value-type="string">
            <text:p>+3</text:p>
          </table:table-cell>
          <table:table-cell table:style-name="ce331" table:formula="of:=MID([.AG24];23;2)" office:value-type="string" office:string-value=" 0" calcext:value-type="string">
            <text:p><text:s/>0</text:p>
          </table:table-cell>
          <table:table-cell table:style-name="ce331" table:formula="of:=MID([.AH24];23;2)" office:value-type="string" office:string-value="+1" calcext:value-type="string">
            <text:p>+1</text:p>
          </table:table-cell>
          <table:table-cell table:style-name="ce331" table:formula="of:=MID([.AI24];23;2)" office:value-type="string" office:string-value="+1" calcext:value-type="string">
            <text:p>+1</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10]" office:value-type="float" office:value="3" calcext:value-type="float">
            <text:p>3</text:p>
          </table:table-cell>
          <table:table-cell table:style-name="ce300" table:formula="of:=IF(LEN([.H30])&gt;0;[.G10];&quot;&quot;)" office:value-type="float" office:value="17.7" calcext:value-type="float">
            <text:p>17,7</text:p>
          </table:table-cell>
          <table:table-cell table:style-name="ce300" table:formula="of:=IF(ISBLANK([.I10]);&quot;&quot;;[.I10])" office:value-type="float" office:value="20" calcext:value-type="float">
            <text:p>20</text:p>
          </table:table-cell>
          <table:table-cell table:style-name="ce324" table:formula="of:=IF([.$Z$10];IF(AND(LEN([.H30])&gt;0;[.AJ12]=3);[.$AK$2];&quot;&quot;);&quot;&quot;)">
            <text:p/>
          </table:table-cell>
          <table:table-cell table:style-name="ce728" table:formula="of:=IF(LEN([.H30])&gt;0;NUMFORMA([.AH5];[.$Z$6];[.$Z$7];[.$Z$8]);&quot;&quot;)" office:value-type="string" office:string-value="0,885" calcext:value-type="string">
            <text:p>0,885</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9" office:value-type="string" calcext:value-type="string">
            <text:p>CargaAn</text:p>
          </table:table-cell>
          <table:table-cell table:style-name="ce591" table:formula="of:=MID([.AC24];25;2)" office:value-type="string" office:string-value="-2" calcext:value-type="string">
            <text:p>-2</text:p>
          </table:table-cell>
          <table:table-cell table:style-name="ce591" table:formula="of:=MID([.AD24];25;2)" office:value-type="string" office:string-value="-1" calcext:value-type="string">
            <text:p>-1</text:p>
          </table:table-cell>
          <table:table-cell table:style-name="ce591" table:formula="of:=MID([.AE24];25;2)" office:value-type="string" office:string-value="-2" calcext:value-type="string">
            <text:p>-2</text:p>
          </table:table-cell>
          <table:table-cell table:style-name="ce591" table:formula="of:=MID([.AF24];25;2)" office:value-type="string" office:string-value="-2" calcext:value-type="string">
            <text:p>-2</text:p>
          </table:table-cell>
          <table:table-cell table:style-name="ce591" table:formula="of:=MID([.AG24];25;2)" office:value-type="string" office:string-value=" 0" calcext:value-type="string">
            <text:p><text:s/>0</text:p>
          </table:table-cell>
          <table:table-cell table:style-name="ce591" table:formula="of:=MID([.AH24];25;2)" office:value-type="string" office:string-value="-2" calcext:value-type="string">
            <text:p>-2</text:p>
          </table:table-cell>
          <table:table-cell table:style-name="ce591" table:formula="of:=MID([.AI24];25;2)" office:value-type="string" office:string-value="-2" calcext:value-type="string">
            <text:p>-2</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11]" office:value-type="float" office:value="4" calcext:value-type="float">
            <text:p>4</text:p>
          </table:table-cell>
          <table:table-cell table:style-name="ce300" table:formula="of:=IF(LEN([.H31])&gt;0;[.G11];&quot;&quot;)" office:value-type="float" office:value="26.9" calcext:value-type="float">
            <text:p>26,9</text:p>
          </table:table-cell>
          <table:table-cell table:style-name="ce300" table:formula="of:=IF(ISBLANK([.I11]);&quot;&quot;;[.I11])" office:value-type="float" office:value="25" calcext:value-type="float">
            <text:p>25</text:p>
          </table:table-cell>
          <table:table-cell table:style-name="ce324" table:formula="of:=IF([.$Z$10];IF(AND(LEN([.H31])&gt;0;[.AJ13]=3);[.$AK$2];&quot;&quot;);&quot;&quot;)">
            <text:p/>
          </table:table-cell>
          <table:table-cell table:style-name="ce728" table:formula="of:=IF(LEN([.H31])&gt;0;NUMFORMA([.AH6];[.$Z$6];[.$Z$7];[.$Z$8]);&quot;&quot;)" office:value-type="string" office:string-value="1,08" calcext:value-type="string">
            <text:p>1,08</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70" office:value-type="string" calcext:value-type="string">
            <text:p>CatInerte</text:p>
          </table:table-cell>
          <table:table-cell table:style-name="ce588" table:formula="of:=IF(AND([.AC25]&lt;&gt;[.$AD$44];[.AC25]&lt;&gt;[.$AD$45];[.AC25]&lt;&gt;&quot;H+&quot;);[.AC25];&quot;&quot;)" office:value-type="string" office:string-value="K+" calcext:value-type="string">
            <text:p>K+</text:p>
          </table:table-cell>
          <table:table-cell table:style-name="ce587" table:formula="of:=IF(AND([.AD25]&lt;&gt;[.$AD$44];[.AD25]&lt;&gt;[.$AD$455];[.AD25]&lt;&gt;&quot;H+&quot;);[.AD25];&quot;&quot;)" office:value-type="string" office:string-value="K+" calcext:value-type="string">
            <text:p>K+</text:p>
          </table:table-cell>
          <table:table-cell table:style-name="ce587" table:formula="of:=LEN([.AC31])&gt;0" office:value-type="boolean" office:boolean-value="true" calcext:value-type="boolean">
            <text:p>VERDADERO</text:p>
          </table:table-cell>
          <table:table-cell table:style-name="ce587" table:formula="of:=LEN([.AD31])&gt;0" office:value-type="boolean" office:boolean-value="true" calcext:value-type="boolean">
            <text:p>VERDADERO</text:p>
          </table:table-cell>
          <table:table-cell table:style-name="ce587" table:formula="of:=IF([.AE31];[.AC31];IF([.AF31];[.AD31];&quot;&quot;))" office:value-type="string" office:string-value="K+" calcext:value-type="string">
            <text:p>K+</text:p>
          </table:table-cell>
          <table:table-cell table:style-name="ce331" table:formula="of:=VALUE(IF([.AE31];[.AC29];IF([.AF31];[.AD29];0)))" office:value-type="float" office:value="1" calcext:value-type="float">
            <text:p>1</text:p>
          </table:table-cell>
          <table:table-cell table:style-name="ce587"/>
          <table:table-cell table:style-name="ce331" table:formula="of:=[.$AH$33]/[.AH31]" office:value-type="float" office:value="2" calcext:value-type="float">
            <text:p>2</text:p>
          </table:table-cell>
          <table:table-cell table:style-name="ce331" table:number-columns-repeated="2"/>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formula="of:=[.F12]">
            <text:p/>
          </table:table-cell>
          <table:table-cell table:style-name="ce300" table:formula="of:=IF(LEN([.H32])&gt;0;[.G12];&quot;&quot;)">
            <text:p/>
          </table:table-cell>
          <table:table-cell table:style-name="ce300" table:formula="of:=IF(ISBLANK([.I12]);&quot;&quot;;[.I12])">
            <text:p/>
          </table:table-cell>
          <table:table-cell table:style-name="ce324" table:formula="of:=IF([.$Z$10];IF(AND(LEN([.H32])&gt;0;[.AJ14]=3);[.$AK$2];&quot;&quot;);&quot;&quot;)">
            <text:p/>
          </table:table-cell>
          <table:table-cell table:style-name="ce728" table:formula="of:=IF(LEN([.H32])&gt;0;NUMFORMA([.AH7];[.$Z$6];[.$Z$7];[.$Z$8]);&quot;&quot;)">
            <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584" office:value-type="string" calcext:value-type="string">
            <text:p>AnionInerte</text:p>
          </table:table-cell>
          <table:table-cell table:style-name="ce587" table:formula="of:=IF(OR([.AC26]=[.AH26];AND([.AC26]&lt;&gt;[.$AD$44];[.AC26]&lt;&gt;[.$AD$45]));[.AC26];&quot;&quot;)">
            <text:p/>
          </table:table-cell>
          <table:table-cell table:style-name="ce587" table:formula="of:=IF(OR([.AD26]=[.AH26];AND([.AD26]&lt;&gt;[.$AD$44];[.AD26]&lt;&gt;[.$AD$45]));[.AD26];&quot;&quot;)">
            <text:p/>
          </table:table-cell>
          <table:table-cell table:style-name="ce587" table:formula="of:=LEN([.AC32])&gt;0" office:value-type="boolean" office:boolean-value="false" calcext:value-type="boolean">
            <text:p>FALSO</text:p>
          </table:table-cell>
          <table:table-cell table:style-name="ce587" table:formula="of:=LEN([.AD32])&gt;0" office:value-type="boolean" office:boolean-value="false" calcext:value-type="boolean">
            <text:p>FALSO</text:p>
          </table:table-cell>
          <table:table-cell table:style-name="ce587" table:formula="of:=IF([.AE32];[.AC32];IF([.AF32];[.AD32];[.AE26]))" office:value-type="string" office:string-value="(SO4)2-" calcext:value-type="string">
            <text:p>(SO4)2-</text:p>
          </table:table-cell>
          <table:table-cell table:style-name="ce331" table:formula="of:=ABS(VALUE(IF([.AE32];[.AC30];IF([.AF32];[.AD30];[.AE30]))))" office:value-type="float" office:value="2" calcext:value-type="float">
            <text:p>2</text:p>
          </table:table-cell>
          <table:table-cell table:style-name="ce331"/>
          <table:table-cell table:style-name="ce331" table:formula="of:=[.$AH$33]/[.AH32]" office:value-type="float" office:value="1" calcext:value-type="float">
            <text:p>1</text:p>
          </table:table-cell>
          <table:table-cell table:style-name="ce331" table:number-columns-repeated="2"/>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number-columns-repeated="3"/>
          <table:table-cell table:style-name="ce728" office:value-type="string" calcext:value-type="string">
            <text:p>Valor medio =</text:p>
          </table:table-cell>
          <table:table-cell table:style-name="ce319" table:formula="of:=NUMFORMA([.AJ8];[.$Z$6];[.$Z$7];[.$Z$8])" office:value-type="string" office:string-value="0,892" calcext:value-type="string">
            <text:p>0,892</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9"/>
          <table:table-cell table:style-name="ce587" table:number-columns-repeated="5"/>
          <table:table-cell table:style-name="ce331" table:formula="of:=LCM([.AH31];[.AH32])" office:value-type="float" office:value="2" calcext:value-type="float">
            <text:p>2</text:p>
          </table:table-cell>
          <table:table-cell table:style-name="ce587" table:formula="of:=IONSINCARGA([.AG31])&amp;IF([.AJ31]&gt;1;[.AJ31];&quot;&quot;)&amp;IONSINCARGA([.AG32])&amp;IF([.AJ32]&gt;1;[.AJ32];&quot;&quot;)" office:value-type="string" office:string-value="K2SO4" calcext:value-type="string">
            <text:p>K2SO4</text:p>
          </table:table-cell>
          <table:table-cell table:style-name="ce331" table:number-columns-repeated="3"/>
          <table:table-cell table:style-name="Default" table:number-columns-repeated="3"/>
          <table:table-cell table:style-name="ce331" table:number-columns-repeated="12"/>
          <table:table-cell table:style-name="ce167" table:number-columns-repeated="5"/>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number-columns-repeated="3"/>
          <table:table-cell table:style-name="ce728" table:formula="of:=&quot;mol &quot;&amp;[.G26]&amp;&quot; / &quot;&amp;[.J27]&amp;&quot; =&quot;" office:value-type="string" office:string-value="mol K₂Cr₂O₇ / cm³ D KI =" calcext:value-type="string">
            <text:p>mol K₂Cr₂O₇ / cm³ D KI =</text:p>
          </table:table-cell>
          <table:table-cell table:style-name="ce319" table:formula="of:=NUMFORMA([.AP20]*IF(ISBLANK([.G4]);1;0.001);[.$Z$6];[.$Z$7];[.$Z$8])" office:value-type="string" office:string-value="1,78×10⁻⁴" calcext:value-type="string">
            <text:p>1,78×10⁻⁴</text:p>
          </table:table-cell>
          <table:table-cell table:style-name="ce300" table:number-columns-repeated="2"/>
          <table:table-cell table:style-name="ce451" office:value-type="string" calcext:value-type="string">
            <text:p><text:s/></text:p>
          </table:table-cell>
          <table:table-cell table:number-columns-repeated="13"/>
          <table:table-cell table:style-name="ce167"/>
          <table:table-cell table:style-name="ce468" office:value-type="string" calcext:value-type="string">
            <text:p>Localización de elementos que cambian de entorno</text:p>
          </table:table-cell>
          <table:table-cell table:style-name="ce331"/>
          <table:table-cell table:style-name="ce469"/>
          <table:table-cell table:style-name="ce595"/>
          <table:table-cell table:style-name="ce469"/>
          <table:table-cell table:style-name="ce587"/>
          <table:table-cell table:style-name="ce469"/>
          <table:table-cell table:style-name="ce598"/>
          <table:table-cell table:style-name="ce331" table:number-columns-repeated="7"/>
          <table:table-cell table:style-name="ce167" table:number-columns-repeated="2"/>
          <table:table-cell table:style-name="ce331" table:number-columns-repeated="14"/>
          <table:table-cell table:style-name="Default" table:number-columns-repeated="7"/>
          <table:table-cell/>
        </table:table-row>
        <table:table-row table:style-name="ro1">
          <table:covered-table-cell table:number-columns-repeated="4" table:style-name="ce441"/>
          <table:table-cell table:style-name="ce451" office:value-type="string" calcext:value-type="string">
            <text:p><text:s/></text:p>
          </table:table-cell>
          <table:table-cell table:style-name="ce300"/>
          <table:table-cell table:style-name="ce728" table:formula="of:=&quot;[&quot;&amp;[.H26]&amp;&quot;] =&quot;" office:value-type="string" office:string-value="[KI] =" calcext:value-type="string">
            <text:p>[KI] =</text:p>
          </table:table-cell>
          <table:table-cell table:style-name="ce728" table:formula="of:=NUMFORMA([.AQ19];[.$YZ$6];[.$Z$7];[.$Z$8])" office:value-type="string" office:string-value="1,07" calcext:value-type="string">
            <text:p>1,07</text:p>
          </table:table-cell>
          <table:table-cell table:style-name="ce411" office:value-type="string" calcext:value-type="string">
            <text:p>mol/dm³</text:p>
          </table:table-cell>
          <table:table-cell table:style-name="ce300" table:number-columns-repeated="3"/>
          <table:table-cell table:style-name="ce451"/>
          <table:table-cell table:number-columns-repeated="13"/>
          <table:table-cell table:style-name="ce167"/>
          <table:table-cell table:style-name="ce331" table:formula="of:=TRIM(LEFT(CUENTAATOMOS([.AC25]);2))&amp;&quot; &quot;" office:value-type="string" office:string-value="K " calcext:value-type="string">
            <text:p>K </text:p>
          </table:table-cell>
          <table:table-cell table:style-name="ce331" table:formula="of:=TRIM(LEFT(CUENTAATOMOS([.AF25]);2))&amp;&quot; &quot;" office:value-type="string" office:string-value="Cr " calcext:value-type="string">
            <text:p>Cr </text:p>
          </table:table-cell>
          <table:table-cell table:style-name="ce331" table:formula="of:=TRIM(LEFT(CUENTAATOMOS([.AG25]);2))&amp;&quot; &quot;" office:value-type="string" office:string-value="I " calcext:value-type="string">
            <text:p>I </text:p>
          </table:table-cell>
          <table:table-cell table:style-name="ce331" table:formula="of:=TRIM(LEFT(CUENTAATOMOS([.AH25]);2))&amp;&quot; &quot;" office:value-type="string" office:string-value="K " calcext:value-type="string">
            <text:p>K </text:p>
          </table:table-cell>
          <table:table-cell table:style-name="ce587" table:formula="of:=AND([.$AB35]=[.AC$35];[.$AC$25]&lt;&gt;[.AF25])" office:value-type="boolean" office:boolean-value="false" calcext:value-type="boolean">
            <text:p>FALSO</text:p>
          </table:table-cell>
          <table:table-cell table:style-name="ce587" table:formula="of:=AND([.$AB$35]=[.AD$35];[.$AC$25]&lt;&gt;[.AG25])" office:value-type="boolean" office:boolean-value="false" calcext:value-type="boolean">
            <text:p>FALSO</text:p>
          </table:table-cell>
          <table:table-cell table:style-name="ce587" table:formula="of:=AND([.$AB$35]=[.AE$35];[.$AC$25]&lt;&gt;[.AH25])" office:value-type="boolean" office:boolean-value="false" calcext:value-type="boolean">
            <text:p>FALSO</text:p>
          </table:table-cell>
          <table:table-cell table:style-name="ce331" table:formula="of:=SUM([.AF35:.AH35])" office:value-type="float" office:value="0" calcext:value-type="float">
            <text:p>0</text:p>
          </table:table-cell>
          <table:table-cell table:style-name="ce587" table:formula="of:=[.AI35]&gt;0" office:value-type="boolean" office:boolean-value="false" calcext:value-type="boolean">
            <text:p>FALSO</text:p>
          </table:table-cell>
          <table:table-cell table:style-name="ce331" table:formula="of:=IF([.AJ35];MATCH(1;[.AF35:.AH35];0)+3;0)" office:value-type="float" office:value="0" calcext:value-type="float">
            <text:p>0</text:p>
          </table:table-cell>
          <table:table-cell table:style-name="ce331" table:formula="of:=IF([.AI35]&lt;2;[.AK35];IF([.$AJ$12];IF([.AH35];6;5);[.AK35]))" office:value-type="float" office:value="0" calcext:value-type="float">
            <text:p>0</text:p>
          </table:table-cell>
          <table:table-cell table:style-name="ce331" office:value-type="float" office:value="1" calcext:value-type="float">
            <text:p>1</text:p>
          </table:table-cell>
          <table:table-cell table:style-name="ce331" table:formula="of:=IF([.AJ35];INDEX([.$AC$27:.$AI$27];[.AM35]);0)" office:value-type="float" office:value="0" calcext:value-type="float">
            <text:p>0</text:p>
          </table:table-cell>
          <table:table-cell table:style-name="ce331" table:formula="of:=IF([.AJ35];INDEX([.$AC$25:.$AI$25];[.AM35]);0)" office:value-type="float" office:value="0" calcext:value-type="float">
            <text:p>0</text:p>
          </table:table-cell>
          <table:table-cell table:style-name="ce331" table:formula="of:=IF([.AJ35];INDEX([.$AC$27:.$AI$27];[.AL35]);0)" office:value-type="float" office:value="0" calcext:value-type="float">
            <text:p>0</text:p>
          </table:table-cell>
          <table:table-cell table:style-name="ce331" table:formula="of:=IF([.AJ35];INDEX([.$AC$25:.$AI$25];[.AL35]);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1"/>
          <table:table-cell table:style-name="ce452"/>
          <table:table-cell table:style-name="ce417" table:formula="of:=IF(ISERROR([.AN19]);&quot;&quot;;IF([.AN19]=0;&quot;&quot;;&quot;n(&quot;&amp;[.I8]&amp;&quot;) =&quot;))">
            <text:p/>
          </table:table-cell>
          <table:table-cell table:style-name="ce528" table:formula="of:=IF(ISERROR([.AN19]);&quot;&quot;;IF([.AN19]=0;&quot;&quot;;NUMFORMA([.AN27];[.$Z$6];[.$Z$7];[.$Z$8])))">
            <text:p/>
          </table:table-cell>
          <table:table-cell table:style-name="ce451" table:formula="of:=IF(ISERROR([.AN19]);&quot;&quot;;IF([.AN19]=0;&quot;&quot;;[.$BD$12]))">
            <text:p/>
          </table:table-cell>
          <table:table-cell table:style-name="ce451" table:number-columns-repeated="5"/>
          <table:table-cell table:number-columns-repeated="13"/>
          <table:table-cell table:style-name="ce167"/>
          <table:table-cell table:style-name="ce469"/>
          <table:table-cell table:style-name="ce469" table:formula="of:=TRIM(LEFT(CUENTAATOMOS([.AF26]);2))&amp;&quot; &quot;" office:value-type="string" office:string-value="S " calcext:value-type="string">
            <text:p>S </text:p>
          </table:table-cell>
          <table:table-cell table:style-name="ce469" table:formula="of:=TRIM(LEFT(CUENTAATOMOS([.AG26]);2))&amp;&quot; &quot;" office:value-type="string" office:string-value=" " calcext:value-type="string">
            <text:p><text:s/></text:p>
          </table:table-cell>
          <table:table-cell table:style-name="ce469" table:formula="of:=TRIM(LEFT(CUENTAATOMOS([.AH26]);2))&amp;&quot; &quot;" office:value-type="string" office:string-value="S " calcext:value-type="string">
            <text:p>S </text:p>
          </table:table-cell>
          <table:table-cell table:style-name="ce587" table:formula="of:=AND([.$AB35]=[.AC$36];[.$AC$25]&lt;&gt;[.AF26])" office:value-type="boolean" office:boolean-value="false" calcext:value-type="boolean">
            <text:p>FALSO</text:p>
          </table:table-cell>
          <table:table-cell table:style-name="ce587" table:formula="of:=AND([.$AB$35]=[.AD$36];[.$AC$25]&lt;&gt;[.AG26])" office:value-type="boolean" office:boolean-value="false" calcext:value-type="boolean">
            <text:p>FALSO</text:p>
          </table:table-cell>
          <table:table-cell table:style-name="ce587" table:formula="of:=AND([.$AB$35]=[.AE$36];[.$AC$25]&lt;&gt;[.AH26])" office:value-type="boolean" office:boolean-value="false" calcext:value-type="boolean">
            <text:p>FALSO</text:p>
          </table:table-cell>
          <table:table-cell table:style-name="ce331" table:formula="of:=SUM([.AF36:.AH36])" office:value-type="float" office:value="0" calcext:value-type="float">
            <text:p>0</text:p>
          </table:table-cell>
          <table:table-cell table:style-name="ce587" table:formula="of:=[.AI36]&gt;0" office:value-type="boolean" office:boolean-value="false" calcext:value-type="boolean">
            <text:p>FALSO</text:p>
          </table:table-cell>
          <table:table-cell table:style-name="ce331" table:formula="of:=IF([.AJ36];MATCH(1;[.AF36:.AH36];0)+3;0)" office:value-type="float" office:value="0" calcext:value-type="float">
            <text:p>0</text:p>
          </table:table-cell>
          <table:table-cell table:style-name="ce331" table:formula="of:=IF([.AI36]&lt;2;[.AK36];IF([.$AJ$12];IF([.AH36];6;5);[.AK36]))" office:value-type="float" office:value="0" calcext:value-type="float">
            <text:p>0</text:p>
          </table:table-cell>
          <table:table-cell table:style-name="ce331" office:value-type="float" office:value="1" calcext:value-type="float">
            <text:p>1</text:p>
          </table:table-cell>
          <table:table-cell table:style-name="ce331" table:formula="of:=IF([.AJ36];INDEX([.$AC$27:.$AI$27];[.AM36]);0)" office:value-type="float" office:value="0" calcext:value-type="float">
            <text:p>0</text:p>
          </table:table-cell>
          <table:table-cell table:style-name="ce331" table:formula="of:=IF([.AJ36];INDEX([.$AC$25:.$AI$25];[.AM36]);0)" office:value-type="float" office:value="0" calcext:value-type="float">
            <text:p>0</text:p>
          </table:table-cell>
          <table:table-cell table:style-name="ce331" table:formula="of:=IF([.AJ36];INDEX([.$AC$28:.$AI$28];[.AL36]);0)" office:value-type="float" office:value="0" calcext:value-type="float">
            <text:p>0</text:p>
          </table:table-cell>
          <table:table-cell table:style-name="ce331" table:formula="of:=IF([.AJ36];INDEX([.$AC$26:.$AI$26];[.AL36]);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ce451"/>
          <table:table-cell table:style-name="ce198" table:formula="of:=[$Índice.$H$4]" office:value-type="string" office:string-value="O     T     R     O     S           C     Á     L     C     U     L     O     S" calcext:value-type="string" table:number-columns-spanned="7"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451"/>
          <table:covered-table-cell table:number-columns-repeated="2" table:style-name="ce452"/>
          <table:table-cell table:style-name="ce452"/>
          <table:table-cell table:number-columns-repeated="13"/>
          <table:table-cell table:style-name="ce167"/>
          <table:table-cell table:style-name="ce469" table:formula="of:=TRIM(LEFT(CUENTAATOMOS([.AC26]);2))&amp;&quot; &quot;" office:value-type="string" office:string-value="Cr " calcext:value-type="string">
            <text:p>Cr </text:p>
          </table:table-cell>
          <table:table-cell table:style-name="ce469" table:number-columns-repeated="3"/>
          <table:table-cell table:style-name="ce587" table:formula="of:=AND([.$AB37]=[.AC$35];[.$AC$26]&lt;&gt;[.AF25])" office:value-type="boolean" office:boolean-value="true" calcext:value-type="boolean">
            <text:p>VERDADERO</text:p>
          </table:table-cell>
          <table:table-cell table:style-name="ce587" table:formula="of:=AND([.$AB37]=[.AD$35];[.$AC$26]&lt;&gt;[.AG25])" office:value-type="boolean" office:boolean-value="false" calcext:value-type="boolean">
            <text:p>FALSO</text:p>
          </table:table-cell>
          <table:table-cell table:style-name="ce587" table:formula="of:=AND([.$AB37]=[.AE$35];[.$AC$26]&lt;&gt;[.AH25])" office:value-type="boolean" office:boolean-value="false" calcext:value-type="boolean">
            <text:p>FALSO</text:p>
          </table:table-cell>
          <table:table-cell table:style-name="ce331" table:formula="of:=SUM([.AF37:.AH37])" office:value-type="float" office:value="1" calcext:value-type="float">
            <text:p>1</text:p>
          </table:table-cell>
          <table:table-cell table:style-name="ce587" table:formula="of:=[.AI37]&gt;0" office:value-type="boolean" office:boolean-value="true" calcext:value-type="boolean">
            <text:p>VERDADERO</text:p>
          </table:table-cell>
          <table:table-cell table:style-name="ce331" table:formula="of:=IF([.AJ37];MATCH(1;[.AF37:.AH37];0)+3;0)" office:value-type="float" office:value="4" calcext:value-type="float">
            <text:p>4</text:p>
          </table:table-cell>
          <table:table-cell table:style-name="ce331" table:formula="of:=IF([.AI37]&lt;2;[.AK37];IF([.$AJ$12];IF([.AH37];6;5);[.AK37]))" office:value-type="float" office:value="4" calcext:value-type="float">
            <text:p>4</text:p>
          </table:table-cell>
          <table:table-cell table:style-name="ce331" office:value-type="float" office:value="1" calcext:value-type="float">
            <text:p>1</text:p>
          </table:table-cell>
          <table:table-cell table:style-name="ce331" table:formula="of:=IF([.AJ37];INDEX([.$AC$28:.$AI$28];[.AM37]);0)" office:value-type="float" office:value="1" calcext:value-type="float">
            <text:p>1</text:p>
          </table:table-cell>
          <table:table-cell table:style-name="ce331" table:formula="of:=IF([.AJ37];INDEX([.$AC$26:.$AI$26];[.AM37]);0)" office:value-type="string" office:string-value="(Cr2O7)2-" calcext:value-type="string">
            <text:p>(Cr2O7)2-</text:p>
          </table:table-cell>
          <table:table-cell table:style-name="ce331" table:formula="of:=IF([.AJ37];INDEX([.$AC$27:.$AI$27];[.AL37]);0)" office:value-type="float" office:value="2" calcext:value-type="float">
            <text:p>2</text:p>
          </table:table-cell>
          <table:table-cell table:style-name="ce331" table:formula="of:=IF([.AJ37];INDEX([.$AC$25:.$AI$25];[.AL37]);0)" office:value-type="string" office:string-value="Cr3+" calcext:value-type="string">
            <text:p>Cr3+</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ce451"/>
          <table:table-cell table:style-name="ce728" office:value-type="string" calcext:value-type="string">
            <text:p>Etiqueta: </text:p>
          </table:table-cell>
          <table:table-cell table:style-name="ce429" table:number-columns-repeated="5"/>
          <table:table-cell table:style-name="ce452" table:number-columns-repeated="2"/>
          <table:table-cell table:style-name="Default" table:number-columns-repeated="2"/>
          <table:table-cell table:number-columns-repeated="11"/>
          <table:table-cell table:style-name="ce167"/>
          <table:table-cell table:style-name="ce469"/>
          <table:table-cell table:style-name="ce331" table:number-columns-repeated="3"/>
          <table:table-cell table:style-name="ce587" table:formula="of:=AND([.$AB37]=[.AC$36];[.$AC$26]&lt;&gt;[.AF26])" office:value-type="boolean" office:boolean-value="false" calcext:value-type="boolean">
            <text:p>FALSO</text:p>
          </table:table-cell>
          <table:table-cell table:style-name="ce587" table:formula="of:=AND([.$AB37]=[.AD$36];[.$AC$26]&lt;&gt;[.AG26])" office:value-type="boolean" office:boolean-value="false" calcext:value-type="boolean">
            <text:p>FALSO</text:p>
          </table:table-cell>
          <table:table-cell table:style-name="ce587" table:formula="of:=AND([.$AB37]=[.AE$36];[.$AC$26]&lt;&gt;[.AH26])" office:value-type="boolean" office:boolean-value="false" calcext:value-type="boolean">
            <text:p>FALSO</text:p>
          </table:table-cell>
          <table:table-cell table:style-name="ce331" table:formula="of:=SUM([.AF38:.AH38])" office:value-type="float" office:value="0" calcext:value-type="float">
            <text:p>0</text:p>
          </table:table-cell>
          <table:table-cell table:style-name="ce587" table:formula="of:=[.AI38]&gt;0" office:value-type="boolean" office:boolean-value="false" calcext:value-type="boolean">
            <text:p>FALSO</text:p>
          </table:table-cell>
          <table:table-cell table:style-name="ce331" table:formula="of:=IF([.AJ38];MATCH(1;[.AF38:.AH38];0)+3;0)" office:value-type="float" office:value="0" calcext:value-type="float">
            <text:p>0</text:p>
          </table:table-cell>
          <table:table-cell table:style-name="ce331" table:formula="of:=IF([.AI38]&lt;2;[.AK38];IF([.$AJ$12];IF([.AH38];6;5);[.AK38]))" office:value-type="float" office:value="0" calcext:value-type="float">
            <text:p>0</text:p>
          </table:table-cell>
          <table:table-cell table:style-name="ce331" office:value-type="float" office:value="1" calcext:value-type="float">
            <text:p>1</text:p>
          </table:table-cell>
          <table:table-cell table:style-name="ce331" table:formula="of:=IF([.AJ38];INDEX([.$AC$28:.$AI$28];[.AM38]);0)" office:value-type="float" office:value="0" calcext:value-type="float">
            <text:p>0</text:p>
          </table:table-cell>
          <table:table-cell table:style-name="ce331" table:formula="of:=IF([.AJ38];INDEX([.$AC$26:.$AI$26];[.AM38]);0)" office:value-type="float" office:value="0" calcext:value-type="float">
            <text:p>0</text:p>
          </table:table-cell>
          <table:table-cell table:style-name="ce331" table:formula="of:=IF([.AJ38];INDEX([.$AC$28:.$AI$28];[.AL38]);0)" office:value-type="float" office:value="0" calcext:value-type="float">
            <text:p>0</text:p>
          </table:table-cell>
          <table:table-cell table:style-name="ce331" table:formula="of:=IF([.AJ38];INDEX([.$AC$26:.$AI$26];[.AL38]);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ce451"/>
          <table:table-cell table:style-name="ce728" office:value-type="string" calcext:value-type="string">
            <text:p>Fórmula: </text:p>
          </table:table-cell>
          <table:table-cell table:style-name="ce430" table:number-columns-repeated="3"/>
          <table:table-cell table:style-name="ce562" table:number-columns-repeated="2"/>
          <table:table-cell table:style-name="ce452" table:number-columns-repeated="2"/>
          <table:table-cell table:style-name="Default" table:number-columns-repeated="2"/>
          <table:table-cell table:number-columns-repeated="11"/>
          <table:table-cell table:style-name="ce167"/>
          <table:table-cell table:style-name="ce331" table:formula="of:=TRIM(LEFT(CUENTAATOMOS([.AD25]);2))&amp;&quot; &quot;" office:value-type="string" office:string-value="K " calcext:value-type="string">
            <text:p>K </text:p>
          </table:table-cell>
          <table:table-cell table:style-name="ce331" table:number-columns-repeated="3"/>
          <table:table-cell table:style-name="ce587" table:formula="of:=AND([.$AB39]=[.AC$35];[.$AD$25]&lt;&gt;[.$AF$25])" office:value-type="boolean" office:boolean-value="false" calcext:value-type="boolean">
            <text:p>FALSO</text:p>
          </table:table-cell>
          <table:table-cell table:style-name="ce587" table:formula="of:=AND([.$AB39]=[.AD$35];[.$AD$25]&lt;&gt;[.AG25])" office:value-type="boolean" office:boolean-value="false" calcext:value-type="boolean">
            <text:p>FALSO</text:p>
          </table:table-cell>
          <table:table-cell table:style-name="ce587" table:formula="of:=AND([.$AB39]=[.AE$35];[.$AD$25]&lt;&gt;[.AH25])" office:value-type="boolean" office:boolean-value="false" calcext:value-type="boolean">
            <text:p>FALSO</text:p>
          </table:table-cell>
          <table:table-cell table:style-name="ce331" table:formula="of:=SUM([.AF39:.AH39])" office:value-type="float" office:value="0" calcext:value-type="float">
            <text:p>0</text:p>
          </table:table-cell>
          <table:table-cell table:style-name="ce587" table:formula="of:=[.AI39]&gt;0" office:value-type="boolean" office:boolean-value="false" calcext:value-type="boolean">
            <text:p>FALSO</text:p>
          </table:table-cell>
          <table:table-cell table:style-name="ce331" table:formula="of:=IF([.AJ39];MATCH(1;[.AF39:.AH39];0)+3;0)" office:value-type="float" office:value="0" calcext:value-type="float">
            <text:p>0</text:p>
          </table:table-cell>
          <table:table-cell table:style-name="ce331" table:formula="of:=IF([.AI39]&lt;2;[.AK39];IF([.$AJ$12];IF([.AH39];6;5);[.AK39]))" office:value-type="float" office:value="0" calcext:value-type="float">
            <text:p>0</text:p>
          </table:table-cell>
          <table:table-cell table:style-name="ce331" office:value-type="float" office:value="2" calcext:value-type="float">
            <text:p>2</text:p>
          </table:table-cell>
          <table:table-cell table:style-name="ce331" table:formula="of:=IF([.AJ39];INDEX([.$AC$27:.$AI$27];[.AM39]);0)" office:value-type="float" office:value="0" calcext:value-type="float">
            <text:p>0</text:p>
          </table:table-cell>
          <table:table-cell table:style-name="ce331" table:formula="of:=IF([.AJ39];INDEX([.$AC$25:.$AI$25];[.AM40]);0)" office:value-type="float" office:value="0" calcext:value-type="float">
            <text:p>0</text:p>
          </table:table-cell>
          <table:table-cell table:style-name="ce331" table:formula="of:=IF([.AJ39];INDEX([.$AC$27:.$AI$27];[.AL39]);0)" office:value-type="float" office:value="0" calcext:value-type="float">
            <text:p>0</text:p>
          </table:table-cell>
          <table:table-cell table:style-name="ce331" table:formula="of:=IF([.AJ39];INDEX([.$AC$25:.$AI$25];[.AL39]);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ce451" table:number-columns-repeated="6"/>
          <table:table-cell table:style-name="ce452" table:number-columns-repeated="3"/>
          <table:table-cell table:number-columns-repeated="13"/>
          <table:table-cell table:style-name="ce167"/>
          <table:table-cell table:style-name="ce469"/>
          <table:table-cell table:style-name="ce591" table:number-columns-repeated="3"/>
          <table:table-cell table:style-name="ce587" table:formula="of:=AND([.$AB39]=[.AC$36];[.$AD$25]&lt;&gt;[.$AF$26])" office:value-type="boolean" office:boolean-value="false" calcext:value-type="boolean">
            <text:p>FALSO</text:p>
          </table:table-cell>
          <table:table-cell table:style-name="ce587" table:formula="of:=AND([.$AB39]=[.AD$36];[.$AD$25]&lt;&gt;[.AG26])" office:value-type="boolean" office:boolean-value="false" calcext:value-type="boolean">
            <text:p>FALSO</text:p>
          </table:table-cell>
          <table:table-cell table:style-name="ce587" table:formula="of:=AND([.$AB39]=[.AE$36];[.$AD$25]&lt;&gt;[.AH26])" office:value-type="boolean" office:boolean-value="false" calcext:value-type="boolean">
            <text:p>FALSO</text:p>
          </table:table-cell>
          <table:table-cell table:style-name="ce331" table:formula="of:=SUM([.AF40:.AH40])" office:value-type="float" office:value="0" calcext:value-type="float">
            <text:p>0</text:p>
          </table:table-cell>
          <table:table-cell table:style-name="ce587" table:formula="of:=[.AI40]&gt;0" office:value-type="boolean" office:boolean-value="false" calcext:value-type="boolean">
            <text:p>FALSO</text:p>
          </table:table-cell>
          <table:table-cell table:style-name="ce331" table:formula="of:=IF([.AJ40];MATCH(1;[.AF40:.AH40];0)+3;0)" office:value-type="float" office:value="0" calcext:value-type="float">
            <text:p>0</text:p>
          </table:table-cell>
          <table:table-cell table:style-name="ce331" table:formula="of:=IF([.AI40]&lt;2;[.AK40];IF([.$AJ$12];IF([.AH40];6;5);[.AK40]))" office:value-type="float" office:value="0" calcext:value-type="float">
            <text:p>0</text:p>
          </table:table-cell>
          <table:table-cell table:style-name="ce331" office:value-type="float" office:value="2" calcext:value-type="float">
            <text:p>2</text:p>
          </table:table-cell>
          <table:table-cell table:style-name="ce331" table:formula="of:=IF([.AJ40];INDEX([.$AC$27:.$AI$27];[.AM40]);0)" office:value-type="float" office:value="0" calcext:value-type="float">
            <text:p>0</text:p>
          </table:table-cell>
          <table:table-cell table:style-name="ce331" table:formula="of:=IF([.AJ40];INDEX([.$AC$25:.$AI$25];[.AM41]);0)" office:value-type="float" office:value="0" calcext:value-type="float">
            <text:p>0</text:p>
          </table:table-cell>
          <table:table-cell table:style-name="ce331" table:formula="of:=IF([.AJ40];INDEX([.$AC$28:.$AI$28];[.AL40]);0)" office:value-type="float" office:value="0" calcext:value-type="float">
            <text:p>0</text:p>
          </table:table-cell>
          <table:table-cell table:style-name="ce331" table:formula="of:=IF([.AJ40];INDEX([.$AC$26:.$AI$26];[.AL40]);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3"/>
          <table:table-cell table:style-name="Default" table:number-columns-repeated="8"/>
          <table:table-cell table:number-columns-repeated="14"/>
          <table:table-cell table:style-name="ce167"/>
          <table:table-cell table:style-name="ce469" table:formula="of:=TRIM(LEFT(CUENTAATOMOS([.AD26]);2))&amp;&quot; &quot;" office:value-type="string" office:string-value="I " calcext:value-type="string">
            <text:p>I </text:p>
          </table:table-cell>
          <table:table-cell table:style-name="ce331"/>
          <table:table-cell table:style-name="ce469" table:number-columns-repeated="2"/>
          <table:table-cell table:style-name="ce587" table:formula="of:=AND([.$AB41]=[.AC$35];[.$AD$26]&lt;&gt;[.AF25])" office:value-type="boolean" office:boolean-value="false" calcext:value-type="boolean">
            <text:p>FALSO</text:p>
          </table:table-cell>
          <table:table-cell table:style-name="ce587" table:formula="of:=AND([.$AB41]=[.AD$35];[.$AD$26]&lt;&gt;[.AG25])" office:value-type="boolean" office:boolean-value="true" calcext:value-type="boolean">
            <text:p>VERDADERO</text:p>
          </table:table-cell>
          <table:table-cell table:style-name="ce587" table:formula="of:=AND([.$AB41]=[.AE$35];[.$AD$26]&lt;&gt;[.AH25])" office:value-type="boolean" office:boolean-value="false" calcext:value-type="boolean">
            <text:p>FALSO</text:p>
          </table:table-cell>
          <table:table-cell table:style-name="ce331" table:formula="of:=SUM([.AF41:.AH41])" office:value-type="float" office:value="1" calcext:value-type="float">
            <text:p>1</text:p>
          </table:table-cell>
          <table:table-cell table:style-name="ce587" table:formula="of:=[.AI41]&gt;0" office:value-type="boolean" office:boolean-value="true" calcext:value-type="boolean">
            <text:p>VERDADERO</text:p>
          </table:table-cell>
          <table:table-cell table:style-name="ce331" table:formula="of:=IF([.AJ41];MATCH(1;[.AF41:.AH41];0)+3;0)" office:value-type="float" office:value="5" calcext:value-type="float">
            <text:p>5</text:p>
          </table:table-cell>
          <table:table-cell table:style-name="ce331" table:formula="of:=IF([.AI41]&lt;2;[.AK41];IF([.$AJ$12];IF([.AH41];6;5);[.AK41]))" office:value-type="float" office:value="5" calcext:value-type="float">
            <text:p>5</text:p>
          </table:table-cell>
          <table:table-cell table:style-name="ce331" office:value-type="float" office:value="2" calcext:value-type="float">
            <text:p>2</text:p>
          </table:table-cell>
          <table:table-cell table:style-name="ce331" table:formula="of:=IF([.AJ41];INDEX([.$AC$28:.$AI$28];[.AM41]);0)" office:value-type="float" office:value="1" calcext:value-type="float">
            <text:p>1</text:p>
          </table:table-cell>
          <table:table-cell table:style-name="ce331" table:formula="of:=IF([.AJ41];INDEX([.$AC$26:.$AI$26];[.AM41]);0)" office:value-type="string" office:string-value="I-" calcext:value-type="string">
            <text:p>I-</text:p>
          </table:table-cell>
          <table:table-cell table:style-name="ce331" table:formula="of:=IF([.AJ41];INDEX([.$AC$27:.$AI$27];[.AL41]);0)" office:value-type="float" office:value="1" calcext:value-type="float">
            <text:p>1</text:p>
          </table:table-cell>
          <table:table-cell table:style-name="ce331" table:formula="of:=IF([.AJ41];INDEX([.$AC$25:.$AI$25];[.AL41]);0)" office:value-type="string" office:string-value="I2" calcext:value-type="string">
            <text:p>I2</text:p>
          </table:table-cell>
          <table:table-cell table:style-name="ce331" table:number-columns-repeated="15"/>
          <table:table-cell table:style-name="Default" table:number-columns-repeated="7"/>
          <table:table-cell/>
        </table:table-row>
        <table:table-row table:style-name="ro1">
          <table:covered-table-cell table:number-columns-repeated="4" table:style-name="ce441"/>
          <table:table-cell table:style-name="Default"/>
          <table:table-cell table:style-name="ce63" office:value-type="string" calcext:value-type="string">
            <text:p>Actualizado</text:p>
          </table:table-cell>
          <table:table-cell table:style-name="ce532" office:value-type="date" office:date-value="2025-08-08" calcext:value-type="date">
            <text:p>08/08/25</text:p>
          </table:table-cell>
          <table:table-cell table:style-name="Default" table:number-columns-repeated="5"/>
          <table:table-cell table:number-columns-repeated="14"/>
          <table:table-cell table:style-name="ce167"/>
          <table:table-cell table:style-name="ce469"/>
          <table:table-cell table:style-name="ce592"/>
          <table:table-cell table:style-name="ce469" table:number-columns-repeated="2"/>
          <table:table-cell table:style-name="ce587" table:formula="of:=AND([.$AB41]=[.AC$36];[.$AD$26]&lt;&gt;[.AF26])" office:value-type="boolean" office:boolean-value="false" calcext:value-type="boolean">
            <text:p>FALSO</text:p>
          </table:table-cell>
          <table:table-cell table:style-name="ce587" table:formula="of:=AND([.$AB41]=[.AD$36];[.$AD$26]&lt;&gt;[.AG26])" office:value-type="boolean" office:boolean-value="false" calcext:value-type="boolean">
            <text:p>FALSO</text:p>
          </table:table-cell>
          <table:table-cell table:style-name="ce587" table:formula="of:=AND([.$AB41]=[.AE$36];[.$AD$26]&lt;&gt;[.AH26])" office:value-type="boolean" office:boolean-value="false" calcext:value-type="boolean">
            <text:p>FALSO</text:p>
          </table:table-cell>
          <table:table-cell table:style-name="ce331" table:formula="of:=SUM([.AF42:.AH42])" office:value-type="float" office:value="0" calcext:value-type="float">
            <text:p>0</text:p>
          </table:table-cell>
          <table:table-cell table:style-name="ce587" table:formula="of:=[.AI42]&gt;0" office:value-type="boolean" office:boolean-value="false" calcext:value-type="boolean">
            <text:p>FALSO</text:p>
          </table:table-cell>
          <table:table-cell table:style-name="ce331" table:formula="of:=IF([.AJ42];MATCH(1;[.AF42:.AH42];0)+3;0)" office:value-type="float" office:value="0" calcext:value-type="float">
            <text:p>0</text:p>
          </table:table-cell>
          <table:table-cell table:style-name="ce331" table:formula="of:=IF([.AI42]&lt;2;[.AK42];IF([.$AJ$12];IF([.AH42];6;5);[.AK42]))" office:value-type="float" office:value="0" calcext:value-type="float">
            <text:p>0</text:p>
          </table:table-cell>
          <table:table-cell table:style-name="ce331" office:value-type="float" office:value="2" calcext:value-type="float">
            <text:p>2</text:p>
          </table:table-cell>
          <table:table-cell table:style-name="ce331" table:formula="of:=IF([.AJ42];INDEX([.$AC$28:.$AI$28];[.AM42]);0)" office:value-type="float" office:value="0" calcext:value-type="float">
            <text:p>0</text:p>
          </table:table-cell>
          <table:table-cell table:style-name="ce331" table:formula="of:=IF([.AJ42];INDEX([.$AC$26:.$AI$26];[.AM42]);0)" office:value-type="float" office:value="0" calcext:value-type="float">
            <text:p>0</text:p>
          </table:table-cell>
          <table:table-cell table:style-name="ce331" table:formula="of:=IF([.AJ42];INDEX([.$AC$28:.$AI$28];[.AL42]);0)" office:value-type="float" office:value="0" calcext:value-type="float">
            <text:p>0</text:p>
          </table:table-cell>
          <table:table-cell table:style-name="ce331" table:formula="of:=IF([.AJ42];INDEX([.$AC$26:.$AI$26];[.AL42]);0)" office:value-type="float" office:value="0" calcext:value-type="float">
            <text:p>0</text:p>
          </table:table-cell>
          <table:table-cell table:style-name="ce331" table:number-columns-repeated="2"/>
          <table:table-cell table:style-name="ce331" office:value-type="string" calcext:value-type="string">
            <text:p>supone que es el primero del ion</text:p>
          </table:table-cell>
          <table:table-cell table:style-name="ce331" table:number-columns-repeated="8"/>
          <table:table-cell table:style-name="ce559" office:value-type="string" calcext:value-type="string" table:number-columns-spanned="4" table:number-rows-spanned="1">
            <text:p>carga</text:p>
          </table:table-cell>
          <table:covered-table-cell table:number-columns-repeated="3" table:style-name="ce331"/>
          <table:table-cell table:style-name="ce497" office:value-type="string" calcext:value-type="string" table:number-columns-spanned="4" table:number-rows-spanned="1">
            <text:p>meio ácido</text:p>
          </table:table-cell>
          <table:covered-table-cell table:number-columns-repeated="3" table:style-name="ce167"/>
          <table:table-cell table:style-name="ce497" office:value-type="string" calcext:value-type="string" table:number-columns-spanned="4" table:number-rows-spanned="1">
            <text:p>meio básico</text:p>
          </table:table-cell>
          <table:covered-table-cell table:number-columns-repeated="3" table:style-name="ce167"/>
        </table:table-row>
        <table:table-row table:style-name="ro1">
          <table:covered-table-cell table:number-columns-repeated="4" table:style-name="ce441"/>
          <table:table-cell table:style-name="Default" table:number-columns-repeated="9"/>
          <table:table-cell table:number-columns-repeated="13"/>
          <table:table-cell table:style-name="ce331"/>
          <table:table-cell table:style-name="ce331" office:value-type="string" calcext:value-type="string">
            <text:p>mult. x</text:p>
          </table:table-cell>
          <table:table-cell table:style-name="ce593" office:value-type="string" calcext:value-type="string">
            <text:p>hay </text:p>
          </table:table-cell>
          <table:table-cell table:style-name="ce494" office:value-type="string" calcext:value-type="string">
            <text:p>Ajuste iónico</text:p>
          </table:table-cell>
          <table:table-cell table:style-name="ce331"/>
          <table:table-cell table:style-name="ce536" office:value-type="string" calcext:value-type="string">
            <text:p>MCM → </text:p>
          </table:table-cell>
          <table:table-cell table:style-name="ce331" table:formula="of:=LCM(ABS([.AG44]);ABS([.AG45]))" office:value-type="float" office:value="6" calcext:value-type="float">
            <text:p>6</text:p>
          </table:table-cell>
          <table:table-cell table:style-name="ce331" office:value-type="string" calcext:value-type="string">
            <text:p>mult. x</text:p>
          </table:table-cell>
          <table:table-cell table:style-name="ce331" office:value-type="string" calcext:value-type="string">
            <text:p>hay</text:p>
          </table:table-cell>
          <table:table-cell table:style-name="ce331" table:number-columns-repeated="5"/>
          <table:table-cell table:style-name="ce331" office:value-type="string" calcext:value-type="string">
            <text:p>MCM</text:p>
          </table:table-cell>
          <table:table-cell table:style-name="ce602" office:value-type="string" calcext:value-type="string">
            <text:p>factor</text:p>
          </table:table-cell>
          <table:table-cell table:style-name="ce331" table:number-columns-repeated="2"/>
          <table:table-cell table:style-name="ce331" office:value-type="string" calcext:value-type="string">
            <text:p>elem.</text:p>
          </table:table-cell>
          <table:table-cell table:style-name="ce331" office:value-type="string" calcext:value-type="string">
            <text:p>n (r)</text:p>
          </table:table-cell>
          <table:table-cell table:style-name="ce331" office:value-type="string" calcext:value-type="string">
            <text:p>n (p)</text:p>
          </table:table-cell>
          <table:table-cell table:style-name="ce331" office:value-type="string" calcext:value-type="string">
            <text:p>Lo (r)</text:p>
          </table:table-cell>
          <table:table-cell table:style-name="ce331" office:value-type="string" calcext:value-type="string">
            <text:p>Lo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559" office:value-type="string" calcext:value-type="string" table:number-columns-spanned="2" table:number-rows-spanned="1">
            <text:p>reactivos</text:p>
          </table:table-cell>
          <table:covered-table-cell table:style-name="ce536"/>
          <table:table-cell table:style-name="ce495" office:value-type="string" calcext:value-type="string" table:number-columns-spanned="2" table:number-rows-spanned="1">
            <text:p>productos</text:p>
          </table:table-cell>
          <table:covered-table-cell/>
          <table:table-cell table:style-name="ce559" office:value-type="string" calcext:value-type="string" table:number-columns-spanned="2" table:number-rows-spanned="1">
            <text:p>reactivos</text:p>
          </table:table-cell>
          <table:covered-table-cell table:style-name="ce536"/>
          <table:table-cell table:style-name="ce495" office:value-type="string" calcext:value-type="string" table:number-columns-spanned="2" table:number-rows-spanned="1">
            <text:p>productos</text:p>
          </table:table-cell>
          <table:covered-table-cell table:style-name="ce331"/>
          <table:table-cell table:style-name="ce559" office:value-type="string" calcext:value-type="string" table:number-columns-spanned="2" table:number-rows-spanned="1">
            <text:p>reactivos</text:p>
          </table:table-cell>
          <table:covered-table-cell table:style-name="ce536"/>
          <table:table-cell table:style-name="ce495" office:value-type="string" calcext:value-type="string" table:number-columns-spanned="2" table:number-rows-spanned="1">
            <text:p>productos</text:p>
          </table:table-cell>
          <table:covered-table-cell table:style-name="ce331"/>
          <table:table-cell/>
        </table:table-row>
        <table:table-row table:style-name="ro1">
          <table:covered-table-cell table:number-columns-repeated="4" table:style-name="ce441"/>
          <table:table-cell table:style-name="Default" table:number-columns-repeated="9"/>
          <table:table-cell table:number-columns-repeated="13"/>
          <table:table-cell table:style-name="ce331"/>
          <table:table-cell table:style-name="ce331" table:formula="of:=[.$AP44]/[.AU44]" office:value-type="float" office:value="1" calcext:value-type="float">
            <text:p>1</text:p>
          </table:table-cell>
          <table:table-cell table:style-name="ce588" table:formula="of:=VLOOKUP(1;[.$AJ$35:.$AP$38];COLUMN()-COLUMN([.$O$24]))" office:value-type="string" office:string-value="" calcext:value-type="error">
            <text:p>Err:502</text:p>
          </table:table-cell>
          <table:table-cell table:style-name="ce588" table:formula="of:=VLOOKUP(1;[.$AJ$35:.$AQ$38];COLUMN()-COLUMN([.X1]))" office:value-type="string" office:string-value="(Cr2O7)2-" calcext:value-type="string">
            <text:p>(Cr2O7)2-</text:p>
          </table:table-cell>
          <table:table-cell table:style-name="ce331" table:formula="of:=OFFSET([.BG44];0;4*[.$AC$15])" office:value-type="float" office:value="14" calcext:value-type="float">
            <text:p>14</text:p>
          </table:table-cell>
          <table:table-cell table:style-name="ce331" table:formula="of:=OFFSET([.BH44];0;4*[.$AC$15])" office:value-type="string" office:string-value="H+" calcext:value-type="string">
            <text:p>H+</text:p>
          </table:table-cell>
          <table:table-cell table:style-name="ce331" table:formula="of:=([.BC44]+[.BD44])-([.BE44]+[.BF44])" office:value-type="float" office:value="6" calcext:value-type="float">
            <text:p>6</text:p>
          </table:table-cell>
          <table:table-cell table:style-name="ce331" office:value-type="string" calcext:value-type="string">
            <text:p>e-</text:p>
          </table:table-cell>
          <table:table-cell table:style-name="ce331" table:formula="of:=[.$AP44]/[.AV44]" office:value-type="float" office:value="2" calcext:value-type="float">
            <text:p>2</text:p>
          </table:table-cell>
          <table:table-cell table:style-name="ce331" table:formula="of:=VLOOKUP(1;[.$AJ$35:.$AP$38];COLUMN()-COLUMN([.X1])-5)" office:value-type="float" office:value="2" calcext:value-type="float">
            <text:p>2</text:p>
          </table:table-cell>
          <table:table-cell table:style-name="ce588" table:formula="of:=VLOOKUP(1;[.$AJ$35:.$AQ$38];COLUMN()-COLUMN([.X1])-5)" office:value-type="string" office:string-value="Cr3+" calcext:value-type="string">
            <text:p>Cr3+</text:p>
          </table:table-cell>
          <table:table-cell table:style-name="ce331" table:formula="of:=OFFSET([.BI44];0;4*[.$AC$15])" office:value-type="float" office:value="7" calcext:value-type="float">
            <text:p>7</text:p>
          </table:table-cell>
          <table:table-cell table:style-name="ce331" table:formula="of:=OFFSET([.BJ44];0;4*[.$AC$15])" office:value-type="string" office:string-value="H2O" calcext:value-type="string">
            <text:p>H2O</text:p>
          </table:table-cell>
          <table:table-cell table:style-name="ce331" table:number-columns-repeated="2"/>
          <table:table-cell table:style-name="ce331" table:formula="of:=LCM([.AU44];[.AV44])" office:value-type="float" office:value="2" calcext:value-type="float">
            <text:p>2</text:p>
          </table:table-cell>
          <table:table-cell table:style-name="ce331" table:formula="of:=IF([.AG44];[.$AG$43]/ABS([.AG44]);0)" office:value-type="float" office:value="1" calcext:value-type="float">
            <text:p>1</text:p>
          </table:table-cell>
          <table:table-cell table:style-name="ce331" table:formula="of:=CUENTAATOMOS([.AD44])" office:value-type="string" office:string-value="CrO       2 7       " calcext:value-type="string">
            <text:p>CrO <text:s text:c="6"/>2 7 <text:s text:c="6"/></text:p>
          </table:table-cell>
          <table:table-cell table:style-name="ce331" table:formula="of:=CUENTAATOMOS([.AK44])" office:value-type="string" office:string-value="Cr        1         " calcext:value-type="string">
            <text:p>Cr <text:s text:c="7"/>1 <text:s text:c="8"/></text:p>
          </table:table-cell>
          <table:table-cell table:style-name="ce331" table:formula="of:=TRIM(LEFT([.AR44];2))" office:value-type="string" office:string-value="Cr" calcext:value-type="string">
            <text:p>Cr</text:p>
          </table:table-cell>
          <table:table-cell table:style-name="ce331" table:formula="of:=VALUE(MID([.AR44];11;2))" office:value-type="float" office:value="2" calcext:value-type="float">
            <text:p>2</text:p>
          </table:table-cell>
          <table:table-cell table:style-name="ce331" table:formula="of:=VALUE(MID([.AS44];11;2))" office:value-type="float" office:value="1" calcext:value-type="float">
            <text:p>1</text:p>
          </table:table-cell>
          <table:table-cell table:style-name="ce331" table:formula="of:=FIND(&quot;O &quot;;[.AR44])" office:value-type="float" office:value="3" calcext:value-type="float">
            <text:p>3</text:p>
          </table:table-cell>
          <table:table-cell table:style-name="ce331" table:formula="of:=FIND(&quot;O &quot;;[.AS44])" office:value-type="string" office:string-value="" calcext:value-type="error">
            <text:p>#¡VALOR!</text:p>
          </table:table-cell>
          <table:table-cell table:style-name="ce331" table:formula="of:=IF(ISERROR([.AW44]);0;MID([.AR44];[.AW44]+10;1))" office:value-type="string" office:string-value="7" calcext:value-type="string">
            <text:p>7</text:p>
          </table:table-cell>
          <table:table-cell table:style-name="ce331" table:formula="of:=IF(ISERROR([.AX44]);0;MID([.AS44];[.AX44]+10;1))" office:value-type="float" office:value="0" calcext:value-type="float">
            <text:p>0</text:p>
          </table:table-cell>
          <table:table-cell table:style-name="ce331" table:formula="of:=IF([.AY44]=0;0;IF(AND(CODE([.AY44])&gt;49;CODE([.AY44])&lt;58);VALUE([.AY44]);1))*[.AB44]" office:value-type="float" office:value="7" calcext:value-type="float">
            <text:p>7</text:p>
          </table:table-cell>
          <table:table-cell table:style-name="ce331" table:formula="of:=IF([.AZ44]=0;0;IF(AND(CODE([.AZ44])&gt;49;CODE([.AZ44])&lt;58);VALUE([.AZ44]);1))*[.AI44]" office:value-type="float" office:value="0" calcext:value-type="float">
            <text:p>0</text:p>
          </table:table-cell>
          <table:table-cell table:style-name="ce331" table:formula="of:=CARGAION([.AD44])*[.AB44]" office:value-type="float" office:value="-2" calcext:value-type="float">
            <text:p>-2</text:p>
          </table:table-cell>
          <table:table-cell table:style-name="ce331" table:formula="of:=IF([.AF44]=[.$AT$48];1;IF([.AF44]=[.$AT$49];-1;0))*[.AE44]" office:value-type="float" office:value="14" calcext:value-type="float">
            <text:p>14</text:p>
          </table:table-cell>
          <table:table-cell table:style-name="ce331" table:formula="of:=CARGAION([.AK44])*[.AI44]" office:value-type="float" office:value="6" calcext:value-type="float">
            <text:p>6</text:p>
          </table:table-cell>
          <table:table-cell table:style-name="ce331" table:formula="of:=IF([.AM44]=[.$AT$48];1;IF([.AM44]=[.$AT$49];-1;0))*[.AL44]" office:value-type="float" office:value="0" calcext:value-type="float">
            <text:p>0</text:p>
          </table:table-cell>
          <table:table-cell table:style-name="ce331" table:formula="of:=IF([.BA44]+[.BB44]=0;0;IF([.BB44]&gt;[.BA44];[.BB44]-[.BA44];2*([.BA44]-[.BB44])))" office:value-type="float" office:value="14" calcext:value-type="float">
            <text:p>14</text:p>
          </table:table-cell>
          <table:table-cell table:style-name="ce331" table:formula="of:=IF([.BA44]+[.BB44]=0;&quot;&quot;;IF([.BB44]&gt;[.BA44];[.AT47];[.AT48]))" office:value-type="string" office:string-value="H+" calcext:value-type="string">
            <text:p>H+</text:p>
          </table:table-cell>
          <table:table-cell table:style-name="ce167" table:formula="of:=IF([.BA44]+[.BB44]=0;0;IF([.BA44]&gt;[.BB44];[.BA44]-[.BB44];2*([.BB44]-[.BA44])))" office:value-type="float" office:value="7" calcext:value-type="float">
            <text:p>7</text:p>
          </table:table-cell>
          <table:table-cell table:style-name="ce331" table:formula="of:=IF([.BA44]+[.BB44]=0;&quot;&quot;;IF([.BA44]&gt;[.BB44];&quot;H2O&quot;;&quot;H+&quot;))" office:value-type="string" office:string-value="H2O" calcext:value-type="string">
            <text:p>H2O</text:p>
          </table:table-cell>
          <table:table-cell table:style-name="ce331" table:formula="of:=[.BI44]" office:value-type="float" office:value="7" calcext:value-type="float">
            <text:p>7</text:p>
          </table:table-cell>
          <table:table-cell table:style-name="ce331" table:formula="of:=IF([.BH44]=[.AT47];[.AT49];[.AT47])" office:value-type="string" office:string-value="H2O" calcext:value-type="string">
            <text:p>H2O</text:p>
          </table:table-cell>
          <table:table-cell table:style-name="ce331" table:formula="of:=[.BG44]" office:value-type="float" office:value="14" calcext:value-type="float">
            <text:p>14</text:p>
          </table:table-cell>
          <table:table-cell table:style-name="ce167" table:formula="of:=IF([.BH44]=[.AT47];[.AT47];[.AT49])" office:value-type="string" office:string-value="(OH)-" calcext:value-type="string">
            <text:p>(OH)-</text:p>
          </table:table-cell>
        </table:table-row>
        <table:table-row table:style-name="ro1">
          <table:covered-table-cell table:number-columns-repeated="4" table:style-name="ce441"/>
          <table:table-cell table:style-name="Default" table:number-columns-repeated="9"/>
          <table:table-cell table:number-columns-repeated="13"/>
          <table:table-cell table:style-name="ce331"/>
          <table:table-cell table:style-name="ce331" table:formula="of:=[.$AP45]/[.AU45]" office:value-type="float" office:value="2" calcext:value-type="float">
            <text:p>2</text:p>
          </table:table-cell>
          <table:table-cell table:style-name="ce588" table:formula="of:=VLOOKUP(1;[.$AJ$39:.$AP$42];COLUMN()-COLUMN([.$O$24]))" office:value-type="string" office:string-value="" calcext:value-type="error">
            <text:p>Err:502</text:p>
          </table:table-cell>
          <table:table-cell table:style-name="ce588" table:formula="of:=VLOOKUP(1;[.$AJ$39:.$AQ$42];COLUMN()-COLUMN([.X1]))" office:value-type="string" office:string-value="I-" calcext:value-type="string">
            <text:p>I-</text:p>
          </table:table-cell>
          <table:table-cell table:style-name="ce331" table:formula="of:=OFFSET([.BG45];0;4*[.$AC$15])" office:value-type="float" office:value="0" calcext:value-type="float">
            <text:p>0</text:p>
          </table:table-cell>
          <table:table-cell table:style-name="ce331" table:formula="of:=OFFSET([.BH45];0;4*[.$AC$15])">
            <text:p/>
          </table:table-cell>
          <table:table-cell table:style-name="ce331" table:formula="of:=([.BC45]+[.BD45])-([.BE45]+[.BF45])" office:value-type="float" office:value="-2" calcext:value-type="float">
            <text:p>-2</text:p>
          </table:table-cell>
          <table:table-cell table:style-name="ce331" office:value-type="string" calcext:value-type="string">
            <text:p>e-</text:p>
          </table:table-cell>
          <table:table-cell table:style-name="ce331" table:formula="of:=[.$AP45]/[.AV45]" office:value-type="float" office:value="1" calcext:value-type="float">
            <text:p>1</text:p>
          </table:table-cell>
          <table:table-cell table:style-name="ce331" table:formula="of:=VLOOKUP(1;[.$AJ$39:.$AP$42];COLUMN()-COLUMN([.X1])-5)" office:value-type="float" office:value="1" calcext:value-type="float">
            <text:p>1</text:p>
          </table:table-cell>
          <table:table-cell table:style-name="ce588" table:formula="of:=VLOOKUP(1;[.$AJ$39:.$AQ$42];COLUMN()-COLUMN([.X1])-5)" office:value-type="string" office:string-value="I2" calcext:value-type="string">
            <text:p>I2</text:p>
          </table:table-cell>
          <table:table-cell table:style-name="ce331" table:formula="of:=OFFSET([.BI45];0;4*[.$AC$15])" office:value-type="float" office:value="0" calcext:value-type="float">
            <text:p>0</text:p>
          </table:table-cell>
          <table:table-cell table:style-name="ce331" table:formula="of:=OFFSET([.BJ45];0;4*[.$AC$15])">
            <text:p/>
          </table:table-cell>
          <table:table-cell table:style-name="ce331" table:number-columns-repeated="2"/>
          <table:table-cell table:style-name="ce331" table:formula="of:=LCM([.AU45];[.AV45])" office:value-type="float" office:value="2" calcext:value-type="float">
            <text:p>2</text:p>
          </table:table-cell>
          <table:table-cell table:style-name="ce331" table:formula="of:=IF([.AG45];[.$AG$43]/ABS([.AG45]);0)" office:value-type="float" office:value="3" calcext:value-type="float">
            <text:p>3</text:p>
          </table:table-cell>
          <table:table-cell table:style-name="ce331" table:formula="of:=CUENTAATOMOS([.AD45])" office:value-type="string" office:string-value="I         1         " calcext:value-type="string">
            <text:p>I <text:s text:c="8"/>1 <text:s text:c="8"/></text:p>
          </table:table-cell>
          <table:table-cell table:style-name="ce331" table:formula="of:=CUENTAATOMOS([.AK45])" office:value-type="string" office:string-value="I         2         " calcext:value-type="string">
            <text:p>I <text:s text:c="8"/>2 <text:s text:c="8"/></text:p>
          </table:table-cell>
          <table:table-cell table:style-name="ce331" table:formula="of:=TRIM(LEFT([.AR45];2))" office:value-type="string" office:string-value="I" calcext:value-type="string">
            <text:p>I</text:p>
          </table:table-cell>
          <table:table-cell table:style-name="ce331" table:formula="of:=VALUE(MID([.AR45];11;2))" office:value-type="float" office:value="1" calcext:value-type="float">
            <text:p>1</text:p>
          </table:table-cell>
          <table:table-cell table:style-name="ce331" table:formula="of:=VALUE(MID([.AS45];11;2))" office:value-type="float" office:value="2" calcext:value-type="float">
            <text:p>2</text:p>
          </table:table-cell>
          <table:table-cell table:style-name="ce331" table:formula="of:=FIND(&quot;O &quot;;[.AR45])" office:value-type="string" office:string-value="" calcext:value-type="error">
            <text:p>#¡VALOR!</text:p>
          </table:table-cell>
          <table:table-cell table:style-name="ce331" table:formula="of:=FIND(&quot;O &quot;;[.AS45])" office:value-type="string" office:string-value="" calcext:value-type="error">
            <text:p>#¡VALOR!</text:p>
          </table:table-cell>
          <table:table-cell table:style-name="ce331" table:formula="of:=IF(ISERROR([.AW45]);0;MID([.AR45];[.AW45]+10;1))" office:value-type="float" office:value="0" calcext:value-type="float">
            <text:p>0</text:p>
          </table:table-cell>
          <table:table-cell table:style-name="ce331" table:formula="of:=IF(ISERROR([.AX45]);0;MID([.AS45];[.AX45]+10;1))" office:value-type="float" office:value="0" calcext:value-type="float">
            <text:p>0</text:p>
          </table:table-cell>
          <table:table-cell table:style-name="ce331" table:formula="of:=IF([.AY45]=0;0;IF(AND(CODE([.AY45])&gt;49;CODE([.AY45])&lt;58);VALUE([.AY45]);1))*[.AB45]" office:value-type="float" office:value="0" calcext:value-type="float">
            <text:p>0</text:p>
          </table:table-cell>
          <table:table-cell table:style-name="ce331" table:formula="of:=IF([.AZ45]=0;0;IF(AND(CODE([.AZ45])&gt;49;CODE([.AZ45])&lt;58);VALUE([.AZ45]);1))*[.AI45]" office:value-type="float" office:value="0" calcext:value-type="float">
            <text:p>0</text:p>
          </table:table-cell>
          <table:table-cell table:style-name="ce331" table:formula="of:=CARGAION([.AD45])*[.AB45]" office:value-type="float" office:value="-2" calcext:value-type="float">
            <text:p>-2</text:p>
          </table:table-cell>
          <table:table-cell table:style-name="ce331" table:formula="of:=IF([.AF45]=[.$AT$48];1;IF([.AF45]=[.$AT$49];-1;0))*[.AE45]" office:value-type="float" office:value="0" calcext:value-type="float">
            <text:p>0</text:p>
          </table:table-cell>
          <table:table-cell table:style-name="ce331" table:formula="of:=CARGAION([.AK45])*[.AI45]" office:value-type="float" office:value="0" calcext:value-type="float">
            <text:p>0</text:p>
          </table:table-cell>
          <table:table-cell table:style-name="ce331" table:formula="of:=IF([.AM45]=[.$AT$48];1;IF([.AM45]=[.$AT$49];-1;0))*[.AL45]" office:value-type="float" office:value="0" calcext:value-type="float">
            <text:p>0</text:p>
          </table:table-cell>
          <table:table-cell table:style-name="ce331" table:formula="of:=IF([.BA45]+[.BB45]=0;0;IF([.BB45]&gt;[.BA45];[.BB45]-[.BA45];2*([.BA45]-[.BB45])))" office:value-type="float" office:value="0" calcext:value-type="float">
            <text:p>0</text:p>
          </table:table-cell>
          <table:table-cell table:style-name="ce331" table:formula="of:=IF([.BA45]+[.BB45]=0;&quot;&quot;;IF([.BB45]&gt;[.BA45];[.AT47];[.AT48]))">
            <text:p/>
          </table:table-cell>
          <table:table-cell table:style-name="ce167" table:formula="of:=IF([.BA45]+[.BB45]=0;0;IF([.BA45]&gt;[.BB45];[.BA45]-[.BB45];2*([.BB45]-[.BA45])))" office:value-type="float" office:value="0" calcext:value-type="float">
            <text:p>0</text:p>
          </table:table-cell>
          <table:table-cell table:style-name="ce331" table:formula="of:=IF([.BA45]+[.BB45]=0;&quot;&quot;;IF([.BA45]&gt;[.BB45];&quot;H2O&quot;;&quot;H+&quot;))">
            <text:p/>
          </table:table-cell>
          <table:table-cell table:style-name="ce331" table:formula="of:=[.BI45]" office:value-type="float" office:value="0" calcext:value-type="float">
            <text:p>0</text:p>
          </table:table-cell>
          <table:table-cell table:style-name="ce331" table:formula="of:=IF([.BH45]=[.AT47];[.AT49];[.AT47])" office:value-type="string" office:string-value="H2O" calcext:value-type="string">
            <text:p>H2O</text:p>
          </table:table-cell>
          <table:table-cell table:style-name="ce331" table:formula="of:=[.BG45]" office:value-type="float" office:value="0" calcext:value-type="float">
            <text:p>0</text:p>
          </table:table-cell>
          <table:table-cell table:style-name="ce167" table:formula="of:=IF([.BJ45]=[.AT47];[.AT49];[.AT47])" office:value-type="string" office:string-value="H2O" calcext:value-type="string">
            <text:p>H2O</text:p>
          </table:table-cell>
        </table:table-row>
        <table:table-row table:style-name="ro1">
          <table:covered-table-cell table:number-columns-repeated="4" table:style-name="ce441"/>
          <table:table-cell table:style-name="Default" table:number-columns-repeated="6"/>
          <table:table-cell table:number-columns-repeated="16"/>
          <table:table-cell table:style-name="ce331" table:number-columns-repeated="2"/>
          <table:table-cell table:style-name="ce331" table:formula="of:=[.AB44]*[.$AQ$44]" office:value-type="float" office:value="1" calcext:value-type="float">
            <text:p>1</text:p>
          </table:table-cell>
          <table:table-cell table:style-name="ce331" table:formula="of:=[.AD44]" office:value-type="string" office:string-value="(Cr2O7)2-" calcext:value-type="string">
            <text:p>(Cr2O7)2-</text:p>
          </table:table-cell>
          <table:table-cell table:style-name="ce331" table:formula="of:=[.AB45]*[.$AQ$45]" office:value-type="float" office:value="6" calcext:value-type="float">
            <text:p>6</text:p>
          </table:table-cell>
          <table:table-cell table:style-name="ce331" table:formula="of:=[.AD45]" office:value-type="string" office:string-value="I-" calcext:value-type="string">
            <text:p>I-</text:p>
          </table:table-cell>
          <table:table-cell table:style-name="ce331" table:formula="of:=IF([.AW47]&gt;0;[.AW47];IF([.AW48]&gt;0;[.AW48];IF([.AW49]&gt;0;[.AW49];0)))" office:value-type="float" office:value="14" calcext:value-type="float">
            <text:p>14</text:p>
          </table:table-cell>
          <table:table-cell table:style-name="ce331" table:formula="of:=IF([.AW47]&gt;0;[.AT47];IF([.AW48]&gt;0;[.AT48];IF([.AW49]&gt;0;[.AT49];&quot;&quot;)))" office:value-type="string" office:string-value="H+" calcext:value-type="string">
            <text:p>H+</text:p>
          </table:table-cell>
          <table:table-cell table:style-name="ce331"/>
          <table:table-cell table:style-name="ce331" table:formula="of:=[.AI44]*[.$AQ$44]" office:value-type="float" office:value="2" calcext:value-type="float">
            <text:p>2</text:p>
          </table:table-cell>
          <table:table-cell table:style-name="ce331" table:formula="of:=[.AK44]" office:value-type="string" office:string-value="Cr3+" calcext:value-type="string">
            <text:p>Cr3+</text:p>
          </table:table-cell>
          <table:table-cell table:style-name="ce331" table:formula="of:=[.AI45]*[.$AQ$45]" office:value-type="float" office:value="3" calcext:value-type="float">
            <text:p>3</text:p>
          </table:table-cell>
          <table:table-cell table:style-name="ce331" table:formula="of:=[.AK45]" office:value-type="string" office:string-value="I2" calcext:value-type="string">
            <text:p>I2</text:p>
          </table:table-cell>
          <table:table-cell table:style-name="ce331" table:formula="of:=-IF([.AW47]&lt;0;[.AW47];IF([.AW48]&lt;0;[.AW48];IF([.AW49]&lt;0;[.AW49];0)))" office:value-type="float" office:value="7" calcext:value-type="float">
            <text:p>7</text:p>
          </table:table-cell>
          <table:table-cell table:style-name="ce331" table:formula="of:=IF([.AW47]&lt;0;[.AT47];IF([.AW48]&lt;0;[.AT48];IF([.AW49]&lt;0;[.AT49];&quot;&quot;)))" office:value-type="string" office:string-value="H2O" calcext:value-type="string">
            <text:p>H2O</text:p>
          </table:table-cell>
          <table:table-cell table:style-name="ce331" table:number-columns-repeated="5"/>
          <table:table-cell table:style-name="ce536" office:value-type="string" calcext:value-type="string">
            <text:p>r</text:p>
          </table:table-cell>
          <table:table-cell table:style-name="ce536" office:value-type="string" calcext:value-type="string">
            <text:p>p</text:p>
          </table:table-cell>
          <table:table-cell table:style-name="ce331" table:number-columns-repeated="3"/>
          <table:table-cell table:style-name="Default" table:number-columns-repeated="3"/>
          <table:table-cell table:style-name="ce331" table:number-columns-repeated="8"/>
          <table:table-cell table:number-columns-repeated="4"/>
        </table:table-row>
        <table:table-row table:style-name="ro1">
          <table:covered-table-cell table:number-columns-repeated="4" table:style-name="ce441"/>
          <table:table-cell table:style-name="Default" table:number-columns-repeated="6"/>
          <table:table-cell table:number-columns-repeated="16"/>
          <table:table-cell table:style-name="ce331"/>
          <table:table-cell table:style-name="ce472" office:value-type="string" calcext:value-type="string">
            <text:p>R</text:p>
          </table:table-cell>
          <table:table-cell table:style-name="ce593"/>
          <table:table-cell table:style-name="ce331" table:formula="of:=FIND([.AD$46];[.$AC$24])" office:value-type="float" office:value="11" calcext:value-type="float">
            <text:p>11</text:p>
          </table:table-cell>
          <table:table-cell table:style-name="ce593"/>
          <table:table-cell table:style-name="ce331" table:formula="of:=FIND([.$AF$46];[.$AC$24])" office:value-type="string" office:string-value="" calcext:value-type="error">
            <text:p>#¡VALOR!</text:p>
          </table:table-cell>
          <table:table-cell table:style-name="ce593"/>
          <table:table-cell table:style-name="ce331" table:formula="of:=FIND([.AH$46];[.$AC$24])" office:value-type="string" office:string-value="" calcext:value-type="error">
            <text:p>#¡VALOR!</text:p>
          </table:table-cell>
          <table:table-cell table:style-name="ce593" table:number-columns-repeated="2"/>
          <table:table-cell table:style-name="ce331" table:formula="of:=FIND([.AK46];[.$AF$24])" office:value-type="float" office:value="1" calcext:value-type="float">
            <text:p>1</text:p>
          </table:table-cell>
          <table:table-cell table:style-name="ce593"/>
          <table:table-cell table:style-name="ce331" table:formula="of:=FIND([.AM46];[.$AF$24])" office:value-type="string" office:string-value="" calcext:value-type="error">
            <text:p>#¡VALOR!</text:p>
          </table:table-cell>
          <table:table-cell table:style-name="ce593"/>
          <table:table-cell table:style-name="ce587" table:formula="of:=ISERROR([.AK47])" office:value-type="boolean" office:boolean-value="false" calcext:value-type="boolean">
            <text:p>FALSO</text:p>
          </table:table-cell>
          <table:table-cell table:style-name="ce593"/>
          <table:table-cell table:style-name="ce587" table:formula="of:=IF(ISERROR([.AM47]);1;MOD(VALUE([.AM47]);10)&lt;&gt;1)" office:value-type="boolean" office:boolean-value="true" calcext:value-type="boolean">
            <text:p>VERDADERO</text:p>
          </table:table-cell>
          <table:table-cell table:style-name="ce331" table:formula="of:=[.AO47]+[.AQ47]" office:value-type="float" office:value="1" calcext:value-type="float">
            <text:p>1</text:p>
          </table:table-cell>
          <table:table-cell table:style-name="ce331"/>
          <table:table-cell table:style-name="ce331" office:value-type="string" calcext:value-type="string">
            <text:p>H2O</text:p>
          </table:table-cell>
          <table:table-cell table:style-name="ce331" table:formula="of:=([.AF44]=[.$AT47])*[.AE44]*[.$AQ44]+([.AF45]=[.$AT47])*[.AE45]*[.$AQ45]" office:value-type="float" office:value="0" calcext:value-type="float">
            <text:p>0</text:p>
          </table:table-cell>
          <table:table-cell table:style-name="ce331" table:formula="of:=([.AM44]=[.$AT47])*[.AL44]*[.$AQ44]+([.AM45]=[.$AT47])*[.AL45]*[.$AQ45]" office:value-type="float" office:value="7" calcext:value-type="float">
            <text:p>7</text:p>
          </table:table-cell>
          <table:table-cell table:style-name="ce331" table:formula="of:=[.AU47]-[.AV47]" office:value-type="float" office:value="-7" calcext:value-type="float">
            <text:p>-7</text:p>
          </table:table-cell>
          <table:table-cell table:style-name="ce331" table:number-columns-repeated="9"/>
          <table:table-cell table:number-columns-repeated="8"/>
        </table:table-row>
        <table:table-row table:style-name="ro1">
          <table:covered-table-cell table:number-columns-repeated="4" table:style-name="ce441"/>
          <table:table-cell table:style-name="Default" table:number-columns-repeated="6"/>
          <table:table-cell table:number-columns-repeated="16"/>
          <table:table-cell table:style-name="ce331"/>
          <table:table-cell table:style-name="ce586" office:value-type="float" office:value="0.08205746" calcext:value-type="float">
            <text:p>0,082</text:p>
          </table:table-cell>
          <table:table-cell table:style-name="ce593"/>
          <table:table-cell table:style-name="ce331" table:formula="of:=FIND([.AD$46];[.$AD$24])" office:value-type="string" office:string-value="" calcext:value-type="error">
            <text:p>#¡VALOR!</text:p>
          </table:table-cell>
          <table:table-cell table:style-name="ce593"/>
          <table:table-cell table:style-name="ce331" table:formula="of:=FIND([.$AF$46];[.$AD$24])" office:value-type="float" office:value="11" calcext:value-type="float">
            <text:p>11</text:p>
          </table:table-cell>
          <table:table-cell table:style-name="ce593"/>
          <table:table-cell table:style-name="ce331" table:formula="of:=FIND([.AH$46];[.$AD$24])" office:value-type="string" office:string-value="" calcext:value-type="error">
            <text:p>#¡VALOR!</text:p>
          </table:table-cell>
          <table:table-cell table:style-name="ce593"/>
          <table:table-cell table:style-name="ce331"/>
          <table:table-cell table:style-name="ce331" table:formula="of:=FIND([.AK46];[.$AG$24])" office:value-type="string" office:string-value="" calcext:value-type="error">
            <text:p>#¡VALOR!</text:p>
          </table:table-cell>
          <table:table-cell table:style-name="ce331"/>
          <table:table-cell table:style-name="ce331" table:formula="of:=FIND([.AM46];[.$AG$24])" office:value-type="float" office:value="1" calcext:value-type="float">
            <text:p>1</text:p>
          </table:table-cell>
          <table:table-cell table:style-name="ce593"/>
          <table:table-cell table:style-name="ce587" table:formula="of:=ISERROR([.AK48])" office:value-type="boolean" office:boolean-value="true" calcext:value-type="boolean">
            <text:p>VERDADERO</text:p>
          </table:table-cell>
          <table:table-cell table:style-name="ce593"/>
          <table:table-cell table:style-name="ce587" table:formula="of:=IF(ISERROR([.AM48]);1;MOD(VALUE([.AM48]);10)&lt;&gt;1)" office:value-type="boolean" office:boolean-value="false" calcext:value-type="boolean">
            <text:p>FALSO</text:p>
          </table:table-cell>
          <table:table-cell table:style-name="ce331" table:formula="of:=[.AO48]+[.AQ48]" office:value-type="float" office:value="1" calcext:value-type="float">
            <text:p>1</text:p>
          </table:table-cell>
          <table:table-cell table:style-name="ce331"/>
          <table:table-cell table:style-name="ce331" office:value-type="string" calcext:value-type="string">
            <text:p>H+</text:p>
          </table:table-cell>
          <table:table-cell table:style-name="ce331" table:formula="of:=([.AF44]=[.$AT48])*[.AE44]*[.$AQ44]+([.AF45]=[.$AT48])*[.AE45]*[.$AQ45]" office:value-type="float" office:value="14" calcext:value-type="float">
            <text:p>14</text:p>
          </table:table-cell>
          <table:table-cell table:style-name="ce331" table:formula="of:=([.AM44]=[.$AT48])*[.AL44]*[.$AQ44]+([.AM45]=[.$AT48])*[.AL45]*[.$AQ45]" office:value-type="float" office:value="0" calcext:value-type="float">
            <text:p>0</text:p>
          </table:table-cell>
          <table:table-cell table:style-name="ce331" table:formula="of:=[.AU48]-[.AV48]" office:value-type="float" office:value="14" calcext:value-type="float">
            <text:p>14</text:p>
          </table:table-cell>
          <table:table-cell table:style-name="ce331" table:number-columns-repeated="9"/>
          <table:table-cell table:number-columns-repeated="8"/>
        </table:table-row>
        <table:table-row table:style-name="ro1">
          <table:covered-table-cell table:number-columns-repeated="4" table:style-name="ce441"/>
          <table:table-cell table:style-name="Default" table:number-columns-repeated="6"/>
          <table:table-cell table:number-columns-repeated="16"/>
          <table:table-cell table:style-name="ce331"/>
          <table:table-cell table:style-name="ce586" office:value-type="float" office:value="8.314472" calcext:value-type="float">
            <text:p>8,314</text:p>
          </table:table-cell>
          <table:table-cell table:style-name="ce331"/>
          <table:table-cell table:style-name="ce331" table:formula="of:=FIND([.AD$46];[.$AE$24])" office:value-type="string" office:string-value="" calcext:value-type="error">
            <text:p>#¡VALOR!</text:p>
          </table:table-cell>
          <table:table-cell table:style-name="ce331"/>
          <table:table-cell table:style-name="ce331" table:formula="of:=FIND([.$AF$46];[.$AE$24])" office:value-type="string" office:string-value="" calcext:value-type="error">
            <text:p>#¡VALOR!</text:p>
          </table:table-cell>
          <table:table-cell table:style-name="ce593"/>
          <table:table-cell table:style-name="ce331" table:formula="of:=FIND([.AH$46];[.$AE$24])" office:value-type="float" office:value="1" calcext:value-type="float">
            <text:p>1</text:p>
          </table:table-cell>
          <table:table-cell table:style-name="ce593"/>
          <table:table-cell table:style-name="ce331"/>
          <table:table-cell table:style-name="ce331" table:formula="of:=FIND([.AK46];[.$AH$24])" office:value-type="string" office:string-value="" calcext:value-type="error">
            <text:p>#¡VALOR!</text:p>
          </table:table-cell>
          <table:table-cell table:style-name="ce331"/>
          <table:table-cell table:style-name="ce331" table:formula="of:=FIND([.AM46];[.$AH$24])" office:value-type="string" office:string-value="" calcext:value-type="error">
            <text:p>#¡VALOR!</text:p>
          </table:table-cell>
          <table:table-cell table:style-name="ce593"/>
          <table:table-cell table:style-name="ce587" table:formula="of:=IF(ISERROR([.AK49]);1;MOD(VALUE([.AK49]);10)&lt;&gt;1)" office:value-type="boolean" office:boolean-value="true" calcext:value-type="boolean">
            <text:p>VERDADERO</text:p>
          </table:table-cell>
          <table:table-cell table:style-name="ce593"/>
          <table:table-cell table:style-name="ce588" table:formula="of:=IF(ISERROR([.AM49]);1;MOD(VALUE([.AM49]);10)&lt;&gt;1)" office:value-type="float" office:value="1" calcext:value-type="float">
            <text:p>1</text:p>
          </table:table-cell>
          <table:table-cell table:style-name="ce331" table:formula="of:=[.AO49]+[.AQ49]" office:value-type="float" office:value="2" calcext:value-type="float">
            <text:p>2</text:p>
          </table:table-cell>
          <table:table-cell table:style-name="ce331"/>
          <table:table-cell table:style-name="ce331" office:value-type="string" calcext:value-type="string">
            <text:p>(OH)-</text:p>
          </table:table-cell>
          <table:table-cell table:style-name="ce331" table:formula="of:=([.AF44]=[.$AT49])*[.AE44]*[.$AQ44]+([.AF45]=[.$AT49])*[.AE45]*[.$AQ45]" office:value-type="float" office:value="0" calcext:value-type="float">
            <text:p>0</text:p>
          </table:table-cell>
          <table:table-cell table:style-name="ce331" table:formula="of:=([.AM44]=[.$AT49])*[.AL44]*[.$AQ44]+([.AM45]=[.$AT49])*[.AL45]*[.$AQ45]" office:value-type="float" office:value="0" calcext:value-type="float">
            <text:p>0</text:p>
          </table:table-cell>
          <table:table-cell table:style-name="ce331" table:formula="of:=[.AU49]-[.AV49]" office:value-type="float" office:value="0" calcext:value-type="float">
            <text:p>0</text:p>
          </table:table-cell>
          <table:table-cell table:style-name="ce331" table:number-columns-repeated="9"/>
          <table:table-cell table:number-columns-repeated="8"/>
        </table:table-row>
        <table:table-row table:style-name="ro1">
          <table:covered-table-cell table:number-columns-repeated="4" table:style-name="ce441"/>
          <table:table-cell table:style-name="Default" table:number-columns-repeated="6"/>
          <table:table-cell table:number-columns-repeated="16"/>
          <table:table-cell table:style-name="Default" table:number-columns-repeated="3"/>
          <table:table-cell table:style-name="ce167" table:formula="of:=[.F22]&amp;[.G22]&amp;[.H22]&amp;[.I22]&amp;[.J22]&amp;[.K22]" office:value-type="string" office:string-value="(Cr₂O₇)²⁻+ 6 I⁻+ 14 H⁺ →2 Cr³⁺+ 3 I₂+ 7 H₂O" calcext:value-type="string">
            <text:p>(Cr₂O₇)²⁻+ 6 I⁻+ 14 H⁺ →2 Cr³⁺+ 3 I₂+ 7 H₂O</text:p>
          </table:table-cell>
          <table:table-cell table:style-name="Default" table:number-columns-repeated="13"/>
          <table:table-cell table:style-name="ce331" table:number-columns-repeated="15"/>
          <table:table-cell table:number-columns-repeated="8"/>
        </table:table-row>
        <table:table-row table:style-name="ro1">
          <table:covered-table-cell table:number-columns-repeated="4" table:style-name="ce441"/>
          <table:table-cell table:style-name="Default" table:number-columns-repeated="6"/>
          <table:table-cell table:number-columns-repeated="16"/>
          <table:table-cell table:style-name="Default" table:number-columns-repeated="17"/>
          <table:table-cell table:style-name="ce593"/>
          <table:table-cell table:style-name="ce331"/>
          <table:table-cell table:style-name="ce167"/>
          <table:table-cell table:style-name="ce331" table:number-columns-repeated="12"/>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table-cell table:style-name="ce587"/>
          <table:table-cell table:style-name="ce331"/>
          <table:table-cell table:style-name="ce331" office:value-type="string" calcext:value-type="string">
            <text:p>Acoplamiento compuestos</text:p>
          </table:table-cell>
          <table:table-cell table:style-name="ce331" table:number-columns-repeated="10"/>
          <table:table-cell table:style-name="ce331" table:formula="of:=SUM([.AO47:.AO49])" office:value-type="float" office:value="2" calcext:value-type="float">
            <text:p>2</text:p>
          </table:table-cell>
          <table:table-cell table:style-name="ce331"/>
          <table:table-cell table:style-name="ce331" table:formula="of:=SUM([.AQ47:.AQ49])" office:value-type="float" office:value="2" calcext:value-type="float">
            <text:p>2</text:p>
          </table:table-cell>
          <table:table-cell table:style-name="ce167"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table-cell table:style-name="ce578" office:value-type="string" calcext:value-type="string">
            <text:p>Factor enteros</text:p>
          </table:table-cell>
          <table:table-cell table:style-name="ce331" table:formula="of:=[.AC46]/(IF(ISERROR([.AC57]);1;[.AD57]))" office:value-type="float" office:value="1" calcext:value-type="float">
            <text:p>1</text:p>
          </table:table-cell>
          <table:table-cell table:style-name="ce331" table:formula="of:=IF(ISERROR([.AD47]);IF(ISERROR([.AD48]);[.AE23];[.AD23]);[.AC23])" office:value-type="string" office:string-value="K2Cr2O7" calcext:value-type="string">
            <text:p>K2Cr2O7</text:p>
          </table:table-cell>
          <table:table-cell table:style-name="ce331" table:formula="of:=[.AE46]" office:value-type="float" office:value="6" calcext:value-type="float">
            <text:p>6</text:p>
          </table:table-cell>
          <table:table-cell table:style-name="ce331" table:formula="of:=IF(ISERROR([.AF47]);IF(ISERROR([.AF48]);[.$AE$23];[.$AD$23]);[.$AC$23])" office:value-type="string" office:string-value="KI" calcext:value-type="string">
            <text:p>KI</text:p>
          </table:table-cell>
          <table:table-cell table:style-name="ce331" table:formula="of:=([.AG46]-IF(OR([.AH53]=[.AD53];[.AH53]=[.AF53];[.AH53]=[.AT47]);0;IF(ISERROR([.AC58]);IF(ISERROR([.AE58]);0;[.AE53]);[.AC53])*[.AD58]))*IF(ISERROR([.AH58]);1;1/[.AH58])" office:value-type="float" office:value="7" calcext:value-type="float">
            <text:p>7</text:p>
          </table:table-cell>
          <table:table-cell table:style-name="ce331" table:formula="of:=IF(ISERROR([.AH49]);IF(ISERROR([.AH48]);[.AC23];[.AD23]);[.AE23])" office:value-type="string" office:string-value="H2SO4" calcext:value-type="string">
            <text:p>H2SO4</text:p>
          </table:table-cell>
          <table:table-cell table:style-name="ce593"/>
          <table:table-cell table:style-name="ce331" table:formula="of:=[.AJ46]/[.AJ44]" office:value-type="float" office:value="1" calcext:value-type="float">
            <text:p>1</text:p>
          </table:table-cell>
          <table:table-cell table:style-name="ce331" table:formula="of:=IF([.AO52]=2;IF(ISERROR([.$AK$47]);IF(ISERROR([.$AK$48]);[.AH23];[.AG23]);[.AF23]);IF([.AO49];IF([.AO48];[.AF23];[.AG23]);[.AH23]))" office:value-type="string" office:string-value="Cr2(SO4)3" calcext:value-type="string">
            <text:p>Cr2(SO4)3</text:p>
          </table:table-cell>
          <table:table-cell table:style-name="ce331" table:formula="of:=IF([.AQ52]=2;[.AL46];[.AL46]-[.AJ53])/[.AJ45]" office:value-type="float" office:value="3" calcext:value-type="float">
            <text:p>3</text:p>
          </table:table-cell>
          <table:table-cell table:style-name="ce331" table:formula="of:=IF(ISERROR([.$AM$47]);IF(ISERROR([.$AM$48]);[.AH23];[.AG23]);[.AF23])" office:value-type="string" office:string-value="I2" calcext:value-type="string">
            <text:p>I2</text:p>
          </table:table-cell>
          <table:table-cell table:style-name="ce331" table:formula="of:=[.AN46]" office:value-type="float" office:value="7" calcext:value-type="float">
            <text:p>7</text:p>
          </table:table-cell>
          <table:table-cell table:style-name="ce593" table:formula="of:=IF([.AO46]=&quot;H2O&quot;;&quot;H2O&quot;;&quot;&quot;)" office:value-type="string" office:string-value="H2O" calcext:value-type="string">
            <text:p>H2O</text:p>
          </table:table-cell>
          <table:table-cell table:style-name="ce167" table:formula="of:=(([.AD56]*[.AC53]+[.AF56]*[.AE53]+[.AH56]*[.AG53])-([.AK56]*[.AJ53]+[.AM56]*[.AL53]+[.AO56]*[.AN53]))/[.AQ56]" office:value-type="float" office:value="4" calcext:value-type="float">
            <text:p>4</text:p>
          </table:table-cell>
          <table:table-cell table:style-name="ce593" table:formula="of:=IF([.AR47]=2;[.AF23];IF([.AR48]=2;[.AG23];[.AH23]))" office:value-type="string" office:string-value="K2SO4" calcext:value-type="string">
            <text:p>K2SO4</text:p>
          </table:table-cell>
          <table:table-cell table:style-name="ce167"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441"/>
          <table:table-cell table:number-columns-repeated="22"/>
          <table:table-cell table:style-name="ce578" office:value-type="string" calcext:value-type="string">
            <text:p>Factor enteros</text:p>
          </table:table-cell>
          <table:table-cell table:style-name="ce588" office:value-type="float" office:value="12" calcext:value-type="float">
            <text:p>12</text:p>
          </table:table-cell>
          <table:table-cell table:style-name="ce167" table:formula="of:=[.AC53]*[.$AB$54]" office:value-type="float" office:value="12" calcext:value-type="float">
            <text:p>12</text:p>
          </table:table-cell>
          <table:table-cell table:style-name="ce331" table:formula="of:=CUENTAATOMOS([.AD53])" office:value-type="string" office:string-value="K CrO     2 2 7     " calcext:value-type="string">
            <text:p>K CrO <text:s text:c="4"/>2 2 7 <text:s text:c="4"/></text:p>
          </table:table-cell>
          <table:table-cell table:style-name="ce167" table:formula="of:=[.AE53]*[.$AB$54]" office:value-type="float" office:value="72" calcext:value-type="float">
            <text:p>72</text:p>
          </table:table-cell>
          <table:table-cell table:style-name="ce331" table:formula="of:=CUENTAATOMOS([.AF53])" office:value-type="string" office:string-value="K I       1 1       " calcext:value-type="string">
            <text:p>K I <text:s text:c="6"/>1 1 <text:s text:c="6"/></text:p>
          </table:table-cell>
          <table:table-cell table:style-name="ce167" table:formula="of:=[.AG53]*[.$AB$54]" office:value-type="float" office:value="84" calcext:value-type="float">
            <text:p>84</text:p>
          </table:table-cell>
          <table:table-cell table:style-name="ce331" table:formula="of:=CUENTAATOMOS([.AH53])" office:value-type="string" office:string-value="H S O     2 1 4     " calcext:value-type="string">
            <text:p>H S O <text:s text:c="4"/>2 1 4 <text:s text:c="4"/></text:p>
          </table:table-cell>
          <table:table-cell table:style-name="ce167"/>
          <table:table-cell table:style-name="ce167" table:formula="of:=[.AJ53]*[.$AB$54]" office:value-type="float" office:value="12" calcext:value-type="float">
            <text:p>12</text:p>
          </table:table-cell>
          <table:table-cell table:style-name="ce331" table:formula="of:=CUENTAATOMOS([.AK53])" office:value-type="string" office:string-value="CrS O     2 3 12    " calcext:value-type="string">
            <text:p>CrS O <text:s text:c="4"/>2 3 12 <text:s text:c="3"/></text:p>
          </table:table-cell>
          <table:table-cell table:style-name="ce167" table:formula="of:=[.AL53]*[.$AB$54]" office:value-type="float" office:value="36" calcext:value-type="float">
            <text:p>36</text:p>
          </table:table-cell>
          <table:table-cell table:style-name="ce331" table:formula="of:=CUENTAATOMOS([.AM53])" office:value-type="string" office:string-value="I         2         " calcext:value-type="string">
            <text:p>I <text:s text:c="8"/>2 <text:s text:c="8"/></text:p>
          </table:table-cell>
          <table:table-cell table:style-name="ce167" table:formula="of:=[.AN53]*[.$AB$54]" office:value-type="float" office:value="84" calcext:value-type="float">
            <text:p>84</text:p>
          </table:table-cell>
          <table:table-cell table:style-name="ce331" table:formula="of:=CUENTAATOMOS([.AO53])" office:value-type="string" office:string-value="H O       2 1       " calcext:value-type="string">
            <text:p>H O <text:s text:c="6"/>2 1 <text:s text:c="6"/></text:p>
          </table:table-cell>
          <table:table-cell table:style-name="ce167" table:formula="of:=[.AP53]*[.$AB$54]" office:value-type="float" office:value="48" calcext:value-type="float">
            <text:p>48</text:p>
          </table:table-cell>
          <table:table-cell table:style-name="ce331" table:formula="of:=CUENTAATOMOS([.AQ53])" office:value-type="string" office:string-value="K S O     2 1 4     " calcext:value-type="string">
            <text:p>K S O <text:s text:c="4"/>2 1 4 <text:s text:c="4"/></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1"/>
          <table:table-cell table:number-columns-repeated="22"/>
          <table:table-cell table:style-name="ce331" office:value-type="string" calcext:value-type="string">
            <text:p>MCD</text:p>
          </table:table-cell>
          <table:table-cell table:style-name="ce331" table:formula="of:=GCD([.AC54:.AO54])" office:value-type="float" office:value="12" calcext:value-type="float">
            <text:p>12</text:p>
          </table:table-cell>
          <table:table-cell table:style-name="ce167" table:formula="of:=[.AC54]/[.$AB$55]" office:value-type="float" office:value="1" calcext:value-type="float">
            <text:p>1</text:p>
          </table:table-cell>
          <table:table-cell table:style-name="ce331" table:formula="of:=FIND([.$AC$56];[.AD54])" office:value-type="float" office:value="1" calcext:value-type="float">
            <text:p>1</text:p>
          </table:table-cell>
          <table:table-cell table:style-name="ce167" table:formula="of:=[.AE54]/[.$AB$55]" office:value-type="float" office:value="6" calcext:value-type="float">
            <text:p>6</text:p>
          </table:table-cell>
          <table:table-cell table:style-name="ce331" table:formula="of:=FIND([.$AC$56];[.AF54])" office:value-type="float" office:value="1" calcext:value-type="float">
            <text:p>1</text:p>
          </table:table-cell>
          <table:table-cell table:style-name="ce167" table:formula="of:=[.AG54]/[.$AB$55]" office:value-type="float" office:value="7" calcext:value-type="float">
            <text:p>7</text:p>
          </table:table-cell>
          <table:table-cell table:style-name="ce331" table:formula="of:=FIND([.$AC$56];[.AH54])" office:value-type="string" office:string-value="" calcext:value-type="error">
            <text:p>#¡VALOR!</text:p>
          </table:table-cell>
          <table:table-cell table:style-name="ce167"/>
          <table:table-cell table:style-name="ce167" table:formula="of:=[.AJ54]/[.$AB$55]" office:value-type="float" office:value="1" calcext:value-type="float">
            <text:p>1</text:p>
          </table:table-cell>
          <table:table-cell table:style-name="ce331" table:formula="of:=FIND([.$AC$56];[.AK54])" office:value-type="string" office:string-value="" calcext:value-type="error">
            <text:p>#¡VALOR!</text:p>
          </table:table-cell>
          <table:table-cell table:style-name="ce167" table:formula="of:=[.AL54]/[.$AB$55]" office:value-type="float" office:value="3" calcext:value-type="float">
            <text:p>3</text:p>
          </table:table-cell>
          <table:table-cell table:style-name="ce331" table:formula="of:=FIND([.$AC$56];[.AM54])" office:value-type="string" office:string-value="" calcext:value-type="error">
            <text:p>#¡VALOR!</text:p>
          </table:table-cell>
          <table:table-cell table:style-name="ce167" table:formula="of:=[.AN54]/[.$AB$55]" office:value-type="float" office:value="7" calcext:value-type="float">
            <text:p>7</text:p>
          </table:table-cell>
          <table:table-cell table:style-name="ce331" table:formula="of:=FIND([.$AC$56];[.AO54])" office:value-type="string" office:string-value="" calcext:value-type="error">
            <text:p>#¡VALOR!</text:p>
          </table:table-cell>
          <table:table-cell table:style-name="ce167" table:formula="of:=[.AP54]/[.$AB$55]" office:value-type="float" office:value="4" calcext:value-type="float">
            <text:p>4</text:p>
          </table:table-cell>
          <table:table-cell table:style-name="ce331" table:formula="of:=FIND([.$AC$56];[.AQ54])" office:value-type="float" office:value="1" calcext:value-type="float">
            <text:p>1</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1"/>
          <table:table-cell table:number-columns-repeated="22"/>
          <table:table-cell table:style-name="ce331" office:value-type="string" calcext:value-type="string">
            <text:p>Acompañantes</text:p>
          </table:table-cell>
          <table:table-cell table:style-name="ce587"/>
          <table:table-cell table:style-name="ce331" table:formula="of:=LEFT([.AQ54];2)" office:value-type="string" office:string-value="K " calcext:value-type="string">
            <text:p>K </text:p>
          </table:table-cell>
          <table:table-cell table:style-name="ce331" table:formula="of:=IF(ISERROR([.AD55]);0;VALUE(MID([.AD54];10+[.AD55];1)))" office:value-type="float" office:value="2" calcext:value-type="float">
            <text:p>2</text:p>
          </table:table-cell>
          <table:table-cell table:style-name="ce331"/>
          <table:table-cell table:style-name="ce331" table:formula="of:=IF(ISERROR([.AF55]);0;VALUE(MID([.AF54];10+[.AF55];1)))" office:value-type="float" office:value="1" calcext:value-type="float">
            <text:p>1</text:p>
          </table:table-cell>
          <table:table-cell table:style-name="ce593"/>
          <table:table-cell table:style-name="ce331" table:formula="of:=IF(ISERROR([.AH55]);0;VALUE(MID([.AH54];10+[.AH55];1)))" office:value-type="float" office:value="0" calcext:value-type="float">
            <text:p>0</text:p>
          </table:table-cell>
          <table:table-cell table:style-name="ce331" table:number-columns-repeated="2"/>
          <table:table-cell table:style-name="ce331" table:formula="of:=IF(ISERROR([.AK55]);0;VALUE(MID([.AK54];10+[.AK55];1)))" office:value-type="float" office:value="0" calcext:value-type="float">
            <text:p>0</text:p>
          </table:table-cell>
          <table:table-cell table:style-name="ce331"/>
          <table:table-cell table:style-name="ce331" table:formula="of:=IF(ISERROR([.AM55]);0;VALUE(MID([.AM54];10+[.AM55];1)))" office:value-type="float" office:value="0" calcext:value-type="float">
            <text:p>0</text:p>
          </table:table-cell>
          <table:table-cell table:style-name="ce593"/>
          <table:table-cell table:style-name="ce331" table:formula="of:=IF(ISERROR([.AO55]);0;VALUE(MID([.AO54];10+[.AO55];1)))" office:value-type="float" office:value="0" calcext:value-type="float">
            <text:p>0</text:p>
          </table:table-cell>
          <table:table-cell table:style-name="ce593"/>
          <table:table-cell table:style-name="ce331" table:formula="of:=IF(ISERROR([.AQ55]);0;VALUE(MID([.AQ54];10+[.AQ55];1)))" office:value-type="float" office:value="2" calcext:value-type="float">
            <text:p>2</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table-cell table:style-name="ce331" table:formula="of:=IONSINCARGA([.AD44])" office:value-type="string" office:string-value="Cr2O7" calcext:value-type="string">
            <text:p>Cr2O7</text:p>
          </table:table-cell>
          <table:table-cell table:style-name="ce331" table:formula="of:=FIND([.AB57];[.AD54])" office:value-type="string" office:string-value="" calcext:value-type="error">
            <text:p>#¡VALOR!</text:p>
          </table:table-cell>
          <table:table-cell table:style-name="ce331" table:formula="of:=VALUE(MID([.AD54];10+[.AC57];2))" office:value-type="string" office:string-value="" calcext:value-type="error">
            <text:p>#¡VALOR!</text:p>
          </table:table-cell>
          <table:table-cell table:style-name="ce331" table:number-columns-repeated="3"/>
          <table:table-cell table:style-name="ce331" table:formula="of:=FIND(LEFT(IONSINCARGA([.AH46])&amp;&quot; &quot;;2);[.AH54])"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table-cell table:style-name="ce331" office:value-type="string" calcext:value-type="string">
            <text:p>H</text:p>
          </table:table-cell>
          <table:table-cell table:style-name="ce331" table:formula="of:=FIND([.$AB$58]&amp;&quot; &quot;;[.AD54])" office:value-type="string" office:string-value="" calcext:value-type="error">
            <text:p>#¡VALOR!</text:p>
          </table:table-cell>
          <table:table-cell table:style-name="ce331" table:formula="of:=IF(ISERROR([.AC58]);IF(ISERROR([.AE58]);0;VALUE(MID([.AF54];10+[.AE58];2)));VALUE(MID([.AD54];10+[.AC58];2)))" office:value-type="float" office:value="0" calcext:value-type="float">
            <text:p>0</text:p>
          </table:table-cell>
          <table:table-cell table:style-name="ce331" table:formula="of:=FIND([.$AB$58]&amp;&quot; &quot;;[.AF54])" office:value-type="string" office:string-value="" calcext:value-type="error">
            <text:p>#¡VALOR!</text:p>
          </table:table-cell>
          <table:table-cell table:style-name="ce331"/>
          <table:table-cell table:style-name="ce331" table:formula="of:=IF([.AH53]=&quot;H2O&quot;;NA();FIND([.$AB$58]&amp;&quot; &quot;;[.AH54]))" office:value-type="float" office:value="1" calcext:value-type="float">
            <text:p>1</text:p>
          </table:table-cell>
          <table:table-cell table:style-name="ce331" table:formula="of:=VALUE(MID([.AH54];10+[.AG58];2))" office:value-type="float" office:value="2" calcext:value-type="float">
            <text:p>2</text:p>
          </table:table-cell>
          <table:table-cell table:style-name="ce331" table:number-columns-repeated="24"/>
          <table:table-cell table:style-name="Default" table:number-columns-repeated="7"/>
          <table:table-cell/>
        </table:table-row>
        <table:table-row table:style-name="ro1">
          <table:covered-table-cell table:number-columns-repeated="4" table:style-name="ce441"/>
          <table:table-cell table:number-columns-repeated="22"/>
          <table:table-cell table:style-name="ce331" table:number-columns-repeated="3"/>
          <table:table-cell table:style-name="ce331" table:formula="of:=SUBSTITUTE(SUBSTITUTE([.AC23];&quot;(&quot;;&quot;¡&quot;);&quot;)&quot;;&quot;!&quot;)" office:value-type="string" office:string-value="K2Cr2O7" calcext:value-type="string">
            <text:p>K2Cr2O7</text:p>
          </table:table-cell>
          <table:table-cell table:style-name="ce331" table:formula="of:=SUBSTITUTE(SUBSTITUTE([.AD23];&quot;(&quot;;&quot;¡&quot;);&quot;)&quot;;&quot;!&quot;)" office:value-type="string" office:string-value="KI" calcext:value-type="string">
            <text:p>KI</text:p>
          </table:table-cell>
          <table:table-cell table:style-name="ce483" table:formula="of:=IF(LEN([.AE23]);SUBSTITUTE(SUBSTITUTE([.AE23];&quot;(&quot;;&quot;¡&quot;);&quot;)&quot;;&quot;!&quot;);&quot;&quot;)" office:value-type="string" office:string-value="H2SO4" calcext:value-type="string">
            <text:p>H2SO4</text:p>
          </table:table-cell>
          <table:table-cell table:style-name="ce331" table:formula="of:=SUBSTITUTE(SUBSTITUTE([.AF23];&quot;(&quot;;&quot;¡&quot;);&quot;)&quot;;&quot;!&quot;)" office:value-type="string" office:string-value="Cr2¡SO4!3" calcext:value-type="string">
            <text:p>Cr2¡SO4!3</text:p>
          </table:table-cell>
          <table:table-cell table:style-name="ce331" table:formula="of:=SUBSTITUTE(SUBSTITUTE([.AG23];&quot;(&quot;;&quot;¡&quot;);&quot;)&quot;;&quot;!&quot;)" office:value-type="string" office:string-value="I2" calcext:value-type="string">
            <text:p>I2</text:p>
          </table:table-cell>
          <table:table-cell table:style-name="ce331" table:formula="of:=IF(LEN([.AH23]);SUBSTITUTE(SUBSTITUTE([.AH23];&quot;(&quot;;&quot;¡&quot;);&quot;)&quot;;&quot;!&quot;);&quot;&quot;)" office:value-type="string" office:string-value="K2SO4" calcext:value-type="string">
            <text:p>K2SO4</text:p>
          </table:table-cell>
          <table:table-cell table:style-name="ce331" table:formula="of:=IF(LEN([.AI23]);SUBSTITUTE(SUBSTITUTE([.AI23];&quot;(&quot;;&quot;¡&quot;);&quot;)&quot;;&quot;!&quot;);&quot;&quot;)" office:value-type="string" office:string-value="H2O" calcext:value-type="string">
            <text:p>H2O</text:p>
          </table:table-cell>
          <table:table-cell table:style-name="ce331" table:number-columns-repeated="2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F([.AD60]=[.$AH60];IF(AND(LEFT([.AD59];1)=&quot;H&quot;;LEFT([.AE59];1)=&quot;H&quot;;[.AC53]+[.AE53]=[.AG53]);[.AC55];MAX([.AC53];[.AG55]));[.AC55])" office:value-type="float" office:value="1" calcext:value-type="float">
            <text:p>1</text:p>
          </table:table-cell>
          <table:table-cell table:style-name="ce331" table:formula="of:=SUBSTITUTE(SUBSTITUTE([.AD53];&quot;(&quot;;&quot;¡&quot;);&quot;)&quot;;&quot;!&quot;)" office:value-type="string" office:string-value="K2Cr2O7" calcext:value-type="string">
            <text:p>K2Cr2O7</text:p>
          </table:table-cell>
          <table:table-cell table:style-name="ce331" table:formula="of:=IF([.AF60]=[.$AH60];MAX([.AE53];[.AG55]);[.AE55])" office:value-type="float" office:value="6" calcext:value-type="float">
            <text:p>6</text:p>
          </table:table-cell>
          <table:table-cell table:style-name="ce331" table:formula="of:=SUBSTITUTE(SUBSTITUTE([.AF53];&quot;(&quot;;&quot;¡&quot;);&quot;)&quot;;&quot;!&quot;)" office:value-type="string" office:string-value="KI" calcext:value-type="string">
            <text:p>KI</text:p>
          </table:table-cell>
          <table:table-cell table:style-name="ce331" table:formula="of:=[.AG55]" office:value-type="float" office:value="7" calcext:value-type="float">
            <text:p>7</text:p>
          </table:table-cell>
          <table:table-cell table:style-name="ce331" table:formula="of:=SUBSTITUTE(SUBSTITUTE([.AH53];&quot;(&quot;;&quot;¡&quot;);&quot;)&quot;;&quot;!&quot;)" office:value-type="string" office:string-value="H2SO4" calcext:value-type="string">
            <text:p>H2SO4</text:p>
          </table:table-cell>
          <table:table-cell table:style-name="ce593"/>
          <table:table-cell table:style-name="ce331" table:formula="of:=[.AJ55]+[.AL55]*([.AK60]=[.AM60])+IF(ISERROR([.AP53]);0;[.AP55]*([.AK60]=[.AQ60]))" office:value-type="float" office:value="1" calcext:value-type="float">
            <text:p>1</text:p>
          </table:table-cell>
          <table:table-cell table:style-name="ce331" table:formula="of:=SUBSTITUTE(SUBSTITUTE([.AK53];&quot;(&quot;;&quot;¡&quot;);&quot;)&quot;;&quot;!&quot;)" office:value-type="string" office:string-value="Cr2¡SO4!3" calcext:value-type="string">
            <text:p>Cr2¡SO4!3</text:p>
          </table:table-cell>
          <table:table-cell table:style-name="ce331" table:formula="of:=[.AL55]" office:value-type="float" office:value="3" calcext:value-type="float">
            <text:p>3</text:p>
          </table:table-cell>
          <table:table-cell table:style-name="ce331" table:formula="of:=SUBSTITUTE(SUBSTITUTE([.AM53];&quot;(&quot;;&quot;¡&quot;);&quot;)&quot;;&quot;!&quot;)" office:value-type="string" office:string-value="I2" calcext:value-type="string">
            <text:p>I2</text:p>
          </table:table-cell>
          <table:table-cell table:style-name="ce331" table:formula="of:=[.AN55]" office:value-type="float" office:value="7" calcext:value-type="float">
            <text:p>7</text:p>
          </table:table-cell>
          <table:table-cell table:style-name="ce331" table:formula="of:=SUBSTITUTE(SUBSTITUTE([.AO53];&quot;(&quot;;&quot;¡&quot;);&quot;)&quot;;&quot;!&quot;)" office:value-type="string" office:string-value="H2O" calcext:value-type="string">
            <text:p>H2O</text:p>
          </table:table-cell>
          <table:table-cell table:style-name="ce331" table:formula="of:=[.AP55]" office:value-type="float" office:value="4" calcext:value-type="float">
            <text:p>4</text:p>
          </table:table-cell>
          <table:table-cell table:style-name="ce331" table:formula="of:=SUBSTITUTE(SUBSTITUTE([.AQ53];&quot;(&quot;;&quot;¡&quot;);&quot;)&quot;;&quot;!&quot;)" office:value-type="string" office:string-value="K2SO4" calcext:value-type="string">
            <text:p>K2SO4</text:p>
          </table:table-cell>
          <table:table-cell table:style-name="ce331" table:number-columns-repeated="15"/>
          <table:table-cell table:style-name="Default" table:number-columns-repeated="7"/>
          <table:table-cell/>
        </table:table-row>
        <table:table-row table:style-name="ro1">
          <table:table-cell table:number-columns-repeated="26"/>
          <table:table-cell table:style-name="ce331" table:number-columns-repeated="3"/>
          <table:table-cell table:style-name="ce331" table:formula="of:=MATCH([.AD59];[.$AC$60:.$AQ$60];0)" office:value-type="float" office:value="2" calcext:value-type="float">
            <text:p>2</text:p>
          </table:table-cell>
          <table:table-cell table:style-name="ce331" table:formula="of:=MATCH([.AE59];[.$AC$60:.$AQ$60];0)" office:value-type="float" office:value="4" calcext:value-type="float">
            <text:p>4</text:p>
          </table:table-cell>
          <table:table-cell table:style-name="ce331" table:formula="of:=IF(LEN([.AE23]);MATCH([.AF59];[.$AC$60:.$AQ$60];0);0)" office:value-type="float" office:value="6" calcext:value-type="float">
            <text:p>6</text:p>
          </table:table-cell>
          <table:table-cell table:style-name="ce331" table:formula="of:=MATCH([.AG59];[.$AC$60:.$AQ$60];0)" office:value-type="float" office:value="9" calcext:value-type="float">
            <text:p>9</text:p>
          </table:table-cell>
          <table:table-cell table:style-name="ce331" table:formula="of:=IF(LEN([.AH59]);MATCH([.AH59];[.$AC$60:.$AQ$60];0);0)" office:value-type="float" office:value="11" calcext:value-type="float">
            <text:p>11</text:p>
          </table:table-cell>
          <table:table-cell table:style-name="ce331" table:formula="of:=IF(LEN([.AI59]);MATCH([.AI59];[.$AC$60:.$AQ$60];0);IF([.AO46]=&quot;H2O&quot;;13;0))" office:value-type="float" office:value="15" calcext:value-type="float">
            <text:p>15</text:p>
          </table:table-cell>
          <table:table-cell table:style-name="ce331" table:formula="of:=IF(LEN([.AJ59]);MATCH([.AJ59];[.$AC$60:.$AQ$60];0);IF(ISERROR([.AQ60]);0;IF([.AI61]=13;15;13)))" office:value-type="float" office:value="13" calcext:value-type="float">
            <text:p>13</text:p>
          </table:table-cell>
          <table:table-cell table:style-name="ce331" table:number-columns-repeated="7"/>
          <table:table-cell table:style-name="ce331" office:value-type="string" calcext:value-type="string">
            <text:p>m R</text:p>
          </table:table-cell>
          <table:table-cell table:style-name="ce331" office:value-type="string" calcext:value-type="string">
            <text:p>m P</text:p>
          </table:table-cell>
          <table:table-cell table:style-name="ce331" office:value-type="string" calcext:value-type="string">
            <text:p>Ajustada?</text:p>
          </table:table-cell>
          <table:table-cell table:style-name="ce331" table:number-columns-repeated="1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NDEX([.$AC$60:.$AQ$60];[.AD61]-1)" office:value-type="float" office:value="1" calcext:value-type="float">
            <text:p>1</text:p>
          </table:table-cell>
          <table:table-cell table:style-name="ce331" table:formula="of:=INDEX([.$AC$53:.$AQ$53];[.AD61])" office:value-type="string" office:string-value="K2Cr2O7" calcext:value-type="string">
            <text:p>K2Cr2O7</text:p>
          </table:table-cell>
          <table:table-cell table:style-name="ce331" table:formula="of:=INDEX([.$AC$60:.$AQ$60];[.AE61]-1)" office:value-type="float" office:value="6" calcext:value-type="float">
            <text:p>6</text:p>
          </table:table-cell>
          <table:table-cell table:style-name="ce331" table:formula="of:=INDEX([.$AC$53:.$AQ$53];[.AE61])" office:value-type="string" office:string-value="KI" calcext:value-type="string">
            <text:p>KI</text:p>
          </table:table-cell>
          <table:table-cell table:style-name="ce331" table:formula="of:=IF(LEN([.AE23]);INDEX([.$AC$55:.$AQ$55];[.AF61]-1);0)" office:value-type="float" office:value="7" calcext:value-type="float">
            <text:p>7</text:p>
          </table:table-cell>
          <table:table-cell table:style-name="ce331" table:formula="of:=INDEX([.$AC$53:.$AQ$53];[.AF61])" office:value-type="string" office:string-value="H2SO4" calcext:value-type="string">
            <text:p>H2SO4</text:p>
          </table:table-cell>
          <table:table-cell table:style-name="ce167" table:formula="of:=IF(ISERROR([.AG61]);1;INDEX([.$AC$60:.$AQ$60];1;[.AG61]-1))" office:value-type="float" office:value="1" calcext:value-type="float">
            <text:p>1</text:p>
          </table:table-cell>
          <table:table-cell table:style-name="ce331" table:formula="of:=IF(ISERROR([.AG61]);[.AG59];INDEX([.$AC$53:.$AQ$53];[.AG61]))" office:value-type="string" office:string-value="Cr2(SO4)3" calcext:value-type="string">
            <text:p>Cr2(SO4)3</text:p>
          </table:table-cell>
          <table:table-cell table:style-name="ce331" table:formula="of:=IF(ISERROR([.AH61]);1;IF([.AH61];INDEX([.$AC$60:.$AQ$60];[.AH61]-1);&quot;&quot;))" office:value-type="float" office:value="3" calcext:value-type="float">
            <text:p>3</text:p>
          </table:table-cell>
          <table:table-cell table:style-name="ce331" table:formula="of:=IF(ISERROR([.AH61]);[.AH59];IF([.AH61];INDEX([.$AC$53:.$AQ$53];[.AH61]);&quot;&quot;))" office:value-type="string" office:string-value="I2" calcext:value-type="string">
            <text:p>I2</text:p>
          </table:table-cell>
          <table:table-cell table:style-name="ce331" table:formula="of:=IF(ISERROR([.AI61]);1;IF([.AI61];INDEX([.$AC$60:.$AQ$60];[.AI61]-1);1))" office:value-type="float" office:value="4" calcext:value-type="float">
            <text:p>4</text:p>
          </table:table-cell>
          <table:table-cell table:style-name="ce331" table:formula="of:=IF(ISERROR([.AI61]);[.AI59];INDEX([.$AC$53:.$AQ$53];[.AI61]))" office:value-type="string" office:string-value="K2SO4" calcext:value-type="string">
            <text:p>K2SO4</text:p>
          </table:table-cell>
          <table:table-cell table:style-name="ce331" table:formula="of:=IF(AND([.AJ61]&gt;1;[.AO60]&lt;&gt;[.AQ60]);INDEX([.$AC$55:.$AQ$55];[.AJ61]-1);0)" office:value-type="float" office:value="7" calcext:value-type="float">
            <text:p>7</text:p>
          </table:table-cell>
          <table:table-cell table:style-name="ce331" table:formula="of:=IF([.AO62]&gt;0;INDEX([.$AC$53:.$AQ$53];[.AJ61]);&quot;&quot;)" office:value-type="string" office:string-value="H2O" calcext:value-type="string">
            <text:p>H2O</text:p>
          </table:table-cell>
          <table:table-cell table:style-name="ce331"/>
          <table:table-cell table:style-name="ce331" table:formula="of:=[.AC62]*MASAMOL([.AD62])+[.AE62]*MASAMOL([.AF62])+[.AG62]*MASAMOL([.AH62])" office:value-type="float" office:value="1976.715" calcext:value-type="float">
            <text:p>1976,715</text:p>
          </table:table-cell>
          <table:table-cell table:style-name="ce331" table:formula="of:=[.AI62]*MASAMOL([.AJ62])+[.AK62]*MASAMOL([.AL62])+IF(ISERROR([.AM62]);0;[.AM62]*MASAMOL([.AN62]))+IF(ISERROR([.AO62]);0;[.AO62]*MASAMOL([.AP62]))" office:value-type="float" office:value="1976.715" calcext:value-type="float">
            <text:p>1976,715</text:p>
          </table:table-cell>
          <table:table-cell table:style-name="ce402" table:formula="of:=ABS([.AR62]-[.AS62])&lt;0.01" office:value-type="boolean" office:boolean-value="true" calcext:value-type="boolean">
            <text:p>VERDADERO</text:p>
          </table:table-cell>
          <table:table-cell table:style-name="ce331"/>
          <table:table-cell table:style-name="Default" table:number-columns-repeated="18"/>
          <table:table-cell/>
        </table:table-row>
        <table:table-row table:style-name="ro1">
          <table:table-cell table:number-columns-repeated="26"/>
          <table:table-cell table:style-name="ce331" table:number-columns-repeated="3"/>
          <table:table-cell table:style-name="ce481" table:formula="of:=IF([.AC62]&gt;1;[.AC62]&amp;&quot; &quot;;&quot;&quot;)&amp;FORMULAQUIM([.AD62])" office:value-type="string" office:string-value="K₂Cr₂O₇" calcext:value-type="string">
            <text:p>K₂Cr₂O₇</text:p>
          </table:table-cell>
          <table:table-cell table:style-name="ce469"/>
          <table:table-cell table:style-name="ce481" table:formula="of:=IF(LEN([.AF62])&gt;0;&quot; + &quot;;&quot;&quot;)&amp;IF([.AE62]&gt;1;[.AE62]&amp;&quot; &quot;;&quot;&quot;)&amp;FORMULAQUIM([.AF62])" office:value-type="string" office:string-value=" + 6 KI" calcext:value-type="string">
            <text:p><text:s/>+ 6 KI</text:p>
          </table:table-cell>
          <table:table-cell table:style-name="ce469"/>
          <table:table-cell table:style-name="ce481" table:formula="of:=IF([.AG62]&gt;0;&quot; + &quot;&amp;IF([.AG62]&gt;1;[.AG62]&amp;&quot; &quot;;&quot;&quot;)&amp;FORMULAQUIM([.AH62]);&quot;&quot;)&amp;&quot; → &quot;" office:value-type="string" office:string-value=" + 7 H₂SO₄ → " calcext:value-type="string">
            <text:p><text:s/>+ 7 H₂SO₄ → </text:p>
          </table:table-cell>
          <table:table-cell table:style-name="ce591"/>
          <table:table-cell table:style-name="ce481" table:formula="of:=IF([.AI62]&gt;1;[.AI62]&amp;&quot; &quot;;&quot;&quot;)&amp;FORMULAQUIM([.AJ62])" office:value-type="string" office:string-value="Cr₂(SO₄)₃" calcext:value-type="string">
            <text:p>Cr₂(SO₄)₃</text:p>
          </table:table-cell>
          <table:table-cell table:style-name="ce469"/>
          <table:table-cell table:style-name="ce481" table:formula="of:=IF(LEN([.AL62])&gt;0;&quot; + &quot;;&quot;&quot;)&amp;IF([.AK62]&gt;1;[.AK62]&amp;&quot; &quot;;&quot;&quot;)&amp;FORMULAQUIM([.AL62])" office:value-type="string" office:string-value=" + 3 I₂" calcext:value-type="string">
            <text:p><text:s/>+ 3 I₂</text:p>
          </table:table-cell>
          <table:table-cell table:style-name="ce593"/>
          <table:table-cell table:style-name="ce481" table:formula="of:=IF(ISERROR([.AP53]);&quot;&quot;;IF(LEN([.AN62])&gt;0;&quot; + &quot;;&quot;&quot;)&amp;IF([.AM62]&gt;1;[.AM62]&amp;&quot; &quot;;&quot;&quot;)&amp;FORMULAQUIM([.AN62]))" office:value-type="string" office:string-value=" + 4 K₂SO₄" calcext:value-type="string">
            <text:p><text:s/>+ 4 K₂SO₄</text:p>
          </table:table-cell>
          <table:table-cell table:style-name="ce593"/>
          <table:table-cell table:style-name="ce481" table:formula="of:=IF(LEN([.AP62])&gt;0;&quot; + &quot;&amp;IF([.AO62]&gt;1;[.AO62]&amp;&quot; &quot;;&quot;&quot;)&amp;FORMULAQUIM([.AP62]);&quot;&quot;)" office:value-type="string" office:string-value=" + 7 H₂O" calcext:value-type="string">
            <text:p><text:s/>+ 7 H₂O</text:p>
          </table:table-cell>
          <table:table-cell table:style-name="ce593"/>
          <table:table-cell/>
          <table:table-cell table:style-name="ce331"/>
          <table:table-cell table:style-name="Default" table:number-columns-repeated="20"/>
          <table:table-cell/>
        </table:table-row>
        <table:table-row table:style-name="ro1">
          <table:table-cell table:number-columns-repeated="27"/>
          <table:table-cell table:style-name="Default" table:number-columns-repeated="2"/>
          <table:table-cell table:style-name="ce232" table:formula="of:=[.AD63]&amp;[.AF63]&amp;[.AH63]&amp;[.AJ63]&amp;[.AL63]&amp;[.AN63]&amp;[.AP63]" office:value-type="string" office:string-value="K₂Cr₂O₇ + 6 KI + 7 H₂SO₄ → Cr₂(SO₄)₃ + 3 I₂ + 4 K₂SO₄ + 7 H₂O" calcext:value-type="string">
            <text:p>K₂Cr₂O₇ + 6 KI + 7 H₂SO₄ → Cr₂(SO₄)₃ + 3 I₂ + 4 K₂SO₄ + 7 H₂O</text:p>
          </table:table-cell>
          <table:table-cell table:style-name="ce167" table:number-columns-repeated="7"/>
          <table:table-cell table:style-name="ce486"/>
          <table:table-cell table:style-name="Default" table:number-columns-repeated="20"/>
          <table:table-cell table:number-columns-repeated="8"/>
        </table:table-row>
        <table:table-row table:style-name="ro1">
          <table:table-cell table:style-name="Default"/>
          <table:table-cell table:number-columns-repeated="26"/>
          <table:table-cell table:style-name="Default"/>
          <table:table-cell table:style-name="ce331"/>
          <table:table-cell table:style-name="Default" table:number-columns-repeated="29"/>
          <table:table-cell table:number-columns-repeated="8"/>
        </table:table-row>
        <table:table-row table:style-name="ro1" table:number-rows-repeated="15">
          <table:table-cell table:number-columns-repeated="27"/>
          <table:table-cell table:style-name="Default" table:number-columns-repeated="31"/>
          <table:table-cell table:number-columns-repeated="8"/>
        </table:table-row>
        <table:table-row table:style-name="ro1">
          <table:table-cell table:style-name="ce400" office:value-type="string" calcext:value-type="string" table:number-columns-spanned="10" table:number-rows-spanned="16">
            <text:p>Debajo de «Reactivos» y «Productos»:</text:p>
            <text:p>Escriba las fórmula de los reactivos y productos, en primer lugar los que contienen los elementos que cambian o cambiaron de estado de oxidación. En caso de que se formara agua, debe aparecer en último lugar.</text:p>
            <text:p>A la derecha de «Calcular»:</text:p>
            <text:p>Elección a magnitud que hay que calcular. Si es volumen, debe indicar en la celda siguiente si es de gas o de disolución. Elección a substancia en la última celda diera grupo.</text:p>
            <text:p>Celas a la derecha del todo:</text:p>
            <text:p>Si es disolución, escriba la concentración y elección las unidades (se es en % masa, debe escribir la densidad y elegir las unidades).</text:p>
            <text:p>Si es gas, escriba la presión y la temperatura y elección las unidades.</text:p>
            <text:p>Enzima de «Rendimiento»:</text:p>
            <text:p>Escriba los datos, primero la cantidad, y elección a su derecha la unidad [mol, g, cm³ o mol/dm³] del dato. Si es «cm³» debe indicar en la celda siguiente si es gas o disolución. Elección a substancia en la última celda diera grupo.</text:p>
            <text:p>Si es disolución, escriba la concentración y elección las unidades (se es en % masa, debe escribir la densidad y elegir las unidades).</text:p>
            <text:p>Si es gas, escriba la presión y la temperatura y elección las unidades.</text:p>
            <text:p>A la derecha de «Rendimiento»:</text:p>
            <text:p>Se tiene datos del rendimiento, los escriba en esta celda. Si no, borre el contenido de la celda con la tecla «Supr.»</text:p>
          </table:table-cell>
          <table:covered-table-cell table:number-columns-repeated="9"/>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ce331" table:number-columns-repeated="27"/>
          <table:table-cell table:number-columns-repeated="12"/>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number-rows-repeated="1048479">
          <table:table-cell table:number-columns-repeated="66"/>
        </table:table-row>
        <table:table-row table:style-name="ro1">
          <table:table-cell table:number-columns-repeated="66"/>
        </table:table-row>
      </table:table>
      <table:table table:name="Constantes" table:style-name="ta2">
        <table:table-column table:style-name="co56" table:default-cell-style-name="ce441"/>
        <table:table-column table:style-name="co57" table:default-cell-style-name="ce441"/>
        <table:table-column table:style-name="co58" table:default-cell-style-name="ce441"/>
        <table:table-column table:style-name="co59" table:default-cell-style-name="ce441"/>
        <table:table-column table:style-name="co12" table:default-cell-style-name="ce441"/>
        <table:table-column table:style-name="co60" table:default-cell-style-name="ce441"/>
        <table:table-column table:style-name="co12" table:number-columns-repeated="58" table:default-cell-style-name="ce441"/>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el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el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el electrón</text:p>
          </table:table-cell>
          <table:table-cell table:style-name="ce511" office:value-type="string" calcext:value-type="string">
            <text:p>y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e la partícula <text:span text:style-name="T2">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 de la luz</text:p>
          </table:table-cell>
          <table:table-cell table:style-name="ce513" office:value-type="string" calcext:value-type="string">
            <text:p>c <text:span text:style-name="T25">=</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el electrón</text:p>
          </table:table-cell>
          <table:table-cell table:style-name="ce511" office:value-type="string" calcext:value-type="string">
            <text:p>y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e l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2">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en el vací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en el vací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 magnética en el vací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e los gases ideale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ó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l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edad en el suelo</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i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í</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7"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7" table:number-columns-repeated="2"/>
          <table:table-cell table:number-columns-repeated="44"/>
        </table:table-row>
        <table:table-row table:style-name="ro1">
          <table:table-cell/>
          <table:table-cell table:style-name="ce377" office:value-type="string" calcext:value-type="string">
            <text:p>añ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7" table:number-columns-repeated="2"/>
          <table:table-cell table:number-columns-repeated="44"/>
        </table:table-row>
        <table:table-row table:style-name="ro1" table:number-rows-repeated="10">
          <table:table-cell table:number-columns-repeated="18"/>
          <table:table-cell table:style-name="ce167"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table table:name="Formulas" table:style-name="ta2" table:protected="true">
        <loext:table-protection loext:select-protected-cells="true" loext:select-unprotected-cells="true"/>
        <table:table-column table:style-name="co61" table:default-cell-style-name="ce63"/>
        <table:table-column table:style-name="co62" table:default-cell-style-name="ce63"/>
        <table:table-column table:style-name="co61" table:default-cell-style-name="Default"/>
        <table:table-column table:style-name="co63" table:default-cell-style-name="ce63"/>
        <table:table-column table:style-name="co64" table:default-cell-style-name="ce63"/>
        <table:table-column table:style-name="co65" table:default-cell-style-name="ce63"/>
        <table:table-column table:style-name="co63" table:default-cell-style-name="ce63"/>
        <table:table-column table:style-name="co59" table:default-cell-style-name="ce63"/>
        <table:table-column table:style-name="co66" table:default-cell-style-name="ce63"/>
        <table:table-column table:style-name="co67" table:default-cell-style-name="ce63"/>
        <table:table-column table:style-name="co68" table:default-cell-style-name="ce63"/>
        <table:table-column table:style-name="co67" table:default-cell-style-name="ce63"/>
        <table:table-column table:style-name="co63" table:default-cell-style-name="ce63"/>
        <table:table-column table:style-name="co68" table:default-cell-style-name="ce63"/>
        <table:table-column table:style-name="co69" table:default-cell-style-name="ce63"/>
        <table:table-column table:style-name="co51" table:number-columns-repeated="3" table:default-cell-style-name="ce63"/>
        <table:table-column table:style-name="co70" table:default-cell-style-name="ce63"/>
        <table:table-column table:style-name="co53" table:default-cell-style-name="ce63"/>
        <table:table-column table:style-name="co71" table:default-cell-style-name="ce63"/>
        <table:table-column table:style-name="co12" table:number-columns-repeated="961" table:default-cell-style-name="ce63"/>
        <table:table-row table:style-name="ro3">
          <table:table-cell table:style-name="ce314" office:value-type="string" calcext:value-type="string">
            <text:p>hidroxido</text:p>
          </table:table-cell>
          <table:table-cell table:style-name="ce458" table:formula="of:=VLOOKUP([.A1];[.A$5:.B$53];2;0)" office:value-type="string" office:string-value="OH⁻" calcext:value-type="string">
            <text:p>OH⁻</text:p>
          </table:table-cell>
          <table:table-cell/>
          <table:table-cell table:style-name="ce314" office:value-type="string" calcext:value-type="string">
            <text:p>((/))Qon hidroxido((/))Y #N/D</text:p>
          </table:table-cell>
          <table:table-cell table:style-name="ce458" table:formula="of:=VLOOKUP([.D1];[.D$5:.E$53];2;0)" office:value-type="string" office:string-value="" calcext:value-type="error">
            <text:p>#N/D</text:p>
          </table:table-cell>
          <table:table-cell/>
          <table:table-cell table:style-name="ce544" office:value-type="string" calcext:value-type="string">
            <text:p>fosforoso</text:p>
          </table:table-cell>
          <table:table-cell table:style-name="ce458" table:formula="of:=VLOOKUP([.G1];[.G$5:.H$53];2;0)" office:value-type="string" office:string-value="H₃POLVO₃" calcext:value-type="string">
            <text:p>H₃POLVO₃</text:p>
          </table:table-cell>
          <table:table-cell/>
          <table:table-cell table:style-name="ce314" office:value-type="string" calcext:value-type="string">
            <text:p>cloro</text:p>
          </table:table-cell>
          <table:table-cell table:style-name="ce458" table:formula="of:=VLOOKUP([.J1];[.J$5:.K$53];2;0)" office:value-type="string" office:string-value="Cl₂" calcext:value-type="string">
            <text:p>Cl₂</text:p>
          </table:table-cell>
          <table:table-cell/>
          <table:table-cell office:value-type="string" calcext:value-type="string">
            <text:p>fosforo</text:p>
          </table:table-cell>
          <table:table-cell table:style-name="ce458" table:formula="of:=VLOOKUP([.M1];[.M$5:.N$53];2;0)" office:value-type="string" office:string-value="P" calcext:value-type="string">
            <text:p>P</text:p>
          </table:table-cell>
          <table:table-cell table:style-name="Default"/>
          <table:table-cell office:value-type="string" calcext:value-type="string">
            <text:p>← NomAForm</text:p>
          </table:table-cell>
          <table:table-cell table:number-columns-repeated="2"/>
          <table:table-cell office:value-type="float" office:value="3" calcext:value-type="float">
            <text:p>3</text:p>
          </table:table-cell>
          <table:table-cell table:style-name="ce458" table:formula="of:=VLOOKUP([.S1];[.S$5:.T$53];2;0)" office:value-type="string" office:string-value="tri" calcext:value-type="string">
            <text:p>tri</text:p>
          </table:table-cell>
          <table:table-cell table:number-columns-repeated="962"/>
        </table:table-row>
        <table:table-row table:style-name="ro3">
          <table:table-cell table:style-name="ce538"/>
          <table:table-cell table:style-name="ce314" office:value-type="string" calcext:value-type="string">
            <text:p>((/))QOH⁻((/))E hidróxido</text:p>
          </table:table-cell>
          <table:table-cell table:style-name="ce458" table:formula="of:=VLOOKUP([.B2];[.B$5:.C$53];2;0)" office:value-type="string" office:string-value="hidróxido" calcext:value-type="string">
            <text:p>hidróxido</text:p>
          </table:table-cell>
          <table:table-cell table:style-name="ce538"/>
          <table:table-cell table:style-name="ce320" office:value-type="string" calcext:value-type="string">
            <text:p>((/))QK⁺((/))Y potasio</text:p>
          </table:table-cell>
          <table:table-cell table:style-name="ce458" table:formula="of:=VLOOKUP([.E2];[.E$5:.F$53];2;0)" office:value-type="string" office:string-value="potasio" calcext:value-type="string">
            <text:p>potasio</text:p>
          </table:table-cell>
          <table:table-cell table:style-name="ce538"/>
          <table:table-cell table:style-name="ce320" office:value-type="string" calcext:value-type="string">
            <text:p>((/))QH₃POLVO₃((/))Y fosforoso</text:p>
          </table:table-cell>
          <table:table-cell table:style-name="ce458" table:formula="of:=VLOOKUP([.H2];[.H$5:.I$53];2;0)" office:value-type="string" office:string-value="fosforoso" calcext:value-type="string">
            <text:p>fosforoso</text:p>
          </table:table-cell>
          <table:table-cell table:style-name="ce538"/>
          <table:table-cell table:style-name="ce320" office:value-type="string" calcext:value-type="string">
            <text:p>((/))QPH₃((/))Y fosfano</text:p>
          </table:table-cell>
          <table:table-cell table:style-name="ce458" table:formula="of:=VLOOKUP([.K2];[.K$5:.L$53];2;0)" office:value-type="string" office:string-value="fosfano" calcext:value-type="string">
            <text:p>fosfano</text:p>
          </table:table-cell>
          <table:table-cell table:style-name="ce538"/>
          <table:table-cell table:style-name="Default" office:value-type="string" calcext:value-type="string">
            <text:p>((/))Q((/))Y #N/D</text:p>
          </table:table-cell>
          <table:table-cell table:style-name="ce458" table:formula="of:=VLOOKUP([.N2];[.N$5:.O$53];2;0)" office:value-type="string" office:string-value="" calcext:value-type="error">
            <text:p>#N/D</text:p>
          </table:table-cell>
          <table:table-cell office:value-type="string" calcext:value-type="string">
            <text:p>← FormANom</text:p>
          </table:table-cell>
          <table:table-cell table:number-columns-repeated="2"/>
          <table:table-cell table:style-name="Default"/>
          <table:table-cell table:number-columns-repeated="963"/>
        </table:table-row>
        <table:table-row table:style-name="ro3">
          <table:table-cell office:value-type="string" calcext:value-type="string">
            <text:p>Aniones</text:p>
          </table:table-cell>
          <table:table-cell table:style-name="Default" table:formula="of:=COUNTA([.A5:.A54])" office:value-type="float" office:value="50" calcext:value-type="float">
            <text:p>50</text:p>
          </table:table-cell>
          <table:table-cell/>
          <table:table-cell office:value-type="string" calcext:value-type="string">
            <text:p>Cationes</text:p>
          </table:table-cell>
          <table:table-cell table:style-name="Default" table:formula="of:=COUNTA([.D5:.D54])" office:value-type="float" office:value="50" calcext:value-type="float">
            <text:p>50</text:p>
          </table:table-cell>
          <table:table-cell/>
          <table:table-cell office:value-type="string" calcext:value-type="string">
            <text:p>Ácidos</text:p>
          </table:table-cell>
          <table:table-cell table:style-name="Default" table:formula="of:=COUNTA([.G5:.G54])" office:value-type="float" office:value="50" calcext:value-type="float">
            <text:p>50</text:p>
          </table:table-cell>
          <table:table-cell/>
          <table:table-cell office:value-type="string" calcext:value-type="string">
            <text:p>Compuestos</text:p>
          </table:table-cell>
          <table:table-cell table:style-name="Default" table:formula="of:=COUNTA([.J5:.J54])" office:value-type="float" office:value="50" calcext:value-type="float">
            <text:p>50</text:p>
          </table:table-cell>
          <table:table-cell/>
          <table:table-cell table:style-name="Default" office:value-type="string" calcext:value-type="string">
            <text:p>Elementos</text:p>
          </table:table-cell>
          <table:table-cell table:style-name="Default" table:formula="of:=COUNTA([.M5:.M54])" office:value-type="float" office:value="50" calcext:value-type="float">
            <text:p>50</text:p>
          </table:table-cell>
          <table:table-cell/>
          <table:table-cell table:style-name="Default"/>
          <table:table-cell table:number-columns-repeated="2"/>
          <table:table-cell table:style-name="Default"/>
          <table:table-cell table:style-name="Default" office:value-type="string" calcext:value-type="string">
            <text:p>Prefijos</text:p>
          </table:table-cell>
          <table:table-cell table:style-name="Default"/>
          <table:table-cell table:number-columns-repeated="961"/>
        </table:table-row>
        <table:table-row table:style-name="ro3">
          <table:table-cell office:value-type="string" calcext:value-type="string">
            <text:p>Nombre sin tildes</text:p>
          </table:table-cell>
          <table:table-cell table:style-name="ce540" office:value-type="string" calcext:value-type="string">
            <text:p>Fórmula</text:p>
          </table:table-cell>
          <table:table-cell table:style-name="ce63"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table:style-name="Default" table:number-columns-repeated="3"/>
          <table:table-cell office:value-type="string" calcext:value-type="string">
            <text:p>Nº</text:p>
          </table:table-cell>
          <table:table-cell office:value-type="string" calcext:value-type="string">
            <text:p>Simple</text:p>
          </table:table-cell>
          <table:table-cell office:value-type="string" calcext:value-type="string">
            <text:p>Complicado</text:p>
          </table:table-cell>
          <table:table-cell table:number-columns-repeated="961"/>
        </table:table-row>
        <table:table-row table:style-name="ro3">
          <table:table-cell office:value-type="string" calcext:value-type="string">
            <text:p>fluoruro</text:p>
          </table:table-cell>
          <table:table-cell table:style-name="ce541" office:value-type="string" calcext:value-type="string">
            <text:p>F⁻</text:p>
          </table:table-cell>
          <table:table-cell table:style-name="ce541" office:value-type="string" calcext:value-type="string">
            <text:p>fluorur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office:value-type="string" calcext:value-type="string">
            <text:p>fluorhidrico</text:p>
          </table:table-cell>
          <table:table-cell table:style-name="ce541" office:value-type="string" calcext:value-type="string">
            <text:p>HF</text:p>
          </table:table-cell>
          <table:table-cell table:style-name="ce541" office:value-type="string" calcext:value-type="string">
            <text:p>fluorhídrico</text:p>
          </table:table-cell>
          <table:table-cell office:value-type="string" calcext:value-type="string">
            <text:p>hidrogeno</text:p>
          </table:table-cell>
          <table:table-cell table:style-name="ce541" office:value-type="string" calcext:value-type="string">
            <text:p>H₂</text:p>
          </table:table-cell>
          <table:table-cell table:style-name="ce541" office:value-type="string" calcext:value-type="string">
            <text:p>hidrógen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table:style-name="Default" table:number-columns-repeated="3"/>
          <table:table-cell table:style-name="ce541" office:value-type="float" office:value="1" calcext:value-type="float">
            <text:p>1</text:p>
          </table:table-cell>
          <table:table-cell table:style-name="ce541" office:value-type="string" calcext:value-type="string">
            <text:p>mono</text:p>
          </table:table-cell>
          <table:table-cell table:style-name="ce541"/>
          <table:table-cell table:number-columns-repeated="961"/>
        </table:table-row>
        <table:table-row table:style-name="ro3">
          <table:table-cell office:value-type="string" calcext:value-type="string">
            <text:p>cloruro</text:p>
          </table:table-cell>
          <table:table-cell table:style-name="ce541" office:value-type="string" calcext:value-type="string">
            <text:p>Cl⁻</text:p>
          </table:table-cell>
          <table:table-cell table:style-name="ce541" office:value-type="string" calcext:value-type="string">
            <text:p>cloruro</text:p>
          </table:table-cell>
          <table:table-cell office:value-type="string" calcext:value-type="string">
            <text:p>sodio</text:p>
          </table:table-cell>
          <table:table-cell table:style-name="ce541" office:value-type="string" calcext:value-type="string">
            <text:p>En la⁺</text:p>
          </table:table-cell>
          <table:table-cell table:style-name="ce541" office:value-type="string" calcext:value-type="string">
            <text:p>sodio</text:p>
          </table:table-cell>
          <table:table-cell office:value-type="string" calcext:value-type="string">
            <text:p>clorhidrico</text:p>
          </table:table-cell>
          <table:table-cell table:style-name="ce541" office:value-type="string" calcext:value-type="string">
            <text:p>HCl</text:p>
          </table:table-cell>
          <table:table-cell table:style-name="ce541" office:value-type="string" calcext:value-type="string">
            <text:p>clorhídrico</text:p>
          </table:table-cell>
          <table:table-cell office:value-type="string" calcext:value-type="string">
            <text:p>fluor</text:p>
          </table:table-cell>
          <table:table-cell table:style-name="ce541" office:value-type="string" calcext:value-type="string">
            <text:p>F₂</text:p>
          </table:table-cell>
          <table:table-cell table:style-name="ce541" office:value-type="string" calcext:value-type="string">
            <text:p>flúor</text:p>
          </table:table-cell>
          <table:table-cell office:value-type="string" calcext:value-type="string">
            <text:p>fluor</text:p>
          </table:table-cell>
          <table:table-cell table:style-name="ce541" office:value-type="string" calcext:value-type="string">
            <text:p>F</text:p>
          </table:table-cell>
          <table:table-cell table:style-name="ce541" office:value-type="string" calcext:value-type="string">
            <text:p>flúor</text:p>
          </table:table-cell>
          <table:table-cell table:style-name="Default" table:number-columns-repeated="3"/>
          <table:table-cell table:style-name="ce541" office:value-type="float" office:value="2" calcext:value-type="float">
            <text:p>2</text:p>
          </table:table-cell>
          <table:table-cell table:style-name="ce541" office:value-type="string" calcext:value-type="string">
            <text:p>dice</text:p>
          </table:table-cell>
          <table:table-cell table:style-name="ce541" office:value-type="string" calcext:value-type="string">
            <text:p>bis</text:p>
          </table:table-cell>
          <table:table-cell table:number-columns-repeated="961"/>
        </table:table-row>
        <table:table-row table:style-name="ro3">
          <table:table-cell office:value-type="string" calcext:value-type="string">
            <text:p>bromuro</text:p>
          </table:table-cell>
          <table:table-cell table:style-name="ce541" office:value-type="string" calcext:value-type="string">
            <text:p>Br⁻</text:p>
          </table:table-cell>
          <table:table-cell table:style-name="ce541" office:value-type="string" calcext:value-type="string">
            <text:p>bromuro</text:p>
          </table:table-cell>
          <table:table-cell office:value-type="string" calcext:value-type="string">
            <text:p>potasio</text:p>
          </table:table-cell>
          <table:table-cell table:style-name="ce541" office:value-type="string" calcext:value-type="string">
            <text:p>K⁺</text:p>
          </table:table-cell>
          <table:table-cell table:style-name="ce541" office:value-type="string" calcext:value-type="string">
            <text:p>potasio</text:p>
          </table:table-cell>
          <table:table-cell office:value-type="string" calcext:value-type="string">
            <text:p>bromhidrico</text:p>
          </table:table-cell>
          <table:table-cell table:style-name="ce541" office:value-type="string" calcext:value-type="string">
            <text:p>HBr</text:p>
          </table:table-cell>
          <table:table-cell table:style-name="ce541" office:value-type="string" calcext:value-type="string">
            <text:p>bromhídrico</text:p>
          </table:table-cell>
          <table:table-cell office:value-type="string" calcext:value-type="string">
            <text:p>cloro</text:p>
          </table:table-cell>
          <table:table-cell table:style-name="ce541" office:value-type="string" calcext:value-type="string">
            <text:p>Cl₂</text:p>
          </table:table-cell>
          <table:table-cell table:style-name="ce541" office:value-type="string" calcext:value-type="string">
            <text:p>cloro</text:p>
          </table:table-cell>
          <table:table-cell office:value-type="string" calcext:value-type="string">
            <text:p>cloro</text:p>
          </table:table-cell>
          <table:table-cell table:style-name="ce541" office:value-type="string" calcext:value-type="string">
            <text:p>Cl</text:p>
          </table:table-cell>
          <table:table-cell table:style-name="ce541" office:value-type="string" calcext:value-type="string">
            <text:p>cloro</text:p>
          </table:table-cell>
          <table:table-cell table:style-name="Default" table:number-columns-repeated="3"/>
          <table:table-cell table:style-name="ce541" office:value-type="float" office:value="3" calcext:value-type="float">
            <text:p>3</text:p>
          </table:table-cell>
          <table:table-cell table:style-name="ce541" office:value-type="string" calcext:value-type="string">
            <text:p>tri</text:p>
          </table:table-cell>
          <table:table-cell table:style-name="ce541" office:value-type="string" calcext:value-type="string">
            <text:p>tris</text:p>
          </table:table-cell>
          <table:table-cell table:number-columns-repeated="961"/>
        </table:table-row>
        <table:table-row table:style-name="ro3">
          <table:table-cell office:value-type="string" calcext:value-type="string">
            <text:p>yoduro</text:p>
          </table:table-cell>
          <table:table-cell table:style-name="ce541" office:value-type="string" calcext:value-type="string">
            <text:p>I⁻</text:p>
          </table:table-cell>
          <table:table-cell table:style-name="ce541" office:value-type="string" calcext:value-type="string">
            <text:p>yoduro</text:p>
          </table:table-cell>
          <table:table-cell office:value-type="string" calcext:value-type="string">
            <text:p>rubidio</text:p>
          </table:table-cell>
          <table:table-cell table:style-name="ce541" office:value-type="string" calcext:value-type="string">
            <text:p>Rb⁺</text:p>
          </table:table-cell>
          <table:table-cell table:style-name="ce541" office:value-type="string" calcext:value-type="string">
            <text:p>rubidio</text:p>
          </table:table-cell>
          <table:table-cell office:value-type="string" calcext:value-type="string">
            <text:p>yodhidrico</text:p>
          </table:table-cell>
          <table:table-cell table:style-name="ce541" office:value-type="string" calcext:value-type="string">
            <text:p>HI</text:p>
          </table:table-cell>
          <table:table-cell table:style-name="ce541" office:value-type="string" calcext:value-type="string">
            <text:p>yodhídrico</text:p>
          </table:table-cell>
          <table:table-cell office:value-type="string" calcext:value-type="string">
            <text:p>bromo</text:p>
          </table:table-cell>
          <table:table-cell table:style-name="ce541" office:value-type="string" calcext:value-type="string">
            <text:p>Br₂</text:p>
          </table:table-cell>
          <table:table-cell table:style-name="ce541" office:value-type="string" calcext:value-type="string">
            <text:p>bromo</text:p>
          </table:table-cell>
          <table:table-cell office:value-type="string" calcext:value-type="string">
            <text:p>bromo</text:p>
          </table:table-cell>
          <table:table-cell table:style-name="ce541" office:value-type="string" calcext:value-type="string">
            <text:p>Br</text:p>
          </table:table-cell>
          <table:table-cell table:style-name="ce541" office:value-type="string" calcext:value-type="string">
            <text:p>bromo</text:p>
          </table:table-cell>
          <table:table-cell table:style-name="Default" table:number-columns-repeated="3"/>
          <table:table-cell table:style-name="ce541" office:value-type="float" office:value="4" calcext:value-type="float">
            <text:p>4</text:p>
          </table:table-cell>
          <table:table-cell table:style-name="ce541" office:value-type="string" calcext:value-type="string">
            <text:p>tetra</text:p>
          </table:table-cell>
          <table:table-cell table:style-name="ce541" office:value-type="string" calcext:value-type="string">
            <text:p>tetrakis</text:p>
          </table:table-cell>
          <table:table-cell table:number-columns-repeated="961"/>
        </table:table-row>
        <table:table-row table:style-name="ro3">
          <table:table-cell office:value-type="string" calcext:value-type="string">
            <text:p>sulfuro</text:p>
          </table:table-cell>
          <table:table-cell table:style-name="ce541" office:value-type="string" calcext:value-type="string">
            <text:p>S²⁻</text:p>
          </table:table-cell>
          <table:table-cell table:style-name="ce541" office:value-type="string" calcext:value-type="string">
            <text:p>sulfuro</text:p>
          </table:table-cell>
          <table:table-cell office:value-type="string" calcext:value-type="string">
            <text:p>cesio</text:p>
          </table:table-cell>
          <table:table-cell table:style-name="ce541" office:value-type="string" calcext:value-type="string">
            <text:p>Cs⁺</text:p>
          </table:table-cell>
          <table:table-cell table:style-name="ce541" office:value-type="string" calcext:value-type="string">
            <text:p>cesio</text:p>
          </table:table-cell>
          <table:table-cell office:value-type="string" calcext:value-type="string">
            <text:p>sulfhidrico</text:p>
          </table:table-cell>
          <table:table-cell table:style-name="ce541" office:value-type="string" calcext:value-type="string">
            <text:p>H₂S</text:p>
          </table:table-cell>
          <table:table-cell table:style-name="ce541" office:value-type="string" calcext:value-type="string">
            <text:p>sulfhídrico</text:p>
          </table:table-cell>
          <table:table-cell office:value-type="string" calcext:value-type="string">
            <text:p>yodo</text:p>
          </table:table-cell>
          <table:table-cell table:style-name="ce541" office:value-type="string" calcext:value-type="string">
            <text:p>I₂</text:p>
          </table:table-cell>
          <table:table-cell table:style-name="ce541" office:value-type="string" calcext:value-type="string">
            <text:p>yodo</text:p>
          </table:table-cell>
          <table:table-cell office:value-type="string" calcext:value-type="string">
            <text:p>yodo</text:p>
          </table:table-cell>
          <table:table-cell table:style-name="ce541" office:value-type="string" calcext:value-type="string">
            <text:p>I</text:p>
          </table:table-cell>
          <table:table-cell table:style-name="ce541" office:value-type="string" calcext:value-type="string">
            <text:p>yodo</text:p>
          </table:table-cell>
          <table:table-cell table:style-name="Default" table:number-columns-repeated="3"/>
          <table:table-cell table:style-name="ce541" office:value-type="float" office:value="5" calcext:value-type="float">
            <text:p>5</text:p>
          </table:table-cell>
          <table:table-cell table:style-name="ce541" office:value-type="string" calcext:value-type="string">
            <text:p>penta</text:p>
          </table:table-cell>
          <table:table-cell table:style-name="ce541" office:value-type="string" calcext:value-type="string">
            <text:p>pentakis</text:p>
          </table:table-cell>
          <table:table-cell table:number-columns-repeated="961"/>
        </table:table-row>
        <table:table-row table:style-name="ro3">
          <table:table-cell office:value-type="string" calcext:value-type="string">
            <text:p>hidrogenosulfuro</text:p>
          </table:table-cell>
          <table:table-cell table:style-name="ce541" office:value-type="string" calcext:value-type="string">
            <text:p>HS⁻</text:p>
          </table:table-cell>
          <table:table-cell table:style-name="ce541" office:value-type="string" calcext:value-type="string">
            <text:p>hidrógenosulfuro</text:p>
          </table:table-cell>
          <table:table-cell office:value-type="string" calcext:value-type="string">
            <text:p>amonio</text:p>
          </table:table-cell>
          <table:table-cell table:style-name="ce541" office:value-type="string" calcext:value-type="string">
            <text:p>NH₄⁺</text:p>
          </table:table-cell>
          <table:table-cell table:style-name="ce541" office:value-type="string" calcext:value-type="string">
            <text:p>amonio</text:p>
          </table:table-cell>
          <table:table-cell office:value-type="string" calcext:value-type="string">
            <text:p>borico</text:p>
          </table:table-cell>
          <table:table-cell table:style-name="ce541" office:value-type="string" calcext:value-type="string">
            <text:p>H₃BUENO₃</text:p>
          </table:table-cell>
          <table:table-cell table:style-name="ce541" office:value-type="string" calcext:value-type="string">
            <text:p>bórico</text:p>
          </table:table-cell>
          <table:table-cell office:value-type="string" calcext:value-type="string">
            <text:p>oxigeno</text:p>
          </table:table-cell>
          <table:table-cell table:style-name="ce541" office:value-type="string" calcext:value-type="string">
            <text:p>El₂</text:p>
          </table:table-cell>
          <table:table-cell table:style-name="ce541" office:value-type="string" calcext:value-type="string">
            <text:p>oxígeno</text:p>
          </table:table-cell>
          <table:table-cell office:value-type="string" calcext:value-type="string">
            <text:p>oxigeno</text:p>
          </table:table-cell>
          <table:table-cell table:style-name="ce541" office:value-type="string" calcext:value-type="string">
            <text:p>El</text:p>
          </table:table-cell>
          <table:table-cell table:style-name="ce541" office:value-type="string" calcext:value-type="string">
            <text:p>oxígeno</text:p>
          </table:table-cell>
          <table:table-cell table:style-name="Default" table:number-columns-repeated="2"/>
          <table:table-cell/>
          <table:table-cell table:style-name="ce541" office:value-type="float" office:value="6" calcext:value-type="float">
            <text:p>6</text:p>
          </table:table-cell>
          <table:table-cell table:style-name="ce541" office:value-type="string" calcext:value-type="string">
            <text:p>hexa</text:p>
          </table:table-cell>
          <table:table-cell table:style-name="ce541" office:value-type="string" calcext:value-type="string">
            <text:p>hexakis</text:p>
          </table:table-cell>
          <table:table-cell table:number-columns-repeated="961"/>
        </table:table-row>
        <table:table-row table:style-name="ro3">
          <table:table-cell office:value-type="string" calcext:value-type="string">
            <text:p>carbonato</text:p>
          </table:table-cell>
          <table:table-cell table:style-name="ce541" office:value-type="string" calcext:value-type="string">
            <text:p>CON El₃²⁻</text:p>
          </table:table-cell>
          <table:table-cell table:style-name="ce541" office:value-type="string" calcext:value-type="string">
            <text:p>carbonato</text:p>
          </table:table-cell>
          <table:table-cell office:value-type="string" calcext:value-type="string">
            <text:p>magnesio</text:p>
          </table:table-cell>
          <table:table-cell table:style-name="ce541" office:value-type="string" calcext:value-type="string">
            <text:p>Mg²⁺</text:p>
          </table:table-cell>
          <table:table-cell table:style-name="ce541" office:value-type="string" calcext:value-type="string">
            <text:p>magnesio</text:p>
          </table:table-cell>
          <table:table-cell office:value-type="string" calcext:value-type="string">
            <text:p>carbonico</text:p>
          </table:table-cell>
          <table:table-cell table:style-name="ce541" office:value-type="string" calcext:value-type="string">
            <text:p>H₂CON El₃</text:p>
          </table:table-cell>
          <table:table-cell table:style-name="ce541" office:value-type="string" calcext:value-type="string">
            <text:p>carbónico</text:p>
          </table:table-cell>
          <table:table-cell office:value-type="string" calcext:value-type="string">
            <text:p>ozono</text:p>
          </table:table-cell>
          <table:table-cell table:style-name="ce541" office:value-type="string" calcext:value-type="string">
            <text:p>El₃</text:p>
          </table:table-cell>
          <table:table-cell table:style-name="ce541" office:value-type="string" calcext:value-type="string">
            <text:p>ozono</text:p>
          </table:table-cell>
          <table:table-cell office:value-type="string" calcext:value-type="string">
            <text:p>azufre</text:p>
          </table:table-cell>
          <table:table-cell table:style-name="ce541" office:value-type="string" calcext:value-type="string">
            <text:p>S</text:p>
          </table:table-cell>
          <table:table-cell table:style-name="ce541" office:value-type="string" calcext:value-type="string">
            <text:p>azufre</text:p>
          </table:table-cell>
          <table:table-cell table:style-name="Default" table:number-columns-repeated="2"/>
          <table:table-cell/>
          <table:table-cell table:style-name="ce541" office:value-type="float" office:value="7" calcext:value-type="float">
            <text:p>7</text:p>
          </table:table-cell>
          <table:table-cell table:style-name="ce541" office:value-type="string" calcext:value-type="string">
            <text:p>hepta</text:p>
          </table:table-cell>
          <table:table-cell table:style-name="ce541" office:value-type="string" calcext:value-type="string">
            <text:p>heptakis</text:p>
          </table:table-cell>
          <table:table-cell table:number-columns-repeated="961"/>
        </table:table-row>
        <table:table-row table:style-name="ro3">
          <table:table-cell office:value-type="string" calcext:value-type="string">
            <text:p>hidrogenocarbonato</text:p>
          </table:table-cell>
          <table:table-cell table:style-name="ce541" office:value-type="string" calcext:value-type="string">
            <text:p>HCO₃⁻</text:p>
          </table:table-cell>
          <table:table-cell table:style-name="ce541" office:value-type="string" calcext:value-type="string">
            <text:p>hidrógenocarbonato</text:p>
          </table:table-cell>
          <table:table-cell office:value-type="string" calcext:value-type="string">
            <text:p>calcio</text:p>
          </table:table-cell>
          <table:table-cell table:style-name="ce541" office:value-type="string" calcext:value-type="string">
            <text:p>Que²⁺</text:p>
          </table:table-cell>
          <table:table-cell table:style-name="ce541" office:value-type="string" calcext:value-type="string">
            <text:p>calcio</text:p>
          </table:table-cell>
          <table:table-cell office:value-type="string" calcext:value-type="string">
            <text:p>nitroso</text:p>
          </table:table-cell>
          <table:table-cell table:style-name="ce541" office:value-type="string" calcext:value-type="string">
            <text:p>HNO₂</text:p>
          </table:table-cell>
          <table:table-cell table:style-name="ce541" office:value-type="string" calcext:value-type="string">
            <text:p>nitroso</text:p>
          </table:table-cell>
          <table:table-cell office:value-type="string" calcext:value-type="string">
            <text:p>nitrogeno</text:p>
          </table:table-cell>
          <table:table-cell table:style-name="ce541" office:value-type="string" calcext:value-type="string">
            <text:p>N₂</text:p>
          </table:table-cell>
          <table:table-cell table:style-name="ce541" office:value-type="string" calcext:value-type="string">
            <text:p>nitrógeno</text:p>
          </table:table-cell>
          <table:table-cell office:value-type="string" calcext:value-type="string">
            <text:p>selenio</text:p>
          </table:table-cell>
          <table:table-cell table:style-name="ce541" office:value-type="string" calcext:value-type="string">
            <text:p>Se</text:p>
          </table:table-cell>
          <table:table-cell table:style-name="ce541" office:value-type="string" calcext:value-type="string">
            <text:p>selenio</text:p>
          </table:table-cell>
          <table:table-cell table:style-name="Default" table:number-columns-repeated="2"/>
          <table:table-cell/>
          <table:table-cell table:style-name="ce541" office:value-type="float" office:value="8" calcext:value-type="float">
            <text:p>8</text:p>
          </table:table-cell>
          <table:table-cell table:style-name="ce541" office:value-type="string" calcext:value-type="string">
            <text:p>octa</text:p>
          </table:table-cell>
          <table:table-cell table:style-name="ce541" office:value-type="string" calcext:value-type="string">
            <text:p>octakis</text:p>
          </table:table-cell>
          <table:table-cell table:number-columns-repeated="961"/>
        </table:table-row>
        <table:table-row table:style-name="ro3">
          <table:table-cell office:value-type="string" calcext:value-type="string">
            <text:p>nitrito</text:p>
          </table:table-cell>
          <table:table-cell table:style-name="ce541" office:value-type="string" calcext:value-type="string">
            <text:p>EN El₂⁻</text:p>
          </table:table-cell>
          <table:table-cell table:style-name="ce541" office:value-type="string" calcext:value-type="string">
            <text:p>nitrito</text:p>
          </table:table-cell>
          <table:table-cell office:value-type="string" calcext:value-type="string">
            <text:p>estroncio</text:p>
          </table:table-cell>
          <table:table-cell table:style-name="ce541" office:value-type="string" calcext:value-type="string">
            <text:p>Sr</text:p>
          </table:table-cell>
          <table:table-cell table:style-name="ce541" office:value-type="string" calcext:value-type="string">
            <text:p>estroncio</text:p>
          </table:table-cell>
          <table:table-cell office:value-type="string" calcext:value-type="string">
            <text:p>nitrico</text:p>
          </table:table-cell>
          <table:table-cell table:style-name="ce541" office:value-type="string" calcext:value-type="string">
            <text:p>HNO₃</text:p>
          </table:table-cell>
          <table:table-cell table:style-name="ce541" office:value-type="string" calcext:value-type="string">
            <text:p>nítrico</text:p>
          </table:table-cell>
          <table:table-cell office:value-type="string" calcext:value-type="string">
            <text:p>borano</text:p>
          </table:table-cell>
          <table:table-cell table:style-name="ce541" office:value-type="string" calcext:value-type="string">
            <text:p>BH₃</text:p>
          </table:table-cell>
          <table:table-cell table:style-name="ce541" office:value-type="string" calcext:value-type="string">
            <text:p>borano</text:p>
          </table:table-cell>
          <table:table-cell office:value-type="string" calcext:value-type="string">
            <text:p>nitrogeno</text:p>
          </table:table-cell>
          <table:table-cell table:style-name="ce541" office:value-type="string" calcext:value-type="string">
            <text:p>N</text:p>
          </table:table-cell>
          <table:table-cell table:style-name="ce541" office:value-type="string" calcext:value-type="string">
            <text:p>nitrógeno</text:p>
          </table:table-cell>
          <table:table-cell table:style-name="Default" table:number-columns-repeated="2"/>
          <table:table-cell/>
          <table:table-cell table:style-name="ce541" office:value-type="float" office:value="9" calcext:value-type="float">
            <text:p>9</text:p>
          </table:table-cell>
          <table:table-cell table:style-name="ce541" office:value-type="string" calcext:value-type="string">
            <text:p>nona</text:p>
          </table:table-cell>
          <table:table-cell table:style-name="ce541" office:value-type="string" calcext:value-type="string">
            <text:p>nonakis</text:p>
          </table:table-cell>
          <table:table-cell table:number-columns-repeated="961"/>
        </table:table-row>
        <table:table-row table:style-name="ro3">
          <table:table-cell office:value-type="string" calcext:value-type="string">
            <text:p>nitrato</text:p>
          </table:table-cell>
          <table:table-cell table:style-name="ce541" office:value-type="string" calcext:value-type="string">
            <text:p>EN El₃⁻</text:p>
          </table:table-cell>
          <table:table-cell table:style-name="ce541" office:value-type="string" calcext:value-type="string">
            <text:p>nitrato</text:p>
          </table:table-cell>
          <table:table-cell office:value-type="string" calcext:value-type="string">
            <text:p>bario</text:p>
          </table:table-cell>
          <table:table-cell table:style-name="ce541" office:value-type="string" calcext:value-type="string">
            <text:p>Ba²⁺</text:p>
          </table:table-cell>
          <table:table-cell table:style-name="ce541" office:value-type="string" calcext:value-type="string">
            <text:p>bario</text:p>
          </table:table-cell>
          <table:table-cell office:value-type="string" calcext:value-type="string">
            <text:p>fosforoso</text:p>
          </table:table-cell>
          <table:table-cell table:style-name="ce541" office:value-type="string" calcext:value-type="string">
            <text:p>H₃POLVO₃</text:p>
          </table:table-cell>
          <table:table-cell table:style-name="ce541" office:value-type="string" calcext:value-type="string">
            <text:p>fosforoso</text:p>
          </table:table-cell>
          <table:table-cell office:value-type="string" calcext:value-type="string">
            <text:p>amoniaco</text:p>
          </table:table-cell>
          <table:table-cell table:style-name="ce541" office:value-type="string" calcext:value-type="string">
            <text:p>NH₃</text:p>
          </table:table-cell>
          <table:table-cell table:style-name="ce541" office:value-type="string" calcext:value-type="string">
            <text:p>amoniaco</text:p>
          </table:table-cell>
          <table:table-cell office:value-type="string" calcext:value-type="string">
            <text:p>fosforo</text:p>
          </table:table-cell>
          <table:table-cell table:style-name="ce541" office:value-type="string" calcext:value-type="string">
            <text:p>P</text:p>
          </table:table-cell>
          <table:table-cell table:style-name="ce541" office:value-type="string" calcext:value-type="string">
            <text:p>fósforo</text:p>
          </table:table-cell>
          <table:table-cell table:style-name="Default" table:number-columns-repeated="2"/>
          <table:table-cell/>
          <table:table-cell table:style-name="ce541" office:value-type="float" office:value="10" calcext:value-type="float">
            <text:p>10</text:p>
          </table:table-cell>
          <table:table-cell table:style-name="ce541" office:value-type="string" calcext:value-type="string">
            <text:p>deca</text:p>
          </table:table-cell>
          <table:table-cell table:style-name="ce541" office:value-type="string" calcext:value-type="string">
            <text:p>decakis</text:p>
          </table:table-cell>
          <table:table-cell table:number-columns-repeated="961"/>
        </table:table-row>
        <table:table-row table:style-name="ro3">
          <table:table-cell office:value-type="string" calcext:value-type="string">
            <text:p>fosfito</text:p>
          </table:table-cell>
          <table:table-cell table:style-name="ce541" office:value-type="string" calcext:value-type="string">
            <text:p>POLVO₃³⁻</text:p>
          </table:table-cell>
          <table:table-cell table:style-name="ce541" office:value-type="string" calcext:value-type="string">
            <text:p>fosfito</text:p>
          </table:table-cell>
          <table:table-cell office:value-type="string" calcext:value-type="string">
            <text:p>aluminio</text:p>
          </table:table-cell>
          <table:table-cell table:style-name="ce541" office:value-type="string" calcext:value-type="string">
            <text:p>Al³⁺</text:p>
          </table:table-cell>
          <table:table-cell table:style-name="ce541" office:value-type="string" calcext:value-type="string">
            <text:p>aluminio</text:p>
          </table:table-cell>
          <table:table-cell office:value-type="string" calcext:value-type="string">
            <text:p>fosforico</text:p>
          </table:table-cell>
          <table:table-cell table:style-name="ce541" office:value-type="string" calcext:value-type="string">
            <text:p>H₃POLVO₄</text:p>
          </table:table-cell>
          <table:table-cell table:style-name="ce541" office:value-type="string" calcext:value-type="string">
            <text:p>fosfórico</text:p>
          </table:table-cell>
          <table:table-cell office:value-type="string" calcext:value-type="string">
            <text:p>fosfano</text:p>
          </table:table-cell>
          <table:table-cell table:style-name="ce541" office:value-type="string" calcext:value-type="string">
            <text:p>PH₃</text:p>
          </table:table-cell>
          <table:table-cell table:style-name="ce541" office:value-type="string" calcext:value-type="string">
            <text:p>fosfano</text:p>
          </table:table-cell>
          <table:table-cell office:value-type="string" calcext:value-type="string">
            <text:p>arsenico</text:p>
          </table:table-cell>
          <table:table-cell table:style-name="ce541" office:value-type="string" calcext:value-type="string">
            <text:p>Las</text:p>
          </table:table-cell>
          <table:table-cell table:style-name="ce541" office:value-type="string" calcext:value-type="string">
            <text:p>arsénico</text:p>
          </table:table-cell>
          <table:table-cell table:style-name="Default" table:number-columns-repeated="2"/>
          <table:table-cell/>
          <table:table-cell table:style-name="ce541" office:value-type="float" office:value="11" calcext:value-type="float">
            <text:p>11</text:p>
          </table:table-cell>
          <table:table-cell table:style-name="ce541" office:value-type="string" calcext:value-type="string">
            <text:p>undeca</text:p>
          </table:table-cell>
          <table:table-cell table:style-name="ce541" office:value-type="string" calcext:value-type="string">
            <text:p>undecakis</text:p>
          </table:table-cell>
          <table:table-cell office:value-type="string" calcext:value-type="string">
            <text:p>en el usado</text:p>
          </table:table-cell>
          <table:table-cell table:number-columns-repeated="960"/>
        </table:table-row>
        <table:table-row table:style-name="ro3">
          <table:table-cell office:value-type="string" calcext:value-type="string">
            <text:p>fosfato</text:p>
          </table:table-cell>
          <table:table-cell table:style-name="ce541" office:value-type="string" calcext:value-type="string">
            <text:p>POLVO₄³⁻</text:p>
          </table:table-cell>
          <table:table-cell table:style-name="ce541" office:value-type="string" calcext:value-type="string">
            <text:p>fosfato</text:p>
          </table:table-cell>
          <table:table-cell office:value-type="string" calcext:value-type="string">
            <text:p>cromo(III)</text:p>
          </table:table-cell>
          <table:table-cell table:style-name="ce541" office:value-type="string" calcext:value-type="string">
            <text:p>Cr³⁺</text:p>
          </table:table-cell>
          <table:table-cell table:style-name="ce541" office:value-type="string" calcext:value-type="string">
            <text:p>cromo(III)</text:p>
          </table:table-cell>
          <table:table-cell office:value-type="string" calcext:value-type="string">
            <text:p>sulfuroso</text:p>
          </table:table-cell>
          <table:table-cell table:style-name="ce541" office:value-type="string" calcext:value-type="string">
            <text:p>H₂SO₃</text:p>
          </table:table-cell>
          <table:table-cell table:style-name="ce541" office:value-type="string" calcext:value-type="string">
            <text:p>sulfuroso</text:p>
          </table:table-cell>
          <table:table-cell office:value-type="string" calcext:value-type="string">
            <text:p>arsano</text:p>
          </table:table-cell>
          <table:table-cell table:style-name="ce541" office:value-type="string" calcext:value-type="string">
            <text:p>AsH₃</text:p>
          </table:table-cell>
          <table:table-cell table:style-name="ce541" office:value-type="string" calcext:value-type="string">
            <text:p>arsano</text:p>
          </table:table-cell>
          <table:table-cell office:value-type="string" calcext:value-type="string">
            <text:p>antimonio</text:p>
          </table:table-cell>
          <table:table-cell table:style-name="ce541" office:value-type="string" calcext:value-type="string">
            <text:p>Sb</text:p>
          </table:table-cell>
          <table:table-cell table:style-name="ce541" office:value-type="string" calcext:value-type="string">
            <text:p>antimonio</text:p>
          </table:table-cell>
          <table:table-cell table:style-name="Default" table:number-columns-repeated="2"/>
          <table:table-cell/>
          <table:table-cell table:style-name="ce541" office:value-type="float" office:value="12" calcext:value-type="float">
            <text:p>12</text:p>
          </table:table-cell>
          <table:table-cell table:style-name="ce541" office:value-type="string" calcext:value-type="string">
            <text:p>dodeca</text:p>
          </table:table-cell>
          <table:table-cell table:style-name="ce541" office:value-type="string" calcext:value-type="string">
            <text:p>dodecakis</text:p>
          </table:table-cell>
          <table:table-cell office:value-type="string" calcext:value-type="string">
            <text:p>en el usado</text:p>
          </table:table-cell>
          <table:table-cell table:number-columns-repeated="960"/>
        </table:table-row>
        <table:table-row table:style-name="ro3">
          <table:table-cell office:value-type="string" calcext:value-type="string">
            <text:p>hidrogenofosfato</text:p>
          </table:table-cell>
          <table:table-cell table:style-name="ce541" office:value-type="string" calcext:value-type="string">
            <text:p>HPO₄²⁻</text:p>
          </table:table-cell>
          <table:table-cell table:style-name="ce541" office:value-type="string" calcext:value-type="string">
            <text:p>hidrógenofosfato</text:p>
          </table:table-cell>
          <table:table-cell office:value-type="string" calcext:value-type="string">
            <text:p>manganeso(II)</text:p>
          </table:table-cell>
          <table:table-cell table:style-name="ce541" office:value-type="string" calcext:value-type="string">
            <text:p>Mn²⁺</text:p>
          </table:table-cell>
          <table:table-cell table:style-name="ce541" office:value-type="string" calcext:value-type="string">
            <text:p>manganeso(II)</text:p>
          </table:table-cell>
          <table:table-cell office:value-type="string" calcext:value-type="string">
            <text:p>sulfurico</text:p>
          </table:table-cell>
          <table:table-cell table:style-name="ce541" office:value-type="string" calcext:value-type="string">
            <text:p>H₂SO₄</text:p>
          </table:table-cell>
          <table:table-cell table:style-name="ce541" office:value-type="string" calcext:value-type="string">
            <text:p>sulfúrico</text:p>
          </table:table-cell>
          <table:table-cell office:value-type="string" calcext:value-type="string">
            <text:p>estibano</text:p>
          </table:table-cell>
          <table:table-cell table:style-name="ce541" office:value-type="string" calcext:value-type="string">
            <text:p>SbH₃</text:p>
          </table:table-cell>
          <table:table-cell table:style-name="ce541" office:value-type="string" calcext:value-type="string">
            <text:p>estibano </text:p>
          </table:table-cell>
          <table:table-cell office:value-type="string" calcext:value-type="string">
            <text:p>carbono</text:p>
          </table:table-cell>
          <table:table-cell table:style-name="ce541" office:value-type="string" calcext:value-type="string">
            <text:p>C</text:p>
          </table:table-cell>
          <table:table-cell table:style-name="ce541" office:value-type="string" calcext:value-type="string">
            <text:p>carbono</text:p>
          </table:table-cell>
          <table:table-cell table:style-name="Default" table:number-columns-repeated="2"/>
          <table:table-cell/>
          <table:table-cell table:style-name="ce541" office:value-type="float" office:value="20" calcext:value-type="float">
            <text:p>20</text:p>
          </table:table-cell>
          <table:table-cell table:style-name="ce541" office:value-type="string" calcext:value-type="string">
            <text:p>icosa</text:p>
          </table:table-cell>
          <table:table-cell table:style-name="ce541" office:value-type="string" calcext:value-type="string">
            <text:p>icosakis</text:p>
          </table:table-cell>
          <table:table-cell office:value-type="string" calcext:value-type="string">
            <text:p>en el usado</text:p>
          </table:table-cell>
          <table:table-cell table:number-columns-repeated="960"/>
        </table:table-row>
        <table:table-row table:style-name="ro3">
          <table:table-cell office:value-type="string" calcext:value-type="string">
            <text:p>dihidrogenofosfato</text:p>
          </table:table-cell>
          <table:table-cell table:style-name="ce541" office:value-type="string" calcext:value-type="string">
            <text:p>H₂POLVO₄⁻</text:p>
          </table:table-cell>
          <table:table-cell table:style-name="ce541" office:value-type="string" calcext:value-type="string">
            <text:p>dihidrógenofosfato</text:p>
          </table:table-cell>
          <table:table-cell office:value-type="string" calcext:value-type="string">
            <text:p>manganeso(IV)</text:p>
          </table:table-cell>
          <table:table-cell table:style-name="ce541" office:value-type="string" calcext:value-type="string">
            <text:p>Mn⁴⁺</text:p>
          </table:table-cell>
          <table:table-cell table:style-name="ce541" office:value-type="string" calcext:value-type="string">
            <text:p>manganeso(IV)</text:p>
          </table:table-cell>
          <table:table-cell office:value-type="string" calcext:value-type="string">
            <text:p>hipocloroso</text:p>
          </table:table-cell>
          <table:table-cell table:style-name="ce541" office:value-type="string" calcext:value-type="string">
            <text:p>HClO</text:p>
          </table:table-cell>
          <table:table-cell table:style-name="ce541" office:value-type="string" calcext:value-type="string">
            <text:p>hipocloroso</text:p>
          </table:table-cell>
          <table:table-cell office:value-type="string" calcext:value-type="string">
            <text:p>metano</text:p>
          </table:table-cell>
          <table:table-cell table:style-name="ce541" office:value-type="string" calcext:value-type="string">
            <text:p>CH₄</text:p>
          </table:table-cell>
          <table:table-cell table:style-name="ce541" office:value-type="string" calcext:value-type="string">
            <text:p>metano</text:p>
          </table:table-cell>
          <table:table-cell office:value-type="string" calcext:value-type="string">
            <text:p>silicio</text:p>
          </table:table-cell>
          <table:table-cell table:style-name="ce541" office:value-type="string" calcext:value-type="string">
            <text:p>Sí</text:p>
          </table:table-cell>
          <table:table-cell table:style-name="ce541" office:value-type="string" calcext:value-type="string">
            <text:p>silici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ito</text:p>
          </table:table-cell>
          <table:table-cell table:style-name="ce541" office:value-type="string" calcext:value-type="string">
            <text:p>SO₃²⁻</text:p>
          </table:table-cell>
          <table:table-cell table:style-name="ce541" office:value-type="string" calcext:value-type="string">
            <text:p>sulfito</text:p>
          </table:table-cell>
          <table:table-cell office:value-type="string" calcext:value-type="string">
            <text:p>hierro(II)</text:p>
          </table:table-cell>
          <table:table-cell table:style-name="ce541" office:value-type="string" calcext:value-type="string">
            <text:p>Fe²⁺</text:p>
          </table:table-cell>
          <table:table-cell table:style-name="ce541" office:value-type="string" calcext:value-type="string">
            <text:p>hierro(II)</text:p>
          </table:table-cell>
          <table:table-cell office:value-type="string" calcext:value-type="string">
            <text:p>cloroso</text:p>
          </table:table-cell>
          <table:table-cell table:style-name="ce541" office:value-type="string" calcext:value-type="string">
            <text:p>HClO₂</text:p>
          </table:table-cell>
          <table:table-cell table:style-name="ce541" office:value-type="string" calcext:value-type="string">
            <text:p>cloroso</text:p>
          </table:table-cell>
          <table:table-cell office:value-type="string" calcext:value-type="string">
            <text:p>silano</text:p>
          </table:table-cell>
          <table:table-cell table:style-name="ce541" office:value-type="string" calcext:value-type="string">
            <text:p>SiH₄</text:p>
          </table:table-cell>
          <table:table-cell table:style-name="ce541" office:value-type="string" calcext:value-type="string">
            <text:p>silano</text:p>
          </table:table-cell>
          <table:table-cell office:value-type="string" calcext:value-type="string">
            <text:p>boro</text:p>
          </table:table-cell>
          <table:table-cell table:style-name="ce541" office:value-type="string" calcext:value-type="string">
            <text:p>B</text:p>
          </table:table-cell>
          <table:table-cell table:style-name="ce541" office:value-type="string" calcext:value-type="string">
            <text:p>bor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ito</text:p>
          </table:table-cell>
          <table:table-cell table:style-name="ce541" office:value-type="string" calcext:value-type="string">
            <text:p>HSO₃⁻</text:p>
          </table:table-cell>
          <table:table-cell table:style-name="ce541" office:value-type="string" calcext:value-type="string">
            <text:p>hidrógenosulfito</text:p>
          </table:table-cell>
          <table:table-cell office:value-type="string" calcext:value-type="string">
            <text:p>hierro(III)</text:p>
          </table:table-cell>
          <table:table-cell table:style-name="ce541" office:value-type="string" calcext:value-type="string">
            <text:p>Fe³⁺</text:p>
          </table:table-cell>
          <table:table-cell table:style-name="ce541" office:value-type="string" calcext:value-type="string">
            <text:p>hierro(III)</text:p>
          </table:table-cell>
          <table:table-cell office:value-type="string" calcext:value-type="string">
            <text:p>clorico</text:p>
          </table:table-cell>
          <table:table-cell table:style-name="ce541" office:value-type="string" calcext:value-type="string">
            <text:p>HClO₃</text:p>
          </table:table-cell>
          <table:table-cell table:style-name="ce541" office:value-type="string" calcext:value-type="string">
            <text:p>clórico</text:p>
          </table:table-cell>
          <table:table-cell office:value-type="string" calcext:value-type="string">
            <text:p>agua</text:p>
          </table:table-cell>
          <table:table-cell table:style-name="ce541" office:value-type="string" calcext:value-type="string">
            <text:p>H₂El</text:p>
          </table:table-cell>
          <table:table-cell table:style-name="ce541" office:value-type="string" calcext:value-type="string">
            <text:p>agua</text:p>
          </table:table-cell>
          <table:table-cell table:formula="of:=SINACENTO([.O20])">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ato</text:p>
          </table:table-cell>
          <table:table-cell table:style-name="ce541" office:value-type="string" calcext:value-type="string">
            <text:p>SO₄²⁻</text:p>
          </table:table-cell>
          <table:table-cell table:style-name="ce541" office:value-type="string" calcext:value-type="string">
            <text:p>sulfato</text:p>
          </table:table-cell>
          <table:table-cell office:value-type="string" calcext:value-type="string">
            <text:p>cobalto(II)</text:p>
          </table:table-cell>
          <table:table-cell table:style-name="ce541" office:value-type="string" calcext:value-type="string">
            <text:p>Con el²⁺</text:p>
          </table:table-cell>
          <table:table-cell table:style-name="ce541" office:value-type="string" calcext:value-type="string">
            <text:p>cobalto(II)</text:p>
          </table:table-cell>
          <table:table-cell office:value-type="string" calcext:value-type="string">
            <text:p>perclorico</text:p>
          </table:table-cell>
          <table:table-cell table:style-name="ce541" office:value-type="string" calcext:value-type="string">
            <text:p>HClO₄</text:p>
          </table:table-cell>
          <table:table-cell table:style-name="ce541" office:value-type="string" calcext:value-type="string">
            <text:p>perclórico</text:p>
          </table:table-cell>
          <table:table-cell office:value-type="string" calcext:value-type="string">
            <text:p>peroxido de hidrogeno</text:p>
          </table:table-cell>
          <table:table-cell table:style-name="ce541" office:value-type="string" calcext:value-type="string">
            <text:p>H₂El₂</text:p>
          </table:table-cell>
          <table:table-cell table:style-name="ce541" office:value-type="string" calcext:value-type="string">
            <text:p>peróxido de hidrógeno</text:p>
          </table:table-cell>
          <table:table-cell table:formula="of:=SINACENTO([.O21])">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ato</text:p>
          </table:table-cell>
          <table:table-cell table:style-name="ce541" office:value-type="string" calcext:value-type="string">
            <text:p>HSO₄⁻</text:p>
          </table:table-cell>
          <table:table-cell table:style-name="ce541" office:value-type="string" calcext:value-type="string">
            <text:p>hidrógenosulfato</text:p>
          </table:table-cell>
          <table:table-cell office:value-type="string" calcext:value-type="string">
            <text:p>cobalto(III)</text:p>
          </table:table-cell>
          <table:table-cell table:style-name="ce541" office:value-type="string" calcext:value-type="string">
            <text:p>Con el³⁺</text:p>
          </table:table-cell>
          <table:table-cell table:style-name="ce541" office:value-type="string" calcext:value-type="string">
            <text:p>cobalto(III)</text:p>
          </table:table-cell>
          <table:table-cell office:value-type="string" calcext:value-type="string">
            <text:p>bromico</text:p>
          </table:table-cell>
          <table:table-cell table:style-name="ce541" office:value-type="string" calcext:value-type="string">
            <text:p>HBrO₃</text:p>
          </table:table-cell>
          <table:table-cell table:style-name="ce541" office:value-type="string" calcext:value-type="string">
            <text:p>brómico</text:p>
          </table:table-cell>
          <table:table-cell office:value-type="string" calcext:value-type="string">
            <text:p>peroxido de litio</text:p>
          </table:table-cell>
          <table:table-cell table:style-name="ce541" office:value-type="string" calcext:value-type="string">
            <text:p>Li₂El₂</text:p>
          </table:table-cell>
          <table:table-cell table:style-name="ce541" office:value-type="string" calcext:value-type="string">
            <text:p>peróxido de litio</text:p>
          </table:table-cell>
          <table:table-cell table:formula="of:=SINACENTO([.O22])">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poclorito</text:p>
          </table:table-cell>
          <table:table-cell table:style-name="ce541" office:value-type="string" calcext:value-type="string">
            <text:p>ClO⁻</text:p>
          </table:table-cell>
          <table:table-cell table:style-name="ce541" office:value-type="string" calcext:value-type="string">
            <text:p>hipoclorito</text:p>
          </table:table-cell>
          <table:table-cell office:value-type="string" calcext:value-type="string">
            <text:p>niquel(II)</text:p>
          </table:table-cell>
          <table:table-cell table:style-name="ce541" office:value-type="string" calcext:value-type="string">
            <text:p>Ni²⁺</text:p>
          </table:table-cell>
          <table:table-cell table:style-name="ce541" office:value-type="string" calcext:value-type="string">
            <text:p>níquel(II)</text:p>
          </table:table-cell>
          <table:table-cell office:value-type="string" calcext:value-type="string">
            <text:p>yodoso</text:p>
          </table:table-cell>
          <table:table-cell table:style-name="ce541" office:value-type="string" calcext:value-type="string">
            <text:p>HIO₂</text:p>
          </table:table-cell>
          <table:table-cell table:style-name="ce541" office:value-type="string" calcext:value-type="string">
            <text:p>yodoso</text:p>
          </table:table-cell>
          <table:table-cell office:value-type="string" calcext:value-type="string">
            <text:p>peroxido de sodio</text:p>
          </table:table-cell>
          <table:table-cell table:style-name="ce541" office:value-type="string" calcext:value-type="string">
            <text:p>En la₂El₂</text:p>
          </table:table-cell>
          <table:table-cell table:style-name="ce541" office:value-type="string" calcext:value-type="string">
            <text:p>peróxido de sodio</text:p>
          </table:table-cell>
          <table:table-cell table:formula="of:=SINACENTO([.O23])">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ito</text:p>
          </table:table-cell>
          <table:table-cell table:style-name="ce541" office:value-type="string" calcext:value-type="string">
            <text:p>ClO₂⁻</text:p>
          </table:table-cell>
          <table:table-cell table:style-name="ce541" office:value-type="string" calcext:value-type="string">
            <text:p>clorito</text:p>
          </table:table-cell>
          <table:table-cell office:value-type="string" calcext:value-type="string">
            <text:p>niquel(III)</text:p>
          </table:table-cell>
          <table:table-cell table:style-name="ce541" office:value-type="string" calcext:value-type="string">
            <text:p>Ni³⁺</text:p>
          </table:table-cell>
          <table:table-cell table:style-name="ce541" office:value-type="string" calcext:value-type="string">
            <text:p>níquel(III)</text:p>
          </table:table-cell>
          <table:table-cell office:value-type="string" calcext:value-type="string">
            <text:p>yodico</text:p>
          </table:table-cell>
          <table:table-cell table:style-name="ce541" office:value-type="string" calcext:value-type="string">
            <text:p>HIO₃</text:p>
          </table:table-cell>
          <table:table-cell table:style-name="ce541" office:value-type="string" calcext:value-type="string">
            <text:p>yódico</text:p>
          </table:table-cell>
          <table:table-cell office:value-type="string" calcext:value-type="string">
            <text:p>peroxido de potasio</text:p>
          </table:table-cell>
          <table:table-cell table:style-name="ce541" office:value-type="string" calcext:value-type="string">
            <text:p>K₂El₂</text:p>
          </table:table-cell>
          <table:table-cell table:style-name="ce541" office:value-type="string" calcext:value-type="string">
            <text:p>peróxido de potasio</text:p>
          </table:table-cell>
          <table:table-cell table:formula="of:=SINACENTO([.O24])">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ato</text:p>
          </table:table-cell>
          <table:table-cell table:style-name="ce541" office:value-type="string" calcext:value-type="string">
            <text:p>ClO₃⁻</text:p>
          </table:table-cell>
          <table:table-cell table:style-name="ce541" office:value-type="string" calcext:value-type="string">
            <text:p>clorato</text:p>
          </table:table-cell>
          <table:table-cell office:value-type="string" calcext:value-type="string">
            <text:p>cobre(I)</text:p>
          </table:table-cell>
          <table:table-cell table:style-name="ce542" office:value-type="string" calcext:value-type="string">
            <text:p>Culo⁺</text:p>
          </table:table-cell>
          <table:table-cell table:style-name="ce542" office:value-type="string" calcext:value-type="string">
            <text:p>cobre(I)</text:p>
          </table:table-cell>
          <table:table-cell office:value-type="string" calcext:value-type="string">
            <text:p>peryodico</text:p>
          </table:table-cell>
          <table:table-cell table:style-name="ce541" office:value-type="string" calcext:value-type="string">
            <text:p>HIO₄</text:p>
          </table:table-cell>
          <table:table-cell table:style-name="ce541" office:value-type="string" calcext:value-type="string">
            <text:p>peryódico</text:p>
          </table:table-cell>
          <table:table-cell office:value-type="string" calcext:value-type="string">
            <text:p>peroxido de magnesio</text:p>
          </table:table-cell>
          <table:table-cell table:style-name="ce541" office:value-type="string" calcext:value-type="string">
            <text:p>MgO₂</text:p>
          </table:table-cell>
          <table:table-cell table:style-name="ce541" office:value-type="string" calcext:value-type="string">
            <text:p>peróxido de magnesio</text:p>
          </table:table-cell>
          <table:table-cell table:formula="of:=SINACENTO([.O25])">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perclorato</text:p>
          </table:table-cell>
          <table:table-cell table:style-name="ce541" office:value-type="string" calcext:value-type="string">
            <text:p>ClO₄⁻</text:p>
          </table:table-cell>
          <table:table-cell table:style-name="ce541" office:value-type="string" calcext:value-type="string">
            <text:p>perclorato</text:p>
          </table:table-cell>
          <table:table-cell office:value-type="string" calcext:value-type="string">
            <text:p>cobre(II)</text:p>
          </table:table-cell>
          <table:table-cell table:style-name="ce541" office:value-type="string" calcext:value-type="string">
            <text:p>Culo²⁺</text:p>
          </table:table-cell>
          <table:table-cell table:style-name="ce541" office:value-type="string" calcext:value-type="string">
            <text:p>cobre(II)</text:p>
          </table:table-cell>
          <table:table-cell table:formula="of:=SINACENTO([.I26])">
            <text:p/>
          </table:table-cell>
          <table:table-cell table:style-name="ce542" table:number-columns-repeated="2"/>
          <table:table-cell office:value-type="string" calcext:value-type="string">
            <text:p>peroxido de calcio</text:p>
          </table:table-cell>
          <table:table-cell table:style-name="ce541" office:value-type="string" calcext:value-type="string">
            <text:p>CAO₂</text:p>
          </table:table-cell>
          <table:table-cell table:style-name="ce541" office:value-type="string" calcext:value-type="string">
            <text:p>peróxido de calcio</text:p>
          </table:table-cell>
          <table:table-cell table:formula="of:=SINACENTO([.O26])">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bromato</text:p>
          </table:table-cell>
          <table:table-cell table:style-name="ce541" office:value-type="string" calcext:value-type="string">
            <text:p>BrO₃⁻</text:p>
          </table:table-cell>
          <table:table-cell table:style-name="ce541" office:value-type="string" calcext:value-type="string">
            <text:p>bromato</text:p>
          </table:table-cell>
          <table:table-cell office:value-type="string" calcext:value-type="string">
            <text:p>plata</text:p>
          </table:table-cell>
          <table:table-cell table:style-name="ce541" office:value-type="string" calcext:value-type="string">
            <text:p>Ag⁺</text:p>
          </table:table-cell>
          <table:table-cell table:style-name="ce541" office:value-type="string" calcext:value-type="string">
            <text:p>plata</text:p>
          </table:table-cell>
          <table:table-cell table:formula="of:=SINACENTO([.I27])">
            <text:p/>
          </table:table-cell>
          <table:table-cell table:style-name="ce542" table:number-columns-repeated="2"/>
          <table:table-cell office:value-type="string" calcext:value-type="string">
            <text:p>peroxido de bario</text:p>
          </table:table-cell>
          <table:table-cell table:style-name="ce541" office:value-type="string" calcext:value-type="string">
            <text:p>BaO₂</text:p>
          </table:table-cell>
          <table:table-cell table:style-name="ce541" office:value-type="string" calcext:value-type="string">
            <text:p>peróxido de bario</text:p>
          </table:table-cell>
          <table:table-cell table:formula="of:=SINACENTO([.O27])">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yodito</text:p>
          </table:table-cell>
          <table:table-cell table:style-name="ce541" office:value-type="string" calcext:value-type="string">
            <text:p>IO₂⁻</text:p>
          </table:table-cell>
          <table:table-cell table:style-name="ce541" office:value-type="string" calcext:value-type="string">
            <text:p>yodito</text:p>
          </table:table-cell>
          <table:table-cell office:value-type="string" calcext:value-type="string">
            <text:p>zinc</text:p>
          </table:table-cell>
          <table:table-cell table:style-name="ce541" office:value-type="string" calcext:value-type="string">
            <text:p>Zn²⁺</text:p>
          </table:table-cell>
          <table:table-cell table:style-name="ce541" office:value-type="string" calcext:value-type="string">
            <text:p>zinc</text:p>
          </table:table-cell>
          <table:table-cell table:formula="of:=SINACENTO([.I28])">
            <text:p/>
          </table:table-cell>
          <table:table-cell table:style-name="ce542" table:number-columns-repeated="2"/>
          <table:table-cell table:formula="of:=SINACENTO([.L28])">
            <text:p/>
          </table:table-cell>
          <table:table-cell table:style-name="ce542" table:number-columns-repeated="2"/>
          <table:table-cell table:formula="of:=SINACENTO([.O28])">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yodato</text:p>
          </table:table-cell>
          <table:table-cell table:style-name="ce541" office:value-type="string" calcext:value-type="string">
            <text:p>IO₃⁻</text:p>
          </table:table-cell>
          <table:table-cell table:style-name="ce541" office:value-type="string" calcext:value-type="string">
            <text:p>yodato</text:p>
          </table:table-cell>
          <table:table-cell office:value-type="string" calcext:value-type="string">
            <text:p>cadmio</text:p>
          </table:table-cell>
          <table:table-cell table:style-name="ce541" office:value-type="string" calcext:value-type="string">
            <text:p>Cd²⁺</text:p>
          </table:table-cell>
          <table:table-cell table:style-name="ce541" office:value-type="string" calcext:value-type="string">
            <text:p>cadmio</text:p>
          </table:table-cell>
          <table:table-cell table:formula="of:=SINACENTO([.I29])">
            <text:p/>
          </table:table-cell>
          <table:table-cell table:style-name="ce542" table:number-columns-repeated="2"/>
          <table:table-cell table:formula="of:=SINACENTO([.L29])">
            <text:p/>
          </table:table-cell>
          <table:table-cell table:style-name="ce542" table:number-columns-repeated="2"/>
          <table:table-cell table:formula="of:=SINACENTO([.O29])">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yodato</text:p>
          </table:table-cell>
          <table:table-cell table:style-name="ce541" office:value-type="string" calcext:value-type="string">
            <text:p>IO₄⁻</text:p>
          </table:table-cell>
          <table:table-cell table:style-name="ce541" office:value-type="string" calcext:value-type="string">
            <text:p>peryodato</text:p>
          </table:table-cell>
          <table:table-cell office:value-type="string" calcext:value-type="string">
            <text:p>mercurio(II)</text:p>
          </table:table-cell>
          <table:table-cell table:style-name="ce541" office:value-type="string" calcext:value-type="string">
            <text:p>Hg²⁺</text:p>
          </table:table-cell>
          <table:table-cell table:style-name="ce541" office:value-type="string" calcext:value-type="string">
            <text:p>mercurio(II)</text:p>
          </table:table-cell>
          <table:table-cell table:formula="of:=SINACENTO([.I30])">
            <text:p/>
          </table:table-cell>
          <table:table-cell table:style-name="ce542" table:number-columns-repeated="2"/>
          <table:table-cell table:formula="of:=SINACENTO([.L30])">
            <text:p/>
          </table:table-cell>
          <table:table-cell table:style-name="ce542" table:number-columns-repeated="2"/>
          <table:table-cell table:formula="of:=SINACENTO([.O3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manganato</text:p>
          </table:table-cell>
          <table:table-cell table:style-name="ce541" office:value-type="string" calcext:value-type="string">
            <text:p>MnO₄⁻</text:p>
          </table:table-cell>
          <table:table-cell table:style-name="ce541" office:value-type="string" calcext:value-type="string">
            <text:p>permanganato</text:p>
          </table:table-cell>
          <table:table-cell office:value-type="string" calcext:value-type="string">
            <text:p>estaño(II)</text:p>
          </table:table-cell>
          <table:table-cell table:style-name="ce541" office:value-type="string" calcext:value-type="string">
            <text:p>Sn²⁺</text:p>
          </table:table-cell>
          <table:table-cell table:style-name="ce541" office:value-type="string" calcext:value-type="string">
            <text:p>estaño(II)</text:p>
          </table:table-cell>
          <table:table-cell table:formula="of:=SINACENTO([.I31])">
            <text:p/>
          </table:table-cell>
          <table:table-cell table:style-name="ce542" table:number-columns-repeated="2"/>
          <table:table-cell table:formula="of:=SINACENTO([.L31])">
            <text:p/>
          </table:table-cell>
          <table:table-cell table:style-name="ce542" table:number-columns-repeated="2"/>
          <table:table-cell table:formula="of:=SINACENTO([.O3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dicromato</text:p>
          </table:table-cell>
          <table:table-cell table:style-name="ce541" office:value-type="string" calcext:value-type="string">
            <text:p>Cr₂El₇²⁻</text:p>
          </table:table-cell>
          <table:table-cell table:style-name="ce541" office:value-type="string" calcext:value-type="string">
            <text:p>dicromato</text:p>
          </table:table-cell>
          <table:table-cell office:value-type="string" calcext:value-type="string">
            <text:p>estaño(IV)</text:p>
          </table:table-cell>
          <table:table-cell table:style-name="ce541" office:value-type="string" calcext:value-type="string">
            <text:p>Sn⁴⁺</text:p>
          </table:table-cell>
          <table:table-cell table:style-name="ce541" office:value-type="string" calcext:value-type="string">
            <text:p>estaño(IV)</text:p>
          </table:table-cell>
          <table:table-cell table:formula="of:=SINACENTO([.I32])">
            <text:p/>
          </table:table-cell>
          <table:table-cell table:style-name="ce542" table:number-columns-repeated="2"/>
          <table:table-cell table:formula="of:=SINACENTO([.L32])">
            <text:p/>
          </table:table-cell>
          <table:table-cell table:style-name="ce542" table:number-columns-repeated="2"/>
          <table:table-cell table:formula="of:=SINACENTO([.O3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cromato</text:p>
          </table:table-cell>
          <table:table-cell table:style-name="ce541" office:value-type="string" calcext:value-type="string">
            <text:p>CrO₄²⁻ </text:p>
          </table:table-cell>
          <table:table-cell table:style-name="ce541" office:value-type="string" calcext:value-type="string">
            <text:p>cromato</text:p>
          </table:table-cell>
          <table:table-cell office:value-type="string" calcext:value-type="string">
            <text:p>plomo(II)</text:p>
          </table:table-cell>
          <table:table-cell table:style-name="ce541" office:value-type="string" calcext:value-type="string">
            <text:p>Pb²⁺</text:p>
          </table:table-cell>
          <table:table-cell table:style-name="ce541" office:value-type="string" calcext:value-type="string">
            <text:p>plomo(II)</text:p>
          </table:table-cell>
          <table:table-cell table:formula="of:=SINACENTO([.I33])">
            <text:p/>
          </table:table-cell>
          <table:table-cell table:style-name="ce542" table:number-columns-repeated="2"/>
          <table:table-cell table:formula="of:=SINACENTO([.L33])">
            <text:p/>
          </table:table-cell>
          <table:table-cell table:style-name="ce542" table:number-columns-repeated="2"/>
          <table:table-cell table:formula="of:=SINACENTO([.O3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uro</text:p>
          </table:table-cell>
          <table:table-cell table:style-name="ce541" office:value-type="string" calcext:value-type="string">
            <text:p>H⁻</text:p>
          </table:table-cell>
          <table:table-cell table:style-name="ce541" office:value-type="string" calcext:value-type="string">
            <text:p>hidruro</text:p>
          </table:table-cell>
          <table:table-cell office:value-type="string" calcext:value-type="string">
            <text:p>plomo(IV)</text:p>
          </table:table-cell>
          <table:table-cell table:style-name="ce541" office:value-type="string" calcext:value-type="string">
            <text:p>Pb⁴⁺</text:p>
          </table:table-cell>
          <table:table-cell table:style-name="ce541" office:value-type="string" calcext:value-type="string">
            <text:p>plomo(IV)</text:p>
          </table:table-cell>
          <table:table-cell table:formula="of:=SINACENTO([.I34])">
            <text:p/>
          </table:table-cell>
          <table:table-cell table:style-name="ce542" table:number-columns-repeated="2"/>
          <table:table-cell table:formula="of:=SINACENTO([.L34])">
            <text:p/>
          </table:table-cell>
          <table:table-cell table:style-name="ce542" table:number-columns-repeated="2"/>
          <table:table-cell table:formula="of:=SINACENTO([.O34])">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oxido</text:p>
          </table:table-cell>
          <table:table-cell table:style-name="ce541" office:value-type="string" calcext:value-type="string">
            <text:p>El²⁻</text:p>
          </table:table-cell>
          <table:table-cell table:style-name="ce541" office:value-type="string" calcext:value-type="string">
            <text:p>óxido</text:p>
          </table:table-cell>
          <table:table-cell table:formula="of:=SINACENTO([.F35])">
            <text:p/>
          </table:table-cell>
          <table:table-cell table:style-name="ce542" table:number-columns-repeated="2"/>
          <table:table-cell table:formula="of:=SINACENTO([.I35])">
            <text:p/>
          </table:table-cell>
          <table:table-cell table:style-name="ce542" table:number-columns-repeated="2"/>
          <table:table-cell table:formula="of:=SINACENTO([.L35])">
            <text:p/>
          </table:table-cell>
          <table:table-cell table:style-name="ce542" table:number-columns-repeated="2"/>
          <table:table-cell table:formula="of:=SINACENTO([.O35])">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oxido</text:p>
          </table:table-cell>
          <table:table-cell table:style-name="ce541" office:value-type="string" calcext:value-type="string">
            <text:p>OH⁻</text:p>
          </table:table-cell>
          <table:table-cell table:style-name="ce541" office:value-type="string" calcext:value-type="string">
            <text:p>hidróxido</text:p>
          </table:table-cell>
          <table:table-cell table:formula="of:=SINACENTO([.F36])">
            <text:p/>
          </table:table-cell>
          <table:table-cell table:style-name="ce542" table:number-columns-repeated="2"/>
          <table:table-cell table:formula="of:=SINACENTO([.I36])">
            <text:p/>
          </table:table-cell>
          <table:table-cell table:style-name="ce542" table:number-columns-repeated="2"/>
          <table:table-cell table:formula="of:=SINACENTO([.L36])">
            <text:p/>
          </table:table-cell>
          <table:table-cell table:style-name="ce542" table:number-columns-repeated="2"/>
          <table:table-cell table:formula="of:=SINACENTO([.O36])">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37])">
            <text:p/>
          </table:table-cell>
          <table:table-cell table:style-name="ce542" table:number-columns-repeated="2"/>
          <table:table-cell table:formula="of:=SINACENTO([.F37])">
            <text:p/>
          </table:table-cell>
          <table:table-cell table:style-name="ce542" table:number-columns-repeated="2"/>
          <table:table-cell table:formula="of:=SINACENTO([.I37])">
            <text:p/>
          </table:table-cell>
          <table:table-cell table:style-name="ce542" table:number-columns-repeated="2"/>
          <table:table-cell table:formula="of:=SINACENTO([.L37])">
            <text:p/>
          </table:table-cell>
          <table:table-cell table:style-name="ce542" table:number-columns-repeated="2"/>
          <table:table-cell table:formula="of:=SINACENTO([.O37])">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8])">
            <text:p/>
          </table:table-cell>
          <table:table-cell table:style-name="ce542" table:number-columns-repeated="2"/>
          <table:table-cell table:formula="of:=SINACENTO([.F38])">
            <text:p/>
          </table:table-cell>
          <table:table-cell table:style-name="ce542" table:number-columns-repeated="2"/>
          <table:table-cell table:formula="of:=SINACENTO([.I38])">
            <text:p/>
          </table:table-cell>
          <table:table-cell table:style-name="ce542" table:number-columns-repeated="2"/>
          <table:table-cell table:formula="of:=SINACENTO([.L38])">
            <text:p/>
          </table:table-cell>
          <table:table-cell table:style-name="ce542" table:number-columns-repeated="2"/>
          <table:table-cell table:formula="of:=SINACENTO([.O38])">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9])">
            <text:p/>
          </table:table-cell>
          <table:table-cell table:style-name="ce542" table:number-columns-repeated="2"/>
          <table:table-cell table:formula="of:=SINACENTO([.F39])">
            <text:p/>
          </table:table-cell>
          <table:table-cell table:style-name="ce542" table:number-columns-repeated="2"/>
          <table:table-cell table:formula="of:=SINACENTO([.I39])">
            <text:p/>
          </table:table-cell>
          <table:table-cell table:style-name="ce542" table:number-columns-repeated="2"/>
          <table:table-cell table:formula="of:=SINACENTO([.L39])">
            <text:p/>
          </table:table-cell>
          <table:table-cell table:style-name="ce542" table:number-columns-repeated="2"/>
          <table:table-cell table:formula="of:=SINACENTO([.O39])">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40])">
            <text:p/>
          </table:table-cell>
          <table:table-cell table:style-name="ce542" table:number-columns-repeated="2"/>
          <table:table-cell table:formula="of:=SINACENTO([.F40])">
            <text:p/>
          </table:table-cell>
          <table:table-cell table:style-name="ce542" table:number-columns-repeated="2"/>
          <table:table-cell table:formula="of:=SINACENTO([.I40])">
            <text:p/>
          </table:table-cell>
          <table:table-cell table:style-name="ce542" table:number-columns-repeated="2"/>
          <table:table-cell table:formula="of:=SINACENTO([.L40])">
            <text:p/>
          </table:table-cell>
          <table:table-cell table:style-name="ce542" table:number-columns-repeated="2"/>
          <table:table-cell table:formula="of:=SINACENTO([.O4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1])">
            <text:p/>
          </table:table-cell>
          <table:table-cell table:style-name="ce542" table:number-columns-repeated="2"/>
          <table:table-cell table:formula="of:=SINACENTO([.F41])">
            <text:p/>
          </table:table-cell>
          <table:table-cell table:style-name="ce542" table:number-columns-repeated="2"/>
          <table:table-cell table:formula="of:=SINACENTO([.I41])">
            <text:p/>
          </table:table-cell>
          <table:table-cell table:style-name="ce542" table:number-columns-repeated="2"/>
          <table:table-cell table:formula="of:=SINACENTO([.L41])">
            <text:p/>
          </table:table-cell>
          <table:table-cell table:style-name="ce542" table:number-columns-repeated="2"/>
          <table:table-cell table:formula="of:=SINACENTO([.O4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2])">
            <text:p/>
          </table:table-cell>
          <table:table-cell table:style-name="ce543"/>
          <table:table-cell table:style-name="ce542"/>
          <table:table-cell table:formula="of:=SINACENTO([.F42])">
            <text:p/>
          </table:table-cell>
          <table:table-cell table:style-name="ce542" table:number-columns-repeated="2"/>
          <table:table-cell table:formula="of:=SINACENTO([.I42])">
            <text:p/>
          </table:table-cell>
          <table:table-cell table:style-name="ce542" table:number-columns-repeated="2"/>
          <table:table-cell table:formula="of:=SINACENTO([.L42])">
            <text:p/>
          </table:table-cell>
          <table:table-cell table:style-name="ce542" table:number-columns-repeated="2"/>
          <table:table-cell table:formula="of:=SINACENTO([.O4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3])">
            <text:p/>
          </table:table-cell>
          <table:table-cell table:style-name="ce543"/>
          <table:table-cell table:style-name="ce542"/>
          <table:table-cell table:formula="of:=SINACENTO([.F43])">
            <text:p/>
          </table:table-cell>
          <table:table-cell table:style-name="ce542" table:number-columns-repeated="2"/>
          <table:table-cell table:formula="of:=SINACENTO([.I43])">
            <text:p/>
          </table:table-cell>
          <table:table-cell table:style-name="ce542" table:number-columns-repeated="2"/>
          <table:table-cell table:formula="of:=SINACENTO([.L43])">
            <text:p/>
          </table:table-cell>
          <table:table-cell table:style-name="ce542" table:number-columns-repeated="2"/>
          <table:table-cell table:formula="of:=SINACENTO([.O4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4])">
            <text:p/>
          </table:table-cell>
          <table:table-cell table:style-name="ce543"/>
          <table:table-cell table:style-name="ce542"/>
          <table:table-cell table:formula="of:=SINACENTO([.F44])">
            <text:p/>
          </table:table-cell>
          <table:table-cell table:style-name="ce542" table:number-columns-repeated="2"/>
          <table:table-cell table:formula="of:=SINACENTO([.I44])">
            <text:p/>
          </table:table-cell>
          <table:table-cell table:style-name="ce542" table:number-columns-repeated="2"/>
          <table:table-cell table:formula="of:=SINACENTO([.L44])">
            <text:p/>
          </table:table-cell>
          <table:table-cell table:style-name="ce542" table:number-columns-repeated="2"/>
          <table:table-cell table:formula="of:=SINACENTO([.O44])">
            <text:p/>
          </table:table-cell>
          <table:table-cell table:style-name="ce542" table:number-columns-repeated="2"/>
          <table:table-cell table:style-name="Default"/>
          <table:table-cell table:number-columns-repeated="966"/>
        </table:table-row>
        <table:table-row table:style-name="ro3">
          <table:table-cell table:formula="of:=SINACENTO([.C45])">
            <text:p/>
          </table:table-cell>
          <table:table-cell table:style-name="ce543"/>
          <table:table-cell table:style-name="ce542"/>
          <table:table-cell table:formula="of:=SINACENTO([.F45])">
            <text:p/>
          </table:table-cell>
          <table:table-cell table:style-name="ce542" table:number-columns-repeated="2"/>
          <table:table-cell table:formula="of:=SINACENTO([.I45])">
            <text:p/>
          </table:table-cell>
          <table:table-cell table:style-name="ce542" table:number-columns-repeated="2"/>
          <table:table-cell table:formula="of:=SINACENTO([.L45])">
            <text:p/>
          </table:table-cell>
          <table:table-cell table:style-name="ce542" table:number-columns-repeated="2"/>
          <table:table-cell table:formula="of:=SINACENTO([.O45])">
            <text:p/>
          </table:table-cell>
          <table:table-cell table:style-name="ce542" table:number-columns-repeated="2"/>
          <table:table-cell table:style-name="Default"/>
          <table:table-cell table:number-columns-repeated="966"/>
        </table:table-row>
        <table:table-row table:style-name="ro3">
          <table:table-cell table:formula="of:=SINACENTO([.C46])">
            <text:p/>
          </table:table-cell>
          <table:table-cell table:style-name="ce543"/>
          <table:table-cell table:style-name="ce542"/>
          <table:table-cell table:formula="of:=SINACENTO([.F46])">
            <text:p/>
          </table:table-cell>
          <table:table-cell table:style-name="ce542" table:number-columns-repeated="2"/>
          <table:table-cell table:formula="of:=SINACENTO([.I46])">
            <text:p/>
          </table:table-cell>
          <table:table-cell table:style-name="ce542" table:number-columns-repeated="2"/>
          <table:table-cell table:formula="of:=SINACENTO([.L46])">
            <text:p/>
          </table:table-cell>
          <table:table-cell table:style-name="ce542" table:number-columns-repeated="2"/>
          <table:table-cell table:formula="of:=SINACENTO([.O46])">
            <text:p/>
          </table:table-cell>
          <table:table-cell table:style-name="ce542" table:number-columns-repeated="2"/>
          <table:table-cell table:style-name="Default"/>
          <table:table-cell table:number-columns-repeated="966"/>
        </table:table-row>
        <table:table-row table:style-name="ro3">
          <table:table-cell table:formula="of:=SINACENTO([.C47])">
            <text:p/>
          </table:table-cell>
          <table:table-cell table:style-name="ce543"/>
          <table:table-cell table:style-name="ce542"/>
          <table:table-cell table:formula="of:=SINACENTO([.F47])">
            <text:p/>
          </table:table-cell>
          <table:table-cell table:style-name="ce542" table:number-columns-repeated="2"/>
          <table:table-cell table:formula="of:=SINACENTO([.I47])">
            <text:p/>
          </table:table-cell>
          <table:table-cell table:style-name="ce542" table:number-columns-repeated="2"/>
          <table:table-cell table:formula="of:=SINACENTO([.L47])">
            <text:p/>
          </table:table-cell>
          <table:table-cell table:style-name="ce542" table:number-columns-repeated="2"/>
          <table:table-cell table:formula="of:=SINACENTO([.O47])">
            <text:p/>
          </table:table-cell>
          <table:table-cell table:style-name="ce542" table:number-columns-repeated="2"/>
          <table:table-cell table:style-name="Default"/>
          <table:table-cell table:number-columns-repeated="966"/>
        </table:table-row>
        <table:table-row table:style-name="ro3">
          <table:table-cell table:formula="of:=SINACENTO([.C48])">
            <text:p/>
          </table:table-cell>
          <table:table-cell table:style-name="ce543"/>
          <table:table-cell table:style-name="ce542"/>
          <table:table-cell table:formula="of:=SINACENTO([.F48])">
            <text:p/>
          </table:table-cell>
          <table:table-cell table:style-name="ce542" table:number-columns-repeated="2"/>
          <table:table-cell table:formula="of:=SINACENTO([.I48])">
            <text:p/>
          </table:table-cell>
          <table:table-cell table:style-name="ce542" table:number-columns-repeated="2"/>
          <table:table-cell table:formula="of:=SINACENTO([.L48])">
            <text:p/>
          </table:table-cell>
          <table:table-cell table:style-name="ce542" table:number-columns-repeated="2"/>
          <table:table-cell table:formula="of:=SINACENTO([.O48])">
            <text:p/>
          </table:table-cell>
          <table:table-cell table:style-name="ce542" table:number-columns-repeated="2"/>
          <table:table-cell table:style-name="Default"/>
          <table:table-cell table:number-columns-repeated="966"/>
        </table:table-row>
        <table:table-row table:style-name="ro3">
          <table:table-cell table:formula="of:=SINACENTO([.C49])">
            <text:p/>
          </table:table-cell>
          <table:table-cell table:style-name="ce543"/>
          <table:table-cell table:style-name="ce542"/>
          <table:table-cell table:formula="of:=SINACENTO([.F49])">
            <text:p/>
          </table:table-cell>
          <table:table-cell table:style-name="ce542" table:number-columns-repeated="2"/>
          <table:table-cell table:formula="of:=SINACENTO([.I49])">
            <text:p/>
          </table:table-cell>
          <table:table-cell table:style-name="ce542" table:number-columns-repeated="2"/>
          <table:table-cell table:formula="of:=SINACENTO([.L49])">
            <text:p/>
          </table:table-cell>
          <table:table-cell table:style-name="ce542" table:number-columns-repeated="2"/>
          <table:table-cell table:formula="of:=SINACENTO([.O49])">
            <text:p/>
          </table:table-cell>
          <table:table-cell table:style-name="ce542" table:number-columns-repeated="2"/>
          <table:table-cell table:style-name="Default"/>
          <table:table-cell table:number-columns-repeated="966"/>
        </table:table-row>
        <table:table-row table:style-name="ro3">
          <table:table-cell table:formula="of:=SINACENTO([.C50])">
            <text:p/>
          </table:table-cell>
          <table:table-cell table:style-name="ce543"/>
          <table:table-cell table:style-name="ce542"/>
          <table:table-cell table:formula="of:=SINACENTO([.F50])">
            <text:p/>
          </table:table-cell>
          <table:table-cell table:style-name="ce542" table:number-columns-repeated="2"/>
          <table:table-cell table:formula="of:=SINACENTO([.I50])">
            <text:p/>
          </table:table-cell>
          <table:table-cell table:style-name="ce542" table:number-columns-repeated="2"/>
          <table:table-cell table:formula="of:=SINACENTO([.L50])">
            <text:p/>
          </table:table-cell>
          <table:table-cell table:style-name="ce542" table:number-columns-repeated="2"/>
          <table:table-cell table:formula="of:=SINACENTO([.O50])">
            <text:p/>
          </table:table-cell>
          <table:table-cell table:style-name="ce542" table:number-columns-repeated="2"/>
          <table:table-cell table:style-name="Default"/>
          <table:table-cell table:number-columns-repeated="966"/>
        </table:table-row>
        <table:table-row table:style-name="ro3">
          <table:table-cell table:formula="of:=SINACENTO([.C51])">
            <text:p/>
          </table:table-cell>
          <table:table-cell table:style-name="ce543"/>
          <table:table-cell table:style-name="ce542"/>
          <table:table-cell table:formula="of:=SINACENTO([.F51])">
            <text:p/>
          </table:table-cell>
          <table:table-cell table:style-name="ce542" table:number-columns-repeated="2"/>
          <table:table-cell table:formula="of:=SINACENTO([.I51])">
            <text:p/>
          </table:table-cell>
          <table:table-cell table:style-name="ce542" table:number-columns-repeated="2"/>
          <table:table-cell table:formula="of:=SINACENTO([.L51])">
            <text:p/>
          </table:table-cell>
          <table:table-cell table:style-name="ce542" table:number-columns-repeated="2"/>
          <table:table-cell table:formula="of:=SINACENTO([.O51])">
            <text:p/>
          </table:table-cell>
          <table:table-cell table:style-name="ce542" table:number-columns-repeated="2"/>
          <table:table-cell table:style-name="Default"/>
          <table:table-cell table:number-columns-repeated="966"/>
        </table:table-row>
        <table:table-row table:style-name="ro3">
          <table:table-cell table:formula="of:=SINACENTO([.C52])">
            <text:p/>
          </table:table-cell>
          <table:table-cell table:style-name="ce543"/>
          <table:table-cell table:style-name="ce542"/>
          <table:table-cell table:formula="of:=SINACENTO([.F52])">
            <text:p/>
          </table:table-cell>
          <table:table-cell table:style-name="ce542" table:number-columns-repeated="2"/>
          <table:table-cell table:formula="of:=SINACENTO([.I52])">
            <text:p/>
          </table:table-cell>
          <table:table-cell table:style-name="ce542" table:number-columns-repeated="2"/>
          <table:table-cell table:formula="of:=SINACENTO([.L52])">
            <text:p/>
          </table:table-cell>
          <table:table-cell table:style-name="ce542" table:number-columns-repeated="2"/>
          <table:table-cell table:formula="of:=SINACENTO([.O52])">
            <text:p/>
          </table:table-cell>
          <table:table-cell table:style-name="ce542" table:number-columns-repeated="2"/>
          <table:table-cell table:style-name="Default"/>
          <table:table-cell table:number-columns-repeated="966"/>
        </table:table-row>
        <table:table-row table:style-name="ro3">
          <table:table-cell table:formula="of:=SINACENTO([.C53])">
            <text:p/>
          </table:table-cell>
          <table:table-cell table:style-name="ce543"/>
          <table:table-cell table:style-name="ce542"/>
          <table:table-cell table:formula="of:=SINACENTO([.F53])">
            <text:p/>
          </table:table-cell>
          <table:table-cell table:style-name="ce542" table:number-columns-repeated="2"/>
          <table:table-cell table:formula="of:=SINACENTO([.I53])">
            <text:p/>
          </table:table-cell>
          <table:table-cell table:style-name="ce542" table:number-columns-repeated="2"/>
          <table:table-cell table:formula="of:=SINACENTO([.L53])">
            <text:p/>
          </table:table-cell>
          <table:table-cell table:style-name="ce542" table:number-columns-repeated="2"/>
          <table:table-cell table:formula="of:=SINACENTO([.O53])">
            <text:p/>
          </table:table-cell>
          <table:table-cell table:style-name="ce542" table:number-columns-repeated="2"/>
          <table:table-cell table:style-name="Default"/>
          <table:table-cell table:number-columns-repeated="966"/>
        </table:table-row>
        <table:table-row table:style-name="ro3">
          <table:table-cell table:formula="of:=SINACENTO([.C54])">
            <text:p/>
          </table:table-cell>
          <table:table-cell table:style-name="ce543"/>
          <table:table-cell table:style-name="ce542"/>
          <table:table-cell table:formula="of:=SINACENTO([.F54])">
            <text:p/>
          </table:table-cell>
          <table:table-cell table:style-name="ce542" table:number-columns-repeated="2"/>
          <table:table-cell table:formula="of:=SINACENTO([.I54])">
            <text:p/>
          </table:table-cell>
          <table:table-cell table:style-name="ce542" table:number-columns-repeated="2"/>
          <table:table-cell table:formula="of:=SINACENTO([.L54])">
            <text:p/>
          </table:table-cell>
          <table:table-cell table:style-name="ce542" table:number-columns-repeated="2"/>
          <table:table-cell table:formula="of:=SINACENTO([.O54])">
            <text:p/>
          </table:table-cell>
          <table:table-cell table:style-name="ce542" table:number-columns-repeated="2"/>
          <table:table-cell table:style-name="Default"/>
          <table:table-cell table:number-columns-repeated="966"/>
        </table:table-row>
        <table:table-row table:style-name="ro3">
          <table:table-cell table:style-name="Default" table:number-columns-repeated="2"/>
          <table:table-cell/>
          <table:table-cell table:style-name="Default" table:number-columns-repeated="2"/>
          <table:table-cell table:number-columns-repeated="8"/>
          <table:table-cell table:style-name="Default" table:number-columns-repeated="3"/>
          <table:table-cell table:number-columns-repeated="966"/>
        </table:table-row>
        <table:table-row table:style-name="ro3" table:number-rows-repeated="10">
          <table:table-cell table:style-name="Default" table:number-columns-repeated="2"/>
          <table:table-cell table:number-columns-repeated="980"/>
        </table:table-row>
        <table:table-row table:style-name="ro3" table:number-rows-repeated="8">
          <table:table-cell table:style-name="ce314"/>
          <table:table-cell table:number-columns-repeated="981"/>
        </table:table-row>
        <table:table-row table:style-name="ro3" table:number-rows-repeated="7">
          <table:table-cell table:number-columns-repeated="982"/>
        </table:table-row>
        <table:table-row table:style-name="ro3" table:number-rows-repeated="25">
          <table:table-cell table:style-name="Default" table:number-columns-repeated="2"/>
          <table:table-cell table:number-columns-repeated="980"/>
        </table:table-row>
        <table:table-row table:style-name="ro3" table:number-rows-repeated="4">
          <table:table-cell table:style-name="Default"/>
          <table:table-cell table:number-columns-repeated="981"/>
        </table:table-row>
        <table:table-row table:style-name="ro3" table:number-rows-repeated="2">
          <table:table-cell table:style-name="ce377"/>
          <table:table-cell table:number-columns-repeated="981"/>
        </table:table-row>
        <table:table-row table:style-name="ro3" table:number-rows-repeated="9">
          <table:table-cell table:number-columns-repeated="982"/>
        </table:table-row>
        <table:table-row table:style-name="ro3" table:number-rows-repeated="10">
          <table:table-cell table:style-name="Default" table:number-columns-repeated="2"/>
          <table:table-cell table:number-columns-repeated="980"/>
        </table:table-row>
        <table:table-row table:style-name="ro3" table:number-rows-repeated="7">
          <table:table-cell table:number-columns-repeated="982"/>
        </table:table-row>
        <table:table-row table:style-name="ro3" table:number-rows-repeated="2">
          <table:table-cell table:style-name="Default"/>
          <table:table-cell table:number-columns-repeated="981"/>
        </table:table-row>
        <table:table-row table:style-name="ro3" table:number-rows-repeated="1048436">
          <table:table-cell table:number-columns-repeated="982"/>
        </table:table-row>
        <table:table-row table:style-name="ro3">
          <table:table-cell table:number-columns-repeated="982"/>
        </table:table-row>
      </table:table>
      <table:table table:name="Simbolos" table:style-name="ta2" table:protected="true">
        <loext:table-protection loext:select-protected-cells="true" loext:select-unprotected-cells="true"/>
        <table:table-column table:style-name="co72" table:default-cell-style-name="Default"/>
        <table:table-column table:style-name="co8" table:default-cell-style-name="Default"/>
        <table:table-column table:style-name="co73" table:default-cell-style-name="Default"/>
        <table:table-column table:style-name="co12" table:number-columns-repeated="3" table:default-cell-style-name="Default"/>
        <table:table-row table:style-name="ro3">
          <table:table-cell table:style-name="ce441" table:formula="of:=MATCH([.$B$1];[.$B$6:.$B$123];0)" office:value-type="float" office:value="45" calcext:value-type="float">
            <text:p>45</text:p>
          </table:table-cell>
          <table:table-cell table:style-name="ce546" office:value-type="string" calcext:value-type="string">
            <text:p>Rh</text:p>
          </table:table-cell>
          <table:table-cell table:style-name="ce548" table:formula="of:=VLOOKUP([.B1];[.B6:.C123];2;0)" office:value-type="float" office:value="102.9055" calcext:value-type="float">
            <text:p>102,9055</text:p>
          </table:table-cell>
          <table:table-cell table:style-name="ce547" table:formula="of:=LOWER(INDEX([.$E$6:.$E$123];[.A1]))" office:value-type="string" office:string-value="rodio" calcext:value-type="string">
            <text:p>rodio</text:p>
          </table:table-cell>
          <table:table-cell/>
          <table:table-cell table:style-name="ce441" office:value-type="string" calcext:value-type="string">
            <text:p>← Devuelve nombre y masa atómica</text:p>
          </table:table-cell>
        </table:table-row>
        <table:table-row table:style-name="ro3">
          <table:table-cell table:style-name="ce441" table:formula="of:=MATCH([.$D$2];[.D6:.$D$123];0)" office:value-type="float" office:value="99" calcext:value-type="float">
            <text:p>99</text:p>
          </table:table-cell>
          <table:table-cell table:style-name="ce547" table:formula="of:=INDEX([.B6:.B123];[.A2])" office:value-type="string" office:string-value="Eres" calcext:value-type="string">
            <text:p>Eres</text:p>
          </table:table-cell>
          <table:table-cell table:style-name="ce548"/>
          <table:table-cell table:style-name="ce550" office:value-type="string" calcext:value-type="string">
            <text:p>Einstenio</text:p>
          </table:table-cell>
          <table:table-cell table:style-name="ce441"/>
          <table:table-cell table:style-name="ce441" office:value-type="string" calcext:value-type="string">
            <text:p>← Devuelve símbolo</text:p>
          </table:table-cell>
        </table:table-row>
        <table:table-row table:style-name="ro3">
          <table:table-cell table:style-name="ce441" office:value-type="string" calcext:value-type="string">
            <text:p>q</text:p>
          </table:table-cell>
          <table:table-cell table:style-name="ce547" office:value-type="string" calcext:value-type="string">
            <text:p>Símbolo</text:p>
          </table:table-cell>
          <table:table-cell table:style-name="ce548" office:value-type="string" calcext:value-type="string">
            <text:p>Masa atómica</text:p>
          </table:table-cell>
          <table:table-cell table:style-name="ce547" office:value-type="string" calcext:value-type="string">
            <text:p>Nombre</text:p>
          </table:table-cell>
          <table:table-cell table:style-name="ce441" table:number-columns-repeated="2"/>
        </table:table-row>
        <table:table-row table:style-name="ro4">
          <table:table-cell table:style-name="ce545" office:value-type="float" office:value="-1" calcext:value-type="float">
            <text:p>-1</text:p>
          </table:table-cell>
          <table:table-cell table:style-name="ce545" office:value-type="string" calcext:value-type="string">
            <text:p>y electrón</text:p>
          </table:table-cell>
          <table:table-cell table:style-name="ce549"/>
          <table:table-cell table:style-name="ce549" office:value-type="string" calcext:value-type="string">
            <text:p/>
          </table:table-cell>
          <table:table-cell table:style-name="ce441" table:number-columns-repeated="2"/>
        </table:table-row>
        <table:table-row table:style-name="ro3">
          <table:table-cell table:style-name="ce545" office:value-type="float" office:value="0" calcext:value-type="float">
            <text:p>0</text:p>
          </table:table-cell>
          <table:table-cell table:style-name="ce545" office:value-type="string" calcext:value-type="string">
            <text:p>n</text:p>
          </table:table-cell>
          <table:table-cell table:style-name="ce549"/>
          <table:table-cell table:style-name="ce549" office:value-type="string" calcext:value-type="string">
            <text:p>neutrón</text:p>
          </table:table-cell>
          <table:table-cell table:style-name="ce441"/>
          <table:table-cell table:style-name="ce553" office:value-type="string" calcext:value-type="string">
            <text:p><text:a xlink:href="https://lidiaconlaquimica.files.wordpress.com/2016/07/tabla-de-masas-atc3b3micas-iupac-20152.pdf" xlink:type="simple">Fuente</text:a></text:p>
          </table:table-cell>
        </table:table-row>
        <table:table-row table:style-name="ro3">
          <table:table-cell table:style-name="ce545" office:value-type="float" office:value="1" calcext:value-type="float">
            <text:p>1</text:p>
          </table:table-cell>
          <table:table-cell table:style-name="ce545" office:value-type="string" calcext:value-type="string">
            <text:p>H</text:p>
          </table:table-cell>
          <table:table-cell table:style-name="ce549" office:value-type="float" office:value="1.0079" calcext:value-type="float">
            <text:p>1,0079</text:p>
          </table:table-cell>
          <table:table-cell table:style-name="ce549" office:value-type="string" calcext:value-type="string">
            <text:p>hidrogeno</text:p>
          </table:table-cell>
          <table:table-cell table:style-name="ce549" office:value-type="string" calcext:value-type="string">
            <text:p><text:a xlink:href="https://www.lenntech.es/periodica/elementos/h.htm" xlink:type="simple">Hidrógeno</text:a></text:p>
          </table:table-cell>
          <table:table-cell table:style-name="ce441" office:value-type="float" office:value="1.008" calcext:value-type="float">
            <text:p>1,008</text:p>
          </table:table-cell>
        </table:table-row>
        <table:table-row table:style-name="ro3">
          <table:table-cell table:style-name="ce545" office:value-type="float" office:value="2" calcext:value-type="float">
            <text:p>2</text:p>
          </table:table-cell>
          <table:table-cell table:style-name="ce545" office:value-type="string" calcext:value-type="string">
            <text:p>He</text:p>
          </table:table-cell>
          <table:table-cell table:style-name="ce549" office:value-type="float" office:value="4.0026" calcext:value-type="float">
            <text:p>4,0026</text:p>
          </table:table-cell>
          <table:table-cell table:style-name="ce549" office:value-type="string" calcext:value-type="string">
            <text:p>helio</text:p>
          </table:table-cell>
          <table:table-cell table:style-name="ce549" office:value-type="string" calcext:value-type="string">
            <text:p><text:a xlink:href="http://www.lenntech.es/periodica/elementos/he.htm" xlink:type="simple">Helio</text:a></text:p>
          </table:table-cell>
          <table:table-cell table:style-name="ce441" office:value-type="float" office:value="4.002602" calcext:value-type="float">
            <text:p>4,002602</text:p>
          </table:table-cell>
        </table:table-row>
        <table:table-row table:style-name="ro3">
          <table:table-cell table:style-name="ce545" office:value-type="float" office:value="3" calcext:value-type="float">
            <text:p>3</text:p>
          </table:table-cell>
          <table:table-cell table:style-name="ce545" office:value-type="string" calcext:value-type="string">
            <text:p>Li</text:p>
          </table:table-cell>
          <table:table-cell table:style-name="ce549" office:value-type="float" office:value="6.941" calcext:value-type="float">
            <text:p>6,941</text:p>
          </table:table-cell>
          <table:table-cell table:style-name="ce549" office:value-type="string" calcext:value-type="string">
            <text:p>litio</text:p>
          </table:table-cell>
          <table:table-cell table:style-name="ce549" office:value-type="string" calcext:value-type="string">
            <text:p><text:a xlink:href="http://www.lenntech.es/periodica/elementos/li.htm" xlink:type="simple">Litio</text:a></text:p>
          </table:table-cell>
          <table:table-cell table:style-name="ce441" office:value-type="float" office:value="6.94" calcext:value-type="float">
            <text:p>6,94</text:p>
          </table:table-cell>
        </table:table-row>
        <table:table-row table:style-name="ro3">
          <table:table-cell table:style-name="ce545" office:value-type="float" office:value="4" calcext:value-type="float">
            <text:p>4</text:p>
          </table:table-cell>
          <table:table-cell table:style-name="ce545" office:value-type="string" calcext:value-type="string">
            <text:p>Be</text:p>
          </table:table-cell>
          <table:table-cell table:style-name="ce549" office:value-type="float" office:value="9.0122" calcext:value-type="float">
            <text:p>9,0122</text:p>
          </table:table-cell>
          <table:table-cell table:style-name="ce549" office:value-type="string" calcext:value-type="string">
            <text:p>berilio</text:p>
          </table:table-cell>
          <table:table-cell table:style-name="ce549" office:value-type="string" calcext:value-type="string">
            <text:p><text:a xlink:href="http://www.lenntech.es/periodica/elementos/be.htm" xlink:type="simple">Berilio</text:a></text:p>
          </table:table-cell>
          <table:table-cell table:style-name="ce441" office:value-type="float" office:value="9.0121831" calcext:value-type="float">
            <text:p>9,0121831</text:p>
          </table:table-cell>
        </table:table-row>
        <table:table-row table:style-name="ro3">
          <table:table-cell table:style-name="ce545" office:value-type="float" office:value="5" calcext:value-type="float">
            <text:p>5</text:p>
          </table:table-cell>
          <table:table-cell table:style-name="ce545" office:value-type="string" calcext:value-type="string">
            <text:p>B</text:p>
          </table:table-cell>
          <table:table-cell table:style-name="ce549" office:value-type="float" office:value="10.811" calcext:value-type="float">
            <text:p>10,811</text:p>
          </table:table-cell>
          <table:table-cell table:style-name="ce549" office:value-type="string" calcext:value-type="string">
            <text:p>boro</text:p>
          </table:table-cell>
          <table:table-cell table:style-name="ce549" office:value-type="string" calcext:value-type="string">
            <text:p><text:a xlink:href="http://www.lenntech.es/periodica/elementos/b.htm" xlink:type="simple">Boro</text:a></text:p>
          </table:table-cell>
          <table:table-cell table:style-name="ce441" office:value-type="float" office:value="10.8136" calcext:value-type="float">
            <text:p>10,8136</text:p>
          </table:table-cell>
        </table:table-row>
        <table:table-row table:style-name="ro3">
          <table:table-cell table:style-name="ce545" office:value-type="float" office:value="6" calcext:value-type="float">
            <text:p>6</text:p>
          </table:table-cell>
          <table:table-cell table:style-name="ce545" office:value-type="string" calcext:value-type="string">
            <text:p>C</text:p>
          </table:table-cell>
          <table:table-cell table:style-name="ce549" office:value-type="float" office:value="12.0107" calcext:value-type="float">
            <text:p>12,0107</text:p>
          </table:table-cell>
          <table:table-cell table:style-name="ce549" office:value-type="string" calcext:value-type="string">
            <text:p>carbono</text:p>
          </table:table-cell>
          <table:table-cell table:style-name="ce549" office:value-type="string" calcext:value-type="string">
            <text:p><text:a xlink:href="http://www.lenntech.es/periodica/elementos/c.htm" xlink:type="simple">Carbono</text:a></text:p>
          </table:table-cell>
          <table:table-cell table:style-name="ce441" office:value-type="float" office:value="12.011" calcext:value-type="float">
            <text:p>12,011</text:p>
          </table:table-cell>
        </table:table-row>
        <table:table-row table:style-name="ro3">
          <table:table-cell table:style-name="ce545" office:value-type="float" office:value="7" calcext:value-type="float">
            <text:p>7</text:p>
          </table:table-cell>
          <table:table-cell table:style-name="ce545" office:value-type="string" calcext:value-type="string">
            <text:p>N</text:p>
          </table:table-cell>
          <table:table-cell table:style-name="ce549" office:value-type="float" office:value="14.0067" calcext:value-type="float">
            <text:p>14,0067</text:p>
          </table:table-cell>
          <table:table-cell table:style-name="ce549" office:value-type="string" calcext:value-type="string">
            <text:p>nitrogeno</text:p>
          </table:table-cell>
          <table:table-cell table:style-name="ce549" office:value-type="string" calcext:value-type="string">
            <text:p><text:a xlink:href="http://www.lenntech.es/periodica/elementos/n.htm" xlink:type="simple">Nitrógeno</text:a></text:p>
          </table:table-cell>
          <table:table-cell table:style-name="ce441" office:value-type="float" office:value="14.007" calcext:value-type="float">
            <text:p>14,007</text:p>
          </table:table-cell>
        </table:table-row>
        <table:table-row table:style-name="ro3">
          <table:table-cell table:style-name="ce545" office:value-type="float" office:value="8" calcext:value-type="float">
            <text:p>8</text:p>
          </table:table-cell>
          <table:table-cell table:style-name="ce545" office:value-type="string" calcext:value-type="string">
            <text:p>El</text:p>
          </table:table-cell>
          <table:table-cell table:style-name="ce549" office:value-type="float" office:value="15.9994" calcext:value-type="float">
            <text:p>15,9994</text:p>
          </table:table-cell>
          <table:table-cell table:style-name="ce549" office:value-type="string" calcext:value-type="string">
            <text:p>oxigeno</text:p>
          </table:table-cell>
          <table:table-cell table:style-name="ce549" office:value-type="string" calcext:value-type="string">
            <text:p><text:a xlink:href="http://www.lenntech.es/periodica/elementos/o.htm" xlink:type="simple">Oxígeno</text:a></text:p>
          </table:table-cell>
          <table:table-cell table:style-name="ce441" office:value-type="float" office:value="15.999" calcext:value-type="float">
            <text:p>15,999</text:p>
          </table:table-cell>
        </table:table-row>
        <table:table-row table:style-name="ro3">
          <table:table-cell table:style-name="ce545" office:value-type="float" office:value="9" calcext:value-type="float">
            <text:p>9</text:p>
          </table:table-cell>
          <table:table-cell table:style-name="ce545" office:value-type="string" calcext:value-type="string">
            <text:p>F</text:p>
          </table:table-cell>
          <table:table-cell table:style-name="ce549" office:value-type="float" office:value="18.9984" calcext:value-type="float">
            <text:p>18,9984</text:p>
          </table:table-cell>
          <table:table-cell table:style-name="ce549" office:value-type="string" calcext:value-type="string">
            <text:p>fluor</text:p>
          </table:table-cell>
          <table:table-cell table:style-name="ce549" office:value-type="string" calcext:value-type="string">
            <text:p><text:a xlink:href="http://www.lenntech.es/periodica/elementos/f.htm" xlink:type="simple">Fluor</text:a></text:p>
          </table:table-cell>
          <table:table-cell table:style-name="ce441" office:value-type="float" office:value="18.998" calcext:value-type="float">
            <text:p>18,998</text:p>
          </table:table-cell>
        </table:table-row>
        <table:table-row table:style-name="ro3">
          <table:table-cell table:style-name="ce545" office:value-type="float" office:value="10" calcext:value-type="float">
            <text:p>10</text:p>
          </table:table-cell>
          <table:table-cell table:style-name="ce545" office:value-type="string" calcext:value-type="string">
            <text:p>Ne</text:p>
          </table:table-cell>
          <table:table-cell table:style-name="ce549" office:value-type="float" office:value="20.1797" calcext:value-type="float">
            <text:p>20,1797</text:p>
          </table:table-cell>
          <table:table-cell table:style-name="ce549" office:value-type="string" calcext:value-type="string">
            <text:p>neon</text:p>
          </table:table-cell>
          <table:table-cell table:style-name="ce549" office:value-type="string" calcext:value-type="string">
            <text:p><text:a xlink:href="http://www.lenntech.es/periodica/elementos/ne.htm" xlink:type="simple">Neón</text:a></text:p>
          </table:table-cell>
          <table:table-cell table:style-name="ce441" office:value-type="float" office:value="20.1797" calcext:value-type="float">
            <text:p>20,1797</text:p>
          </table:table-cell>
        </table:table-row>
        <table:table-row table:style-name="ro4">
          <table:table-cell table:style-name="ce545" office:value-type="float" office:value="11" calcext:value-type="float">
            <text:p>11</text:p>
          </table:table-cell>
          <table:table-cell table:style-name="ce545" office:value-type="string" calcext:value-type="string">
            <text:p>En la 22,9897</text:p>
          </table:table-cell>
          <table:table-cell table:style-name="ce549" office:value-type="float" office:value="22.9897" calcext:value-type="float">
            <text:p>22,9897</text:p>
          </table:table-cell>
          <table:table-cell table:style-name="ce549" office:value-type="string" calcext:value-type="string">
            <text:p>sodio</text:p>
          </table:table-cell>
          <table:table-cell table:style-name="ce549" office:value-type="string" calcext:value-type="string">
            <text:p><text:a xlink:href="http://www.lenntech.es/periodica/elementos/na.htm" xlink:type="simple">Sodio</text:a></text:p>
          </table:table-cell>
          <table:table-cell table:style-name="ce441" office:value-type="float" office:value="22.989" calcext:value-type="float">
            <text:p>22,989</text:p>
          </table:table-cell>
        </table:table-row>
        <table:table-row table:style-name="ro3">
          <table:table-cell table:style-name="ce545" office:value-type="float" office:value="12" calcext:value-type="float">
            <text:p>12</text:p>
          </table:table-cell>
          <table:table-cell table:style-name="ce545" office:value-type="string" calcext:value-type="string">
            <text:p>Mg</text:p>
          </table:table-cell>
          <table:table-cell table:style-name="ce549" office:value-type="float" office:value="24.305" calcext:value-type="float">
            <text:p>24,305</text:p>
          </table:table-cell>
          <table:table-cell table:style-name="ce549" office:value-type="string" calcext:value-type="string">
            <text:p>magnesio</text:p>
          </table:table-cell>
          <table:table-cell table:style-name="ce549" office:value-type="string" calcext:value-type="string">
            <text:p><text:a xlink:href="http://www.lenntech.es/periodica/elementos/mg.htm" xlink:type="simple">Magnesio</text:a></text:p>
          </table:table-cell>
          <table:table-cell table:style-name="ce441" office:value-type="float" office:value="24.305" calcext:value-type="float">
            <text:p>24,305</text:p>
          </table:table-cell>
        </table:table-row>
        <table:table-row table:style-name="ro3">
          <table:table-cell table:style-name="ce545" office:value-type="float" office:value="13" calcext:value-type="float">
            <text:p>13</text:p>
          </table:table-cell>
          <table:table-cell table:style-name="ce545" office:value-type="string" calcext:value-type="string">
            <text:p>Al</text:p>
          </table:table-cell>
          <table:table-cell table:style-name="ce549" office:value-type="float" office:value="26.9815" calcext:value-type="float">
            <text:p>26,9815</text:p>
          </table:table-cell>
          <table:table-cell table:style-name="ce549" office:value-type="string" calcext:value-type="string">
            <text:p>aluminio</text:p>
          </table:table-cell>
          <table:table-cell table:style-name="ce549" office:value-type="string" calcext:value-type="string">
            <text:p><text:a xlink:href="http://www.lenntech.es/periodica/elementos/al.htm" xlink:type="simple">Aluminio</text:a></text:p>
          </table:table-cell>
          <table:table-cell table:style-name="ce441" office:value-type="float" office:value="26.9815385" calcext:value-type="float">
            <text:p>26,9815385</text:p>
          </table:table-cell>
        </table:table-row>
        <table:table-row table:style-name="ro3">
          <table:table-cell table:style-name="ce545" office:value-type="float" office:value="14" calcext:value-type="float">
            <text:p>14</text:p>
          </table:table-cell>
          <table:table-cell table:style-name="ce545" office:value-type="string" calcext:value-type="string">
            <text:p>Sí</text:p>
          </table:table-cell>
          <table:table-cell table:style-name="ce549" office:value-type="float" office:value="28.0855" calcext:value-type="float">
            <text:p>28,0855</text:p>
          </table:table-cell>
          <table:table-cell table:style-name="ce549" office:value-type="string" calcext:value-type="string">
            <text:p>silice</text:p>
          </table:table-cell>
          <table:table-cell table:style-name="ce549" office:value-type="string" calcext:value-type="string">
            <text:p><text:a xlink:href="http://www.lenntech.es/periodica/elementos/si.htm" xlink:type="simple">Sílice</text:a></text:p>
          </table:table-cell>
          <table:table-cell table:style-name="ce441" office:value-type="float" office:value="28.085" calcext:value-type="float">
            <text:p>28,085</text:p>
          </table:table-cell>
        </table:table-row>
        <table:table-row table:style-name="ro3">
          <table:table-cell table:style-name="ce545" office:value-type="float" office:value="15" calcext:value-type="float">
            <text:p>15</text:p>
          </table:table-cell>
          <table:table-cell table:style-name="ce545" office:value-type="string" calcext:value-type="string">
            <text:p>P</text:p>
          </table:table-cell>
          <table:table-cell table:style-name="ce549" office:value-type="float" office:value="30.9738" calcext:value-type="float">
            <text:p>30,9738</text:p>
          </table:table-cell>
          <table:table-cell table:style-name="ce549" office:value-type="string" calcext:value-type="string">
            <text:p>fosforo</text:p>
          </table:table-cell>
          <table:table-cell table:style-name="ce549" office:value-type="string" calcext:value-type="string">
            <text:p><text:a xlink:href="http://www.lenntech.es/periodica/elementos/p.htm" xlink:type="simple">Fósforo</text:a></text:p>
          </table:table-cell>
          <table:table-cell table:style-name="ce441" office:value-type="float" office:value="30.973761998" calcext:value-type="float">
            <text:p>30,973761998</text:p>
          </table:table-cell>
        </table:table-row>
        <table:table-row table:style-name="ro3">
          <table:table-cell table:style-name="ce545" office:value-type="float" office:value="16" calcext:value-type="float">
            <text:p>16</text:p>
          </table:table-cell>
          <table:table-cell table:style-name="ce545" office:value-type="string" calcext:value-type="string">
            <text:p>S</text:p>
          </table:table-cell>
          <table:table-cell table:style-name="ce549" office:value-type="float" office:value="32.065" calcext:value-type="float">
            <text:p>32,065</text:p>
          </table:table-cell>
          <table:table-cell table:style-name="ce549" office:value-type="string" calcext:value-type="string">
            <text:p>azufre</text:p>
          </table:table-cell>
          <table:table-cell table:style-name="ce549" office:value-type="string" calcext:value-type="string">
            <text:p><text:a xlink:href="http://www.lenntech.es/periodica/elementos/s.htm" xlink:type="simple">Azufre</text:a></text:p>
          </table:table-cell>
          <table:table-cell table:style-name="ce441" office:value-type="float" office:value="32.06" calcext:value-type="float">
            <text:p>32,06</text:p>
          </table:table-cell>
        </table:table-row>
        <table:table-row table:style-name="ro3">
          <table:table-cell table:style-name="ce545" office:value-type="float" office:value="17" calcext:value-type="float">
            <text:p>17</text:p>
          </table:table-cell>
          <table:table-cell table:style-name="ce545" office:value-type="string" calcext:value-type="string">
            <text:p>Cl</text:p>
          </table:table-cell>
          <table:table-cell table:style-name="ce549" office:value-type="float" office:value="35.453" calcext:value-type="float">
            <text:p>35,453</text:p>
          </table:table-cell>
          <table:table-cell table:style-name="ce549" office:value-type="string" calcext:value-type="string">
            <text:p>cloro</text:p>
          </table:table-cell>
          <table:table-cell table:style-name="ce549" office:value-type="string" calcext:value-type="string">
            <text:p><text:a xlink:href="http://www.lenntech.es/periodica/elementos/cl.htm" xlink:type="simple">Cloro</text:a></text:p>
          </table:table-cell>
          <table:table-cell table:style-name="ce441" office:value-type="float" office:value="35.45" calcext:value-type="float">
            <text:p>35,45</text:p>
          </table:table-cell>
        </table:table-row>
        <table:table-row table:style-name="ro3">
          <table:table-cell table:style-name="ce545" office:value-type="float" office:value="18" calcext:value-type="float">
            <text:p>18</text:p>
          </table:table-cell>
          <table:table-cell table:style-name="ce545" office:value-type="string" calcext:value-type="string">
            <text:p>Aire</text:p>
          </table:table-cell>
          <table:table-cell table:style-name="ce549" office:value-type="float" office:value="39.948" calcext:value-type="float">
            <text:p>39,948</text:p>
          </table:table-cell>
          <table:table-cell table:style-name="ce549" office:value-type="string" calcext:value-type="string">
            <text:p>argon</text:p>
          </table:table-cell>
          <table:table-cell table:style-name="ce549" office:value-type="string" calcext:value-type="string">
            <text:p><text:a xlink:href="http://www.lenntech.es/periodica/elementos/ar.htm" xlink:type="simple">Argón</text:a></text:p>
          </table:table-cell>
          <table:table-cell table:style-name="ce441" office:value-type="float" office:value="39.948" calcext:value-type="float">
            <text:p>39,948</text:p>
          </table:table-cell>
        </table:table-row>
        <table:table-row table:style-name="ro3">
          <table:table-cell table:style-name="ce545" office:value-type="float" office:value="19" calcext:value-type="float">
            <text:p>19</text:p>
          </table:table-cell>
          <table:table-cell table:style-name="ce545" office:value-type="string" calcext:value-type="string">
            <text:p>K</text:p>
          </table:table-cell>
          <table:table-cell table:style-name="ce549" office:value-type="float" office:value="39.0983" calcext:value-type="float">
            <text:p>39,0983</text:p>
          </table:table-cell>
          <table:table-cell table:style-name="ce549" office:value-type="string" calcext:value-type="string">
            <text:p>potasio</text:p>
          </table:table-cell>
          <table:table-cell table:style-name="ce549" office:value-type="string" calcext:value-type="string">
            <text:p><text:a xlink:href="http://www.lenntech.es/periodica/elementos/k.htm" xlink:type="simple">Potasio</text:a></text:p>
          </table:table-cell>
          <table:table-cell table:style-name="ce441" office:value-type="float" office:value="39.0983" calcext:value-type="float">
            <text:p>39,0983</text:p>
          </table:table-cell>
        </table:table-row>
        <table:table-row table:style-name="ro3">
          <table:table-cell table:style-name="ce545" office:value-type="float" office:value="20" calcext:value-type="float">
            <text:p>20</text:p>
          </table:table-cell>
          <table:table-cell table:style-name="ce545" office:value-type="string" calcext:value-type="string">
            <text:p>Que</text:p>
          </table:table-cell>
          <table:table-cell table:style-name="ce549" office:value-type="float" office:value="40.078" calcext:value-type="float">
            <text:p>40,078</text:p>
          </table:table-cell>
          <table:table-cell table:style-name="ce549" office:value-type="string" calcext:value-type="string">
            <text:p>calcio</text:p>
          </table:table-cell>
          <table:table-cell table:style-name="ce549" office:value-type="string" calcext:value-type="string">
            <text:p><text:a xlink:href="http://www.lenntech.es/periodica/elementos/ca.htm" xlink:type="simple">Calcio</text:a></text:p>
          </table:table-cell>
          <table:table-cell table:style-name="ce441" office:value-type="float" office:value="40.078" calcext:value-type="float">
            <text:p>40,078</text:p>
          </table:table-cell>
        </table:table-row>
        <table:table-row table:style-name="ro3">
          <table:table-cell table:style-name="ce545" office:value-type="float" office:value="21" calcext:value-type="float">
            <text:p>21</text:p>
          </table:table-cell>
          <table:table-cell table:style-name="ce545" office:value-type="string" calcext:value-type="string">
            <text:p>Sc</text:p>
          </table:table-cell>
          <table:table-cell table:style-name="ce549" office:value-type="float" office:value="44.9559" calcext:value-type="float">
            <text:p>44,9559</text:p>
          </table:table-cell>
          <table:table-cell table:style-name="ce549" office:value-type="string" calcext:value-type="string">
            <text:p>escandio</text:p>
          </table:table-cell>
          <table:table-cell table:style-name="ce549" office:value-type="string" calcext:value-type="string">
            <text:p><text:a xlink:href="http://www.lenntech.es/periodica/elementos/sc.htm" xlink:type="simple">Escandio</text:a></text:p>
          </table:table-cell>
          <table:table-cell table:style-name="ce441" office:value-type="float" office:value="44.955908" calcext:value-type="float">
            <text:p>44,955908</text:p>
          </table:table-cell>
        </table:table-row>
        <table:table-row table:style-name="ro3">
          <table:table-cell table:style-name="ce545" office:value-type="float" office:value="22" calcext:value-type="float">
            <text:p>22</text:p>
          </table:table-cell>
          <table:table-cell table:style-name="ce545" office:value-type="string" calcext:value-type="string">
            <text:p>Ti</text:p>
          </table:table-cell>
          <table:table-cell table:style-name="ce549" office:value-type="float" office:value="47.867" calcext:value-type="float">
            <text:p>47,867</text:p>
          </table:table-cell>
          <table:table-cell table:style-name="ce549" office:value-type="string" calcext:value-type="string">
            <text:p>titanio</text:p>
          </table:table-cell>
          <table:table-cell table:style-name="ce549" office:value-type="string" calcext:value-type="string">
            <text:p><text:a xlink:href="http://www.lenntech.es/periodica/elementos/ti.htm" xlink:type="simple">Titanio</text:a></text:p>
          </table:table-cell>
          <table:table-cell table:style-name="ce441" office:value-type="float" office:value="47.867" calcext:value-type="float">
            <text:p>47,867</text:p>
          </table:table-cell>
        </table:table-row>
        <table:table-row table:style-name="ro3">
          <table:table-cell table:style-name="ce545" office:value-type="float" office:value="23" calcext:value-type="float">
            <text:p>23</text:p>
          </table:table-cell>
          <table:table-cell table:style-name="ce545" office:value-type="string" calcext:value-type="string">
            <text:p>V</text:p>
          </table:table-cell>
          <table:table-cell table:style-name="ce549" office:value-type="float" office:value="50.9415" calcext:value-type="float">
            <text:p>50,9415</text:p>
          </table:table-cell>
          <table:table-cell table:style-name="ce549" office:value-type="string" calcext:value-type="string">
            <text:p>vanadio</text:p>
          </table:table-cell>
          <table:table-cell table:style-name="ce549" office:value-type="string" calcext:value-type="string">
            <text:p><text:a xlink:href="http://www.lenntech.es/periodica/elementos/v.htm" xlink:type="simple">Vanadio</text:a></text:p>
          </table:table-cell>
          <table:table-cell table:style-name="ce441" office:value-type="float" office:value="50.9415" calcext:value-type="float">
            <text:p>50,9415</text:p>
          </table:table-cell>
        </table:table-row>
        <table:table-row table:style-name="ro3">
          <table:table-cell table:style-name="ce545" office:value-type="float" office:value="24" calcext:value-type="float">
            <text:p>24</text:p>
          </table:table-cell>
          <table:table-cell table:style-name="ce545" office:value-type="string" calcext:value-type="string">
            <text:p>Cr</text:p>
          </table:table-cell>
          <table:table-cell table:style-name="ce549" office:value-type="float" office:value="51.9961" calcext:value-type="float">
            <text:p>51,9961</text:p>
          </table:table-cell>
          <table:table-cell table:style-name="ce549" office:value-type="string" calcext:value-type="string">
            <text:p>cromo</text:p>
          </table:table-cell>
          <table:table-cell table:style-name="ce549" office:value-type="string" calcext:value-type="string">
            <text:p><text:a xlink:href="http://www.lenntech.es/periodica/elementos/cr.htm" xlink:type="simple">Cromo</text:a></text:p>
          </table:table-cell>
          <table:table-cell table:style-name="ce441" office:value-type="float" office:value="51.9961" calcext:value-type="float">
            <text:p>51,9961</text:p>
          </table:table-cell>
        </table:table-row>
        <table:table-row table:style-name="ro3">
          <table:table-cell table:style-name="ce545" office:value-type="float" office:value="25" calcext:value-type="float">
            <text:p>25</text:p>
          </table:table-cell>
          <table:table-cell table:style-name="ce545" office:value-type="string" calcext:value-type="string">
            <text:p>Mn</text:p>
          </table:table-cell>
          <table:table-cell table:style-name="ce549" office:value-type="float" office:value="54.938" calcext:value-type="float">
            <text:p>54,938</text:p>
          </table:table-cell>
          <table:table-cell table:style-name="ce549" office:value-type="string" calcext:value-type="string">
            <text:p>manganeso</text:p>
          </table:table-cell>
          <table:table-cell table:style-name="ce549" office:value-type="string" calcext:value-type="string">
            <text:p><text:a xlink:href="http://www.lenntech.es/periodica/elementos/mn.htm" xlink:type="simple">Manganeso</text:a></text:p>
          </table:table-cell>
          <table:table-cell table:style-name="ce441" office:value-type="float" office:value="54.938044" calcext:value-type="float">
            <text:p>54,938044</text:p>
          </table:table-cell>
        </table:table-row>
        <table:table-row table:style-name="ro3">
          <table:table-cell table:style-name="ce545" office:value-type="float" office:value="26" calcext:value-type="float">
            <text:p>26</text:p>
          </table:table-cell>
          <table:table-cell table:style-name="ce545" office:value-type="string" calcext:value-type="string">
            <text:p>Fe</text:p>
          </table:table-cell>
          <table:table-cell table:style-name="ce549" office:value-type="float" office:value="55.845" calcext:value-type="float">
            <text:p>55,845</text:p>
          </table:table-cell>
          <table:table-cell table:style-name="ce549" office:value-type="string" calcext:value-type="string">
            <text:p>hierro</text:p>
          </table:table-cell>
          <table:table-cell table:style-name="ce549" office:value-type="string" calcext:value-type="string">
            <text:p><text:a xlink:href="http://www.lenntech.es/periodica/elementos/fe.htm" xlink:type="simple">Hierro</text:a></text:p>
          </table:table-cell>
          <table:table-cell table:style-name="ce441" office:value-type="float" office:value="55.845" calcext:value-type="float">
            <text:p>55,845</text:p>
          </table:table-cell>
        </table:table-row>
        <table:table-row table:style-name="ro5">
          <table:table-cell table:style-name="ce545" office:value-type="float" office:value="27" calcext:value-type="float">
            <text:p>27</text:p>
          </table:table-cell>
          <table:table-cell table:style-name="ce545" office:value-type="string" calcext:value-type="string">
            <text:p>Con el</text:p>
          </table:table-cell>
          <table:table-cell table:style-name="ce549" office:value-type="float" office:value="58.9332" calcext:value-type="float">
            <text:p>58,9332</text:p>
          </table:table-cell>
          <table:table-cell table:style-name="ce549" office:value-type="string" calcext:value-type="string">
            <text:p>cobalto</text:p>
          </table:table-cell>
          <table:table-cell table:style-name="ce549" office:value-type="string" calcext:value-type="string">
            <text:p><text:a xlink:href="http://www.lenntech.es/periodica/elementos/co.htm" xlink:type="simple">Cobalto</text:a></text:p>
          </table:table-cell>
          <table:table-cell table:style-name="ce441" office:value-type="float" office:value="58.933194" calcext:value-type="float">
            <text:p>58,933194</text:p>
          </table:table-cell>
        </table:table-row>
        <table:table-row table:style-name="ro3">
          <table:table-cell table:style-name="ce545" office:value-type="float" office:value="28" calcext:value-type="float">
            <text:p>28</text:p>
          </table:table-cell>
          <table:table-cell table:style-name="ce545" office:value-type="string" calcext:value-type="string">
            <text:p>Ni</text:p>
          </table:table-cell>
          <table:table-cell table:style-name="ce549" office:value-type="float" office:value="58.6934" calcext:value-type="float">
            <text:p>58,6934</text:p>
          </table:table-cell>
          <table:table-cell table:style-name="ce549" office:value-type="string" calcext:value-type="string">
            <text:p>niquel</text:p>
          </table:table-cell>
          <table:table-cell table:style-name="ce549" office:value-type="string" calcext:value-type="string">
            <text:p><text:a xlink:href="http://www.lenntech.es/periodica/elementos/ni.htm" xlink:type="simple">Níquel</text:a></text:p>
          </table:table-cell>
          <table:table-cell table:style-name="ce441" office:value-type="float" office:value="58.6934" calcext:value-type="float">
            <text:p>58,6934</text:p>
          </table:table-cell>
        </table:table-row>
        <table:table-row table:style-name="ro5">
          <table:table-cell table:style-name="ce545" office:value-type="float" office:value="29" calcext:value-type="float">
            <text:p>29</text:p>
          </table:table-cell>
          <table:table-cell table:style-name="ce545" office:value-type="string" calcext:value-type="string">
            <text:p>Culo</text:p>
          </table:table-cell>
          <table:table-cell table:style-name="ce549" office:value-type="float" office:value="63.546" calcext:value-type="float">
            <text:p>63,546</text:p>
          </table:table-cell>
          <table:table-cell table:style-name="ce549" office:value-type="string" calcext:value-type="string">
            <text:p>cobre</text:p>
          </table:table-cell>
          <table:table-cell table:style-name="ce549" office:value-type="string" calcext:value-type="string">
            <text:p><text:a xlink:href="http://www.lenntech.es/periodica/elementos/cu.htm" xlink:type="simple">Cobre</text:a></text:p>
          </table:table-cell>
          <table:table-cell table:style-name="ce441" office:value-type="float" office:value="63.546" calcext:value-type="float">
            <text:p>63,546</text:p>
          </table:table-cell>
        </table:table-row>
        <table:table-row table:style-name="ro3">
          <table:table-cell table:style-name="ce545" office:value-type="float" office:value="30" calcext:value-type="float">
            <text:p>30</text:p>
          </table:table-cell>
          <table:table-cell table:style-name="ce545" office:value-type="string" calcext:value-type="string">
            <text:p>Zn</text:p>
          </table:table-cell>
          <table:table-cell table:style-name="ce549" office:value-type="float" office:value="65.39" calcext:value-type="float">
            <text:p>65,39</text:p>
          </table:table-cell>
          <table:table-cell table:style-name="ce549" office:value-type="string" calcext:value-type="string">
            <text:p>zinc</text:p>
          </table:table-cell>
          <table:table-cell table:style-name="ce549" office:value-type="string" calcext:value-type="string">
            <text:p><text:a xlink:href="http://www.lenntech.es/periodica/elementos/zn.htm" xlink:type="simple">Zinc</text:a></text:p>
          </table:table-cell>
          <table:table-cell table:style-name="ce441" office:value-type="float" office:value="65.38" calcext:value-type="float">
            <text:p>65,38</text:p>
          </table:table-cell>
        </table:table-row>
        <table:table-row table:style-name="ro3">
          <table:table-cell table:style-name="ce545" office:value-type="float" office:value="31" calcext:value-type="float">
            <text:p>31</text:p>
          </table:table-cell>
          <table:table-cell table:style-name="ce545" office:value-type="string" calcext:value-type="string">
            <text:p>Ga</text:p>
          </table:table-cell>
          <table:table-cell table:style-name="ce549" office:value-type="float" office:value="69.723" calcext:value-type="float">
            <text:p>69,723</text:p>
          </table:table-cell>
          <table:table-cell table:style-name="ce549" office:value-type="string" calcext:value-type="string">
            <text:p>galio</text:p>
          </table:table-cell>
          <table:table-cell table:style-name="ce549" office:value-type="string" calcext:value-type="string">
            <text:p><text:a xlink:href="http://www.lenntech.es/periodica/elementos/ga.htm" xlink:type="simple">Galio</text:a></text:p>
          </table:table-cell>
          <table:table-cell table:style-name="ce441" office:value-type="float" office:value="69.723" calcext:value-type="float">
            <text:p>69,723</text:p>
          </table:table-cell>
        </table:table-row>
        <table:table-row table:style-name="ro3">
          <table:table-cell table:style-name="ce545" office:value-type="float" office:value="32" calcext:value-type="float">
            <text:p>32</text:p>
          </table:table-cell>
          <table:table-cell table:style-name="ce545" office:value-type="string" calcext:value-type="string">
            <text:p>Ge</text:p>
          </table:table-cell>
          <table:table-cell table:style-name="ce549" office:value-type="float" office:value="72.64" calcext:value-type="float">
            <text:p>72,64</text:p>
          </table:table-cell>
          <table:table-cell table:style-name="ce549" office:value-type="string" calcext:value-type="string">
            <text:p>germanio</text:p>
          </table:table-cell>
          <table:table-cell table:style-name="ce549" office:value-type="string" calcext:value-type="string">
            <text:p><text:a xlink:href="http://www.lenntech.es/periodica/elementos/ge.htm" xlink:type="simple">Germanio</text:a></text:p>
          </table:table-cell>
          <table:table-cell table:style-name="ce441" office:value-type="float" office:value="72.63" calcext:value-type="float">
            <text:p>72,63</text:p>
          </table:table-cell>
        </table:table-row>
        <table:table-row table:style-name="ro3">
          <table:table-cell table:style-name="ce545" office:value-type="float" office:value="33" calcext:value-type="float">
            <text:p>33</text:p>
          </table:table-cell>
          <table:table-cell table:style-name="ce545" office:value-type="string" calcext:value-type="string">
            <text:p>Las</text:p>
          </table:table-cell>
          <table:table-cell table:style-name="ce549" office:value-type="float" office:value="74.9216" calcext:value-type="float">
            <text:p>74,9216</text:p>
          </table:table-cell>
          <table:table-cell table:style-name="ce549" office:value-type="string" calcext:value-type="string">
            <text:p>arsenico</text:p>
          </table:table-cell>
          <table:table-cell table:style-name="ce549" office:value-type="string" calcext:value-type="string">
            <text:p><text:a xlink:href="http://www.lenntech.es/periodica/elementos/as.htm" xlink:type="simple">Arsénico</text:a></text:p>
          </table:table-cell>
          <table:table-cell table:style-name="ce441" office:value-type="float" office:value="74.921595" calcext:value-type="float">
            <text:p>74,921595</text:p>
          </table:table-cell>
        </table:table-row>
        <table:table-row table:style-name="ro3">
          <table:table-cell table:style-name="ce545" office:value-type="float" office:value="34" calcext:value-type="float">
            <text:p>34</text:p>
          </table:table-cell>
          <table:table-cell table:style-name="ce545" office:value-type="string" calcext:value-type="string">
            <text:p>Se</text:p>
          </table:table-cell>
          <table:table-cell table:style-name="ce549" office:value-type="float" office:value="78.96" calcext:value-type="float">
            <text:p>78,96</text:p>
          </table:table-cell>
          <table:table-cell table:style-name="ce549" office:value-type="string" calcext:value-type="string">
            <text:p>selenio</text:p>
          </table:table-cell>
          <table:table-cell table:style-name="ce549" office:value-type="string" calcext:value-type="string">
            <text:p><text:a xlink:href="http://www.lenntech.es/periodica/elementos/se.htm" xlink:type="simple">Selenio</text:a></text:p>
          </table:table-cell>
          <table:table-cell table:style-name="ce441" office:value-type="float" office:value="78.971" calcext:value-type="float">
            <text:p>78,971</text:p>
          </table:table-cell>
        </table:table-row>
        <table:table-row table:style-name="ro3">
          <table:table-cell table:style-name="ce545" office:value-type="float" office:value="35" calcext:value-type="float">
            <text:p>35</text:p>
          </table:table-cell>
          <table:table-cell table:style-name="ce545" office:value-type="string" calcext:value-type="string">
            <text:p>Br</text:p>
          </table:table-cell>
          <table:table-cell table:style-name="ce549" office:value-type="float" office:value="79.904" calcext:value-type="float">
            <text:p>79,904</text:p>
          </table:table-cell>
          <table:table-cell table:style-name="ce549" office:value-type="string" calcext:value-type="string">
            <text:p>bromo</text:p>
          </table:table-cell>
          <table:table-cell table:style-name="ce549" office:value-type="string" calcext:value-type="string">
            <text:p><text:a xlink:href="http://www.lenntech.es/periodica/elementos/br.htm" xlink:type="simple">Bromo</text:a></text:p>
          </table:table-cell>
          <table:table-cell table:style-name="ce441" office:value-type="float" office:value="79.904" calcext:value-type="float">
            <text:p>79,904</text:p>
          </table:table-cell>
        </table:table-row>
        <table:table-row table:style-name="ro3">
          <table:table-cell table:style-name="ce545" office:value-type="float" office:value="36" calcext:value-type="float">
            <text:p>36</text:p>
          </table:table-cell>
          <table:table-cell table:style-name="ce545" office:value-type="string" calcext:value-type="string">
            <text:p>Kr</text:p>
          </table:table-cell>
          <table:table-cell table:style-name="ce549" office:value-type="float" office:value="83.8" calcext:value-type="float">
            <text:p>83,8</text:p>
          </table:table-cell>
          <table:table-cell table:style-name="ce549" office:value-type="string" calcext:value-type="string">
            <text:p>krypton</text:p>
          </table:table-cell>
          <table:table-cell table:style-name="ce549" office:value-type="string" calcext:value-type="string">
            <text:p><text:a xlink:href="http://www.lenntech.es/periodica/elementos/kr.htm" xlink:type="simple">Kryptón</text:a></text:p>
          </table:table-cell>
          <table:table-cell table:style-name="ce441" office:value-type="float" office:value="83.798" calcext:value-type="float">
            <text:p>83,798</text:p>
          </table:table-cell>
        </table:table-row>
        <table:table-row table:style-name="ro3">
          <table:table-cell table:style-name="ce545" office:value-type="float" office:value="37" calcext:value-type="float">
            <text:p>37</text:p>
          </table:table-cell>
          <table:table-cell table:style-name="ce545" office:value-type="string" calcext:value-type="string">
            <text:p>Rb</text:p>
          </table:table-cell>
          <table:table-cell table:style-name="ce549" office:value-type="float" office:value="85.4678" calcext:value-type="float">
            <text:p>85,4678</text:p>
          </table:table-cell>
          <table:table-cell table:style-name="ce549" office:value-type="string" calcext:value-type="string">
            <text:p>rubidio</text:p>
          </table:table-cell>
          <table:table-cell table:style-name="ce549" office:value-type="string" calcext:value-type="string">
            <text:p><text:a xlink:href="http://www.lenntech.es/periodica/elementos/rb.htm" xlink:type="simple">Rubidio</text:a></text:p>
          </table:table-cell>
          <table:table-cell table:style-name="ce441" office:value-type="float" office:value="85.4678" calcext:value-type="float">
            <text:p>85,4678</text:p>
          </table:table-cell>
        </table:table-row>
        <table:table-row table:style-name="ro3">
          <table:table-cell table:style-name="ce545" office:value-type="float" office:value="38" calcext:value-type="float">
            <text:p>38</text:p>
          </table:table-cell>
          <table:table-cell table:style-name="ce545" office:value-type="string" calcext:value-type="string">
            <text:p>Sr</text:p>
          </table:table-cell>
          <table:table-cell table:style-name="ce549" office:value-type="float" office:value="87.62" calcext:value-type="float">
            <text:p>87,62</text:p>
          </table:table-cell>
          <table:table-cell table:style-name="ce549" office:value-type="string" calcext:value-type="string">
            <text:p>estroncio</text:p>
          </table:table-cell>
          <table:table-cell table:style-name="ce549" office:value-type="string" calcext:value-type="string">
            <text:p><text:a xlink:href="http://www.lenntech.es/periodica/elementos/sr.htm" xlink:type="simple">Estroncio</text:a></text:p>
          </table:table-cell>
          <table:table-cell table:style-name="ce441" office:value-type="float" office:value="87.62" calcext:value-type="float">
            <text:p>87,62</text:p>
          </table:table-cell>
        </table:table-row>
        <table:table-row table:style-name="ro3">
          <table:table-cell table:style-name="ce545" office:value-type="float" office:value="39" calcext:value-type="float">
            <text:p>39</text:p>
          </table:table-cell>
          <table:table-cell table:style-name="ce545" office:value-type="string" calcext:value-type="string">
            <text:p>Y</text:p>
          </table:table-cell>
          <table:table-cell table:style-name="ce549" office:value-type="float" office:value="88.9059" calcext:value-type="float">
            <text:p>88,9059</text:p>
          </table:table-cell>
          <table:table-cell table:style-name="ce549" office:value-type="string" calcext:value-type="string">
            <text:p>itrio</text:p>
          </table:table-cell>
          <table:table-cell table:style-name="ce549" office:value-type="string" calcext:value-type="string">
            <text:p><text:a xlink:href="http://www.lenntech.es/periodica/elementos/y.htm" xlink:type="simple">Itrio</text:a></text:p>
          </table:table-cell>
          <table:table-cell table:style-name="ce441" office:value-type="float" office:value="88.90584" calcext:value-type="float">
            <text:p>88,90584</text:p>
          </table:table-cell>
        </table:table-row>
        <table:table-row table:style-name="ro3">
          <table:table-cell table:style-name="ce545" office:value-type="float" office:value="40" calcext:value-type="float">
            <text:p>40</text:p>
          </table:table-cell>
          <table:table-cell table:style-name="ce545" office:value-type="string" calcext:value-type="string">
            <text:p>Zr</text:p>
          </table:table-cell>
          <table:table-cell table:style-name="ce549" office:value-type="float" office:value="91.224" calcext:value-type="float">
            <text:p>91,224</text:p>
          </table:table-cell>
          <table:table-cell table:style-name="ce549" office:value-type="string" calcext:value-type="string">
            <text:p>zirconio</text:p>
          </table:table-cell>
          <table:table-cell table:style-name="ce549" office:value-type="string" calcext:value-type="string">
            <text:p><text:a xlink:href="http://www.lenntech.es/periodica/elementos/zr.htm" xlink:type="simple">Zirconio</text:a></text:p>
          </table:table-cell>
          <table:table-cell table:style-name="ce441" office:value-type="float" office:value="91.224" calcext:value-type="float">
            <text:p>91,224</text:p>
          </table:table-cell>
        </table:table-row>
        <table:table-row table:style-name="ro3">
          <table:table-cell table:style-name="ce545" office:value-type="float" office:value="41" calcext:value-type="float">
            <text:p>41</text:p>
          </table:table-cell>
          <table:table-cell table:style-name="ce545" office:value-type="string" calcext:value-type="string">
            <text:p>Nb</text:p>
          </table:table-cell>
          <table:table-cell table:style-name="ce549" office:value-type="float" office:value="92.9064" calcext:value-type="float">
            <text:p>92,9064</text:p>
          </table:table-cell>
          <table:table-cell table:style-name="ce549" office:value-type="string" calcext:value-type="string">
            <text:p>niobio</text:p>
          </table:table-cell>
          <table:table-cell table:style-name="ce549" office:value-type="string" calcext:value-type="string">
            <text:p><text:a xlink:href="http://www.lenntech.es/periodica/elementos/nb.htm" xlink:type="simple">Niobio</text:a></text:p>
          </table:table-cell>
          <table:table-cell table:style-name="ce441" office:value-type="float" office:value="92.90637" calcext:value-type="float">
            <text:p>92,90637</text:p>
          </table:table-cell>
        </table:table-row>
        <table:table-row table:style-name="ro5">
          <table:table-cell table:style-name="ce545" office:value-type="float" office:value="42" calcext:value-type="float">
            <text:p>42</text:p>
          </table:table-cell>
          <table:table-cell table:style-name="ce545" office:value-type="string" calcext:value-type="string">
            <text:p>Me lo</text:p>
          </table:table-cell>
          <table:table-cell table:style-name="ce549" office:value-type="float" office:value="95.94" calcext:value-type="float">
            <text:p>95,94</text:p>
          </table:table-cell>
          <table:table-cell table:style-name="ce549" office:value-type="string" calcext:value-type="string">
            <text:p>molibdeno</text:p>
          </table:table-cell>
          <table:table-cell table:style-name="ce549" office:value-type="string" calcext:value-type="string">
            <text:p><text:a xlink:href="http://www.lenntech.es/periodica/elementos/mo.htm" xlink:type="simple">Molibdeno</text:a></text:p>
          </table:table-cell>
          <table:table-cell table:style-name="ce441" office:value-type="float" office:value="95.95" calcext:value-type="float">
            <text:p>95,95</text:p>
          </table:table-cell>
        </table:table-row>
        <table:table-row table:style-name="ro3">
          <table:table-cell table:style-name="ce545" office:value-type="float" office:value="43" calcext:value-type="float">
            <text:p>43</text:p>
          </table:table-cell>
          <table:table-cell table:style-name="ce545" office:value-type="string" calcext:value-type="string">
            <text:p>Tc</text:p>
          </table:table-cell>
          <table:table-cell table:style-name="ce549" office:value-type="float" office:value="98" calcext:value-type="float">
            <text:p>98</text:p>
          </table:table-cell>
          <table:table-cell table:style-name="ce549" office:value-type="string" calcext:value-type="string">
            <text:p>tecnecio</text:p>
          </table:table-cell>
          <table:table-cell table:style-name="ce549" office:value-type="string" calcext:value-type="string">
            <text:p><text:a xlink:href="http://www.lenntech.es/periodica/elementos/tc.htm" xlink:type="simple">Tecnecio</text:a></text:p>
          </table:table-cell>
          <table:table-cell table:style-name="ce441" office:value-type="float" office:value="97" calcext:value-type="float">
            <text:p>97</text:p>
          </table:table-cell>
        </table:table-row>
        <table:table-row table:style-name="ro3">
          <table:table-cell table:style-name="ce545" office:value-type="float" office:value="44" calcext:value-type="float">
            <text:p>44</text:p>
          </table:table-cell>
          <table:table-cell table:style-name="ce545" office:value-type="string" calcext:value-type="string">
            <text:p>Ru</text:p>
          </table:table-cell>
          <table:table-cell table:style-name="ce549" office:value-type="float" office:value="101.07" calcext:value-type="float">
            <text:p>101,07</text:p>
          </table:table-cell>
          <table:table-cell table:style-name="ce549" office:value-type="string" calcext:value-type="string">
            <text:p>rutenio</text:p>
          </table:table-cell>
          <table:table-cell table:style-name="ce549" office:value-type="string" calcext:value-type="string">
            <text:p><text:a xlink:href="http://www.lenntech.es/periodica/elementos/ru.htm" xlink:type="simple">Rutenio</text:a></text:p>
          </table:table-cell>
          <table:table-cell table:style-name="ce441" office:value-type="float" office:value="101.07" calcext:value-type="float">
            <text:p>101,07</text:p>
          </table:table-cell>
        </table:table-row>
        <table:table-row table:style-name="ro3">
          <table:table-cell table:style-name="ce545" office:value-type="float" office:value="45" calcext:value-type="float">
            <text:p>45</text:p>
          </table:table-cell>
          <table:table-cell table:style-name="ce545" office:value-type="string" calcext:value-type="string">
            <text:p>Rh</text:p>
          </table:table-cell>
          <table:table-cell table:style-name="ce549" office:value-type="float" office:value="102.9055" calcext:value-type="float">
            <text:p>102,9055</text:p>
          </table:table-cell>
          <table:table-cell table:style-name="ce549" office:value-type="string" calcext:value-type="string">
            <text:p>rodio</text:p>
          </table:table-cell>
          <table:table-cell table:style-name="ce549" office:value-type="string" calcext:value-type="string">
            <text:p><text:a xlink:href="http://www.lenntech.es/periodica/elementos/rh.htm" xlink:type="simple">Rodio</text:a></text:p>
          </table:table-cell>
          <table:table-cell table:style-name="ce441" office:value-type="float" office:value="102.9055" calcext:value-type="float">
            <text:p>102,9055</text:p>
          </table:table-cell>
        </table:table-row>
        <table:table-row table:style-name="ro3">
          <table:table-cell table:style-name="ce545" office:value-type="float" office:value="46" calcext:value-type="float">
            <text:p>46</text:p>
          </table:table-cell>
          <table:table-cell table:style-name="ce545" office:value-type="string" calcext:value-type="string">
            <text:p>Pd</text:p>
          </table:table-cell>
          <table:table-cell table:style-name="ce549" office:value-type="float" office:value="106.42" calcext:value-type="float">
            <text:p>106,42</text:p>
          </table:table-cell>
          <table:table-cell table:style-name="ce549" office:value-type="string" calcext:value-type="string">
            <text:p>paladio</text:p>
          </table:table-cell>
          <table:table-cell table:style-name="ce549" office:value-type="string" calcext:value-type="string">
            <text:p><text:a xlink:href="http://www.lenntech.es/periodica/elementos/pd.htm" xlink:type="simple">Paladio</text:a></text:p>
          </table:table-cell>
          <table:table-cell table:style-name="ce441" office:value-type="float" office:value="106.42" calcext:value-type="float">
            <text:p>106,42</text:p>
          </table:table-cell>
        </table:table-row>
        <table:table-row table:style-name="ro3">
          <table:table-cell table:style-name="ce545" office:value-type="float" office:value="47" calcext:value-type="float">
            <text:p>47</text:p>
          </table:table-cell>
          <table:table-cell table:style-name="ce545" office:value-type="string" calcext:value-type="string">
            <text:p>Ag</text:p>
          </table:table-cell>
          <table:table-cell table:style-name="ce549" office:value-type="float" office:value="107.8682" calcext:value-type="float">
            <text:p>107,8682</text:p>
          </table:table-cell>
          <table:table-cell table:style-name="ce549" office:value-type="string" calcext:value-type="string">
            <text:p>plata</text:p>
          </table:table-cell>
          <table:table-cell table:style-name="ce549" office:value-type="string" calcext:value-type="string">
            <text:p><text:a xlink:href="http://www.lenntech.es/periodica/elementos/ag.htm" xlink:type="simple">Plata</text:a></text:p>
          </table:table-cell>
          <table:table-cell table:style-name="ce441" office:value-type="float" office:value="107.8682" calcext:value-type="float">
            <text:p>107,8682</text:p>
          </table:table-cell>
        </table:table-row>
        <table:table-row table:style-name="ro3">
          <table:table-cell table:style-name="ce545" office:value-type="float" office:value="48" calcext:value-type="float">
            <text:p>48</text:p>
          </table:table-cell>
          <table:table-cell table:style-name="ce545" office:value-type="string" calcext:value-type="string">
            <text:p>Cd</text:p>
          </table:table-cell>
          <table:table-cell table:style-name="ce549" office:value-type="float" office:value="112.411" calcext:value-type="float">
            <text:p>112,411</text:p>
          </table:table-cell>
          <table:table-cell table:style-name="ce549" office:value-type="string" calcext:value-type="string">
            <text:p>cadmio</text:p>
          </table:table-cell>
          <table:table-cell table:style-name="ce549" office:value-type="string" calcext:value-type="string">
            <text:p><text:a xlink:href="http://www.lenntech.es/periodica/elementos/cd.htm" xlink:type="simple">Cadmio</text:a></text:p>
          </table:table-cell>
          <table:table-cell table:style-name="ce441" office:value-type="float" office:value="112.414" calcext:value-type="float">
            <text:p>112,414</text:p>
          </table:table-cell>
        </table:table-row>
        <table:table-row table:style-name="ro3">
          <table:table-cell table:style-name="ce545" office:value-type="float" office:value="49" calcext:value-type="float">
            <text:p>49</text:p>
          </table:table-cell>
          <table:table-cell table:style-name="ce545" office:value-type="string" calcext:value-type="string">
            <text:p>In</text:p>
          </table:table-cell>
          <table:table-cell table:style-name="ce549" office:value-type="float" office:value="114.818" calcext:value-type="float">
            <text:p>114,818</text:p>
          </table:table-cell>
          <table:table-cell table:style-name="ce549" office:value-type="string" calcext:value-type="string">
            <text:p>indio</text:p>
          </table:table-cell>
          <table:table-cell table:style-name="ce549" office:value-type="string" calcext:value-type="string">
            <text:p><text:a xlink:href="http://www.lenntech.es/periodica/elementos/in.htm" xlink:type="simple">Indio</text:a></text:p>
          </table:table-cell>
          <table:table-cell table:style-name="ce441" office:value-type="float" office:value="114.818" calcext:value-type="float">
            <text:p>114,818</text:p>
          </table:table-cell>
        </table:table-row>
        <table:table-row table:style-name="ro3">
          <table:table-cell table:style-name="ce545" office:value-type="float" office:value="50" calcext:value-type="float">
            <text:p>50</text:p>
          </table:table-cell>
          <table:table-cell table:style-name="ce545" office:value-type="string" calcext:value-type="string">
            <text:p>Sn</text:p>
          </table:table-cell>
          <table:table-cell table:style-name="ce549" office:value-type="float" office:value="118.71" calcext:value-type="float">
            <text:p>118,71</text:p>
          </table:table-cell>
          <table:table-cell table:style-name="ce549" office:value-type="string" calcext:value-type="string">
            <text:p>estaño</text:p>
          </table:table-cell>
          <table:table-cell table:style-name="ce549" office:value-type="string" calcext:value-type="string">
            <text:p><text:a xlink:href="http://www.lenntech.es/periodica/elementos/sn.htm" xlink:type="simple">Estaño</text:a></text:p>
          </table:table-cell>
          <table:table-cell table:style-name="ce441" office:value-type="float" office:value="118.71" calcext:value-type="float">
            <text:p>118,71</text:p>
          </table:table-cell>
        </table:table-row>
        <table:table-row table:style-name="ro3">
          <table:table-cell table:style-name="ce545" office:value-type="float" office:value="51" calcext:value-type="float">
            <text:p>51</text:p>
          </table:table-cell>
          <table:table-cell table:style-name="ce545" office:value-type="string" calcext:value-type="string">
            <text:p>Sb</text:p>
          </table:table-cell>
          <table:table-cell table:style-name="ce549" office:value-type="float" office:value="121.76" calcext:value-type="float">
            <text:p>121,76</text:p>
          </table:table-cell>
          <table:table-cell table:style-name="ce549" office:value-type="string" calcext:value-type="string">
            <text:p>antimonio</text:p>
          </table:table-cell>
          <table:table-cell table:style-name="ce549" office:value-type="string" calcext:value-type="string">
            <text:p><text:a xlink:href="http://www.lenntech.es/periodica/elementos/sb.htm" xlink:type="simple">Antimonio</text:a></text:p>
          </table:table-cell>
          <table:table-cell table:style-name="ce441" office:value-type="float" office:value="121.76" calcext:value-type="float">
            <text:p>121,76</text:p>
          </table:table-cell>
        </table:table-row>
        <table:table-row table:style-name="ro3">
          <table:table-cell table:style-name="ce545" office:value-type="float" office:value="52" calcext:value-type="float">
            <text:p>52</text:p>
          </table:table-cell>
          <table:table-cell table:style-name="ce545" office:value-type="string" calcext:value-type="string">
            <text:p>Te</text:p>
          </table:table-cell>
          <table:table-cell table:style-name="ce549" office:value-type="float" office:value="127.6" calcext:value-type="float">
            <text:p>127,6</text:p>
          </table:table-cell>
          <table:table-cell table:style-name="ce549" office:value-type="string" calcext:value-type="string">
            <text:p>teluro</text:p>
          </table:table-cell>
          <table:table-cell table:style-name="ce549" office:value-type="string" calcext:value-type="string">
            <text:p><text:a xlink:href="http://www.lenntech.es/periodica/elementos/te.htm" xlink:type="simple">Teluro</text:a></text:p>
          </table:table-cell>
          <table:table-cell table:style-name="ce441" office:value-type="float" office:value="127.6" calcext:value-type="float">
            <text:p>127,6</text:p>
          </table:table-cell>
        </table:table-row>
        <table:table-row table:style-name="ro3">
          <table:table-cell table:style-name="ce545" office:value-type="float" office:value="53" calcext:value-type="float">
            <text:p>53</text:p>
          </table:table-cell>
          <table:table-cell table:style-name="ce545" office:value-type="string" calcext:value-type="string">
            <text:p>I</text:p>
          </table:table-cell>
          <table:table-cell table:style-name="ce549" office:value-type="float" office:value="126.9045" calcext:value-type="float">
            <text:p>126,9045</text:p>
          </table:table-cell>
          <table:table-cell table:style-name="ce549" office:value-type="string" calcext:value-type="string">
            <text:p>yodo</text:p>
          </table:table-cell>
          <table:table-cell table:style-name="ce549" office:value-type="string" calcext:value-type="string">
            <text:p><text:a xlink:href="http://www.lenntech.es/periodica/elementos/i.htm" xlink:type="simple">Yodo</text:a></text:p>
          </table:table-cell>
          <table:table-cell table:style-name="ce441" office:value-type="float" office:value="126.90447" calcext:value-type="float">
            <text:p>126,90447</text:p>
          </table:table-cell>
        </table:table-row>
        <table:table-row table:style-name="ro5">
          <table:table-cell table:style-name="ce545" office:value-type="float" office:value="54" calcext:value-type="float">
            <text:p>54</text:p>
          </table:table-cell>
          <table:table-cell table:style-name="ce545" office:value-type="string" calcext:value-type="string">
            <text:p>Equis</text:p>
          </table:table-cell>
          <table:table-cell table:style-name="ce549" office:value-type="float" office:value="131.293" calcext:value-type="float">
            <text:p>131,293</text:p>
          </table:table-cell>
          <table:table-cell table:style-name="ce549" office:value-type="string" calcext:value-type="string">
            <text:p>xenon</text:p>
          </table:table-cell>
          <table:table-cell table:style-name="ce549" office:value-type="string" calcext:value-type="string">
            <text:p><text:a xlink:href="http://www.lenntech.es/periodica/elementos/xe.htm" xlink:type="simple">Xenón</text:a></text:p>
          </table:table-cell>
          <table:table-cell table:style-name="ce441" office:value-type="float" office:value="131.293" calcext:value-type="float">
            <text:p>131,293</text:p>
          </table:table-cell>
        </table:table-row>
        <table:table-row table:style-name="ro3">
          <table:table-cell table:style-name="ce545" office:value-type="float" office:value="55" calcext:value-type="float">
            <text:p>55</text:p>
          </table:table-cell>
          <table:table-cell table:style-name="ce545" office:value-type="string" calcext:value-type="string">
            <text:p>Cs</text:p>
          </table:table-cell>
          <table:table-cell table:style-name="ce549" office:value-type="float" office:value="132.9055" calcext:value-type="float">
            <text:p>132,9055</text:p>
          </table:table-cell>
          <table:table-cell table:style-name="ce549" office:value-type="string" calcext:value-type="string">
            <text:p>cesio</text:p>
          </table:table-cell>
          <table:table-cell table:style-name="ce549" office:value-type="string" calcext:value-type="string">
            <text:p><text:a xlink:href="http://www.lenntech.es/periodica/elementos/cs.htm" xlink:type="simple">Cesio</text:a></text:p>
          </table:table-cell>
          <table:table-cell table:style-name="ce441" office:value-type="float" office:value="132.905" calcext:value-type="float">
            <text:p>132,905</text:p>
          </table:table-cell>
        </table:table-row>
        <table:table-row table:style-name="ro3">
          <table:table-cell table:style-name="ce545" office:value-type="float" office:value="56" calcext:value-type="float">
            <text:p>56</text:p>
          </table:table-cell>
          <table:table-cell table:style-name="ce545" office:value-type="string" calcext:value-type="string">
            <text:p>Ba</text:p>
          </table:table-cell>
          <table:table-cell table:style-name="ce549" office:value-type="float" office:value="137.327" calcext:value-type="float">
            <text:p>137,327</text:p>
          </table:table-cell>
          <table:table-cell table:style-name="ce549" office:value-type="string" calcext:value-type="string">
            <text:p>bario</text:p>
          </table:table-cell>
          <table:table-cell table:style-name="ce549" office:value-type="string" calcext:value-type="string">
            <text:p><text:a xlink:href="http://www.lenntech.es/periodica/elementos/ba.htm" xlink:type="simple">Bario</text:a></text:p>
          </table:table-cell>
          <table:table-cell table:style-name="ce441" office:value-type="float" office:value="137.327" calcext:value-type="float">
            <text:p>137,327</text:p>
          </table:table-cell>
        </table:table-row>
        <table:table-row table:style-name="ro5">
          <table:table-cell table:style-name="ce545" office:value-type="float" office:value="57" calcext:value-type="float">
            <text:p>57</text:p>
          </table:table-cell>
          <table:table-cell table:style-name="ce545" office:value-type="string" calcext:value-type="string">
            <text:p>Lana</text:p>
          </table:table-cell>
          <table:table-cell table:style-name="ce549" office:value-type="float" office:value="138.9055" calcext:value-type="float">
            <text:p>138,9055</text:p>
          </table:table-cell>
          <table:table-cell table:style-name="ce549" office:value-type="string" calcext:value-type="string">
            <text:p>lantano</text:p>
          </table:table-cell>
          <table:table-cell table:style-name="ce549" office:value-type="string" calcext:value-type="string">
            <text:p><text:a xlink:href="http://www.lenntech.es/periodica/elementos/la.htm" xlink:type="simple">Lantano</text:a></text:p>
          </table:table-cell>
          <table:table-cell table:style-name="ce441" office:value-type="float" office:value="138.90547" calcext:value-type="float">
            <text:p>138,90547</text:p>
          </table:table-cell>
        </table:table-row>
        <table:table-row table:style-name="ro3">
          <table:table-cell table:style-name="ce545" office:value-type="float" office:value="58" calcext:value-type="float">
            <text:p>58</text:p>
          </table:table-cell>
          <table:table-cell table:style-name="ce545" office:value-type="string" calcext:value-type="string">
            <text:p>Ce</text:p>
          </table:table-cell>
          <table:table-cell table:style-name="ce549" office:value-type="float" office:value="140.116" calcext:value-type="float">
            <text:p>140,116</text:p>
          </table:table-cell>
          <table:table-cell table:style-name="ce549" office:value-type="string" calcext:value-type="string">
            <text:p>cerio</text:p>
          </table:table-cell>
          <table:table-cell table:style-name="ce549" office:value-type="string" calcext:value-type="string">
            <text:p><text:a xlink:href="http://www.lenntech.es/periodica/elementos/ce.htm" xlink:type="simple">Cerio</text:a></text:p>
          </table:table-cell>
          <table:table-cell table:style-name="ce441" office:value-type="float" office:value="140.116" calcext:value-type="float">
            <text:p>140,116</text:p>
          </table:table-cell>
        </table:table-row>
        <table:table-row table:style-name="ro3">
          <table:table-cell table:style-name="ce545" office:value-type="float" office:value="59" calcext:value-type="float">
            <text:p>59</text:p>
          </table:table-cell>
          <table:table-cell table:style-name="ce545" office:value-type="string" calcext:value-type="string">
            <text:p>Pr</text:p>
          </table:table-cell>
          <table:table-cell table:style-name="ce549" office:value-type="float" office:value="140.9077" calcext:value-type="float">
            <text:p>140,9077</text:p>
          </table:table-cell>
          <table:table-cell table:style-name="ce549" office:value-type="string" calcext:value-type="string">
            <text:p>praseodimio</text:p>
          </table:table-cell>
          <table:table-cell table:style-name="ce549" office:value-type="string" calcext:value-type="string">
            <text:p><text:a xlink:href="http://www.lenntech.es/periodica/elementos/pr.htm" xlink:type="simple">Praseodimio</text:a></text:p>
          </table:table-cell>
          <table:table-cell table:style-name="ce441" office:value-type="float" office:value="140.90766" calcext:value-type="float">
            <text:p>140,90766</text:p>
          </table:table-cell>
        </table:table-row>
        <table:table-row table:style-name="ro3">
          <table:table-cell table:style-name="ce545" office:value-type="float" office:value="60" calcext:value-type="float">
            <text:p>60</text:p>
          </table:table-cell>
          <table:table-cell table:style-name="ce545" office:value-type="string" calcext:value-type="string">
            <text:p>Nd</text:p>
          </table:table-cell>
          <table:table-cell table:style-name="ce549" office:value-type="float" office:value="144.24" calcext:value-type="float">
            <text:p>144,24</text:p>
          </table:table-cell>
          <table:table-cell table:style-name="ce549" office:value-type="string" calcext:value-type="string">
            <text:p>neodimio</text:p>
          </table:table-cell>
          <table:table-cell table:style-name="ce549" office:value-type="string" calcext:value-type="string">
            <text:p><text:a xlink:href="http://www.lenntech.es/periodica/elementos/nd.htm" xlink:type="simple">Neodimio</text:a></text:p>
          </table:table-cell>
          <table:table-cell table:style-name="ce441" office:value-type="float" office:value="144.242" calcext:value-type="float">
            <text:p>144,242</text:p>
          </table:table-cell>
        </table:table-row>
        <table:table-row table:style-name="ro3">
          <table:table-cell table:style-name="ce545" office:value-type="float" office:value="61" calcext:value-type="float">
            <text:p>61</text:p>
          </table:table-cell>
          <table:table-cell table:style-name="ce545" office:value-type="string" calcext:value-type="string">
            <text:p>Pm</text:p>
          </table:table-cell>
          <table:table-cell table:style-name="ce549" office:value-type="float" office:value="145" calcext:value-type="float">
            <text:p>145</text:p>
          </table:table-cell>
          <table:table-cell table:style-name="ce549" office:value-type="string" calcext:value-type="string">
            <text:p>promecio</text:p>
          </table:table-cell>
          <table:table-cell table:style-name="ce549" office:value-type="string" calcext:value-type="string">
            <text:p><text:a xlink:href="http://www.lenntech.es/periodica/elementos/pm.htm" xlink:type="simple">Promecio</text:a></text:p>
          </table:table-cell>
          <table:table-cell table:style-name="ce441" office:value-type="float" office:value="145" calcext:value-type="float">
            <text:p>145</text:p>
          </table:table-cell>
        </table:table-row>
        <table:table-row table:style-name="ro3">
          <table:table-cell table:style-name="ce545" office:value-type="float" office:value="62" calcext:value-type="float">
            <text:p>62</text:p>
          </table:table-cell>
          <table:table-cell table:style-name="ce545" office:value-type="string" calcext:value-type="string">
            <text:p>Sm</text:p>
          </table:table-cell>
          <table:table-cell table:style-name="ce549" office:value-type="float" office:value="150.36" calcext:value-type="float">
            <text:p>150,36</text:p>
          </table:table-cell>
          <table:table-cell table:style-name="ce549" office:value-type="string" calcext:value-type="string">
            <text:p>samario</text:p>
          </table:table-cell>
          <table:table-cell table:style-name="ce549" office:value-type="string" calcext:value-type="string">
            <text:p><text:a xlink:href="http://www.lenntech.es/periodica/elementos/sm.htm" xlink:type="simple">Samario</text:a></text:p>
          </table:table-cell>
          <table:table-cell table:style-name="ce441" office:value-type="float" office:value="150.36" calcext:value-type="float">
            <text:p>150,36</text:p>
          </table:table-cell>
        </table:table-row>
        <table:table-row table:style-name="ro3">
          <table:table-cell table:style-name="ce545" office:value-type="float" office:value="63" calcext:value-type="float">
            <text:p>63</text:p>
          </table:table-cell>
          <table:table-cell table:style-name="ce545" office:value-type="string" calcext:value-type="string">
            <text:p>Yo</text:p>
          </table:table-cell>
          <table:table-cell table:style-name="ce549" office:value-type="float" office:value="151.964" calcext:value-type="float">
            <text:p>151,964</text:p>
          </table:table-cell>
          <table:table-cell table:style-name="ce549" office:value-type="string" calcext:value-type="string">
            <text:p>europio</text:p>
          </table:table-cell>
          <table:table-cell table:style-name="ce549" office:value-type="string" calcext:value-type="string">
            <text:p><text:a xlink:href="http://www.lenntech.es/periodica/elementos/eu.htm" xlink:type="simple">Europio</text:a></text:p>
          </table:table-cell>
          <table:table-cell table:style-name="ce441" office:value-type="float" office:value="151.964" calcext:value-type="float">
            <text:p>151,964</text:p>
          </table:table-cell>
        </table:table-row>
        <table:table-row table:style-name="ro3">
          <table:table-cell table:style-name="ce545" office:value-type="float" office:value="64" calcext:value-type="float">
            <text:p>64</text:p>
          </table:table-cell>
          <table:table-cell table:style-name="ce545" office:value-type="string" calcext:value-type="string">
            <text:p>Gd</text:p>
          </table:table-cell>
          <table:table-cell table:style-name="ce549" office:value-type="float" office:value="157.25" calcext:value-type="float">
            <text:p>157,25</text:p>
          </table:table-cell>
          <table:table-cell table:style-name="ce549" office:value-type="string" calcext:value-type="string">
            <text:p>gadolinio</text:p>
          </table:table-cell>
          <table:table-cell table:style-name="ce549" office:value-type="string" calcext:value-type="string">
            <text:p><text:a xlink:href="http://www.lenntech.es/periodica/elementos/gd.htm" xlink:type="simple">Gadolinio</text:a></text:p>
          </table:table-cell>
          <table:table-cell table:style-name="ce441" office:value-type="float" office:value="157.25" calcext:value-type="float">
            <text:p>157,25</text:p>
          </table:table-cell>
        </table:table-row>
        <table:table-row table:style-name="ro3">
          <table:table-cell table:style-name="ce545" office:value-type="float" office:value="65" calcext:value-type="float">
            <text:p>65</text:p>
          </table:table-cell>
          <table:table-cell table:style-name="ce545" office:value-type="string" calcext:value-type="string">
            <text:p>Tb</text:p>
          </table:table-cell>
          <table:table-cell table:style-name="ce549" office:value-type="float" office:value="158.9253" calcext:value-type="float">
            <text:p>158,9253</text:p>
          </table:table-cell>
          <table:table-cell table:style-name="ce549" office:value-type="string" calcext:value-type="string">
            <text:p>terbio</text:p>
          </table:table-cell>
          <table:table-cell table:style-name="ce549" office:value-type="string" calcext:value-type="string">
            <text:p><text:a xlink:href="http://www.lenntech.es/periodica/elementos/tb.htm" xlink:type="simple">Terbio</text:a></text:p>
          </table:table-cell>
          <table:table-cell table:style-name="ce441" office:value-type="float" office:value="158.92535" calcext:value-type="float">
            <text:p>158,92535</text:p>
          </table:table-cell>
        </table:table-row>
        <table:table-row table:style-name="ro3">
          <table:table-cell table:style-name="ce545" office:value-type="float" office:value="66" calcext:value-type="float">
            <text:p>66</text:p>
          </table:table-cell>
          <table:table-cell table:style-name="ce545" office:value-type="string" calcext:value-type="string">
            <text:p>Dy</text:p>
          </table:table-cell>
          <table:table-cell table:style-name="ce549" office:value-type="float" office:value="162.5" calcext:value-type="float">
            <text:p>162,5</text:p>
          </table:table-cell>
          <table:table-cell table:style-name="ce549" office:value-type="string" calcext:value-type="string">
            <text:p>disprosio</text:p>
          </table:table-cell>
          <table:table-cell table:style-name="ce549" office:value-type="string" calcext:value-type="string">
            <text:p><text:a xlink:href="http://www.lenntech.es/periodica/elementos/dy.htm" xlink:type="simple">Disprosio</text:a></text:p>
          </table:table-cell>
          <table:table-cell table:style-name="ce441" office:value-type="float" office:value="162.5" calcext:value-type="float">
            <text:p>162,5</text:p>
          </table:table-cell>
        </table:table-row>
        <table:table-row table:style-name="ro3">
          <table:table-cell table:style-name="ce545" office:value-type="float" office:value="67" calcext:value-type="float">
            <text:p>67</text:p>
          </table:table-cell>
          <table:table-cell table:style-name="ce545" office:value-type="string" calcext:value-type="string">
            <text:p>Ho</text:p>
          </table:table-cell>
          <table:table-cell table:style-name="ce549" office:value-type="float" office:value="164.9303" calcext:value-type="float">
            <text:p>164,9303</text:p>
          </table:table-cell>
          <table:table-cell table:style-name="ce549" office:value-type="string" calcext:value-type="string">
            <text:p>holmio</text:p>
          </table:table-cell>
          <table:table-cell table:style-name="ce549" office:value-type="string" calcext:value-type="string">
            <text:p><text:a xlink:href="http://www.lenntech.es/periodica/elementos/ho.htm" xlink:type="simple">Holmio</text:a></text:p>
          </table:table-cell>
          <table:table-cell table:style-name="ce441" office:value-type="float" office:value="164.9333" calcext:value-type="float">
            <text:p>164,9333</text:p>
          </table:table-cell>
        </table:table-row>
        <table:table-row table:style-name="ro3">
          <table:table-cell table:style-name="ce545" office:value-type="float" office:value="68" calcext:value-type="float">
            <text:p>68</text:p>
          </table:table-cell>
          <table:table-cell table:style-name="ce545" office:value-type="string" calcext:value-type="string">
            <text:p>Er</text:p>
          </table:table-cell>
          <table:table-cell table:style-name="ce549" office:value-type="float" office:value="167.259" calcext:value-type="float">
            <text:p>167,259</text:p>
          </table:table-cell>
          <table:table-cell table:style-name="ce549" office:value-type="string" calcext:value-type="string">
            <text:p>erbio</text:p>
          </table:table-cell>
          <table:table-cell table:style-name="ce549" office:value-type="string" calcext:value-type="string">
            <text:p><text:a xlink:href="http://www.lenntech.es/periodica/elementos/er.htm" xlink:type="simple">Erbio</text:a></text:p>
          </table:table-cell>
          <table:table-cell table:style-name="ce441" office:value-type="float" office:value="167.259" calcext:value-type="float">
            <text:p>167,259</text:p>
          </table:table-cell>
        </table:table-row>
        <table:table-row table:style-name="ro3">
          <table:table-cell table:style-name="ce545" office:value-type="float" office:value="69" calcext:value-type="float">
            <text:p>69</text:p>
          </table:table-cell>
          <table:table-cell table:style-name="ce545" office:value-type="string" calcext:value-type="string">
            <text:p>Tm</text:p>
          </table:table-cell>
          <table:table-cell table:style-name="ce549" office:value-type="float" office:value="168.9342" calcext:value-type="float">
            <text:p>168,9342</text:p>
          </table:table-cell>
          <table:table-cell table:style-name="ce549" office:value-type="string" calcext:value-type="string">
            <text:p>tulio</text:p>
          </table:table-cell>
          <table:table-cell table:style-name="ce549" office:value-type="string" calcext:value-type="string">
            <text:p><text:a xlink:href="http://www.lenntech.es/periodica/elementos/tm.htm" xlink:type="simple">Tulio</text:a></text:p>
          </table:table-cell>
          <table:table-cell table:style-name="ce441" office:value-type="float" office:value="168.93422" calcext:value-type="float">
            <text:p>168,93422</text:p>
          </table:table-cell>
        </table:table-row>
        <table:table-row table:style-name="ro3">
          <table:table-cell table:style-name="ce545" office:value-type="float" office:value="70" calcext:value-type="float">
            <text:p>70</text:p>
          </table:table-cell>
          <table:table-cell table:style-name="ce545" office:value-type="string" calcext:value-type="string">
            <text:p>Yb</text:p>
          </table:table-cell>
          <table:table-cell table:style-name="ce549" office:value-type="float" office:value="173.04" calcext:value-type="float">
            <text:p>173,04</text:p>
          </table:table-cell>
          <table:table-cell table:style-name="ce549" office:value-type="string" calcext:value-type="string">
            <text:p>iterbio</text:p>
          </table:table-cell>
          <table:table-cell table:style-name="ce549" office:value-type="string" calcext:value-type="string">
            <text:p><text:a xlink:href="http://www.lenntech.es/periodica/elementos/yb.htm" xlink:type="simple">Iterbio</text:a></text:p>
          </table:table-cell>
          <table:table-cell table:style-name="ce441" office:value-type="float" office:value="173.045" calcext:value-type="float">
            <text:p>173,045</text:p>
          </table:table-cell>
        </table:table-row>
        <table:table-row table:style-name="ro3">
          <table:table-cell table:style-name="ce545" office:value-type="float" office:value="71" calcext:value-type="float">
            <text:p>71</text:p>
          </table:table-cell>
          <table:table-cell table:style-name="ce545" office:value-type="string" calcext:value-type="string">
            <text:p>Lu</text:p>
          </table:table-cell>
          <table:table-cell table:style-name="ce549" office:value-type="float" office:value="174.967" calcext:value-type="float">
            <text:p>174,967</text:p>
          </table:table-cell>
          <table:table-cell table:style-name="ce549" office:value-type="string" calcext:value-type="string">
            <text:p>lutecio</text:p>
          </table:table-cell>
          <table:table-cell table:style-name="ce549" office:value-type="string" calcext:value-type="string">
            <text:p><text:a xlink:href="http://www.lenntech.es/periodica/elementos/lu.htm" xlink:type="simple">Lutecio</text:a></text:p>
          </table:table-cell>
          <table:table-cell table:style-name="ce441" office:value-type="float" office:value="174.9668" calcext:value-type="float">
            <text:p>174,9668</text:p>
          </table:table-cell>
        </table:table-row>
        <table:table-row table:style-name="ro3">
          <table:table-cell table:style-name="ce545" office:value-type="float" office:value="72" calcext:value-type="float">
            <text:p>72</text:p>
          </table:table-cell>
          <table:table-cell table:style-name="ce545" office:value-type="string" calcext:value-type="string">
            <text:p>Hf</text:p>
          </table:table-cell>
          <table:table-cell table:style-name="ce549" office:value-type="float" office:value="178.49" calcext:value-type="float">
            <text:p>178,49</text:p>
          </table:table-cell>
          <table:table-cell table:style-name="ce549" office:value-type="string" calcext:value-type="string">
            <text:p>hafnio</text:p>
          </table:table-cell>
          <table:table-cell table:style-name="ce549" office:value-type="string" calcext:value-type="string">
            <text:p><text:a xlink:href="http://www.lenntech.es/periodica/elementos/hf.htm" xlink:type="simple">Hafnio</text:a></text:p>
          </table:table-cell>
          <table:table-cell table:style-name="ce441" office:value-type="float" office:value="178.49" calcext:value-type="float">
            <text:p>178,49</text:p>
          </table:table-cell>
        </table:table-row>
        <table:table-row table:style-name="ro3">
          <table:table-cell table:style-name="ce545" office:value-type="float" office:value="73" calcext:value-type="float">
            <text:p>73</text:p>
          </table:table-cell>
          <table:table-cell table:style-name="ce545" office:value-type="string" calcext:value-type="string">
            <text:p>Ta</text:p>
          </table:table-cell>
          <table:table-cell table:style-name="ce549" office:value-type="float" office:value="180.9479" calcext:value-type="float">
            <text:p>180,9479</text:p>
          </table:table-cell>
          <table:table-cell table:style-name="ce549" office:value-type="string" calcext:value-type="string">
            <text:p>tantalio</text:p>
          </table:table-cell>
          <table:table-cell table:style-name="ce549" office:value-type="string" calcext:value-type="string">
            <text:p><text:a xlink:href="http://www.lenntech.es/periodica/elementos/ta.htm" xlink:type="simple">Tantalio</text:a></text:p>
          </table:table-cell>
          <table:table-cell table:style-name="ce441" office:value-type="float" office:value="180.94788" calcext:value-type="float">
            <text:p>180,94788</text:p>
          </table:table-cell>
        </table:table-row>
        <table:table-row table:style-name="ro3">
          <table:table-cell table:style-name="ce545" office:value-type="float" office:value="74" calcext:value-type="float">
            <text:p>74</text:p>
          </table:table-cell>
          <table:table-cell table:style-name="ce545" office:value-type="string" calcext:value-type="string">
            <text:p>W</text:p>
          </table:table-cell>
          <table:table-cell table:style-name="ce549" office:value-type="float" office:value="183.84" calcext:value-type="float">
            <text:p>183,84</text:p>
          </table:table-cell>
          <table:table-cell table:style-name="ce549" office:value-type="string" calcext:value-type="string">
            <text:p>wolframio</text:p>
          </table:table-cell>
          <table:table-cell table:style-name="ce549" office:value-type="string" calcext:value-type="string">
            <text:p><text:a xlink:href="http://www.lenntech.es/periodica/elementos/w.htm" xlink:type="simple">Wolframio</text:a></text:p>
          </table:table-cell>
          <table:table-cell table:style-name="ce441" office:value-type="float" office:value="183.84" calcext:value-type="float">
            <text:p>183,84</text:p>
          </table:table-cell>
        </table:table-row>
        <table:table-row table:style-name="ro3">
          <table:table-cell table:style-name="ce545" office:value-type="float" office:value="75" calcext:value-type="float">
            <text:p>75</text:p>
          </table:table-cell>
          <table:table-cell table:style-name="ce545" office:value-type="string" calcext:value-type="string">
            <text:p>Re</text:p>
          </table:table-cell>
          <table:table-cell table:style-name="ce549" office:value-type="float" office:value="186.207" calcext:value-type="float">
            <text:p>186,207</text:p>
          </table:table-cell>
          <table:table-cell table:style-name="ce549" office:value-type="string" calcext:value-type="string">
            <text:p>renio</text:p>
          </table:table-cell>
          <table:table-cell table:style-name="ce549" office:value-type="string" calcext:value-type="string">
            <text:p><text:a xlink:href="http://www.lenntech.es/periodica/elementos/re.htm" xlink:type="simple">Renio</text:a></text:p>
          </table:table-cell>
          <table:table-cell table:style-name="ce441" office:value-type="float" office:value="186.207" calcext:value-type="float">
            <text:p>186,207</text:p>
          </table:table-cell>
        </table:table-row>
        <table:table-row table:style-name="ro3">
          <table:table-cell table:style-name="ce545" office:value-type="float" office:value="76" calcext:value-type="float">
            <text:p>76</text:p>
          </table:table-cell>
          <table:table-cell table:style-name="ce545" office:value-type="string" calcext:value-type="string">
            <text:p>Los</text:p>
          </table:table-cell>
          <table:table-cell table:style-name="ce549" office:value-type="float" office:value="190.23" calcext:value-type="float">
            <text:p>190,23</text:p>
          </table:table-cell>
          <table:table-cell table:style-name="ce549" office:value-type="string" calcext:value-type="string">
            <text:p>osmio</text:p>
          </table:table-cell>
          <table:table-cell table:style-name="ce549" office:value-type="string" calcext:value-type="string">
            <text:p><text:a xlink:href="http://www.lenntech.es/periodica/elementos/os.htm" xlink:type="simple">Osmio</text:a></text:p>
          </table:table-cell>
          <table:table-cell table:style-name="ce441" office:value-type="float" office:value="190.23" calcext:value-type="float">
            <text:p>190,23</text:p>
          </table:table-cell>
        </table:table-row>
        <table:table-row table:style-name="ro3">
          <table:table-cell table:style-name="ce545" office:value-type="float" office:value="77" calcext:value-type="float">
            <text:p>77</text:p>
          </table:table-cell>
          <table:table-cell table:style-name="ce545" office:value-type="string" calcext:value-type="string">
            <text:p>Ir</text:p>
          </table:table-cell>
          <table:table-cell table:style-name="ce549" office:value-type="float" office:value="192.217" calcext:value-type="float">
            <text:p>192,217</text:p>
          </table:table-cell>
          <table:table-cell table:style-name="ce549" office:value-type="string" calcext:value-type="string">
            <text:p>iridio</text:p>
          </table:table-cell>
          <table:table-cell table:style-name="ce549" office:value-type="string" calcext:value-type="string">
            <text:p><text:a xlink:href="http://www.lenntech.es/periodica/elementos/ir.htm" xlink:type="simple">Iridio</text:a></text:p>
          </table:table-cell>
          <table:table-cell table:style-name="ce441" office:value-type="float" office:value="192.217" calcext:value-type="float">
            <text:p>192,217</text:p>
          </table:table-cell>
        </table:table-row>
        <table:table-row table:style-name="ro3">
          <table:table-cell table:style-name="ce545" office:value-type="float" office:value="78" calcext:value-type="float">
            <text:p>78</text:p>
          </table:table-cell>
          <table:table-cell table:style-name="ce545" office:value-type="string" calcext:value-type="string">
            <text:p>Pt</text:p>
          </table:table-cell>
          <table:table-cell table:style-name="ce549" office:value-type="float" office:value="195.078" calcext:value-type="float">
            <text:p>195,078</text:p>
          </table:table-cell>
          <table:table-cell table:style-name="ce549" office:value-type="string" calcext:value-type="string">
            <text:p>platino</text:p>
          </table:table-cell>
          <table:table-cell table:style-name="ce549" office:value-type="string" calcext:value-type="string">
            <text:p><text:a xlink:href="http://www.lenntech.es/periodica/elementos/pt.htm" xlink:type="simple">Platino</text:a></text:p>
          </table:table-cell>
          <table:table-cell table:style-name="ce441" office:value-type="float" office:value="195.084" calcext:value-type="float">
            <text:p>195,084</text:p>
          </table:table-cell>
        </table:table-row>
        <table:table-row table:style-name="ro3">
          <table:table-cell table:style-name="ce545" office:value-type="float" office:value="79" calcext:value-type="float">
            <text:p>79</text:p>
          </table:table-cell>
          <table:table-cell table:style-name="ce545" office:value-type="string" calcext:value-type="string">
            <text:p>Au</text:p>
          </table:table-cell>
          <table:table-cell table:style-name="ce549" office:value-type="float" office:value="196.9665" calcext:value-type="float">
            <text:p>196,9665</text:p>
          </table:table-cell>
          <table:table-cell table:style-name="ce549" office:value-type="string" calcext:value-type="string">
            <text:p>oro</text:p>
          </table:table-cell>
          <table:table-cell table:style-name="ce549" office:value-type="string" calcext:value-type="string">
            <text:p><text:a xlink:href="http://www.lenntech.es/periodica/elementos/au.htm" xlink:type="simple">Oro</text:a></text:p>
          </table:table-cell>
          <table:table-cell table:style-name="ce441" office:value-type="float" office:value="196.966569" calcext:value-type="float">
            <text:p>196,966569</text:p>
          </table:table-cell>
        </table:table-row>
        <table:table-row table:style-name="ro3">
          <table:table-cell table:style-name="ce545" office:value-type="float" office:value="80" calcext:value-type="float">
            <text:p>80</text:p>
          </table:table-cell>
          <table:table-cell table:style-name="ce545" office:value-type="string" calcext:value-type="string">
            <text:p>Hg</text:p>
          </table:table-cell>
          <table:table-cell table:style-name="ce549" office:value-type="float" office:value="200.59" calcext:value-type="float">
            <text:p>200,59</text:p>
          </table:table-cell>
          <table:table-cell table:style-name="ce549" office:value-type="string" calcext:value-type="string">
            <text:p>mercurio</text:p>
          </table:table-cell>
          <table:table-cell table:style-name="ce549" office:value-type="string" calcext:value-type="string">
            <text:p><text:a xlink:href="http://www.lenntech.es/periodica/elementos/hg.htm" xlink:type="simple">Mercurio</text:a></text:p>
          </table:table-cell>
          <table:table-cell table:style-name="ce441" office:value-type="float" office:value="200.592" calcext:value-type="float">
            <text:p>200,592</text:p>
          </table:table-cell>
        </table:table-row>
        <table:table-row table:style-name="ro3">
          <table:table-cell table:style-name="ce545" office:value-type="float" office:value="81" calcext:value-type="float">
            <text:p>81</text:p>
          </table:table-cell>
          <table:table-cell table:style-name="ce545" office:value-type="string" calcext:value-type="string">
            <text:p>Tl</text:p>
          </table:table-cell>
          <table:table-cell table:style-name="ce549" office:value-type="float" office:value="204.3833" calcext:value-type="float">
            <text:p>204,3833</text:p>
          </table:table-cell>
          <table:table-cell table:style-name="ce549" office:value-type="string" calcext:value-type="string">
            <text:p>talio</text:p>
          </table:table-cell>
          <table:table-cell table:style-name="ce549" office:value-type="string" calcext:value-type="string">
            <text:p><text:a xlink:href="http://www.lenntech.es/periodica/elementos/tl.htm" xlink:type="simple">Talio</text:a></text:p>
          </table:table-cell>
          <table:table-cell table:style-name="ce441" office:value-type="float" office:value="204.38" calcext:value-type="float">
            <text:p>204,38</text:p>
          </table:table-cell>
        </table:table-row>
        <table:table-row table:style-name="ro3">
          <table:table-cell table:style-name="ce545" office:value-type="float" office:value="82" calcext:value-type="float">
            <text:p>82</text:p>
          </table:table-cell>
          <table:table-cell table:style-name="ce545" office:value-type="string" calcext:value-type="string">
            <text:p>Pb</text:p>
          </table:table-cell>
          <table:table-cell table:style-name="ce549" office:value-type="float" office:value="207.2" calcext:value-type="float">
            <text:p>207,2</text:p>
          </table:table-cell>
          <table:table-cell table:style-name="ce549" office:value-type="string" calcext:value-type="string">
            <text:p>plomo</text:p>
          </table:table-cell>
          <table:table-cell table:style-name="ce549" office:value-type="string" calcext:value-type="string">
            <text:p><text:a xlink:href="http://www.lenntech.es/periodica/elementos/pb.htm" xlink:type="simple">Plomo</text:a></text:p>
          </table:table-cell>
          <table:table-cell table:style-name="ce441" office:value-type="float" office:value="207.2" calcext:value-type="float">
            <text:p>207,2</text:p>
          </table:table-cell>
        </table:table-row>
        <table:table-row table:style-name="ro3">
          <table:table-cell table:style-name="ce545" office:value-type="float" office:value="83" calcext:value-type="float">
            <text:p>83</text:p>
          </table:table-cell>
          <table:table-cell table:style-name="ce545" office:value-type="string" calcext:value-type="string">
            <text:p>Bi</text:p>
          </table:table-cell>
          <table:table-cell table:style-name="ce549" office:value-type="float" office:value="208.9804" calcext:value-type="float">
            <text:p>208,9804</text:p>
          </table:table-cell>
          <table:table-cell table:style-name="ce549" office:value-type="string" calcext:value-type="string">
            <text:p>bismuto</text:p>
          </table:table-cell>
          <table:table-cell table:style-name="ce549" office:value-type="string" calcext:value-type="string">
            <text:p><text:a xlink:href="http://www.lenntech.es/periodica/elementos/bi.htm" xlink:type="simple">Bismuto</text:a></text:p>
          </table:table-cell>
          <table:table-cell table:style-name="ce441" office:value-type="float" office:value="208.984" calcext:value-type="float">
            <text:p>208,984</text:p>
          </table:table-cell>
        </table:table-row>
        <table:table-row table:style-name="ro5">
          <table:table-cell table:style-name="ce545" office:value-type="float" office:value="84" calcext:value-type="float">
            <text:p>84</text:p>
          </table:table-cell>
          <table:table-cell table:style-name="ce545" office:value-type="string" calcext:value-type="string">
            <text:p>Polvo</text:p>
          </table:table-cell>
          <table:table-cell table:style-name="ce549" office:value-type="float" office:value="209" calcext:value-type="float">
            <text:p>209</text:p>
          </table:table-cell>
          <table:table-cell table:style-name="ce549" office:value-type="string" calcext:value-type="string">
            <text:p>polonio</text:p>
          </table:table-cell>
          <table:table-cell table:style-name="ce549" office:value-type="string" calcext:value-type="string">
            <text:p><text:a xlink:href="http://www.lenntech.es/periodica/elementos/po.htm" xlink:type="simple">Polonio</text:a></text:p>
          </table:table-cell>
          <table:table-cell table:style-name="ce441" office:value-type="float" office:value="209" calcext:value-type="float">
            <text:p>209</text:p>
          </table:table-cell>
        </table:table-row>
        <table:table-row table:style-name="ro3">
          <table:table-cell table:style-name="ce545" office:value-type="float" office:value="85" calcext:value-type="float">
            <text:p>85</text:p>
          </table:table-cell>
          <table:table-cell table:style-name="ce545" office:value-type="string" calcext:value-type="string">
            <text:p>At</text:p>
          </table:table-cell>
          <table:table-cell table:style-name="ce549" office:value-type="float" office:value="210" calcext:value-type="float">
            <text:p>210</text:p>
          </table:table-cell>
          <table:table-cell table:style-name="ce549" office:value-type="string" calcext:value-type="string">
            <text:p>astato</text:p>
          </table:table-cell>
          <table:table-cell table:style-name="ce549" office:value-type="string" calcext:value-type="string">
            <text:p><text:a xlink:href="http://www.lenntech.es/periodica/elementos/at.htm" xlink:type="simple">Ástato</text:a></text:p>
          </table:table-cell>
          <table:table-cell table:style-name="ce441" office:value-type="float" office:value="210" calcext:value-type="float">
            <text:p>210</text:p>
          </table:table-cell>
        </table:table-row>
        <table:table-row table:style-name="ro3">
          <table:table-cell table:style-name="ce545" office:value-type="float" office:value="86" calcext:value-type="float">
            <text:p>86</text:p>
          </table:table-cell>
          <table:table-cell table:style-name="ce545" office:value-type="string" calcext:value-type="string">
            <text:p>Rn</text:p>
          </table:table-cell>
          <table:table-cell table:style-name="ce549" office:value-type="float" office:value="222" calcext:value-type="float">
            <text:p>222</text:p>
          </table:table-cell>
          <table:table-cell table:style-name="ce549" office:value-type="string" calcext:value-type="string">
            <text:p>radon</text:p>
          </table:table-cell>
          <table:table-cell table:style-name="ce549" office:value-type="string" calcext:value-type="string">
            <text:p><text:a xlink:href="http://www.lenntech.es/periodica/elementos/rn.htm" xlink:type="simple">Radón</text:a></text:p>
          </table:table-cell>
          <table:table-cell table:style-name="ce441" office:value-type="float" office:value="222" calcext:value-type="float">
            <text:p>222</text:p>
          </table:table-cell>
        </table:table-row>
        <table:table-row table:style-name="ro3">
          <table:table-cell table:style-name="ce545" office:value-type="float" office:value="87" calcext:value-type="float">
            <text:p>87</text:p>
          </table:table-cell>
          <table:table-cell table:style-name="ce545" office:value-type="string" calcext:value-type="string">
            <text:p>Fr</text:p>
          </table:table-cell>
          <table:table-cell table:style-name="ce549" office:value-type="float" office:value="223" calcext:value-type="float">
            <text:p>223</text:p>
          </table:table-cell>
          <table:table-cell table:style-name="ce549" office:value-type="string" calcext:value-type="string">
            <text:p>francio</text:p>
          </table:table-cell>
          <table:table-cell table:style-name="ce549" office:value-type="string" calcext:value-type="string">
            <text:p><text:a xlink:href="http://www.lenntech.es/periodica/elementos/fr.htm" xlink:type="simple">Francio</text:a></text:p>
          </table:table-cell>
          <table:table-cell table:style-name="ce441" office:value-type="float" office:value="223" calcext:value-type="float">
            <text:p>223</text:p>
          </table:table-cell>
        </table:table-row>
        <table:table-row table:style-name="ro5">
          <table:table-cell table:style-name="ce545" office:value-type="float" office:value="88" calcext:value-type="float">
            <text:p>88</text:p>
          </table:table-cell>
          <table:table-cell table:style-name="ce545" office:value-type="string" calcext:value-type="string">
            <text:p>Rana</text:p>
          </table:table-cell>
          <table:table-cell table:style-name="ce549" office:value-type="float" office:value="226" calcext:value-type="float">
            <text:p>226</text:p>
          </table:table-cell>
          <table:table-cell table:style-name="ce549" office:value-type="string" calcext:value-type="string">
            <text:p>radio</text:p>
          </table:table-cell>
          <table:table-cell table:style-name="ce549" office:value-type="string" calcext:value-type="string">
            <text:p><text:a xlink:href="http://www.lenntech.es/periodica/elementos/ra.htm" xlink:type="simple">Radio</text:a></text:p>
          </table:table-cell>
          <table:table-cell table:style-name="ce441" office:value-type="float" office:value="226" calcext:value-type="float">
            <text:p>226</text:p>
          </table:table-cell>
        </table:table-row>
        <table:table-row table:style-name="ro3">
          <table:table-cell table:style-name="ce545" office:value-type="float" office:value="89" calcext:value-type="float">
            <text:p>89</text:p>
          </table:table-cell>
          <table:table-cell table:style-name="ce545" office:value-type="string" calcext:value-type="string">
            <text:p>Ac</text:p>
          </table:table-cell>
          <table:table-cell table:style-name="ce549" office:value-type="float" office:value="227" calcext:value-type="float">
            <text:p>227</text:p>
          </table:table-cell>
          <table:table-cell table:style-name="ce549" office:value-type="string" calcext:value-type="string">
            <text:p>actinio</text:p>
          </table:table-cell>
          <table:table-cell table:style-name="ce549" office:value-type="string" calcext:value-type="string">
            <text:p><text:a xlink:href="http://www.lenntech.es/periodica/elementos/ac.htm" xlink:type="simple">Actinio</text:a></text:p>
          </table:table-cell>
          <table:table-cell table:style-name="ce441" office:value-type="float" office:value="227" calcext:value-type="float">
            <text:p>227</text:p>
          </table:table-cell>
        </table:table-row>
        <table:table-row table:style-name="ro3">
          <table:table-cell table:style-name="ce545" office:value-type="float" office:value="90" calcext:value-type="float">
            <text:p>90</text:p>
          </table:table-cell>
          <table:table-cell table:style-name="ce545" office:value-type="string" calcext:value-type="string">
            <text:p>Th</text:p>
          </table:table-cell>
          <table:table-cell table:style-name="ce549" office:value-type="float" office:value="232.0381" calcext:value-type="float">
            <text:p>232,0381</text:p>
          </table:table-cell>
          <table:table-cell table:style-name="ce549" office:value-type="string" calcext:value-type="string">
            <text:p>torio</text:p>
          </table:table-cell>
          <table:table-cell table:style-name="ce549" office:value-type="string" calcext:value-type="string">
            <text:p><text:a xlink:href="http://www.lenntech.es/periodica/elementos/th.htm" xlink:type="simple">Torio</text:a></text:p>
          </table:table-cell>
          <table:table-cell table:style-name="ce441" office:value-type="float" office:value="232.0377" calcext:value-type="float">
            <text:p>232,0377</text:p>
          </table:table-cell>
        </table:table-row>
        <table:table-row table:style-name="ro5">
          <table:table-cell table:style-name="ce545" office:value-type="float" office:value="91" calcext:value-type="float">
            <text:p>91</text:p>
          </table:table-cell>
          <table:table-cell table:style-name="ce545" office:value-type="string" calcext:value-type="string">
            <text:p>Pala</text:p>
          </table:table-cell>
          <table:table-cell table:style-name="ce549" office:value-type="float" office:value="231.0359" calcext:value-type="float">
            <text:p>231,0359</text:p>
          </table:table-cell>
          <table:table-cell table:style-name="ce549" office:value-type="string" calcext:value-type="string">
            <text:p>protactinio</text:p>
          </table:table-cell>
          <table:table-cell table:style-name="ce549" office:value-type="string" calcext:value-type="string">
            <text:p><text:a xlink:href="http://www.lenntech.es/periodica/elementos/pa.htm" xlink:type="simple">Protactinio</text:a></text:p>
          </table:table-cell>
          <table:table-cell table:style-name="ce441" office:value-type="float" office:value="231.035" calcext:value-type="float">
            <text:p>231,035</text:p>
          </table:table-cell>
        </table:table-row>
        <table:table-row table:style-name="ro3">
          <table:table-cell table:style-name="ce545" office:value-type="float" office:value="92" calcext:value-type="float">
            <text:p>92</text:p>
          </table:table-cell>
          <table:table-cell table:style-name="ce545" office:value-type="string" calcext:value-type="string">
            <text:p>U</text:p>
          </table:table-cell>
          <table:table-cell table:style-name="ce549" office:value-type="float" office:value="238.0289" calcext:value-type="float">
            <text:p>238,0289</text:p>
          </table:table-cell>
          <table:table-cell table:style-name="ce549" office:value-type="string" calcext:value-type="string">
            <text:p>uranio</text:p>
          </table:table-cell>
          <table:table-cell table:style-name="ce549" office:value-type="string" calcext:value-type="string">
            <text:p><text:a xlink:href="http://www.lenntech.es/periodica/elementos/u.htm" xlink:type="simple">Uranio</text:a></text:p>
          </table:table-cell>
          <table:table-cell table:style-name="ce441" office:value-type="float" office:value="238.02891" calcext:value-type="float">
            <text:p>238,02891</text:p>
          </table:table-cell>
        </table:table-row>
        <table:table-row table:style-name="ro3">
          <table:table-cell table:style-name="ce545" office:value-type="float" office:value="93" calcext:value-type="float">
            <text:p>93</text:p>
          </table:table-cell>
          <table:table-cell table:style-name="ce545" office:value-type="string" calcext:value-type="string">
            <text:p>Np</text:p>
          </table:table-cell>
          <table:table-cell table:style-name="ce549" office:value-type="float" office:value="237" calcext:value-type="float">
            <text:p>237</text:p>
          </table:table-cell>
          <table:table-cell table:style-name="ce549" office:value-type="string" calcext:value-type="string">
            <text:p>neptunio</text:p>
          </table:table-cell>
          <table:table-cell table:style-name="ce549" office:value-type="string" calcext:value-type="string">
            <text:p><text:a xlink:href="http://www.lenntech.es/periodica/elementos/p.htm" xlink:type="simple">Neptunio</text:a></text:p>
          </table:table-cell>
          <table:table-cell table:style-name="ce441" office:value-type="float" office:value="237" calcext:value-type="float">
            <text:p>237</text:p>
          </table:table-cell>
        </table:table-row>
        <table:table-row table:style-name="ro3">
          <table:table-cell table:style-name="ce545" office:value-type="float" office:value="94" calcext:value-type="float">
            <text:p>94</text:p>
          </table:table-cell>
          <table:table-cell table:style-name="ce545" office:value-type="string" calcext:value-type="string">
            <text:p>Pu</text:p>
          </table:table-cell>
          <table:table-cell table:style-name="ce549" office:value-type="float" office:value="244" calcext:value-type="float">
            <text:p>244</text:p>
          </table:table-cell>
          <table:table-cell table:style-name="ce549" office:value-type="string" calcext:value-type="string">
            <text:p>plutonio</text:p>
          </table:table-cell>
          <table:table-cell table:style-name="ce549" office:value-type="string" calcext:value-type="string">
            <text:p><text:a xlink:href="http://www.lenntech.es/periodica/elementos/pu.htm" xlink:type="simple">Plutonio</text:a></text:p>
          </table:table-cell>
          <table:table-cell table:style-name="ce441" office:value-type="float" office:value="244" calcext:value-type="float">
            <text:p>244</text:p>
          </table:table-cell>
        </table:table-row>
        <table:table-row table:style-name="ro3">
          <table:table-cell table:style-name="ce545" office:value-type="float" office:value="95" calcext:value-type="float">
            <text:p>95</text:p>
          </table:table-cell>
          <table:table-cell table:style-name="ce545" office:value-type="string" calcext:value-type="string">
            <text:p>Am</text:p>
          </table:table-cell>
          <table:table-cell table:style-name="ce549" office:value-type="float" office:value="243" calcext:value-type="float">
            <text:p>243</text:p>
          </table:table-cell>
          <table:table-cell table:style-name="ce549" office:value-type="string" calcext:value-type="string">
            <text:p>americio</text:p>
          </table:table-cell>
          <table:table-cell table:style-name="ce549" office:value-type="string" calcext:value-type="string">
            <text:p><text:a xlink:href="http://www.lenntech.es/periodica/elementos/am.htm" xlink:type="simple">Americio</text:a></text:p>
          </table:table-cell>
          <table:table-cell table:style-name="ce441" office:value-type="float" office:value="243" calcext:value-type="float">
            <text:p>243</text:p>
          </table:table-cell>
        </table:table-row>
        <table:table-row table:style-name="ro3">
          <table:table-cell table:style-name="ce545" office:value-type="float" office:value="96" calcext:value-type="float">
            <text:p>96</text:p>
          </table:table-cell>
          <table:table-cell table:style-name="ce545" office:value-type="string" calcext:value-type="string">
            <text:p>Cm</text:p>
          </table:table-cell>
          <table:table-cell table:style-name="ce549" office:value-type="float" office:value="247" calcext:value-type="float">
            <text:p>247</text:p>
          </table:table-cell>
          <table:table-cell table:style-name="ce549" office:value-type="string" calcext:value-type="string">
            <text:p>curio</text:p>
          </table:table-cell>
          <table:table-cell table:style-name="ce549" office:value-type="string" calcext:value-type="string">
            <text:p><text:a xlink:href="http://www.lenntech.es/periodica/elementos/cm.htm" xlink:type="simple">Curio</text:a></text:p>
          </table:table-cell>
          <table:table-cell table:style-name="ce441" office:value-type="float" office:value="247" calcext:value-type="float">
            <text:p>247</text:p>
          </table:table-cell>
        </table:table-row>
        <table:table-row table:style-name="ro3">
          <table:table-cell table:style-name="ce545" office:value-type="float" office:value="97" calcext:value-type="float">
            <text:p>97</text:p>
          </table:table-cell>
          <table:table-cell table:style-name="ce545" office:value-type="string" calcext:value-type="string">
            <text:p>Bk</text:p>
          </table:table-cell>
          <table:table-cell table:style-name="ce549" office:value-type="float" office:value="247" calcext:value-type="float">
            <text:p>247</text:p>
          </table:table-cell>
          <table:table-cell table:style-name="ce549" office:value-type="string" calcext:value-type="string">
            <text:p>berkelio</text:p>
          </table:table-cell>
          <table:table-cell table:style-name="ce549" office:value-type="string" calcext:value-type="string">
            <text:p><text:a xlink:href="http://www.lenntech.es/periodica/elementos/bk.htm" xlink:type="simple">Berkelio</text:a></text:p>
          </table:table-cell>
          <table:table-cell table:style-name="ce441" office:value-type="float" office:value="247" calcext:value-type="float">
            <text:p>247</text:p>
          </table:table-cell>
        </table:table-row>
        <table:table-row table:style-name="ro3">
          <table:table-cell table:style-name="ce545" office:value-type="float" office:value="98" calcext:value-type="float">
            <text:p>98</text:p>
          </table:table-cell>
          <table:table-cell table:style-name="ce545" office:value-type="string" calcext:value-type="string">
            <text:p>Cf</text:p>
          </table:table-cell>
          <table:table-cell table:style-name="ce549" office:value-type="float" office:value="251" calcext:value-type="float">
            <text:p>251</text:p>
          </table:table-cell>
          <table:table-cell table:style-name="ce549" office:value-type="string" calcext:value-type="string">
            <text:p>californio</text:p>
          </table:table-cell>
          <table:table-cell table:style-name="ce549" office:value-type="string" calcext:value-type="string">
            <text:p><text:a xlink:href="http://www.lenntech.es/periodica/elementos/cf.htm" xlink:type="simple">Californio</text:a></text:p>
          </table:table-cell>
          <table:table-cell table:style-name="ce441" office:value-type="float" office:value="251" calcext:value-type="float">
            <text:p>251</text:p>
          </table:table-cell>
        </table:table-row>
        <table:table-row table:style-name="ro5">
          <table:table-cell table:style-name="ce545" office:value-type="float" office:value="99" calcext:value-type="float">
            <text:p>99</text:p>
          </table:table-cell>
          <table:table-cell table:style-name="ce545" office:value-type="string" calcext:value-type="string">
            <text:p>Eres</text:p>
          </table:table-cell>
          <table:table-cell table:style-name="ce549" office:value-type="float" office:value="252" calcext:value-type="float">
            <text:p>252</text:p>
          </table:table-cell>
          <table:table-cell table:style-name="ce549" office:value-type="string" calcext:value-type="string">
            <text:p>einstenio</text:p>
          </table:table-cell>
          <table:table-cell table:style-name="ce549" office:value-type="string" calcext:value-type="string">
            <text:p><text:a xlink:href="http://www.lenntech.es/periodica/elementos/es.htm" xlink:type="simple">Einstenio</text:a></text:p>
          </table:table-cell>
          <table:table-cell table:style-name="ce441" office:value-type="float" office:value="252" calcext:value-type="float">
            <text:p>252</text:p>
          </table:table-cell>
        </table:table-row>
        <table:table-row table:style-name="ro3">
          <table:table-cell table:style-name="ce545" office:value-type="float" office:value="100" calcext:value-type="float">
            <text:p>100</text:p>
          </table:table-cell>
          <table:table-cell table:style-name="ce545" office:value-type="string" calcext:value-type="string">
            <text:p>Fm</text:p>
          </table:table-cell>
          <table:table-cell table:style-name="ce549" office:value-type="float" office:value="257" calcext:value-type="float">
            <text:p>257</text:p>
          </table:table-cell>
          <table:table-cell table:style-name="ce549" office:value-type="string" calcext:value-type="string">
            <text:p>fermio</text:p>
          </table:table-cell>
          <table:table-cell table:style-name="ce549" office:value-type="string" calcext:value-type="string">
            <text:p><text:a xlink:href="http://www.lenntech.es/periodica/elementos/fm.htm" xlink:type="simple">Fermio</text:a></text:p>
          </table:table-cell>
          <table:table-cell table:style-name="ce441" office:value-type="float" office:value="257" calcext:value-type="float">
            <text:p>257</text:p>
          </table:table-cell>
        </table:table-row>
        <table:table-row table:style-name="ro3">
          <table:table-cell table:style-name="ce545" office:value-type="float" office:value="101" calcext:value-type="float">
            <text:p>101</text:p>
          </table:table-cell>
          <table:table-cell table:style-name="ce545" office:value-type="string" calcext:value-type="string">
            <text:p>Md</text:p>
          </table:table-cell>
          <table:table-cell table:style-name="ce549" office:value-type="float" office:value="258" calcext:value-type="float">
            <text:p>258</text:p>
          </table:table-cell>
          <table:table-cell table:style-name="ce549" office:value-type="string" calcext:value-type="string">
            <text:p>mendelevio</text:p>
          </table:table-cell>
          <table:table-cell table:style-name="ce549" office:value-type="string" calcext:value-type="string">
            <text:p><text:a xlink:href="http://www.lenntech.es/periodica/elementos/md.htm" xlink:type="simple">Mendelevio</text:a></text:p>
          </table:table-cell>
          <table:table-cell table:style-name="ce441" office:value-type="float" office:value="258" calcext:value-type="float">
            <text:p>258</text:p>
          </table:table-cell>
        </table:table-row>
        <table:table-row table:style-name="ro5">
          <table:table-cell table:style-name="ce545" office:value-type="float" office:value="102" calcext:value-type="float">
            <text:p>102</text:p>
          </table:table-cell>
          <table:table-cell table:style-name="ce545" office:value-type="string" calcext:value-type="string">
            <text:p>En el</text:p>
          </table:table-cell>
          <table:table-cell table:style-name="ce549" office:value-type="float" office:value="259" calcext:value-type="float">
            <text:p>259</text:p>
          </table:table-cell>
          <table:table-cell table:style-name="ce549" office:value-type="string" calcext:value-type="string">
            <text:p>nobelio</text:p>
          </table:table-cell>
          <table:table-cell table:style-name="ce549" office:value-type="string" calcext:value-type="string">
            <text:p><text:a xlink:href="http://www.lenntech.es/periodica/elementos/no.htm" xlink:type="simple">Nobelio</text:a></text:p>
          </table:table-cell>
          <table:table-cell table:style-name="ce441" office:value-type="float" office:value="259" calcext:value-type="float">
            <text:p>259</text:p>
          </table:table-cell>
        </table:table-row>
        <table:table-row table:style-name="ro3">
          <table:table-cell table:style-name="ce545" office:value-type="float" office:value="103" calcext:value-type="float">
            <text:p>103</text:p>
          </table:table-cell>
          <table:table-cell table:style-name="ce545" office:value-type="string" calcext:value-type="string">
            <text:p>Lr</text:p>
          </table:table-cell>
          <table:table-cell table:style-name="ce549" office:value-type="float" office:value="261" calcext:value-type="float">
            <text:p>261</text:p>
          </table:table-cell>
          <table:table-cell table:style-name="ce549" office:value-type="string" calcext:value-type="string">
            <text:p>lawrencio</text:p>
          </table:table-cell>
          <table:table-cell table:style-name="ce549" office:value-type="string" calcext:value-type="string">
            <text:p><text:a xlink:href="http://www.lenntech.es/periodica/elementos/lr.htm" xlink:type="simple">Lawrencio</text:a></text:p>
          </table:table-cell>
          <table:table-cell table:style-name="ce441" office:value-type="float" office:value="261" calcext:value-type="float">
            <text:p>261</text:p>
          </table:table-cell>
        </table:table-row>
        <table:table-row table:style-name="ro3">
          <table:table-cell table:style-name="ce545" office:value-type="float" office:value="104" calcext:value-type="float">
            <text:p>104</text:p>
          </table:table-cell>
          <table:table-cell table:style-name="ce545" office:value-type="string" calcext:value-type="string">
            <text:p>Rf</text:p>
          </table:table-cell>
          <table:table-cell table:style-name="ce549" office:value-type="float" office:value="262" calcext:value-type="float">
            <text:p>262</text:p>
          </table:table-cell>
          <table:table-cell table:style-name="ce549" office:value-type="string" calcext:value-type="string">
            <text:p>rutherfordio</text:p>
          </table:table-cell>
          <table:table-cell table:style-name="ce549" office:value-type="string" calcext:value-type="string">
            <text:p><text:a xlink:href="http://www.lenntech.es/periodica/elementos/rf.htm" xlink:type="simple">Rutherfordio</text:a></text:p>
          </table:table-cell>
          <table:table-cell table:style-name="ce441" office:value-type="float" office:value="262" calcext:value-type="float">
            <text:p>262</text:p>
          </table:table-cell>
        </table:table-row>
        <table:table-row table:style-name="ro3">
          <table:table-cell table:style-name="ce545" office:value-type="float" office:value="105" calcext:value-type="float">
            <text:p>105</text:p>
          </table:table-cell>
          <table:table-cell table:style-name="ce545" office:value-type="string" calcext:value-type="string">
            <text:p>Db</text:p>
          </table:table-cell>
          <table:table-cell table:style-name="ce549" office:value-type="float" office:value="262" calcext:value-type="float">
            <text:p>262</text:p>
          </table:table-cell>
          <table:table-cell table:style-name="ce549" office:value-type="string" calcext:value-type="string">
            <text:p>dubnio</text:p>
          </table:table-cell>
          <table:table-cell table:style-name="ce549" office:value-type="string" calcext:value-type="string">
            <text:p><text:a xlink:href="http://www.lenntech.es/periodica/elementos/db.htm" xlink:type="simple">Dubnio</text:a></text:p>
          </table:table-cell>
          <table:table-cell table:style-name="ce441" office:value-type="float" office:value="262" calcext:value-type="float">
            <text:p>262</text:p>
          </table:table-cell>
        </table:table-row>
        <table:table-row table:style-name="ro3">
          <table:table-cell table:style-name="ce545" office:value-type="float" office:value="106" calcext:value-type="float">
            <text:p>106</text:p>
          </table:table-cell>
          <table:table-cell table:style-name="ce545" office:value-type="string" calcext:value-type="string">
            <text:p>Sg</text:p>
          </table:table-cell>
          <table:table-cell table:style-name="ce549" office:value-type="float" office:value="264" calcext:value-type="float">
            <text:p>264</text:p>
          </table:table-cell>
          <table:table-cell table:style-name="ce549" office:value-type="string" calcext:value-type="string">
            <text:p>seaborgio</text:p>
          </table:table-cell>
          <table:table-cell table:style-name="ce549" office:value-type="string" calcext:value-type="string">
            <text:p><text:a xlink:href="http://www.lenntech.es/periodica/elementos/sg.htm" xlink:type="simple">Seaborgio</text:a></text:p>
          </table:table-cell>
          <table:table-cell table:style-name="ce441" office:value-type="float" office:value="264" calcext:value-type="float">
            <text:p>264</text:p>
          </table:table-cell>
        </table:table-row>
        <table:table-row table:style-name="ro3">
          <table:table-cell table:style-name="ce545" office:value-type="float" office:value="107" calcext:value-type="float">
            <text:p>107</text:p>
          </table:table-cell>
          <table:table-cell table:style-name="ce545" office:value-type="string" calcext:value-type="string">
            <text:p>Bh</text:p>
          </table:table-cell>
          <table:table-cell table:style-name="ce549" office:value-type="float" office:value="266" calcext:value-type="float">
            <text:p>266</text:p>
          </table:table-cell>
          <table:table-cell table:style-name="ce549" office:value-type="string" calcext:value-type="string">
            <text:p>bohrio</text:p>
          </table:table-cell>
          <table:table-cell table:style-name="ce549" office:value-type="string" calcext:value-type="string">
            <text:p><text:a xlink:href="http://www.lenntech.es/periodica/elementos/bh.htm" xlink:type="simple">Bohrio</text:a></text:p>
          </table:table-cell>
          <table:table-cell table:style-name="ce441" office:value-type="float" office:value="266" calcext:value-type="float">
            <text:p>266</text:p>
          </table:table-cell>
        </table:table-row>
        <table:table-row table:style-name="ro3">
          <table:table-cell table:style-name="ce545" office:value-type="float" office:value="108" calcext:value-type="float">
            <text:p>108</text:p>
          </table:table-cell>
          <table:table-cell table:style-name="ce545" office:value-type="string" calcext:value-type="string">
            <text:p>Hs</text:p>
          </table:table-cell>
          <table:table-cell table:style-name="ce549" office:value-type="float" office:value="268" calcext:value-type="float">
            <text:p>268</text:p>
          </table:table-cell>
          <table:table-cell table:style-name="ce549" office:value-type="string" calcext:value-type="string">
            <text:p>hassio</text:p>
          </table:table-cell>
          <table:table-cell table:style-name="ce549" office:value-type="string" calcext:value-type="string">
            <text:p><text:a xlink:href="http://www.lenntech.es/periodica/elementos/hs.htm" xlink:type="simple">Hassio</text:a></text:p>
          </table:table-cell>
          <table:table-cell table:style-name="ce441" office:value-type="float" office:value="268" calcext:value-type="float">
            <text:p>268</text:p>
          </table:table-cell>
        </table:table-row>
        <table:table-row table:style-name="ro3">
          <table:table-cell table:style-name="ce545" office:value-type="float" office:value="109" calcext:value-type="float">
            <text:p>109</text:p>
          </table:table-cell>
          <table:table-cell table:style-name="ce545" office:value-type="string" calcext:value-type="string">
            <text:p>Mt</text:p>
          </table:table-cell>
          <table:table-cell table:style-name="ce549" office:value-type="float" office:value="277" calcext:value-type="float">
            <text:p>277</text:p>
          </table:table-cell>
          <table:table-cell table:style-name="ce549" office:value-type="string" calcext:value-type="string">
            <text:p>meitnerio</text:p>
          </table:table-cell>
          <table:table-cell table:style-name="ce549" office:value-type="string" calcext:value-type="string">
            <text:p><text:a xlink:href="http://www.lenntech.es/periodica/elementos/mt.htm" xlink:type="simple">Meitnerio</text:a></text:p>
          </table:table-cell>
          <table:table-cell table:style-name="ce441" office:value-type="float" office:value="277" calcext:value-type="float">
            <text:p>277</text:p>
          </table:table-cell>
        </table:table-row>
        <table:table-row table:style-name="ro3">
          <table:table-cell table:style-name="ce545" office:value-type="float" office:value="110" calcext:value-type="float">
            <text:p>110</text:p>
          </table:table-cell>
          <table:table-cell table:style-name="ce545" office:value-type="string" calcext:value-type="string">
            <text:p>Ds</text:p>
          </table:table-cell>
          <table:table-cell table:style-name="ce549"/>
          <table:table-cell table:style-name="ce549" office:value-type="string" calcext:value-type="string">
            <text:p>darmstatio</text:p>
          </table:table-cell>
          <table:table-cell table:style-name="ce549" office:value-type="string" calcext:value-type="string">
            <text:p><text:a xlink:href="http://www.lenntech.es/tabla-peiodica/ds.htm" xlink:type="simple">Darmstatio</text:a></text:p>
          </table:table-cell>
          <table:table-cell table:style-name="ce441"/>
        </table:table-row>
        <table:table-row table:style-name="ro3">
          <table:table-cell table:style-name="ce545" office:value-type="float" office:value="111" calcext:value-type="float">
            <text:p>111</text:p>
          </table:table-cell>
          <table:table-cell table:style-name="ce545" office:value-type="string" calcext:value-type="string">
            <text:p>Rg</text:p>
          </table:table-cell>
          <table:table-cell table:style-name="ce549"/>
          <table:table-cell table:style-name="ce552" office:value-type="string" calcext:value-type="string">
            <text:p>roentgenio</text:p>
          </table:table-cell>
          <table:table-cell table:style-name="ce552" office:value-type="string" calcext:value-type="string">
            <text:p><text:a xlink:href="https://www.lenntech.com/periodic/elements/rg.htm" xlink:type="simple">Roentgenio</text:a></text:p>
          </table:table-cell>
          <table:table-cell table:style-name="ce441"/>
        </table:table-row>
        <table:table-row table:style-name="ro3">
          <table:table-cell table:style-name="ce545" office:value-type="float" office:value="112" calcext:value-type="float">
            <text:p>112</text:p>
          </table:table-cell>
          <table:table-cell table:style-name="ce545" office:value-type="string" calcext:value-type="string">
            <text:p>Cn</text:p>
          </table:table-cell>
          <table:table-cell table:style-name="ce549"/>
          <table:table-cell table:style-name="ce549" office:value-type="string" calcext:value-type="string">
            <text:p>copernicio</text:p>
          </table:table-cell>
          <table:table-cell table:style-name="ce549" office:value-type="string" calcext:value-type="string">
            <text:p><text:a xlink:href="http://www.lenntech.es/periodica/elementos/uub.htm" xlink:type="simple">Copernicio</text:a></text:p>
          </table:table-cell>
          <table:table-cell table:style-name="ce441"/>
        </table:table-row>
        <table:table-row table:style-name="ro3">
          <table:table-cell table:style-name="ce545" office:value-type="float" office:value="113" calcext:value-type="float">
            <text:p>113</text:p>
          </table:table-cell>
          <table:table-cell table:style-name="ce545" office:value-type="string" calcext:value-type="string">
            <text:p>Nh</text:p>
          </table:table-cell>
          <table:table-cell table:style-name="ce549"/>
          <table:table-cell table:style-name="ce549" office:value-type="string" calcext:value-type="string">
            <text:p>nihonio</text:p>
          </table:table-cell>
          <table:table-cell table:style-name="ce549" office:value-type="string" calcext:value-type="string">
            <text:p><text:a xlink:href="https://www.lenntech.es/periodica/elementos/uut.htm" xlink:type="simple">Nihonio</text:a></text:p>
          </table:table-cell>
          <table:table-cell table:style-name="ce441"/>
        </table:table-row>
        <table:table-row table:style-name="ro3">
          <table:table-cell table:style-name="ce545" office:value-type="float" office:value="114" calcext:value-type="float">
            <text:p>114</text:p>
          </table:table-cell>
          <table:table-cell table:style-name="ce545" office:value-type="string" calcext:value-type="string">
            <text:p>Fl</text:p>
          </table:table-cell>
          <table:table-cell table:style-name="ce549"/>
          <table:table-cell table:style-name="ce549" office:value-type="string" calcext:value-type="string">
            <text:p>flerovio</text:p>
          </table:table-cell>
          <table:table-cell table:style-name="ce549" office:value-type="string" calcext:value-type="string">
            <text:p><text:a xlink:href="https://www.lenntech.es/periodica/elementos/uuq.htm" xlink:type="simple">Flerovio</text:a></text:p>
          </table:table-cell>
          <table:table-cell table:style-name="ce441"/>
        </table:table-row>
        <table:table-row table:style-name="ro3">
          <table:table-cell table:style-name="ce545" office:value-type="float" office:value="115" calcext:value-type="float">
            <text:p>115</text:p>
          </table:table-cell>
          <table:table-cell table:style-name="ce545" office:value-type="string" calcext:value-type="string">
            <text:p>Mc</text:p>
          </table:table-cell>
          <table:table-cell table:style-name="ce549"/>
          <table:table-cell table:style-name="ce549" office:value-type="string" calcext:value-type="string">
            <text:p>moscovio</text:p>
          </table:table-cell>
          <table:table-cell table:style-name="ce549" office:value-type="string" calcext:value-type="string">
            <text:p><text:a xlink:href="https://www.lenntech.es/periodica/elementos/uup.htm" xlink:type="simple">Moscovio</text:a></text:p>
          </table:table-cell>
          <table:table-cell table:style-name="ce441"/>
        </table:table-row>
        <table:table-row table:style-name="ro3">
          <table:table-cell table:style-name="ce545" office:value-type="float" office:value="116" calcext:value-type="float">
            <text:p>116</text:p>
          </table:table-cell>
          <table:table-cell table:style-name="ce545" office:value-type="string" calcext:value-type="string">
            <text:p>Lv</text:p>
          </table:table-cell>
          <table:table-cell table:style-name="ce549"/>
          <table:table-cell table:style-name="ce549" office:value-type="string" calcext:value-type="string">
            <text:p>livermorio</text:p>
          </table:table-cell>
          <table:table-cell table:style-name="ce549" office:value-type="string" calcext:value-type="string">
            <text:p><text:a xlink:href="http://www.lenntech.es/tabla-peiodica/uuh.htm" xlink:type="simple">Livermorio</text:a></text:p>
          </table:table-cell>
          <table:table-cell table:style-name="ce441"/>
        </table:table-row>
        <table:table-row table:style-name="ro3">
          <table:table-cell table:style-name="ce545" office:value-type="float" office:value="117" calcext:value-type="float">
            <text:p>117</text:p>
          </table:table-cell>
          <table:table-cell table:style-name="ce545" office:value-type="string" calcext:value-type="string">
            <text:p>Ts</text:p>
          </table:table-cell>
          <table:table-cell table:style-name="ce549"/>
          <table:table-cell table:style-name="ce549" office:value-type="string" calcext:value-type="string">
            <text:p>teneso</text:p>
          </table:table-cell>
          <table:table-cell table:style-name="ce549" office:value-type="string" calcext:value-type="string">
            <text:p><text:a xlink:href="http://www.lenntech.es/periodica/elementos/uus.htm" xlink:type="simple">Teneso</text:a></text:p>
          </table:table-cell>
          <table:table-cell table:style-name="ce441"/>
        </table:table-row>
        <table:table-row table:style-name="ro3">
          <table:table-cell table:style-name="ce545" office:value-type="float" office:value="118" calcext:value-type="float">
            <text:p>118</text:p>
          </table:table-cell>
          <table:table-cell table:style-name="ce545" office:value-type="string" calcext:value-type="string">
            <text:p>Og</text:p>
          </table:table-cell>
          <table:table-cell table:style-name="ce549"/>
          <table:table-cell table:style-name="ce549" office:value-type="string" calcext:value-type="string">
            <text:p>oganeson</text:p>
          </table:table-cell>
          <table:table-cell table:style-name="ce549" office:value-type="string" calcext:value-type="string">
            <text:p><text:a xlink:href="http://www.lenntech.es/periodica/elementos/uuo.htm" xlink:type="simple">Oganesón</text:a></text:p>
          </table:table-cell>
          <table:table-cell table:style-name="ce441"/>
        </table:table-row>
        <table:table-row table:style-name="ro3" table:number-rows-repeated="1048452">
          <table:table-cell table:number-columns-repeated="6"/>
        </table:table-row>
        <table:table-row table:style-name="ro3">
          <table:table-cell table:number-columns-repeated="6"/>
        </table:table-row>
      </table:table>
      <table:table table:name="D_ValRedox" table:style-name="ta1" table:print="false">
        <office:forms form:automatic-focus="false" form:apply-design-mode="false"/>
        <table:table-column table:style-name="co12" table:number-columns-repeated="4" table:default-cell-style-name="ce63"/>
        <table:table-column table:style-name="co21" table:default-cell-style-name="ce63"/>
        <table:table-column table:style-name="co11" table:number-columns-repeated="6" table:default-cell-style-name="ce63"/>
        <table:table-column table:style-name="co8" table:default-cell-style-name="ce63"/>
        <table:table-column table:style-name="co7" table:default-cell-style-name="ce63"/>
        <table:table-column table:style-name="co11"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7" table:number-rows-spanned="1">
            <text:p>D <text:s text:c="4"/>A <text:s text:c="4"/>T <text:s text:c="4"/>O <text:s text:c="4"/>S</text:p>
          </table:table-cell>
          <table:covered-table-cell table:style-name="Default"/>
          <table:covered-table-cell table:number-columns-repeated="2" table:style-name="ce309"/>
          <table:covered-table-cell table:number-columns-repeated="3" table:style-name="ce299"/>
          <table:table-cell table:style-name="ce406" office:value-type="string" calcext:value-type="string">
            <text:p><text:s/></text:p>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93" office:value-type="string" calcext:value-type="string" table:number-columns-spanned="4" table:number-rows-spanned="13">
            <text:p><text:span text:style-name="T4">El K₂Cr₂O₇ oxida al yoduro de potasio en medio ácido sulfúrico formándose sulfato de potasio, sulfato de cromo (III), I₂ y agua.</text:span></text:p>
            <text:p><text:span text:style-name="T4">a) Ajusta las reacciones iónica y molecular por el método del ión-electrón.</text:span></text:p>
            <text:p><text:span text:style-name="T4">b) Se hacen cuatro valoraciones con los valores que se ven en la tabla y la concentración de la disolución de dicromato de potasio es  de 0,200 mol/dm³. ¿Cuál es la concentración de la disolución de ioduro de potasio?</text:span></text:p>
            <text:p><text:span text:style-name="T23">Rta.: a) (Cr₂O₇)²⁻ + 6 I⁻ + 14 H⁺ → 2 Cr³⁺ + 3 I₂ + 7 H₂O; </text:span></text:p>
            <text:p><text:span text:style-name="T24">K₂Cr₂O₇ + 6 KI + 7 H₂SO₄ → Cr₂(SO₄)₃ + 3 I₂ + 4 K₂SO₄ + 7 H₂O;  b) [KI] = 1,07 mol/dm³</text:span></text:p>
            <text:p/>
          </table:table-cell>
          <table:covered-table-cell table:number-columns-repeated="2" table:style-name="ce438"/>
          <table:covered-table-cell table:style-name="ce447"/>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3" table:style-name="ce438"/>
          <table:covered-table-cell table:style-name="ce447"/>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style-name="ce406"/>
          <table:table-cell table:style-name="ce150" office:value-type="string" calcext:value-type="string">
            <text:p>Concentración: </text:p>
          </table:table-cell>
          <table:table-cell table:style-name="ce563" office:value-type="float" office:value="0.2" calcext:value-type="float">
            <text:p>0,2</text:p>
          </table:table-cell>
          <table:table-cell table:style-name="ce478" table:content-validation-name="val9" office:value-type="string" calcext:value-type="string">
            <text:p>mol/dm³</text:p>
          </table:table-cell>
          <table:table-cell table:number-columns-repeated="5" table:style-name="ce406" office:value-type="string" calcext:value-type="string">
            <text:p><text:s/></text:p>
          </table:table-cell>
          <table:table-cell table:style-name="Default"/>
          <table:table-cell table:style-name="ce374" office:value-type="string" calcext:value-type="string">
            <text:p><text:a xlink:href="#CopiaDatos" xlink:type="simple">Como usar estos datos</text:a></text:p>
          </table:table-cell>
          <table:table-cell table:style-name="ce374"/>
          <table:table-cell table:number-columns-repeated="46"/>
        </table:table-row>
        <table:table-row table:style-name="ro1">
          <table:covered-table-cell table:number-columns-repeated="3" table:style-name="ce438"/>
          <table:covered-table-cell table:style-name="ce447"/>
          <table:table-cell table:style-name="ce406" office:value-type="string" calcext:value-type="string">
            <text:p><text:s/></text:p>
          </table:table-cell>
          <table:table-cell table:style-name="ce150"/>
          <table:table-cell table:style-name="ce563"/>
          <table:table-cell table:style-name="ce478" table:content-validation-name="val10"/>
          <table:table-cell table:style-name="ce414"/>
          <table:table-cell table:number-columns-repeated="4"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number-columns-repeated="7" table:style-name="ce406" office:value-type="string" calcext:value-type="string">
            <text:p><text:s/></text:p>
          </table:table-cell>
          <table:table-cell table:style-name="ce406" table:number-columns-repeated="2"/>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Default"/>
          <table:table-cell table:style-name="ce328" office:value-type="string" calcext:value-type="string">
            <text:p>Volver a Gafa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83"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Default"/>
          <table:table-cell table:style-name="ce328" office:value-type="string" calcext:value-type="string">
            <text:p>Señalar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83"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438"/>
          <table:covered-table-cell table:style-name="ce447"/>
          <table:table-cell table:style-name="ce299"/>
          <table:table-cell table:style-name="ce183"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644"/>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38"/>
          <table:covered-table-cell table:style-name="ce447"/>
          <table:table-cell table:style-name="ce299"/>
          <table:table-cell table:style-name="ce406" office:value-type="string" calcext:value-type="string">
            <text:p>Productos</text:p>
          </table:table-cell>
          <table:table-cell table:style-name="ce504" office:value-type="string" calcext:value-type="string">
            <text:p>Cr₂(SO₄)₃</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O₇</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2"/>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Default" table:number-columns-repeated="12"/>
          <table:table-cell table:number-columns-repeated="46"/>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Default" table:number-columns-repeated="12"/>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2"/>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49"/>
        </table:table-row>
        <table:table-row table:style-name="ro1">
          <table:table-cell table:style-name="ce393" office:value-type="string" calcext:value-type="string" table:number-columns-spanned="4" table:number-rows-spanned="13">
            <text:p>El estaño metálico reacciona con el ácido nítrico concentrado y forma óxido de estaño(IV), dióxido de nitrógeno y agua.</text:p>
            <text:p>a) Ajusta la reacción que tiene lugar por el método del ión-electrón.</text:p>
            <text:p>b) Calcula la concentración de una disolución de ácido nítrico se se gastan los volúmenes indicados.</text:p>
            <text:p><text:span text:style-name="T26">Rta.: a) 4 HNO₃ + Sn → 4 </text:span><text:span text:style-name="T27">NO₂</text:span> + SnO₂ + 2 H₂O;</text:p>
            <text:p>b) [HNO₃] = 0,00289 mol/dm³</text:p>
            <text:p/>
          </table:table-cell>
          <table:covered-table-cell table:number-columns-repeated="2" table:style-name="ce438"/>
          <table:covered-table-cell table:style-name="ce447"/>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number-columns-repeated="2" table:style-name="ce406" office:value-type="string" calcext:value-type="string">
            <text:p><text:s/></text:p>
          </table:table-cell>
          <table:table-cell table:style-name="ce521" office:value-type="string" calcext:value-type="string">
            <text:p>Sn</text:p>
          </table:table-cell>
          <table:table-cell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style-name="ce406"/>
          <table:table-cell table:style-name="ce150"/>
          <table:table-cell table:style-name="ce563"/>
          <table:table-cell table:style-name="ce478" table:content-validation-name="val9"/>
          <table:table-cell table:number-columns-repeated="5"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style-name="ce406" office:value-type="string" calcext:value-type="string">
            <text:p><text:s/></text:p>
          </table:table-cell>
          <table:table-cell table:style-name="ce150"/>
          <table:table-cell table:style-name="ce563"/>
          <table:table-cell table:style-name="ce478" table:content-validation-name="val10"/>
          <table:table-cell table:style-name="ce414"/>
          <table:table-cell table:number-columns-repeated="4"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24.3" calcext:value-type="float">
            <text:p>24,3</text:p>
          </table:table-cell>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5.8" calcext:value-type="float">
            <text:p>15,8</text:p>
          </table:table-cell>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31.1" calcext:value-type="float">
            <text:p>31,1</text:p>
          </table:table-cell>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202"/>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644"/>
          <table:table-cell table:style-name="ce299" table:number-columns-repeated="4"/>
          <table:table-cell table:number-columns-repeated="49"/>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438"/>
          <table:covered-table-cell table:style-name="ce447"/>
          <table:table-cell table:style-name="ce299"/>
          <table:table-cell table:style-name="ce406" office:value-type="string" calcext:value-type="string">
            <text:p>Productos</text:p>
          </table:table-cell>
          <table:table-cell table:style-name="ce504" office:value-type="string" calcext:value-type="string">
            <text:p>SnO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74"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g Sn</text:p>
          </table:table-cell>
          <table:table-cell table:style-name="ce291" office:value-type="string" calcext:value-type="string">
            <text:p>cm³ D HNO₃</text:p>
          </table:table-cell>
          <table:table-cell table:style-name="ce284"/>
          <table:table-cell table:style-name="ce299" table:number-columns-repeated="9"/>
          <table:table-cell table:number-columns-repeated="2"/>
          <table:table-cell table:style-name="ce174"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24.3" calcext:value-type="float">
            <text:p>24,3</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2"/>
          <table:table-cell table:style-name="ce150" office:value-type="string" calcext:value-type="string">
            <text:p>90 <text:s/>%</text:p>
          </table:table-cell>
          <table:table-cell table:number-columns-repeated="2"/>
          <table:table-cell table:style-name="ce174" table:number-columns-repeated="2"/>
          <table:table-cell table:number-columns-repeated="45"/>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5.8" calcext:value-type="float">
            <text:p>15,8</text:p>
          </table:table-cell>
          <table:table-cell table:style-name="ce284"/>
          <table:table-cell table:style-name="ce299" table:number-columns-repeated="9"/>
          <table:table-cell table:number-columns-repeated="2"/>
          <table:table-cell table:style-name="ce174" table:number-columns-repeated="2"/>
          <table:table-cell table:number-columns-repeated="45"/>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31.1" calcext:value-type="float">
            <text:p>31,1</text:p>
          </table:table-cell>
          <table:table-cell table:style-name="ce284"/>
          <table:table-cell table:style-name="Default" table:number-columns-repeated="6"/>
          <table:table-cell table:number-columns-repeated="5"/>
          <table:table-cell table:style-name="ce174" table:number-columns-repeated="2"/>
          <table:table-cell table:number-columns-repeated="45"/>
        </table:table-row>
        <table:table-row table:style-name="ro1">
          <table:table-cell table:style-name="ce284" table:number-columns-repeated="4"/>
          <table:table-cell table:style-name="Default" table:number-columns-repeated="6"/>
          <table:table-cell table:number-columns-repeated="5"/>
          <table:table-cell table:style-name="ce174" table:number-columns-repeated="2"/>
          <table:table-cell table:number-columns-repeated="45"/>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6"/>
          <table:table-cell table:number-columns-repeated="5"/>
          <table:table-cell table:style-name="ce174" table:number-columns-repeated="2"/>
          <table:table-cell table:number-columns-repeated="45"/>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table-cell table:style-name="ce393" office:value-type="string" calcext:value-type="string" table:number-columns-spanned="4" table:number-rows-spanned="13">
            <text:p>El ácido clorhídrico reacciona con el ácido nítrico concentrado del 16,0 % en masa y densidad 1,09 g/cm³ y forma cloro, dióxido de nitrógeno y agua.</text:p>
            <text:p>a) Ajusta la reacción que tiene lugar por el método del ión-electrón.</text:p>
            <text:p>b) Calcula la concentración de una disolución de ácido clorhídrico se se gastan los volúmenes indicados.</text:p>
            <text:p><text:span text:style-name="T26">Rta.: a) 2 HNO₃ + 2 HCl → 2 </text:span><text:span text:style-name="T27">NO₂</text:span> + Cl₂ + 2 H₂O;</text:p>
            <text:p>b) [HCl] = 1,11 mol/dm³</text:p>
            <text:p/>
          </table:table-cell>
          <table:covered-table-cell table:number-columns-repeated="2" table:style-name="ce438"/>
          <table:covered-table-cell table:style-name="ce447"/>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406"/>
          <table:table-cell table:style-name="ce150" office:value-type="string" calcext:value-type="string">
            <text:p>Concentración: </text:p>
          </table:table-cell>
          <table:table-cell table:style-name="ce563" office:value-type="float" office:value="16" calcext:value-type="float">
            <text:p>16</text:p>
          </table:table-cell>
          <table:table-cell table:style-name="ce478" table:content-validation-name="val9" office:value-type="string" calcext:value-type="string">
            <text:p>% masa</text:p>
          </table:table-cell>
          <table:table-cell table:number-columns-repeated="5"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406" office:value-type="string" calcext:value-type="string">
            <text:p><text:s/></text:p>
          </table:table-cell>
          <table:table-cell table:style-name="ce150" office:value-type="string" calcext:value-type="string">
            <text:p>Densidad: </text:p>
          </table:table-cell>
          <table:table-cell table:style-name="ce563" office:value-type="float" office:value="1.09" calcext:value-type="float">
            <text:p>1,09</text:p>
          </table:table-cell>
          <table:table-cell table:style-name="ce478"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202"/>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183"/>
          <table:table-cell table:style-name="ce88"/>
          <table:table-cell table:style-name="ce150"/>
          <table:table-cell table:style-name="ce644"/>
          <table:table-cell table:style-name="ce299" table:number-columns-repeated="4"/>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number-columns-repeated="9" table:style-name="ce406" office:value-type="string" calcext:value-type="string">
            <text:p><text:s/></text:p>
          </table:table-cell>
          <table:table-cell table:number-columns-repeated="2"/>
          <table:table-cell table:style-name="ce174" table:number-columns-repeated="2"/>
          <table:table-cell table:number-columns-repeated="45"/>
        </table:table-row>
        <table:table-row table:style-name="ro1">
          <table:covered-table-cell table:number-columns-repeated="3" table:style-name="ce438"/>
          <table:covered-table-cell table:style-name="ce447"/>
          <table:table-cell table:style-name="ce299"/>
          <table:table-cell table:style-name="ce406" office:value-type="string" calcext:value-type="string">
            <text:p>Produc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74"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9"/>
          <table:table-cell table:number-columns-repeated="2"/>
          <table:table-cell table:style-name="ce174"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2"/>
          <table:table-cell table:style-name="ce150" office:value-type="string" calcext:value-type="string">
            <text:p>90 <text:s/>%</text:p>
          </table:table-cell>
          <table:table-cell table:number-columns-repeated="49"/>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49"/>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Default" table:number-columns-repeated="6"/>
          <table:table-cell table:number-columns-repeated="52"/>
        </table:table-row>
        <table:table-row table:style-name="ro1">
          <table:table-cell table:style-name="ce284" table:number-columns-repeated="4"/>
          <table:table-cell table:style-name="Default" table:number-columns-repeated="6"/>
          <table:table-cell table:number-columns-repeated="52"/>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8"/>
          <table:table-cell table:number-columns-repeated="50"/>
        </table:table-row>
        <table:table-row table:style-name="ro1" table:number-rows-repeated="3">
          <table:table-cell table:style-name="Default" table:number-columns-repeated="12"/>
          <table:table-cell table:number-columns-repeated="50"/>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42">
          <table:table-cell table:number-columns-repeated="62"/>
        </table:table-row>
        <table:table-row table:style-name="ro2">
          <table:table-cell table:number-columns-repeated="62"/>
        </table:table-row>
      </table:table>
      <table:named-expressions>
        <table:named-range table:name="BorrarTodo" table:base-cell-address="$Ayuda.$A$129" table:cell-range-address="$Ayuda.$A$137"/>
        <table:named-range table:name="CifrasSign" table:base-cell-address="$Ayuda.$A$36" table:cell-range-address="$Ayuda.$A$44"/>
        <table:named-range table:name="clic" table:base-cell-address="$Ayuda.$A$9" table:cell-range-address="$Ayuda.$A$3"/>
        <table:named-range table:name="Comezo" table:base-cell-address="$Introd.$A$1" table:cell-range-address="$Introd.$A$1"/>
        <table:named-range table:name="CopiaDatos" table:base-cell-address="$Ayuda.$A$98" table:cell-range-address="$Ayuda.$A$106"/>
        <table:named-range table:name="CopiarResultado" table:base-cell-address="$Ayuda.$A$89" table:cell-range-address="$Ayuda.$A$97"/>
        <table:named-range table:name="DescrFunc" table:base-cell-address="$Ayuda.$A$3" table:cell-range-address="$Introd.$A$44"/>
        <table:named-range table:name="ElegirOEscribir" table:base-cell-address="$Ayuda.$A$21" table:cell-range-address="$Ayuda.$A$22"/>
        <table:named-range table:name="ErrorAbrir" table:base-cell-address="$Ayuda.$A$161" table:cell-range-address="$Ayuda.$A$168"/>
        <table:named-range table:name="ErrorResult" table:base-cell-address="$Ayuda.$A$124" table:cell-range-address="$Ayuda.$A$132"/>
        <table:named-range table:name="Formatos" table:base-cell-address="$Ayuda.$A$63" table:cell-range-address="$Ayuda.$A$71"/>
        <table:named-range table:name="Hipervinculos" table:base-cell-address="$Ayuda.$A$13" table:cell-range-address="$Ayuda.$A$16"/>
        <table:named-range table:name="InstrComun" table:base-cell-address="$Ayuda.$A$149" table:cell-range-address="$Ayuda.$A$144"/>
        <table:named-range table:name="InstrOtros" table:base-cell-address="$Ayuda.$A$154" table:cell-range-address="$Ayuda.$A$162"/>
        <table:named-range table:name="InstrResult" table:base-cell-address="$Ayuda.$A$150" table:cell-range-address="$Ayuda.$A$158"/>
        <table:named-range table:name="NoSePueden" table:base-cell-address="$Ayuda.$A$109" table:cell-range-address="$Ayuda.$A$117"/>
        <table:named-range table:name="NotasAyuda" table:base-cell-address="$Ayuda.$A$1" table:cell-range-address="$Ayuda.$A$1"/>
        <table:named-range table:name="OtrosCalc" table:base-cell-address="$Ayuda.$A$41" table:cell-range-address="$Ayuda.$A$53"/>
      </table:named-expressions>
      <table:database-ranges>
        <table:database-range table:name="__Anonymous_Sheet_DB__1" table:target-range-address="Ayuda.J1:Ayuda.J15" table:contains-header="false">
          <table:sort>
            <table:sort-by table:field-number="0" table:data-type="automatic"/>
          </table:sort>
        </table:database-range>
        <table:database-range table:name="__Anonymous_Sheet_DB__7" table:target-range-address="Formulas.J5:Formulas.K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face style:name="Linux Biolinum G1" svg:font-family="'Linux Biolinum G'" style:font-pitch="variable"/>
    <style:font-face style:name="Linux Biolinum G2" svg:font-family="'Linux Biolinum G'" style:font-adornments="Normal" style:font-pitch="variable"/>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adornments="Normal"/>
    <style:font-face style:name="Segoe UI1"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Wingdings" svg:font-family="Wingdings"/>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es" fo:country="ES" style:letter-kerning="true" style:font-name-asian="Segoe UI1" style:font-size-asian="24pt" style:language-asian="zh" style:country-asian="CN" style:font-name-complex="Tahoma2"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4P0" style:volatile="true">
      <number:number number:decimal-places="0" number:min-decimal-places="0" number:min-integer-digits="1" number:grouping="true"/>
      <number:text> </number:text>
      <number:currency-symbol number:language="gl" number:country="ES">₧</number:currency-symbol>
    </number:currency-style>
    <number:currency-style style:name="N114">
      <number:text>-</number:text>
      <number:number number:decimal-places="0" number:min-decimal-places="0" number:min-integer-digits="1" number:grouping="true"/>
      <number:text> </number:text>
      <number:currency-symbol number:language="gl" number:country="ES">₧</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gl" number:country="ES">₧</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gl" number:country="ES">€</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7P0"/>
    </number:currency-style>
    <number:number-style style:name="N118">
      <number:scientific-number number:decimal-places="3" number:min-decimal-places="3" number:min-integer-digits="1" number:min-exponent-digits="3" number:exponent-interval="1" number:forced-exponent-sign="true"/>
    </number:number-style>
    <number:date-style style:name="N119">
      <number:day number:style="long"/>
      <number:text>. </number:text>
      <number:month number:textual="true"/>
    </number:date-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date-style style:name="N122">
      <number:day number:style="long"/>
    </number:date-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124">
      <number:number number:decimal-places="3" number:min-decimal-places="3" number:min-integer-digits="1"/>
    </number:number-style>
    <number:time-style style:name="N125">
      <number:minutes number:style="long"/>
      <number:text>:</number:text>
      <number:seconds number:style="long"/>
    </number:time-style>
    <number:currency-style style:name="N127P0" style:volatile="true">
      <number:number number:decimal-places="2" number:min-decimal-places="2" number:min-integer-digits="1" number:grouping="true"/>
      <number:text> </number:text>
      <number:currency-symbol>€</number:currency-symbol>
    </number:currency-style>
    <number:currency-style style:name="N127">
      <style:text-properties fo:color="#ff0000"/>
      <number:text>-</number:text>
      <number:number number:decimal-places="2" number:min-decimal-places="2" number:min-integer-digits="1" number:grouping="true"/>
      <number:text> </number:text>
      <number:currency-symbol>€</number:currency-symbol>
      <style:map style:condition="value()&gt;=0" style:apply-style-name="N127P0"/>
    </number:currency-style>
    <number:time-style style:name="N128">
      <number:hours/>
      <number:text>:</number:text>
      <number:minutes number:style="long"/>
      <number:text>:</number:text>
      <number:seconds number:style="long"/>
      <number:text> </number:text>
      <number:am-pm/>
    </number:time-style>
    <number:number-style style:name="N130P0" style:volatile="true">
      <number:text>$</number:text>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   </number:text>
      <style:map style:condition="value()&gt;=0" style:apply-style-name="N132P0"/>
    </number:number-style>
    <number:number-style style:name="N135P0" style:volatile="true">
      <number:number number:decimal-places="0" number:min-decimal-places="0" number:min-integer-digits="1" number:grouping="true"/>
      <number:text> DM </number:text>
    </number:number-style>
    <number:number-style style:name="N135P1" style:volatile="true">
      <number:text>-</number:text>
      <number:number number:decimal-places="0" number:min-decimal-places="0" number:min-integer-digits="1" number:grouping="true"/>
      <number:text> DM </number:text>
    </number:number-style>
    <number:number-style style:name="N135">
      <number:text> - DM </number:text>
      <style:map style:condition="value()&gt;0" style:apply-style-name="N135P0"/>
      <style:map style:condition="value()&lt;0" style:apply-style-name="N135P1"/>
    </number:number-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   </number:text>
      <style:map style:condition="value()&gt;=0" style:apply-style-name="N136P0"/>
    </number:number-style>
    <number:date-style style:name="N137">
      <number:month/>
      <number:text>/</number:text>
      <number:day/>
      <number:text>/</number:text>
      <number:year/>
    </number:date-style>
    <number:number-style style:name="N138">
      <number:scientific-number number:decimal-places="1" number:min-decimal-places="1" number:min-integer-digits="1" number:min-exponent-digits="1" number:exponent-interval="1" number:forced-exponent-sign="true"/>
    </number:number-style>
    <number:number-style style:name="N141P0" style:volatile="true">
      <number:number number:decimal-places="2" number:min-decimal-places="2" number:min-integer-digits="1" number:grouping="true"/>
      <number:text> DM </number:text>
    </number:number-style>
    <number:number-style style:name="N141P1" style:volatile="true">
      <number:text>-</number:text>
      <number:number number:decimal-places="2" number:min-decimal-places="2" number:min-integer-digits="1" number:grouping="true"/>
      <number:text> DM </number:text>
    </number:number-style>
    <number:number-style style:name="N141">
      <number:text>-</number:text>
      <number:number number:decimal-places="0" number:min-decimal-places="0" number:min-integer-digits="0"/>
      <number:text> DM </number:text>
      <style:map style:condition="value()&gt;0" style:apply-style-name="N141P0"/>
      <style:map style:condition="value()&lt;0" style:apply-style-name="N141P1"/>
    </number:number-style>
    <number:number-style style:name="N142P0" style:volatile="true">
      <number:text>$</number:text>
      <number:number number:decimal-places="0" number:min-decimal-places="0" number:min-integer-digits="1" number:grouping="true"/>
    </number:number-style>
    <number:number-style style:name="N142">
      <number:text>($</number:text>
      <number:number number:decimal-places="0" number:min-decimal-places="0" number:min-integer-digits="1" number:grouping="true"/>
      <number:text>)</number:text>
      <style:map style:condition="value()&gt;=0" style:apply-style-name="N142P0"/>
    </number:number-style>
    <number:number-style style:name="N145P0" style:volatile="true">
      <number:number number:decimal-places="2" number:min-decimal-places="2" number:min-integer-digits="1" number:grouping="true"/>
      <number:text>       </number:text>
    </number:number-style>
    <number:number-style style:name="N145P1" style:volatile="true">
      <number:text>-</number:text>
      <number:number number:decimal-places="2" number:min-decimal-places="2" number:min-integer-digits="1" number:grouping="true"/>
      <number:text>       </number:text>
    </number:number-style>
    <number:number-style style:name="N145">
      <number:text>-</number:text>
      <number:number number:decimal-places="0" number:min-decimal-places="0" number:min-integer-digits="0"/>
      <number:text>       </number:text>
      <style:map style:condition="value()&gt;0" style:apply-style-name="N145P0"/>
      <style:map style:condition="value()&lt;0" style:apply-style-name="N145P1"/>
    </number:number-style>
    <number:number-style style:name="N147P0" style:volatile="true">
      <number:number number:decimal-places="2" number:min-decimal-places="2" number:min-integer-digits="1" number:grouping="true"/>
      <number:text> DM</number:text>
    </number:number-style>
    <number:number-style style:name="N147">
      <number:text>-</number:text>
      <number:number number:decimal-places="2" number:min-decimal-places="2" number:min-integer-digits="1" number:grouping="true"/>
      <number:text> DM</number:text>
      <style:map style:condition="value()&gt;=0" style:apply-style-name="N147P0"/>
    </number:number-style>
    <number:number-style style:name="N148">
      <number:number number:decimal-places="4" number:min-decimal-places="4" number:min-integer-digits="1"/>
    </number:number-style>
    <number:number-style style:name="N149">
      <number:number number:decimal-places="0" number:min-decimal-places="0" number:min-integer-digits="1" number:grouping="true"/>
      <number:text> Pts</number:text>
    </number:number-style>
    <number:number-style style:name="N150P0" style:volatile="true">
      <number:number number:decimal-places="0" number:min-decimal-places="0" number:min-integer-digits="1" number:grouping="true"/>
      <number:text> Pts</number:text>
    </number:number-style>
    <number:number-style style:name="N150">
      <number:text>-</number:text>
      <number:number number:decimal-places="0" number:min-decimal-places="0" number:min-integer-digits="1" number:grouping="true"/>
      <number:text> Pts</number:text>
      <style:map style:condition="value()&gt;=0" style:apply-style-name="N150P0"/>
    </number:number-style>
    <number:number-style style:name="N151">
      <number:number number:decimal-places="1" number:min-decimal-places="1" number:min-integer-digits="1"/>
    </number:number-style>
    <number:number-style style:name="N153P0" style:volatile="true">
      <number:number number:decimal-places="2" number:min-decimal-places="2" number:min-integer-digits="1" number:grouping="true"/>
      <number:text> Pts</number:text>
    </number:number-style>
    <number:number-style style:name="N153">
      <number:text>-</number:text>
      <number:number number:decimal-places="2" number:min-decimal-places="2" number:min-integer-digits="1" number:grouping="true"/>
      <number:text> Pts</number:text>
      <style:map style:condition="value()&gt;=0" style:apply-style-name="N153P0"/>
    </number:number-style>
    <number:number-style style:name="N155P0" style:volatile="true">
      <number:text>$</number:text>
      <number:number number:decimal-places="2" number:min-decimal-places="2" number:min-integer-digits="1" number:grouping="true"/>
    </number:number-style>
    <number:number-style style:name="N155">
      <number:text>($</number:text>
      <number:number number:decimal-places="2" number:min-decimal-places="2" number:min-integer-digits="1" number:grouping="true"/>
      <number:text>)</number:text>
      <style:map style:condition="value()&gt;=0" style:apply-style-name="N155P0"/>
    </number:number-style>
    <number:number-style style:name="N156P0" style:volatile="true">
      <number:number number:decimal-places="2" number:min-decimal-places="2" number:min-integer-digits="1" number:grouping="true"/>
      <number:text> Pts</number:text>
    </number:number-style>
    <number:number-style style:name="N156">
      <style:text-properties fo:color="#ff0000"/>
      <number:text>-</number:text>
      <number:number number:decimal-places="2" number:min-decimal-places="2" number:min-integer-digits="1" number:grouping="true"/>
      <number:text> Pts</number:text>
      <style:map style:condition="value()&gt;=0" style:apply-style-name="N156P0"/>
    </number:number-style>
    <number:date-style style:name="N157">
      <number:month number:style="long" number:textual="true"/>
      <number:text> </number:text>
      <number:year/>
    </number:date-style>
    <number:number-style style:name="N158P0" style:volatile="true">
      <number:text>$</number:text>
      <number:number number:decimal-places="2" number:min-decimal-places="2" number:min-integer-digits="1" number:grouping="true"/>
    </number:number-style>
    <number:number-style style:name="N158">
      <style:text-properties fo:color="#ff0000"/>
      <number:text>($</number:text>
      <number:number number:decimal-places="2" number:min-decimal-places="2" number:min-integer-digits="1" number:grouping="true"/>
      <number:text>)</number:text>
      <style:map style:condition="value()&gt;=0" style:apply-style-name="N158P0"/>
    </number:number-style>
    <number:date-style style:name="N159">
      <number:month number:textual="true"/>
      <number:text> </number:text>
      <number:year/>
    </number:date-style>
    <number:number-style style:name="N162P0" style:volatile="true">
      <number:number number:decimal-places="0" number:min-decimal-places="0" number:min-integer-digits="1" number:grouping="true"/>
      <number:text> Pts </number:text>
    </number:number-style>
    <number:number-style style:name="N162P1" style:volatile="true">
      <number:text>-</number:text>
      <number:number number:decimal-places="0" number:min-decimal-places="0" number:min-integer-digits="1" number:grouping="true"/>
      <number:text> Pts </number:text>
    </number:number-style>
    <number:number-style style:name="N162">
      <number:text> - Pts </number:text>
      <style:map style:condition="value()&gt;0" style:apply-style-name="N162P0"/>
      <style:map style:condition="value()&lt;0" style:apply-style-name="N162P1"/>
    </number:number-style>
    <number:date-style style:name="N163">
      <number:day/>
      <number:text>-</number:text>
      <number:month number:textual="true"/>
      <number:text>-</number:text>
      <number:year/>
    </number:date-style>
    <number:number-style style:name="N164">
      <number:number number:decimal-places="5" number:min-decimal-places="5" number:min-integer-digits="1"/>
    </number:number-style>
    <number:date-style style:name="N165">
      <number:day/>
      <number:text>-</number:text>
      <number:month number:textual="true"/>
    </number:date-style>
    <number:number-style style:name="N168P0" style:volatile="true">
      <number:number number:decimal-places="2" number:min-decimal-places="2" number:min-integer-digits="1" number:grouping="true"/>
      <number:text> Pts </number:text>
    </number:number-style>
    <number:number-style style:name="N168P1" style:volatile="true">
      <number:text>-</number:text>
      <number:number number:decimal-places="2" number:min-decimal-places="2" number:min-integer-digits="1" number:grouping="true"/>
      <number:text> Pts </number:text>
    </number:number-style>
    <number:number-style style:name="N168">
      <number:text>-</number:text>
      <number:number number:decimal-places="0" number:min-decimal-places="0" number:min-integer-digits="0"/>
      <number:text> Pts </number:text>
      <style:map style:condition="value()&gt;0" style:apply-style-name="N168P0"/>
      <style:map style:condition="value()&lt;0" style:apply-style-name="N168P1"/>
    </number:number-style>
    <number:number-style style:name="N169">
      <number:number number:decimal-places="6" number:min-decimal-places="6" number:min-integer-digits="1"/>
    </number:number-style>
    <number:date-style style:name="N170">
      <number:day/>
      <number:text>/</number:text>
      <number:month number:style="long"/>
    </number:date-style>
    <number:date-style style:name="N171">
      <number:month number:textual="true"/>
      <number:text>-</number:text>
      <number:year/>
    </number:date-style>
    <number:number-style style:name="N172">
      <number:scientific-number number:decimal-places="4" number:min-decimal-places="4" number:min-integer-digits="1" number:min-exponent-digits="3" number:exponent-interval="1" number:forced-exponent-sign="true"/>
    </number:number-style>
    <number:number-style style:name="N174P0" style:volatile="true">
      <number:text>+</number:text>
      <number:number number:decimal-places="2" number:min-decimal-places="2" number:min-integer-digits="1"/>
    </number:number-style>
    <number:number-style style:name="N174">
      <number:text>-</number:text>
      <number:number number:decimal-places="2" number:min-decimal-places="2" number:min-integer-digits="1"/>
      <style:map style:condition="value()&gt;=0" style:apply-style-name="N174P0"/>
    </number:number-style>
    <number:time-style style:name="N175">
      <number:hours/>
      <number:text>:</number:text>
      <number:minutes number:style="long"/>
    </number:time-style>
    <number:number-style style:name="N176">
      <number:number number:decimal-places="7" number:min-decimal-places="7" number:min-integer-digits="1"/>
    </number:number-style>
    <number:time-style style:name="N177">
      <number:hours/>
      <number:text>:</number:text>
      <number:minutes number:style="long"/>
      <number:text>:</number:text>
      <number:seconds number:style="long"/>
    </number:time-style>
    <number:currency-style style:name="N178P0" style:volatile="true">
      <number:number number:decimal-places="2" number:min-decimal-places="2" number:min-integer-digits="1" number:grouping="true"/>
      <number:text> </number:text>
      <number:currency-symbol number:language="es" number:country="ES">€</number:currency-symbol>
    </number:currency-style>
    <number:currency-style style:name="N178">
      <number:text>-</number:text>
      <number:number number:decimal-places="2" number:min-decimal-places="2" number:min-integer-digits="1" number:grouping="true"/>
      <number:text> </number:text>
      <number:currency-symbol number:language="es" number:country="ES">€</number:currency-symbol>
      <style:map style:condition="value()&gt;=0" style:apply-style-name="N178P0"/>
    </number:currency-style>
    <number:date-style style:name="N179">
      <number:month/>
      <number:text>/</number:text>
      <number:day/>
      <number:text>/</number:text>
      <number:year/>
      <number:text> </number:text>
      <number:hours/>
      <number:text>:</number:text>
      <number:minutes number:style="long"/>
    </number:date-style>
    <number:percentage-style style:name="N180">
      <number:number number:decimal-places="1" number:min-decimal-places="1" number:min-integer-digits="1"/>
      <number:text>%</number:text>
    </number:percentage-style>
    <number:percentage-style style:name="N181">
      <number:number number:decimal-places="3" number:min-decimal-places="3" number:min-integer-digits="1"/>
      <number:text>%</number:text>
    </number:percentage-style>
    <number:date-style style:name="N182">
      <number:day number:style="long"/>
      <number:text>/</number:text>
      <number:month number:style="long"/>
    </number:date-style>
    <number:number-style style:name="N183P0" style:volatile="true">
      <number:number number:decimal-places="0" number:min-decimal-places="0" number:min-integer-digits="1" number:grouping="true"/>
      <number:text> Pts</number:text>
    </number:number-style>
    <number:number-style style:name="N183">
      <style:text-properties fo:color="#ff0000"/>
      <number:text>-</number:text>
      <number:number number:decimal-places="0" number:min-decimal-places="0" number:min-integer-digits="1" number:grouping="true"/>
      <number:text> Pts</number:text>
      <style:map style:condition="value()&gt;=0" style:apply-style-name="N183P0"/>
    </number:number-style>
    <number:currency-style style:name="N185P0" style:volatile="true">
      <number:number number:decimal-places="0" number:min-decimal-places="0" number:min-integer-digits="1" number:grouping="true"/>
      <number:text> </number:text>
      <number:currency-symbol number:language="es" number:country="ES">Pts</number:currency-symbol>
    </number:currency-style>
    <number:currency-style style:name="N185">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5P0"/>
    </number:currency-style>
    <number:number-style style:name="N186P0" style:volatile="true">
      <number:number number:decimal-places="0" number:min-decimal-places="0" number:min-integer-digits="1" number:grouping="true"/>
    </number:number-style>
    <number:number-style style:name="N186">
      <number:text>-</number:text>
      <number:number number:decimal-places="0" number:min-decimal-places="0" number:min-integer-digits="1" number:grouping="true"/>
      <style:map style:condition="value()&gt;=0" style:apply-style-name="N186P0"/>
    </number:number-style>
    <number:date-style style:name="N187">
      <number:day number:style="long"/>
      <number:text>.</number:text>
      <number:month number:style="long"/>
      <number:text>.</number:text>
      <number:year/>
    </number:date-style>
    <number:number-style style:name="N188P0" style:volatile="true">
      <number:number number:decimal-places="0" number:min-decimal-places="0" number:min-integer-digits="1" number:grouping="true"/>
    </number:number-style>
    <number:number-style style:name="N188">
      <style:text-properties fo:color="#ff0000"/>
      <number:text>-</number:text>
      <number:number number:decimal-places="0" number:min-decimal-places="0" number:min-integer-digits="1" number:grouping="true"/>
      <style:map style:condition="value()&gt;=0" style:apply-style-name="N188P0"/>
    </number:number-style>
    <number:date-style style:name="N189">
      <number:day number:style="long"/>
      <number:text>. </number:text>
      <number:month number:textual="true"/>
      <number:text> </number:text>
      <number:year/>
    </number:date-style>
    <number:number-style style:name="N190P0" style:volatile="true">
      <number:number number:decimal-places="2" number:min-decimal-places="2" number:min-integer-digits="1" number:grouping="true"/>
    </number:number-style>
    <number:number-style style:name="N190">
      <number:text>-</number:text>
      <number:number number:decimal-places="2" number:min-decimal-places="2" number:min-integer-digits="1" number:grouping="true"/>
      <style:map style:condition="value()&gt;=0" style:apply-style-name="N190P0"/>
    </number:number-style>
    <number:time-style style:name="N191">
      <number:hours/>
      <number:text>:</number:text>
      <number:minutes number:style="long"/>
      <number:text> </number:text>
      <number:am-pm/>
    </number:time-style>
    <number:date-style style:name="N192">
      <number:day number:style="long"/>
      <number:text>.</number:text>
      <number:month number:style="long"/>
      <number:text>.</number:text>
      <number:year number:style="long"/>
      <number:text> </number:text>
      <number:hours number:style="long"/>
      <number:text>:</number:text>
      <number:minutes number:style="long"/>
    </number:date-style>
    <number:number-style style:name="N193P0" style:volatile="true">
      <number:number number:decimal-places="2" number:min-decimal-places="2" number:min-integer-digits="1" number:grouping="true"/>
      <number:text>   </number:text>
    </number:number-style>
    <number:number-style style:name="N193">
      <style:text-properties fo:color="#ff0000"/>
      <number:text>-</number:text>
      <number:number number:decimal-places="2" number:min-decimal-places="2" number:min-integer-digits="1" number:grouping="true"/>
      <number:text>   </number:text>
      <style:map style:condition="value()&gt;=0" style:apply-style-name="N193P0"/>
    </number:number-style>
    <number:time-style style:name="N194" number:truncate-on-overflow="false">
      <number:hours/>
      <number:text>:</number:text>
      <number:minutes number:style="long"/>
      <number:text>:</number:text>
      <number:seconds number:style="long"/>
    </number:time-style>
    <number:time-style style:name="N195">
      <number:minutes number:style="long"/>
      <number:text>:</number:text>
      <number:seconds number:style="long"/>
      <number:text>,</number:text>
    </number:time-style>
    <number:number-style style:name="N197P0" style:volatile="true">
      <number:number number:decimal-places="0" number:min-decimal-places="0" number:min-integer-digits="1" number:grouping="true"/>
      <number:text> DM</number:text>
    </number:number-style>
    <number:number-style style:name="N197">
      <number:text>-</number:text>
      <number:number number:decimal-places="0" number:min-decimal-places="0" number:min-integer-digits="1" number:grouping="true"/>
      <number:text> DM</number:text>
      <style:map style:condition="value()&gt;=0" style:apply-style-name="N197P0"/>
    </number:number-style>
    <number:number-style style:name="N198P0" style:volatile="true">
      <number:number number:decimal-places="0" number:min-decimal-places="0" number:min-integer-digits="1" number:grouping="true"/>
      <number:text> DM</number:text>
    </number:number-style>
    <number:number-style style:name="N198">
      <style:text-properties fo:color="#ff0000"/>
      <number:text>-</number:text>
      <number:number number:decimal-places="0" number:min-decimal-places="0" number:min-integer-digits="1" number:grouping="true"/>
      <number:text> DM</number:text>
      <style:map style:condition="value()&gt;=0" style:apply-style-name="N198P0"/>
    </number:number-style>
    <number:number-style style:name="N199P0" style:volatile="true">
      <number:number number:decimal-places="2" number:min-decimal-places="2" number:min-integer-digits="1" number:grouping="true"/>
      <number:text> DM</number:text>
    </number:number-style>
    <number:number-style style:name="N199">
      <style:text-properties fo:color="#ff0000"/>
      <number:text>-</number:text>
      <number:number number:decimal-places="2" number:min-decimal-places="2" number:min-integer-digits="1" number:grouping="true"/>
      <number:text> DM</number:text>
      <style:map style:condition="value()&gt;=0" style:apply-style-name="N199P0"/>
    </number:number-style>
    <number:number-style style:name="N202P0" style:volatile="true">
      <number:number number:decimal-places="0" number:min-decimal-places="0" number:min-integer-digits="1" number:grouping="true"/>
      <number:text>       </number:text>
    </number:number-style>
    <number:number-style style:name="N202P1" style:volatile="true">
      <number:text>-</number:text>
      <number:number number:decimal-places="0" number:min-decimal-places="0" number:min-integer-digits="1" number:grouping="true"/>
      <number:text>       </number:text>
    </number:number-style>
    <number:number-style style:name="N202">
      <number:text> -       </number:text>
      <style:map style:condition="value()&gt;0" style:apply-style-name="N202P0"/>
      <style:map style:condition="value()&lt;0" style:apply-style-name="N202P1"/>
    </number:number-style>
    <number:number-style style:name="N203">
      <number:scientific-number number:decimal-places="1" number:min-decimal-places="1" number:min-integer-digits="3" number:min-exponent-digits="1" number:exponent-interval="3" number:forced-exponent-sign="true"/>
    </number:number-style>
    <number:percentage-style style:name="N204">
      <number:number number:decimal-places="4" number:min-decimal-places="4" number:min-integer-digits="1"/>
      <number:text>%</number:text>
    </number:percentage-style>
    <number:number-style style:name="N205P0" style:volatile="true">
      <number:number number:decimal-places="0" number:min-decimal-places="0" number:min-integer-digits="1"/>
    </number:number-style>
    <number:number-style style:name="N205">
      <style:text-properties fo:color="#ff0000"/>
      <number:text>-</number:text>
      <number:number number:decimal-places="0" number:min-decimal-places="0" number:min-integer-digits="1"/>
      <style:map style:condition="value()&gt;=0" style:apply-style-name="N205P0"/>
    </number:number-style>
    <number:number-style style:name="N206">
      <number:number number:decimal-places="8" number:min-decimal-places="8" number:min-integer-digits="1"/>
    </number:number-style>
    <number:number-style style:name="N207">
      <number:number number:decimal-places="9" number:min-decimal-places="9" number:min-integer-digits="1"/>
    </number:number-style>
    <number:number-style style:name="N208">
      <number:scientific-number number:decimal-places="2" number:min-decimal-places="2" number:min-integer-digits="1" number:min-exponent-digits="1" number:exponent-interval="1" number:forced-exponent-sign="true"/>
    </number:number-style>
    <number:number-style style:name="N209">
      <number:text>+</number:text>
      <number:number number:min-integer-digits="1"/>
    </number:number-style>
    <number:number-style style:name="N210">
      <number:scientific-number number:decimal-places="3" number:min-decimal-places="3" number:min-integer-digits="1" number:min-exponent-digits="1" number:exponent-interval="1" number:forced-exponent-sign="true"/>
    </number:number-style>
    <number:currency-style style:name="N211P0" style:volatile="true">
      <number:number number:decimal-places="2" number:min-decimal-places="2" number:min-integer-digits="1" number:grouping="true"/>
      <number:text> </number:text>
      <number:currency-symbol>€</number:currency-symbol>
    </number:currency-style>
    <number:currency-style style:name="N211">
      <style:text-properties fo:color="#000000"/>
      <number:text>-</number:text>
      <number:number number:decimal-places="2" number:min-decimal-places="2" number:min-integer-digits="1" number:grouping="true"/>
      <number:text> </number:text>
      <number:currency-symbol>€</number:currency-symbol>
      <style:map style:condition="value()&gt;=0" style:apply-style-name="N211P0"/>
    </number:currency-style>
    <number:number-style style:name="N212">
      <number:scientific-number number:decimal-places="6" number:min-decimal-places="6" number:min-integer-digits="1" number:min-exponent-digits="3" number:exponent-interval="1" number:forced-exponent-sign="true"/>
    </number:number-style>
    <number:number-style style:name="N213">
      <number:number number:decimal-places="3" number:min-decimal-places="3" number:min-integer-digits="1" number:grouping="true"/>
    </number:number-style>
    <number:currency-style style:name="N215P0" style:volatile="true">
      <number:number number:decimal-places="0" number:min-decimal-places="0" number:min-integer-digits="1" number:grouping="true"/>
      <number:text> </number:text>
      <number:currency-symbol>€</number:currency-symbol>
    </number:currency-style>
    <number:currency-style style:name="N215">
      <style:text-properties fo:color="#ff0000"/>
      <number:text>-</number:text>
      <number:number number:decimal-places="0" number:min-decimal-places="0" number:min-integer-digits="1" number:grouping="true"/>
      <number:text> </number:text>
      <number:currency-symbol>€</number:currency-symbol>
      <style:map style:condition="value()&gt;=0" style:apply-style-name="N215P0"/>
    </number:currency-style>
    <number:time-style style:name="N216">
      <number:minutes number:style="long"/>
      <number:text>:</number:text>
      <number:seconds number:style="long" number:decimal-places="1"/>
    </number:time-style>
    <number:number-style style:name="N217">
      <number:scientific-number number:decimal-places="1" number:min-decimal-places="1" number:min-integer-digits="1" number:min-exponent-digits="1" number:exponent-interval="3" number:forced-exponent-sign="true"/>
    </number:number-style>
    <number:currency-style style:name="N219P0" style:volatile="true">
      <number:number number:decimal-places="2" number:min-decimal-places="2" number:min-integer-digits="1" number:grouping="true"/>
      <number:currency-symbol>€</number:currency-symbol>
    </number:currency-style>
    <number:currency-style style:name="N219">
      <style:text-properties fo:color="#ff0000"/>
      <number:text>-</number:text>
      <number:number number:decimal-places="2" number:min-decimal-places="2" number:min-integer-digits="1" number:grouping="true"/>
      <number:currency-symbol>€</number:currency-symbol>
      <style:map style:condition="value()&gt;=0" style:apply-style-name="N219P0"/>
    </number:currency-style>
    <number:currency-style style:name="N220">
      <number:number number:decimal-places="2" number:min-decimal-places="2" number:min-integer-digits="1" number:grouping="true"/>
      <number:text> </number:text>
      <number:currency-symbol number:language="ar" number:country="EG">€</number:currency-symbol>
    </number:currency-style>
    <number:number-style style:name="N221">
      <number:number number:decimal-places="3" number:min-decimal-places="3" number:min-integer-digits="1" number:grouping="true"/>
      <number:text> Pts</number:text>
    </number:number-style>
    <number:currency-style style:name="N222">
      <number:number number:decimal-places="1" number:min-decimal-places="1" number:min-integer-digits="1" number:grouping="true"/>
      <number:text> </number:text>
      <number:currency-symbol number:language="ar" number:country="EG">€</number:currency-symbol>
    </number:currency-style>
    <number:currency-style style:name="N223P0" style:volatile="true">
      <number:number number:decimal-places="2" number:min-decimal-places="2" number:min-integer-digits="1" number:grouping="true"/>
      <number:text> </number:text>
      <number:currency-symbol number:language="ar" number:country="EG">€</number:currency-symbol>
    </number:currency-style>
    <number:currency-style style:name="N223">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3P0"/>
    </number:currency-style>
    <number:number-style style:name="N224P0" style:volatile="true">
      <number:number number:decimal-places="3" number:min-decimal-places="3" number:min-integer-digits="1" number:grouping="true"/>
      <number:text> Pts</number:text>
    </number:number-style>
    <number:number-style style:name="N224">
      <style:text-properties fo:color="#ff0000"/>
      <number:text>-</number:text>
      <number:number number:decimal-places="3" number:min-decimal-places="3" number:min-integer-digits="1" number:grouping="true"/>
      <number:text> Pts</number:text>
      <style:map style:condition="value()&gt;=0" style:apply-style-name="N224P0"/>
    </number:number-style>
    <number:number-style style:name="N227P0" style:volatile="true">
      <number:number number:decimal-places="0" number:min-decimal-places="0" number:min-integer-digits="1" number:grouping="true"/>
      <number:text>    </number:text>
    </number:number-style>
    <number:number-style style:name="N227P1" style:volatile="true">
      <number:text>-</number:text>
      <number:number number:decimal-places="0" number:min-decimal-places="0" number:min-integer-digits="1" number:grouping="true"/>
      <number:text>    </number:text>
    </number:number-style>
    <number:number-style style:name="N227">
      <number:text> -    </number:text>
      <style:map style:condition="value()&gt;0" style:apply-style-name="N227P0"/>
      <style:map style:condition="value()&lt;0" style:apply-style-name="N227P1"/>
    </number:number-style>
    <number:currency-style style:name="N228">
      <number:number number:decimal-places="3" number:min-decimal-places="3" number:min-integer-digits="1" number:grouping="true"/>
      <number:text> </number:text>
      <number:currency-symbol number:language="ar" number:country="EG">€</number:currency-symbol>
    </number:currency-style>
    <number:currency-style style:name="N229P0" style:volatile="true">
      <number:number number:decimal-places="3" number:min-decimal-places="3" number:min-integer-digits="1" number:grouping="true"/>
      <number:text> </number:text>
      <number:currency-symbol number:language="ar" number:country="EG">€</number:currency-symbol>
    </number:currency-style>
    <number:currency-style style:name="N229">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9P0"/>
    </number:currency-style>
    <number:date-style style:name="N230">
      <number:day/>
      <number:text>/</number:text>
      <number:month/>
      <number:text>/</number:text>
      <number:year/>
    </number:date-style>
    <number:number-style style:name="N232P0" style:volatile="true">
      <number:number number:decimal-places="2" number:min-decimal-places="2" number:min-integer-digits="1" number:grouping="true"/>
      <number:text> €</number:text>
    </number:number-style>
    <number:number-style style:name="N232">
      <style:text-properties fo:color="#ff0000"/>
      <number:text>-</number:text>
      <number:number number:decimal-places="2" number:min-decimal-places="2" number:min-integer-digits="1" number:grouping="true"/>
      <number:text> €</number:text>
      <style:map style:condition="value()&gt;=0" style:apply-style-name="N232P0"/>
    </number:number-style>
    <number:number-style style:name="N234P0" style:volatile="true">
      <number:number number:decimal-places="0" number:min-decimal-places="0" number:min-integer-digits="1" number:grouping="true"/>
      <number:text> €</number:text>
    </number:number-style>
    <number:number-style style:name="N234">
      <number:text>-</number:text>
      <number:number number:decimal-places="0" number:min-decimal-places="0" number:min-integer-digits="1" number:grouping="true"/>
      <number:text> €</number:text>
      <style:map style:condition="value()&gt;=0" style:apply-style-name="N234P0"/>
    </number:number-style>
    <number:number-style style:name="N237P0" style:volatile="true">
      <number:number number:decimal-places="2" number:min-decimal-places="2" number:min-integer-digits="1" number:grouping="true"/>
      <number:text> € </number:text>
    </number:number-style>
    <number:number-style style:name="N237P1" style:volatile="true">
      <number:text>-</number:text>
      <number:number number:decimal-places="2" number:min-decimal-places="2" number:min-integer-digits="1" number:grouping="true"/>
      <number:text> € </number:text>
    </number:number-style>
    <number:number-style style:name="N237">
      <number:text>-</number:text>
      <number:number number:decimal-places="0" number:min-decimal-places="0" number:min-integer-digits="0"/>
      <number:text> € </number:text>
      <style:map style:condition="value()&gt;0" style:apply-style-name="N237P0"/>
      <style:map style:condition="value()&lt;0" style:apply-style-name="N237P1"/>
    </number:number-style>
    <number:number-style style:name="N240P0" style:volatile="true">
      <number:number number:decimal-places="2" number:min-decimal-places="2" number:min-integer-digits="1" number:grouping="true"/>
      <number:text>    </number:text>
    </number:number-style>
    <number:number-style style:name="N240P1" style:volatile="true">
      <number:text>-</number:text>
      <number:number number:decimal-places="2" number:min-decimal-places="2" number:min-integer-digits="1" number:grouping="true"/>
      <number:text>    </number:text>
    </number:number-style>
    <number:number-style style:name="N240">
      <number:text>-</number:text>
      <number:number number:decimal-places="0" number:min-decimal-places="0" number:min-integer-digits="0"/>
      <number:text>    </number:text>
      <style:map style:condition="value()&gt;0" style:apply-style-name="N240P0"/>
      <style:map style:condition="value()&lt;0" style:apply-style-name="N240P1"/>
    </number:number-style>
    <number:date-style style:name="N241">
      <number:day/>
      <number:text>/</number:text>
      <number:month/>
      <number:text>/</number:text>
      <number:year/>
      <number:text> </number:text>
      <number:hours/>
      <number:text>:</number:text>
      <number:minutes number:style="long"/>
    </number:date-style>
    <number:number-style style:name="N243P0" style:volatile="true">
      <number:text>Activado</number:text>
    </number:number-style>
    <number:number-style style:name="N243P1" style:volatile="true">
      <number:text>Activado</number:text>
    </number:number-style>
    <number:number-style style:name="N243">
      <number:text>Desactivado</number:text>
      <style:map style:condition="value()&gt;0" style:apply-style-name="N243P0"/>
      <style:map style:condition="value()&lt;0" style:apply-style-name="N243P1"/>
    </number:number-style>
    <number:number-style style:name="N244P0" style:volatile="true">
      <number:number number:decimal-places="0" number:min-decimal-places="0" number:min-integer-digits="1" number:grouping="true"/>
      <number:text> €</number:text>
    </number:number-style>
    <number:number-style style:name="N244">
      <style:text-properties fo:color="#ff0000"/>
      <number:text>-</number:text>
      <number:number number:decimal-places="0" number:min-decimal-places="0" number:min-integer-digits="1" number:grouping="true"/>
      <number:text> €</number:text>
      <style:map style:condition="value()&gt;=0" style:apply-style-name="N244P0"/>
    </number:number-style>
    <number:number-style style:name="N246P0" style:volatile="true">
      <number:text>Verdadero</number:text>
    </number:number-style>
    <number:number-style style:name="N246P1" style:volatile="true">
      <number:text>Verdadero</number:text>
    </number:number-style>
    <number:number-style style:name="N246">
      <number:text>Falso</number:text>
      <style:map style:condition="value()&gt;0" style:apply-style-name="N246P0"/>
      <style:map style:condition="value()&lt;0" style:apply-style-name="N246P1"/>
    </number:number-style>
    <number:number-style style:name="N249P0" style:volatile="true">
      <number:number number:decimal-places="0" number:min-decimal-places="0" number:min-integer-digits="1" number:grouping="true"/>
      <number:text> € </number:text>
    </number:number-style>
    <number:number-style style:name="N249P1" style:volatile="true">
      <number:text>-</number:text>
      <number:number number:decimal-places="0" number:min-decimal-places="0" number:min-integer-digits="1" number:grouping="true"/>
      <number:text> € </number:text>
    </number:number-style>
    <number:number-style style:name="N249">
      <number:text> - € </number:text>
      <style:map style:condition="value()&gt;0" style:apply-style-name="N249P0"/>
      <style:map style:condition="value()&lt;0" style:apply-style-name="N249P1"/>
    </number:number-style>
    <number:currency-style style:name="N250P0" style:volatile="true">
      <number:number number:decimal-places="2" number:min-decimal-places="2" number:min-integer-digits="1" number:grouping="true"/>
      <number:text> </number:text>
      <number:currency-symbol number:language="ar" number:country="EG">€</number:currency-symbol>
    </number:currency-style>
    <number:currency-style style:name="N250">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50P0"/>
    </number:currency-style>
    <number:number-style style:name="N252P0" style:volatile="true">
      <number:number number:decimal-places="1" number:min-decimal-places="1" number:min-integer-digits="1" number:grouping="true"/>
      <number:text> Pts</number:text>
    </number:number-style>
    <number:number-style style:name="N252">
      <style:text-properties fo:color="#ff0000"/>
      <number:text>-</number:text>
      <number:number number:decimal-places="1" number:min-decimal-places="1" number:min-integer-digits="1" number:grouping="true"/>
      <number:text> Pts</number:text>
      <style:map style:condition="value()&gt;=0" style:apply-style-name="N252P0"/>
    </number:number-style>
    <number:currency-style style:name="N253">
      <number:number number:decimal-places="0" number:min-decimal-places="0" number:min-integer-digits="1" number:grouping="true"/>
      <number:text> </number:text>
      <number:currency-symbol number:language="ar" number:country="EG">€</number:currency-symbol>
    </number:currency-style>
    <number:number-style style:name="N255P0" style:volatile="true">
      <number:text>Sí</number:text>
    </number:number-style>
    <number:number-style style:name="N255P1" style:volatile="true">
      <number:text>Sí</number:text>
    </number:number-style>
    <number:number-style style:name="N255">
      <number:text>No</number:text>
      <style:map style:condition="value()&gt;0" style:apply-style-name="N255P0"/>
      <style:map style:condition="value()&lt;0" style:apply-style-name="N255P1"/>
    </number:number-style>
    <number:date-style style:name="N256">
      <number:day/>
      <number:text>/</number:text>
      <number:month number:style="long"/>
      <number:text>/</number:text>
      <number:year number:style="long"/>
    </number:date-style>
    <number:number-style style:name="N257P0" style:volatile="true">
      <number:number number:decimal-places="2" number:min-decimal-places="2" number:min-integer-digits="1" number:grouping="true"/>
      <number:text> €</number:text>
    </number:number-style>
    <number:number-style style:name="N257">
      <number:text>-</number:text>
      <number:number number:decimal-places="2" number:min-decimal-places="2" number:min-integer-digits="1" number:grouping="true"/>
      <number:text> €</number:text>
      <style:map style:condition="value()&gt;=0" style:apply-style-name="N257P0"/>
    </number:number-style>
    <number:number-style style:name="N258">
      <number:number number:decimal-places="0" number:min-decimal-places="0" number:min-integer-digits="1"/>
      <number:text> Pts</number:text>
    </number:number-style>
    <number:number-style style:name="N259P0" style:volatile="true">
      <number:number number:decimal-places="0" number:min-decimal-places="0" number:min-integer-digits="1"/>
      <number:text> Pts</number:text>
    </number:number-style>
    <number:number-style style:name="N259">
      <style:text-properties fo:color="#ff0000"/>
      <number:text>-</number:text>
      <number:number number:decimal-places="0" number:min-decimal-places="0" number:min-integer-digits="1"/>
      <number:text> Pts</number:text>
      <style:map style:condition="value()&gt;=0" style:apply-style-name="N259P0"/>
    </number:number-style>
    <number:number-style style:name="N260P0" style:volatile="true">
      <number:number number:decimal-places="0" number:min-decimal-places="0" number:min-integer-digits="1"/>
      <number:text> Pts</number:text>
    </number:number-style>
    <number:number-style style:name="N260">
      <number:text>-</number:text>
      <number:number number:decimal-places="0" number:min-decimal-places="0" number:min-integer-digits="1"/>
      <number:text> Pts</number:text>
      <style:map style:condition="value()&gt;=0" style:apply-style-name="N260P0"/>
    </number:number-style>
    <number:currency-style style:name="N262P0" style:volatile="true">
      <number:number number:decimal-places="0" number:min-decimal-places="0" number:min-integer-digits="1" number:grouping="true"/>
      <number:text> </number:text>
      <number:currency-symbol number:language="es" number:country="ES">₧</number:currency-symbol>
    </number:currency-style>
    <number:currency-style style:name="N262">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62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percentage-style style:name="N20155" number:language="es" number:country="ES">
      <number:number number:decimal-places="1" number:min-decimal-places="1" number:min-integer-digits="1"/>
      <number:text> %</number:text>
    </number:percentage-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2"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2"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2"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style:style style:name="Tachado" style:family="table-cell" style:parent-style-name="Default">
      <style:table-cell-properties fo:background-color="#e0efd4"/>
      <style:text-properties fo:color="#ff0000" style:text-line-through-style="solid" style:text-line-through-type="single" style:font-name="Linux Biolinum G1" fo:font-family="'Linux Biolinum G'" style:font-pitch="variable" fo:font-size="11pt" style:font-size-asian="11pt" style:font-size-complex="11pt"/>
    </style:style>
    <draw:marker draw:name="Arrow" svg:viewBox="0 0 20 30" svg:d="M10 0l-10 30h20z"/>
    <draw:marker draw:name="Fin_20_de_20_línea_20_10" draw:display-name="Fin de línea 10"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8">00/00/0000</text:date>, <text:time style:data-style-name="N2" text:time-value="10:06:48.45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8-08T10:59:02.973000000</dc:date>
    <dc:language>es-ES</dc:language>
    <meta:editing-cycles>3540</meta:editing-cycles>
    <meta:editing-duration>P21DT3H6M54S</meta:editing-duration>
    <dc:creator>Alfonso Javier Barbadillo Marán</dc:creator>
    <dc:title>Química P.A.U- Laboratorio (gal)</dc:title>
    <meta:document-statistic meta:table-count="10" meta:cell-count="3926" meta:object-count="6"/>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MinAbs(Rango, Optional nMaxMin as Integer) as Double
' Encuentra el valor máximo o mínimo de los valores absolutos de los elementos de un rango
' bien como números o como texto numforma
' nMaxMin	si se deja en blanco o vale 1: busca el máximo
'								si vale 2: busca el mínimo
Dim nRef, nElem  as Double
Dim nItem as String

IF IsMissing(nMaxMin) THEN
	nMaxMin = 1
ENDIF
nRef = 1E308
IF nMaxMin &lt;&gt; 2 Then
	nMaxMin = 1
	nRef = 0
ENDIF

IF IsArray(Rango) Then
	For each nItem in Rango
		IF nItem &lt;&gt; "" THEN
			nElem = ABS(AValor(nItem))
			IF nMaxMin &lt;&gt; 2 Then
				IF (nElem &gt; nRef) and (nElem &lt;&gt; 0) then
					nRef = nElem
				ENDIF
			ELSE
				IF (nElem &lt; nRef) and (nElem &lt;&gt; 0) then
					nRef = nElem
				ENDIF
			ENDIF
		ENDIF
	Next nItem
ELSE
	nRef = ABS(AValor(Rango))
ENDIF
MaxMin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FormulQuim.xml><?xml version="1.0" encoding="utf-8"?>
<!DOCTYPE module  PUBLIC '-//OpenOffice.org//DTD OfficeDocument 1.0//EN'  'module.dtd'>
<script:module xmlns:script="http://openoffice.org/2000/script" script:name="FormulQuim" script:language="StarBasic" script:moduleType="normal">Function CompuestoDeIones(Texto1 as String, Texto2 as String) as String
' Devuelve la fórmula del compuesto formado por dos iones Texto1 y Texto2
' Texto1 y Texto2 pueden ser la fórmula del anión o del catión
Dim nCoc, nAlto, nCargaCat, nCargaAn, nCarga1, nCarga2 as Integer
Dim cCar, cCation, cAnion, cTemp as String
Const cSub as String = "₁₂₃₄₅₆₇₈₉"

Texto1 = RTRIM(MID(Texto1, 1, 10))
Texto2 = RTRIM(MID(Texto2, 1, 10))
nCarga1 = CargaIon(Texto1)
nCarga2 = CargaIon(Texto2)
If nCarga1 * nCarga2 &gt;= 0 then
	CompuestoDeIones = ""
	exit function
endif
If nCarga1 &gt; 0 then
	cCation = IonSinCarga(Texto1)
	cAnion = IonSinCarga(Texto2)
	nCargaCat = abs(nCarga1)
	nCargaAn = abs(nCarga2)	
else
	If nCarga2 &gt; 0 then
		cCation = IonSinCarga(Texto2)
		cAnion = IonSinCarga(Texto1)
		nCargaCat = abs(nCarga2)
		nCargaAn = abs(nCarga1)	
	else
		CompuestoDeIones = ""
		exit function
	endif
endif
nAlto = 3
If nCargaCat &gt; nCargaAn then
	nCoc = nCargaCat / nCargaAn
	If nCoc = Int(nCoc) then
		nAlto = 2
	endif
else
	nCoc = nCargaAn / nCargaCat
	If nCoc = Int(nCoc) then
		If (nCoc &lt;&gt; 1) then
			nAlto = 1
		else
			nAlto = 0
		endif
	endif
endif
SELECT CASE nAlto
	CASE 1
		cCar = MID(cSub, nCoc, 1)
	CASE 3
		cCar = MID(cSub, nCargaAn, 1)
	CASE ELSE
		cCar = ""
END SELECT
If (cCation = "NH₄") and (LEN(cCar) &gt; 0) Then
	cCation = "(" &amp; cCation &amp; ")"
Endif
CompuestoDeIones = cCation &amp; cCar
SELECT CASE nAlto
	CASE 2
		cCar = MID(cSub, nCoc, 1)
	CASE 3
		cCar = MID(cSub, nCargaCat, 1)
	CASE ELSE
		cCar = ""
END SELECT
If (LEN(cCar) &gt; 0) and (LEN(cAnion) &gt; 1) Then
	IF (LEN(cAnion)=2) AND (LCASE(MID(cAnion, 2, 1)) = MID(cAnion, 2, 1)) Then
		ELSE
			cAnion = "(" &amp; cAnion &amp; ")"
	Endif
Endif
CompuestoDeIones = CompuestoDeIones &amp; cAnion &amp; cCar
CompuestoDeIones = FormulaQuim(CompuestoDeIones)
End Function


Function BuscaForm(cNombreABuscar as String, cNomTabla as String, Optional bAviso as Boolean) as String
' Busca el nombre químico "cNombreABuscar" en la table "cNomTabla" y devuelve su fórmula
' Si existe bAviso y es distinto de 0, presenta un mensaje de aviso si no encuentra cNombreABuscar
Dim oDoc, oHojas, oHojaFormulas, oCelda as Object
Dim cNomHoja, cFormula, cNomAPoner, cNomABuscar as String
Dim nCont, nTablas as Integer
Dim cTablas(), cCeldaNom(), cCeldaForm() as String

nTablas = 6
cTablas = Array("aniones", "cationes", "ácidos", "compuestos", "elementos", "prefijos")
cCeldaNom = Array("A1", "D1", "G1", "J1", "M1", "S1")
cCeldaForm = Array("B1", "E1", "H1", "K1", "N1", "T1")
For nCont = 0 to nTablas - 1
	If LCase(cNomTabla) = cTablas(nCont) then
		exit for
	endif
Next nCont
cNomABuscar = SinAcento(Lcase(Trim(cNombreABuscar)))
BuscaForm = ""
IF nCont + 1 &gt; nTablas then
	MSGBOx "No existe la tabla " &amp; cNomTabla
	exit Function
Else
	cPoner = cCeldaNom(nCont)
	if nCont = 1 then
		cNomAPoner = "\Q" &amp; cNomABuscar &amp; "\E"
	else
		cNomAPoner = cNomABuscar
	endif
	cLeer = cCeldaForm(nCont)
endif
If IsMissing(bAviso) Then
	bAviso = 0
else
	bAviso = Not(Not(bAviso))
endif
cNomHoja = "Formulas"
oDoc = ThisComponent
oHojas = oDoc.getSheets()
'Comprobamos que la hoja exista para poder acceder a ella
If NOT(oHojas.hasByName(cNomHoja)) Then
	MsgBox "La hoja " &amp; cNomHoja &amp; " no existe y se necesita para formular"
	BuscaForm = ""
	Exit Function
End If
oHojaFormulas = oDoc.Sheets.getByName(cNomHoja)
oCelda = oHojaFormulas.getCellRangeByName(cPoner)
oCelda.setString(cNomAPoner)
oCelda = oHojaFormulas.getCellRangeByName(cLeer)
cFormula = oCelda.getString()
If cFormula = "#N/D" then
	If bAviso then
		MSGBox cNombreABuscar &amp; " no se encuentra en la lista de " &amp; cNomTabla
	Endif
	BuscaForm = ""
else
	BuscaForm = cFormula
endif	
End Function


Function NomAForm(cTexto1 as String, Optional cTexto2 as String) as String
Dim oDoc, oHojas As Object
Dim cNomHoja, cNombre, cSimbAn, cSimbCat, cIon, cSep as String
Dim nPos as Integer
Dim bAcido, bOxido, bAnCat, bOxIon, bPerox, bEsIon, bCation, bAnion, bSist, bElemSP as Boolean

oDoc = ThisComponent
oHojas = oDoc.getSheets()
NomAForm = ""
cNomHoja = "Formulas"
'Comprobamos que la hoja exista para poder acceder a ella
If NOT(oHojas.hasByName(cNomHoja)) Then
	MsgBox "La hoja " &amp; cNomHoja &amp; " no existe y se necesita para formular"
	Exit Function
End If
cNombre = Lcase(Trim(cTexto1))
If Len(cNombre) &lt; 3 Then
	Exit Function
Endif
bAcido = FALSE
bOxido = FALSE
bAnCat = FALSE
bOxIon = FALSE
bCation = (SinAcento(Mid(cNombre, 1, 6)) = "cation")
bAnion = (SinAcento(Mid(cNombre, 1, 5)) = "anion")
bEsIon = bAnion Or bCation or (SinAcento(Mid(cNombre, 1, 3)) = "ion")
If Len(cNombre) &gt; 4 Then
	bAcido = (SinAcento(Mid(cNombre, 1, 5)) = "acido")
	bOxido = (Instr(SinAcento(cNombre), "oxido") &gt; 0) and Not(Instr(SinAcento(cNombre),"hidroxido") &gt; 0)
Endif
IF ISMISSING(cTexto2) Then
	cTexto2 = ""
Endif
bElemSP = (Len(cTexto2) = 0) And Not(bEsIon Or bAcido Or bOxido) And (Instr(cNombre, " de ") = 0)
If bElemSP Then
' Busca primero en elementos
	NomAForm = BuscaForm(SinAcento(cNombre), "compuestos")
	If Len(NomAForm) &gt; 0 Then
		Exit Function
	Endif
' Busca en la Tabla símbolos
	cNomHoja = "Simbolos"
	If NOT(oHojas.hasByName(cNomHoja)) Then
		MsgBox "La hoja " &amp; cNomHoja &amp; " no existe y se necesita para formular"
		Exit Function
	End If
	oHojaFormulas = oDoc.Sheets.getByName(cNomHoja)
	oCelda = oHojaFormulas.getCellRangeByName("D2")
	oCelda.setString(SinAcento(cNombre))
	oCelda = oHojaFormulas.getCellRangeByName("B2")
	cSimbCat = oCelda.getString()
	If cSimbCat &lt;&gt; "#N/D" then
		NomAForm = cSimbCat
		Exit Function
	Endif
Endif
If Len(cTexto2) &gt; 0 Then
	if bAcido Or bEsIon Then
		cSep = " "
	Else
		cSep = " de "
	Endif
	cNombre = cNombre &amp; cSep &amp; Trim(cTexto2)
Endif
' Si es sistemática usa otra función
cNombreSinTilde = SinAcento(cNombre)
nPos = Instr(cNombre, " de ")
bSist = HayPrefijos(cNombre) or HayPrefijos(Trim(Mid(cNombre, nPos + 4, 15) ) )
bSist = bSist And (Left(cNombreSinTilde, 18) &lt;&gt; "dihidrogenofosfato")
bSist = bSist And (Left(cNombreSinTilde, 9) &lt;&gt; "dicromato")
If bSist Then
	NomAForm = NomAFormBin(cNombre)
	Exit Function
Endif
' Investiga si es óxido de uno de los iones
nPos = Instr(cNombre, " de ")
cSimbCat = BuscaForm(trim(Mid(cNombre, nPos + 4, 15)), "cationes")
bPerox =(Instr(cNombreSinTilde, "peroxido") &lt;&gt; 0)
bOxIon = (Len(cSimbCat) &gt; 0) And (Instr(cNombreSinTilde, "oxido") &gt; 0) and Not(bPerox)
bAnCat = (Instr(cTexto1, "uro de") &gt; 0 or Instr(cTexto1, "ito de") &gt; 0 or Instr(cTexto1, "ato de") &gt; 0)
' Elementos, óxidos covalentes y compuestos como agua, amoníaco...
'IF ((cTexto2 = "") and Not(bAcido) and Not(bAnCat)) or (bOxido And Not(bOxIon) ) THEN
IF ((cTexto2 = "") and Not(bAcido) and Not(bAnCat) And Not(bOxIon)  And Not(bEsIon)) or (bOxido  And Not(bOxIon) ) THEN
	NomAForm = BuscaForm(cNombre, "compuestos",-1)
	Exit Function
Endif
If (nPos = 0) And Not(bAcido) And Not(bEsIon) then
	NomAForm = ""
	Exit Function
Endif
if Not(bAcido) Then
	if bEsIon Then
' Iones
		nPos = Instr(cNombre, " ")
		cIon = Trim(Mid(cNombre, nPos + 1, 15))
		If bAnion Then
			NomAForm =  BuscaForm(cIon, "aniones", -1)
		Else
			If bCation Then
				NomAForm =  BuscaForm(cIon, "cationes", -1)
			Else
				cSimbAn =  BuscaForm(cIon, "aniones")
				If Len(cSimbAn) &gt; 0 Then
					NomAForm = cSimbAn
				Else
					NomAForm = BuscaForm(cIon, "cationes", -1)
				Endif
			Endif
		Endif
	Else
' Compuestos de anión y catión
		cSimbAn =  BuscaForm(trim(Mid(cNombre, 1, nPos - 1)), "aniones",-1)
		cSimbCat = BuscaForm(trim(Mid(cNombre, nPos + 4, 15)), "cationes",-1)
		NomAForm = CompuestoDeIones(cSimbCat, cSimbAn)
	Endif
Else
' Ácidos
	cNombre = trim( Mid(cNombre, 6, 15) )
	cSimbAcido =  BuscaForm(cNombre, "ácidos",-1)
	NomAForm = cSimbAcido
Endif
End Function


Function BuscaNomb(cFormulaABuscar as String, cNomTabla as String, Optional bAviso as Boolean) as String
' Busca la fórmula química "cFormulaABuscar" en la table "cNomTabla" y devuelve su nombre
' Si existe bAviso y es distinto de 0, presenta un mensaje de aviso si no encuentra cFormulaABuscar
Dim oDoc, oHojas, oHojaFormulas, oCelda as Object
Dim cNomHoja, cNombre, cFormulaAPoner as String
Dim nCont, nPos as Integer
Dim cTablas(), cCeldaNom(), cCeldaForm() as String

If Len(cNomTabla) = 0 Then
	MsgBox "Se necesita el nombre de la tabla"
	Exit Function
Endif
cTablas = Array("aniones", "cationes", "ácidos", "compuestos", "elementos")
cCeldaNom = Array("C2", "F2", "I2", "L2", "O2")
cCeldaForm = Array("B2", "E2", "H2", "K2", "N2")
For nCont = 0 to 4
	If LCase(cNomTabla) = cTablas(nCont) then
		Exit For
	Endif
Next nCont
BuscaNomb = ""
' Quita los paréntesis, si los hay
nPos = Instr(cFormulaABuscar, "(")
If nPos &gt; 0 Then
	cFormulaABuscar = Replace(cFormulaABuscar, "(", "")
	cFormulaABuscar = Replace(cFormulaABuscar, ")", "")
Endif	
IF nCont &gt; 4 then
	MSGBOx "No existe la tabla " &amp; cNomTabla
	exit Function
Else
	cPoner = cCeldaForm(nCont)
	cFormulaAPoner = "\Q" &amp; FormulaQuim(Trim(cFormulaABuscar) ) &amp; "\E"
	cLeer = cCeldaNom(nCont)
endif
If IsMissing(bAviso) Then
	bAviso = False
else
	bAviso =True
endif
cNomHoja = "Formulas"
oDoc = ThisComponent
oHojas = oDoc.getSheets()
'Comprobamos que la hoja exista para poder acceder a ella
If NOT(oHojas.hasByName(cNomHoja)) Then
	MsgBox "La hoja " &amp; cNomHoja &amp; " no existe y se necesita para formular"
	BuscaNomb = ""
	Exit Function
End If
oHojaFormulas = oDoc.Sheets.getByName(cNomHoja)
oCelda = oHojaFormulas.getCellRangeByName(cPoner)
oCelda.setString(cFormulaAPoner)
oCelda = oHojaFormulas.getCellRangeByName(cLeer)
cNombre = oCelda.getString()
If cNombre = "#N/D" then
	If bAviso then
		MSGBox cFormulaABuscar &amp; " no se encuentra en la lista de " &amp; cNomTabla
	Endif
	BuscaNomb = ""
else
	BuscaNomb = cNombre
endif	
End Function


Function FormANom(cTexto as String) as String
Dim oDoc, oHojas As Object
Dim cPrefijos(), cBinarios, cFormPlana As String
Dim cNomHoja, cFormul, cNombreCat, cNombreAn, cNombre, cInfoIones, cSimbEle, cSimbAn, cSimbCat as String
Dim cCargCat, cCargAn, cFormCorr, cPref1, cPref2, cInfoAtomos, cPerox as String
Dim bBuscarEnCompuestos, bSist, bEsCation, bEsAnion, bEsIon, bEsOxCov, bEsSist, bEsElem as Boolean
Dim nCat, nAnion, nAtomos, nPos as Integer

oDoc = ThisComponent
oHojas = oDoc.getSheets()
cNomHoja = "Formulas"
'Comprobamos que la hoja exista para poder acceder a ella
If NOT(oHojas.hasByName(cNomHoja)) Then
	MsgBox "La hoja " &amp; cNomHoja &amp; " no existe y se necesita para formular"
	Exit Function
Endif
cFormul = Trim(cTexto)
If Len(cFormul) = 0 Then
	FormANom = ""
	Exit Function
Endif
cFormPlana = DeSupSub(cFormul)
cInfoIones = Ioniza(cFormul, 0)  'iones sin paréntesis
' Quita los paréntesis, si los hay
cInfoAtomos = CuentaAtomos(cFormul)
bEsElem = (Mid(cInfoAtomos, 3, 2) = "  ")
bEsSist = FALSE
cPrefijos = Array("mon", "di", "tri", "tetra", "penta", "hexa", "hepta", "octa", "nona", "deca")
cNombre = ""
If bEsElem Then
	cBinarios = "H F ClBrI O N "
	cNombre = BuscaNomb(FormulaQuim(cFormul), "compuestos")
	If Len(cNombre) = 0 Then
		bEsSist = TRUE
		cSimbEle = Trim(Mid(cInfoAtomos,1, 2))
		nAtomos = Val(Mid(cInfoAtomos, 11, 2))
		cNombre = BuscaNomb(cSimbEle, "elementos")
	Endif
	If Len(cNombre) = 0 Then
' Busca en la Tabla símbolos
		cNomHoja = "Simbolos"
		If NOT(oHojas.hasByName(cNomHoja)) Then
			MsgBox "La hoja " &amp; cNomHoja &amp; " no existe y se necesita para formular"
			Exit Function
		End If
		oHojaFormulas = oDoc.Sheets.getByName(cNomHoja)
		oCelda = oHojaFormulas.getCellRangeByName("B1")
		oCelda.setString(cSimbEle)
		oCelda = oHojaFormulas.getCellRangeByName("D1")
		cNombre = oCelda.getString()
		If cNombre &lt;&gt; "#N/D" then
			FormANom = cNombre
			Exit Function
		Endif
		FormANom = ""
	Else
		cPref1 = ""
		If bEsSist Then
			nPos = Instr(cBinarios, Mid(cSimbEle &amp; " ", 1, 2))
			If nAtomos = 1 Then
				If (nPos &gt; 0) Then
					cPref1 = "mono"
				Endif
			Else
				cPref1 = cPrefijos(nAtomos - 1)
			Endif
		Endif
		FormANom = cPref1 &amp; cNombre
	Endif
	Exit Function
Endif
cSimbCat = Rtrim(mid(cInfoIones, 1, 10))
cSimbAn = Rtrim(mid(cInfoIones, 11, 10))
nCat = Val(mid(cInfoIones, 21, 1))
nAnion = Val(mid(cInfoIones, 22, 1))
bEsCation = (DeSupSub(cSimbCat) = cFormPlana) And (Right(cFormPlana, 1) = "+")
bEsAnion = (DeSupSub(cSimbAn) = cFormPlana)  And (Right(cFormPlana, 1) = "-")
bEsIon = bEsCation Or bEsAnion
cPerox = " H2O2 Li2O2 Na2O2 K2O2 MgO2 CaO2 BaO2 "
bBuscarEnCompuestos = (Instr(cPerox, cFormPlana) &lt;&gt; 0)
bBuscarEnCompuestos = bBuscarEnCompuestos Or (Len(cSimbAn) = 0) Or (cSimbAn = "H-") 
If bEsIon Then
	nPos = Instr(cFormul, "(")
	If nPos &gt; 0 Then
		cFormul = Replace(cFormul, "(", "")
		cFormul = Replace(cFormul, ")", "")
	Endif	
	bBuscarEnCompuestos = FALSE
Endif
cNombreCat = BuscaNomb(IonSinCarga(cSimbCat), "elementos")
' Óxidos covalentes
bEsOxCov = (Mid(cInfoAtomos, 3, 2) = "O ") And (Len(cNombreCat) &gt; 0)
' bEsOxCov = (Mid(cSimbAn, 1, 1) ="O") And (Len(cNombreCat) &gt; 0)
if bBuscarEnCompuestos Then
	cNombre = BuscaNomb(cFormul, "compuestos", bEsOxCov)
	If Len(cNombre) &gt; 0 Then
		FormANom = cNombre
		Exit Function
	Endif
	If bEsOxCov Then
		Exit Function
	Endif	
Endif
' Busca en no metales
bEsSist = ((nCat &gt; 1) Or (nAnion &gt; 1)) And (Len(cNombreCat) &gt; 0) And (Mid(cInfoAtomos, 5, 2) = "  ")
If bEsOxCov or bEsSist Then
	cPref1 = ""
	nCat = Val(Mid(cInfoAtomos,11, 2))
	nAnion = Val(Mid(cInfoAtomos,13, 2))
		If nCat &gt; 1 Then
		cPref2 = cPrefijos(nCat - 1)
	Endif
	If nAnion = 1 then
		If nCat = 1 Then
			cPref1 = cPrefijos(nAnion - 1)
		Endif
	Else
		cPref1 = cPrefijos(nAnion - 1)
	Endif
	If bEsOxCov Then
		cNombreAn = "óxido"
	Else
		cNombreAn = BuscaNomb(cSimbAn, "aniones")
	Endif
	FormANom = cPref1 &amp; cNombreAn &amp; " de " &amp; cPref2 &amp; cNombreCat
	Exit Function
Endif
' No funciona anión &amp; catión
' ***
' Ácidos
If cSimbCat = "H+" Then
	cNombre = BuscaNomb(cFormul, "ácidos", -1)
	FormANom = "ácido " &amp; cNombre
Else
' Cationes
	If Not(bEsAnion) Then
		cNombreCat = BuscaNomb(cSimbCat, "cationes", -1)
	Endif
' Aniones
	If Not(bEsCation) Then
		cNombreAn = BuscaNomb(cSimbAn, "aniones", -1)
	Endif
	If bEsIon Then
		If bEsAnion Then
			FormANom = "anión "&amp; cNombreAn
		Else
			FormANom = "catión "&amp; cNombreCat
		Endif
	Else
		FormANom = cNombreAn &amp; " de " &amp; cNombreCat
	Endif
Endif
cFormCorr = NomAForm(FormANom)
If (cFormCorr &lt;&gt; cTexto) And (DeSupSub(cFormCorr) &lt;&gt; cFormPlana) Then
	MsgBox "La fórmula " &amp; cFormul &amp; " no parece la correcta " &amp; cFormCorr
Endif
End Function


Function NomAFormBin(cTexto1 as String, Optional cTexto2 as String) as String
Dim oDoc, oHojas, oHojaFormulas, oRangoPref As Object
Dim cNomHoja, cNombre, cSimbAn, cSimbCat, cIon, cPosiblePref as String
Dim cPrefix() as String
Dim nCont, nPosDe, nPosNom1, nPosNom2, nPosPref, n1, n2, nDespl1, nDespl2 as Integer
Dim bOxido, bBinario, bElem as Boolean

oDoc = ThisComponent
oHojas = oDoc.getSheets()
NomAFormBin = ""
cNomHoja = "Formulas"
'Comprobamos que la hoja exista para poder acceder a ella
If NOT(oHojas.hasByName(cNomHoja)) Then
	MsgBox "La hoja " &amp; cNomHoja &amp; " no existe y se necesita para formular"
	Exit Function
End If
cNombre = Trim(cTexto1)
If Len(cNombre) = 0 Then
	Exit Function
Endif
' Busca los prefijos
oHojaFormulas = oDoc.Sheets.getByName(cNomHoja)
oRangoPref = oHojaFormulas.getCellRangeByName("T5:T16")
cPrefix = oRangoPref.getDataArray()
n1 = 1
n2 = 1
IF ISMISSING(cTexto2) Then
	cTexto2 = ""
Endif
If cTexto2 &lt;&gt; "" Then
	cNombre = cNombre &amp; " de " &amp; Trim(cTexto2)
Endif
nPosDe = Instr(cNombre," de ")
For nCont = 0 To UBound(cPrefix)
	cPosiblePref = cPrefix(nCont)(0)
	nPosPref = Instr(cNombre, cPosiblePref)
	If nPosPref = 1 then
		n1 = nCont + 1
	Endif
	If nPosPref = nPosDe + 4 then
		n2 = nCont + 1
	Endif	
	If (n1 &gt; 1) and (n2 &gt;1) then
		exit For
	Endif
Next
bOxido = 0
bBinario = 0
If Len(cTexto1) &gt; 4 Then
	bBinario = Instr(cNombre, "uro de") &gt; 0
	bOxido = (Instr(cNombre, "óxido") &gt; 0 or Instr(cNombre, "oxido") &gt; 0) and not(Instr(cNombre, "hidróxido") &gt; 0 or Instr(cNombre,"hidroxido") &gt; 0)
	bElem = Not(bBinario) And Not(bOxido)
Endif
nDespl2 = 0
if n2 &gt; 1 then
	nDespl2 = Len(cPrefix(n2 - 1)(0))
endif
nDespl1 = 0
If n1 &gt; 1 then
	nDespl1 = Len(cPrefix(n1 - 1)(0))
Else
	If (Instr(cNombre, "mon") = 1) Then
		nDespl1 = 3
		If (Instr(cNombre, "mono") = 1) Then
			nDespl1 = 4
		Endif
	Endif
Endif
If bElem Then
	cSimbCat = BuscaForm(trim(Mid(cNombre, nDespl1 + 1, 15)), "elementos")
	NomAFormBin = cSimbCat
Else
	cSimbCat = BuscaForm(trim(Mid(cNombre, nPosDe + 4 + nDespl2, 15)), "elementos")
	NomAFormBin = cSimbCat
	If n2 &gt; 1 Then
		NomAFormBin = NomAFormBin &amp; Subind(n2)
	endif
	If bOxido then
		NomAFormBin = NomAFormBin &amp; "O"
	else
		cSimbAn =  BuscaForm(trim(Mid(cNombre,  nDespl1 + 1, nPosDe - nDespl1)), "aniones",-1)
		NomAFormBin = NomAFormBin &amp; IonSinCarga(cSimbAn)
	endif
Endif
If n1 &gt; 1 Then
	NomAFormBin = NomAFormBin &amp; Subind(n1)
endif
End Function


Function HayPrefijos(cTexto) as Boolean
' Si encuentra un prefijo en "cTexto" devuelve True
Dim cBuscar, cPrefijos() as String
Dim nCont as Integer

cBuscar = Lcase( Trim(cTexto) )
HayPrefijos = FALSE
cPrefijos = Array("mon", "di", "tri", "tetra", "penta", "hexa", "hepta", "octa", "nona", "deca")
For nCont = 0 To UBound(cPrefijos)
	IF Instr(cBuscar, cPrefijos(nCont) ) = 1 Then
		HayPrefijos = TRUE
		Exit Function
	Endif
Next nCont
End Function


Function SinAcento(cTexto as String) as String
' Elimina los acentos en los nombres
Dim cTildes(), cSinTildes(), cAux, cAux2 as String
Dim nCont as Integer

cAux = Trim(cTexto)
SinAcento = ""
If Len(cAux) = 0 Then
	Exit Function
Endif
cTildes = Array("á", "é", "í", "ó", "ú")
cSinTildes = Array("a", "e", "i", "o", "u")
For nCont = 0 To Ubound(cTildes)
	cAux2 = Replace(cAux, cTildes(nCont), cSinTildes(nCont) )
	cAux = Replace(cAux2, Ucase(cTildes(nCont)), Ucase(cSinTildes(nCont)) )
Next nCont
SinAcento = cAux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Quimica.xml><?xml version="1.0" encoding="utf-8"?>
<!DOCTYPE module  PUBLIC '-//OpenOffice.org//DTD OfficeDocument 1.0//EN'  'module.dtd'>
<script:module xmlns:script="http://openoffice.org/2000/script" script:name="Quimica" script:language="StarBasic" script:moduleType="normal">Function FormulaQuim(formula as string) as string
Dim nFin as Integer
Dim cSinLatex As String
FormulaQuim = ""
IF formula="" OR formula="0" THEN
	EXIT FUNCTION
ENDIF
cSinLatex = LimpiaLatex(formula)
nFin = LargoIon(cSinLatex)
FormulaQuim = Subind(MID(cSinLatex, 1, nFin) &amp; Superind(MID(cSinLatex, nFin+1, 2))
End Function


Function LimpiaLatex(formula as String) as String
Dim nLong, nCont as Integer
Dim cFormuLimpia, cCar as string
cFormuLimpia = ""
nLong = LEN(formula)
IF nLong &gt; 0 Then
	For nCont = 1 To nLong
		cCar = mid(formula, nCont, 1)
		IF (cCar &lt;&gt; "^") And  (cCar &lt;&gt; "_") And (cCar &lt;&gt; " ") Then
			cFormuLimpia = cFormuLimpia &amp; cCar
		ENDIF
	Next
ENDIF
LimpiaLatex = cFormuLimpia
End Function


Function LargoIon(formula as String) as Integer
Const cSigno as String = "+-⁺⁻"
Const cNumeros as String ="1234567890₁₂₃₄₅₆₇₈₉₀¹²³⁴⁵⁶⁷⁸⁹⁰"
Dim nLong, nFin AS Integer
Dim cCar, cSinLatex as String
Dim bIon as Boolean

LargoIon = 0
IF formula="" THEN
	EXIT FUNCTION
ENDIF
cSinLatex = LimpiaLatex(formula)
nLong = LEN(cSinLatex)
nFin = nLong
cCar = MID(cSinLatex, nLong, 1)
bIon = (INSTR(cSigno, cCar)&gt;0)
IF bIon THEN
	IF nLong &gt; 1 THEN
		nFin =  nLong - 1
		cCar = MID(cSinLatex, nFin, 1)
		IF (INSTR(cNumeros, cCar)&gt;0) AND (nLong &gt; 2) THEN
			nFin = nLong - 2
			cCar = MID(cSinLatex, nFin, 1)
			bTipic = (cCar="H") OR ((cCar="O") and nFin&lt;&gt;1)
			IF bTipic THEN
				nFin = nLong-1
			ENDIF
		ENDIF
	ENDIF
	LargoIon = nFin		
ELSE
	LargoIon = nLong
ENDIF
End Function


Function CargaIon(formula as String) as Integer
Dim nLong, nFin, nAsc AS Integer
Dim cCar, cTemp, cSinLatex as String
cSinLatex = LimpiaLatex(formula)
cTemp = TRIM(cSinLatex)
nLong = LEN(cTemp)
nFin = LargoIon(cTemp)
IF nFin=nLong THEN
	CargaIon = 0
ELSE
	IF nFin+1=nLong THEN
		CargaIon = 1
	ELSE
		cCar = MID(cTemp, nFin+1, 1)
		nAsc = ASC(cCar)
		SELECT CASE nAsc
			CASE 178 to 179
				CargaIon = nAsc-176
			CASE 8308 to 8315
				CargaIon = nAsc-8304
			CASE ELSE
				CargaIon = VAL(cCar)
		END SELECT
	ENDIF
	cCar = MID(cTemp, nLong, 1)
	IF (cCar = "-") OR (cCar = "⁻") THEN
		CargaIon = -CargaIon
	ENDIF	
ENDIF	
END FUNCTION


Function IonSinCarga(formula as String) as String
Dim nLong, nIni, nFin, nPos AS Integer
Dim cCar, cSinLatex as String

IF formula="" THEN
	EXIT FUNCTION
ENDIF
cSinLatex = LimpiaLatex(formula)
IonSinCarga = cSinLatex
nFin = LargoIon(cSinLatex)
IonSinCarga = MID(cSinLatex, 1, nFin)		
cCar = MID(IonSinCarga, nFin, 1)
IF cCar = ")" THEN
	nFin = nFin-1
ENDIF
nIni = 1
cCar = MID(IonSinCarga, 1, 1)
IF cCar = "(" THEN
	nIni = nIni+1
ENDIF
IonSinCarga = MID(IonSinCarga, nIni, nFin-nIni+1)
End Function


Function MasaMol(formula as String) as Double
Dim nCont, nAtom, nLong as Integer
Dim cTemp, cSimb, cFormula as String
Const cSigno as String = "+-⁺⁻"
MasaMol = 0
IF LEN(formula)=0 THEN
	EXIT FUNCTION
ENDIF

cFormula = LimpiaLatex(formula)
nLong = LEN(cFormula)
cSimb = MID(cFormula, nLong, 1)
IF (INSTR(cSigno, cSimb)&gt;0) THEN
	cFormula = IonSinCarga(cFormula)
ENDIF
cTemp = CuentaAtomos(cFormula)
IF INSTR(cTemp, "Error") Then
	Masamol = 0
	Exit Function
ENDIF
FOR nCont = 1 TO 5
	cSimb = RTRIM(MID(cTemp, nCont*2-1, 2))
	nAtom = VAL(MID(cTemp, 10+nCont*2-1, 2))
	MasaMol = MasaMol + nAtom*MasaAtomica(cSimb)
NEXT
End Function


Function CuentaAtomos(formula as String) as String
' Devuelve una cadena de 20 caracteres
' Los 10 primeros, los símbolos de los elementos (dos caracteres/Símbolo)
' en el orden en el que aparecen en la fórmula
' Los 10 últimos, el nº de átomos de cada elemento (dos caracteres/número)
Dim nCont, nCon2, nContAt, nAsc, nLong, nSub, nSubGrupo, nIniGrupo  as Integer
Dim cSub, cSimb, cCar, cCarPost, cFormula, cSinLatex as String
Dim nMasAtom, nMasGrupo, nMasa as Double
Dim bFinGrupo, bNum, bMinusc, bFinSub, bElem  as Boolean
Dim cAtomo(1 TO 10) as String
Dim nAtomos(1 to 10) as Integer
Const cBlanco10 as String = "          "

'nMasa = 0
'nMasGrupo = 0
nSub = 1
cSub = ""
cCar = ""
cCarPost = ""
bElem  = False
bNum = False
bMinusc = False
bFinGrupo = False
bFinSub = False
cSinLatex = LimpiaLatex(formula)
cFormula = TRIM(cSinLatex)
'??
cFormula = MID(cFormula, 1, LARGOION(cFormula))
nLong = LEN(cFormula)
nIniGrupo=0
'nMasAtom = 0
'nMasGrupo = 0
IF nLong &gt; 1 THEN
	nContAt  = 1
	FOR nCont = nLong TO 1 STEP -1
		cSimb = cCarPost
		cCarPost = cCar
		cCar = MID(cFormula, nCont, 1)
		nAsc = ASC(cCar)
		SELECT CASE nAsc
			CASE 40
			' (
				bFinGrupo = True
				bMinusc = False
				bNum = False
			CASE 41
			' )
				nIniGrupo = nContAt
'				nMasa = nMasa + nMasGrupo
'				nMasGrupo = 0
				bMinusc = False
				bNum = False
				IF LEN(cSub)&gt;0 THEN
					nSubGrupo = val(cSub)
				ELSE
					nSubGrupo = 1
				ENDIF
				cSub = ""
			CASE 48 TO 57
			' número (se supone que son subíndices)
				IF bNum THEN
					cSub = cCar &amp; cSub
				ELSE
					cSub = cCar
				ENDIF
				bMinusc = False
				bNum = True
			CASE 65 to 90
			' Mayúscula
				IF bMinusc THEN
					cSimb = cCar &amp; cCarPost
				ELSE
					cSimb = cCar
				ENDIF
'				nMasAtom = MasaAtomica(cSimb)
				IF LEN(cSub)&gt;0 THEN
					nSub = val(cSub)
				ELSE
					nSub = 1
				ENDIF
				cAtomo(nContAt) = cSimb
				nAtomos(nContAt) = nSub
				nContAt = nContAt + 1
				cSub = ""
'				nMasGrupo = nMasGrupo + MasaAtomica(cSimb) * nSub
				bMinusc = False
				bNum = False
			CASE 97 to 121
			' minúscula
				bMinusc = True
				bNum = False
			CASE 8320 to 8329
			' subíndices
				cCar =CHR(nAsc - 8272)
				IF bNum THEN
					cSub = cCar &amp; cSub
				ELSE
					cSub = cCar
				ENDIF
				bMinusc = False
				bNum = True
		END SELECT
		IF bFinGrupo Then
			IF nIniGrupo = 0 Then 
				CuentaAtomos = "Error: Falta paréntesis"
				EXIT FUNCTION
			ENDIF
			FOR nCon2 = nIniGrupo TO nContAt - 1
				nAtomos(nCon2) = nAtomos(nCon2) * nSubGrupo
			NEXT
			nMasa = nMasa + nMasGrupo * nSubGrupo
			bFinGrupo = False
			nMasGrupo = 0
		ENDIF
	NEXT
	IF NOT bFinGrupo THEN
		nMasa = nMasa + nMasGrupo
	ENDIF
'	MasaMol = nMasa
ELSE
	cAtomo(1) = MID(cFormula, 1, 1)
	nAtomos(1) = 1 
'	MasaMol =  MasaAtomica( MID(cFormula, 1, 1))
ENDIF
CuentaAtomos = ""
cTemp = ""
FOR nCont = 1 TO 9
	IF LEN(cAtomo(nCont))&gt; 0 THEN
		cSimb = cAtomo(nCont)
		FOR nCon2 = nCont+1 to 10
			IF cAtomo(nCon2) = cSimb THEN
				nAtomos(nCont) = nAtomos(nCont) + nAtomos(nCon2)
				nAtomos(nCon2) = 0
				cAtomo(nCon2) = ""
			ENDIF
		NEXT
	ENDIF
NEXT

FOR nCont = 10 TO 1 STEP -1
	IF LEN(cAtomo(nCont))&gt; 0 THEN
		CuentaAtomos = CuentaAtomos &amp; MID(cAtomo(nCont) &amp; "  ", 1, 2)
		cTemp = cTemp &amp; MID(LTRIM(STR(nAtomos(nCont))) &amp; "  ", 1, 2)
	ENDIF
NEXT
CuentaAtomos = MID(CuentaAtomos &amp; cBlanco10, 1, 10) &amp; MID(cTemp &amp; cBlanco10, 1, 10)
End Function


Function Ioniza(formula as String, Optional bParent as Boolean, Optional bOxidos as Boolean) as String
' formula debe tener el catión antes que el anión
' excepto los ácidos orgánicos que contienen COOH o  CO2H

'Devuelve una cadena de 26 caracteres
'Los 10 primeros contienen el primer ión (se supone positivo)
'Los 10 siguientes contienen el segundo ión (se supone negativo)
'El nº 21, cuántos hay del primer ión
'El nº 22, cuántos hay del segundo ión
'El número 23 y 24 , la carga del primer ión (p. ej. +1)
'Los dos últimos (nº 25 y 26), la carga del segundo ión (p. ej. -2)
'Si bParent es TRUE o se omite, los iones de grupos de átomos se escriben con paréntesis (NO₃)⁻
'Si bOxidos es TRUE o se omite, indica que los óxidos se ionizan (FALSE para las reacciones redox)
Dim nLong, nPosIniPar, nPosFinPar, nIon, nNum, nPos as Integer
Dim nFact, cNewSub As Single
Dim cTexto, cTemp, cFormula, cSin, cSinLatex as String
Dim bCond as Boolean
Dim cIon(1 TO 2) as String
Dim nSubindice(1 TO 2) as Integer
Dim nParent(1 TO 2) as Integer
Dim cCarga(1 TO 2) as String
Const cEnteros as String = "1234567890"
Const cBlanco10 as String = "          "
const cMonoval = "H Li Na K Rb Cs Ag "
Const cBival as String = "Be Mg Ca Sr Ba Ra Fe Co Ni Zn Cd Hg Cu Mn Sn Pb "
Const cTetraval as String = "Ti Mn C Si Sn Pb "
Const cBineg as String = "O S Se Te "
Const cMononeg as String = "F Cl Br I H OH "
IF formula="" THEN
	Ioniza = cBlanco10 &amp; cBlanco10 &amp; "00 0 0"
	EXIT FUNCTION
ENDIF
IF ISMISSING(bOxidos) THEN
	bOxidos = TRUE
ENDIF
IF ISMISSING(bParent) THEN
	bParent = TRUE
EndIf
cSinLatex = LimpiaLatex(formula)
cFormula = TRIM(cSinLatex)
'Elimina subíndices
cFormula = DeSupSub(cFormula)
' Reordena la fórmula de un ácido orgánico
cFormula = COOHxHCOO(cFormula)
nLong = LEN(cFormula)
cTexto = CuentaAtomos(cFormula)
'Si hay error termina
If INSTR(cTexto, "Error") Then
	Ioniza = ""
	Exit Function
EndIf
cTemp = RTRIM(MID(cTexto, 1, 10))
'Si es un ion, lo devuelve
IF LargoIon(cFormula)&lt;nLong THEN
	nIon = CargaIon(cFormula)
	IF ABS(nIon)&gt;1 THEN
		cCarga(1) = LTRIM(STR(ABS(nIon)))
	ELSE
		cCarga(1) = ""
	ENDIF
	cCarga(2) = IIF(nIon&gt;0, "+", "-")
	IF LEN(cTemp)&gt;2 THEN
		nPosFinPar = INSTR(cFormula, ")")
		cSin = IonSinCarga(cFormula)
		IF bParent AND (nPosFinPar=0) THEN
			cFormula = "(" &amp; cSin &amp; ")" &amp; cCarga(1) &amp; cCarga(2)
		ELSEIF nPosFinPar&gt;0 AND NOT bParent THEN
			cFormula =  cSin &amp; cCarga(1) &amp; cCarga(2)		
		ENDIF
	ENDIF
	IF nIon&gt;0 THEN
		Ioniza = cFormula &amp; LEFT(cBlanco10, 10-nLong) &amp; cBlanco10 &amp; MID(cTexto, 11, 1) &amp; "0+"  &amp; cCarga(1) &amp; " 0"
	ELSE
		Ioniza = cBlanco10 &amp; cFormula &amp; LEFT(cBlanco10, 10-nLong) &amp; "0" &amp; MID(cTexto, 13, 1) &amp; " 0-" &amp; cCarga(1)
	ENDIF
	EXIT FUNCTION
ENDIF
nPos = INSTR(cTexto, "O ")
' Si es un elemento, no ioniza
IF LEN(cTemp)&lt;3 THEN
	Ioniza = cFormula &amp; LEFT(cBlanco10, 10-nLong) &amp; cBlanco10 &amp; MID(cTexto, 11, 1) &amp; "0 0 0"
	EXIT FUNCTION
ENDIF
' Si bOxidos es FALSE y es un óxido, no ioniza
IF (nPos&gt;0) AND (LEN(cTemp)&lt;5) AND NOT bOxidos THEN
	Ioniza = cFormula &amp; LEFT(cBlanco10, 10-nLong) &amp; cBlanco10  &amp; MID(cTexto, 11, 1)  &amp; MID(cTexto, 13, 1) &amp; " 0 0"
	EXIT FUNCTION		
ENDIF
' Ioniza el agua en ácido base?
'IF cFormula = "H2O" THEN
'	Ioniza = "H+"  &amp; LEFT(cBlanco10, 8) &amp;  "OH-"  &amp; LEFT(cBlanco10, 7) &amp; "11+1-1"
'	EXIT FUNCTION
'ENDIF
nParent(2) = 1
nPosFinPar = INSTR(cFormula, ")")
IF nPosFinPar &gt; 0 THEN
	nPosIniPar = INSTR(cFormula, "(")
	IF nPosIniPar = 0 OR nPosIniPar &gt; nPosFinPar THEN
		Ioniza = "Error ()"
	ENDIF
	IF nPosIniPar = 1 THEN
		nIon = 1
		nNum = INSTR(cEnteros, MID(cFormula, nPosFinPar+1, 1))
		IF nNum &gt; 0 THEN
			nSubindice(1) = nNum
			nNum = 1
		ENDIF	
		cIon(2) =  MID(cFormula, nPosFinPar+1+nNum, nLong)
		nSubindice(2) = 1
	ELSE
		nIon = 2
		nNum = INSTR(cEnteros, MID(cFormula, nPosIniPar-1, 1))
		nSubindice(1) = 1
		IF nNum &gt; 0 THEN
			nSubindice(1) = nNum
			nNum = 1
		ENDIF	
		cIon(1) =  MID(cFormula, 1, nPosIniPar-1-nNum)
	ENDIF
	nParent(nIon) = 1
	nSubindice(nIon) = 1
	IF nPosFinPar &lt; nLong THEN
		nNum = INSTR(cEnteros, MID(cFormula, nPosFinPar+1, 1))
		IF nNum = 0 THEN
			nNum = 1
		ENDIF	
		nSubindice(nIon) = nNum
	ENDIF
	cIon(nIon) =  MID(cFormula, nPosIniPar+1, nPosFinPar-nPosIniPar-1)
ELSE
	IF MID(cFormula, 1, 3) = "NH4" THEN
		cIon(1) = "NH4"
		nSubindice(1) = 1
		nPosIniPar = 4
		nParent(1) = 1		
	ELSE
		nPosIniPar = 1
		nPosFinPar = 1
		nNum = ASC(MID(cFormula, 2, 2))
		IF nNum &gt; 96 AND nNum &lt; 123 THEN
			nPosFinPar = 2
		ENDIF
		cIon(1) = MID(cFormula, 1, nPosFinPar) 
		nNum = INSTR(cEnteros, MID(cFormula, nPosFinPar+1, 1))
		nPosIniPar = nPosFinPar + 2
		IF nNum = 0 THEN
			nNum = 1
			nPosIniPar = nPosIniPar - 1
		ENDIF	
		nSubindice(1) = nNum
	ENDIF
	nSubindice(2) = 1
	nPosFinPar = nLong
	cTemp = MID(cFormula, nPosFinPar, 1)
	nNum = INSTR(cEnteros, cTemp)
	IF nNum &gt; 0 THEN
		IF (nPosFinPar=nPosIniPar+1) OR ((nPosFinPar=nPosIniPar+2) AND (ASC(MID(cFormula, nPosFinPar-1, 1))&gt;96)) THEN
			nSubindice(2) = nNum
			nPosFinPar = nLong-1
			nParent(2) = 0
		ENDIF
	ENDIF	
	cIon(2) = MID(cFormula, nPosIniPar, nPosFinPar-nPosIniPar+1) 
ENDIF
IF LEN(cIon(2))&lt;3 THEN
	IF ((RIGHT(cIon(2), 1) &lt;&gt; "O") AND (RIGHT(cIon(2), 1) &lt;&gt; "H") AND (LEFT(cIon(2), 1) &lt;&gt; "H")) OR (LEN(cIon(2))=1) THEN
		nParent(2) = 0
	ENDIF
ENDIF
Ioniza = ""
nFact = 1
' Multiplicar las cargas * 2 en los casos:
' Catión tetravalente, aníón bivalente y subíndices 1 y 2
' o catión y aníón bivalentes y subíndices 1 y 1
nPos = INSTR(2, cIon(2), "O", 0)
IF nPos &gt; 0 THEN
	cTemp = LEFT(cIon(2), nPos - 1)
ELSE
	cTemp = cIon(2)
ENDIF
bCond = (INSTR(cTetraval, cIon(1) &amp; " ") &gt; 0) AND (INSTR(cBineg,LEFT(cTemp &amp; " ", 2)) &gt; 0) AND (nSubindice(1) = 1) AND (nSubindice(2) = 2)
bCond = bCond OR ((INSTR(cBival, cIon(1) &amp; " ") &gt; 0) AND  (INSTR(cBineg,LEFT(cTemp &amp; " ", 2)) &gt; 0) AND (nSubindice(1) + nSubindice(2) = 2))
IF bCond THEN
	nFact = 2
ENDIF
' Dividir cargas *2 si es un peróxido
IF (cIon(2)="O") AND (INSTR(cMonoval, cIon(1) &amp; " ")&gt;0) AND (nSubindice(1) + nSubindice(2) &gt; 3) THEN
	nFact = 0.5
ENDIF
FOR nNum = 1 TO 2
	cTemp = cIon(nNum)
	cTemp = REPLACE(cTemp, "(", "")
	cTemp = REPLACE(cTemp, ")", "")
	IF bParent AND (nParent(nNum) = 1) THEN
		cTemp = "("&amp; cTemp &amp;")"
	ENDIF
	nNewSub = nFact*nSubindice(3-nNum)
	IF nNewSub&gt;1 THEN
		cTemp = cTemp &amp;  LTRIM(STR(nNewSub))
	ENDIF
	IF nNum = 1 THEN
		cCarga(nNum) = "+"
	ELSE
		cCarga(nNum) = "-"
	ENDIF
	cTemp = cTemp &amp; cCarga(nNum)
	cCarga(nNum) = cCarga(nNum) &amp; LTRIM(STR(nNewSub))
	Ioniza = Ioniza &amp; LEFT(cTemp &amp; cBlanco10, 10)	
NEXT
Ioniza = Ioniza &amp; LTRIM(STR(nSubindice(1))) &amp; LTRIM(STR(nSubindice(2))) &amp; cCarga(1) &amp; cCarga(2)
End Function


Function MasaAtomica(Simbolo as String) as Double
Dim cSimbol() as String
Dim nMasa() as Double
Dim nCont, nFin, nLong, nAsc as Integer
Dim cTemp as String
Dim bBusca as Boolean
IF Simbolo = "" THEN
	MasaAtomica = 0
	EXIT FUNCTION
ENDIF
nAsc = ASC(LEFT(Simbolo, 1))
IF nAsc&lt;65 OR nAsc&gt;90 THEN 
	MasaAtomica = 0
	EXIT FUNCTION
ENDIF
cSimbol = Array("O","H","C","N","Na","Cl","K","Mg","S","Ca","P","Zn","I","Cu","Fe","Cr","Ag","Br","Al","Mn","Ni","Co","Ba","Pb","Hg","Sn","F","As","Rb","Sr","Se","Si","Cd","Cs","Au","Li","Be","B","Ti","Te","Sb","W","Pt","Ir","Bi","Ga","Ge","In","La","Os","Tl","He","Ne","Ar","Sc","V","Kr","Y","Zr","Nb","Mo","Tc","Ru","Rh","Pd","Xe","Ce","Pr","Nd","Pm ","Sm","Eu","Gd","Tb","Dy","Ho","Er","Tm","Yb","Lu","Hf","Ta","Re","Po","At","Rn","Fr","Ra","Ac","Pa","Th","Np","U","Am","Pu","Bk","Cm","Cf","Es","Fm","Md","No","Lr","Rf","Bh","Db","Sg","Hs","Mt")
nMasa = Array(15.999,1.008,12.011,14.007,22.99,35.453,39.098,24.305,32.066,40.078,30.974,65.39,126.9,63.546,55.847,51.996,107.87,79.904,26.982,54.938,58.69,58.933,137.33,207.2,200.59,118.71,18.998,74.923,85.47,87.62,78.96,28.086,112.41,132.91,196.97,6.941,9.012,10.81,47.88,127.6,121.75,183.85,195.08,192.2,208.98,69.723,72.61,114.82,138.91,190.2,204.38,4.003,20.18,39.948,44.956,50.942,83.8,88.906,91.224,92.906,95.94,98.91,101.07,102.91,106.42,131.29,140.12,140.91,144.24,145,150.36,151.97,157.25,158.92,162.5,164.93,167.26,168.93,173.04,174.97,178.49,180.95,186.2,209,210,222,223,226.02,227,231.04,232.04,237.05,238.03,243,244,247,247,251,254,257,258,259,260,261,262,262,263,265,266)
MasaAtomica = 0
nLong = LEN(Simbolo)
IF nLong&gt;2 THEN
	Simbolo = LEFT(Simbolo,2)
ENDIF
nLong = LEN(Simbolo)
IF nLong=2 THEN
	nAsc = ASC(RIGHT(Simbolo, 1))
	IF (nAsc&lt;97) OR (nAsc&gt;122) THEN 
		Simbolo = LEFT(Simbolo,1)
	ENDIF
ENDIF
nLong = LEN(Simbolo)
nFin = UBOUND(cSimbol)
bBusca = TRUE
nCont = 0
DO WHILE bBusca AND nCont&lt;nFin
	IF Simbolo=cSimbol(nCont) THEN
		MasaAtomica = nMasa(nCont)
		bBusca = FALSE
	ENDIF
	nCont = nCont+1
LOOP

End Function


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Function Superind(Texto as String) as String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Function aFraccion(Num as Single) as String
'  Devuelve un carácter de fracción para un número 
Dim NProd as Single
 
aFraccion = cStr(Num)
nProd = INT(Num*60 +0.5)
SELECT CASE nProd
	CASE 12
		aFraccion = "⅕"
	CASE 15
		aFraccion = "¼"
	CASE 20
		aFraccion = "⅓"
	CASE 30
		aFraccion = "½"
	CASE 40
		aFraccion = "⅔"
	CASE 45
		aFraccion = "¾"
END SELECT
End Function


Function COOHxHCOO(formula as String) as String
' Reordena la fórmula de un ácido orgánico
' Busca  la cadena COOH o CO2H
' Si la encuentra devuelve una fórmua con el hidrógeno al prinipio para que la función IONZA funcione

Dim nPos as Integer
Dim cInic, cFin, cGrup as String
Dim lAcOrg as Boolean

lAcOrg = FALSE
COOHxHCOO = formula
cGrup = "COO"
nPos = INSTR(formula, "COOH")
cInic = ""
IF nPos &gt; 0 THEN
	lAcOrg = TRUE
	cInic = left(formula, nPos + 2)
	cFin = MID(formula, nPos + 4, 20)
ELSE
	cGrup = "CO2"
	nPos = INSTR(DeSupSub(formula), "CO2H")
	IF nPos &gt; 0 THEN
		lAcOrg = TRUE
		cInic = left(formula, nPos + 2)
		cFin = MID(formula, nPos + 4, 20)
	Endif	
ENDIF
If lAcOrg Then
	COOHxHCOO = "H" &amp; cInic &amp; cFin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element library:name="Quimica"/>
  <library:element library:name="FormulQui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